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value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table:number-columns-spanned="4" table:number-rows-spanned="1">
            <text:p>basis</text:p>
          </table:table-cell>
          <table:covered-table-cell table:number-columns-repeated="3" table:style-name="ce2"/>
          <table:table-cell table:style-name="ce2" table:number-columns-repeated="1020"/>
        </table:table-row>
        <table:table-row table:style-name="ro1">
          <table:table-cell table:style-name="ce2" office:value-type="string">
            <text:p>one</text:p>
          </table:table-cell>
          <table:table-cell table:style-name="ce2" office:value-type="string">
            <text:p>two</text:p>
          </table:table-cell>
          <table:table-cell table:style-name="ce2" office:value-type="string">
            <text:p>three</text:p>
          </table:table-cell>
          <table:table-cell table:style-name="ce2" office:value-type="string">
            <text:p>four</text:p>
          </table:table-cell>
          <table:table-cell table:style-name="ce2"/>
          <table:table-cell table:style-name="ce2" office:value-type="string">
            <text:p>merge</text:p>
          </table:table-cell>
          <table:table-cell table:style-name="ce2" table:number-columns-repeated="1018"/>
        </table:table-row>
        <table:table-row table:style-name="ro1">
          <table:table-cell office:value-type="float" office:value="0.0998334166468282">
            <text:p>0.0998334166</text:p>
          </table:table-cell>
          <table:table-cell office:value-type="float" office:value="0.0995004165278026">
            <text:p>0.0995004165</text:p>
          </table:table-cell>
          <table:table-cell office:value-type="float" office:value="0.001">
            <text:p>0.001</text:p>
          </table:table-cell>
          <table:table-cell office:value-type="float" office:value="0.838761234168087">
            <text:p>0.8387612342</text:p>
          </table:table-cell>
          <table:table-cell/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office:value-type="float" office:value="0.198669330795061">
            <text:p>0.1986693308</text:p>
          </table:table-cell>
          <table:table-cell office:value-type="float" office:value="0.196013315568248">
            <text:p>0.1960133156</text:p>
          </table:table-cell>
          <table:table-cell office:value-type="float" office:value="0.002">
            <text:p>0.002</text:p>
          </table:table-cell>
          <table:table-cell office:value-type="float" office:value="0.830534454009995">
            <text:p>0.830534454</text:p>
          </table:table-cell>
          <table:table-cell/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office:value-type="float" office:value="0.29552020666134">
            <text:p>0.2955202067</text:p>
          </table:table-cell>
          <table:table-cell office:value-type="float" office:value="0.286600946737682">
            <text:p>0.2866009467</text:p>
          </table:table-cell>
          <table:table-cell office:value-type="float" office:value="0.003">
            <text:p>0.003</text:p>
          </table:table-cell>
          <table:table-cell office:value-type="float" office:value="0.816508053294358">
            <text:p>0.8165080533</text:p>
          </table:table-cell>
          <table:table-cell/>
          <table:table-cell office:value-type="float" office:value="0.3">
            <text:p>0.3</text:p>
          </table:table-cell>
          <table:table-cell table:number-columns-repeated="1018"/>
        </table:table-row>
        <table:table-row table:style-name="ro1">
          <table:table-cell office:value-type="float" office:value="0.38941834230865">
            <text:p>0.3894183423</text:p>
          </table:table-cell>
          <table:table-cell office:value-type="float" office:value="0.368424397601154">
            <text:p>0.3684243976</text:p>
          </table:table-cell>
          <table:table-cell office:value-type="float" office:value="0.004">
            <text:p>0.004</text:p>
          </table:table-cell>
          <table:table-cell office:value-type="float" office:value="0.796243943661175">
            <text:p>0.7962439437</text:p>
          </table:table-cell>
          <table:table-cell/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office:value-type="float" office:value="0.479425538604203">
            <text:p>0.4794255386</text:p>
          </table:table-cell>
          <table:table-cell office:value-type="float" office:value="0.438791280945186">
            <text:p>0.4387912809</text:p>
          </table:table-cell>
          <table:table-cell office:value-type="float" office:value="0.005">
            <text:p>0.005</text:p>
          </table:table-cell>
          <table:table-cell office:value-type="float" office:value="0.769196354841008">
            <text:p>0.7691963548</text:p>
          </table:table-cell>
          <table:table-cell/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office:value-type="float" office:value="0.564642473395035">
            <text:p>0.5646424734</text:p>
          </table:table-cell>
          <table:table-cell office:value-type="float" office:value="0.495201368945807">
            <text:p>0.4952013689</text:p>
          </table:table-cell>
          <table:table-cell office:value-type="float" office:value="0.006">
            <text:p>0.006</text:p>
          </table:table-cell>
          <table:table-cell office:value-type="float" office:value="0.734775474708269">
            <text:p>0.7347754747</text:p>
          </table:table-cell>
          <table:table-cell/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office:value-type="float" office:value="0.644217687237691">
            <text:p>0.6442176872</text:p>
          </table:table-cell>
          <table:table-cell office:value-type="float" office:value="0.535389531099142">
            <text:p>0.5353895311</text:p>
          </table:table-cell>
          <table:table-cell office:value-type="float" office:value="0.007">
            <text:p>0.007</text:p>
          </table:table-cell>
          <table:table-cell office:value-type="float" office:value="0.692423146631359">
            <text:p>0.6924231466</text:p>
          </table:table-cell>
          <table:table-cell/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office:value-type="float" office:value="0.717356090899523">
            <text:p>0.7173560909</text:p>
          </table:table-cell>
          <table:table-cell office:value-type="float" office:value="0.557365367477732">
            <text:p>0.5573653675</text:p>
          </table:table-cell>
          <table:table-cell office:value-type="float" office:value="0.008">
            <text:p>0.008</text:p>
          </table:table-cell>
          <table:table-cell office:value-type="float" office:value="0.641695350651424">
            <text:p>0.6416953507</text:p>
          </table:table-cell>
          <table:table-cell/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office:value-type="float" office:value="0.783326909627483">
            <text:p>0.7833269096</text:p>
          </table:table-cell>
          <table:table-cell office:value-type="float" office:value="0.559448971443598">
            <text:p>0.5594489714</text:p>
          </table:table-cell>
          <table:table-cell office:value-type="float" office:value="0.009">
            <text:p>0.009</text:p>
          </table:table-cell>
          <table:table-cell office:value-type="float" office:value="0.582344725441876">
            <text:p>0.5823447254</text:p>
          </table:table-cell>
          <table:table-cell/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office:value-type="float" office:value="0.841470984807896">
            <text:p>0.8414709848</text:p>
          </table:table-cell>
          <table:table-cell office:value-type="float" office:value="0.54030230586814">
            <text:p>0.5403023059</text:p>
          </table:table-cell>
          <table:table-cell office:value-type="float" office:value="0.01">
            <text:p>0.01</text:p>
          </table:table-cell>
          <table:table-cell office:value-type="float" office:value="0.514395258523549">
            <text:p>0.5143952585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0.891207360061435">
            <text:p>0.8912073601</text:p>
          </table:table-cell>
          <table:table-cell office:value-type="float" office:value="0.498955733568135">
            <text:p>0.4989557336</text:p>
          </table:table-cell>
          <table:table-cell office:value-type="float" office:value="0.011">
            <text:p>0.011</text:p>
          </table:table-cell>
          <table:table-cell office:value-type="float" office:value="0.438200831745799">
            <text:p>0.4382008317</text:p>
          </table:table-cell>
          <table:table-cell/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office:value-type="float" office:value="0.932039085967226">
            <text:p>0.932039086</text:p>
          </table:table-cell>
          <table:table-cell office:value-type="float" office:value="0.434829305372008">
            <text:p>0.4348293054</text:p>
          </table:table-cell>
          <table:table-cell office:value-type="float" office:value="0.012">
            <text:p>0.012</text:p>
          </table:table-cell>
          <table:table-cell office:value-type="float" office:value="0.354479867009526">
            <text:p>0.354479867</text:p>
          </table:table-cell>
          <table:table-cell/>
          <table:table-cell office:value-type="float" office:value="1.2">
            <text:p>1.2</text:p>
          </table:table-cell>
          <table:table-cell table:number-columns-repeated="1018"/>
        </table:table-row>
        <table:table-row table:style-name="ro1">
          <table:table-cell office:value-type="float" office:value="0.963558185417193">
            <text:p>0.9635581854</text:p>
          </table:table-cell>
          <table:table-cell office:value-type="float" office:value="0.347748477211963">
            <text:p>0.3477484772</text:p>
          </table:table-cell>
          <table:table-cell office:value-type="float" office:value="0.013">
            <text:p>0.013</text:p>
          </table:table-cell>
          <table:table-cell office:value-type="float" office:value="0.264320048707139">
            <text:p>0.2643200487</text:p>
          </table:table-cell>
          <table:table-cell/>
          <table:table-cell office:value-type="float" office:value="1.3">
            <text:p>1.3</text:p>
          </table:table-cell>
          <table:table-cell table:number-columns-repeated="1018"/>
        </table:table-row>
        <table:table-row table:style-name="ro1">
          <table:table-cell office:value-type="float" office:value="0.98544972998846">
            <text:p>0.98544973</text:p>
          </table:table-cell>
          <table:table-cell office:value-type="float" office:value="0.237954000060337">
            <text:p>0.2379540001</text:p>
          </table:table-cell>
          <table:table-cell office:value-type="float" office:value="0.014">
            <text:p>0.014</text:p>
          </table:table-cell>
          <table:table-cell office:value-type="float" office:value="0.169149965518671">
            <text:p>0.1691499655</text:p>
          </table:table-cell>
          <table:table-cell/>
          <table:table-cell office:value-type="float" office:value="1.4">
            <text:p>1.4</text:p>
          </table:table-cell>
          <table:table-cell table:number-columns-repeated="1018"/>
        </table:table-row>
        <table:table-row table:style-name="ro1">
          <table:table-cell office:value-type="float" office:value="0.997494986604055">
            <text:p>0.9974949866</text:p>
          </table:table-cell>
          <table:table-cell office:value-type="float" office:value="0.106105802501554">
            <text:p>0.1061058025</text:p>
          </table:table-cell>
          <table:table-cell office:value-type="float" office:value="0.015">
            <text:p>0.015</text:p>
          </table:table-cell>
          <table:table-cell office:value-type="float" office:value="0.0706782245261381">
            <text:p>0.0706782245</text:p>
          </table:table-cell>
          <table:table-cell/>
          <table:table-cell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office:value-type="float" office:value="0.999573603041505">
            <text:p>0.999573603</text:p>
          </table:table-cell>
          <table:table-cell office:value-type="float" office:value="-0.0467192356820621">
            <text:p>-0.0467192357</text:p>
          </table:table-cell>
          <table:table-cell office:value-type="float" office:value="0.016">
            <text:p>0.016</text:p>
          </table:table-cell>
          <table:table-cell office:value-type="float" office:value="-0.0291953731671554">
            <text:p>-0.0291953732</text:p>
          </table:table-cell>
          <table:table-cell/>
          <table:table-cell office:value-type="float" office:value="1.6">
            <text:p>1.6</text:p>
          </table:table-cell>
          <table:table-cell table:number-columns-repeated="1018"/>
        </table:table-row>
        <table:table-row table:style-name="ro1">
          <table:table-cell office:value-type="float" office:value="0.991664810452468">
            <text:p>0.9916648105</text:p>
          </table:table-cell>
          <table:table-cell office:value-type="float" office:value="-0.219035640302392">
            <text:p>-0.2190356403</text:p>
          </table:table-cell>
          <table:table-cell office:value-type="float" office:value="0.017">
            <text:p>0.017</text:p>
          </table:table-cell>
          <table:table-cell office:value-type="float" office:value="-0.128488300906816">
            <text:p>-0.1284883009</text:p>
          </table:table-cell>
          <table:table-cell/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>
          <table:table-cell office:value-type="float" office:value="0.973847630878195">
            <text:p>0.9738476309</text:p>
          </table:table-cell>
          <table:table-cell office:value-type="float" office:value="-0.408963770447557">
            <text:p>-0.4089637704</text:p>
          </table:table-cell>
          <table:table-cell office:value-type="float" office:value="0.018">
            <text:p>0.018</text:p>
          </table:table-cell>
          <table:table-cell office:value-type="float" office:value="-0.225252408381081">
            <text:p>-0.2252524084</text:p>
          </table:table-cell>
          <table:table-cell/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>
          <table:table-cell office:value-type="float" office:value="0.946300087687414">
            <text:p>0.9463000877</text:p>
          </table:table-cell>
          <table:table-cell office:value-type="float" office:value="-0.614250177040657">
            <text:p>-0.614250177</text:p>
          </table:table-cell>
          <table:table-cell office:value-type="float" office:value="0.019">
            <text:p>0.019</text:p>
          </table:table-cell>
          <table:table-cell office:value-type="float" office:value="-0.317687426361232">
            <text:p>-0.3176874264</text:p>
          </table:table-cell>
          <table:table-cell/>
          <table:table-cell office:value-type="float" office:value="1.9">
            <text:p>1.9</text:p>
          </table:table-cell>
          <table:table-cell table:number-columns-repeated="1018"/>
        </table:table-row>
        <table:table-row table:style-name="ro1">
          <table:table-cell office:value-type="float" office:value="0.909297426825682">
            <text:p>0.9092974268</text:p>
          </table:table-cell>
          <table:table-cell office:value-type="float" office:value="-0.832293673094285">
            <text:p>-0.8322936731</text:p>
          </table:table-cell>
          <table:table-cell office:value-type="float" office:value="0.02">
            <text:p>0.02</text:p>
          </table:table-cell>
          <table:table-cell office:value-type="float" office:value="-0.404239153852266">
            <text:p>-0.4042391539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0.863209366648874">
            <text:p>0.8632093666</text:p>
          </table:table-cell>
          <table:table-cell office:value-type="float" office:value="-1.0601768196597">
            <text:p>-1.0601768197</text:p>
          </table:table-cell>
          <table:table-cell office:value-type="float" office:value="0.021">
            <text:p>0.021</text:p>
          </table:table-cell>
          <table:table-cell office:value-type="float" office:value="-0.483672749269358">
            <text:p>-0.4836727493</text:p>
          </table:table-cell>
          <table:table-cell/>
          <table:table-cell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office:value-type="float" office:value="0.80849640381959">
            <text:p>0.8084964038</text:p>
          </table:table-cell>
          <table:table-cell office:value-type="float" office:value="-1.29470245796176">
            <text:p>-1.294702458</text:p>
          </table:table-cell>
          <table:table-cell office:value-type="float" office:value="0.022">
            <text:p>0.022</text:p>
          </table:table-cell>
          <table:table-cell office:value-type="float" office:value="-0.555114915759425">
            <text:p>-0.5551149158</text:p>
          </table:table-cell>
          <table:table-cell/>
          <table:table-cell office:value-type="float" office:value="2.2">
            <text:p>2.2</text:p>
          </table:table-cell>
          <table:table-cell table:number-columns-repeated="1018"/>
        </table:table-row>
        <table:table-row table:style-name="ro1">
          <table:table-cell office:value-type="float" office:value="0.74570521217672">
            <text:p>0.7457052122</text:p>
          </table:table-cell>
          <table:table-cell office:value-type="float" office:value="-1.5324348489436">
            <text:p>-1.5324348489</text:p>
          </table:table-cell>
          <table:table-cell office:value-type="float" office:value="0.023">
            <text:p>0.023</text:p>
          </table:table-cell>
          <table:table-cell office:value-type="float" office:value="-0.618062752661749">
            <text:p>-0.6180627527</text:p>
          </table:table-cell>
          <table:table-cell/>
          <table:table-cell office:value-type="float" office:value="2.3">
            <text:p>2.3</text:p>
          </table:table-cell>
          <table:table-cell table:number-columns-repeated="1018"/>
        </table:table-row>
        <table:table-row table:style-name="ro1">
          <table:table-cell office:value-type="float" office:value="0.675463180551151">
            <text:p>0.6754631806</text:p>
          </table:table-cell>
          <table:table-cell office:value-type="float" office:value="-1.76974491729899">
            <text:p>-1.7697449173</text:p>
          </table:table-cell>
          <table:table-cell office:value-type="float" office:value="0.024">
            <text:p>0.024</text:p>
          </table:table-cell>
          <table:table-cell office:value-type="float" office:value="-0.672360964556443">
            <text:p>-0.6723609646</text:p>
          </table:table-cell>
          <table:table-cell/>
          <table:table-cell office:value-type="float" office:value="2.4">
            <text:p>2.4</text:p>
          </table:table-cell>
          <table:table-cell table:number-columns-repeated="1018"/>
        </table:table-row>
        <table:table-row table:style-name="ro1">
          <table:table-cell office:value-type="float" office:value="0.598472144103956">
            <text:p>0.5984721441</text:p>
          </table:table-cell>
          <table:table-cell office:value-type="float" office:value="-2.00285903886734">
            <text:p>-2.0028590389</text:p>
          </table:table-cell>
          <table:table-cell office:value-type="float" office:value="0.025">
            <text:p>0.025</text:p>
          </table:table-cell>
          <table:table-cell office:value-type="float" office:value="-0.718152386250941">
            <text:p>-0.7181523863</text:p>
          </table:table-cell>
          <table:table-cell/>
          <table:table-cell office:value-type="float" office:value="2.5">
            <text:p>2.5</text:p>
          </table:table-cell>
          <table:table-cell table:number-columns-repeated="1018"/>
        </table:table-row>
        <table:table-row table:style-name="ro1">
          <table:table-cell office:value-type="float" office:value="0.515501371821464">
            <text:p>0.5155013718</text:p>
          </table:table-cell>
          <table:table-cell office:value-type="float" office:value="-2.22791075875926">
            <text:p>-2.2279107588</text:p>
          </table:table-cell>
          <table:table-cell office:value-type="float" office:value="0.026">
            <text:p>0.026</text:p>
          </table:table-cell>
          <table:table-cell office:value-type="float" office:value="-0.755809004394995">
            <text:p>-0.7558090044</text:p>
          </table:table-cell>
          <table:table-cell/>
          <table:table-cell office:value-type="float" office:value="2.6">
            <text:p>2.6</text:p>
          </table:table-cell>
          <table:table-cell table:number-columns-repeated="1018"/>
        </table:table-row>
        <table:table-row table:style-name="ro1">
          <table:table-cell office:value-type="float" office:value="0.42737988023383">
            <text:p>0.4273798802</text:p>
          </table:table-cell>
          <table:table-cell office:value-type="float" office:value="-2.44099478344607">
            <text:p>-2.4409947834</text:p>
          </table:table-cell>
          <table:table-cell office:value-type="float" office:value="0.027">
            <text:p>0.027</text:p>
          </table:table-cell>
          <table:table-cell office:value-type="float" office:value="-0.785851692013903">
            <text:p>-0.785851692</text:p>
          </table:table-cell>
          <table:table-cell/>
          <table:table-cell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office:value-type="float" office:value="0.334988150155905">
            <text:p>0.3349881502</text:p>
          </table:table-cell>
          <table:table-cell office:value-type="float" office:value="-2.63822255387224">
            <text:p>-2.6382225539</text:p>
          </table:table-cell>
          <table:table-cell office:value-type="float" office:value="0.028">
            <text:p>0.028</text:p>
          </table:table-cell>
          <table:table-cell office:value-type="float" office:value="-0.808866815057776">
            <text:p>-0.8088668151</text:p>
          </table:table-cell>
          <table:table-cell/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office:value-type="float" office:value="0.239249329213982">
            <text:p>0.2392493292</text:p>
          </table:table-cell>
          <table:table-cell office:value-type="float" office:value="-2.81577867893381">
            <text:p>-2.8157786789</text:p>
          </table:table-cell>
          <table:table-cell office:value-type="float" office:value="0.029">
            <text:p>0.029</text:p>
          </table:table-cell>
          <table:table-cell office:value-type="float" office:value="-0.825426984909712">
            <text:p>-0.8254269849</text:p>
          </table:table-cell>
          <table:table-cell/>
          <table:table-cell office:value-type="float" office:value="2.9">
            <text:p>2.9</text:p>
          </table:table-cell>
          <table:table-cell table:number-columns-repeated="1018"/>
        </table:table-row>
        <table:table-row table:style-name="ro1">
          <table:table-cell office:value-type="float" office:value="0.141120008059867">
            <text:p>0.1411200081</text:p>
          </table:table-cell>
          <table:table-cell office:value-type="float" office:value="-2.96997748980134">
            <text:p>-2.9699774898</text:p>
          </table:table-cell>
          <table:table-cell office:value-type="float" office:value="0.03">
            <text:p>0.03</text:p>
          </table:table-cell>
          <table:table-cell office:value-type="float" office:value="-0.836021861537731">
            <text:p>-0.8360218615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0.0415806624332905">
            <text:p>0.0415806624</text:p>
          </table:table-cell>
          <table:table-cell office:value-type="float" office:value="-3.09731896584717">
            <text:p>-3.0973189658</text:p>
          </table:table-cell>
          <table:table-cell office:value-type="float" office:value="0.031">
            <text:p>0.031</text:p>
          </table:table-cell>
          <table:table-cell office:value-type="float" office:value="-0.841003389869148">
            <text:p>-0.8410033899</text:p>
          </table:table-cell>
          <table:table-cell/>
          <table:table-cell office:value-type="float" office:value="3.1">
            <text:p>3.1</text:p>
          </table:table-cell>
          <table:table-cell table:number-columns-repeated="1018"/>
        </table:table-row>
        <table:table-row table:style-name="ro1">
          <table:table-cell office:value-type="float" office:value="-0.0583741434275801">
            <text:p>-0.0583741434</text:p>
          </table:table-cell>
          <table:table-cell office:value-type="float" office:value="-3.19454328254321">
            <text:p>-3.1945432825</text:p>
          </table:table-cell>
          <table:table-cell office:value-type="float" office:value="0.032">
            <text:p>0.032</text:p>
          </table:table-cell>
          <table:table-cell office:value-type="float" office:value="-0.8405484252743">
            <text:p>-0.8405484253</text:p>
          </table:table-cell>
          <table:table-cell/>
          <table:table-cell office:value-type="float" office:value="3.2">
            <text:p>3.2</text:p>
          </table:table-cell>
          <table:table-cell table:number-columns-repeated="1018"/>
        </table:table-row>
        <table:table-row table:style-name="ro1">
          <table:table-cell office:value-type="float" office:value="-0.157745694143249">
            <text:p>-0.1577456941</text:p>
          </table:table-cell>
          <table:table-cell office:value-type="float" office:value="-3.25868324069925">
            <text:p>-3.2586832407</text:p>
          </table:table-cell>
          <table:table-cell office:value-type="float" office:value="0.033">
            <text:p>0.033</text:p>
          </table:table-cell>
          <table:table-cell office:value-type="float" office:value="-0.834640500333974">
            <text:p>-0.8346405003</text:p>
          </table:table-cell>
          <table:table-cell/>
          <table:table-cell office:value-type="float" office:value="3.3">
            <text:p>3.3</text:p>
          </table:table-cell>
          <table:table-cell table:number-columns-repeated="1018"/>
        </table:table-row>
        <table:table-row table:style-name="ro1">
          <table:table-cell office:value-type="float" office:value="-0.255541102026832">
            <text:p>-0.255541102</text:p>
          </table:table-cell>
          <table:table-cell office:value-type="float" office:value="-3.28711385477017">
            <text:p>-3.2871138548</text:p>
          </table:table-cell>
          <table:table-cell office:value-type="float" office:value="0.034">
            <text:p>0.034</text:p>
          </table:table-cell>
          <table:table-cell office:value-type="float" office:value="-0.823071508013759">
            <text:p>-0.823071508</text:p>
          </table:table-cell>
          <table:table-cell/>
          <table:table-cell office:value-type="float" office:value="3.4">
            <text:p>3.4</text:p>
          </table:table-cell>
          <table:table-cell table:number-columns-repeated="1018"/>
        </table:table-row>
        <table:table-row table:style-name="ro1">
          <table:table-cell office:value-type="float" office:value="-0.35078322768962">
            <text:p>-0.3507832277</text:p>
          </table:table-cell>
          <table:table-cell office:value-type="float" office:value="-3.27759840551779">
            <text:p>-3.2775984055</text:p>
          </table:table-cell>
          <table:table-cell office:value-type="float" office:value="0.035">
            <text:p>0.035</text:p>
          </table:table-cell>
          <table:table-cell office:value-type="float" office:value="-0.80546323190632">
            <text:p>-0.8054632319</text:p>
          </table:table-cell>
          <table:table-cell/>
          <table:table-cell office:value-type="float" office:value="3.5">
            <text:p>3.5</text:p>
          </table:table-cell>
          <table:table-cell table:number-columns-repeated="1018"/>
        </table:table-row>
        <table:table-row table:style-name="ro1">
          <table:table-cell office:value-type="float" office:value="-0.442520443294852">
            <text:p>-0.4425204433</text:p>
          </table:table-cell>
          <table:table-cell office:value-type="float" office:value="-3.22833029880293">
            <text:p>-3.2283302988</text:p>
          </table:table-cell>
          <table:table-cell office:value-type="float" office:value="0.036">
            <text:p>0.036</text:p>
          </table:table-cell>
          <table:table-cell office:value-type="float" office:value="-0.781307796893724">
            <text:p>-0.7813077969</text:p>
          </table:table-cell>
          <table:table-cell/>
          <table:table-cell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office:value-type="float" office:value="-0.529836140908493">
            <text:p>-0.5298361409</text:p>
          </table:table-cell>
          <table:table-cell office:value-type="float" office:value="-3.13797011732851">
            <text:p>-3.1379701173</text:p>
          </table:table-cell>
          <table:table-cell office:value-type="float" office:value="0.037">
            <text:p>0.037</text:p>
          </table:table-cell>
          <table:table-cell office:value-type="float" office:value="-0.75002510283042">
            <text:p>-0.7500251028</text:p>
          </table:table-cell>
          <table:table-cell/>
          <table:table-cell office:value-type="float" office:value="3.7">
            <text:p>3.7</text:p>
          </table:table-cell>
          <table:table-cell table:number-columns-repeated="1018"/>
        </table:table-row>
        <table:table-row table:style-name="ro1">
          <table:table-cell office:value-type="float" office:value="-0.611857890942719">
            <text:p>-0.6118578909</text:p>
          </table:table-cell>
          <table:table-cell office:value-type="float" office:value="-3.00567730527478">
            <text:p>-3.0056773053</text:p>
          </table:table-cell>
          <table:table-cell office:value-type="float" office:value="0.038">
            <text:p>0.038</text:p>
          </table:table-cell>
          <table:table-cell office:value-type="float" office:value="-0.711034059198221">
            <text:p>-0.7110340592</text:p>
          </table:table-cell>
          <table:table-cell/>
          <table:table-cell office:value-type="float" office:value="3.8">
            <text:p>3.8</text:p>
          </table:table-cell>
          <table:table-cell table:number-columns-repeated="1018"/>
        </table:table-row>
        <table:table-row table:style-name="ro1">
          <table:table-cell office:value-type="float" office:value="-0.687766159183974">
            <text:p>-0.6877661592</text:p>
          </table:table-cell>
          <table:table-cell office:value-type="float" office:value="-2.83113598638055">
            <text:p>-2.8311359864</text:p>
          </table:table-cell>
          <table:table-cell office:value-type="float" office:value="0.039">
            <text:p>0.039</text:p>
          </table:table-cell>
          <table:table-cell office:value-type="float" office:value="-0.663832983521461">
            <text:p>-0.6638329835</text:p>
          </table:table-cell>
          <table:table-cell/>
          <table:table-cell office:value-type="float" office:value="3.9">
            <text:p>3.9</text:p>
          </table:table-cell>
          <table:table-cell table:number-columns-repeated="1018"/>
        </table:table-row>
        <table:table-row table:style-name="ro1">
          <table:table-cell office:value-type="float" office:value="-0.756802495307928">
            <text:p>-0.7568024953</text:p>
          </table:table-cell>
          <table:table-cell office:value-type="float" office:value="-2.61457448345445">
            <text:p>-2.6145744835</text:p>
          </table:table-cell>
          <table:table-cell office:value-type="float" office:value="0.04">
            <text:p>0.04</text:p>
          </table:table-cell>
          <table:table-cell office:value-type="float" office:value="-0.608083009640766">
            <text:p>-0.6080830096</text:p>
          </table:table-cell>
          <table:table-cell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-0.81827711106441">
            <text:p>-0.8182771111</text:p>
          </table:table-cell>
          <table:table-cell office:value-type="float" office:value="-2.3567781807864">
            <text:p>-2.3567781808</text:p>
          </table:table-cell>
          <table:table-cell office:value-type="float" office:value="0.041">
            <text:p>0.041</text:p>
          </table:table-cell>
          <table:table-cell office:value-type="float" office:value="-0.543687039542279">
            <text:p>-0.5436870395</text:p>
          </table:table-cell>
          <table:table-cell/>
          <table:table-cell office:value-type="float" office:value="4.1">
            <text:p>4.1</text:p>
          </table:table-cell>
          <table:table-cell table:number-columns-repeated="1018"/>
        </table:table-row>
        <table:table-row table:style-name="ro1">
          <table:table-cell office:value-type="float" office:value="-0.871575772413588">
            <text:p>-0.8715757724</text:p>
          </table:table-cell>
          <table:table-cell office:value-type="float" office:value="-2.05909544963094">
            <text:p>-2.0590954496</text:p>
          </table:table-cell>
          <table:table-cell office:value-type="float" office:value="0.042">
            <text:p>0.042</text:p>
          </table:table-cell>
          <table:table-cell office:value-type="float" office:value="-0.470856003399859">
            <text:p>-0.4708560034</text:p>
          </table:table-cell>
          <table:table-cell/>
          <table:table-cell office:value-type="float" office:value="4.2">
            <text:p>4.2</text:p>
          </table:table-cell>
          <table:table-cell table:number-columns-repeated="1018"/>
        </table:table-row>
        <table:table-row table:style-name="ro1">
          <table:table-cell office:value-type="float" office:value="-0.916165936749455">
            <text:p>-0.9161659367</text:p>
          </table:table-cell>
          <table:table-cell office:value-type="float" office:value="-1.72343643994389">
            <text:p>-1.7234364399</text:p>
          </table:table-cell>
          <table:table-cell office:value-type="float" office:value="0.043">
            <text:p>0.043</text:p>
          </table:table-cell>
          <table:table-cell office:value-type="float" office:value="-0.390154304104588">
            <text:p>-0.3901543041</text:p>
          </table:table-cell>
          <table:table-cell/>
          <table:table-cell office:value-type="float" office:value="4.3">
            <text:p>4.3</text:p>
          </table:table-cell>
          <table:table-cell table:number-columns-repeated="1018"/>
        </table:table-row>
        <table:table-row table:style-name="ro1">
          <table:table-cell office:value-type="float" office:value="-0.951602073889516">
            <text:p>-0.9516020739</text:p>
          </table:table-cell>
          <table:table-cell office:value-type="float" office:value="-1.35226462790505">
            <text:p>-1.3522646279</text:p>
          </table:table-cell>
          <table:table-cell office:value-type="float" office:value="0.044">
            <text:p>0.044</text:p>
          </table:table-cell>
          <table:table-cell office:value-type="float" office:value="-0.302517556970802">
            <text:p>-0.302517557</text:p>
          </table:table-cell>
          <table:table-cell/>
          <table:table-cell office:value-type="float" office:value="4.4">
            <text:p>4.4</text:p>
          </table:table-cell>
          <table:table-cell table:number-columns-repeated="1018"/>
        </table:table-row>
        <table:table-row table:style-name="ro1">
          <table:table-cell office:value-type="float" office:value="-0.977530117665097">
            <text:p>-0.9775301177</text:p>
          </table:table-cell>
          <table:table-cell office:value-type="float" office:value="-0.948581097438509">
            <text:p>-0.9485810974</text:p>
          </table:table-cell>
          <table:table-cell office:value-type="float" office:value="0.045">
            <text:p>0.045</text:p>
          </table:table-cell>
          <table:table-cell office:value-type="float" office:value="-0.209238150200688">
            <text:p>-0.2092381502</text:p>
          </table:table-cell>
          <table:table-cell/>
          <table:table-cell office:value-type="float" office:value="4.5">
            <text:p>4.5</text:p>
          </table:table-cell>
          <table:table-cell table:number-columns-repeated="1018"/>
        </table:table-row>
        <table:table-row table:style-name="ro1">
          <table:table-cell office:value-type="float" office:value="-0.993691003633464">
            <text:p>-0.9936910036</text:p>
          </table:table-cell>
          <table:table-cell office:value-type="float" office:value="-0.515901623901252">
            <text:p>-0.5159016239</text:p>
          </table:table-cell>
          <table:table-cell office:value-type="float" office:value="0.046">
            <text:p>0.046</text:p>
          </table:table-cell>
          <table:table-cell office:value-type="float" office:value="-0.111917562136327">
            <text:p>-0.1119175621</text:p>
          </table:table-cell>
          <table:table-cell/>
          <table:table-cell office:value-type="float" office:value="4.6">
            <text:p>4.6</text:p>
          </table:table-cell>
          <table:table-cell table:number-columns-repeated="1018"/>
        </table:table-row>
        <table:table-row table:style-name="ro1">
          <table:table-cell office:value-type="float" office:value="-0.999923257564101">
            <text:p>-0.9999232576</text:p>
          </table:table-cell>
          <table:table-cell office:value-type="float" office:value="-0.0582267182755856">
            <text:p>-0.0582267183</text:p>
          </table:table-cell>
          <table:table-cell office:value-type="float" office:value="0.047">
            <text:p>0.047</text:p>
          </table:table-cell>
          <table:table-cell office:value-type="float" office:value="-0.0123883465654122">
            <text:p>-0.0123883466</text:p>
          </table:table-cell>
          <table:table-cell/>
          <table:table-cell office:value-type="float" office:value="4.7">
            <text:p>4.7</text:p>
          </table:table-cell>
          <table:table-cell table:number-columns-repeated="1018"/>
        </table:table-row>
        <table:table-row table:style-name="ro1">
          <table:table-cell office:value-type="float" office:value="-0.996164608835841">
            <text:p>-0.9961646088</text:p>
          </table:table-cell>
          <table:table-cell office:value-type="float" office:value="0.419995120509343">
            <text:p>0.4199951205</text:p>
          </table:table-cell>
          <table:table-cell office:value-type="float" office:value="0.048">
            <text:p>0.048</text:p>
          </table:table-cell>
          <table:table-cell office:value-type="float" office:value="0.0873873764172271">
            <text:p>0.0873873764</text:p>
          </table:table-cell>
          <table:table-cell/>
          <table:table-cell office:value-type="float" office:value="4.8">
            <text:p>4.8</text:p>
          </table:table-cell>
          <table:table-cell table:number-columns-repeated="1018"/>
        </table:table-row>
        <table:table-row table:style-name="ro1">
          <table:table-cell office:value-type="float" office:value="-0.982452612624332">
            <text:p>-0.9824526126</text:p>
          </table:table-cell>
          <table:table-cell office:value-type="float" office:value="0.913910610170621">
            <text:p>0.9139106102</text:p>
          </table:table-cell>
          <table:table-cell office:value-type="float" office:value="0.049">
            <text:p>0.049</text:p>
          </table:table-cell>
          <table:table-cell office:value-type="float" office:value="0.185432885324292">
            <text:p>0.1854328853</text:p>
          </table:table-cell>
          <table:table-cell/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office:value-type="float" office:value="-0.958924274663139">
            <text:p>-0.9589242747</text:p>
          </table:table-cell>
          <table:table-cell office:value-type="float" office:value="1.41831092731613">
            <text:p>1.4183109273</text:p>
          </table:table-cell>
          <table:table-cell office:value-type="float" office:value="0.05">
            <text:p>0.05</text:p>
          </table:table-cell>
          <table:table-cell office:value-type="float" office:value="0.279873350768527">
            <text:p>0.2798733508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-0.925814682327732">
            <text:p>-0.9258146823</text:p>
          </table:table-cell>
          <table:table-cell office:value-type="float" office:value="1.9276864878362">
            <text:p>1.9276864878</text:p>
          </table:table-cell>
          <table:table-cell office:value-type="float" office:value="0.051">
            <text:p>0.051</text:p>
          </table:table-cell>
          <table:table-cell office:value-type="float" office:value="0.369041713422589">
            <text:p>0.3690417134</text:p>
          </table:table-cell>
          <table:table-cell/>
          <table:table-cell office:value-type="float" office:value="5.1">
            <text:p>5.1</text:p>
          </table:table-cell>
          <table:table-cell table:number-columns-repeated="1018"/>
        </table:table-row>
        <table:table-row table:style-name="ro1">
          <table:table-cell office:value-type="float" office:value="-0.883454655720153">
            <text:p>-0.8834546557</text:p>
          </table:table-cell>
          <table:table-cell office:value-type="float" office:value="2.43628669076196">
            <text:p>2.4362866908</text:p>
          </table:table-cell>
          <table:table-cell office:value-type="float" office:value="0.052">
            <text:p>0.052</text:p>
          </table:table-cell>
          <table:table-cell office:value-type="float" office:value="0.451563298799875">
            <text:p>0.4515632988</text:p>
          </table:table-cell>
          <table:table-cell/>
          <table:table-cell office:value-type="float" office:value="5.2">
            <text:p>5.2</text:p>
          </table:table-cell>
          <table:table-cell table:number-columns-repeated="1018"/>
        </table:table-row>
        <table:table-row table:style-name="ro1">
          <table:table-cell office:value-type="float" office:value="-0.832267442223901">
            <text:p>-0.8322674422</text:p>
          </table:table-cell>
          <table:table-cell office:value-type="float" office:value="2.93818398174955">
            <text:p>2.9381839817</text:p>
          </table:table-cell>
          <table:table-cell office:value-type="float" office:value="0.053">
            <text:p>0.053</text:p>
          </table:table-cell>
          <table:table-cell office:value-type="float" office:value="0.526411445143854">
            <text:p>0.5264114451</text:p>
          </table:table-cell>
          <table:table-cell/>
          <table:table-cell office:value-type="float" office:value="5.3">
            <text:p>5.3</text:p>
          </table:table-cell>
          <table:table-cell table:number-columns-repeated="1018"/>
        </table:table-row>
        <table:table-row table:style-name="ro1">
          <table:table-cell office:value-type="float" office:value="-0.772764487555987">
            <text:p>-0.7727644876</text:p>
          </table:table-cell>
          <table:table-cell office:value-type="float" office:value="3.42734153009023">
            <text:p>3.4273415301</text:p>
          </table:table-cell>
          <table:table-cell office:value-type="float" office:value="0.054">
            <text:p>0.054</text:p>
          </table:table-cell>
          <table:table-cell office:value-type="float" office:value="0.592930229498019">
            <text:p>0.5929302295</text:p>
          </table:table-cell>
          <table:table-cell/>
          <table:table-cell office:value-type="float" office:value="5.4">
            <text:p>5.4</text:p>
          </table:table-cell>
          <table:table-cell table:number-columns-repeated="1018"/>
        </table:table-row>
        <table:table-row table:style-name="ro1">
          <table:table-cell office:value-type="float" office:value="-0.705540325570392">
            <text:p>-0.7055403256</text:p>
          </table:table-cell>
          <table:table-cell office:value-type="float" office:value="3.89768375860193">
            <text:p>3.8976837586</text:p>
          </table:table-cell>
          <table:table-cell office:value-type="float" office:value="0.055">
            <text:p>0.055</text:p>
          </table:table-cell>
          <table:table-cell office:value-type="float" office:value="0.65082440214509">
            <text:p>0.6508244021</text:p>
          </table:table-cell>
          <table:table-cell/>
          <table:table-cell office:value-type="float" office:value="5.5">
            <text:p>5.5</text:p>
          </table:table-cell>
          <table:table-cell table:number-columns-repeated="1018"/>
        </table:table-row>
        <table:table-row table:style-name="ro1">
          <table:table-cell office:value-type="float" office:value="-0.631266637872322">
            <text:p>-0.6312666379</text:p>
          </table:table-cell>
          <table:table-cell office:value-type="float" office:value="4.3431689196574">
            <text:p>4.3431689197</text:p>
          </table:table-cell>
          <table:table-cell office:value-type="float" office:value="0.056">
            <text:p>0.056</text:p>
          </table:table-cell>
          <table:table-cell office:value-type="float" office:value="0.700120238804461">
            <text:p>0.7001202388</text:p>
          </table:table-cell>
          <table:table-cell/>
          <table:table-cell office:value-type="float" office:value="5.6">
            <text:p>5.6</text:p>
          </table:table-cell>
          <table:table-cell table:number-columns-repeated="1018"/>
        </table:table-row>
        <table:table-row table:style-name="ro1">
          <table:table-cell office:value-type="float" office:value="-0.550685542597638">
            <text:p>-0.5506855426</text:p>
          </table:table-cell>
          <table:table-cell office:value-type="float" office:value="4.75786287358321">
            <text:p>4.7578628736</text:p>
          </table:table-cell>
          <table:table-cell office:value-type="float" office:value="0.057">
            <text:p>0.057</text:p>
          </table:table-cell>
          <table:table-cell office:value-type="float" office:value="0.741103708748357">
            <text:p>0.7411037087</text:p>
          </table:table-cell>
          <table:table-cell/>
          <table:table-cell office:value-type="float" office:value="5.7">
            <text:p>5.7</text:p>
          </table:table-cell>
          <table:table-cell table:number-columns-repeated="1018"/>
        </table:table-row>
        <table:table-row table:style-name="ro1">
          <table:table-cell office:value-type="float" office:value="-0.464602179413757">
            <text:p>-0.4646021794</text:p>
          </table:table-cell>
          <table:table-cell office:value-type="float" office:value="5.13601319825965">
            <text:p>5.1360131983</text:p>
          </table:table-cell>
          <table:table-cell office:value-type="float" office:value="0.058">
            <text:p>0.058</text:p>
          </table:table-cell>
          <table:table-cell office:value-type="float" office:value="0.774243887301071">
            <text:p>0.7742438873</text:p>
          </table:table-cell>
          <table:table-cell/>
          <table:table-cell office:value-type="float" office:value="5.8">
            <text:p>5.8</text:p>
          </table:table-cell>
          <table:table-cell table:number-columns-repeated="1018"/>
        </table:table-row>
        <table:table-row table:style-name="ro1">
          <table:table-cell office:value-type="float" office:value="-0.373876664830236">
            <text:p>-0.3738766648</text:p>
          </table:table-cell>
          <table:table-cell office:value-type="float" office:value="5.47212274138981">
            <text:p>5.4721227414</text:p>
          </table:table-cell>
          <table:table-cell office:value-type="float" office:value="0.059">
            <text:p>0.059</text:p>
          </table:table-cell>
          <table:table-cell office:value-type="float" office:value="0.800109914218076">
            <text:p>0.8001099142</text:p>
          </table:table-cell>
          <table:table-cell/>
          <table:table-cell office:value-type="float" office:value="5.9">
            <text:p>5.9</text:p>
          </table:table-cell>
          <table:table-cell table:number-columns-repeated="1018"/>
        </table:table-row>
        <table:table-row table:style-name="ro1">
          <table:table-cell office:value-type="float" office:value="-0.279415498198926">
            <text:p>-0.2794154982</text:p>
          </table:table-cell>
          <table:table-cell office:value-type="float" office:value="5.7610217199022">
            <text:p>5.7610217199</text:p>
          </table:table-cell>
          <table:table-cell office:value-type="float" office:value="0.06">
            <text:p>0.06</text:p>
          </table:table-cell>
          <table:table-cell office:value-type="float" office:value="0.819289219220601">
            <text:p>0.8192892192</text:p>
          </table:table-cell>
          <table:table-cell/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-0.182162504272096">
            <text:p>-0.1821625043</text:p>
          </table:table-cell>
          <table:table-cell office:value-type="float" office:value="5.99793747449977">
            <text:p>5.9979374745</text:p>
          </table:table-cell>
          <table:table-cell office:value-type="float" office:value="0.061">
            <text:p>0.061</text:p>
          </table:table-cell>
          <table:table-cell office:value-type="float" office:value="0.832313525186768">
            <text:p>0.8323135252</text:p>
          </table:table-cell>
          <table:table-cell/>
          <table:table-cell office:value-type="float" office:value="6.1">
            <text:p>6.1</text:p>
          </table:table-cell>
          <table:table-cell table:number-columns-repeated="1018"/>
        </table:table-row>
        <table:table-row table:style-name="ro1">
          <table:table-cell office:value-type="float" office:value="-0.0830894028174964">
            <text:p>-0.0830894028</text:p>
          </table:table-cell>
          <table:table-cell office:value-type="float" office:value="6.17856100154395">
            <text:p>6.1785610015</text:p>
          </table:table-cell>
          <table:table-cell office:value-type="float" office:value="0.062">
            <text:p>0.062</text:p>
          </table:table-cell>
          <table:table-cell office:value-type="float" office:value="0.839597644810939">
            <text:p>0.8395976448</text:p>
          </table:table-cell>
          <table:table-cell/>
          <table:table-cell office:value-type="float" office:value="6.2">
            <text:p>6.2</text:p>
          </table:table-cell>
          <table:table-cell table:number-columns-repeated="1018"/>
        </table:table-row>
        <table:table-row table:style-name="ro1">
          <table:table-cell office:value-type="float" office:value="0.0168139004843497">
            <text:p>0.0168139005</text:p>
          </table:table-cell>
          <table:table-cell office:value-type="float" office:value="6.29910940921552">
            <text:p>6.2991094092</text:p>
          </table:table-cell>
          <table:table-cell office:value-type="float" office:value="0.063">
            <text:p>0.063</text:p>
          </table:table-cell>
          <table:table-cell office:value-type="float" office:value="0.841394597312304">
            <text:p>0.8413945973</text:p>
          </table:table-cell>
          <table:table-cell/>
          <table:table-cell office:value-type="float" office:value="6.3">
            <text:p>6.3</text:p>
          </table:table-cell>
          <table:table-cell table:number-columns-repeated="1018"/>
        </table:table-row>
        <table:table-row table:style-name="ro1">
          <table:table-cell office:value-type="float" office:value="0.116549204850494">
            <text:p>0.1165492049</text:p>
          </table:table-cell>
          <table:table-cell office:value-type="float" office:value="6.35638348005243">
            <text:p>6.3563834801</text:p>
          </table:table-cell>
          <table:table-cell office:value-type="float" office:value="0.064">
            <text:p>0.064</text:p>
          </table:table-cell>
          <table:table-cell office:value-type="float" office:value="0.8377692680776">
            <text:p>0.8377692681</text:p>
          </table:table-cell>
          <table:table-cell/>
          <table:table-cell office:value-type="float" office:value="6.4">
            <text:p>6.4</text:p>
          </table:table-cell>
          <table:table-cell table:number-columns-repeated="1018"/>
        </table:table-row>
        <table:table-row table:style-name="ro1">
          <table:table-cell office:value-type="float" office:value="0.215119988087815">
            <text:p>0.2151199881</text:p>
          </table:table-cell>
          <table:table-cell office:value-type="float" office:value="6.34781956723215">
            <text:p>6.3478195672</text:p>
          </table:table-cell>
          <table:table-cell office:value-type="float" office:value="0.065">
            <text:p>0.065</text:p>
          </table:table-cell>
          <table:table-cell office:value-type="float" office:value="0.828591769498512">
            <text:p>0.8285917695</text:p>
          </table:table-cell>
          <table:table-cell/>
          <table:table-cell office:value-type="float" office:value="6.5">
            <text:p>6.5</text:p>
          </table:table-cell>
          <table:table-cell table:number-columns-repeated="1018"/>
        </table:table-row>
        <table:table-row table:style-name="ro1">
          <table:table-cell office:value-type="float" office:value="0.311541363513378">
            <text:p>0.3115413635</text:p>
          </table:table-cell>
          <table:table-cell office:value-type="float" office:value="6.2715351069263">
            <text:p>6.2715351069</text:p>
          </table:table-cell>
          <table:table-cell office:value-type="float" office:value="0.066">
            <text:p>0.066</text:p>
          </table:table-cell>
          <table:table-cell office:value-type="float" office:value="0.813550777594685">
            <text:p>0.8135507776</text:p>
          </table:table-cell>
          <table:table-cell/>
          <table:table-cell office:value-type="float" office:value="6.6">
            <text:p>6.6</text:p>
          </table:table-cell>
          <table:table-cell table:number-columns-repeated="1018"/>
        </table:table-row>
        <table:table-row table:style-name="ro1">
          <table:table-cell office:value-type="float" office:value="0.404849920616598">
            <text:p>0.4048499206</text:p>
          </table:table-cell>
          <table:table-cell office:value-type="float" office:value="6.12636709317664">
            <text:p>6.1263670932</text:p>
          </table:table-cell>
          <table:table-cell office:value-type="float" office:value="0.067">
            <text:p>0.067</text:p>
          </table:table-cell>
          <table:table-cell office:value-type="float" office:value="0.792186285718724">
            <text:p>0.7921862857</text:p>
          </table:table-cell>
          <table:table-cell/>
          <table:table-cell office:value-type="float" office:value="6.7">
            <text:p>6.7</text:p>
          </table:table-cell>
          <table:table-cell table:number-columns-repeated="1018"/>
        </table:table-row>
        <table:table-row table:style-name="ro1">
          <table:table-cell office:value-type="float" office:value="0.494113351138608">
            <text:p>0.4941133511</text:p>
          </table:table-cell>
          <table:table-cell office:value-type="float" office:value="5.91190293437881">
            <text:p>5.9119029344</text:p>
          </table:table-cell>
          <table:table-cell office:value-type="float" office:value="0.068">
            <text:p>0.068</text:p>
          </table:table-cell>
          <table:table-cell office:value-type="float" office:value="0.76394028409908">
            <text:p>0.7639402841</text:p>
          </table:table-cell>
          <table:table-cell/>
          <table:table-cell office:value-type="float" office:value="6.8">
            <text:p>6.8</text:p>
          </table:table-cell>
          <table:table-cell table:number-columns-repeated="1018"/>
        </table:table-row>
        <table:table-row table:style-name="ro1">
          <table:table-cell office:value-type="float" office:value="0.5784397643882">
            <text:p>0.5784397644</text:p>
          </table:table-cell>
          <table:table-cell office:value-type="float" office:value="5.62850319086496">
            <text:p>5.6285031909</text:p>
          </table:table-cell>
          <table:table-cell office:value-type="float" office:value="0.069">
            <text:p>0.069</text:p>
          </table:table-cell>
          <table:table-cell office:value-type="float" office:value="0.728222730505839">
            <text:p>0.7282227305</text:p>
          </table:table-cell>
          <table:table-cell/>
          <table:table-cell office:value-type="float" office:value="6.9">
            <text:p>6.9</text:p>
          </table:table-cell>
          <table:table-cell table:number-columns-repeated="1018"/>
        </table:table-row>
        <table:table-row table:style-name="ro1">
          <table:table-cell office:value-type="float" office:value="0.656986598718789">
            <text:p>0.6569865987</text:p>
          </table:table-cell>
          <table:table-cell office:value-type="float" office:value="5.27731578040313">
            <text:p>5.2773157804</text:p>
          </table:table-cell>
          <table:table-cell office:value-type="float" office:value="0.07">
            <text:p>0.07</text:p>
          </table:table-cell>
          <table:table-cell office:value-type="float" office:value="0.684488798992614">
            <text:p>0.684488799</text:p>
          </table:table-cell>
          <table:table-cell/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0.728969040125876">
            <text:p>0.7289690401</text:p>
          </table:table-cell>
          <table:table-cell office:value-type="float" office:value="4.86028133174393">
            <text:p>4.8602813317</text:p>
          </table:table-cell>
          <table:table-cell office:value-type="float" office:value="0.071">
            <text:p>0.071</text:p>
          </table:table-cell>
          <table:table-cell office:value-type="float" office:value="0.632321876376305">
            <text:p>0.6323218764</text:p>
          </table:table-cell>
          <table:table-cell/>
          <table:table-cell office:value-type="float" office:value="7.1">
            <text:p>7.1</text:p>
          </table:table-cell>
          <table:table-cell table:number-columns-repeated="1018"/>
        </table:table-row>
        <table:table-row table:style-name="ro1">
          <table:table-cell office:value-type="float" office:value="0.793667863849153">
            <text:p>0.7936678638</text:p>
          </table:table-cell>
          <table:table-cell office:value-type="float" office:value="4.38012946463223">
            <text:p>4.3801294646</text:p>
          </table:table-cell>
          <table:table-cell office:value-type="float" office:value="0.072">
            <text:p>0.072</text:p>
          </table:table-cell>
          <table:table-cell office:value-type="float" office:value="0.571515340363376">
            <text:p>0.5715153404</text:p>
          </table:table-cell>
          <table:table-cell/>
          <table:table-cell office:value-type="float" office:value="7.2">
            <text:p>7.2</text:p>
          </table:table-cell>
          <table:table-cell table:number-columns-repeated="1018"/>
        </table:table-row>
        <table:table-row table:style-name="ro1">
          <table:table-cell office:value-type="float" office:value="0.850436620628564">
            <text:p>0.8504366206</text:p>
          </table:table-cell>
          <table:table-cell office:value-type="float" office:value="3.84036587688207">
            <text:p>3.8403658769</text:p>
          </table:table-cell>
          <table:table-cell office:value-type="float" office:value="0.073">
            <text:p>0.073</text:p>
          </table:table-cell>
          <table:table-cell office:value-type="float" office:value="0.502145115115682">
            <text:p>0.5021451151</text:p>
          </table:table-cell>
          <table:table-cell/>
          <table:table-cell office:value-type="float" office:value="7.3">
            <text:p>7.3</text:p>
          </table:table-cell>
          <table:table-cell table:number-columns-repeated="1018"/>
        </table:table-row>
        <table:table-row table:style-name="ro1">
          <table:table-cell office:value-type="float" office:value="0.898708095811627">
            <text:p>0.8987080958</text:p>
          </table:table-cell>
          <table:table-cell office:value-type="float" office:value="3.24525022405049">
            <text:p>3.2452502241</text:p>
          </table:table-cell>
          <table:table-cell office:value-type="float" office:value="0.074">
            <text:p>0.074</text:p>
          </table:table-cell>
          <table:table-cell office:value-type="float" office:value="0.424624708314243">
            <text:p>0.4246247083</text:p>
          </table:table-cell>
          <table:table-cell/>
          <table:table-cell office:value-type="float" office:value="7.4">
            <text:p>7.4</text:p>
          </table:table-cell>
          <table:table-cell table:number-columns-repeated="1018"/>
        </table:table-row>
        <table:table-row table:style-name="ro1">
          <table:table-cell office:value-type="float" office:value="0.937999976774739">
            <text:p>0.9379999768</text:p>
          </table:table-cell>
          <table:table-cell office:value-type="float" office:value="2.59976488376269">
            <text:p>2.5997648838</text:p>
          </table:table-cell>
          <table:table-cell office:value-type="float" office:value="0.075">
            <text:p>0.075</text:p>
          </table:table-cell>
          <table:table-cell office:value-type="float" office:value="0.339735181820044">
            <text:p>0.3397351818</text:p>
          </table:table-cell>
          <table:table-cell/>
          <table:table-cell office:value-type="float" office:value="7.5">
            <text:p>7.5</text:p>
          </table:table-cell>
          <table:table-cell table:number-columns-repeated="1018"/>
        </table:table-row>
        <table:table-row table:style-name="ro1">
          <table:table-cell office:value-type="float" office:value="0.967919672031486">
            <text:p>0.967919672</text:p>
          </table:table-cell>
          <table:table-cell office:value-type="float" office:value="1.90957480362514">
            <text:p>1.9095748036</text:p>
          </table:table-cell>
          <table:table-cell office:value-type="float" office:value="0.076">
            <text:p>0.076</text:p>
          </table:table-cell>
          <table:table-cell office:value-type="float" office:value="0.248624439718792">
            <text:p>0.2486244397</text:p>
          </table:table-cell>
          <table:table-cell/>
          <table:table-cell office:value-type="float" office:value="7.6">
            <text:p>7.6</text:p>
          </table:table-cell>
          <table:table-cell table:number-columns-repeated="1018"/>
        </table:table-row>
        <table:table-row table:style-name="ro1">
          <table:table-cell office:value-type="float" office:value="0.988168233877">
            <text:p>0.9881682339</text:p>
          </table:table-cell>
          <table:table-cell office:value-type="float" office:value="1.18097873769156">
            <text:p>1.1809787377</text:p>
          </table:table-cell>
          <table:table-cell office:value-type="float" office:value="0.077">
            <text:p>0.077</text:p>
          </table:table-cell>
          <table:table-cell office:value-type="float" office:value="0.152773252826497">
            <text:p>0.1527732528</text:p>
          </table:table-cell>
          <table:table-cell/>
          <table:table-cell office:value-type="float" office:value="7.7">
            <text:p>7.7</text:p>
          </table:table-cell>
          <table:table-cell table:number-columns-repeated="1018"/>
        </table:table-row>
        <table:table-row table:style-name="ro1">
          <table:table-cell office:value-type="float" office:value="0.998543345374605">
            <text:p>0.9985433454</text:p>
          </table:table-cell>
          <table:table-cell office:value-type="float" office:value="0.420852280388668">
            <text:p>0.4208522804</text:p>
          </table:table-cell>
          <table:table-cell office:value-type="float" office:value="0.078">
            <text:p>0.078</text:p>
          </table:table-cell>
          <table:table-cell office:value-type="float" office:value="0.0539292453161693">
            <text:p>0.0539292453</text:p>
          </table:table-cell>
          <table:table-cell/>
          <table:table-cell office:value-type="float" office:value="7.8">
            <text:p>7.8</text:p>
          </table:table-cell>
          <table:table-cell table:number-columns-repeated="1018"/>
        </table:table-row>
        <table:table-row table:style-name="ro1">
          <table:table-cell office:value-type="float" office:value="0.998941341839772">
            <text:p>0.9989413418</text:p>
          </table:table-cell>
          <table:table-cell office:value-type="float" office:value="-0.363416792552342">
            <text:p>-0.3634167926</text:p>
          </table:table-cell>
          <table:table-cell office:value-type="float" office:value="0.079">
            <text:p>0.079</text:p>
          </table:table-cell>
          <table:table-cell office:value-type="float" office:value="-0.045985902440508">
            <text:p>-0.0459859024</text:p>
          </table:table-cell>
          <table:table-cell/>
          <table:table-cell office:value-type="float" office:value="7.9">
            <text:p>7.9</text:p>
          </table:table-cell>
          <table:table-cell table:number-columns-repeated="1018"/>
        </table:table-row>
        <table:table-row table:style-name="ro1">
          <table:table-cell office:value-type="float" office:value="0.989358246623382">
            <text:p>0.9893582466</text:p>
          </table:table-cell>
          <table:table-cell office:value-type="float" office:value="-1.16400027046891">
            <text:p>-1.1640002705</text:p>
          </table:table-cell>
          <table:table-cell office:value-type="float" office:value="0.08">
            <text:p>0.08</text:p>
          </table:table-cell>
          <table:table-cell office:value-type="float" office:value="-0.144987198032671">
            <text:p>-0.144987198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0.969889810845086">
            <text:p>0.9698898108</text:p>
          </table:table-cell>
          <table:table-cell office:value-type="float" office:value="-1.97270764525991">
            <text:p>-1.9727076453</text:p>
          </table:table-cell>
          <table:table-cell office:value-type="float" office:value="0.081">
            <text:p>0.081</text:p>
          </table:table-cell>
          <table:table-cell office:value-type="float" office:value="-0.241143697439552">
            <text:p>-0.2411436974</text:p>
          </table:table-cell>
          <table:table-cell/>
          <table:table-cell office:value-type="float" office:value="8.1">
            <text:p>8.1</text:p>
          </table:table-cell>
          <table:table-cell table:number-columns-repeated="1018"/>
        </table:table-row>
        <table:table-row table:style-name="ro1">
          <table:table-cell office:value-type="float" office:value="0.940730556679773">
            <text:p>0.9407305567</text:p>
          </table:table-cell>
          <table:table-cell office:value-type="float" office:value="-2.78106986006744">
            <text:p>-2.7810698601</text:p>
          </table:table-cell>
          <table:table-cell office:value-type="float" office:value="0.082">
            <text:p>0.082</text:p>
          </table:table-cell>
          <table:table-cell office:value-type="float" office:value="-0.332690214386922">
            <text:p>-0.3326902144</text:p>
          </table:table-cell>
          <table:table-cell/>
          <table:table-cell office:value-type="float" office:value="8.2">
            <text:p>8.2</text:p>
          </table:table-cell>
          <table:table-cell table:number-columns-repeated="1018"/>
        </table:table-row>
        <table:table-row table:style-name="ro1">
          <table:table-cell office:value-type="float" office:value="0.902171833756293">
            <text:p>0.9021718338</text:p>
          </table:table-cell>
          <table:table-cell office:value-type="float" office:value="-3.58042781325615">
            <text:p>-3.5804278133</text:p>
          </table:table-cell>
          <table:table-cell office:value-type="float" office:value="0.083">
            <text:p>0.083</text:p>
          </table:table-cell>
          <table:table-cell office:value-type="float" office:value="-0.418121911823344">
            <text:p>-0.4181219118</text:p>
          </table:table-cell>
          <table:table-cell/>
          <table:table-cell office:value-type="float" office:value="8.3">
            <text:p>8.3</text:p>
          </table:table-cell>
          <table:table-cell table:number-columns-repeated="1018"/>
        </table:table-row>
        <table:table-row table:style-name="ro1">
          <table:table-cell office:value-type="float" office:value="0.85459890808828">
            <text:p>0.8545989081</text:p>
          </table:table-cell>
          <table:table-cell office:value-type="float" office:value="-4.36202469458016">
            <text:p>-4.3620246946</text:p>
          </table:table-cell>
          <table:table-cell office:value-type="float" office:value="0.084">
            <text:p>0.084</text:p>
          </table:table-cell>
          <table:table-cell office:value-type="float" office:value="-0.496262692580983">
            <text:p>-0.4962626926</text:p>
          </table:table-cell>
          <table:table-cell/>
          <table:table-cell office:value-type="float" office:value="8.4">
            <text:p>8.4</text:p>
          </table:table-cell>
          <table:table-cell table:number-columns-repeated="1018"/>
        </table:table-row>
        <table:table-row table:style-name="ro1">
          <table:table-cell office:value-type="float" office:value="0.79848711262349">
            <text:p>0.7984871126</text:p>
          </table:table-cell>
          <table:table-cell office:value-type="float" office:value="-5.117101172821">
            <text:p>-5.1171011728</text:p>
          </table:table-cell>
          <table:table-cell office:value-type="float" office:value="0.085">
            <text:p>0.085</text:p>
          </table:table-cell>
          <table:table-cell office:value-type="float" office:value="-0.566301824448259">
            <text:p>-0.5663018244</text:p>
          </table:table-cell>
          <table:table-cell/>
          <table:table-cell office:value-type="float" office:value="8.5">
            <text:p>8.5</text:p>
          </table:table-cell>
          <table:table-cell table:number-columns-repeated="1018"/>
        </table:table-row>
        <table:table-row table:style-name="ro1">
          <table:table-cell office:value-type="float" office:value="0.734397097874113">
            <text:p>0.7343970979</text:p>
          </table:table-cell>
          <table:table-cell office:value-type="float" office:value="-5.83699240695211">
            <text:p>-5.836992407</text:p>
          </table:table-cell>
          <table:table-cell office:value-type="float" office:value="0.086">
            <text:p>0.086</text:p>
          </table:table-cell>
          <table:table-cell office:value-type="float" office:value="-0.627797252935879">
            <text:p>-0.6277972529</text:p>
          </table:table-cell>
          <table:table-cell/>
          <table:table-cell office:value-type="float" office:value="8.6">
            <text:p>8.6</text:p>
          </table:table-cell>
          <table:table-cell table:number-columns-repeated="1018"/>
        </table:table-row>
        <table:table-row table:style-name="ro1">
          <table:table-cell office:value-type="float" office:value="0.662969230082183">
            <text:p>0.6629692301</text:p>
          </table:table-cell>
          <table:table-cell office:value-type="float" office:value="-6.51322581669737">
            <text:p>-6.5132258167</text:p>
          </table:table-cell>
          <table:table-cell office:value-type="float" office:value="0.087">
            <text:p>0.087</text:p>
          </table:table-cell>
          <table:table-cell office:value-type="float" office:value="-0.680647901739767">
            <text:p>-0.6806479017</text:p>
          </table:table-cell>
          <table:table-cell/>
          <table:table-cell office:value-type="float" office:value="8.7">
            <text:p>8.7</text:p>
          </table:table-cell>
          <table:table-cell table:number-columns-repeated="1018"/>
        </table:table-row>
        <table:table-row table:style-name="ro1">
          <table:table-cell office:value-type="float" office:value="0.584917192891762">
            <text:p>0.5849171929</text:p>
          </table:table-cell>
          <table:table-cell office:value-type="float" office:value="-7.13761852374257">
            <text:p>-7.1376185237</text:p>
          </table:table-cell>
          <table:table-cell office:value-type="float" office:value="0.088">
            <text:p>0.088</text:p>
          </table:table-cell>
          <table:table-cell office:value-type="float" office:value="-0.725040373057227">
            <text:p>-0.7250403731</text:p>
          </table:table-cell>
          <table:table-cell/>
          <table:table-cell office:value-type="float" office:value="8.8">
            <text:p>8.8</text:p>
          </table:table-cell>
          <table:table-cell table:number-columns-repeated="1018"/>
        </table:table-row>
        <table:table-row table:style-name="ro1">
          <table:table-cell office:value-type="float" office:value="0.501020856457885">
            <text:p>0.5010208565</text:p>
          </table:table-cell>
          <table:table-cell office:value-type="float" office:value="-7.7023733622459">
            <text:p>-7.7023733622</text:p>
          </table:table-cell>
          <table:table-cell office:value-type="float" office:value="0.089">
            <text:p>0.089</text:p>
          </table:table-cell>
          <table:table-cell office:value-type="float" office:value="-0.761377485716542">
            <text:p>-0.7613774857</text:p>
          </table:table-cell>
          <table:table-cell/>
          <table:table-cell office:value-type="float" office:value="8.9">
            <text:p>8.9</text:p>
          </table:table-cell>
          <table:table-cell table:number-columns-repeated="1018"/>
        </table:table-row>
        <table:table-row table:style-name="ro1">
          <table:table-cell office:value-type="float" office:value="0.412118485241757">
            <text:p>0.4121184852</text:p>
          </table:table-cell>
          <table:table-cell office:value-type="float" office:value="-8.20017235696209">
            <text:p>-8.200172357</text:p>
          </table:table-cell>
          <table:table-cell office:value-type="float" office:value="0.09">
            <text:p>0.09</text:p>
          </table:table-cell>
          <table:table-cell office:value-type="float" office:value="-0.790196928677509">
            <text:p>-0.7901969287</text:p>
          </table:table-cell>
          <table:table-cell/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float" office:value="0.319098362349352">
            <text:p>0.3190983623</text:p>
          </table:table-cell>
          <table:table-cell office:value-type="float" office:value="-8.62426657939312">
            <text:p>-8.6242665794</text:p>
          </table:table-cell>
          <table:table-cell office:value-type="float" office:value="0.091">
            <text:p>0.091</text:p>
          </table:table-cell>
          <table:table-cell office:value-type="float" office:value="-0.812088089166184">
            <text:p>-0.8120880892</text:p>
          </table:table-cell>
          <table:table-cell/>
          <table:table-cell office:value-type="float" office:value="9.1">
            <text:p>9.1</text:p>
          </table:table-cell>
          <table:table-cell table:number-columns-repeated="1018"/>
        </table:table-row>
        <table:table-row table:style-name="ro1">
          <table:table-cell office:value-type="float" office:value="0.222889914100248">
            <text:p>0.2228899141</text:p>
          </table:table-cell>
          <table:table-cell office:value-type="float" office:value="-8.9685613169183">
            <text:p>-8.9685613169</text:p>
          </table:table-cell>
          <table:table-cell office:value-type="float" office:value="0.092">
            <text:p>0.092</text:p>
          </table:table-cell>
          <table:table-cell office:value-type="float" office:value="-0.827614123374952">
            <text:p>-0.8276141234</text:p>
          </table:table-cell>
          <table:table-cell/>
          <table:table-cell office:value-type="float" office:value="9.2">
            <text:p>9.2</text:p>
          </table:table-cell>
          <table:table-cell table:number-columns-repeated="1018"/>
        </table:table-row>
        <table:table-row table:style-name="ro1">
          <table:table-cell office:value-type="float" office:value="0.124454423507062">
            <text:p>0.1244544235</text:p>
          </table:table-cell>
          <table:table-cell office:value-type="float" office:value="-9.22769552670921">
            <text:p>-9.2276955267</text:p>
          </table:table-cell>
          <table:table-cell office:value-type="float" office:value="0.093">
            <text:p>0.093</text:p>
          </table:table-cell>
          <table:table-cell office:value-type="float" office:value="-0.837244921074962">
            <text:p>-0.8372449211</text:p>
          </table:table-cell>
          <table:table-cell/>
          <table:table-cell office:value-type="float" office:value="9.3">
            <text:p>9.3</text:p>
          </table:table-cell>
          <table:table-cell table:number-columns-repeated="1018"/>
        </table:table-row>
        <table:table-row table:style-name="ro1">
          <table:table-cell office:value-type="float" office:value="0.0247754254533578">
            <text:p>0.0247754255</text:p>
          </table:table-cell>
          <table:table-cell office:value-type="float" office:value="-9.39711459513094">
            <text:p>-9.3971145951</text:p>
          </table:table-cell>
          <table:table-cell office:value-type="float" office:value="0.094">
            <text:p>0.094</text:p>
          </table:table-cell>
          <table:table-cell office:value-type="float" office:value="-0.841305095071278">
            <text:p>-0.8413050951</text:p>
          </table:table-cell>
          <table:table-cell/>
          <table:table-cell office:value-type="float" office:value="9.4">
            <text:p>9.4</text:p>
          </table:table-cell>
          <table:table-cell table:number-columns-repeated="1018"/>
        </table:table-row>
        <table:table-row table:style-name="ro1">
          <table:table-cell office:value-type="float" office:value="-0.0751511204618093">
            <text:p>-0.0751511205</text:p>
          </table:table-cell>
          <table:table-cell office:value-type="float" office:value="-9.4731354838656">
            <text:p>-9.4731354839</text:p>
          </table:table-cell>
          <table:table-cell office:value-type="float" office:value="0.095">
            <text:p>0.095</text:p>
          </table:table-cell>
          <table:table-cell office:value-type="float" office:value="-0.839939731822998">
            <text:p>-0.8399397318</text:p>
          </table:table-cell>
          <table:table-cell/>
          <table:table-cell office:value-type="float" office:value="9.5">
            <text:p>9.5</text:p>
          </table:table-cell>
          <table:table-cell table:number-columns-repeated="1018"/>
        </table:table-row>
        <table:table-row table:style-name="ro1">
          <table:table-cell office:value-type="float" office:value="-0.17432678122298">
            <text:p>-0.1743267812</text:p>
          </table:table-cell>
          <table:table-cell office:value-type="float" office:value="-9.45300341562362">
            <text:p>-9.4530034156</text:p>
          </table:table-cell>
          <table:table-cell office:value-type="float" office:value="0.096">
            <text:p>0.096</text:p>
          </table:table-cell>
          <table:table-cell office:value-type="float" office:value="-0.833099476816144">
            <text:p>-0.8330994768</text:p>
          </table:table-cell>
          <table:table-cell/>
          <table:table-cell office:value-type="float" office:value="9.6">
            <text:p>9.6</text:p>
          </table:table-cell>
          <table:table-cell table:number-columns-repeated="1018"/>
        </table:table-row>
        <table:table-row table:style-name="ro1">
          <table:table-cell office:value-type="float" office:value="-0.271760626410944">
            <text:p>-0.2717606264</text:p>
          </table:table-cell>
          <table:table-cell office:value-type="float" office:value="-9.33493933436371">
            <text:p>-9.3349393344</text:p>
          </table:table-cell>
          <table:table-cell office:value-type="float" office:value="0.097">
            <text:p>0.097</text:p>
          </table:table-cell>
          <table:table-cell office:value-type="float" office:value="-0.820545582157184">
            <text:p>-0.8205455822</text:p>
          </table:table-cell>
          <table:table-cell/>
          <table:table-cell office:value-type="float" office:value="9.7">
            <text:p>9.7</text:p>
          </table:table-cell>
          <table:table-cell table:number-columns-repeated="1018"/>
        </table:table-row>
        <table:table-row table:style-name="ro1">
          <table:table-cell office:value-type="float" office:value="-0.366479129251928">
            <text:p>-0.3664791293</text:p>
          </table:table-cell>
          <table:table-cell office:value-type="float" office:value="-9.11817746662658">
            <text:p>-9.1181774666</text:p>
          </table:table-cell>
          <table:table-cell office:value-type="float" office:value="0.098">
            <text:p>0.098</text:p>
          </table:table-cell>
          <table:table-cell office:value-type="float" office:value="-0.801874707995642">
            <text:p>-0.801874708</text:p>
          </table:table-cell>
          <table:table-cell/>
          <table:table-cell office:value-type="float" office:value="9.8">
            <text:p>9.8</text:p>
          </table:table-cell>
          <table:table-cell table:number-columns-repeated="1018"/>
        </table:table-row>
        <table:table-row table:style-name="ro1">
          <table:table-cell office:value-type="float" office:value="-0.457535893775321">
            <text:p>-0.4575358938</text:p>
          </table:table-cell>
          <table:table-cell office:value-type="float" office:value="-8.80299241099107">
            <text:p>-8.802992411</text:p>
          </table:table-cell>
          <table:table-cell office:value-type="float" office:value="0.099">
            <text:p>0.099</text:p>
          </table:table-cell>
          <table:table-cell office:value-type="float" office:value="-0.776562395123681">
            <text:p>-0.7765623951</text:p>
          </table:table-cell>
          <table:table-cell/>
          <table:table-cell office:value-type="float" office:value="9.9">
            <text:p>9.9</text:p>
          </table:table-cell>
          <table:table-cell table:number-columns-repeated="1018"/>
        </table:table-row>
        <table:table-row table:style-name="ro1">
          <table:table-cell office:value-type="float" office:value="-0.54402111088937">
            <text:p>-0.5440211109</text:p>
          </table:table-cell>
          <table:table-cell office:value-type="float" office:value="-8.39071529076452">
            <text:p>-8.3907152908</text:p>
          </table:table-cell>
          <table:table-cell office:value-type="float" office:value="0.1">
            <text:p>0.1</text:p>
          </table:table-cell>
          <table:table-cell office:value-type="float" office:value="-0.744023079270704">
            <text:p>-0.7440230793</text:p>
          </table:table-cell>
          <table:table-cell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-0.625070648892882">
            <text:p>-0.6250706489</text:p>
          </table:table-cell>
          <table:table-cell office:value-type="float" office:value="-7.88373861970876">
            <text:p>-7.8837386197</text:p>
          </table:table-cell>
          <table:table-cell office:value-type="float" office:value="0.101">
            <text:p>0.101</text:p>
          </table:table-cell>
          <table:table-cell office:value-type="float" office:value="-0.703683232633591">
            <text:p>-0.7036832326</text:p>
          </table:table-cell>
          <table:table-cell/>
          <table:table-cell office:value-type="float" office:value="10.1">
            <text:p>10.1</text:p>
          </table:table-cell>
          <table:table-cell table:number-columns-repeated="1018"/>
        </table:table-row>
        <table:table-row table:style-name="ro1">
          <table:table-cell office:value-type="float" office:value="-0.699874687593544">
            <text:p>-0.6998746876</text:p>
          </table:table-cell>
          <table:table-cell office:value-type="float" office:value="-7.28550965067743">
            <text:p>-7.2855096507</text:p>
          </table:table-cell>
          <table:table-cell office:value-type="float" office:value="0.102">
            <text:p>0.102</text:p>
          </table:table-cell>
          <table:table-cell office:value-type="float" office:value="-0.655062738779625">
            <text:p>-0.6550627388</text:p>
          </table:table-cell>
          <table:table-cell/>
          <table:table-cell office:value-type="float" office:value="10.2">
            <text:p>10.2</text:p>
          </table:table-cell>
          <table:table-cell table:number-columns-repeated="1018"/>
        </table:table-row>
        <table:table-row table:style-name="ro1">
          <table:table-cell office:value-type="float" office:value="-0.767685809763582">
            <text:p>-0.7676858098</text:p>
          </table:table-cell>
          <table:table-cell office:value-type="float" office:value="-6.60051210122843">
            <text:p>-6.6005121012</text:p>
          </table:table-cell>
          <table:table-cell office:value-type="float" office:value="0.103">
            <text:p>0.103</text:p>
          </table:table-cell>
          <table:table-cell office:value-type="float" office:value="-0.597858103402033">
            <text:p>-0.5978581034</text:p>
          </table:table-cell>
          <table:table-cell/>
          <table:table-cell office:value-type="float" office:value="10.3">
            <text:p>10.3</text:p>
          </table:table-cell>
          <table:table-cell table:number-columns-repeated="1018"/>
        </table:table-row>
        <table:table-row table:style-name="ro1">
          <table:table-cell office:value-type="float" office:value="-0.827826469085654">
            <text:p>-0.8278264691</text:p>
          </table:table-cell>
          <table:table-cell office:value-type="float" office:value="-5.83423627724318">
            <text:p>-5.8342362772</text:p>
          </table:table-cell>
          <table:table-cell office:value-type="float" office:value="0.104">
            <text:p>0.104</text:p>
          </table:table-cell>
          <table:table-cell office:value-type="float" office:value="-0.532019857625349">
            <text:p>-0.5320198576</text:p>
          </table:table-cell>
          <table:table-cell/>
          <table:table-cell office:value-type="float" office:value="10.4">
            <text:p>10.4</text:p>
          </table:table-cell>
          <table:table-cell table:number-columns-repeated="1018"/>
        </table:table-row>
        <table:table-row table:style-name="ro1">
          <table:table-cell office:value-type="float" office:value="-0.87969575997167">
            <text:p>-0.87969576</text:p>
          </table:table-cell>
          <table:table-cell office:value-type="float" office:value="-4.99313774395792">
            <text:p>-4.993137744</text:p>
          </table:table-cell>
          <table:table-cell office:value-type="float" office:value="0.105">
            <text:p>0.105</text:p>
          </table:table-cell>
          <table:table-cell office:value-type="float" office:value="-0.457815867391453">
            <text:p>-0.4578158674</text:p>
          </table:table-cell>
          <table:table-cell/>
          <table:table-cell office:value-type="float" office:value="10.5">
            <text:p>10.5</text:p>
          </table:table-cell>
          <table:table-cell table:number-columns-repeated="1018"/>
        </table:table-row>
        <table:table-row table:style-name="ro1">
          <table:table-cell office:value-type="float" office:value="-0.922775421612807">
            <text:p>-0.9227754216</text:p>
          </table:table-cell>
          <table:table-cell office:value-type="float" office:value="-4.08458482218139">
            <text:p>-4.0845848222</text:p>
          </table:table-cell>
          <table:table-cell office:value-type="float" office:value="0.106">
            <text:p>0.106</text:p>
          </table:table-cell>
          <table:table-cell office:value-type="float" office:value="-0.375872549941891">
            <text:p>-0.3758725499</text:p>
          </table:table-cell>
          <table:table-cell/>
          <table:table-cell office:value-type="float" office:value="10.6">
            <text:p>10.6</text:p>
          </table:table-cell>
          <table:table-cell table:number-columns-repeated="1018"/>
        </table:table-row>
        <table:table-row table:style-name="ro1">
          <table:table-cell office:value-type="float" office:value="-0.956635016270188">
            <text:p>-0.9566350163</text:p>
          </table:table-cell>
          <table:table-cell office:value-type="float" office:value="-3.11679531441838">
            <text:p>-3.1167953144</text:p>
          </table:table-cell>
          <table:table-cell office:value-type="float" office:value="0.107">
            <text:p>0.107</text:p>
          </table:table-cell>
          <table:table-cell office:value-type="float" office:value="-0.287187433414222">
            <text:p>-0.2871874334</text:p>
          </table:table-cell>
          <table:table-cell/>
          <table:table-cell office:value-type="float" office:value="10.7">
            <text:p>10.7</text:p>
          </table:table-cell>
          <table:table-cell table:number-columns-repeated="1018"/>
        </table:table-row>
        <table:table-row table:style-name="ro1">
          <table:table-cell office:value-type="float" office:value="-0.980936230066492">
            <text:p>-0.9809362301</text:p>
          </table:table-cell>
          <table:table-cell office:value-type="float" office:value="-2.09876298971762">
            <text:p>-2.0987629897</text:p>
          </table:table-cell>
          <table:table-cell office:value-type="float" office:value="0.108">
            <text:p>0.108</text:p>
          </table:table-cell>
          <table:table-cell office:value-type="float" office:value="-0.193109097798203">
            <text:p>-0.1931090978</text:p>
          </table:table-cell>
          <table:table-cell/>
          <table:table-cell office:value-type="float" office:value="10.8">
            <text:p>10.8</text:p>
          </table:table-cell>
          <table:table-cell table:number-columns-repeated="1018"/>
        </table:table-row>
        <table:table-row table:style-name="ro1">
          <table:table-cell office:value-type="float" office:value="-0.995436253306377">
            <text:p>-0.9954362533</text:p>
          </table:table-cell>
          <table:table-cell office:value-type="float" office:value="-1.04017447591036">
            <text:p>-1.0401744759</text:p>
          </table:table-cell>
          <table:table-cell office:value-type="float" office:value="0.109">
            <text:p>0.109</text:p>
          </table:table-cell>
          <table:table-cell office:value-type="float" office:value="-0.095284077164525">
            <text:p>-0.0952840772</text:p>
          </table:table-cell>
          <table:table-cell/>
          <table:table-cell office:value-type="float" office:value="10.9">
            <text:p>10.9</text:p>
          </table:table-cell>
          <table:table-cell table:number-columns-repeated="1018"/>
        </table:table-row>
        <table:table-row table:style-name="ro1">
          <table:table-cell office:value-type="float" office:value="-0.999990206550704">
            <text:p>-0.9999902066</text:p>
          </table:table-cell>
          <table:table-cell office:value-type="float" office:value="0.0486826778685586">
            <text:p>0.0486826779</text:p>
          </table:table-cell>
          <table:table-cell office:value-type="float" office:value="0.11">
            <text:p>0.11</text:p>
          </table:table-cell>
          <table:table-cell office:value-type="float" office:value="0.0044256835405194">
            <text:p>0.0044256835</text:p>
          </table:table-cell>
          <table:table-cell/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-0.994552588203989">
            <text:p>-0.9945525882</text:p>
          </table:table-cell>
          <table:table-cell office:value-type="float" office:value="1.15701989820924">
            <text:p>1.1570198982</text:p>
          </table:table-cell>
          <table:table-cell office:value-type="float" office:value="0.111">
            <text:p>0.111</text:p>
          </table:table-cell>
          <table:table-cell office:value-type="float" office:value="0.104047372716975">
            <text:p>0.1040473727</text:p>
          </table:table-cell>
          <table:table-cell/>
          <table:table-cell office:value-type="float" office:value="11.1">
            <text:p>11.1</text:p>
          </table:table-cell>
          <table:table-cell table:number-columns-repeated="1018"/>
        </table:table-row>
        <table:table-row table:style-name="ro1">
          <table:table-cell office:value-type="float" office:value="-0.979177729151317">
            <text:p>-0.9791777292</text:p>
          </table:table-cell>
          <table:table-cell office:value-type="float" office:value="2.27365447477002">
            <text:p>2.2736544748</text:p>
          </table:table-cell>
          <table:table-cell office:value-type="float" office:value="0.112">
            <text:p>0.112</text:p>
          </table:table-cell>
          <table:table-cell office:value-type="float" office:value="0.201613396050463">
            <text:p>0.2016133961</text:p>
          </table:table-cell>
          <table:table-cell/>
          <table:table-cell office:value-type="float" office:value="11.2">
            <text:p>11.2</text:p>
          </table:table-cell>
          <table:table-cell table:number-columns-repeated="1018"/>
        </table:table-row>
        <table:table-row table:style-name="ro1">
          <table:table-cell office:value-type="float" office:value="-0.954019249902089">
            <text:p>-0.9540192499</text:p>
          </table:table-cell>
          <table:table-cell office:value-type="float" office:value="3.38712237903027">
            <text:p>3.387122379</text:p>
          </table:table-cell>
          <table:table-cell office:value-type="float" office:value="0.113">
            <text:p>0.113</text:p>
          </table:table-cell>
          <table:table-cell office:value-type="float" office:value="0.295276914222051">
            <text:p>0.2952769142</text:p>
          </table:table-cell>
          <table:table-cell/>
          <table:table-cell office:value-type="float" office:value="11.3">
            <text:p>11.3</text:p>
          </table:table-cell>
          <table:table-cell table:number-columns-repeated="1018"/>
        </table:table-row>
        <table:table-row table:style-name="ro1">
          <table:table-cell office:value-type="float" office:value="-0.919328525664676">
            <text:p>-0.9193285257</text:p>
          </table:table-cell>
          <table:table-cell office:value-type="float" office:value="4.48579587636596">
            <text:p>4.4857958764</text:p>
          </table:table-cell>
          <table:table-cell office:value-type="float" office:value="0.114">
            <text:p>0.114</text:p>
          </table:table-cell>
          <table:table-cell office:value-type="float" office:value="0.383414825963675">
            <text:p>0.383414826</text:p>
          </table:table-cell>
          <table:table-cell/>
          <table:table-cell office:value-type="float" office:value="11.4">
            <text:p>11.4</text:p>
          </table:table-cell>
          <table:table-cell table:number-columns-repeated="1018"/>
        </table:table-row>
        <table:table-row table:style-name="ro1">
          <table:table-cell office:value-type="float" office:value="-0.875452174688428">
            <text:p>-0.8754521747</text:p>
          </table:table-cell>
          <table:table-cell office:value-type="float" office:value="5.55800472565957">
            <text:p>5.5580047257</text:p>
          </table:table-cell>
          <table:table-cell office:value-type="float" office:value="0.115">
            <text:p>0.115</text:p>
          </table:table-cell>
          <table:table-cell office:value-type="float" office:value="0.464707952798468">
            <text:p>0.4647079528</text:p>
          </table:table-cell>
          <table:table-cell/>
          <table:table-cell office:value-type="float" office:value="11.5">
            <text:p>11.5</text:p>
          </table:table-cell>
          <table:table-cell table:number-columns-repeated="1018"/>
        </table:table-row>
        <table:table-row table:style-name="ro1">
          <table:table-cell office:value-type="float" office:value="-0.822828594968709">
            <text:p>-0.822828595</text:p>
          </table:table-cell>
          <table:table-cell office:value-type="float" office:value="6.59215970530849">
            <text:p>6.5921597053</text:p>
          </table:table-cell>
          <table:table-cell office:value-type="float" office:value="0.116">
            <text:p>0.116</text:p>
          </table:table-cell>
          <table:table-cell office:value-type="float" office:value="0.538191297759286">
            <text:p>0.5381912978</text:p>
          </table:table-cell>
          <table:table-cell/>
          <table:table-cell office:value-type="float" office:value="11.6">
            <text:p>11.6</text:p>
          </table:table-cell>
          <table:table-cell table:number-columns-repeated="1018"/>
        </table:table-row>
        <table:table-row table:style-name="ro1">
          <table:table-cell office:value-type="float" office:value="-0.761983583919032">
            <text:p>-0.7619835839</text:p>
          </table:table-cell>
          <table:table-cell office:value-type="float" office:value="7.57687716225037">
            <text:p>7.5768771623</text:p>
          </table:table-cell>
          <table:table-cell office:value-type="float" office:value="0.117">
            <text:p>0.117</text:p>
          </table:table-cell>
          <table:table-cell office:value-type="float" office:value="0.603271143465801">
            <text:p>0.6032711435</text:p>
          </table:table-cell>
          <table:table-cell/>
          <table:table-cell office:value-type="float" office:value="11.7">
            <text:p>11.7</text:p>
          </table:table-cell>
          <table:table-cell table:number-columns-repeated="1018"/>
        </table:table-row>
        <table:table-row table:style-name="ro1">
          <table:table-cell office:value-type="float" office:value="-0.693525084777122">
            <text:p>-0.6935250848</text:p>
          </table:table-cell>
          <table:table-cell office:value-type="float" office:value="8.5011032520919">
            <text:p>8.5011032521</text:p>
          </table:table-cell>
          <table:table-cell office:value-type="float" office:value="0.118">
            <text:p>0.118</text:p>
          </table:table-cell>
          <table:table-cell office:value-type="float" office:value="0.659709750479363">
            <text:p>0.6597097505</text:p>
          </table:table-cell>
          <table:table-cell/>
          <table:table-cell office:value-type="float" office:value="11.8">
            <text:p>11.8</text:p>
          </table:table-cell>
          <table:table-cell table:number-columns-repeated="1018"/>
        </table:table-row>
        <table:table-row table:style-name="ro1">
          <table:table-cell office:value-type="float" office:value="-0.618137112237033">
            <text:p>-0.6181371122</text:p>
          </table:table-cell>
          <table:table-cell office:value-type="float" office:value="9.35423652407837">
            <text:p>9.3542365241</text:p>
          </table:table-cell>
          <table:table-cell office:value-type="float" office:value="0.119">
            <text:p>0.119</text:p>
          </table:table-cell>
          <table:table-cell office:value-type="float" office:value="0.707581891049482">
            <text:p>0.707581891</text:p>
          </table:table-cell>
          <table:table-cell/>
          <table:table-cell office:value-type="float" office:value="11.9">
            <text:p>11.9</text:p>
          </table:table-cell>
          <table:table-cell table:number-columns-repeated="1018"/>
        </table:table-row>
        <table:table-row table:style-name="ro1">
          <table:table-cell office:value-type="float" office:value="-0.536572918000435">
            <text:p>-0.536572918</text:p>
          </table:table-cell>
          <table:table-cell office:value-type="float" office:value="10.1262475047899">
            <text:p>10.1262475048</text:p>
          </table:table-cell>
          <table:table-cell office:value-type="float" office:value="0.12">
            <text:p>0.12</text:p>
          </table:table-cell>
          <table:table-cell office:value-type="float" office:value="0.74720995770471">
            <text:p>0.7472099577</text:p>
          </table:table-cell>
          <table:table-cell/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float" office:value="-0.449647464534601">
            <text:p>-0.4496474645</text:p>
          </table:table-cell>
          <table:table-cell office:value-type="float" office:value="10.8077939492628">
            <text:p>10.8077939493</text:p>
          </table:table-cell>
          <table:table-cell office:value-type="float" office:value="0.121">
            <text:p>0.121</text:p>
          </table:table-cell>
          <table:table-cell office:value-type="float" office:value="0.77908571539667">
            <text:p>0.7790857154</text:p>
          </table:table-cell>
          <table:table-cell/>
          <table:table-cell office:value-type="float" office:value="12.1">
            <text:p>12.1</text:p>
          </table:table-cell>
          <table:table-cell table:number-columns-repeated="1018"/>
        </table:table-row>
        <table:table-row table:style-name="ro1">
          <table:table-cell office:value-type="float" office:value="-0.358229282236827">
            <text:p>-0.3582292822</text:p>
          </table:table-cell>
          <table:table-cell office:value-type="float" office:value="11.3903304577106">
            <text:p>11.3903304577</text:p>
          </table:table-cell>
          <table:table-cell office:value-type="float" office:value="0.122">
            <text:p>0.122</text:p>
          </table:table-cell>
          <table:table-cell office:value-type="float" office:value="0.8037869599746">
            <text:p>0.80378696</text:p>
          </table:table-cell>
          <table:table-cell/>
          <table:table-cell office:value-type="float" office:value="12.2">
            <text:p>12.2</text:p>
          </table:table-cell>
          <table:table-cell table:number-columns-repeated="1018"/>
        </table:table-row>
        <table:table-row table:style-name="ro1">
          <table:table-cell office:value-type="float" office:value="-0.263231791365801">
            <text:p>-0.2632317914</text:p>
          </table:table-cell>
          <table:table-cell office:value-type="float" office:value="11.8662112000053">
            <text:p>11.8662112</text:p>
          </table:table-cell>
          <table:table-cell office:value-type="float" office:value="0.123">
            <text:p>0.123</text:p>
          </table:table-cell>
          <table:table-cell office:value-type="float" office:value="0.821896635138346">
            <text:p>0.8218966351</text:p>
          </table:table-cell>
          <table:table-cell/>
          <table:table-cell office:value-type="float" office:value="12.3">
            <text:p>12.3</text:p>
          </table:table-cell>
          <table:table-cell table:number-columns-repeated="1018"/>
        </table:table-row>
        <table:table-row table:style-name="ro1">
          <table:table-cell office:value-type="float" office:value="-0.165604175448309">
            <text:p>-0.1656041754</text:p>
          </table:table-cell>
          <table:table-cell office:value-type="float" office:value="12.2287845482579">
            <text:p>12.2287845483</text:p>
          </table:table-cell>
          <table:table-cell office:value-type="float" office:value="0.124">
            <text:p>0.124</text:p>
          </table:table-cell>
          <table:table-cell office:value-type="float" office:value="0.833930677937385">
            <text:p>0.8339306779</text:p>
          </table:table-cell>
          <table:table-cell/>
          <table:table-cell office:value-type="float" office:value="12.4">
            <text:p>12.4</text:p>
          </table:table-cell>
          <table:table-cell table:number-columns-repeated="1018"/>
        </table:table-row>
        <table:table-row table:style-name="ro1">
          <table:table-cell office:value-type="float" office:value="-0.0663218973512007">
            <text:p>-0.0663218974</text:p>
          </table:table-cell>
          <table:table-cell office:value-type="float" office:value="12.4724784897323">
            <text:p>12.4724784897</text:p>
          </table:table-cell>
          <table:table-cell office:value-type="float" office:value="0.125">
            <text:p>0.125</text:p>
          </table:table-cell>
          <table:table-cell office:value-type="float" office:value="0.840279351386462">
            <text:p>0.8402793514</text:p>
          </table:table-cell>
          <table:table-cell/>
          <table:table-cell office:value-type="float" office:value="12.5">
            <text:p>12.5</text:p>
          </table:table-cell>
          <table:table-cell table:number-columns-repeated="1018"/>
        </table:table-row>
        <table:table-row table:style-name="ro1">
          <table:table-cell office:value-type="float" office:value="0.0336230472211367">
            <text:p>0.0336230472</text:p>
          </table:table-cell>
          <table:table-cell office:value-type="float" office:value="12.5928757773127">
            <text:p>12.5928757773</text:p>
          </table:table-cell>
          <table:table-cell office:value-type="float" office:value="0.126">
            <text:p>0.126</text:p>
          </table:table-cell>
          <table:table-cell office:value-type="float" office:value="0.841165355560173">
            <text:p>0.8411653556</text:p>
          </table:table-cell>
          <table:table-cell/>
          <table:table-cell office:value-type="float" office:value="12.6">
            <text:p>12.6</text:p>
          </table:table-cell>
          <table:table-cell table:number-columns-repeated="1018"/>
        </table:table-row>
        <table:table-row table:style-name="ro1">
          <table:table-cell office:value-type="float" office:value="0.133232041419944">
            <text:p>0.1332320414</text:p>
          </table:table-cell>
          <table:table-cell office:value-type="float" office:value="12.586777872041">
            <text:p>12.586777872</text:p>
          </table:table-cell>
          <table:table-cell office:value-type="float" office:value="0.127">
            <text:p>0.127</text:p>
          </table:table-cell>
          <table:table-cell office:value-type="float" office:value="0.836620744669243">
            <text:p>0.8366207447</text:p>
          </table:table-cell>
          <table:table-cell/>
          <table:table-cell office:value-type="float" office:value="12.7">
            <text:p>12.7</text:p>
          </table:table-cell>
          <table:table-cell table:number-columns-repeated="1018"/>
        </table:table-row>
        <table:table-row table:style-name="ro1">
          <table:table-cell office:value-type="float" office:value="0.231509825101539">
            <text:p>0.2315098251</text:p>
          </table:table-cell>
          <table:table-cell office:value-type="float" office:value="12.4522568409272">
            <text:p>12.4522568409</text:p>
          </table:table-cell>
          <table:table-cell office:value-type="float" office:value="0.128">
            <text:p>0.128</text:p>
          </table:table-cell>
          <table:table-cell office:value-type="float" office:value="0.826483650054413">
            <text:p>0.8264836501</text:p>
          </table:table-cell>
          <table:table-cell/>
          <table:table-cell office:value-type="float" office:value="12.8">
            <text:p>12.8</text:p>
          </table:table-cell>
          <table:table-cell table:number-columns-repeated="1018"/>
        </table:table-row>
        <table:table-row table:style-name="ro1">
          <table:table-cell office:value-type="float" office:value="0.327474439137693">
            <text:p>0.3274744391</text:p>
          </table:table-cell>
          <table:table-cell office:value-type="float" office:value="12.1886944922622">
            <text:p>12.1886944923</text:p>
          </table:table-cell>
          <table:table-cell office:value-type="float" office:value="0.129">
            <text:p>0.129</text:p>
          </table:table-cell>
          <table:table-cell office:value-type="float" office:value="0.810414944198341">
            <text:p>0.8104149442</text:p>
          </table:table-cell>
          <table:table-cell/>
          <table:table-cell office:value-type="float" office:value="12.9">
            <text:p>12.9</text:p>
          </table:table-cell>
          <table:table-cell table:number-columns-repeated="1018"/>
        </table:table-row>
        <table:table-row table:style-name="ro1">
          <table:table-cell office:value-type="float" office:value="0.420167036826641">
            <text:p>0.4201670368</text:p>
          </table:table-cell>
          <table:table-cell office:value-type="float" office:value="11.7968081588526">
            <text:p>11.7968081589</text:p>
          </table:table-cell>
          <table:table-cell office:value-type="float" office:value="0.13">
            <text:p>0.13</text:p>
          </table:table-cell>
          <table:table-cell office:value-type="float" office:value="0.787934141003626">
            <text:p>0.787934141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float" office:value="0.508661464372374">
            <text:p>0.5086614644</text:p>
          </table:table-cell>
          <table:table-cell office:value-type="float" office:value="11.2786626756562">
            <text:p>11.2786626757</text:p>
          </table:table-cell>
          <table:table-cell office:value-type="float" office:value="0.131">
            <text:p>0.131</text:p>
          </table:table-cell>
          <table:table-cell office:value-type="float" office:value="0.75847286555034">
            <text:p>0.7584728656</text:p>
          </table:table-cell>
          <table:table-cell/>
          <table:table-cell office:value-type="float" office:value="13.1">
            <text:p>13.1</text:p>
          </table:table-cell>
          <table:table-cell table:number-columns-repeated="1018"/>
        </table:table-row>
        <table:table-row table:style-name="ro1">
          <table:table-cell office:value-type="float" office:value="0.592073514707225">
            <text:p>0.5920735147</text:p>
          </table:table-cell>
          <table:table-cell office:value-type="float" office:value="10.6376682408539">
            <text:p>10.6376682409</text:p>
          </table:table-cell>
          <table:table-cell office:value-type="float" office:value="0.132">
            <text:p>0.132</text:p>
          </table:table-cell>
          <table:table-cell office:value-type="float" office:value="0.721443042269482">
            <text:p>0.7214430423</text:p>
          </table:table-cell>
          <table:table-cell/>
          <table:table-cell office:value-type="float" office:value="13.2">
            <text:p>13.2</text:p>
          </table:table-cell>
          <table:table-cell table:number-columns-repeated="1018"/>
        </table:table-row>
        <table:table-row table:style-name="ro1">
          <table:table-cell office:value-type="float" office:value="0.669569762196602">
            <text:p>0.6695697622</text:p>
          </table:table-cell>
          <table:table-cell office:value-type="float" office:value="9.87856399695881">
            <text:p>9.878563997</text:p>
          </table:table-cell>
          <table:table-cell office:value-type="float" office:value="0.133">
            <text:p>0.133</text:p>
          </table:table-cell>
          <table:table-cell office:value-type="float" office:value="0.67631553855925">
            <text:p>0.6763155386</text:p>
          </table:table-cell>
          <table:table-cell/>
          <table:table-cell office:value-type="float" office:value="13.3">
            <text:p>13.3</text:p>
          </table:table-cell>
          <table:table-cell table:number-columns-repeated="1018"/>
        </table:table-row>
        <table:table-row table:style-name="ro1">
          <table:table-cell office:value-type="float" office:value="0.740375889952449">
            <text:p>0.74037589</text:p>
          </table:table-cell>
          <table:table-cell office:value-type="float" office:value="9.00738731961647">
            <text:p>9.0073873196</text:p>
          </table:table-cell>
          <table:table-cell office:value-type="float" office:value="0.134">
            <text:p>0.134</text:p>
          </table:table-cell>
          <table:table-cell office:value-type="float" office:value="0.622703478711604">
            <text:p>0.6227034787</text:p>
          </table:table-cell>
          <table:table-cell/>
          <table:table-cell office:value-type="float" office:value="13.4">
            <text:p>13.4</text:p>
          </table:table-cell>
          <table:table-cell table:number-columns-repeated="1018"/>
        </table:table-row>
        <table:table-row table:style-name="ro1">
          <table:table-cell office:value-type="float" office:value="0.803784426551621">
            <text:p>0.8037844266</text:p>
          </table:table-cell>
          <table:table-cell office:value-type="float" office:value="8.03142895468354">
            <text:p>8.0314289547</text:p>
          </table:table-cell>
          <table:table-cell office:value-type="float" office:value="0.135">
            <text:p>0.135</text:p>
          </table:table-cell>
          <table:table-cell office:value-type="float" office:value="0.560443050173989">
            <text:p>0.5604430502</text:p>
          </table:table-cell>
          <table:table-cell/>
          <table:table-cell office:value-type="float" office:value="13.5">
            <text:p>13.5</text:p>
          </table:table-cell>
          <table:table-cell table:number-columns-repeated="1018"/>
        </table:table-row>
        <table:table-row table:style-name="ro1">
          <table:table-cell office:value-type="float" office:value="0.859161814856496">
            <text:p>0.8591618149</text:p>
          </table:table-cell>
          <table:table-cell office:value-type="float" office:value="6.95917429736283">
            <text:p>6.9591742974</text:p>
          </table:table-cell>
          <table:table-cell office:value-type="float" office:value="0.136">
            <text:p>0.136</text:p>
          </table:table-cell>
          <table:table-cell office:value-type="float" office:value="0.489663687484601">
            <text:p>0.4896636875</text:p>
          </table:table-cell>
          <table:table-cell/>
          <table:table-cell office:value-type="float" office:value="13.6">
            <text:p>13.6</text:p>
          </table:table-cell>
          <table:table-cell table:number-columns-repeated="1018"/>
        </table:table-row>
        <table:table-row table:style-name="ro1">
          <table:table-cell office:value-type="float" office:value="0.905954742308463">
            <text:p>0.9059547423</text:p>
          </table:table-cell>
          <table:table-cell office:value-type="float" office:value="5.8002312589741">
            <text:p>5.800231259</text:p>
          </table:table-cell>
          <table:table-cell office:value-type="float" office:value="0.137">
            <text:p>0.137</text:p>
          </table:table-cell>
          <table:table-cell office:value-type="float" office:value="0.410839384733947">
            <text:p>0.4108393847</text:p>
          </table:table-cell>
          <table:table-cell/>
          <table:table-cell office:value-type="float" office:value="13.7">
            <text:p>13.7</text:p>
          </table:table-cell>
          <table:table-cell table:number-columns-repeated="1018"/>
        </table:table-row>
        <table:table-row table:style-name="ro1">
          <table:table-cell office:value-type="float" office:value="0.943695669444105">
            <text:p>0.9436956694</text:p>
          </table:table-cell>
          <table:table-cell office:value-type="float" office:value="4.56524531569685">
            <text:p>4.5652453157</text:p>
          </table:table-cell>
          <table:table-cell office:value-type="float" office:value="0.138">
            <text:p>0.138</text:p>
          </table:table-cell>
          <table:table-cell office:value-type="float" office:value="0.324813829767653">
            <text:p>0.3248138298</text:p>
          </table:table-cell>
          <table:table-cell/>
          <table:table-cell office:value-type="float" office:value="13.8">
            <text:p>13.8</text:p>
          </table:table-cell>
          <table:table-cell table:number-columns-repeated="1018"/>
        </table:table-row>
        <table:table-row table:style-name="ro1">
          <table:table-cell office:value-type="float" office:value="0.972007501394976">
            <text:p>0.9720075014</text:p>
          </table:table-cell>
          <table:table-cell office:value-type="float" office:value="3.26580247770354">
            <text:p>3.2658024777</text:p>
          </table:table-cell>
          <table:table-cell office:value-type="float" office:value="0.139">
            <text:p>0.139</text:p>
          </table:table-cell>
          <table:table-cell office:value-type="float" office:value="0.232794183029576">
            <text:p>0.232794183</text:p>
          </table:table-cell>
          <table:table-cell/>
          <table:table-cell office:value-type="float" office:value="13.9">
            <text:p>13.9</text:p>
          </table:table-cell>
          <table:table-cell table:number-columns-repeated="1018"/>
        </table:table-row>
        <table:table-row table:style-name="ro1">
          <table:table-cell office:value-type="float" office:value="0.99060735569487">
            <text:p>0.9906073557</text:p>
          </table:table-cell>
          <table:table-cell office:value-type="float" office:value="1.91432105490967">
            <text:p>1.9143210549</text:p>
          </table:table-cell>
          <table:table-cell office:value-type="float" office:value="0.14">
            <text:p>0.14</text:p>
          </table:table-cell>
          <table:table-cell office:value-type="float" office:value="0.136311518884412">
            <text:p>0.1363115189</text:p>
          </table:table-cell>
          <table:table-cell/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float" office:value="0.999309388747918">
            <text:p>0.9993093887</text:p>
          </table:table-cell>
          <table:table-cell office:value-type="float" office:value="0.523933225550652">
            <text:p>0.5239332256</text:p>
          </table:table-cell>
          <table:table-cell office:value-type="float" office:value="0.141">
            <text:p>0.141</text:p>
          </table:table-cell>
          <table:table-cell office:value-type="float" office:value="0.0371498343353435">
            <text:p>0.0371498343</text:p>
          </table:table-cell>
          <table:table-cell/>
          <table:table-cell office:value-type="float" office:value="14.1">
            <text:p>14.1</text:p>
          </table:table-cell>
          <table:table-cell table:number-columns-repeated="1018"/>
        </table:table-row>
        <table:table-row table:style-name="ro1">
          <table:table-cell office:value-type="float" office:value="0.998026652716362">
            <text:p>0.9980266527</text:p>
          </table:table-cell>
          <table:table-cell office:value-type="float" office:value="-0.891642465521986">
            <text:p>-0.8916424655</text:p>
          </table:table-cell>
          <table:table-cell office:value-type="float" office:value="0.142">
            <text:p>0.142</text:p>
          </table:table-cell>
          <table:table-cell office:value-type="float" office:value="-0.0627504685187316">
            <text:p>-0.0627504685</text:p>
          </table:table-cell>
          <table:table-cell/>
          <table:table-cell office:value-type="float" office:value="14.2">
            <text:p>14.2</text:p>
          </table:table-cell>
          <table:table-cell table:number-columns-repeated="1018"/>
        </table:table-row>
        <table:table-row table:style-name="ro1">
          <table:table-cell office:value-type="float" office:value="0.986771964274613">
            <text:p>0.9867719643</text:p>
          </table:table-cell>
          <table:table-cell office:value-type="float" office:value="-2.31823644194597">
            <text:p>-2.3182364419</text:p>
          </table:table-cell>
          <table:table-cell office:value-type="float" office:value="0.143">
            <text:p>0.143</text:p>
          </table:table-cell>
          <table:table-cell office:value-type="float" office:value="-0.161405278317197">
            <text:p>-0.1614052783</text:p>
          </table:table-cell>
          <table:table-cell/>
          <table:table-cell office:value-type="float" office:value="14.3">
            <text:p>14.3</text:p>
          </table:table-cell>
          <table:table-cell table:number-columns-repeated="1018"/>
        </table:table-row>
        <table:table-row table:style-name="ro1">
          <table:table-cell office:value-type="float" office:value="0.965657776549277">
            <text:p>0.9656577765</text:p>
          </table:table-cell>
          <table:table-cell office:value-type="float" office:value="-3.74136992947808">
            <text:p>-3.7413699295</text:p>
          </table:table-cell>
          <table:table-cell office:value-type="float" office:value="0.144">
            <text:p>0.144</text:p>
          </table:table-cell>
          <table:table-cell office:value-type="float" office:value="-0.256904042480598">
            <text:p>-0.2569040425</text:p>
          </table:table-cell>
          <table:table-cell/>
          <table:table-cell office:value-type="float" office:value="14.4">
            <text:p>14.4</text:p>
          </table:table-cell>
          <table:table-cell table:number-columns-repeated="1018"/>
        </table:table-row>
        <table:table-row table:style-name="ro1">
          <table:table-cell office:value-type="float" office:value="0.934895055524683">
            <text:p>0.9348950555</text:p>
          </table:table-cell>
          <table:table-cell office:value-type="float" office:value="-5.14640186843622">
            <text:p>-5.1464018684</text:p>
          </table:table-cell>
          <table:table-cell office:value-type="float" office:value="0.145">
            <text:p>0.145</text:p>
          </table:table-cell>
          <table:table-cell office:value-type="float" office:value="-0.347519353259389">
            <text:p>-0.3475193533</text:p>
          </table:table-cell>
          <table:table-cell/>
          <table:table-cell office:value-type="float" office:value="14.5">
            <text:p>14.5</text:p>
          </table:table-cell>
          <table:table-cell table:number-columns-repeated="1018"/>
        </table:table-row>
        <table:table-row table:style-name="ro1">
          <table:table-cell office:value-type="float" office:value="0.894791172140504">
            <text:p>0.8947911721</text:p>
          </table:table-cell>
          <table:table-cell office:value-type="float" office:value="-6.51867941461908">
            <text:p>-6.5186794146</text:p>
          </table:table-cell>
          <table:table-cell office:value-type="float" office:value="0.146">
            <text:p>0.146</text:p>
          </table:table-cell>
          <table:table-cell office:value-type="float" office:value="-0.431797684075302">
            <text:p>-0.4317976841</text:p>
          </table:table-cell>
          <table:table-cell/>
          <table:table-cell office:value-type="float" office:value="14.6">
            <text:p>14.6</text:p>
          </table:table-cell>
          <table:table-cell table:number-columns-repeated="1018"/>
        </table:table-row>
        <table:table-row table:style-name="ro1">
          <table:table-cell office:value-type="float" office:value="0.845746831142933">
            <text:p>0.8457468311</text:p>
          </table:table-cell>
          <table:table-cell office:value-type="float" office:value="-7.84369048286005">
            <text:p>-7.8436904829</text:p>
          </table:table-cell>
          <table:table-cell office:value-type="float" office:value="0.147">
            <text:p>0.147</text:p>
          </table:table-cell>
          <table:table-cell office:value-type="float" office:value="-0.508622721176096">
            <text:p>-0.5086227212</text:p>
          </table:table-cell>
          <table:table-cell/>
          <table:table-cell office:value-type="float" office:value="14.7">
            <text:p>14.7</text:p>
          </table:table-cell>
          <table:table-cell table:number-columns-repeated="1018"/>
        </table:table-row>
        <table:table-row table:style-name="ro1">
          <table:table-cell office:value-type="float" office:value="0.788252067375316">
            <text:p>0.7882520674</text:p>
          </table:table-cell>
          <table:table-cell office:value-type="float" office:value="-9.10721674772987">
            <text:p>-9.1072167477</text:p>
          </table:table-cell>
          <table:table-cell office:value-type="float" office:value="0.148">
            <text:p>0.148</text:p>
          </table:table-cell>
          <table:table-cell office:value-type="float" office:value="-0.577246385155452">
            <text:p>-0.5772463852</text:p>
          </table:table-cell>
          <table:table-cell/>
          <table:table-cell office:value-type="float" office:value="14.8">
            <text:p>14.8</text:p>
          </table:table-cell>
          <table:table-cell table:number-columns-repeated="1018"/>
        </table:table-row>
        <table:table-row table:style-name="ro1">
          <table:table-cell office:value-type="float" office:value="0.722881349511976">
            <text:p>0.7228813495</text:p>
          </table:table-cell>
          <table:table-cell office:value-type="float" office:value="-10.295485492715">
            <text:p>-10.2954854927</text:p>
          </table:table-cell>
          <table:table-cell office:value-type="float" office:value="0.149">
            <text:p>0.149</text:p>
          </table:table-cell>
          <table:table-cell office:value-type="float" office:value="-0.637286671802469">
            <text:p>-0.6372866718</text:p>
          </table:table-cell>
          <table:table-cell/>
          <table:table-cell office:value-type="float" office:value="14.9">
            <text:p>14.9</text:p>
          </table:table-cell>
          <table:table-cell table:number-columns-repeated="1018"/>
        </table:table-row>
        <table:table-row table:style-name="ro1">
          <table:table-cell office:value-type="float" office:value="0.650287840157117">
            <text:p>0.6502878402</text:p>
          </table:table-cell>
          <table:table-cell office:value-type="float" office:value="-11.3953186928823">
            <text:p>-11.3953186929</text:p>
          </table:table-cell>
          <table:table-cell office:value-type="float" office:value="0.15">
            <text:p>0.15</text:p>
          </table:table-cell>
          <table:table-cell office:value-type="float" office:value="-0.688695199565891">
            <text:p>-0.6886951996</text:p>
          </table:table-cell>
          <table:table-cell/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float" office:value="0.571196869659989">
            <text:p>0.5711968697</text:p>
          </table:table-cell>
          <table:table-cell office:value-type="float" office:value="-12.3942777268393">
            <text:p>-12.3942777268</text:p>
          </table:table-cell>
          <table:table-cell office:value-type="float" office:value="0.151">
            <text:p>0.151</text:p>
          </table:table-cell>
          <table:table-cell office:value-type="float" office:value="-0.731700298283679">
            <text:p>-0.7317002983</text:p>
          </table:table-cell>
          <table:table-cell/>
          <table:table-cell office:value-type="float" office:value="15.1">
            <text:p>15.1</text:p>
          </table:table-cell>
          <table:table-cell table:number-columns-repeated="1018"/>
        </table:table-row>
        <table:table-row table:style-name="ro1">
          <table:table-cell office:value-type="float" office:value="0.486398688853798">
            <text:p>0.4863986889</text:p>
          </table:table-cell>
          <table:table-cell office:value-type="float" office:value="-13.2808021417684">
            <text:p>-13.2808021418</text:p>
          </table:table-cell>
          <table:table-cell office:value-type="float" office:value="0.152">
            <text:p>0.152</text:p>
          </table:table-cell>
          <table:table-cell office:value-type="float" office:value="-0.766733300332379">
            <text:p>-0.7667333003</text:p>
          </table:table-cell>
          <table:table-cell/>
          <table:table-cell office:value-type="float" office:value="15.2">
            <text:p>15.2</text:p>
          </table:table-cell>
          <table:table-cell table:number-columns-repeated="1018"/>
        </table:table-row>
        <table:table-row table:style-name="ro1">
          <table:table-cell office:value-type="float" office:value="0.396740573130612">
            <text:p>0.3967405731</text:p>
          </table:table-cell>
          <table:table-cell office:value-type="float" office:value="-14.0443409403387">
            <text:p>-14.0443409403</text:p>
          </table:table-cell>
          <table:table-cell office:value-type="float" office:value="0.153">
            <text:p>0.153</text:p>
          </table:table-cell>
          <table:table-cell office:value-type="float" office:value="-0.794346342746324">
            <text:p>-0.7943463427</text:p>
          </table:table-cell>
          <table:table-cell/>
          <table:table-cell office:value-type="float" office:value="15.3">
            <text:p>15.3</text:p>
          </table:table-cell>
          <table:table-cell table:number-columns-repeated="1018"/>
        </table:table-row>
        <table:table-row table:style-name="ro1">
          <table:table-cell office:value-type="float" office:value="0.303118356745702">
            <text:p>0.3031183567</text:p>
          </table:table-cell>
          <table:table-cell office:value-type="float" office:value="-14.6754749200626">
            <text:p>-14.6754749201</text:p>
          </table:table-cell>
          <table:table-cell office:value-type="float" office:value="0.154">
            <text:p>0.154</text:p>
          </table:table-cell>
          <table:table-cell office:value-type="float" office:value="-0.815129617736595">
            <text:p>-0.8151296177</text:p>
          </table:table-cell>
          <table:table-cell/>
          <table:table-cell office:value-type="float" office:value="15.4">
            <text:p>15.4</text:p>
          </table:table-cell>
          <table:table-cell table:number-columns-repeated="1018"/>
        </table:table-row>
        <table:table-row table:style-name="ro1">
          <table:table-cell office:value-type="float" office:value="0.206467481937797">
            <text:p>0.2064674819</text:p>
          </table:table-cell>
          <table:table-cell office:value-type="float" office:value="-15.1660286736927">
            <text:p>-15.1660286737</text:p>
          </table:table-cell>
          <table:table-cell office:value-type="float" office:value="0.155">
            <text:p>0.155</text:p>
          </table:table-cell>
          <table:table-cell office:value-type="float" office:value="-0.829634921573917">
            <text:p>-0.8296349216</text:p>
          </table:table-cell>
          <table:table-cell/>
          <table:table-cell office:value-type="float" office:value="15.5">
            <text:p>15.5</text:p>
          </table:table-cell>
          <table:table-cell table:number-columns-repeated="1018"/>
        </table:table-row>
        <table:table-row table:style-name="ro1">
          <table:table-cell office:value-type="float" office:value="0.107753652299444">
            <text:p>0.1077536523</text:p>
          </table:table-cell>
          <table:table-cell office:value-type="float" office:value="-15.5091709528675">
            <text:p>-15.5091709529</text:p>
          </table:table-cell>
          <table:table-cell office:value-type="float" office:value="0.156">
            <text:p>0.156</text:p>
          </table:table-cell>
          <table:table-cell office:value-type="float" office:value="-0.838310897129784">
            <text:p>-0.8383108971</text:p>
          </table:table-cell>
          <table:table-cell/>
          <table:table-cell office:value-type="float" office:value="15.6">
            <text:p>15.6</text:p>
          </table:table-cell>
          <table:table-cell table:number-columns-repeated="1018"/>
        </table:table-row>
        <table:table-row table:style-name="ro1">
          <table:table-cell office:value-type="float" office:value="0.00796318378593557">
            <text:p>0.0079631838</text:p>
          </table:table-cell>
          <table:table-cell office:value-type="float" office:value="-15.6995022055846">
            <text:p>-15.6995022056</text:p>
          </table:table-cell>
          <table:table-cell office:value-type="float" office:value="0.157">
            <text:p>0.157</text:p>
          </table:table-cell>
          <table:table-cell office:value-type="float" office:value="-0.841453853208466">
            <text:p>-0.8414538532</text:p>
          </table:table-cell>
          <table:table-cell/>
          <table:table-cell office:value-type="float" office:value="15.7">
            <text:p>15.7</text:p>
          </table:table-cell>
          <table:table-cell table:number-columns-repeated="1018"/>
        </table:table-row>
        <table:table-row table:style-name="ro1">
          <table:table-cell office:value-type="float" office:value="-0.0919068502276816">
            <text:p>-0.0919068502</text:p>
          </table:table-cell>
          <table:table-cell office:value-type="float" office:value="-15.733128220198">
            <text:p>-15.7331282202</text:p>
          </table:table-cell>
          <table:table-cell office:value-type="float" office:value="0.158">
            <text:p>0.158</text:p>
          </table:table-cell>
          <table:table-cell office:value-type="float" office:value="-0.839176684269721">
            <text:p>-0.8391766843</text:p>
          </table:table-cell>
          <table:table-cell/>
          <table:table-cell office:value-type="float" office:value="15.8">
            <text:p>15.8</text:p>
          </table:table-cell>
          <table:table-cell table:number-columns-repeated="1018"/>
        </table:table-row>
        <table:table-row table:style-name="ro1">
          <table:table-cell office:value-type="float" office:value="-0.190858581374189">
            <text:p>-0.1908585814</text:p>
          </table:table-cell>
          <table:table-cell office:value-type="float" office:value="-15.6077189433415">
            <text:p>-15.6077189433</text:p>
          </table:table-cell>
          <table:table-cell office:value-type="float" office:value="0.159">
            <text:p>0.159</text:p>
          </table:table-cell>
          <table:table-cell office:value-type="float" office:value="-0.831397291882125">
            <text:p>-0.8313972919</text:p>
          </table:table-cell>
          <table:table-cell/>
          <table:table-cell office:value-type="float" office:value="15.9">
            <text:p>15.9</text:p>
          </table:table-cell>
          <table:table-cell table:number-columns-repeated="1018"/>
        </table:table-row>
        <table:table-row table:style-name="ro1">
          <table:table-cell office:value-type="float" office:value="-0.287903316665065">
            <text:p>-0.2879033167</text:p>
          </table:table-cell>
          <table:table-cell office:value-type="float" office:value="-15.3225516851742">
            <text:p>-15.3225516852</text:p>
          </table:table-cell>
          <table:table-cell office:value-type="float" office:value="0.16">
            <text:p>0.16</text:p>
          </table:table-cell>
          <table:table-cell office:value-type="float" office:value="-0.817846990936288">
            <text:p>-0.8178469909</text:p>
          </table:table-cell>
          <table:table-cell/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float" office:value="-0.382071417184009">
            <text:p>-0.3820714172</text:p>
          </table:table-cell>
          <table:table-cell office:value-type="float" office:value="-14.8785380811774">
            <text:p>-14.8785380812</text:p>
          </table:table-cell>
          <table:table-cell office:value-type="float" office:value="0.161">
            <text:p>0.161</text:p>
          </table:table-cell>
          <table:table-cell office:value-type="float" office:value="-0.79809855205408">
            <text:p>-0.7980985521</text:p>
          </table:table-cell>
          <table:table-cell/>
          <table:table-cell office:value-type="float" office:value="16.1">
            <text:p>16.1</text:p>
          </table:table-cell>
          <table:table-cell table:number-columns-repeated="1018"/>
        </table:table-row>
        <table:table-row table:style-name="ro1">
          <table:table-cell office:value-type="float" office:value="-0.472421986398469">
            <text:p>-0.4724219864</text:p>
          </table:table-cell>
          <table:table-cell office:value-type="float" office:value="-14.2782343438682">
            <text:p>-14.2782343439</text:p>
          </table:table-cell>
          <table:table-cell office:value-type="float" office:value="0.162">
            <text:p>0.162</text:p>
          </table:table-cell>
          <table:table-cell office:value-type="float" office:value="-0.771612636497338">
            <text:p>-0.7716126365</text:p>
          </table:table-cell>
          <table:table-cell/>
          <table:table-cell office:value-type="float" office:value="16.2">
            <text:p>16.2</text:p>
          </table:table-cell>
          <table:table-cell table:number-columns-repeated="1018"/>
        </table:table-row>
        <table:table-row table:style-name="ro1">
          <table:table-cell office:value-type="float" office:value="-0.558052271286779">
            <text:p>-0.5580522713</text:p>
          </table:table-cell>
          <table:table-cell office:value-type="float" office:value="-13.5258345085516">
            <text:p>-13.5258345086</text:p>
          </table:table-cell>
          <table:table-cell office:value-type="float" office:value="0.163">
            <text:p>0.163</text:p>
          </table:table-cell>
          <table:table-cell office:value-type="float" office:value="-0.737800295020793">
            <text:p>-0.737800295</text:p>
          </table:table-cell>
          <table:table-cell/>
          <table:table-cell office:value-type="float" office:value="16.3">
            <text:p>16.3</text:p>
          </table:table-cell>
          <table:table-cell table:number-columns-repeated="1018"/>
        </table:table-row>
        <table:table-row table:style-name="ro1">
          <table:table-cell office:value-type="float" office:value="-0.63810668234795">
            <text:p>-0.6381066823</text:p>
          </table:table-cell>
          <table:table-cell office:value-type="float" office:value="-12.6271465528899">
            <text:p>-12.6271465529</text:p>
          </table:table-cell>
          <table:table-cell office:value-type="float" office:value="0.164">
            <text:p>0.164</text:p>
          </table:table-cell>
          <table:table-cell office:value-type="float" office:value="-0.696097878002681">
            <text:p>-0.696097878</text:p>
          </table:table-cell>
          <table:table-cell/>
          <table:table-cell office:value-type="float" office:value="16.4">
            <text:p>16.4</text:p>
          </table:table-cell>
          <table:table-cell table:number-columns-repeated="1018"/>
        </table:table-row>
        <table:table-row table:style-name="ro1">
          <table:table-cell office:value-type="float" office:value="-0.711785342369126">
            <text:p>-0.7117853424</text:p>
          </table:table-cell>
          <table:table-cell office:value-type="float" office:value="-11.5895514487947">
            <text:p>-11.5895514488</text:p>
          </table:table-cell>
          <table:table-cell office:value-type="float" office:value="0.165">
            <text:p>0.165</text:p>
          </table:table-cell>
          <table:table-cell office:value-type="float" office:value="-0.646049205386008">
            <text:p>-0.6460492054</text:p>
          </table:table-cell>
          <table:table-cell/>
          <table:table-cell office:value-type="float" office:value="16.5">
            <text:p>16.5</text:p>
          </table:table-cell>
          <table:table-cell table:number-columns-repeated="1018"/>
        </table:table-row>
        <table:table-row table:style-name="ro1">
          <table:table-cell office:value-type="float" office:value="-0.778352078534298">
            <text:p>-0.7783520785</text:p>
          </table:table-cell>
          <table:table-cell office:value-type="float" office:value="-10.42194538509">
            <text:p>-10.4219453851</text:p>
          </table:table-cell>
          <table:table-cell office:value-type="float" office:value="0.166">
            <text:p>0.166</text:p>
          </table:table-cell>
          <table:table-cell office:value-type="float" office:value="-0.587388362429825">
            <text:p>-0.5873883624</text:p>
          </table:table-cell>
          <table:table-cell/>
          <table:table-cell office:value-type="float" office:value="16.6">
            <text:p>16.6</text:p>
          </table:table-cell>
          <table:table-cell table:number-columns-repeated="1018"/>
        </table:table-row>
        <table:table-row table:style-name="ro1">
          <table:table-cell office:value-type="float" office:value="-0.837141778019749">
            <text:p>-0.837141778</text:p>
          </table:table-cell>
          <table:table-cell office:value-type="float" office:value="-9.13466557866369">
            <text:p>-9.1346655787</text:p>
          </table:table-cell>
          <table:table-cell office:value-type="float" office:value="0.167">
            <text:p>0.167</text:p>
          </table:table-cell>
          <table:table-cell office:value-type="float" office:value="-0.520115318039372">
            <text:p>-0.520115318</text:p>
          </table:table-cell>
          <table:table-cell/>
          <table:table-cell office:value-type="float" office:value="16.7">
            <text:p>16.7</text:p>
          </table:table-cell>
          <table:table-cell table:number-columns-repeated="1018"/>
        </table:table-row>
        <table:table-row table:style-name="ro1">
          <table:table-cell office:value-type="float" office:value="-0.887567033581504">
            <text:p>-0.8875670336</text:p>
          </table:table-cell>
          <table:table-cell office:value-type="float" office:value="-7.73940026851089">
            <text:p>-7.7394002685</text:p>
          </table:table-cell>
          <table:table-cell office:value-type="float" office:value="0.168">
            <text:p>0.168</text:p>
          </table:table-cell>
          <table:table-cell office:value-type="float" office:value="-0.444556054648792">
            <text:p>-0.4445560546</text:p>
          </table:table-cell>
          <table:table-cell/>
          <table:table-cell office:value-type="float" office:value="16.8">
            <text:p>16.8</text:p>
          </table:table-cell>
          <table:table-cell table:number-columns-repeated="1018"/>
        </table:table-row>
        <table:table-row table:style-name="ro1">
          <table:table-cell office:value-type="float" office:value="-0.92912401273437">
            <text:p>-0.9291240127</text:p>
          </table:table-cell>
          <table:table-cell office:value-type="float" office:value="-6.24908365928757">
            <text:p>-6.2490836593</text:p>
          </table:table-cell>
          <table:table-cell office:value-type="float" office:value="0.169">
            <text:p>0.169</text:p>
          </table:table-cell>
          <table:table-cell office:value-type="float" office:value="-0.361399368319893">
            <text:p>-0.3613993683</text:p>
          </table:table-cell>
          <table:table-cell/>
          <table:table-cell office:value-type="float" office:value="16.9">
            <text:p>16.9</text:p>
          </table:table-cell>
          <table:table-cell table:number-columns-repeated="1018"/>
        </table:table-row>
        <table:table-row table:style-name="ro1">
          <table:table-cell office:value-type="float" office:value="-0.961397491879558">
            <text:p>-0.9613974919</text:p>
          </table:table-cell>
          <table:table-cell office:value-type="float" office:value="-4.67777674687709">
            <text:p>-4.6777767469</text:p>
          </table:table-cell>
          <table:table-cell office:value-type="float" office:value="0.17">
            <text:p>0.17</text:p>
          </table:table-cell>
          <table:table-cell office:value-type="float" office:value="-0.271704133989655">
            <text:p>-0.271704134</text:p>
          </table:table-cell>
          <table:table-cell/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float" office:value="-0.984065005081643">
            <text:p>-0.9840650051</text:p>
          </table:table-cell>
          <table:table-cell office:value-type="float" office:value="-3.04053511620528">
            <text:p>-3.0405351162</text:p>
          </table:table-cell>
          <table:table-cell office:value-type="float" office:value="0.171">
            <text:p>0.171</text:p>
          </table:table-cell>
          <table:table-cell office:value-type="float" office:value="-0.176873613907477">
            <text:p>-0.1768736139</text:p>
          </table:table-cell>
          <table:table-cell/>
          <table:table-cell office:value-type="float" office:value="17.1">
            <text:p>17.1</text:p>
          </table:table-cell>
          <table:table-cell table:number-columns-repeated="1018"/>
        </table:table-row>
        <table:table-row table:style-name="ro1">
          <table:table-cell office:value-type="float" office:value="-0.996900066041596">
            <text:p>-0.996900066</text:p>
          </table:table-cell>
          <table:table-cell office:value-type="float" office:value="-1.35326494938759">
            <text:p>-1.3532649494</text:p>
          </table:table-cell>
          <table:table-cell office:value-type="float" office:value="0.172">
            <text:p>0.172</text:p>
          </table:table-cell>
          <table:table-cell office:value-type="float" office:value="-0.078597046793905">
            <text:p>-0.0785970468</text:p>
          </table:table-cell>
          <table:table-cell/>
          <table:table-cell office:value-type="float" office:value="17.2">
            <text:p>17.2</text:p>
          </table:table-cell>
          <table:table-cell table:number-columns-repeated="1018"/>
        </table:table-row>
        <table:table-row table:style-name="ro1">
          <table:table-cell office:value-type="float" office:value="-0.999774431073011">
            <text:p>-0.9997744311</text:p>
          </table:table-cell>
          <table:table-cell office:value-type="float" office:value="0.367431381404076">
            <text:p>0.3674313814</text:p>
          </table:table-cell>
          <table:table-cell office:value-type="float" office:value="0.173">
            <text:p>0.173</text:p>
          </table:table-cell>
          <table:table-cell office:value-type="float" office:value="0.0212372114513792">
            <text:p>0.0212372115</text:p>
          </table:table-cell>
          <table:table-cell/>
          <table:table-cell office:value-type="float" office:value="17.3">
            <text:p>17.3</text:p>
          </table:table-cell>
          <table:table-cell table:number-columns-repeated="1018"/>
        </table:table-row>
        <table:table-row table:style-name="ro1">
          <table:table-cell office:value-type="float" office:value="-0.992659380470633">
            <text:p>-0.9926593805</text:p>
          </table:table-cell>
          <table:table-cell office:value-type="float" office:value="2.10441863875551">
            <text:p>2.1044186388</text:p>
          </table:table-cell>
          <table:table-cell office:value-type="float" office:value="0.174">
            <text:p>0.174</text:p>
          </table:table-cell>
          <table:table-cell office:value-type="float" office:value="0.12064896801296">
            <text:p>0.120648968</text:p>
          </table:table-cell>
          <table:table-cell/>
          <table:table-cell office:value-type="float" office:value="17.4">
            <text:p>17.4</text:p>
          </table:table-cell>
          <table:table-cell table:number-columns-repeated="1018"/>
        </table:table-row>
        <table:table-row table:style-name="ro1">
          <table:table-cell office:value-type="float" office:value="-0.975626005468157">
            <text:p>-0.9756260055</text:p>
          </table:table-cell>
          <table:table-cell office:value-type="float" office:value="3.8401993562006">
            <text:p>3.8401993562</text:p>
          </table:table-cell>
          <table:table-cell office:value-type="float" office:value="0.175">
            <text:p>0.175</text:p>
          </table:table-cell>
          <table:table-cell office:value-type="float" office:value="0.217683050413074">
            <text:p>0.2176830504</text:p>
          </table:table-cell>
          <table:table-cell/>
          <table:table-cell office:value-type="float" office:value="17.5">
            <text:p>17.5</text:p>
          </table:table-cell>
          <table:table-cell table:number-columns-repeated="1018"/>
        </table:table-row>
        <table:table-row table:style-name="ro1">
          <table:table-cell office:value-type="float" office:value="-0.948844497918124">
            <text:p>-0.9488444979</text:p>
          </table:table-cell>
          <table:table-cell office:value-type="float" office:value="5.55709008657868">
            <text:p>5.5570900866</text:p>
          </table:table-cell>
          <table:table-cell office:value-type="float" office:value="0.176">
            <text:p>0.176</text:p>
          </table:table-cell>
          <table:table-cell office:value-type="float" office:value="0.310523544955624">
            <text:p>0.310523545</text:p>
          </table:table-cell>
          <table:table-cell/>
          <table:table-cell office:value-type="float" office:value="17.6">
            <text:p>17.6</text:p>
          </table:table-cell>
          <table:table-cell table:number-columns-repeated="1018"/>
        </table:table-row>
        <table:table-row table:style-name="ro1">
          <table:table-cell office:value-type="float" office:value="-0.912582449791183">
            <text:p>-0.9125824498</text:p>
          </table:table-cell>
          <table:table-cell office:value-type="float" office:value="7.23740148736023">
            <text:p>7.2374014874</text:p>
          </table:table-cell>
          <table:table-cell office:value-type="float" office:value="0.177">
            <text:p>0.177</text:p>
          </table:table-cell>
          <table:table-cell office:value-type="float" office:value="0.397593592085675">
            <text:p>0.3975935921</text:p>
          </table:table-cell>
          <table:table-cell/>
          <table:table-cell office:value-type="float" office:value="17.7">
            <text:p>17.7</text:p>
          </table:table-cell>
          <table:table-cell table:number-columns-repeated="1018"/>
        </table:table-row>
        <table:table-row table:style-name="ro1">
          <table:table-cell office:value-type="float" office:value="-0.867202179485581">
            <text:p>-0.8672021795</text:p>
          </table:table-cell>
          <table:table-cell office:value-type="float" office:value="8.8636204096338">
            <text:p>8.8636204096</text:p>
          </table:table-cell>
          <table:table-cell office:value-type="float" office:value="0.178">
            <text:p>0.178</text:p>
          </table:table-cell>
          <table:table-cell office:value-type="float" office:value="0.477630937754405">
            <text:p>0.4776309378</text:p>
          </table:table-cell>
          <table:table-cell/>
          <table:table-cell office:value-type="float" office:value="17.8">
            <text:p>17.8</text:p>
          </table:table-cell>
          <table:table-cell table:number-columns-repeated="1018"/>
        </table:table-row>
        <table:table-row table:style-name="ro1">
          <table:table-cell office:value-type="float" office:value="-0.813157111661486">
            <text:p>-0.8131571117</text:p>
          </table:table-cell>
          <table:table-cell office:value-type="float" office:value="10.418592117998">
            <text:p>10.418592118</text:p>
          </table:table-cell>
          <table:table-cell office:value-type="float" office:value="0.179">
            <text:p>0.179</text:p>
          </table:table-cell>
          <table:table-cell office:value-type="float" office:value="0.549732731295469">
            <text:p>0.5497327313</text:p>
          </table:table-cell>
          <table:table-cell/>
          <table:table-cell office:value-type="float" office:value="17.9">
            <text:p>17.9</text:p>
          </table:table-cell>
          <table:table-cell table:number-columns-repeated="1018"/>
        </table:table-row>
        <table:table-row table:style-name="ro1">
          <table:table-cell office:value-type="float" office:value="-0.750987246771674">
            <text:p>-0.7509872468</text:p>
          </table:table-cell>
          <table:table-cell office:value-type="float" office:value="11.8857007483935">
            <text:p>11.8857007484</text:p>
          </table:table-cell>
          <table:table-cell office:value-type="float" office:value="0.18">
            <text:p>0.18</text:p>
          </table:table-cell>
          <table:table-cell office:value-type="float" office:value="0.613367018272657">
            <text:p>0.6133670183</text:p>
          </table:table-cell>
          <table:table-cell/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float" office:value="-0.6813137655555">
            <text:p>-0.6813137656</text:p>
          </table:table-cell>
          <table:table-cell office:value-type="float" office:value="13.2490461103419">
            <text:p>13.2490461103</text:p>
          </table:table-cell>
          <table:table-cell office:value-type="float" office:value="0.181">
            <text:p>0.181</text:p>
          </table:table-cell>
          <table:table-cell office:value-type="float" office:value="0.668352324789073">
            <text:p>0.6683523248</text:p>
          </table:table-cell>
          <table:table-cell/>
          <table:table-cell office:value-type="float" office:value="18.1">
            <text:p>18.1</text:p>
          </table:table-cell>
          <table:table-cell table:number-columns-repeated="1018"/>
        </table:table-row>
        <table:table-row table:style-name="ro1">
          <table:table-cell office:value-type="float" office:value="-0.604832822406281">
            <text:p>-0.6048328224</text:p>
          </table:table-cell>
          <table:table-cell office:value-type="float" office:value="14.493614959313">
            <text:p>14.4936149593</text:p>
          </table:table-cell>
          <table:table-cell office:value-type="float" office:value="0.182">
            <text:p>0.182</text:p>
          </table:table-cell>
          <table:table-cell office:value-type="float" office:value="0.714810066097307">
            <text:p>0.7148100661</text:p>
          </table:table-cell>
          <table:table-cell/>
          <table:table-cell office:value-type="float" office:value="18.2">
            <text:p>18.2</text:p>
          </table:table-cell>
          <table:table-cell table:number-columns-repeated="1018"/>
        </table:table-row>
        <table:table-row table:style-name="ro1">
          <table:table-cell office:value-type="float" office:value="-0.522308589626732">
            <text:p>-0.5223085896</text:p>
          </table:table-cell>
          <table:table-cell office:value-type="float" office:value="15.605444903995">
            <text:p>15.605444904</text:p>
          </table:table-cell>
          <table:table-cell office:value-type="float" office:value="0.183">
            <text:p>0.183</text:p>
          </table:table-cell>
          <table:table-cell office:value-type="float" office:value="0.753096826453244">
            <text:p>0.7530968265</text:p>
          </table:table-cell>
          <table:table-cell/>
          <table:table-cell office:value-type="float" office:value="18.3">
            <text:p>18.3</text:p>
          </table:table-cell>
          <table:table-cell table:number-columns-repeated="1018"/>
        </table:table-row>
        <table:table-row table:style-name="ro1">
          <table:table-cell office:value-type="float" office:value="-0.434565622071893">
            <text:p>-0.4345656221</text:p>
          </table:table-cell>
          <table:table-cell office:value-type="float" office:value="16.5717791718798">
            <text:p>16.5717791719</text:p>
          </table:table-cell>
          <table:table-cell office:value-type="float" office:value="0.184">
            <text:p>0.184</text:p>
          </table:table-cell>
          <table:table-cell office:value-type="float" office:value="0.783724686624309">
            <text:p>0.7837246866</text:p>
          </table:table-cell>
          <table:table-cell/>
          <table:table-cell office:value-type="float" office:value="18.4">
            <text:p>18.4</text:p>
          </table:table-cell>
          <table:table-cell table:number-columns-repeated="1018"/>
        </table:table-row>
        <table:table-row table:style-name="ro1">
          <table:table-cell office:value-type="float" office:value="-0.342480618469609">
            <text:p>-0.3424806185</text:p>
          </table:table-cell>
          <table:table-cell office:value-type="float" office:value="17.3812105343428">
            <text:p>17.3812105343</text:p>
          </table:table-cell>
          <table:table-cell office:value-type="float" office:value="0.185">
            <text:p>0.185</text:p>
          </table:table-cell>
          <table:table-cell office:value-type="float" office:value="0.807277797294353">
            <text:p>0.8072777973</text:p>
          </table:table-cell>
          <table:table-cell/>
          <table:table-cell office:value-type="float" office:value="18.5">
            <text:p>18.5</text:p>
          </table:table-cell>
          <table:table-cell table:number-columns-repeated="1018"/>
        </table:table-row>
        <table:table-row table:style-name="ro1">
          <table:table-cell office:value-type="float" office:value="-0.246973661736621">
            <text:p>-0.2469736617</text:p>
          </table:table-cell>
          <table:table-cell office:value-type="float" office:value="18.0238127886663">
            <text:p>18.0238127887</text:p>
          </table:table-cell>
          <table:table-cell office:value-type="float" office:value="0.186">
            <text:p>0.186</text:p>
          </table:table-cell>
          <table:table-cell office:value-type="float" office:value="0.824332565214086">
            <text:p>0.8243325652</text:p>
          </table:table-cell>
          <table:table-cell/>
          <table:table-cell office:value-type="float" office:value="18.6">
            <text:p>18.6</text:p>
          </table:table-cell>
          <table:table-cell table:number-columns-repeated="1018"/>
        </table:table-row>
        <table:table-row table:style-name="ro1">
          <table:table-cell office:value-type="float" office:value="-0.148999025814195">
            <text:p>-0.1489990258</text:p>
          </table:table-cell>
          <table:table-cell office:value-type="float" office:value="18.4912583083805">
            <text:p>18.4912583084</text:p>
          </table:table-cell>
          <table:table-cell office:value-type="float" office:value="0.187">
            <text:p>0.187</text:p>
          </table:table-cell>
          <table:table-cell office:value-type="float" office:value="0.835387475410997">
            <text:p>0.8353874754</text:p>
          </table:table-cell>
          <table:table-cell/>
          <table:table-cell office:value-type="float" office:value="18.7">
            <text:p>18.7</text:p>
          </table:table-cell>
          <table:table-cell table:number-columns-repeated="1018"/>
        </table:table-row>
        <table:table-row table:style-name="ro1">
          <table:table-cell office:value-type="float" office:value="-0.0495356408783674">
            <text:p>-0.0495356409</text:p>
          </table:table-cell>
          <table:table-cell office:value-type="float" office:value="18.7769203038396">
            <text:p>18.7769203038</text:p>
          </table:table-cell>
          <table:table-cell office:value-type="float" office:value="0.188">
            <text:p>0.188</text:p>
          </table:table-cell>
          <table:table-cell office:value-type="float" office:value="0.840807052313899">
            <text:p>0.8408070523</text:p>
          </table:table-cell>
          <table:table-cell/>
          <table:table-cell office:value-type="float" office:value="18.8">
            <text:p>18.8</text:p>
          </table:table-cell>
          <table:table-cell table:number-columns-repeated="1018"/>
        </table:table-row>
        <table:table-row table:style-name="ro1">
          <table:table-cell office:value-type="float" office:value="0.0504226878068148">
            <text:p>0.0504226878</text:p>
          </table:table-cell>
          <table:table-cell office:value-type="float" office:value="18.8759585809022">
            <text:p>18.8759585809</text:p>
          </table:table-cell>
          <table:table-cell office:value-type="float" office:value="0.189">
            <text:p>0.189</text:p>
          </table:table-cell>
          <table:table-cell office:value-type="float" office:value="0.840783021983501">
            <text:p>0.840783022</text:p>
          </table:table-cell>
          <table:table-cell/>
          <table:table-cell office:value-type="float" office:value="18.9">
            <text:p>18.9</text:p>
          </table:table-cell>
          <table:table-cell table:number-columns-repeated="1018"/>
        </table:table-row>
        <table:table-row table:style-name="ro1">
          <table:table-cell office:value-type="float" office:value="0.149877209662956">
            <text:p>0.1498772097</text:p>
          </table:table-cell>
          <table:table-cell office:value-type="float" office:value="18.7853877455467">
            <text:p>18.7853877455</text:p>
          </table:table-cell>
          <table:table-cell office:value-type="float" office:value="0.19">
            <text:p>0.19</text:p>
          </table:table-cell>
          <table:table-cell office:value-type="float" office:value="0.835314514501174">
            <text:p>0.8353145145</text:p>
          </table:table-cell>
          <table:table-cell/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office:value-type="float" office:value="0.24783420798296">
            <text:p>0.247834208</text:p>
          </table:table-cell>
          <table:table-cell office:value-type="float" office:value="18.5041269746777">
            <text:p>18.5041269747</text:p>
          </table:table-cell>
          <table:table-cell office:value-type="float" office:value="0.191">
            <text:p>0.191</text:p>
          </table:table-cell>
          <table:table-cell office:value-type="float" office:value="0.824208152878946">
            <text:p>0.8242081529</text:p>
          </table:table-cell>
          <table:table-cell/>
          <table:table-cell office:value-type="float" office:value="19.1">
            <text:p>19.1</text:p>
          </table:table-cell>
          <table:table-cell table:number-columns-repeated="1018"/>
        </table:table-row>
        <table:table-row table:style-name="ro1">
          <table:table-cell office:value-type="float" office:value="0.343314928819899">
            <text:p>0.3433149288</text:p>
          </table:table-cell>
          <table:table-cell office:value-type="float" office:value="18.0330306565799">
            <text:p>18.0330306566</text:p>
          </table:table-cell>
          <table:table-cell office:value-type="float" office:value="0.192">
            <text:p>0.192</text:p>
          </table:table-cell>
          <table:table-cell office:value-type="float" office:value="0.80709802482901">
            <text:p>0.8070980248</text:p>
          </table:table-cell>
          <table:table-cell/>
          <table:table-cell office:value-type="float" office:value="19.2">
            <text:p>19.2</text:p>
          </table:table-cell>
          <table:table-cell table:number-columns-repeated="1018"/>
        </table:table-row>
        <table:table-row table:style-name="ro1">
          <table:table-cell office:value-type="float" office:value="0.435365360372896">
            <text:p>0.4353653604</text:p>
          </table:table-cell>
          <table:table-cell office:value-type="float" office:value="17.374899396623">
            <text:p>17.3748993966</text:p>
          </table:table-cell>
          <table:table-cell office:value-type="float" office:value="0.193">
            <text:p>0.193</text:p>
          </table:table-cell>
          <table:table-cell office:value-type="float" office:value="0.783484683027537">
            <text:p>0.783484683</text:p>
          </table:table-cell>
          <table:table-cell/>
          <table:table-cell office:value-type="float" office:value="19.3">
            <text:p>19.3</text:p>
          </table:table-cell>
          <table:table-cell table:number-columns-repeated="1018"/>
        </table:table-row>
        <table:table-row table:style-name="ro1">
          <table:table-cell office:value-type="float" office:value="0.523065765157699">
            <text:p>0.5230657652</text:p>
          </table:table-cell>
          <table:table-cell office:value-type="float" office:value="16.53447108299">
            <text:p>16.534471083</text:p>
          </table:table-cell>
          <table:table-cell office:value-type="float" office:value="0.194">
            <text:p>0.194</text:p>
          </table:table-cell>
          <table:table-cell office:value-type="float" office:value="0.752791325037424">
            <text:p>0.752791325</text:p>
          </table:table-cell>
          <table:table-cell/>
          <table:table-cell office:value-type="float" office:value="19.4">
            <text:p>19.4</text:p>
          </table:table-cell>
          <table:table-cell table:number-columns-repeated="1018"/>
        </table:table-row>
        <table:table-row table:style-name="ro1">
          <table:table-cell office:value-type="float" office:value="0.605539869719604">
            <text:p>0.6055398697</text:p>
          </table:table-cell>
          <table:table-cell office:value-type="float" office:value="15.5183919113719">
            <text:p>15.5183919114</text:p>
          </table:table-cell>
          <table:table-cell office:value-type="float" office:value="0.195">
            <text:p>0.195</text:p>
          </table:table-cell>
          <table:table-cell office:value-type="float" office:value="0.714434078751897">
            <text:p>0.7144340788</text:p>
          </table:table-cell>
          <table:table-cell/>
          <table:table-cell office:value-type="float" office:value="19.5">
            <text:p>19.5</text:p>
          </table:table-cell>
          <table:table-cell table:number-columns-repeated="1018"/>
        </table:table-row>
        <table:table-row table:style-name="ro1">
          <table:table-cell office:value-type="float" office:value="0.681963620068136">
            <text:p>0.6819636201</text:p>
          </table:table-cell>
          <table:table-cell office:value-type="float" office:value="14.3351674746517">
            <text:p>14.3351674747</text:p>
          </table:table-cell>
          <table:table-cell office:value-type="float" office:value="0.196">
            <text:p>0.196</text:p>
          </table:table-cell>
          <table:table-cell office:value-type="float" office:value="0.66790187705193">
            <text:p>0.6679018771</text:p>
          </table:table-cell>
          <table:table-cell/>
          <table:table-cell office:value-type="float" office:value="19.6">
            <text:p>19.6</text:p>
          </table:table-cell>
          <table:table-cell table:number-columns-repeated="1018"/>
        </table:table-row>
        <table:table-row table:style-name="ro1">
          <table:table-cell office:value-type="float" office:value="0.751573415352151">
            <text:p>0.7515734154</text:p>
          </table:table-cell>
          <table:table-cell office:value-type="float" office:value="12.9950942314572">
            <text:p>12.9950942315</text:p>
          </table:table-cell>
          <table:table-cell office:value-type="float" office:value="0.197">
            <text:p>0.197</text:p>
          </table:table-cell>
          <table:table-cell office:value-type="float" office:value="0.612839885196561">
            <text:p>0.6128398852</text:p>
          </table:table-cell>
          <table:table-cell/>
          <table:table-cell office:value-type="float" office:value="19.7">
            <text:p>19.7</text:p>
          </table:table-cell>
          <table:table-cell table:number-columns-repeated="1018"/>
        </table:table-row>
        <table:table-row table:style-name="ro1">
          <table:table-cell office:value-type="float" office:value="0.813673737507108">
            <text:p>0.8136737375</text:p>
          </table:table-cell>
          <table:table-cell office:value-type="float" office:value="11.5101718739258">
            <text:p>11.5101718739</text:p>
          </table:table-cell>
          <table:table-cell office:value-type="float" office:value="0.198">
            <text:p>0.198</text:p>
          </table:table-cell>
          <table:table-cell office:value-type="float" office:value="0.549129103932967">
            <text:p>0.5491291039</text:p>
          </table:table-cell>
          <table:table-cell/>
          <table:table-cell office:value-type="float" office:value="19.8">
            <text:p>19.8</text:p>
          </table:table-cell>
          <table:table-cell table:number-columns-repeated="1018"/>
        </table:table-row>
        <table:table-row table:style-name="ro1">
          <table:table-cell office:value-type="float" office:value="0.867644100641669">
            <text:p>0.8676441006</text:p>
          </table:table-cell>
          <table:table-cell office:value-type="float" office:value="9.89399731793692">
            <text:p>9.8939973179</text:p>
          </table:table-cell>
          <table:table-cell office:value-type="float" office:value="0.199">
            <text:p>0.199</text:p>
          </table:table-cell>
          <table:table-cell office:value-type="float" office:value="0.476953946053411">
            <text:p>0.4769539461</text:p>
          </table:table-cell>
          <table:table-cell/>
          <table:table-cell office:value-type="float" office:value="19.9">
            <text:p>19.9</text:p>
          </table:table-cell>
          <table:table-cell table:number-columns-repeated="1018"/>
        </table:table-row>
        <table:table-row table:style-name="ro1">
          <table:table-cell office:value-type="float" office:value="0.912945250727629">
            <text:p>0.9129452507</text:p>
          </table:table-cell>
          <table:table-cell office:value-type="float" office:value="8.16164123626778">
            <text:p>8.1616412363</text:p>
          </table:table-cell>
          <table:table-cell office:value-type="float" office:value="0.2">
            <text:p>0.2</text:p>
          </table:table-cell>
          <table:table-cell office:value-type="float" office:value="0.396849614875636">
            <text:p>0.3968496149</text:p>
          </table:table-cell>
          <table:table-cell/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float" office:value="0.949124553647895">
            <text:p>0.9491245536</text:p>
          </table:table-cell>
          <table:table-cell office:value-type="float" office:value="6.32950824452748">
            <text:p>6.3295082445</text:p>
          </table:table-cell>
          <table:table-cell office:value-type="float" office:value="0.201">
            <text:p>0.201</text:p>
          </table:table-cell>
          <table:table-cell office:value-type="float" office:value="0.309722253095178">
            <text:p>0.3097222531</text:p>
          </table:table-cell>
          <table:table-cell/>
          <table:table-cell office:value-type="float" office:value="20.1">
            <text:p>20.1</text:p>
          </table:table-cell>
          <table:table-cell table:number-columns-repeated="1018"/>
        </table:table-row>
        <table:table-row table:style-name="ro1">
          <table:table-cell office:value-type="float" office:value="0.975820517766976">
            <text:p>0.9758205178</text:p>
          </table:table-cell>
          <table:table-cell office:value-type="float" office:value="4.41518202926224">
            <text:p>4.4151820293</text:p>
          </table:table-cell>
          <table:table-cell office:value-type="float" office:value="0.202">
            <text:p>0.202</text:p>
          </table:table-cell>
          <table:table-cell office:value-type="float" office:value="0.216837154734541">
            <text:p>0.2168371547</text:p>
          </table:table-cell>
          <table:table-cell/>
          <table:table-cell office:value-type="float" office:value="20.2">
            <text:p>20.2</text:p>
          </table:table-cell>
          <table:table-cell table:number-columns-repeated="1018"/>
        </table:table-row>
        <table:table-row table:style-name="ro1">
          <table:table-cell office:value-type="float" office:value="0.992766405835908">
            <text:p>0.9927664058</text:p>
          </table:table-cell>
          <table:table-cell office:value-type="float" office:value="2.43725687536119">
            <text:p>2.4372568754</text:p>
          </table:table-cell>
          <table:table-cell office:value-type="float" office:value="0.203">
            <text:p>0.203</text:p>
          </table:table-cell>
          <table:table-cell office:value-type="float" office:value="0.11977367684823">
            <text:p>0.1197736768</text:p>
          </table:table-cell>
          <table:table-cell/>
          <table:table-cell office:value-type="float" office:value="20.3">
            <text:p>20.3</text:p>
          </table:table-cell>
          <table:table-cell table:number-columns-repeated="1018"/>
        </table:table-row>
        <table:table-row table:style-name="ro1">
          <table:table-cell office:value-type="float" office:value="0.999792900142669">
            <text:p>0.9997929001</text:p>
          </table:table-cell>
          <table:table-cell office:value-type="float" office:value="0.41515720396626">
            <text:p>0.415157204</text:p>
          </table:table-cell>
          <table:table-cell office:value-type="float" office:value="0.204">
            <text:p>0.204</text:p>
          </table:table-cell>
          <table:table-cell office:value-type="float" office:value="0.0203494386206606">
            <text:p>0.0203494386</text:p>
          </table:table-cell>
          <table:table-cell/>
          <table:table-cell office:value-type="float" office:value="20.4">
            <text:p>20.4</text:p>
          </table:table-cell>
          <table:table-cell table:number-columns-repeated="1018"/>
        </table:table-row>
        <table:table-row table:style-name="ro1">
          <table:table-cell office:value-type="float" office:value="0.996829794278799">
            <text:p>0.9968297943</text:p>
          </table:table-cell>
          <table:table-cell office:value-type="float" office:value="-1.63105312921014">
            <text:p>-1.6310531292</text:p>
          </table:table-cell>
          <table:table-cell office:value-type="float" office:value="0.205">
            <text:p>0.205</text:p>
          </table:table-cell>
          <table:table-cell office:value-type="float" office:value="-0.0794796494907327">
            <text:p>-0.0794796495</text:p>
          </table:table-cell>
          <table:table-cell/>
          <table:table-cell office:value-type="float" office:value="20.5">
            <text:p>20.5</text:p>
          </table:table-cell>
          <table:table-cell table:number-columns-repeated="1018"/>
        </table:table-row>
        <table:table-row table:style-name="ro1">
          <table:table-cell office:value-type="float" office:value="0.983906694618616">
            <text:p>0.9839066946</text:p>
          </table:table-cell>
          <table:table-cell office:value-type="float" office:value="-3.68086990350953">
            <text:p>-3.6808699035</text:p>
          </table:table-cell>
          <table:table-cell office:value-type="float" office:value="0.206">
            <text:p>0.206</text:p>
          </table:table-cell>
          <table:table-cell office:value-type="float" office:value="-0.177733701339335">
            <text:p>-0.1777337013</text:p>
          </table:table-cell>
          <table:table-cell/>
          <table:table-cell office:value-type="float" office:value="20.6">
            <text:p>20.6</text:p>
          </table:table-cell>
          <table:table-cell table:number-columns-repeated="1018"/>
        </table:table-row>
        <table:table-row table:style-name="ro1">
          <table:table-cell office:value-type="float" office:value="0.961152724502115">
            <text:p>0.9611527245</text:p>
          </table:table-cell>
          <table:table-cell office:value-type="float" office:value="-5.71355399586404">
            <text:p>-5.7135539959</text:p>
          </table:table-cell>
          <table:table-cell office:value-type="float" office:value="0.207">
            <text:p>0.207</text:p>
          </table:table-cell>
          <table:table-cell office:value-type="float" office:value="-0.272525680201412">
            <text:p>-0.2725256802</text:p>
          </table:table-cell>
          <table:table-cell/>
          <table:table-cell office:value-type="float" office:value="20.7">
            <text:p>20.7</text:p>
          </table:table-cell>
          <table:table-cell table:number-columns-repeated="1018"/>
        </table:table-row>
        <table:table-row table:style-name="ro1">
          <table:table-cell office:value-type="float" office:value="0.928795234077239">
            <text:p>0.9287952341</text:p>
          </table:table-cell>
          <table:table-cell office:value-type="float" office:value="-7.70834117742301">
            <text:p>-7.7083411774</text:p>
          </table:table-cell>
          <table:table-cell office:value-type="float" office:value="0.208">
            <text:p>0.208</text:p>
          </table:table-cell>
          <table:table-cell office:value-type="float" office:value="-0.362168542185055">
            <text:p>-0.3621685422</text:p>
          </table:table-cell>
          <table:table-cell/>
          <table:table-cell office:value-type="float" office:value="20.8">
            <text:p>20.8</text:p>
          </table:table-cell>
          <table:table-cell table:number-columns-repeated="1018"/>
        </table:table-row>
        <table:table-row table:style-name="ro1">
          <table:table-cell office:value-type="float" office:value="0.887157528692349">
            <text:p>0.8871575287</text:p>
          </table:table-cell>
          <table:table-cell office:value-type="float" office:value="-9.64465412229257">
            <text:p>-9.6446541223</text:p>
          </table:table-cell>
          <table:table-cell office:value-type="float" office:value="0.209">
            <text:p>0.209</text:p>
          </table:table-cell>
          <table:table-cell office:value-type="float" office:value="-0.445261873133978">
            <text:p>-0.4452618731</text:p>
          </table:table-cell>
          <table:table-cell/>
          <table:table-cell office:value-type="float" office:value="20.9">
            <text:p>20.9</text:p>
          </table:table-cell>
          <table:table-cell table:number-columns-repeated="1018"/>
        </table:table-row>
        <table:table-row table:style-name="ro1">
          <table:table-cell office:value-type="float" office:value="0.836655638536054">
            <text:p>0.8366556385</text:p>
          </table:table-cell>
          <table:table-cell office:value-type="float" office:value="-11.5023144647097">
            <text:p>-11.5023144647</text:p>
          </table:table-cell>
          <table:table-cell office:value-type="float" office:value="0.21">
            <text:p>0.21</text:p>
          </table:table-cell>
          <table:table-cell office:value-type="float" office:value="-0.520750021697449">
            <text:p>-0.5207500217</text:p>
          </table:table-cell>
          <table:table-cell/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float" office:value="0.777794161801093">
            <text:p>0.7777941618</text:p>
          </table:table-cell>
          <table:table-cell office:value-type="float" office:value="-13.2617527213454">
            <text:p>-13.2617527213</text:p>
          </table:table-cell>
          <table:table-cell office:value-type="float" office:value="0.211">
            <text:p>0.211</text:p>
          </table:table-cell>
          <table:table-cell office:value-type="float" office:value="-0.587947493360391">
            <text:p>-0.5879474934</text:p>
          </table:table-cell>
          <table:table-cell/>
          <table:table-cell office:value-type="float" office:value="21.1">
            <text:p>21.1</text:p>
          </table:table-cell>
          <table:table-cell table:number-columns-repeated="1018"/>
        </table:table-row>
        <table:table-row table:style-name="ro1">
          <table:table-cell office:value-type="float" office:value="0.71116122290598">
            <text:p>0.7111612229</text:p>
          </table:table-cell>
          <table:table-cell office:value-type="float" office:value="-14.9042138982662">
            <text:p>-14.9042138983</text:p>
          </table:table-cell>
          <table:table-cell office:value-type="float" office:value="0.212">
            <text:p>0.212</text:p>
          </table:table-cell>
          <table:table-cell office:value-type="float" office:value="-0.646531402936125">
            <text:p>-0.6465314029</text:p>
          </table:table-cell>
          <table:table-cell/>
          <table:table-cell office:value-type="float" office:value="21.2">
            <text:p>21.2</text:p>
          </table:table-cell>
          <table:table-cell table:number-columns-repeated="1018"/>
        </table:table-row>
        <table:table-row table:style-name="ro1">
          <table:table-cell office:value-type="float" office:value="0.637422596150236">
            <text:p>0.6374225962</text:p>
          </table:table-cell>
          <table:table-cell office:value-type="float" office:value="-16.4119566275276">
            <text:p>-16.4119566275</text:p>
          </table:table-cell>
          <table:table-cell office:value-type="float" office:value="0.213">
            <text:p>0.213</text:p>
          </table:table-cell>
          <table:table-cell office:value-type="float" office:value="-0.696504436643063">
            <text:p>-0.6965044366</text:p>
          </table:table-cell>
          <table:table-cell/>
          <table:table-cell office:value-type="float" office:value="21.3">
            <text:p>21.3</text:p>
          </table:table-cell>
          <table:table-cell table:number-columns-repeated="1018"/>
        </table:table-row>
        <table:table-row table:style-name="ro1">
          <table:table-cell office:value-type="float" office:value="0.557315053517658">
            <text:p>0.5573150535</text:p>
          </table:table-cell>
          <table:table-cell office:value-type="float" office:value="-17.7684437263625">
            <text:p>-17.7684437264</text:p>
          </table:table-cell>
          <table:table-cell office:value-type="float" office:value="0.214">
            <text:p>0.214</text:p>
          </table:table-cell>
          <table:table-cell office:value-type="float" office:value="-0.738134548622613">
            <text:p>-0.7381345486</text:p>
          </table:table-cell>
          <table:table-cell/>
          <table:table-cell office:value-type="float" office:value="21.4">
            <text:p>21.4</text:p>
          </table:table-cell>
          <table:table-cell table:number-columns-repeated="1018"/>
        </table:table-row>
        <table:table-row table:style-name="ro1">
          <table:table-cell office:value-type="float" office:value="0.471639003094193">
            <text:p>0.4716390031</text:p>
          </table:table-cell>
          <table:table-cell office:value-type="float" office:value="-18.9585221421385">
            <text:p>-18.9585221421</text:p>
          </table:table-cell>
          <table:table-cell office:value-type="float" office:value="0.215">
            <text:p>0.215</text:p>
          </table:table-cell>
          <table:table-cell office:value-type="float" office:value="-0.771879242394811">
            <text:p>-0.7718792424</text:p>
          </table:table-cell>
          <table:table-cell/>
          <table:table-cell office:value-type="float" office:value="21.5">
            <text:p>21.5</text:p>
          </table:table-cell>
          <table:table-cell table:number-columns-repeated="1018"/>
        </table:table-row>
        <table:table-row table:style-name="ro1">
          <table:table-cell office:value-type="float" office:value="0.38125049165494">
            <text:p>0.3812504917</text:p>
          </table:table-cell>
          <table:table-cell office:value-type="float" office:value="-19.968590338145">
            <text:p>-19.9685903381</text:p>
          </table:table-cell>
          <table:table-cell office:value-type="float" office:value="0.216">
            <text:p>0.216</text:p>
          </table:table-cell>
          <table:table-cell office:value-type="float" office:value="-0.798302747668077">
            <text:p>-0.7983027477</text:p>
          </table:table-cell>
          <table:table-cell/>
          <table:table-cell office:value-type="float" office:value="21.6">
            <text:p>21.6</text:p>
          </table:table-cell>
          <table:table-cell table:number-columns-repeated="1018"/>
        </table:table-row>
        <table:table-row table:style-name="ro1">
          <table:table-cell office:value-type="float" office:value="0.287052651327725">
            <text:p>0.2870526513</text:p>
          </table:table-cell>
          <table:table-cell office:value-type="float" office:value="-20.7867512880673">
            <text:p>-20.7867512881</text:p>
          </table:table-cell>
          <table:table-cell office:value-type="float" office:value="0.217">
            <text:p>0.217</text:p>
          </table:table-cell>
          <table:table-cell office:value-type="float" office:value="-0.817993887741503">
            <text:p>-0.8179938877</text:p>
          </table:table-cell>
          <table:table-cell/>
          <table:table-cell office:value-type="float" office:value="21.7">
            <text:p>21.7</text:p>
          </table:table-cell>
          <table:table-cell table:number-columns-repeated="1018"/>
        </table:table-row>
        <table:table-row table:style-name="ro1">
          <table:table-cell office:value-type="float" office:value="0.189986675795434">
            <text:p>0.1899866758</text:p>
          </table:table-cell>
          <table:table-cell office:value-type="float" office:value="-21.4029493796934">
            <text:p>-21.4029493797</text:p>
          </table:table-cell>
          <table:table-cell office:value-type="float" office:value="0.218">
            <text:p>0.218</text:p>
          </table:table-cell>
          <table:table-cell office:value-type="float" office:value="-0.831491259213516">
            <text:p>-0.8314912592</text:p>
          </table:table-cell>
          <table:table-cell/>
          <table:table-cell office:value-type="float" office:value="21.8">
            <text:p>21.8</text:p>
          </table:table-cell>
          <table:table-cell table:number-columns-repeated="1018"/>
        </table:table-row>
        <table:table-row table:style-name="ro1">
          <table:table-cell office:value-type="float" office:value="0.0910224161998443">
            <text:p>0.0910224162</text:p>
          </table:table-cell>
          <table:table-cell office:value-type="float" office:value="-21.8090896797846">
            <text:p>-21.8090896798</text:p>
          </table:table-cell>
          <table:table-cell office:value-type="float" office:value="0.219">
            <text:p>0.219</text:p>
          </table:table-cell>
          <table:table-cell office:value-type="float" office:value="-0.839220861851876">
            <text:p>-0.8392208619</text:p>
          </table:table-cell>
          <table:table-cell/>
          <table:table-cell office:value-type="float" office:value="21.9">
            <text:p>21.9</text:p>
          </table:table-cell>
          <table:table-cell table:number-columns-repeated="1018"/>
        </table:table-row>
        <table:table-row table:style-name="ro1">
          <table:table-cell office:value-type="float" office:value="-0.00885130929040743">
            <text:p>-0.0088513093</text:p>
          </table:table-cell>
          <table:table-cell office:value-type="float" office:value="-21.999138180682">
            <text:p>-21.9991381807</text:p>
          </table:table-cell>
          <table:table-cell office:value-type="float" office:value="0.22">
            <text:p>0.22</text:p>
          </table:table-cell>
          <table:table-cell office:value-type="float" office:value="-0.841449818572947">
            <text:p>-0.8414498186</text:p>
          </table:table-cell>
          <table:table-cell/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float" office:value="-0.10863659542408">
            <text:p>-0.1086365954</text:p>
          </table:table-cell>
          <table:table-cell office:value-type="float" office:value="-21.9692018335367">
            <text:p>-21.9692018335</text:p>
          </table:table-cell>
          <table:table-cell office:value-type="float" office:value="0.221">
            <text:p>0.221</text:p>
          </table:table-cell>
          <table:table-cell office:value-type="float" office:value="-0.838258503394428">
            <text:p>-0.8382585034</text:p>
          </table:table-cell>
          <table:table-cell/>
          <table:table-cell office:value-type="float" office:value="22.1">
            <text:p>22.1</text:p>
          </table:table-cell>
          <table:table-cell table:number-columns-repeated="1018"/>
        </table:table-row>
        <table:table-row table:style-name="ro1">
          <table:table-cell office:value-type="float" office:value="-0.207336420606762">
            <text:p>-0.2073364206</text:p>
          </table:table-cell>
          <table:table-cell office:value-type="float" office:value="-21.7175873712244">
            <text:p>-21.7175873712</text:p>
          </table:table-cell>
          <table:table-cell office:value-type="float" office:value="0.222">
            <text:p>0.222</text:p>
          </table:table-cell>
          <table:table-cell office:value-type="float" office:value="-0.829532312417166">
            <text:p>-0.8295323124</text:p>
          </table:table-cell>
          <table:table-cell/>
          <table:table-cell office:value-type="float" office:value="22.2">
            <text:p>22.2</text:p>
          </table:table-cell>
          <table:table-cell table:number-columns-repeated="1018"/>
        </table:table-row>
        <table:table-row table:style-name="ro1">
          <table:table-cell office:value-type="float" office:value="-0.30396460881105">
            <text:p>-0.3039646088</text:p>
          </table:table-cell>
          <table:table-cell office:value-type="float" office:value="-21.244838134126">
            <text:p>-21.2448381341</text:p>
          </table:table-cell>
          <table:table-cell office:value-type="float" office:value="0.223">
            <text:p>0.223</text:p>
          </table:table-cell>
          <table:table-cell office:value-type="float" office:value="-0.814973418955946">
            <text:p>-0.814973419</text:p>
          </table:table-cell>
          <table:table-cell/>
          <table:table-cell office:value-type="float" office:value="22.3">
            <text:p>22.3</text:p>
          </table:table-cell>
          <table:table-cell table:number-columns-repeated="1018"/>
        </table:table-row>
        <table:table-row table:style-name="ro1">
          <table:table-cell office:value-type="float" office:value="-0.397555683121436">
            <text:p>-0.3975556831</text:p>
          </table:table-cell>
          <table:table-cell office:value-type="float" office:value="-20.5537483319137">
            <text:p>-20.5537483319</text:p>
          </table:table-cell>
          <table:table-cell office:value-type="float" office:value="0.224">
            <text:p>0.224</text:p>
          </table:table-cell>
          <table:table-cell office:value-type="float" office:value="-0.794132022230197">
            <text:p>-0.7941320222</text:p>
          </table:table-cell>
          <table:table-cell/>
          <table:table-cell office:value-type="float" office:value="22.4">
            <text:p>22.4</text:p>
          </table:table-cell>
          <table:table-cell table:number-columns-repeated="1018"/>
        </table:table-row>
        <table:table-row table:style-name="ro1">
          <table:table-cell office:value-type="float" office:value="-0.487174512460513">
            <text:p>-0.4871745125</text:p>
          </table:table-cell>
          <table:table-cell office:value-type="float" office:value="-19.6493544021041">
            <text:p>-19.6493544021</text:p>
          </table:table-cell>
          <table:table-cell office:value-type="float" office:value="0.225">
            <text:p>0.225</text:p>
          </table:table-cell>
          <table:table-cell office:value-type="float" office:value="-0.766455679329243">
            <text:p>-0.7664556793</text:p>
          </table:table-cell>
          <table:table-cell/>
          <table:table-cell office:value-type="float" office:value="22.5">
            <text:p>22.5</text:p>
          </table:table-cell>
          <table:table-cell table:number-columns-repeated="1018"/>
        </table:table-row>
        <table:table-row table:style-name="ro1">
          <table:table-cell office:value-type="float" office:value="-0.571925655109564">
            <text:p>-0.5719256551</text:p>
          </table:table-cell>
          <table:table-cell office:value-type="float" office:value="-18.5389033591053">
            <text:p>-18.5389033591</text:p>
          </table:table-cell>
          <table:table-cell office:value-type="float" office:value="0.226">
            <text:p>0.226</text:p>
          </table:table-cell>
          <table:table-cell office:value-type="float" office:value="-0.731354185790187">
            <text:p>-0.7313541858</text:p>
          </table:table-cell>
          <table:table-cell/>
          <table:table-cell office:value-type="float" office:value="22.6">
            <text:p>22.6</text:p>
          </table:table-cell>
          <table:table-cell table:number-columns-repeated="1018"/>
        </table:table-row>
        <table:table-row table:style-name="ro1">
          <table:table-cell office:value-type="float" office:value="-0.65096230566625">
            <text:p>-0.6509623057</text:p>
          </table:table-cell>
          <table:table-cell office:value-type="float" office:value="-17.2317982634454">
            <text:p>-17.2317982634</text:p>
          </table:table-cell>
          <table:table-cell office:value-type="float" office:value="0.227">
            <text:p>0.227</text:p>
          </table:table-cell>
          <table:table-cell office:value-type="float" office:value="-0.688276108676149">
            <text:p>-0.6882761087</text:p>
          </table:table-cell>
          <table:table-cell/>
          <table:table-cell office:value-type="float" office:value="22.7">
            <text:p>22.7</text:p>
          </table:table-cell>
          <table:table-cell table:number-columns-repeated="1018"/>
        </table:table-row>
        <table:table-row table:style-name="ro1">
          <table:table-cell office:value-type="float" office:value="-0.723494756044247">
            <text:p>-0.723494756</text:p>
          </table:table-cell>
          <table:table-cell office:value-type="float" office:value="-15.7395211773958">
            <text:p>-15.7395211774</text:p>
          </table:table-cell>
          <table:table-cell office:value-type="float" office:value="0.228">
            <text:p>0.228</text:p>
          </table:table-cell>
          <table:table-cell office:value-type="float" office:value="-0.636791563289808">
            <text:p>-0.6367915633</text:p>
          </table:table-cell>
          <table:table-cell/>
          <table:table-cell office:value-type="float" office:value="22.8">
            <text:p>22.8</text:p>
          </table:table-cell>
          <table:table-cell table:number-columns-repeated="1018"/>
        </table:table-row>
        <table:table-row table:style-name="ro1">
          <table:table-cell office:value-type="float" office:value="-0.788798285975419">
            <text:p>-0.788798286</text:p>
          </table:table-cell>
          <table:table-cell office:value-type="float" office:value="-14.0755342078513">
            <text:p>-14.0755342079</text:p>
          </table:table-cell>
          <table:table-cell office:value-type="float" office:value="0.229">
            <text:p>0.229</text:p>
          </table:table-cell>
          <table:table-cell office:value-type="float" office:value="-0.576674371773191">
            <text:p>-0.5766743718</text:p>
          </table:table-cell>
          <table:table-cell/>
          <table:table-cell office:value-type="float" office:value="22.9">
            <text:p>22.9</text:p>
          </table:table-cell>
          <table:table-cell table:number-columns-repeated="1018"/>
        </table:table-row>
        <table:table-row table:style-name="ro1">
          <table:table-cell office:value-type="float" office:value="-0.846220404175173">
            <text:p>-0.8462204042</text:p>
          </table:table-cell>
          <table:table-cell office:value-type="float" office:value="-12.2551594676681">
            <text:p>-12.2551594677</text:p>
          </table:table-cell>
          <table:table-cell office:value-type="float" office:value="0.23">
            <text:p>0.23</text:p>
          </table:table-cell>
          <table:table-cell office:value-type="float" office:value="-0.507975659204681">
            <text:p>-0.5079756592</text:p>
          </table:table-cell>
          <table:table-cell/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float" office:value="-0.895187367819682">
            <text:p>-0.8951873678</text:p>
          </table:table-cell>
          <table:table-cell office:value-type="float" office:value="-10.2954390102641">
            <text:p>-10.2954390103</text:p>
          </table:table-cell>
          <table:table-cell office:value-type="float" office:value="0.231">
            <text:p>0.231</text:p>
          </table:table-cell>
          <table:table-cell office:value-type="float" office:value="-0.431080579541046">
            <text:p>-0.4310805795</text:p>
          </table:table-cell>
          <table:table-cell/>
          <table:table-cell office:value-type="float" office:value="23.1">
            <text:p>23.1</text:p>
          </table:table-cell>
          <table:table-cell table:number-columns-repeated="1018"/>
        </table:table-row>
        <table:table-row table:style-name="ro1">
          <table:table-cell office:value-type="float" office:value="-0.93520991519454">
            <text:p>-0.9352099152</text:p>
          </table:table-cell>
          <table:table-cell office:value-type="float" office:value="-8.21497600679545">
            <text:p>-8.2149760068</text:p>
          </table:table-cell>
          <table:table-cell office:value-type="float" office:value="0.232">
            <text:p>0.232</text:p>
          </table:table-cell>
          <table:table-cell office:value-type="float" office:value="-0.346740521189626">
            <text:p>-0.3467405212</text:p>
          </table:table-cell>
          <table:table-cell/>
          <table:table-cell office:value-type="float" office:value="23.2">
            <text:p>23.2</text:p>
          </table:table-cell>
          <table:table-cell table:number-columns-repeated="1018"/>
        </table:table-row>
        <table:table-row table:style-name="ro1">
          <table:table-cell office:value-type="float" office:value="-0.965888154236071">
            <text:p>-0.9658881542</text:p>
          </table:table-cell>
          <table:table-cell office:value-type="float" office:value="-6.03375863835376">
            <text:p>-6.0337586384</text:p>
          </table:table-cell>
          <table:table-cell office:value-type="float" office:value="0.233">
            <text:p>0.233</text:p>
          </table:table-cell>
          <table:table-cell office:value-type="float" office:value="-0.256074979076378">
            <text:p>-0.2560749791</text:p>
          </table:table-cell>
          <table:table-cell/>
          <table:table-cell office:value-type="float" office:value="23.3">
            <text:p>23.3</text:p>
          </table:table-cell>
          <table:table-cell table:number-columns-repeated="1018"/>
        </table:table-row>
        <table:table-row table:style-name="ro1">
          <table:table-cell office:value-type="float" office:value="-0.986915558120649">
            <text:p>-0.9869155581</text:p>
          </table:table-cell>
          <table:table-cell office:value-type="float" office:value="-3.77296836518594">
            <text:p>-3.7729683652</text:p>
          </table:table-cell>
          <table:table-cell office:value-type="float" office:value="0.234">
            <text:p>0.234</text:p>
          </table:table-cell>
          <table:table-cell office:value-type="float" office:value="-0.160540236376763">
            <text:p>-0.1605402364</text:p>
          </table:table-cell>
          <table:table-cell/>
          <table:table-cell office:value-type="float" office:value="23.4">
            <text:p>23.4</text:p>
          </table:table-cell>
          <table:table-cell table:number-columns-repeated="1018"/>
        </table:table-row>
        <table:table-row table:style-name="ro1">
          <table:table-cell office:value-type="float" office:value="-0.998082027979396">
            <text:p>-0.998082028</text:p>
          </table:table-cell>
          <table:table-cell office:value-type="float" office:value="-1.4547744088688">
            <text:p>-1.4547744089</text:p>
          </table:table-cell>
          <table:table-cell office:value-type="float" office:value="0.235">
            <text:p>0.235</text:p>
          </table:table-cell>
          <table:table-cell office:value-type="float" office:value="-0.0618657619837401">
            <text:p>-0.061865762</text:p>
          </table:table-cell>
          <table:table-cell/>
          <table:table-cell office:value-type="float" office:value="23.5">
            <text:p>23.5</text:p>
          </table:table-cell>
          <table:table-cell table:number-columns-repeated="1018"/>
        </table:table-row>
        <table:table-row table:style-name="ro1">
          <table:table-cell office:value-type="float" office:value="-0.999275992136628">
            <text:p>-0.9992759921</text:p>
          </table:table-cell>
          <table:table-cell office:value-type="float" office:value="0.897883560246583">
            <text:p>0.8978835602</text:p>
          </table:table-cell>
          <table:table-cell office:value-type="float" office:value="0.236">
            <text:p>0.236</text:p>
          </table:table-cell>
          <table:table-cell office:value-type="float" office:value="0.0380367357110394">
            <text:p>0.0380367357</text:p>
          </table:table-cell>
          <table:table-cell/>
          <table:table-cell office:value-type="float" office:value="23.6">
            <text:p>23.6</text:p>
          </table:table-cell>
          <table:table-cell table:number-columns-repeated="1018"/>
        </table:table-row>
        <table:table-row table:style-name="ro1">
          <table:table-cell office:value-type="float" office:value="-0.990485520897156">
            <text:p>-0.9904855209</text:p>
          </table:table-cell>
          <table:table-cell office:value-type="float" office:value="3.26152240092254">
            <text:p>3.2615224009</text:p>
          </table:table-cell>
          <table:table-cell office:value-type="float" office:value="0.237">
            <text:p>0.237</text:p>
          </table:table-cell>
          <table:table-cell office:value-type="float" office:value="0.137183015088762">
            <text:p>0.1371830151</text:p>
          </table:table-cell>
          <table:table-cell/>
          <table:table-cell office:value-type="float" office:value="23.7">
            <text:p>23.7</text:p>
          </table:table-cell>
          <table:table-cell table:number-columns-repeated="1018"/>
        </table:table-row>
        <table:table-row table:style-name="ro1">
          <table:table-cell office:value-type="float" office:value="-0.971798445743862">
            <text:p>-0.9717984457</text:p>
          </table:table-cell>
          <table:table-cell office:value-type="float" office:value="5.61234989862252">
            <text:p>5.6123498986</text:p>
          </table:table-cell>
          <table:table-cell office:value-type="float" office:value="0.238">
            <text:p>0.238</text:p>
          </table:table-cell>
          <table:table-cell office:value-type="float" office:value="0.233633583004541">
            <text:p>0.233633583</text:p>
          </table:table-cell>
          <table:table-cell/>
          <table:table-cell office:value-type="float" office:value="23.8">
            <text:p>23.8</text:p>
          </table:table-cell>
          <table:table-cell table:number-columns-repeated="1018"/>
        </table:table-row>
        <table:table-row table:style-name="ro1">
          <table:table-cell office:value-type="float" office:value="-0.943401481754554">
            <text:p>-0.9434014818</text:p>
          </table:table-cell>
          <table:table-cell office:value-type="float" office:value="7.92650424315774">
            <text:p>7.9265042432</text:p>
          </table:table-cell>
          <table:table-cell office:value-type="float" office:value="0.239">
            <text:p>0.239</text:p>
          </table:table-cell>
          <table:table-cell office:value-type="float" office:value="0.325606295772735">
            <text:p>0.3256062958</text:p>
          </table:table-cell>
          <table:table-cell/>
          <table:table-cell office:value-type="float" office:value="23.9">
            <text:p>23.9</text:p>
          </table:table-cell>
          <table:table-cell table:number-columns-repeated="1018"/>
        </table:table-row>
        <table:table-row table:style-name="ro1">
          <table:table-cell office:value-type="float" office:value="-0.905578362006622">
            <text:p>-0.905578362</text:p>
          </table:table-cell>
          <table:table-cell office:value-type="float" office:value="10.180296176088">
            <text:p>10.1802961761</text:p>
          </table:table-cell>
          <table:table-cell office:value-type="float" office:value="0.24">
            <text:p>0.24</text:p>
          </table:table-cell>
          <table:table-cell office:value-type="float" office:value="0.41157268675392">
            <text:p>0.4115726868</text:p>
          </table:table-cell>
          <table:table-cell/>
          <table:table-cell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float" office:value="-0.858707002609929">
            <text:p>-0.8587070026</text:p>
          </table:table-cell>
          <table:table-cell office:value-type="float" office:value="12.3504513511693">
            <text:p>12.3504513512</text:p>
          </table:table-cell>
          <table:table-cell office:value-type="float" office:value="0.241">
            <text:p>0.241</text:p>
          </table:table-cell>
          <table:table-cell office:value-type="float" office:value="0.490328698749935">
            <text:p>0.4903286987</text:p>
          </table:table-cell>
          <table:table-cell/>
          <table:table-cell office:value-type="float" office:value="24.1">
            <text:p>24.1</text:p>
          </table:table-cell>
          <table:table-cell table:number-columns-repeated="1018"/>
        </table:table-row>
        <table:table-row table:style-name="ro1">
          <table:table-cell office:value-type="float" office:value="-0.803255726693953">
            <text:p>-0.8032557267</text:p>
          </table:table-cell>
          <table:table-cell office:value-type="float" office:value="14.4143504296601">
            <text:p>14.4143504297</text:p>
          </table:table-cell>
          <table:table-cell office:value-type="float" office:value="0.242">
            <text:p>0.242</text:p>
          </table:table-cell>
          <table:table-cell office:value-type="float" office:value="0.561033948944485">
            <text:p>0.5610339489</text:p>
          </table:table-cell>
          <table:table-cell/>
          <table:table-cell office:value-type="float" office:value="24.2">
            <text:p>24.2</text:p>
          </table:table-cell>
          <table:table-cell table:number-columns-repeated="1018"/>
        </table:table-row>
        <table:table-row table:style-name="ro1">
          <table:table-cell office:value-type="float" office:value="-0.739778585077891">
            <text:p>-0.7397785851</text:p>
          </table:table-cell>
          <table:table-cell office:value-type="float" office:value="16.3502644361359">
            <text:p>16.3502644361</text:p>
          </table:table-cell>
          <table:table-cell office:value-type="float" office:value="0.243">
            <text:p>0.243</text:p>
          </table:table-cell>
          <table:table-cell office:value-type="float" office:value="0.623217657466361">
            <text:p>0.6232176575</text:p>
          </table:table-cell>
          <table:table-cell/>
          <table:table-cell office:value-type="float" office:value="24.3">
            <text:p>24.3</text:p>
          </table:table-cell>
          <table:table-cell table:number-columns-repeated="1018"/>
        </table:table-row>
        <table:table-row table:style-name="ro1">
          <table:table-cell office:value-type="float" office:value="-0.668909820378022">
            <text:p>-0.6689098204</text:p>
          </table:table-cell>
          <table:table-cell office:value-type="float" office:value="18.1375829297867">
            <text:p>18.1375829298</text:p>
          </table:table-cell>
          <table:table-cell office:value-type="float" office:value="0.244">
            <text:p>0.244</text:p>
          </table:table-cell>
          <table:table-cell office:value-type="float" office:value="0.676753253885364">
            <text:p>0.6767532539</text:p>
          </table:table-cell>
          <table:table-cell/>
          <table:table-cell office:value-type="float" office:value="24.4">
            <text:p>24.4</text:p>
          </table:table-cell>
          <table:table-cell table:number-columns-repeated="1018"/>
        </table:table-row>
        <table:table-row table:style-name="ro1">
          <table:table-cell office:value-type="float" office:value="-0.591357529865122">
            <text:p>-0.5913575299</text:p>
          </table:table-cell>
          <table:table-cell office:value-type="float" office:value="19.7570326008503">
            <text:p>19.7570326009</text:p>
          </table:table-cell>
          <table:table-cell office:value-type="float" office:value="0.245">
            <text:p>0.245</text:p>
          </table:table-cell>
          <table:table-cell office:value-type="float" office:value="0.721806862714602">
            <text:p>0.7218068627</text:p>
          </table:table-cell>
          <table:table-cell/>
          <table:table-cell office:value-type="float" office:value="24.5">
            <text:p>24.5</text:p>
          </table:table-cell>
          <table:table-cell table:number-columns-repeated="1018"/>
        </table:table-row>
        <table:table-row table:style-name="ro1">
          <table:table-cell office:value-type="float" office:value="-0.507896590390622">
            <text:p>-0.5078965904</text:p>
          </table:table-cell>
          <table:table-cell office:value-type="float" office:value="21.1908839815061">
            <text:p>21.1908839815</text:p>
          </table:table-cell>
          <table:table-cell office:value-type="float" office:value="0.246">
            <text:p>0.246</text:p>
          </table:table-cell>
          <table:table-cell office:value-type="float" office:value="0.758766988293188">
            <text:p>0.7587669883</text:p>
          </table:table-cell>
          <table:table-cell/>
          <table:table-cell office:value-type="float" office:value="24.6">
            <text:p>24.6</text:p>
          </table:table-cell>
          <table:table-cell table:number-columns-repeated="1018"/>
        </table:table-row>
        <table:table-row table:style-name="ro1">
          <table:table-cell office:value-type="float" office:value="-0.419360916073228">
            <text:p>-0.4193609161</text:p>
          </table:table-cell>
          <table:table-cell office:value-type="float" office:value="22.4231440645781">
            <text:p>22.4231440646</text:p>
          </table:table-cell>
          <table:table-cell office:value-type="float" office:value="0.247">
            <text:p>0.247</text:p>
          </table:table-cell>
          <table:table-cell office:value-type="float" office:value="0.788163651430569">
            <text:p>0.7881636514</text:p>
          </table:table-cell>
          <table:table-cell/>
          <table:table-cell office:value-type="float" office:value="24.7">
            <text:p>24.7</text:p>
          </table:table-cell>
          <table:table-cell table:number-columns-repeated="1018"/>
        </table:table-row>
        <table:table-row table:style-name="ro1">
          <table:table-cell office:value-type="float" office:value="-0.326635126104719">
            <text:p>-0.3266351261</text:p>
          </table:table-cell>
          <table:table-cell office:value-type="float" office:value="23.4397327508747">
            <text:p>23.4397327509</text:p>
          </table:table-cell>
          <table:table-cell office:value-type="float" office:value="0.248">
            <text:p>0.248</text:p>
          </table:table-cell>
          <table:table-cell office:value-type="float" office:value="0.810585087197255">
            <text:p>0.8105850872</text:p>
          </table:table-cell>
          <table:table-cell/>
          <table:table-cell office:value-type="float" office:value="24.8">
            <text:p>24.8</text:p>
          </table:table-cell>
          <table:table-cell table:number-columns-repeated="1018"/>
        </table:table-row>
        <table:table-row table:style-name="ro1">
          <table:table-cell office:value-type="float" office:value="-0.230645705927392">
            <text:p>-0.2306457059</text:p>
          </table:table-cell>
          <table:table-cell office:value-type="float" office:value="24.2286411957972">
            <text:p>24.2286411958</text:p>
          </table:table-cell>
          <table:table-cell office:value-type="float" office:value="0.249">
            <text:p>0.249</text:p>
          </table:table-cell>
          <table:table-cell office:value-type="float" office:value="0.826599170951818">
            <text:p>0.826599171</text:p>
          </table:table-cell>
          <table:table-cell/>
          <table:table-cell office:value-type="float" office:value="24.9">
            <text:p>24.9</text:p>
          </table:table-cell>
          <table:table-cell table:number-columns-repeated="1018"/>
        </table:table-row>
        <table:table-row table:style-name="ro1">
          <table:table-cell office:value-type="float" office:value="-0.13235175009777">
            <text:p>-0.1323517501</text:p>
          </table:table-cell>
          <table:table-cell office:value-type="float" office:value="24.7800702965869">
            <text:p>24.7800702966</text:p>
          </table:table-cell>
          <table:table-cell office:value-type="float" office:value="0.25">
            <text:p>0.25</text:p>
          </table:table-cell>
          <table:table-cell office:value-type="float" office:value="0.836685344352174">
            <text:p>0.8366853444</text:p>
          </table:table-cell>
          <table:table-cell/>
          <table:table-cell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float" office:value="-0.0327353793308453">
            <text:p>-0.0327353793</text:p>
          </table:table-cell>
          <table:table-cell office:value-type="float" office:value="25.0865477516575">
            <text:p>25.0865477517</text:p>
          </table:table-cell>
          <table:table-cell office:value-type="float" office:value="0.251">
            <text:p>0.251</text:p>
          </table:table-cell>
          <table:table-cell office:value-type="float" office:value="0.841181291030243">
            <text:p>0.841181291</text:p>
          </table:table-cell>
          <table:table-cell/>
          <table:table-cell office:value-type="float" office:value="25.1">
            <text:p>25.1</text:p>
          </table:table-cell>
          <table:table-cell table:number-columns-repeated="1018"/>
        </table:table-row>
        <table:table-row table:style-name="ro1">
          <table:table-cell office:value-type="float" office:value="0.0672080725254785">
            <text:p>0.0672080725</text:p>
          </table:table-cell>
          <table:table-cell office:value-type="float" office:value="25.1430223310565">
            <text:p>25.1430223311</text:p>
          </table:table-cell>
          <table:table-cell office:value-type="float" office:value="0.252">
            <text:p>0.252</text:p>
          </table:table-cell>
          <table:table-cell office:value-type="float" office:value="0.840247201395552">
            <text:p>0.8402472014</text:p>
          </table:table-cell>
          <table:table-cell/>
          <table:table-cell office:value-type="float" office:value="25.2">
            <text:p>25.2</text:p>
          </table:table-cell>
          <table:table-cell table:number-columns-repeated="1018"/>
        </table:table-row>
        <table:table-row table:style-name="ro1">
          <table:table-cell office:value-type="float" office:value="0.166480003537163">
            <text:p>0.1664800035</text:p>
          </table:table-cell>
          <table:table-cell office:value-type="float" office:value="24.9469342202005">
            <text:p>24.9469342202</text:p>
          </table:table-cell>
          <table:table-cell office:value-type="float" office:value="0.253">
            <text:p>0.253</text:p>
          </table:table-cell>
          <table:table-cell office:value-type="float" office:value="0.833849283922077">
            <text:p>0.8338492839</text:p>
          </table:table-cell>
          <table:table-cell/>
          <table:table-cell office:value-type="float" office:value="25.3">
            <text:p>25.3</text:p>
          </table:table-cell>
          <table:table-cell table:number-columns-repeated="1018"/>
        </table:table-row>
        <table:table-row table:style-name="ro1">
          <table:table-cell office:value-type="float" office:value="0.264088521384473">
            <text:p>0.2640885214</text:p>
          </table:table-cell>
          <table:table-cell office:value-type="float" office:value="24.498260535465">
            <text:p>24.4982605355</text:p>
          </table:table-cell>
          <table:table-cell office:value-type="float" office:value="0.254">
            <text:p>0.254</text:p>
          </table:table-cell>
          <table:table-cell office:value-type="float" office:value="0.821763219872424">
            <text:p>0.8217632199</text:p>
          </table:table-cell>
          <table:table-cell/>
          <table:table-cell office:value-type="float" office:value="25.4">
            <text:p>25.4</text:p>
          </table:table-cell>
          <table:table-cell table:number-columns-repeated="1018"/>
        </table:table-row>
        <table:table-row table:style-name="ro1">
          <table:table-cell office:value-type="float" office:value="0.359058354022172">
            <text:p>0.359058354</text:p>
          </table:table-cell>
          <table:table-cell office:value-type="float" office:value="23.79953535763">
            <text:p>23.7995353576</text:p>
          </table:table-cell>
          <table:table-cell office:value-type="float" office:value="0.255">
            <text:p>0.255</text:p>
          </table:table-cell>
          <table:table-cell office:value-type="float" office:value="0.803597419015823">
            <text:p>0.803597419</text:p>
          </table:table-cell>
          <table:table-cell/>
          <table:table-cell office:value-type="float" office:value="25.5">
            <text:p>25.5</text:p>
          </table:table-cell>
          <table:table-cell table:number-columns-repeated="1018"/>
        </table:table-row>
        <table:table-row table:style-name="ro1">
          <table:table-cell office:value-type="float" office:value="0.450440594275389">
            <text:p>0.4504405943</text:p>
          </table:table-cell>
          <table:table-cell office:value-type="float" office:value="22.8558438851305">
            <text:p>22.8558438851</text:p>
          </table:table-cell>
          <table:table-cell office:value-type="float" office:value="0.256">
            <text:p>0.256</text:p>
          </table:table-cell>
          <table:table-cell office:value-type="float" office:value="0.778835068165031">
            <text:p>0.7788350682</text:p>
          </table:table-cell>
          <table:table-cell/>
          <table:table-cell office:value-type="float" office:value="25.6">
            <text:p>25.6</text:p>
          </table:table-cell>
          <table:table-cell table:number-columns-repeated="1018"/>
        </table:table-row>
        <table:table-row table:style-name="ro1">
          <table:table-cell office:value-type="float" office:value="0.537322181006475">
            <text:p>0.537322181</text:p>
          </table:table-cell>
          <table:table-cell office:value-type="float" office:value="21.6747905709637">
            <text:p>21.674790571</text:p>
          </table:table-cell>
          <table:table-cell office:value-type="float" office:value="0.257">
            <text:p>0.257</text:p>
          </table:table-cell>
          <table:table-cell office:value-type="float" office:value="0.746892934883849">
            <text:p>0.7468929349</text:p>
          </table:table-cell>
          <table:table-cell/>
          <table:table-cell office:value-type="float" office:value="25.7">
            <text:p>25.7</text:p>
          </table:table-cell>
          <table:table-cell table:number-columns-repeated="1018"/>
        </table:table-row>
        <table:table-row table:style-name="ro1">
          <table:table-cell office:value-type="float" office:value="0.618835022120042">
            <text:p>0.6188350221</text:p>
          </table:table-cell>
          <table:table-cell office:value-type="float" office:value="20.2664413723109">
            <text:p>20.2664413723</text:p>
          </table:table-cell>
          <table:table-cell office:value-type="float" office:value="0.258">
            <text:p>0.258</text:p>
          </table:table-cell>
          <table:table-cell office:value-type="float" office:value="0.707193622725927">
            <text:p>0.7071936227</text:p>
          </table:table-cell>
          <table:table-cell/>
          <table:table-cell office:value-type="float" office:value="25.8">
            <text:p>25.8</text:p>
          </table:table-cell>
          <table:table-cell table:number-columns-repeated="1018"/>
        </table:table-row>
        <table:table-row table:style-name="ro1">
          <table:table-cell office:value-type="float" office:value="0.694164668252245">
            <text:p>0.6941646683</text:p>
          </table:table-cell>
          <table:table-cell office:value-type="float" office:value="18.6432405077412">
            <text:p>18.6432405077</text:p>
          </table:table-cell>
          <table:table-cell office:value-type="float" office:value="0.259">
            <text:p>0.259</text:p>
          </table:table-cell>
          <table:table-cell office:value-type="float" office:value="0.659246505875538">
            <text:p>0.6592465059</text:p>
          </table:table-cell>
          <table:table-cell/>
          <table:table-cell office:value-type="float" office:value="25.9">
            <text:p>25.9</text:p>
          </table:table-cell>
          <table:table-cell table:number-columns-repeated="1018"/>
        </table:table-row>
        <table:table-row table:style-name="ro1">
          <table:table-cell office:value-type="float" office:value="0.762558450479605">
            <text:p>0.7625584505</text:p>
          </table:table-cell>
          <table:table-cell office:value-type="float" office:value="16.8199023805446">
            <text:p>16.8199023805</text:p>
          </table:table-cell>
          <table:table-cell office:value-type="float" office:value="0.26">
            <text:p>0.26</text:p>
          </table:table-cell>
          <table:table-cell office:value-type="float" office:value="0.602731060251362">
            <text:p>0.6027310603</text:p>
          </table:table-cell>
          <table:table-cell/>
          <table:table-cell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float" office:value="0.823333000738081">
            <text:p>0.8233330007</text:p>
          </table:table-cell>
          <table:table-cell office:value-type="float" office:value="14.8132795855813">
            <text:p>14.8132795856</text:p>
          </table:table-cell>
          <table:table-cell office:value-type="float" office:value="0.261">
            <text:p>0.261</text:p>
          </table:table-cell>
          <table:table-cell office:value-type="float" office:value="0.537575029572445">
            <text:p>0.5375750296</text:p>
          </table:table-cell>
          <table:table-cell/>
          <table:table-cell office:value-type="float" office:value="26.1">
            <text:p>26.1</text:p>
          </table:table-cell>
          <table:table-cell table:number-columns-repeated="1018"/>
        </table:table-row>
        <table:table-row table:style-name="ro1">
          <table:table-cell office:value-type="float" office:value="0.875881079810891">
            <text:p>0.8758810798</text:p>
          </table:table-cell>
          <table:table-cell office:value-type="float" office:value="12.6422081683177">
            <text:p>12.6422081683</text:p>
          </table:table-cell>
          <table:table-cell office:value-type="float" office:value="0.262">
            <text:p>0.262</text:p>
          </table:table-cell>
          <table:table-cell office:value-type="float" office:value="0.464019160905174">
            <text:p>0.4640191609</text:p>
          </table:table-cell>
          <table:table-cell/>
          <table:table-cell office:value-type="float" office:value="26.2">
            <text:p>26.2</text:p>
          </table:table-cell>
          <table:table-cell table:number-columns-repeated="1018"/>
        </table:table-row>
        <table:table-row table:style-name="ro1">
          <table:table-cell office:value-type="float" office:value="0.919677644662021">
            <text:p>0.9196776447</text:p>
          </table:table-cell>
          <table:table-cell office:value-type="float" office:value="10.3273315458398">
            <text:p>10.3273315458</text:p>
          </table:table-cell>
          <table:table-cell office:value-type="float" office:value="0.263">
            <text:p>0.263</text:p>
          </table:table-cell>
          <table:table-cell office:value-type="float" office:value="0.382660447569903">
            <text:p>0.3826604476</text:p>
          </table:table-cell>
          <table:table-cell/>
          <table:table-cell office:value-type="float" office:value="26.3">
            <text:p>26.3</text:p>
          </table:table-cell>
          <table:table-cell table:number-columns-repeated="1018"/>
        </table:table-row>
        <table:table-row table:style-name="ro1">
          <table:table-cell office:value-type="float" office:value="0.954285094492698">
            <text:p>0.9542850945</text:p>
          </table:table-cell>
          <table:table-cell office:value-type="float" office:value="7.89090472802196">
            <text:p>7.890904728</text:p>
          </table:table-cell>
          <table:table-cell office:value-type="float" office:value="0.264">
            <text:p>0.264</text:p>
          </table:table-cell>
          <table:table-cell office:value-type="float" office:value="0.294467157139083">
            <text:p>0.2944671571</text:p>
          </table:table-cell>
          <table:table-cell/>
          <table:table-cell office:value-type="float" office:value="26.4">
            <text:p>26.4</text:p>
          </table:table-cell>
          <table:table-cell table:number-columns-repeated="1018"/>
        </table:table-row>
        <table:table-row table:style-name="ro1">
          <table:table-cell office:value-type="float" office:value="0.979357643103918">
            <text:p>0.9793576431</text:p>
          </table:table-cell>
          <table:table-cell office:value-type="float" office:value="5.35658069026023">
            <text:p>5.3565806903</text:p>
          </table:table-cell>
          <table:table-cell office:value-type="float" office:value="0.265">
            <text:p>0.265</text:p>
          </table:table-cell>
          <table:table-cell office:value-type="float" office:value="0.200761436495649">
            <text:p>0.2007614365</text:p>
          </table:table-cell>
          <table:table-cell/>
          <table:table-cell office:value-type="float" office:value="26.5">
            <text:p>26.5</text:p>
          </table:table-cell>
          <table:table-cell table:number-columns-repeated="1018"/>
        </table:table-row>
        <table:table-row table:style-name="ro1">
          <table:table-cell office:value-type="float" office:value="0.994644773877838">
            <text:p>0.9946447739</text:p>
          </table:table-cell>
          <table:table-cell office:value-type="float" office:value="2.74918094496563">
            <text:p>2.749180945</text:p>
          </table:table-cell>
          <table:table-cell office:value-type="float" office:value="0.266">
            <text:p>0.266</text:p>
          </table:table-cell>
          <table:table-cell office:value-type="float" office:value="0.103168767048498">
            <text:p>0.103168767</text:p>
          </table:table-cell>
          <table:table-cell/>
          <table:table-cell office:value-type="float" office:value="26.6">
            <text:p>26.6</text:p>
          </table:table-cell>
          <table:table-cell table:number-columns-repeated="1018"/>
        </table:table-row>
        <table:table-row table:style-name="ro1">
          <table:table-cell office:value-type="float" office:value="0.999993742857021">
            <text:p>0.9999937429</text:p>
          </table:table-cell>
          <table:table-cell office:value-type="float" office:value="0.0944525352020007">
            <text:p>0.0944525352</text:p>
          </table:table-cell>
          <table:table-cell office:value-type="float" office:value="0.267">
            <text:p>0.267</text:p>
          </table:table-cell>
          <table:table-cell office:value-type="float" office:value="0.00353754075661927">
            <text:p>0.0035375408</text:p>
          </table:table-cell>
          <table:table-cell/>
          <table:table-cell office:value-type="float" office:value="26.7">
            <text:p>26.7</text:p>
          </table:table-cell>
          <table:table-cell table:number-columns-repeated="1018"/>
        </table:table-row>
        <table:table-row table:style-name="ro1">
          <table:table-cell office:value-type="float" office:value="0.995351104911559">
            <text:p>0.9953511049</text:p>
          </table:table-cell>
          <table:table-cell office:value-type="float" office:value="-2.58118617146648">
            <text:p>-2.5811861715</text:p>
          </table:table-cell>
          <table:table-cell office:value-type="float" office:value="0.268">
            <text:p>0.268</text:p>
          </table:table-cell>
          <table:table-cell office:value-type="float" office:value="-0.09616408326693">
            <text:p>-0.0961640833</text:p>
          </table:table-cell>
          <table:table-cell/>
          <table:table-cell office:value-type="float" office:value="26.8">
            <text:p>26.8</text:p>
          </table:table-cell>
          <table:table-cell table:number-columns-repeated="1018"/>
        </table:table-row>
        <table:table-row table:style-name="ro1">
          <table:table-cell office:value-type="float" office:value="0.980763247745152">
            <text:p>0.9807632477</text:p>
          </table:table-cell>
          <table:table-cell office:value-type="float" office:value="-5.25090837944958">
            <text:p>-5.2509083794</text:p>
          </table:table-cell>
          <table:table-cell office:value-type="float" office:value="0.269">
            <text:p>0.269</text:p>
          </table:table-cell>
          <table:table-cell office:value-type="float" office:value="-0.193963775582132">
            <text:p>-0.1939637756</text:p>
          </table:table-cell>
          <table:table-cell/>
          <table:table-cell office:value-type="float" office:value="26.9">
            <text:p>26.9</text:p>
          </table:table-cell>
          <table:table-cell table:number-columns-repeated="1018"/>
        </table:table-row>
        <table:table-row table:style-name="ro1">
          <table:table-cell office:value-type="float" office:value="0.956375928404502">
            <text:p>0.9563759284</text:p>
          </table:table-cell>
          <table:table-cell office:value-type="float" office:value="-7.88774783581367">
            <text:p>-7.8877478358</text:p>
          </table:table-cell>
          <table:table-cell office:value-type="float" office:value="0.27">
            <text:p>0.27</text:p>
          </table:table-cell>
          <table:table-cell office:value-type="float" office:value="-0.288001069867979">
            <text:p>-0.2880010699</text:p>
          </table:table-cell>
          <table:table-cell/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office:value-type="float" office:value="0.922432816923086">
            <text:p>0.9224328169</text:p>
          </table:table-cell>
          <table:table-cell office:value-type="float" office:value="-10.4648711784513">
            <text:p>-10.4648711785</text:p>
          </table:table-cell>
          <table:table-cell office:value-type="float" office:value="0.271">
            <text:p>0.271</text:p>
          </table:table-cell>
          <table:table-cell office:value-type="float" office:value="-0.376631754209217">
            <text:p>-0.3766317542</text:p>
          </table:table-cell>
          <table:table-cell/>
          <table:table-cell office:value-type="float" office:value="27.1">
            <text:p>27.1</text:p>
          </table:table-cell>
          <table:table-cell table:number-columns-repeated="1018"/>
        </table:table-row>
        <table:table-row table:style-name="ro1">
          <table:table-cell office:value-type="float" office:value="0.879273061650723">
            <text:p>0.8792730617</text:p>
          </table:table-cell>
          <table:table-cell office:value-type="float" office:value="-12.9558509114485">
            <text:p>-12.9558509114</text:p>
          </table:table-cell>
          <table:table-cell office:value-type="float" office:value="0.272">
            <text:p>0.272</text:p>
          </table:table-cell>
          <table:table-cell office:value-type="float" office:value="-0.458510180268137">
            <text:p>-0.4585101803</text:p>
          </table:table-cell>
          <table:table-cell/>
          <table:table-cell office:value-type="float" office:value="27.2">
            <text:p>27.2</text:p>
          </table:table-cell>
          <table:table-cell table:number-columns-repeated="1018"/>
        </table:table-row>
        <table:table-row table:style-name="ro1">
          <table:table-cell office:value-type="float" office:value="0.827327900595377">
            <text:p>0.8273279006</text:p>
          </table:table-cell>
          <table:table-cell office:value-type="float" office:value="-15.3349362315555">
            <text:p>-15.3349362316</text:p>
          </table:table-cell>
          <table:table-cell office:value-type="float" office:value="0.273">
            <text:p>0.273</text:p>
          </table:table-cell>
          <table:table-cell office:value-type="float" office:value="-0.532642077411818">
            <text:p>-0.5326420774</text:p>
          </table:table-cell>
          <table:table-cell/>
          <table:table-cell office:value-type="float" office:value="27.3">
            <text:p>27.3</text:p>
          </table:table-cell>
          <table:table-cell table:number-columns-repeated="1018"/>
        </table:table-row>
        <table:table-row table:style-name="ro1">
          <table:table-cell office:value-type="float" office:value="0.767116352635528">
            <text:p>0.7671163526</text:p>
          </table:table-cell>
          <table:table-cell office:value-type="float" office:value="-17.5773189320934">
            <text:p>-17.5773189321</text:p>
          </table:table-cell>
          <table:table-cell office:value-type="float" office:value="0.274">
            <text:p>0.274</text:p>
          </table:table-cell>
          <table:table-cell office:value-type="float" office:value="-0.598404314442878">
            <text:p>-0.5984043144</text:p>
          </table:table-cell>
          <table:table-cell/>
          <table:table-cell office:value-type="float" office:value="27.4">
            <text:p>27.4</text:p>
          </table:table-cell>
          <table:table-cell table:number-columns-repeated="1018"/>
        </table:table-row>
        <table:table-row table:style-name="ro1">
          <table:table-cell office:value-type="float" office:value="0.699240031655095">
            <text:p>0.6992400317</text:p>
          </table:table-cell>
          <table:table-cell office:value-type="float" office:value="-19.6593916414409">
            <text:p>-19.6593916414</text:p>
          </table:table-cell>
          <table:table-cell office:value-type="float" office:value="0.275">
            <text:p>0.275</text:p>
          </table:table-cell>
          <table:table-cell office:value-type="float" office:value="-0.655532063398701">
            <text:p>-0.6555320634</text:p>
          </table:table-cell>
          <table:table-cell/>
          <table:table-cell office:value-type="float" office:value="27.5">
            <text:p>27.5</text:p>
          </table:table-cell>
          <table:table-cell table:number-columns-repeated="1018"/>
        </table:table-row>
        <table:table-row table:style-name="ro1">
          <table:table-cell office:value-type="float" office:value="0.624377135416391">
            <text:p>0.6243771354</text:p>
          </table:table-cell>
          <table:table-cell office:value-type="float" office:value="-21.5589957123212">
            <text:p>-21.5589957123</text:p>
          </table:table-cell>
          <table:table-cell office:value-type="float" office:value="0.276">
            <text:p>0.276</text:p>
          </table:table-cell>
          <table:table-cell office:value-type="float" office:value="-0.704077354946011">
            <text:p>-0.7040773549</text:p>
          </table:table-cell>
          <table:table-cell/>
          <table:table-cell office:value-type="float" office:value="27.6">
            <text:p>27.6</text:p>
          </table:table-cell>
          <table:table-cell table:number-columns-repeated="1018"/>
        </table:table-row>
        <table:table-row table:style-name="ro1">
          <table:table-cell office:value-type="float" office:value="0.543275669232245">
            <text:p>0.5432756692</text:p>
          </table:table-cell>
          <table:table-cell office:value-type="float" office:value="-23.2556561650415">
            <text:p>-23.255656165</text:p>
          </table:table-cell>
          <table:table-cell office:value-type="float" office:value="0.277">
            <text:p>0.277</text:p>
          </table:table-cell>
          <table:table-cell office:value-type="float" office:value="-0.74434560738128">
            <text:p>-0.7443456074</text:p>
          </table:table-cell>
          <table:table-cell/>
          <table:table-cell office:value-type="float" office:value="27.7">
            <text:p>27.7</text:p>
          </table:table-cell>
          <table:table-cell table:number-columns-repeated="1018"/>
        </table:table-row>
        <table:table-row table:style-name="ro1">
          <table:table-cell office:value-type="float" office:value="0.45674597214419">
            <text:p>0.4567459721</text:p>
          </table:table-cell>
          <table:table-cell office:value-type="float" office:value="-24.7308012019066">
            <text:p>-24.7308012019</text:p>
          </table:table-cell>
          <table:table-cell office:value-type="float" office:value="0.278">
            <text:p>0.278</text:p>
          </table:table-cell>
          <table:table-cell office:value-type="float" office:value="-0.77681813562756">
            <text:p>-0.7768181356</text:p>
          </table:table-cell>
          <table:table-cell/>
          <table:table-cell office:value-type="float" office:value="27.8">
            <text:p>27.8</text:p>
          </table:table-cell>
          <table:table-cell table:number-columns-repeated="1018"/>
        </table:table-row>
        <table:table-row table:style-name="ro1">
          <table:table-cell office:value-type="float" office:value="0.365652620282618">
            <text:p>0.3656526203</text:p>
          </table:table-cell>
          <table:table-cell office:value-type="float" office:value="-25.9679639502661">
            <text:p>-25.9679639503</text:p>
          </table:table-cell>
          <table:table-cell office:value-type="float" office:value="0.279">
            <text:p>0.279</text:p>
          </table:table-cell>
          <table:table-cell office:value-type="float" office:value="-0.802068924648732">
            <text:p>-0.8020689246</text:p>
          </table:table-cell>
          <table:table-cell/>
          <table:table-cell office:value-type="float" office:value="27.9">
            <text:p>27.9</text:p>
          </table:table-cell>
          <table:table-cell table:number-columns-repeated="1018"/>
        </table:table-row>
        <table:table-row table:style-name="ro1">
          <table:table-cell office:value-type="float" office:value="0.270905788307866">
            <text:p>0.2709057883</text:p>
          </table:table-cell>
          <table:table-cell office:value-type="float" office:value="-26.9529642567799">
            <text:p>-26.9529642568</text:p>
          </table:table-cell>
          <table:table-cell office:value-type="float" office:value="0.28">
            <text:p>0.28</text:p>
          </table:table-cell>
          <table:table-cell office:value-type="float" office:value="-0.820683301646761">
            <text:p>-0.8206833016</text:p>
          </table:table-cell>
          <table:table-cell/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office:value-type="float" office:value="0.173452155245892">
            <text:p>0.1734521552</text:p>
          </table:table-cell>
          <table:table-cell office:value-type="float" office:value="-27.6740685439926">
            <text:p>-27.674068544</text:p>
          </table:table-cell>
          <table:table-cell office:value-type="float" office:value="0.281">
            <text:p>0.281</text:p>
          </table:table-cell>
          <table:table-cell office:value-type="float" office:value="-0.833184891858862">
            <text:p>-0.8331848919</text:p>
          </table:table-cell>
          <table:table-cell/>
          <table:table-cell office:value-type="float" office:value="28.1">
            <text:p>28.1</text:p>
          </table:table-cell>
          <table:table-cell table:number-columns-repeated="1018"/>
        </table:table-row>
        <table:table-row table:style-name="ro1">
          <table:table-cell office:value-type="float" office:value="0.0742654455843578">
            <text:p>0.0742654456</text:p>
          </table:table-cell>
          <table:table-cell office:value-type="float" office:value="-28.1221259504012">
            <text:p>-28.1221259504</text:p>
          </table:table-cell>
          <table:table-cell office:value-type="float" office:value="0.282">
            <text:p>0.282</text:p>
          </table:table-cell>
          <table:table-cell office:value-type="float" office:value="-0.839975738227531">
            <text:p>-0.8399757382</text:p>
          </table:table-cell>
          <table:table-cell/>
          <table:table-cell office:value-type="float" office:value="28.2">
            <text:p>28.2</text:p>
          </table:table-cell>
          <table:table-cell table:number-columns-repeated="1018"/>
        </table:table-row>
        <table:table-row table:style-name="ro1">
          <table:table-cell office:value-type="float" office:value="-0.025663299860563">
            <text:p>-0.0256632999</text:p>
          </table:table-cell>
          <table:table-cell office:value-type="float" office:value="-28.2906792048865">
            <text:p>-28.2906792049</text:p>
          </table:table-cell>
          <table:table-cell office:value-type="float" office:value="0.283">
            <text:p>0.283</text:p>
          </table:table-cell>
          <table:table-cell office:value-type="float" office:value="-0.8412929869774">
            <text:p>-0.841292987</text:p>
          </table:table-cell>
          <table:table-cell/>
          <table:table-cell office:value-type="float" office:value="28.3">
            <text:p>28.3</text:p>
          </table:table-cell>
          <table:table-cell table:number-columns-repeated="1018"/>
        </table:table-row>
        <table:table-row table:style-name="ro1">
          <table:table-cell office:value-type="float" office:value="-0.125335626096433">
            <text:p>-0.1253356261</text:p>
          </table:table-cell>
          <table:table-cell office:value-type="float" office:value="-28.1760489334304">
            <text:p>-28.1760489334</text:p>
          </table:table-cell>
          <table:table-cell office:value-type="float" office:value="0.284">
            <text:p>0.284</text:p>
          </table:table-cell>
          <table:table-cell office:value-type="float" office:value="-0.837184258260927">
            <text:p>-0.8371842583</text:p>
          </table:table-cell>
          <table:table-cell/>
          <table:table-cell office:value-type="float" office:value="28.4">
            <text:p>28.4</text:p>
          </table:table-cell>
          <table:table-cell table:number-columns-repeated="1018"/>
        </table:table-row>
        <table:table-row table:style-name="ro1">
          <table:table-cell office:value-type="float" office:value="-0.2237556401868">
            <text:p>-0.2237556402</text:p>
          </table:table-cell>
          <table:table-cell office:value-type="float" office:value="-27.7773903580387">
            <text:p>-27.777390358</text:p>
          </table:table-cell>
          <table:table-cell office:value-type="float" office:value="0.285">
            <text:p>0.285</text:p>
          </table:table-cell>
          <table:table-cell office:value-type="float" office:value="-0.827502776163466">
            <text:p>-0.8275027762</text:p>
          </table:table-cell>
          <table:table-cell/>
          <table:table-cell office:value-type="float" office:value="28.5">
            <text:p>28.5</text:p>
          </table:table-cell>
          <table:table-cell table:number-columns-repeated="1018"/>
        </table:table-row>
        <table:table-row table:style-name="ro1">
          <table:table-cell office:value-type="float" office:value="-0.319939961884198">
            <text:p>-0.3199399619</text:p>
          </table:table-cell>
          <table:table-cell office:value-type="float" office:value="-27.0967216221633">
            <text:p>-27.0967216222</text:p>
          </table:table-cell>
          <table:table-cell office:value-type="float" office:value="0.286">
            <text:p>0.286</text:p>
          </table:table-cell>
          <table:table-cell office:value-type="float" office:value="-0.811922459092957">
            <text:p>-0.8119224591</text:p>
          </table:table-cell>
          <table:table-cell/>
          <table:table-cell office:value-type="float" office:value="28.6">
            <text:p>28.6</text:p>
          </table:table-cell>
          <table:table-cell table:number-columns-repeated="1018"/>
        </table:table-row>
        <table:table-row table:style-name="ro1">
          <table:table-cell office:value-type="float" office:value="-0.412927549240543">
            <text:p>-0.4129275492</text:p>
          </table:table-cell>
          <table:table-cell office:value-type="float" office:value="-26.1389232609211">
            <text:p>-26.1389232609</text:p>
          </table:table-cell>
          <table:table-cell office:value-type="float" office:value="0.287">
            <text:p>0.287</text:p>
          </table:table-cell>
          <table:table-cell office:value-type="float" office:value="-0.789972335373524">
            <text:p>-0.7899723354</text:p>
          </table:table-cell>
          <table:table-cell/>
          <table:table-cell office:value-type="float" office:value="28.7">
            <text:p>28.7</text:p>
          </table:table-cell>
          <table:table-cell table:number-columns-repeated="1018"/>
        </table:table-row>
        <table:table-row table:style-name="ro1">
          <table:table-cell office:value-type="float" office:value="-0.501789301020577">
            <text:p>-0.501789301</text:p>
          </table:table-cell>
          <table:table-cell office:value-type="float" office:value="-24.9117086252214">
            <text:p>-24.9117086252</text:p>
          </table:table-cell>
          <table:table-cell office:value-type="float" office:value="0.288">
            <text:p>0.288</text:p>
          </table:table-cell>
          <table:table-cell office:value-type="float" office:value="-0.76108870118373">
            <text:p>-0.7610887012</text:p>
          </table:table-cell>
          <table:table-cell/>
          <table:table-cell office:value-type="float" office:value="28.8">
            <text:p>28.8</text:p>
          </table:table-cell>
          <table:table-cell table:number-columns-repeated="1018"/>
        </table:table-row>
        <table:table-row table:style-name="ro1">
          <table:table-cell office:value-type="float" office:value="-0.5856373399743">
            <text:p>-0.58563734</text:p>
          </table:table-cell>
          <table:table-cell office:value-type="float" office:value="-23.425565363583">
            <text:p>-23.4255653636</text:p>
          </table:table-cell>
          <table:table-cell office:value-type="float" office:value="0.289">
            <text:p>0.289</text:p>
          </table:table-cell>
          <table:table-cell office:value-type="float" office:value="-0.724682273089199">
            <text:p>-0.7246822731</text:p>
          </table:table-cell>
          <table:table-cell/>
          <table:table-cell office:value-type="float" office:value="28.9">
            <text:p>28.9</text:p>
          </table:table-cell>
          <table:table-cell table:number-columns-repeated="1018"/>
        </table:table-row>
        <table:table-row table:style-name="ro1">
          <table:table-cell office:value-type="float" office:value="-0.66363388421297">
            <text:p>-0.6636338842</text:p>
          </table:table-cell>
          <table:table-cell office:value-type="float" office:value="-21.6936683609809">
            <text:p>-21.693668361</text:p>
          </table:table-cell>
          <table:table-cell office:value-type="float" office:value="0.29">
            <text:p>0.29</text:p>
          </table:table-cell>
          <table:table-cell office:value-type="float" office:value="-0.68021619103627">
            <text:p>-0.680216191</text:p>
          </table:table-cell>
          <table:table-cell/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float" office:value="-0.734999618048778">
            <text:p>-0.734999618</text:p>
          </table:table-cell>
          <table:table-cell office:value-type="float" office:value="-19.7317648274767">
            <text:p>-19.7317648275</text:p>
          </table:table-cell>
          <table:table-cell office:value-type="float" office:value="0.291">
            <text:p>0.291</text:p>
          </table:table-cell>
          <table:table-cell office:value-type="float" office:value="-0.627289206998355">
            <text:p>-0.627289207</text:p>
          </table:table-cell>
          <table:table-cell/>
          <table:table-cell office:value-type="float" office:value="29.1">
            <text:p>29.1</text:p>
          </table:table-cell>
          <table:table-cell table:number-columns-repeated="1018"/>
        </table:table-row>
        <table:table-row table:style-name="ro1">
          <table:table-cell office:value-type="float" office:value="-0.799021478659616">
            <text:p>-0.7990214787</text:p>
          </table:table-cell>
          <table:table-cell office:value-type="float" office:value="-17.5580325176496">
            <text:p>-17.5580325176</text:p>
          </table:table-cell>
          <table:table-cell office:value-type="float" office:value="0.292">
            <text:p>0.292</text:p>
          </table:table-cell>
          <table:table-cell office:value-type="float" office:value="-0.56571698014839">
            <text:p>-0.5657169801</text:p>
          </table:table-cell>
          <table:table-cell/>
          <table:table-cell office:value-type="float" office:value="29.2">
            <text:p>29.2</text:p>
          </table:table-cell>
          <table:table-cell table:number-columns-repeated="1018"/>
        </table:table-row>
        <table:table-row table:style-name="ro1">
          <table:table-cell office:value-type="float" office:value="-0.855059780777072">
            <text:p>-0.8550597808</text:p>
          </table:table-cell>
          <table:table-cell office:value-type="float" office:value="-15.1929123419824">
            <text:p>-15.192912342</text:p>
          </table:table-cell>
          <table:table-cell office:value-type="float" office:value="0.293">
            <text:p>0.293</text:p>
          </table:table-cell>
          <table:table-cell office:value-type="float" office:value="-0.49560341345633">
            <text:p>-0.4956034135</text:p>
          </table:table-cell>
          <table:table-cell/>
          <table:table-cell office:value-type="float" office:value="29.3">
            <text:p>29.3</text:p>
          </table:table-cell>
          <table:table-cell table:number-columns-repeated="1018"/>
        </table:table-row>
        <table:table-row table:style-name="ro1">
          <table:table-cell office:value-type="float" office:value="-0.902554608210187">
            <text:p>-0.9025546082</text:p>
          </table:table-cell>
          <table:table-cell office:value-type="float" office:value="-12.6589169004328">
            <text:p>-12.6589169004</text:p>
          </table:table-cell>
          <table:table-cell office:value-type="float" office:value="0.294">
            <text:p>0.294</text:p>
          </table:table-cell>
          <table:table-cell office:value-type="float" office:value="-0.41739375662349">
            <text:p>-0.4173937566</text:p>
          </table:table-cell>
          <table:table-cell/>
          <table:table-cell office:value-type="float" office:value="29.4">
            <text:p>29.4</text:p>
          </table:table-cell>
          <table:table-cell table:number-columns-repeated="1018"/>
        </table:table-row>
        <table:table-row table:style-name="ro1">
          <table:table-cell office:value-type="float" office:value="-0.941031408342955">
            <text:p>-0.9410314083</text:p>
          </table:table-cell>
          <table:table-cell office:value-type="float" office:value="-9.98041672364603">
            <text:p>-9.9804167236</text:p>
          </table:table-cell>
          <table:table-cell office:value-type="float" office:value="0.295">
            <text:p>0.295</text:p>
          </table:table-cell>
          <table:table-cell office:value-type="float" office:value="-0.33190205012905">
            <text:p>-0.3319020501</text:p>
          </table:table-cell>
          <table:table-cell/>
          <table:table-cell office:value-type="float" office:value="29.5">
            <text:p>29.5</text:p>
          </table:table-cell>
          <table:table-cell table:number-columns-repeated="1018"/>
        </table:table-row>
        <table:table-row table:style-name="ro1">
          <table:table-cell office:value-type="float" office:value="-0.970105733707185">
            <text:p>-0.9701057337</text:p>
          </table:table-cell>
          <table:table-cell office:value-type="float" office:value="-7.18340624591044">
            <text:p>-7.1834062459</text:p>
          </table:table-cell>
          <table:table-cell office:value-type="float" office:value="0.296">
            <text:p>0.296</text:p>
          </table:table-cell>
          <table:table-cell office:value-type="float" office:value="-0.240307521428838">
            <text:p>-0.2403075214</text:p>
          </table:table-cell>
          <table:table-cell/>
          <table:table-cell office:value-type="float" office:value="29.6">
            <text:p>29.6</text:p>
          </table:table-cell>
          <table:table-cell table:number-columns-repeated="1018"/>
        </table:table-row>
        <table:table-row table:style-name="ro1">
          <table:table-cell office:value-type="float" office:value="-0.989487083254536">
            <text:p>-0.9894870833</text:p>
          </table:table-cell>
          <table:table-cell office:value-type="float" office:value="-4.29525175350308">
            <text:p>-4.2952517535</text:p>
          </table:table-cell>
          <table:table-cell office:value-type="float" office:value="0.297">
            <text:p>0.297</text:p>
          </table:table-cell>
          <table:table-cell office:value-type="float" office:value="-0.144117664934609">
            <text:p>-0.1441176649</text:p>
          </table:table-cell>
          <table:table-cell/>
          <table:table-cell office:value-type="float" office:value="29.7">
            <text:p>29.7</text:p>
          </table:table-cell>
          <table:table-cell table:number-columns-repeated="1018"/>
        </table:table-row>
        <table:table-row table:style-name="ro1">
          <table:table-cell office:value-type="float" office:value="-0.99898180494695">
            <text:p>-0.9989818049</text:p>
          </table:table-cell>
          <table:table-cell office:value-type="float" office:value="-1.34442375014633">
            <text:p>-1.3444237501</text:p>
          </table:table-cell>
          <table:table-cell office:value-type="float" office:value="0.298">
            <text:p>0.298</text:p>
          </table:table-cell>
          <table:table-cell office:value-type="float" office:value="-0.0450995883775649">
            <text:p>-0.0450995884</text:p>
          </table:table-cell>
          <table:table-cell/>
          <table:table-cell office:value-type="float" office:value="29.8">
            <text:p>29.8</text:p>
          </table:table-cell>
          <table:table-cell table:number-columns-repeated="1018"/>
        </table:table-row>
        <table:table-row table:style-name="ro1">
          <table:table-cell office:value-type="float" office:value="-0.998495030663814">
            <text:p>-0.9984950307</text:p>
          </table:table-cell>
          <table:table-cell office:value-type="float" office:value="1.63978364426554">
            <text:p>1.6397836443</text:p>
          </table:table-cell>
          <table:table-cell office:value-type="float" office:value="0.299">
            <text:p>0.299</text:p>
          </table:table-cell>
          <table:table-cell office:value-type="float" office:value="0.0548147752119117">
            <text:p>0.0548147752</text:p>
          </table:table-cell>
          <table:table-cell/>
          <table:table-cell office:value-type="float" office:value="29.9">
            <text:p>29.9</text:p>
          </table:table-cell>
          <table:table-cell table:number-columns-repeated="1018"/>
        </table:table-row>
        <table:table-row table:style-name="ro1">
          <table:table-cell office:value-type="float" office:value="-0.988031624092861">
            <text:p>-0.9880316241</text:p>
          </table:table-cell>
          <table:table-cell office:value-type="float" office:value="4.62754349662763">
            <text:p>4.6275434966</text:p>
          </table:table-cell>
          <table:table-cell office:value-type="float" office:value="0.3">
            <text:p>0.3</text:p>
          </table:table-cell>
          <table:table-cell office:value-type="float" office:value="0.153640479966097">
            <text:p>0.15364048</text:p>
          </table:table-cell>
          <table:table-cell/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float" office:value="-0.967696132133805">
            <text:p>-0.9676961321</text:p>
          </table:table-cell>
          <table:table-cell office:value-type="float" office:value="7.58879417859148">
            <text:p>7.5887941786</text:p>
          </table:table-cell>
          <table:table-cell office:value-type="float" office:value="0.301">
            <text:p>0.301</text:p>
          </table:table-cell>
          <table:table-cell office:value-type="float" office:value="0.249456922728467">
            <text:p>0.2494569227</text:p>
          </table:table-cell>
          <table:table-cell/>
          <table:table-cell office:value-type="float" office:value="30.1">
            <text:p>30.1</text:p>
          </table:table-cell>
          <table:table-cell table:number-columns-repeated="1018"/>
        </table:table-row>
        <table:table-row table:style-name="ro1">
          <table:table-cell office:value-type="float" office:value="-0.93769174030028">
            <text:p>-0.9376917403</text:p>
          </table:table-cell>
          <table:table-cell office:value-type="float" office:value="10.4935418198742">
            <text:p>10.4935418199</text:p>
          </table:table-cell>
          <table:table-cell office:value-type="float" office:value="0.302">
            <text:p>0.302</text:p>
          </table:table-cell>
          <table:table-cell office:value-type="float" office:value="0.340518475040631">
            <text:p>0.340518475</text:p>
          </table:table-cell>
          <table:table-cell/>
          <table:table-cell office:value-type="float" office:value="30.2">
            <text:p>30.2</text:p>
          </table:table-cell>
          <table:table-cell table:number-columns-repeated="1018"/>
        </table:table-row>
        <table:table-row table:style-name="ro1">
          <table:table-cell office:value-type="float" office:value="-0.898318242557353">
            <text:p>-0.8983182426</text:p>
          </table:table-cell>
          <table:table-cell office:value-type="float" office:value="13.3121640540355">
            <text:p>13.312164054</text:p>
          </table:table-cell>
          <table:table-cell office:value-type="float" office:value="0.303">
            <text:p>0.303</text:p>
          </table:table-cell>
          <table:table-cell office:value-type="float" office:value="0.425347076638006">
            <text:p>0.4253470766</text:p>
          </table:table-cell>
          <table:table-cell/>
          <table:table-cell office:value-type="float" office:value="30.3">
            <text:p>30.3</text:p>
          </table:table-cell>
          <table:table-cell table:number-columns-repeated="1018"/>
        </table:table-row>
        <table:table-row table:style-name="ro1">
          <table:table-cell office:value-type="float" office:value="-0.849969045879326">
            <text:p>-0.8499690459</text:p>
          </table:table-cell>
          <table:table-cell office:value-type="float" office:value="16.0157119812634">
            <text:p>16.0157119813</text:p>
          </table:table-cell>
          <table:table-cell office:value-type="float" office:value="0.304">
            <text:p>0.304</text:p>
          </table:table-cell>
          <table:table-cell office:value-type="float" office:value="0.502797981563448">
            <text:p>0.5027979816</text:p>
          </table:table-cell>
          <table:table-cell/>
          <table:table-cell office:value-type="float" office:value="30.4">
            <text:p>30.4</text:p>
          </table:table-cell>
          <table:table-cell table:number-columns-repeated="1018"/>
        </table:table-row>
        <table:table-row table:style-name="ro1">
          <table:table-cell office:value-type="float" office:value="-0.793127239457283">
            <text:p>-0.7931272395</text:p>
          </table:table-cell>
          <table:table-cell office:value-type="float" office:value="18.576207271244">
            <text:p>18.5762072712</text:p>
          </table:table-cell>
          <table:table-cell office:value-type="float" office:value="0.305">
            <text:p>0.305</text:p>
          </table:table-cell>
          <table:table-cell office:value-type="float" office:value="0.572093437637876">
            <text:p>0.5720934376</text:p>
          </table:table-cell>
          <table:table-cell/>
          <table:table-cell office:value-type="float" office:value="30.5">
            <text:p>30.5</text:p>
          </table:table-cell>
          <table:table-cell table:number-columns-repeated="1018"/>
        </table:table-row>
        <table:table-row table:style-name="ro1">
          <table:table-cell office:value-type="float" office:value="-0.728360767831593">
            <text:p>-0.7283607678</text:p>
          </table:table-cell>
          <table:table-cell office:value-type="float" office:value="20.966931359078">
            <text:p>20.9669313591</text:p>
          </table:table-cell>
          <table:table-cell office:value-type="float" office:value="0.306">
            <text:p>0.306</text:p>
          </table:table-cell>
          <table:table-cell office:value-type="float" office:value="0.632823109350446">
            <text:p>0.6328231094</text:p>
          </table:table-cell>
          <table:table-cell/>
          <table:table-cell office:value-type="float" office:value="30.6">
            <text:p>30.6</text:p>
          </table:table-cell>
          <table:table-cell table:number-columns-repeated="1018"/>
        </table:table-row>
        <table:table-row table:style-name="ro1">
          <table:table-cell office:value-type="float" office:value="-0.656316756177788">
            <text:p>-0.6563167562</text:p>
          </table:table-cell>
          <table:table-cell office:value-type="float" office:value="23.1627037483191">
            <text:p>23.1627037483</text:p>
          </table:table-cell>
          <table:table-cell office:value-type="float" office:value="0.307">
            <text:p>0.307</text:p>
          </table:table-cell>
          <table:table-cell office:value-type="float" office:value="0.684913856116609">
            <text:p>0.6849138561</text:p>
          </table:table-cell>
          <table:table-cell/>
          <table:table-cell office:value-type="float" office:value="30.7">
            <text:p>30.7</text:p>
          </table:table-cell>
          <table:table-cell table:number-columns-repeated="1018"/>
        </table:table-row>
        <table:table-row table:style-name="ro1">
          <table:table-cell office:value-type="float" office:value="-0.577715044445729">
            <text:p>-0.5777150444</text:p>
          </table:table-cell>
          <table:table-cell office:value-type="float" office:value="25.1401465271132">
            <text:p>25.1401465271</text:p>
          </table:table-cell>
          <table:table-cell office:value-type="float" office:value="0.308">
            <text:p>0.308</text:p>
          </table:table-cell>
          <table:table-cell office:value-type="float" office:value="0.728574504435468">
            <text:p>0.7285745044</text:p>
          </table:table-cell>
          <table:table-cell/>
          <table:table-cell office:value-type="float" office:value="30.8">
            <text:p>30.8</text:p>
          </table:table-cell>
          <table:table-cell table:number-columns-repeated="1018"/>
        </table:table-row>
        <table:table-row table:style-name="ro1">
          <table:table-cell office:value-type="float" office:value="-0.493340994956775">
            <text:p>-0.493340995</text:p>
          </table:table-cell>
          <table:table-cell office:value-type="float" office:value="26.877932325383">
            <text:p>26.8779323254</text:p>
          </table:table-cell>
          <table:table-cell office:value-type="float" office:value="0.309">
            <text:p>0.309</text:p>
          </table:table-cell>
          <table:table-cell office:value-type="float" office:value="0.764223173636113">
            <text:p>0.7642231736</text:p>
          </table:table-cell>
          <table:table-cell/>
          <table:table-cell office:value-type="float" office:value="30.9">
            <text:p>30.9</text:p>
          </table:table-cell>
          <table:table-cell table:number-columns-repeated="1018"/>
        </table:table-row>
        <table:table-row table:style-name="ro1">
          <table:table-cell office:value-type="float" office:value="-0.404037645323062">
            <text:p>-0.4040376453</text:p>
          </table:table-cell>
          <table:table-cell office:value-type="float" office:value="28.3570130919405">
            <text:p>28.3570130919</text:p>
          </table:table-cell>
          <table:table-cell office:value-type="float" office:value="0.31">
            <text:p>0.31</text:p>
          </table:table-cell>
          <table:table-cell office:value-type="float" office:value="0.792405452789009">
            <text:p>0.7924054528</text:p>
          </table:table-cell>
          <table:table-cell/>
          <table:table-cell office:value-type="float" office:value="31">
            <text:p>31</text:p>
          </table:table-cell>
          <table:table-cell table:number-columns-repeated="1018"/>
        </table:table-row>
        <table:table-row table:style-name="ro1">
          <table:table-cell office:value-type="float" office:value="-0.310697285094372">
            <text:p>-0.3106972851</text:p>
          </table:table-cell>
          <table:table-cell office:value-type="float" office:value="29.5608272489829">
            <text:p>29.560827249</text:p>
          </table:table-cell>
          <table:table-cell office:value-type="float" office:value="0.311">
            <text:p>0.311</text:p>
          </table:table-cell>
          <table:table-cell office:value-type="float" office:value="0.813711426550513">
            <text:p>0.8137114266</text:p>
          </table:table-cell>
          <table:table-cell/>
          <table:table-cell office:value-type="float" office:value="31.1">
            <text:p>31.1</text:p>
          </table:table-cell>
          <table:table-cell table:number-columns-repeated="1018"/>
        </table:table-row>
        <table:table-row table:style-name="ro1">
          <table:table-cell office:value-type="float" office:value="-0.214252540295884">
            <text:p>-0.2142525403</text:p>
          </table:table-cell>
          <table:table-cell office:value-type="float" office:value="30.4754829859666">
            <text:p>30.475482986</text:p>
          </table:table-cell>
          <table:table-cell office:value-type="float" office:value="0.312">
            <text:p>0.312</text:p>
          </table:table-cell>
          <table:table-cell office:value-type="float" office:value="0.828698504515176">
            <text:p>0.8286985045</text:p>
          </table:table-cell>
          <table:table-cell/>
          <table:table-cell office:value-type="float" office:value="31.2">
            <text:p>31.2</text:p>
          </table:table-cell>
          <table:table-cell table:number-columns-repeated="1018"/>
        </table:table-row>
        <table:table-row table:style-name="ro1">
          <table:table-cell office:value-type="float" office:value="-0.115667054937233">
            <text:p>-0.1156670549</text:p>
          </table:table-cell>
          <table:table-cell office:value-type="float" office:value="31.0899156834344">
            <text:p>31.0899156834</text:p>
          </table:table-cell>
          <table:table-cell office:value-type="float" office:value="0.313">
            <text:p>0.313</text:p>
          </table:table-cell>
          <table:table-cell office:value-type="float" office:value="0.837825570886314">
            <text:p>0.8378255709</text:p>
          </table:table-cell>
          <table:table-cell/>
          <table:table-cell office:value-type="float" office:value="31.3">
            <text:p>31.3</text:p>
          </table:table-cell>
          <table:table-cell table:number-columns-repeated="1018"/>
        </table:table-row>
        <table:table-row table:style-name="ro1">
          <table:table-cell office:value-type="float" office:value="-0.0159258626000982">
            <text:p>-0.0159258626</text:p>
          </table:table-cell>
          <table:table-cell office:value-type="float" office:value="31.3960177078107">
            <text:p>31.3960177078</text:p>
          </table:table-cell>
          <table:table-cell office:value-type="float" office:value="0.314">
            <text:p>0.314</text:p>
          </table:table-cell>
          <table:table-cell office:value-type="float" office:value="0.841402454421262">
            <text:p>0.8414024544</text:p>
          </table:table-cell>
          <table:table-cell/>
          <table:table-cell office:value-type="float" office:value="31.4">
            <text:p>31.4</text:p>
          </table:table-cell>
          <table:table-cell table:number-columns-repeated="1018"/>
        </table:table-row>
        <table:table-row table:style-name="ro1">
          <table:table-cell office:value-type="float" office:value="0.0839744556917504">
            <text:p>0.0839744557</text:p>
          </table:table-cell>
          <table:table-cell office:value-type="float" office:value="31.3887390880494">
            <text:p>31.388739088</text:p>
          </table:table-cell>
          <table:table-cell office:value-type="float" office:value="0.315">
            <text:p>0.315</text:p>
          </table:table-cell>
          <table:table-cell office:value-type="float" office:value="0.839557342129902">
            <text:p>0.8395573421</text:p>
          </table:table-cell>
          <table:table-cell/>
          <table:table-cell office:value-type="float" office:value="31.5">
            <text:p>31.5</text:p>
          </table:table-cell>
          <table:table-cell table:number-columns-repeated="1018"/>
        </table:table-row>
        <table:table-row table:style-name="ro1">
          <table:table-cell office:value-type="float" office:value="0.183035728980588">
            <text:p>0.183035729</text:p>
          </table:table-cell>
          <table:table-cell office:value-type="float" office:value="31.0661578716935">
            <text:p>31.0661578717</text:p>
          </table:table-cell>
          <table:table-cell office:value-type="float" office:value="0.316">
            <text:p>0.316</text:p>
          </table:table-cell>
          <table:table-cell office:value-type="float" office:value="0.832223618873218">
            <text:p>0.8322236189</text:p>
          </table:table-cell>
          <table:table-cell/>
          <table:table-cell office:value-type="float" office:value="31.6">
            <text:p>31.6</text:p>
          </table:table-cell>
          <table:table-cell table:number-columns-repeated="1018"/>
        </table:table-row>
        <table:table-row table:style-name="ro1">
          <table:table-cell office:value-type="float" office:value="0.280268169769023">
            <text:p>0.2802681698</text:p>
          </table:table-cell>
          <table:table-cell office:value-type="float" office:value="30.4295192585516">
            <text:p>30.4295192586</text:p>
          </table:table-cell>
          <table:table-cell office:value-type="float" office:value="0.317">
            <text:p>0.317</text:p>
          </table:table-cell>
          <table:table-cell office:value-type="float" office:value="0.819146683937706">
            <text:p>0.8191466839</text:p>
          </table:table-cell>
          <table:table-cell/>
          <table:table-cell office:value-type="float" office:value="31.7">
            <text:p>31.7</text:p>
          </table:table-cell>
          <table:table-cell table:number-columns-repeated="1018"/>
        </table:table-row>
        <table:table-row table:style-name="ro1">
          <table:table-cell office:value-type="float" office:value="0.374700263649465">
            <text:p>0.3747002636</text:p>
          </table:table-cell>
          <table:table-cell office:value-type="float" office:value="29.4832429218469">
            <text:p>29.4832429218</text:p>
          </table:table-cell>
          <table:table-cell office:value-type="float" office:value="0.318">
            <text:p>0.318</text:p>
          </table:table-cell>
          <table:table-cell office:value-type="float" office:value="0.799910462592415">
            <text:p>0.7999104626</text:p>
          </table:table-cell>
          <table:table-cell/>
          <table:table-cell office:value-type="float" office:value="31.8">
            <text:p>31.8</text:p>
          </table:table-cell>
          <table:table-cell table:number-columns-repeated="1018"/>
        </table:table-row>
        <table:table-row table:style-name="ro1">
          <table:table-cell office:value-type="float" office:value="0.465388476354959">
            <text:p>0.4653884764</text:p>
          </table:table-cell>
          <table:table-cell office:value-type="float" office:value="28.2348982462237">
            <text:p>28.2348982462</text:p>
          </table:table-cell>
          <table:table-cell office:value-type="float" office:value="0.319">
            <text:p>0.319</text:p>
          </table:table-cell>
          <table:table-cell office:value-type="float" office:value="0.773982445862712">
            <text:p>0.7739824459</text:p>
          </table:table-cell>
          <table:table-cell/>
          <table:table-cell office:value-type="float" office:value="31.9">
            <text:p>31.9</text:p>
          </table:table-cell>
          <table:table-cell table:number-columns-repeated="1018"/>
        </table:table-row>
        <table:table-row table:style-name="ro1">
          <table:table-cell office:value-type="float" office:value="0.551426681241691">
            <text:p>0.5514266812</text:p>
          </table:table-cell>
          <table:table-cell office:value-type="float" office:value="26.6951475362083">
            <text:p>26.6951475362</text:p>
          </table:table-cell>
          <table:table-cell office:value-type="float" office:value="0.32">
            <text:p>0.32</text:p>
          </table:table-cell>
          <table:table-cell office:value-type="float" office:value="0.740775025120912">
            <text:p>0.7407750251</text:p>
          </table:table-cell>
          <table:table-cell/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float" office:value="0.631955213006885">
            <text:p>0.631955213</text:p>
          </table:table-cell>
          <table:table-cell office:value-type="float" office:value="24.8776575743299">
            <text:p>24.8776575743</text:p>
          </table:table-cell>
          <table:table-cell office:value-type="float" office:value="0.321">
            <text:p>0.321</text:p>
          </table:table-cell>
          <table:table-cell office:value-type="float" office:value="0.699719582329317">
            <text:p>0.6997195823</text:p>
          </table:table-cell>
          <table:table-cell/>
          <table:table-cell office:value-type="float" office:value="32.1">
            <text:p>32.1</text:p>
          </table:table-cell>
          <table:table-cell table:number-columns-repeated="1018"/>
        </table:table-row>
        <table:table-row table:style-name="ro1">
          <table:table-cell office:value-type="float" office:value="0.706169457180334">
            <text:p>0.7061694572</text:p>
          </table:table-cell>
          <table:table-cell office:value-type="float" office:value="22.7989802318126">
            <text:p>22.7989802318</text:p>
          </table:table-cell>
          <table:table-cell office:value-type="float" office:value="0.322">
            <text:p>0.322</text:p>
          </table:table-cell>
          <table:table-cell office:value-type="float" office:value="0.650348306514775">
            <text:p>0.6503483065</text:p>
          </table:table-cell>
          <table:table-cell/>
          <table:table-cell office:value-type="float" office:value="32.2">
            <text:p>32.2</text:p>
          </table:table-cell>
          <table:table-cell table:number-columns-repeated="1018"/>
        </table:table-row>
        <table:table-row table:style-name="ro1">
          <table:table-cell office:value-type="float" office:value="0.773327889566225">
            <text:p>0.7733278896</text:p>
          </table:table-cell>
          <table:table-cell office:value-type="float" office:value="20.4784031532315">
            <text:p>20.4784031532</text:p>
          </table:table-cell>
          <table:table-cell office:value-type="float" office:value="0.323">
            <text:p>0.323</text:p>
          </table:table-cell>
          <table:table-cell office:value-type="float" office:value="0.592377213479163">
            <text:p>0.5923772135</text:p>
          </table:table-cell>
          <table:table-cell/>
          <table:table-cell office:value-type="float" office:value="32.3">
            <text:p>32.3</text:p>
          </table:table-cell>
          <table:table-cell table:number-columns-repeated="1018"/>
        </table:table-row>
        <table:table-row table:style-name="ro1">
          <table:table-cell office:value-type="float" office:value="0.832759485307784">
            <text:p>0.8327594853</text:p>
          </table:table-cell>
          <table:table-cell office:value-type="float" office:value="17.9377718465226">
            <text:p>17.9377718465</text:p>
          </table:table-cell>
          <table:table-cell office:value-type="float" office:value="0.324">
            <text:p>0.324</text:p>
          </table:table-cell>
          <table:table-cell office:value-type="float" office:value="0.525782639019016">
            <text:p>0.525782639</text:p>
          </table:table-cell>
          <table:table-cell/>
          <table:table-cell office:value-type="float" office:value="32.4">
            <text:p>32.4</text:p>
          </table:table-cell>
          <table:table-cell table:number-columns-repeated="1018"/>
        </table:table-row>
        <table:table-row table:style-name="ro1">
          <table:table-cell office:value-type="float" office:value="0.883870423545831">
            <text:p>0.8838704235</text:p>
          </table:table-cell>
          <table:table-cell office:value-type="float" office:value="15.2012848080299">
            <text:p>15.201284808</text:p>
          </table:table-cell>
          <table:table-cell office:value-type="float" office:value="0.325">
            <text:p>0.325</text:p>
          </table:table-cell>
          <table:table-cell office:value-type="float" office:value="0.450862902857431">
            <text:p>0.4508629029</text:p>
          </table:table-cell>
          <table:table-cell/>
          <table:table-cell office:value-type="float" office:value="32.5">
            <text:p>32.5</text:p>
          </table:table-cell>
          <table:table-cell table:number-columns-repeated="1018"/>
        </table:table-row>
        <table:table-row table:style-name="ro1">
          <table:table-cell office:value-type="float" office:value="0.926150020680529">
            <text:p>0.9261500207</text:p>
          </table:table-cell>
          <table:table-cell office:value-type="float" office:value="12.2952635957607">
            <text:p>12.2952635958</text:p>
          </table:table-cell>
          <table:table-cell office:value-type="float" office:value="0.326">
            <text:p>0.326</text:p>
          </table:table-cell>
          <table:table-cell office:value-type="float" office:value="0.368277223149561">
            <text:p>0.3682772231</text:p>
          </table:table-cell>
          <table:table-cell/>
          <table:table-cell office:value-type="float" office:value="32.6">
            <text:p>32.6</text:p>
          </table:table-cell>
          <table:table-cell table:number-columns-repeated="1018"/>
        </table:table-row>
        <table:table-row table:style-name="ro1">
          <table:table-cell office:value-type="float" office:value="0.95917583295308">
            <text:p>0.959175833</text:p>
          </table:table-cell>
          <table:table-cell office:value-type="float" office:value="9.24790002973799">
            <text:p>9.2479000297</text:p>
          </table:table-cell>
          <table:table-cell office:value-type="float" office:value="0.327">
            <text:p>0.327</text:p>
          </table:table-cell>
          <table:table-cell office:value-type="float" office:value="0.279055502360586">
            <text:p>0.2790555024</text:p>
          </table:table-cell>
          <table:table-cell/>
          <table:table-cell office:value-type="float" office:value="32.7">
            <text:p>32.7</text:p>
          </table:table-cell>
          <table:table-cell table:number-columns-repeated="1018"/>
        </table:table-row>
        <table:table-row table:style-name="ro1">
          <table:table-cell office:value-type="float" office:value="0.982617877364141">
            <text:p>0.9826178774</text:p>
          </table:table-cell>
          <table:table-cell office:value-type="float" office:value="6.08898294345373">
            <text:p>6.0889829435</text:p>
          </table:table-cell>
          <table:table-cell office:value-type="float" office:value="0.328">
            <text:p>0.328</text:p>
          </table:table-cell>
          <table:table-cell office:value-type="float" office:value="0.184575303643133">
            <text:p>0.1845753036</text:p>
          </table:table-cell>
          <table:table-cell/>
          <table:table-cell office:value-type="float" office:value="32.8">
            <text:p>32.8</text:p>
          </table:table-cell>
          <table:table-cell table:number-columns-repeated="1018"/>
        </table:table-row>
        <table:table-row table:style-name="ro1">
          <table:table-cell office:value-type="float" office:value="0.996241928754864">
            <text:p>0.9962419288</text:p>
          </table:table-cell>
          <table:table-cell office:value-type="float" office:value="2.84960713235753">
            <text:p>2.8496071324</text:p>
          </table:table-cell>
          <table:table-cell office:value-type="float" office:value="0.329">
            <text:p>0.329</text:p>
          </table:table-cell>
          <table:table-cell office:value-type="float" office:value="0.0865059422674083">
            <text:p>0.0865059423</text:p>
          </table:table-cell>
          <table:table-cell/>
          <table:table-cell office:value-type="float" office:value="32.9">
            <text:p>32.9</text:p>
          </table:table-cell>
          <table:table-cell table:number-columns-repeated="1018"/>
        </table:table-row>
        <table:table-row table:style-name="ro1">
          <table:table-cell office:value-type="float" office:value="0.999911860107267">
            <text:p>0.9999118601</text:p>
          </table:table-cell>
          <table:table-cell office:value-type="float" office:value="-0.438132658360963">
            <text:p>-0.4381326584</text:p>
          </table:table-cell>
          <table:table-cell office:value-type="float" office:value="0.33">
            <text:p>0.33</text:p>
          </table:table-cell>
          <table:table-cell office:value-type="float" office:value="-0.0132763571733289">
            <text:p>-0.0132763572</text:p>
          </table:table-cell>
          <table:table-cell/>
          <table:table-cell office:value-type="float" office:value="33">
            <text:p>33</text:p>
          </table:table-cell>
          <table:table-cell table:number-columns-repeated="1018"/>
        </table:table-row>
        <table:table-row table:style-name="ro1">
          <table:table-cell office:value-type="float" office:value="0.993591002680395">
            <text:p>0.9935910027</text:p>
          </table:table-cell>
          <table:table-cell office:value-type="float" office:value="-3.74145969585278">
            <text:p>-3.7414596959</text:p>
          </table:table-cell>
          <table:table-cell office:value-type="float" office:value="0.331">
            <text:p>0.331</text:p>
          </table:table-cell>
          <table:table-cell office:value-type="float" office:value="-0.112794483265288">
            <text:p>-0.1127944833</text:p>
          </table:table-cell>
          <table:table-cell/>
          <table:table-cell office:value-type="float" office:value="33.1">
            <text:p>33.1</text:p>
          </table:table-cell>
          <table:table-cell table:number-columns-repeated="1018"/>
        </table:table-row>
        <table:table-row table:style-name="ro1">
          <table:table-cell office:value-type="float" office:value="0.977342512392259">
            <text:p>0.9773425124</text:p>
          </table:table-cell>
          <table:table-cell office:value-type="float" office:value="-7.02724202173521">
            <text:p>-7.0272420217</text:p>
          </table:table-cell>
          <table:table-cell office:value-type="float" office:value="0.332">
            <text:p>0.332</text:p>
          </table:table-cell>
          <table:table-cell office:value-type="float" office:value="-0.210086972120236">
            <text:p>-0.2100869721</text:p>
          </table:table-cell>
          <table:table-cell/>
          <table:table-cell office:value-type="float" office:value="33.2">
            <text:p>33.2</text:p>
          </table:table-cell>
          <table:table-cell table:number-columns-repeated="1018"/>
        </table:table-row>
        <table:table-row table:style-name="ro1">
          <table:table-cell office:value-type="float" office:value="0.95132873878678">
            <text:p>0.9513287388</text:p>
          </table:table-cell>
          <table:table-cell office:value-type="float" office:value="-10.2623247566831">
            <text:p>-10.2623247567</text:p>
          </table:table-cell>
          <table:table-cell office:value-type="float" office:value="0.333">
            <text:p>0.333</text:p>
          </table:table-cell>
          <table:table-cell office:value-type="float" office:value="-0.303322903650967">
            <text:p>-0.3033229037</text:p>
          </table:table-cell>
          <table:table-cell/>
          <table:table-cell office:value-type="float" office:value="33.3">
            <text:p>33.3</text:p>
          </table:table-cell>
          <table:table-cell table:number-columns-repeated="1018"/>
        </table:table-row>
        <table:table-row table:style-name="ro1">
          <table:table-cell office:value-type="float" office:value="0.915809602890816">
            <text:p>0.9158096029</text:p>
          </table:table-cell>
          <table:table-cell office:value-type="float" office:value="-13.4138646146052">
            <text:p>-13.4138646146</text:p>
          </table:table-cell>
          <table:table-cell office:value-type="float" office:value="0.334">
            <text:p>0.334</text:p>
          </table:table-cell>
          <table:table-cell office:value-type="float" office:value="-0.390903242306836">
            <text:p>-0.3909032423</text:p>
          </table:table-cell>
          <table:table-cell/>
          <table:table-cell office:value-type="float" office:value="33.4">
            <text:p>33.4</text:p>
          </table:table-cell>
          <table:table-cell table:number-columns-repeated="1018"/>
        </table:table-row>
        <table:table-row table:style-name="ro1">
          <table:table-cell office:value-type="float" office:value="0.871140000169176">
            <text:p>0.8711400002</text:p>
          </table:table-cell>
          <table:table-cell office:value-type="float" office:value="-16.4496632516631">
            <text:p>-16.4496632517</text:p>
          </table:table-cell>
          <table:table-cell office:value-type="float" office:value="0.335">
            <text:p>0.335</text:p>
          </table:table-cell>
          <table:table-cell office:value-type="float" office:value="-0.471538606992856">
            <text:p>-0.471538607</text:p>
          </table:table-cell>
          <table:table-cell/>
          <table:table-cell office:value-type="float" office:value="33.5">
            <text:p>33.5</text:p>
          </table:table-cell>
          <table:table-cell table:number-columns-repeated="1018"/>
        </table:table-row>
        <table:table-row table:style-name="ro1">
          <table:table-cell office:value-type="float" office:value="0.817766254526442">
            <text:p>0.8177662545</text:p>
          </table:table-cell>
          <table:table-cell office:value-type="float" office:value="-19.3384960675651">
            <text:p>-19.3384960676</text:p>
          </table:table-cell>
          <table:table-cell office:value-type="float" office:value="0.336">
            <text:p>0.336</text:p>
          </table:table-cell>
          <table:table-cell office:value-type="float" office:value="-0.544296665331423">
            <text:p>-0.5442966653</text:p>
          </table:table-cell>
          <table:table-cell/>
          <table:table-cell office:value-type="float" office:value="33.6">
            <text:p>33.6</text:p>
          </table:table-cell>
          <table:table-cell table:number-columns-repeated="1018"/>
        </table:table-row>
        <table:table-row table:style-name="ro1">
          <table:table-cell office:value-type="float" office:value="0.756221658786063">
            <text:p>0.7562216588</text:p>
          </table:table-cell>
          <table:table-cell office:value-type="float" office:value="-22.0504331030586">
            <text:p>-22.0504331031</text:p>
          </table:table-cell>
          <table:table-cell office:value-type="float" office:value="0.337">
            <text:p>0.337</text:p>
          </table:table-cell>
          <table:table-cell office:value-type="float" office:value="-0.608616277087937">
            <text:p>-0.6086162771</text:p>
          </table:table-cell>
          <table:table-cell/>
          <table:table-cell office:value-type="float" office:value="33.7">
            <text:p>33.7</text:p>
          </table:table-cell>
          <table:table-cell table:number-columns-repeated="1018"/>
        </table:table-row>
        <table:table-row table:style-name="ro1">
          <table:table-cell office:value-type="float" office:value="0.687121146204739">
            <text:p>0.6871211462</text:p>
          </table:table-cell>
          <table:table-cell office:value-type="float" office:value="-24.5571487382781">
            <text:p>-24.5571487383</text:p>
          </table:table-cell>
          <table:table-cell office:value-type="float" office:value="0.338">
            <text:p>0.338</text:p>
          </table:table-cell>
          <table:table-cell office:value-type="float" office:value="-0.664289484308261">
            <text:p>-0.6642894843</text:p>
          </table:table-cell>
          <table:table-cell/>
          <table:table-cell office:value-type="float" office:value="33.8">
            <text:p>33.8</text:p>
          </table:table-cell>
          <table:table-cell table:number-columns-repeated="1018"/>
        </table:table-row>
        <table:table-row table:style-name="ro1">
          <table:table-cell office:value-type="float" office:value="0.61115514626259">
            <text:p>0.6111551463</text:p>
          </table:table-cell>
          <table:table-cell office:value-type="float" office:value="-26.8322169911541">
            <text:p>-26.8322169912</text:p>
          </table:table-cell>
          <table:table-cell office:value-type="float" office:value="0.339">
            <text:p>0.339</text:p>
          </table:table-cell>
          <table:table-cell office:value-type="float" office:value="-0.71141584887919">
            <text:p>-0.7114158489</text:p>
          </table:table-cell>
          <table:table-cell/>
          <table:table-cell office:value-type="float" office:value="33.9">
            <text:p>33.9</text:p>
          </table:table-cell>
          <table:table-cell table:number-columns-repeated="1018"/>
        </table:table-row>
        <table:table-row table:style-name="ro1">
          <table:table-cell office:value-type="float" office:value="0.529082686120024">
            <text:p>0.5290826861</text:p>
          </table:table-cell>
          <table:table-cell office:value-type="float" office:value="-28.8513893426766">
            <text:p>-28.8513893427</text:p>
          </table:table-cell>
          <table:table-cell office:value-type="float" office:value="0.34">
            <text:p>0.34</text:p>
          </table:table-cell>
          <table:table-cell office:value-type="float" office:value="-0.750336043065016">
            <text:p>-0.7503360431</text:p>
          </table:table-cell>
          <table:table-cell/>
          <table:table-cell office:value-type="float" office:value="34">
            <text:p>34</text:p>
          </table:table-cell>
          <table:table-cell table:number-columns-repeated="1018"/>
        </table:table-row>
        <table:table-row table:style-name="ro1">
          <table:table-cell office:value-type="float" office:value="0.441723806669224">
            <text:p>0.4417238067</text:p>
          </table:table-cell>
          <table:table-cell office:value-type="float" office:value="-30.5928521753373">
            <text:p>-30.5928521753</text:p>
          </table:table-cell>
          <table:table-cell office:value-type="float" office:value="0.341">
            <text:p>0.341</text:p>
          </table:table-cell>
          <table:table-cell office:value-type="float" office:value="-0.781552822432929">
            <text:p>-0.7815528224</text:p>
          </table:table-cell>
          <table:table-cell/>
          <table:table-cell office:value-type="float" office:value="34.1">
            <text:p>34.1</text:p>
          </table:table-cell>
          <table:table-cell table:number-columns-repeated="1018"/>
        </table:table-row>
        <table:table-row table:style-name="ro1">
          <table:table-cell office:value-type="float" office:value="0.349951368956662">
            <text:p>0.349951369</text:p>
          </table:table-cell>
          <table:table-cell office:value-type="float" office:value="-32.0374611010813">
            <text:p>-32.0374611011</text:p>
          </table:table-cell>
          <table:table-cell office:value-type="float" office:value="0.342">
            <text:p>0.342</text:p>
          </table:table-cell>
          <table:table-cell office:value-type="float" office:value="-0.805647613097636">
            <text:p>-0.8056476131</text:p>
          </table:table-cell>
          <table:table-cell/>
          <table:table-cell office:value-type="float" office:value="34.2">
            <text:p>34.2</text:p>
          </table:table-cell>
          <table:table-cell table:number-columns-repeated="1018"/>
        </table:table-row>
        <table:table-row table:style-name="ro1">
          <table:table-cell office:value-type="float" office:value="0.254682332844028">
            <text:p>0.2546823328</text:p>
          </table:table-cell>
          <table:table-cell office:value-type="float" office:value="-33.1689496738446">
            <text:p>-33.1689496738</text:p>
          </table:table-cell>
          <table:table-cell office:value-type="float" office:value="0.343">
            <text:p>0.343</text:p>
          </table:table-cell>
          <table:table-cell office:value-type="float" office:value="-0.823200169797131">
            <text:p>-0.8232001698</text:p>
          </table:table-cell>
          <table:table-cell/>
          <table:table-cell office:value-type="float" office:value="34.3">
            <text:p>34.3</text:p>
          </table:table-cell>
          <table:table-cell table:number-columns-repeated="1018"/>
        </table:table-row>
        <table:table-row table:style-name="ro1">
          <table:table-cell office:value-type="float" office:value="0.156868595048403">
            <text:p>0.156868595</text:p>
          </table:table-cell>
          <table:table-cell office:value-type="float" office:value="-33.9741102271533">
            <text:p>-33.9741102272</text:p>
          </table:table-cell>
          <table:table-cell office:value-type="float" office:value="0.344">
            <text:p>0.344</text:p>
          </table:table-cell>
          <table:table-cell office:value-type="float" office:value="-0.834717445664204">
            <text:p>-0.8347174457</text:p>
          </table:table-cell>
          <table:table-cell/>
          <table:table-cell office:value-type="float" office:value="34.4">
            <text:p>34.4</text:p>
          </table:table-cell>
          <table:table-cell table:number-columns-repeated="1018"/>
        </table:table-row>
        <table:table-row table:style-name="ro1">
          <table:table-cell office:value-type="float" office:value="0.0574874781049246">
            <text:p>0.0574874781</text:p>
          </table:table-cell>
          <table:table-cell office:value-type="float" office:value="-34.4429448469816">
            <text:p>-34.442944847</text:p>
          </table:table-cell>
          <table:table-cell office:value-type="float" office:value="0.345">
            <text:p>0.345</text:p>
          </table:table-cell>
          <table:table-cell office:value-type="float" office:value="-0.840576297396353">
            <text:p>-0.8405762974</text:p>
          </table:table-cell>
          <table:table-cell/>
          <table:table-cell office:value-type="float" office:value="34.5">
            <text:p>34.5</text:p>
          </table:table-cell>
          <table:table-cell table:number-columns-repeated="1018"/>
        </table:table-row>
        <table:table-row table:style-name="ro1">
          <table:table-cell office:value-type="float" office:value="-0.0424680347169515">
            <text:p>-0.0424680347</text:p>
          </table:table-cell>
          <table:table-cell office:value-type="float" office:value="-34.5687847814935">
            <text:p>-34.5687847815</text:p>
          </table:table-cell>
          <table:table-cell office:value-type="float" office:value="0.346">
            <text:p>0.346</text:p>
          </table:table-cell>
          <table:table-cell office:value-type="float" office:value="-0.840983195767">
            <text:p>-0.8409831958</text:p>
          </table:table-cell>
          <table:table-cell/>
          <table:table-cell office:value-type="float" office:value="34.6">
            <text:p>34.6</text:p>
          </table:table-cell>
          <table:table-cell table:number-columns-repeated="1018"/>
        </table:table-row>
        <table:table-row table:style-name="ro1">
          <table:table-cell office:value-type="float" office:value="-0.141999220974002">
            <text:p>-0.141999221</text:p>
          </table:table-cell>
          <table:table-cell office:value-type="float" office:value="-34.3483768995889">
            <text:p>-34.3483768996</text:p>
          </table:table-cell>
          <table:table-cell office:value-type="float" office:value="0.347">
            <text:p>0.347</text:p>
          </table:table-cell>
          <table:table-cell office:value-type="float" office:value="-0.835952868923786">
            <text:p>-0.8359528689</text:p>
          </table:table-cell>
          <table:table-cell/>
          <table:table-cell office:value-type="float" office:value="34.7">
            <text:p>34.7</text:p>
          </table:table-cell>
          <table:table-cell table:number-columns-repeated="1018"/>
        </table:table-row>
        <table:table-row table:style-name="ro1">
          <table:table-cell office:value-type="float" office:value="-0.240111597953781">
            <text:p>-0.240111598</text:p>
          </table:table-cell>
          <table:table-cell office:value-type="float" office:value="-33.7819361362893">
            <text:p>-33.7819361363</text:p>
          </table:table-cell>
          <table:table-cell office:value-type="float" office:value="0.348">
            <text:p>0.348</text:p>
          </table:table-cell>
          <table:table-cell office:value-type="float" office:value="-0.825306797011351">
            <text:p>-0.825306797</text:p>
          </table:table-cell>
          <table:table-cell/>
          <table:table-cell office:value-type="float" office:value="34.8">
            <text:p>34.8</text:p>
          </table:table-cell>
          <table:table-cell table:number-columns-repeated="1018"/>
        </table:table-row>
        <table:table-row table:style-name="ro1">
          <table:table-cell office:value-type="float" office:value="-0.335824859217149">
            <text:p>-0.3358248592</text:p>
          </table:table-cell>
          <table:table-cell office:value-type="float" office:value="-32.8731632016992">
            <text:p>-32.8731632017</text:p>
          </table:table-cell>
          <table:table-cell office:value-type="float" office:value="0.349">
            <text:p>0.349</text:p>
          </table:table-cell>
          <table:table-cell office:value-type="float" office:value="-0.808691620129778">
            <text:p>-0.8086916201</text:p>
          </table:table-cell>
          <table:table-cell/>
          <table:table-cell office:value-type="float" office:value="34.9">
            <text:p>34.9</text:p>
          </table:table-cell>
          <table:table-cell table:number-columns-repeated="1018"/>
        </table:table-row>
        <table:table-row table:style-name="ro1">
          <table:table-cell office:value-type="float" office:value="-0.428182669496151">
            <text:p>-0.4281826695</text:p>
          </table:table-cell>
          <table:table-cell office:value-type="float" office:value="-31.6292271782027">
            <text:p>-31.6292271782</text:p>
          </table:table-cell>
          <table:table-cell office:value-type="float" office:value="0.35">
            <text:p>0.35</text:p>
          </table:table-cell>
          <table:table-cell office:value-type="float" office:value="-0.785616676604259">
            <text:p>-0.7856166766</text:p>
          </table:table-cell>
          <table:table-cell/>
          <table:table-cell office:value-type="float" office:value="35">
            <text:p>35</text:p>
          </table:table-cell>
          <table:table-cell table:number-columns-repeated="1018"/>
        </table:table-row>
        <table:table-row table:style-name="ro1">
          <table:table-cell office:value-type="float" office:value="-0.516262220079927">
            <text:p>-0.5162622201</text:p>
          </table:table-cell>
          <table:table-cell office:value-type="float" office:value="-30.0607129842051">
            <text:p>-30.0607129842</text:p>
          </table:table-cell>
          <table:table-cell office:value-type="float" office:value="0.351">
            <text:p>0.351</text:p>
          </table:table-cell>
          <table:table-cell office:value-type="float" office:value="-0.755508909776321">
            <text:p>-0.7555089098</text:p>
          </table:table-cell>
          <table:table-cell/>
          <table:table-cell office:value-type="float" office:value="35.1">
            <text:p>35.1</text:p>
          </table:table-cell>
          <table:table-cell table:number-columns-repeated="1018"/>
        </table:table-row>
        <table:table-row table:style-name="ro1">
          <table:table-cell office:value-type="float" office:value="-0.599183449214265">
            <text:p>-0.5991834492</text:p>
          </table:table-cell>
          <table:table-cell office:value-type="float" office:value="-28.1815340385566">
            <text:p>-28.1815340386</text:p>
          </table:table-cell>
          <table:table-cell office:value-type="float" office:value="0.352">
            <text:p>0.352</text:p>
          </table:table-cell>
          <table:table-cell office:value-type="float" office:value="-0.717782175646205">
            <text:p>-0.7177821756</text:p>
          </table:table-cell>
          <table:table-cell/>
          <table:table-cell office:value-type="float" office:value="35.2">
            <text:p>35.2</text:p>
          </table:table-cell>
          <table:table-cell table:number-columns-repeated="1018"/>
        </table:table-row>
        <table:table-row table:style-name="ro1">
          <table:table-cell office:value-type="float" office:value="-0.676117835387769">
            <text:p>-0.6761178354</text:p>
          </table:table-cell>
          <table:table-cell office:value-type="float" office:value="-26.0088108141848">
            <text:p>-26.0088108142</text:p>
          </table:table-cell>
          <table:table-cell office:value-type="float" office:value="0.353">
            <text:p>0.353</text:p>
          </table:table-cell>
          <table:table-cell office:value-type="float" office:value="-0.671916555404498">
            <text:p>-0.6719165554</text:p>
          </table:table-cell>
          <table:table-cell/>
          <table:table-cell office:value-type="float" office:value="35.3">
            <text:p>35.3</text:p>
          </table:table-cell>
          <table:table-cell table:number-columns-repeated="1018"/>
        </table:table-row>
        <table:table-row table:style-name="ro1">
          <table:table-cell office:value-type="float" office:value="-0.746296675644921">
            <text:p>-0.7462966756</text:p>
          </table:table-cell>
          <table:table-cell office:value-type="float" office:value="-23.5627163188149">
            <text:p>-23.5627163188</text:p>
          </table:table-cell>
          <table:table-cell office:value-type="float" office:value="0.354">
            <text:p>0.354</text:p>
          </table:table-cell>
          <table:table-cell office:value-type="float" office:value="-0.617541754888726">
            <text:p>-0.6175417549</text:p>
          </table:table-cell>
          <table:table-cell/>
          <table:table-cell office:value-type="float" office:value="35.4">
            <text:p>35.4</text:p>
          </table:table-cell>
          <table:table-cell table:number-columns-repeated="1018"/>
        </table:table-row>
        <table:table-row table:style-name="ro1">
          <table:table-cell office:value-type="float" office:value="-0.809018766211906">
            <text:p>-0.8090187662</text:p>
          </table:table-cell>
          <table:table-cell office:value-type="float" office:value="-20.8662898813937">
            <text:p>-20.8662898814</text:p>
          </table:table-cell>
          <table:table-cell office:value-type="float" office:value="0.355">
            <text:p>0.355</text:p>
          </table:table-cell>
          <table:table-cell office:value-type="float" office:value="-0.554517306505047">
            <text:p>-0.5545173065</text:p>
          </table:table-cell>
          <table:table-cell/>
          <table:table-cell office:value-type="float" office:value="35.5">
            <text:p>35.5</text:p>
          </table:table-cell>
          <table:table-cell table:number-columns-repeated="1018"/>
        </table:table-row>
        <table:table-row table:style-name="ro1">
          <table:table-cell office:value-type="float" office:value="-0.863657408692956">
            <text:p>-0.8636574087</text:p>
          </table:table-cell>
          <table:table-cell office:value-type="float" office:value="-17.9452209514434">
            <text:p>-17.9452209514</text:p>
          </table:table-cell>
          <table:table-cell office:value-type="float" office:value="0.356">
            <text:p>0.356</text:p>
          </table:table-cell>
          <table:table-cell office:value-type="float" office:value="-0.483001409886117">
            <text:p>-0.4830014099</text:p>
          </table:table-cell>
          <table:table-cell/>
          <table:table-cell office:value-type="float" office:value="35.6">
            <text:p>35.6</text:p>
          </table:table-cell>
          <table:table-cell table:number-columns-repeated="1018"/>
        </table:table-row>
        <table:table-row table:style-name="ro1">
          <table:table-cell office:value-type="float" office:value="-0.909666671833528">
            <text:p>-0.9096666718</text:p>
          </table:table-cell>
          <table:table-cell office:value-type="float" office:value="-14.8276049316632">
            <text:p>-14.8276049317</text:p>
          </table:table-cell>
          <table:table-cell office:value-type="float" office:value="0.357">
            <text:p>0.357</text:p>
          </table:table-cell>
          <table:table-cell office:value-type="float" office:value="-0.403500199093524">
            <text:p>-0.4035001991</text:p>
          </table:table-cell>
          <table:table-cell/>
          <table:table-cell office:value-type="float" office:value="35.7">
            <text:p>35.7</text:p>
          </table:table-cell>
          <table:table-cell table:number-columns-repeated="1018"/>
        </table:table-row>
        <table:table-row table:style-name="ro1">
          <table:table-cell office:value-type="float" office:value="-0.946586846284963">
            <text:p>-0.9465868463</text:p>
          </table:table-cell>
          <table:table-cell office:value-type="float" office:value="-11.5436733583886">
            <text:p>-11.5436733584</text:p>
          </table:table-cell>
          <table:table-cell office:value-type="float" office:value="0.358">
            <text:p>0.358</text:p>
          </table:table-cell>
          <table:table-cell office:value-type="float" office:value="-0.316890270212255">
            <text:p>-0.3168902702</text:p>
          </table:table-cell>
          <table:table-cell/>
          <table:table-cell office:value-type="float" office:value="35.8">
            <text:p>35.8</text:p>
          </table:table-cell>
          <table:table-cell table:number-columns-repeated="1018"/>
        </table:table-row>
        <table:table-row table:style-name="ro1">
          <table:table-cell office:value-type="float" office:value="-0.974049037868328">
            <text:p>-0.9740490379</text:p>
          </table:table-cell>
          <table:table-cell office:value-type="float" office:value="-8.12550101694455">
            <text:p>-8.1255010169</text:p>
          </table:table-cell>
          <table:table-cell office:value-type="float" office:value="0.359">
            <text:p>0.359</text:p>
          </table:table-cell>
          <table:table-cell office:value-type="float" office:value="-0.224409535806289">
            <text:p>-0.2244095358</text:p>
          </table:table-cell>
          <table:table-cell/>
          <table:table-cell office:value-type="float" office:value="35.9">
            <text:p>35.9</text:p>
          </table:table-cell>
          <table:table-cell table:number-columns-repeated="1018"/>
        </table:table-row>
        <table:table-row table:style-name="ro1">
          <table:table-cell office:value-type="float" office:value="-0.991778853443116">
            <text:p>-0.9917788534</text:p>
          </table:table-cell>
          <table:table-cell office:value-type="float" office:value="-4.60669282658657">
            <text:p>-4.6066928266</text:p>
          </table:table-cell>
          <table:table-cell office:value-type="float" office:value="0.36">
            <text:p>0.36</text:p>
          </table:table-cell>
          <table:table-cell office:value-type="float" office:value="-0.127614747478081">
            <text:p>-0.1276147475</text:p>
          </table:table-cell>
          <table:table-cell/>
          <table:table-cell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float" office:value="-0.999599142552803">
            <text:p>-0.9995991426</text:p>
          </table:table-cell>
          <table:table-cell office:value-type="float" office:value="-1.02205354997581">
            <text:p>-1.02205355</text:p>
          </table:table-cell>
          <table:table-cell office:value-type="float" office:value="0.361">
            <text:p>0.361</text:p>
          </table:table-cell>
          <table:table-cell office:value-type="float" office:value="-0.0283079506064806">
            <text:p>-0.0283079506</text:p>
          </table:table-cell>
          <table:table-cell/>
          <table:table-cell office:value-type="float" office:value="36.1">
            <text:p>36.1</text:p>
          </table:table-cell>
          <table:table-cell table:number-columns-repeated="1018"/>
        </table:table-row>
        <table:table-row table:style-name="ro1">
          <table:table-cell office:value-type="float" office:value="-0.997431767453648">
            <text:p>-0.9974317675</text:p>
          </table:table-cell>
          <table:table-cell office:value-type="float" office:value="2.59275642739597">
            <text:p>2.5927564274</text:p>
          </table:table-cell>
          <table:table-cell office:value-type="float" office:value="0.362">
            <text:p>0.362</text:p>
          </table:table-cell>
          <table:table-cell office:value-type="float" office:value="0.0715618852390343">
            <text:p>0.0715618852</text:p>
          </table:table-cell>
          <table:table-cell/>
          <table:table-cell office:value-type="float" office:value="36.2">
            <text:p>36.2</text:p>
          </table:table-cell>
          <table:table-cell table:number-columns-repeated="1018"/>
        </table:table-row>
        <table:table-row table:style-name="ro1">
          <table:table-cell office:value-type="float" office:value="-0.985298383841203">
            <text:p>-0.9852983838</text:p>
          </table:table-cell>
          <table:table-cell office:value-type="float" office:value="6.20157584383994">
            <text:p>6.2015758438</text:p>
          </table:table-cell>
          <table:table-cell office:value-type="float" office:value="0.363">
            <text:p>0.363</text:p>
          </table:table-cell>
          <table:table-cell office:value-type="float" office:value="0.170012456608914">
            <text:p>0.1700124566</text:p>
          </table:table-cell>
          <table:table-cell/>
          <table:table-cell office:value-type="float" office:value="36.3">
            <text:p>36.3</text:p>
          </table:table-cell>
          <table:table-cell table:number-columns-repeated="1018"/>
        </table:table-row>
        <table:table-row table:style-name="ro1">
          <table:table-cell office:value-type="float" office:value="-0.963320224473759">
            <text:p>-0.9633202245</text:p>
          </table:table-cell>
          <table:table-cell office:value-type="float" office:value="9.76810430523577">
            <text:p>9.7681043052</text:p>
          </table:table-cell>
          <table:table-cell office:value-type="float" office:value="0.364">
            <text:p>0.364</text:p>
          </table:table-cell>
          <table:table-cell office:value-type="float" office:value="0.265145204667544">
            <text:p>0.2651452047</text:p>
          </table:table-cell>
          <table:table-cell/>
          <table:table-cell office:value-type="float" office:value="36.4">
            <text:p>36.4</text:p>
          </table:table-cell>
          <table:table-cell table:number-columns-repeated="1018"/>
        </table:table-row>
        <table:table-row table:style-name="ro1">
          <table:table-cell office:value-type="float" office:value="-0.931716887854705">
            <text:p>-0.9317168879</text:p>
          </table:table-cell>
          <table:table-cell office:value-type="float" office:value="13.2562674071863">
            <text:p>13.2562674072</text:p>
          </table:table-cell>
          <table:table-cell office:value-type="float" office:value="0.365">
            <text:p>0.365</text:p>
          </table:table-cell>
          <table:table-cell office:value-type="float" office:value="0.355253654620859">
            <text:p>0.3552536546</text:p>
          </table:table-cell>
          <table:table-cell/>
          <table:table-cell office:value-type="float" office:value="36.5">
            <text:p>36.5</text:p>
          </table:table-cell>
          <table:table-cell table:number-columns-repeated="1018"/>
        </table:table-row>
        <table:table-row table:style-name="ro1">
          <table:table-cell office:value-type="float" office:value="-0.890804144076861">
            <text:p>-0.8908041441</text:p>
          </table:table-cell>
          <table:table-cell office:value-type="float" office:value="16.6305815631963">
            <text:p>16.6305815632</text:p>
          </table:table-cell>
          <table:table-cell office:value-type="float" office:value="0.366">
            <text:p>0.366</text:p>
          </table:table-cell>
          <table:table-cell office:value-type="float" office:value="0.438912023528448">
            <text:p>0.4389120235</text:p>
          </table:table-cell>
          <table:table-cell/>
          <table:table-cell office:value-type="float" office:value="36.6">
            <text:p>36.6</text:p>
          </table:table-cell>
          <table:table-cell table:number-columns-repeated="1018"/>
        </table:table-row>
        <table:table-row table:style-name="ro1">
          <table:table-cell office:value-type="float" office:value="-0.840990779752102">
            <text:p>-0.8409907798</text:p>
          </table:table-cell>
          <table:table-cell office:value-type="float" office:value="19.8565148498194">
            <text:p>19.8565148498</text:p>
          </table:table-cell>
          <table:table-cell office:value-type="float" office:value="0.367">
            <text:p>0.367</text:p>
          </table:table-cell>
          <table:table-cell office:value-type="float" office:value="0.515035831556188">
            <text:p>0.5150358316</text:p>
          </table:table-cell>
          <table:table-cell/>
          <table:table-cell office:value-type="float" office:value="36.7">
            <text:p>36.7</text:p>
          </table:table-cell>
          <table:table-cell table:number-columns-repeated="1018"/>
        </table:table-row>
        <table:table-row table:style-name="ro1">
          <table:table-cell office:value-type="float" office:value="-0.78277451355065">
            <text:p>-0.7827745136</text:p>
          </table:table-cell>
          <table:table-cell office:value-type="float" office:value="22.9008402003365">
            <text:p>22.9008402003</text:p>
          </table:table-cell>
          <table:table-cell office:value-type="float" office:value="0.368">
            <text:p>0.368</text:p>
          </table:table-cell>
          <table:table-cell office:value-type="float" office:value="0.582909962892529">
            <text:p>0.5829099629</text:p>
          </table:table-cell>
          <table:table-cell/>
          <table:table-cell office:value-type="float" office:value="36.8">
            <text:p>36.8</text:p>
          </table:table-cell>
          <table:table-cell table:number-columns-repeated="1018"/>
        </table:table-row>
        <table:table-row table:style-name="ro1">
          <table:table-cell office:value-type="float" office:value="-0.716737023160653">
            <text:p>-0.7167370232</text:p>
          </table:table-cell>
          <table:table-cell office:value-type="float" office:value="25.7319773364136">
            <text:p>25.7319773364</text:p>
          </table:table-cell>
          <table:table-cell office:value-type="float" office:value="0.369">
            <text:p>0.369</text:p>
          </table:table-cell>
          <table:table-cell office:value-type="float" office:value="0.642183658658606">
            <text:p>0.6421836587</text:p>
          </table:table-cell>
          <table:table-cell/>
          <table:table-cell office:value-type="float" office:value="36.9">
            <text:p>36.9</text:p>
          </table:table-cell>
          <table:table-cell table:number-columns-repeated="1018"/>
        </table:table-row>
        <table:table-row table:style-name="ro1">
          <table:table-cell office:value-type="float" office:value="-0.643538133356999">
            <text:p>-0.6435381334</text:p>
          </table:table-cell>
          <table:table-cell office:value-type="float" office:value="28.3203199219777">
            <text:p>28.320319922</text:p>
          </table:table-cell>
          <table:table-cell office:value-type="float" office:value="0.37">
            <text:p>0.37</text:p>
          </table:table-cell>
          <table:table-cell office:value-type="float" office:value="0.692835628959371">
            <text:p>0.692835629</text:p>
          </table:table-cell>
          <table:table-cell/>
          <table:table-cell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float" office:value="-0.563909223250263">
            <text:p>-0.5639092233</text:p>
          </table:table-cell>
          <table:table-cell office:value-type="float" office:value="30.6385445544539">
            <text:p>30.6385445545</text:p>
          </table:table-cell>
          <table:table-cell office:value-type="float" office:value="0.371">
            <text:p>0.371</text:p>
          </table:table-cell>
          <table:table-cell office:value-type="float" office:value="0.735115328213232">
            <text:p>0.7351153282</text:p>
          </table:table-cell>
          <table:table-cell/>
          <table:table-cell office:value-type="float" office:value="37.1">
            <text:p>37.1</text:p>
          </table:table-cell>
          <table:table-cell table:number-columns-repeated="1018"/>
        </table:table-row>
        <table:table-row table:style-name="ro1">
          <table:table-cell office:value-type="float" office:value="-0.478645918588415">
            <text:p>-0.4786459186</text:p>
          </table:table-cell>
          <table:table-cell office:value-type="float" office:value="32.6618983743853">
            <text:p>32.6618983744</text:p>
          </table:table-cell>
          <table:table-cell office:value-type="float" office:value="0.372">
            <text:p>0.372</text:p>
          </table:table-cell>
          <table:table-cell office:value-type="float" office:value="0.769468158784401">
            <text:p>0.7694681588</text:p>
          </table:table-cell>
          <table:table-cell/>
          <table:table-cell office:value-type="float" office:value="37.2">
            <text:p>37.2</text:p>
          </table:table-cell>
          <table:table-cell table:number-columns-repeated="1018"/>
        </table:table-row>
        <table:table-row table:style-name="ro1">
          <table:table-cell office:value-type="float" office:value="-0.388600142127337">
            <text:p>-0.3886001421</text:p>
          </table:table-cell>
          <table:table-cell office:value-type="float" office:value="34.3684622738315">
            <text:p>34.3684622738</text:p>
          </table:table-cell>
          <table:table-cell office:value-type="float" office:value="0.373">
            <text:p>0.373</text:p>
          </table:table-cell>
          <table:table-cell office:value-type="float" office:value="0.796452916003496">
            <text:p>0.796452916</text:p>
          </table:table-cell>
          <table:table-cell/>
          <table:table-cell office:value-type="float" office:value="37.3">
            <text:p>37.3</text:p>
          </table:table-cell>
          <table:table-cell table:number-columns-repeated="1018"/>
        </table:table-row>
        <table:table-row table:style-name="ro1">
          <table:table-cell office:value-type="float" office:value="-0.294671601500251">
            <text:p>-0.2946716015</text:p>
          </table:table-cell>
          <table:table-cell office:value-type="float" office:value="35.7393869149203">
            <text:p>35.7393869149</text:p>
          </table:table-cell>
          <table:table-cell office:value-type="float" office:value="0.374">
            <text:p>0.374</text:p>
          </table:table-cell>
          <table:table-cell office:value-type="float" office:value="0.816659339587209">
            <text:p>0.8166593396</text:p>
          </table:table-cell>
          <table:table-cell/>
          <table:table-cell office:value-type="float" office:value="37.4">
            <text:p>37.4</text:p>
          </table:table-cell>
          <table:table-cell table:number-columns-repeated="1018"/>
        </table:table-row>
        <table:table-row table:style-name="ro1">
          <table:table-cell office:value-type="float" office:value="-0.197798799636462">
            <text:p>-0.1977987996</text:p>
          </table:table-cell>
          <table:table-cell office:value-type="float" office:value="36.7590990303791">
            <text:p>36.7590990304</text:p>
          </table:table-cell>
          <table:table-cell office:value-type="float" office:value="0.375">
            <text:p>0.375</text:p>
          </table:table-cell>
          <table:table-cell office:value-type="float" office:value="0.830632502445055">
            <text:p>0.8306325024</text:p>
          </table:table-cell>
          <table:table-cell/>
          <table:table-cell office:value-type="float" office:value="37.5">
            <text:p>37.5</text:p>
          </table:table-cell>
          <table:table-cell table:number-columns-repeated="1018"/>
        </table:table-row>
        <table:table-row table:style-name="ro1">
          <table:table-cell office:value-type="float" office:value="-0.0989496575502895">
            <text:p>-0.0989496576</text:p>
          </table:table-cell>
          <table:table-cell office:value-type="float" office:value="37.4154757652643">
            <text:p>37.4154757653</text:p>
          </table:table-cell>
          <table:table-cell office:value-type="float" office:value="0.376">
            <text:p>0.376</text:p>
          </table:table-cell>
          <table:table-cell office:value-type="float" office:value="0.838809296740708">
            <text:p>0.8388092967</text:p>
          </table:table-cell>
          <table:table-cell/>
          <table:table-cell office:value-type="float" office:value="37.6">
            <text:p>37.6</text:p>
          </table:table-cell>
          <table:table-cell table:number-columns-repeated="1018"/>
        </table:table-row>
        <table:table-row table:style-name="ro1">
          <table:table-cell office:value-type="float" office:value="0.000888156805717592">
            <text:p>0.0008881568</text:p>
          </table:table-cell>
          <table:table-cell office:value-type="float" office:value="37.6999851306927">
            <text:p>37.6999851307</text:p>
          </table:table-cell>
          <table:table-cell office:value-type="float" office:value="0.377">
            <text:p>0.377</text:p>
          </table:table-cell>
          <table:table-cell office:value-type="float" office:value="0.841470771706478">
            <text:p>0.8414707717</text:p>
          </table:table-cell>
          <table:table-cell/>
          <table:table-cell office:value-type="float" office:value="37.7">
            <text:p>37.7</text:p>
          </table:table-cell>
          <table:table-cell table:number-columns-repeated="1018"/>
        </table:table-row>
        <table:table-row table:style-name="ro1">
          <table:table-cell office:value-type="float" office:value="0.100717096992508">
            <text:p>0.100717097</text:p>
          </table:table-cell>
          <table:table-cell office:value-type="float" office:value="37.6077909731078">
            <text:p>37.6077909731</text:p>
          </table:table-cell>
          <table:table-cell office:value-type="float" office:value="0.378">
            <text:p>0.378</text:p>
          </table:table-cell>
          <table:table-cell office:value-type="float" office:value="0.83871273763334">
            <text:p>0.8387127376</text:p>
          </table:table-cell>
          <table:table-cell/>
          <table:table-cell office:value-type="float" office:value="37.8">
            <text:p>37.8</text:p>
          </table:table-cell>
          <table:table-cell table:number-columns-repeated="1018"/>
        </table:table-row>
        <table:table-row table:style-name="ro1">
          <table:table-cell office:value-type="float" office:value="0.199539705238794">
            <text:p>0.1995397052</text:p>
          </table:table-cell>
          <table:table-cell office:value-type="float" office:value="37.137821213221">
            <text:p>37.1378212132</text:p>
          </table:table-cell>
          <table:table-cell office:value-type="float" office:value="0.379">
            <text:p>0.379</text:p>
          </table:table-cell>
          <table:table-cell office:value-type="float" office:value="0.83043594912592">
            <text:p>0.8304359491</text:p>
          </table:table-cell>
          <table:table-cell/>
          <table:table-cell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0.296368578709385">
            <text:p>0.2963685787</text:p>
          </table:table-cell>
          <table:table-cell office:value-type="float" office:value="36.2927984737972">
            <text:p>36.2927984738</text:p>
          </table:table-cell>
          <table:table-cell office:value-type="float" office:value="0.38">
            <text:p>0.38</text:p>
          </table:table-cell>
          <table:table-cell office:value-type="float" office:value="0.81635627567871">
            <text:p>0.8163562757</text:p>
          </table:table-cell>
          <table:table-cell/>
          <table:table-cell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float" office:value="0.390236235307946">
            <text:p>0.3902362353</text:p>
          </table:table-cell>
          <table:table-cell office:value-type="float" office:value="35.0792325912674">
            <text:p>35.0792325913</text:p>
          </table:table-cell>
          <table:table-cell office:value-type="float" office:value="0.381">
            <text:p>0.381</text:p>
          </table:table-cell>
          <table:table-cell office:value-type="float" office:value="0.796034436522876">
            <text:p>0.7960344365</text:p>
          </table:table-cell>
          <table:table-cell/>
          <table:table-cell office:value-type="float" office:value="38.1">
            <text:p>38.1</text:p>
          </table:table-cell>
          <table:table-cell table:number-columns-repeated="1018"/>
        </table:table-row>
        <table:table-row table:style-name="ro1">
          <table:table-cell office:value-type="float" office:value="0.480204780438259">
            <text:p>0.4802047804</text:p>
          </table:table-cell>
          <table:table-cell office:value-type="float" office:value="33.5073748890043">
            <text:p>33.507374889</text:p>
          </table:table-cell>
          <table:table-cell office:value-type="float" office:value="0.382">
            <text:p>0.382</text:p>
          </table:table-cell>
          <table:table-cell office:value-type="float" office:value="0.768923969073734">
            <text:p>0.7689239691</text:p>
          </table:table-cell>
          <table:table-cell/>
          <table:table-cell office:value-type="float" office:value="38.2">
            <text:p>38.2</text:p>
          </table:table-cell>
          <table:table-cell table:number-columns-repeated="1018"/>
        </table:table-row>
        <table:table-row table:style-name="ro1">
          <table:table-cell office:value-type="float" office:value="0.565375278137029">
            <text:p>0.5653752781</text:p>
          </table:table-cell>
          <table:table-cell office:value-type="float" office:value="31.5911344761315">
            <text:p>31.5911344761</text:p>
          </table:table-cell>
          <table:table-cell office:value-type="float" office:value="0.383">
            <text:p>0.383</text:p>
          </table:table-cell>
          <table:table-cell office:value-type="float" office:value="0.734434994802654">
            <text:p>0.7344349948</text:p>
          </table:table-cell>
          <table:table-cell/>
          <table:table-cell office:value-type="float" office:value="38.3">
            <text:p>38.3</text:p>
          </table:table-cell>
          <table:table-cell table:number-columns-repeated="1018"/>
        </table:table-row>
        <table:table-row table:style-name="ro1">
          <table:table-cell office:value-type="float" office:value="0.644896732944873">
            <text:p>0.6448967329</text:p>
          </table:table-cell>
          <table:table-cell office:value-type="float" office:value="29.347957221073">
            <text:p>29.3479572211</text:p>
          </table:table-cell>
          <table:table-cell office:value-type="float" office:value="0.384">
            <text:p>0.384</text:p>
          </table:table-cell>
          <table:table-cell office:value-type="float" office:value="0.692010002327976">
            <text:p>0.6920100023</text:p>
          </table:table-cell>
          <table:table-cell/>
          <table:table-cell office:value-type="float" office:value="38.4">
            <text:p>38.4</text:p>
          </table:table-cell>
          <table:table-cell table:number-columns-repeated="1018"/>
        </table:table-row>
        <table:table-row table:style-name="ro1">
          <table:table-cell office:value-type="float" office:value="0.717974592771649">
            <text:p>0.7179745928</text:p>
          </table:table-cell>
          <table:table-cell office:value-type="float" office:value="26.7986684297596">
            <text:p>26.7986684298</text:p>
          </table:table-cell>
          <table:table-cell office:value-type="float" office:value="0.385">
            <text:p>0.385</text:p>
          </table:table-cell>
          <table:table-cell office:value-type="float" office:value="0.64120636065808">
            <text:p>0.6412063607</text:p>
          </table:table-cell>
          <table:table-cell/>
          <table:table-cell office:value-type="float" office:value="38.5">
            <text:p>38.5</text:p>
          </table:table-cell>
          <table:table-cell table:number-columns-repeated="1018"/>
        </table:table-row>
        <table:table-row table:style-name="ro1">
          <table:table-cell office:value-type="float" office:value="0.783878687798293">
            <text:p>0.7838786878</text:p>
          </table:table-cell>
          <table:table-cell office:value-type="float" office:value="23.9672806306258">
            <text:p>23.9672806306</text:p>
          </table:table-cell>
          <table:table-cell office:value-type="float" office:value="0.386">
            <text:p>0.386</text:p>
          </table:table-cell>
          <table:table-cell office:value-type="float" office:value="0.581778807505469">
            <text:p>0.5817788075</text:p>
          </table:table-cell>
          <table:table-cell/>
          <table:table-cell office:value-type="float" office:value="38.6">
            <text:p>38.6</text:p>
          </table:table-cell>
          <table:table-cell table:number-columns-repeated="1018"/>
        </table:table-row>
        <table:table-row table:style-name="ro1">
          <table:table-cell office:value-type="float" office:value="0.841950526092305">
            <text:p>0.8419505261</text:p>
          </table:table-cell>
          <table:table-cell office:value-type="float" office:value="20.8807682284324">
            <text:p>20.8807682284</text:p>
          </table:table-cell>
          <table:table-cell office:value-type="float" office:value="0.387">
            <text:p>0.387</text:p>
          </table:table-cell>
          <table:table-cell office:value-type="float" office:value="0.513754032686987">
            <text:p>0.5137540327</text:p>
          </table:table-cell>
          <table:table-cell/>
          <table:table-cell office:value-type="float" office:value="38.7">
            <text:p>38.7</text:p>
          </table:table-cell>
          <table:table-cell table:number-columns-repeated="1018"/>
        </table:table-row>
        <table:table-row table:style-name="ro1">
          <table:table-cell office:value-type="float" office:value="0.891609873041444">
            <text:p>0.891609873</text:p>
          </table:table-cell>
          <table:table-cell office:value-type="float" office:value="17.5688111328313">
            <text:p>17.5688111328</text:p>
          </table:table-cell>
          <table:table-cell office:value-type="float" office:value="0.388">
            <text:p>0.388</text:p>
          </table:table-cell>
          <table:table-cell office:value-type="float" office:value="0.437489043796043">
            <text:p>0.4374890438</text:p>
          </table:table-cell>
          <table:table-cell/>
          <table:table-cell office:value-type="float" office:value="38.8">
            <text:p>38.8</text:p>
          </table:table-cell>
          <table:table-cell table:number-columns-repeated="1018"/>
        </table:table-row>
        <table:table-row table:style-name="ro1">
          <table:table-cell office:value-type="float" office:value="0.932360548866192">
            <text:p>0.9323605489</text:p>
          </table:table-cell>
          <table:table-cell office:value-type="float" office:value="14.0635097918794">
            <text:p>14.0635097919</text:p>
          </table:table-cell>
          <table:table-cell office:value-type="float" office:value="0.389">
            <text:p>0.389</text:p>
          </table:table-cell>
          <table:table-cell office:value-type="float" office:value="0.353705569216932">
            <text:p>0.3537055692</text:p>
          </table:table-cell>
          <table:table-cell/>
          <table:table-cell office:value-type="float" office:value="38.9">
            <text:p>38.9</text:p>
          </table:table-cell>
          <table:table-cell table:number-columns-repeated="1018"/>
        </table:table-row>
        <table:table-row table:style-name="ro1">
          <table:table-cell office:value-type="float" office:value="0.96379538628409">
            <text:p>0.9637953863</text:p>
          </table:table-cell>
          <table:table-cell office:value-type="float" office:value="10.3990743620373">
            <text:p>10.399074362</text:p>
          </table:table-cell>
          <table:table-cell office:value-type="float" office:value="0.39">
            <text:p>0.39</text:p>
          </table:table-cell>
          <table:table-cell office:value-type="float" office:value="0.263494495660071">
            <text:p>0.2634944957</text:p>
          </table:table-cell>
          <table:table-cell/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float" office:value="0.985600298790633">
            <text:p>0.9856002988</text:p>
          </table:table-cell>
          <table:table-cell office:value-type="float" office:value="6.61149102137472">
            <text:p>6.6114910214</text:p>
          </table:table-cell>
          <table:table-cell office:value-type="float" office:value="0.391">
            <text:p>0.391</text:p>
          </table:table-cell>
          <table:table-cell office:value-type="float" office:value="0.168287212711831">
            <text:p>0.1682872127</text:p>
          </table:table-cell>
          <table:table-cell/>
          <table:table-cell office:value-type="float" office:value="39.1">
            <text:p>39.1</text:p>
          </table:table-cell>
          <table:table-cell table:number-columns-repeated="1018"/>
        </table:table-row>
        <table:table-row table:style-name="ro1">
          <table:table-cell office:value-type="float" office:value="0.997557418907805">
            <text:p>0.9975574189</text:p>
          </table:table-cell>
          <table:table-cell office:value-type="float" office:value="2.73816867883939">
            <text:p>2.7381686788</text:p>
          </table:table-cell>
          <table:table-cell office:value-type="float" office:value="0.392">
            <text:p>0.392</text:p>
          </table:table-cell>
          <table:table-cell office:value-type="float" office:value="0.0697944526801014">
            <text:p>0.0697944527</text:p>
          </table:table-cell>
          <table:table-cell/>
          <table:table-cell office:value-type="float" office:value="39.2">
            <text:p>39.2</text:p>
          </table:table-cell>
          <table:table-cell table:number-columns-repeated="1018"/>
        </table:table-row>
        <table:table-row table:style-name="ro1">
          <table:table-cell office:value-type="float" office:value="0.999547275043892">
            <text:p>0.999547275</text:p>
          </table:table-cell>
          <table:table-cell office:value-type="float" office:value="-1.18243045310287">
            <text:p>-1.1824304531</text:p>
          </table:table-cell>
          <table:table-cell office:value-type="float" office:value="0.393">
            <text:p>0.393</text:p>
          </table:table-cell>
          <table:table-cell office:value-type="float" office:value="-0.0300827496940849">
            <text:p>-0.0300827497</text:p>
          </table:table-cell>
          <table:table-cell/>
          <table:table-cell office:value-type="float" office:value="39.3">
            <text:p>39.3</text:p>
          </table:table-cell>
          <table:table-cell table:number-columns-repeated="1018"/>
        </table:table-row>
        <table:table-row table:style-name="ro1">
          <table:table-cell office:value-type="float" office:value="0.99154998521414">
            <text:p>0.9915499852</text:p>
          </table:table-cell>
          <table:table-cell office:value-type="float" office:value="-5.11117277473079">
            <text:p>-5.1111727747</text:p>
          </table:table-cell>
          <table:table-cell office:value-type="float" office:value="0.394">
            <text:p>0.394</text:p>
          </table:table-cell>
          <table:table-cell office:value-type="float" office:value="-0.12936165387071">
            <text:p>-0.1293616539</text:p>
          </table:table-cell>
          <table:table-cell/>
          <table:table-cell office:value-type="float" office:value="39.4">
            <text:p>39.4</text:p>
          </table:table-cell>
          <table:table-cell table:number-columns-repeated="1018"/>
        </table:table-row>
        <table:table-row table:style-name="ro1">
          <table:table-cell office:value-type="float" office:value="0.973645455694977">
            <text:p>0.9736454557</text:p>
          </table:table-cell>
          <table:table-cell office:value-type="float" office:value="-9.00864391208271">
            <text:p>-9.0086439121</text:p>
          </table:table-cell>
          <table:table-cell office:value-type="float" office:value="0.395">
            <text:p>0.395</text:p>
          </table:table-cell>
          <table:table-cell office:value-type="float" office:value="-0.226094937827743">
            <text:p>-0.2260949378</text:p>
          </table:table-cell>
          <table:table-cell/>
          <table:table-cell office:value-type="float" office:value="39.5">
            <text:p>39.5</text:p>
          </table:table-cell>
          <table:table-cell table:number-columns-repeated="1018"/>
        </table:table-row>
        <table:table-row table:style-name="ro1">
          <table:table-cell office:value-type="float" office:value="0.946012582626908">
            <text:p>0.9460125826</text:p>
          </table:table-cell>
          <table:table-cell office:value-type="float" office:value="-12.8355441278155">
            <text:p>-12.8355441278</text:p>
          </table:table-cell>
          <table:table-cell office:value-type="float" office:value="0.396">
            <text:p>0.396</text:p>
          </table:table-cell>
          <table:table-cell office:value-type="float" office:value="-0.318484116295896">
            <text:p>-0.3184841163</text:p>
          </table:table-cell>
          <table:table-cell/>
          <table:table-cell office:value-type="float" office:value="39.6">
            <text:p>39.6</text:p>
          </table:table-cell>
          <table:table-cell table:number-columns-repeated="1018"/>
        </table:table-row>
        <table:table-row table:style-name="ro1">
          <table:table-cell office:value-type="float" office:value="0.908927464543414">
            <text:p>0.9089274645</text:p>
          </table:table-cell>
          <table:table-cell office:value-type="float" office:value="-16.5530845631532">
            <text:p>-16.5530845632</text:p>
          </table:table-cell>
          <table:table-cell office:value-type="float" office:value="0.397">
            <text:p>0.397</text:p>
          </table:table-cell>
          <table:table-cell office:value-type="float" office:value="-0.404977544710363">
            <text:p>-0.4049775447</text:p>
          </table:table-cell>
          <table:table-cell/>
          <table:table-cell office:value-type="float" office:value="39.7">
            <text:p>39.7</text:p>
          </table:table-cell>
          <table:table-cell table:number-columns-repeated="1018"/>
        </table:table-row>
        <table:table-row table:style-name="ro1">
          <table:table-cell office:value-type="float" office:value="0.862760643685675">
            <text:p>0.8627606437</text:p>
          </table:table-cell>
          <table:table-cell office:value-type="float" office:value="-20.123380316112">
            <text:p>-20.1233803161</text:p>
          </table:table-cell>
          <table:table-cell office:value-type="float" office:value="0.398">
            <text:p>0.398</text:p>
          </table:table-cell>
          <table:table-cell office:value-type="float" office:value="-0.484343455807714">
            <text:p>-0.4843434558</text:p>
          </table:table-cell>
          <table:table-cell/>
          <table:table-cell office:value-type="float" office:value="39.8">
            <text:p>39.8</text:p>
          </table:table-cell>
          <table:table-cell table:number-columns-repeated="1018"/>
        </table:table-row>
        <table:table-row table:style-name="ro1">
          <table:table-cell office:value-type="float" office:value="0.807973403666981">
            <text:p>0.8079734037</text:p>
          </table:table-cell>
          <table:table-cell office:value-type="float" office:value="-23.5098363734188">
            <text:p>-23.5098363734</text:p>
          </table:table-cell>
          <table:table-cell office:value-type="float" office:value="0.399">
            <text:p>0.399</text:p>
          </table:table-cell>
          <table:table-cell office:value-type="float" office:value="-0.555711852653277">
            <text:p>-0.5557118527</text:p>
          </table:table-cell>
          <table:table-cell/>
          <table:table-cell office:value-type="float" office:value="39.9">
            <text:p>39.9</text:p>
          </table:table-cell>
          <table:table-cell table:number-columns-repeated="1018"/>
        </table:table-row>
        <table:table-row table:style-name="ro1">
          <table:table-cell office:value-type="float" office:value="0.745113160479344">
            <text:p>0.7451131605</text:p>
          </table:table-cell>
          <table:table-cell office:value-type="float" office:value="-26.6775224660907">
            <text:p>-26.6775224661</text:p>
          </table:table-cell>
          <table:table-cell office:value-type="float" office:value="0.4">
            <text:p>0.4</text:p>
          </table:table-cell>
          <table:table-cell office:value-type="float" office:value="-0.618583066155853">
            <text:p>-0.6185830662</text:p>
          </table:table-cell>
          <table:table-cell/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float" office:value="0.674807992893867">
            <text:p>0.6748079929</text:p>
          </table:table-cell>
          <table:table-cell office:value-type="float" office:value="-29.5935330112175">
            <text:p>-29.5935330112</text:p>
          </table:table-cell>
          <table:table-cell office:value-type="float" office:value="0.401">
            <text:p>0.401</text:p>
          </table:table-cell>
          <table:table-cell office:value-type="float" office:value="-0.672804701157357">
            <text:p>-0.6728047012</text:p>
          </table:table-cell>
          <table:table-cell/>
          <table:table-cell office:value-type="float" office:value="40.1">
            <text:p>40.1</text:p>
          </table:table-cell>
          <table:table-cell table:number-columns-repeated="1018"/>
        </table:table-row>
        <table:table-row table:style-name="ro1">
          <table:table-cell office:value-type="float" office:value="0.597760366905255">
            <text:p>0.5977603669</text:p>
          </table:table-cell>
          <table:table-cell office:value-type="float" office:value="-32.2273284343201">
            <text:p>-32.2273284343</text:p>
          </table:table-cell>
          <table:table-cell office:value-type="float" office:value="0.402">
            <text:p>0.402</text:p>
          </table:table-cell>
          <table:table-cell office:value-type="float" office:value="-0.718521954182653">
            <text:p>-0.7185219542</text:p>
          </table:table-cell>
          <table:table-cell/>
          <table:table-cell office:value-type="float" office:value="40.2">
            <text:p>40.2</text:p>
          </table:table-cell>
          <table:table-cell table:number-columns-repeated="1018"/>
        </table:table-row>
        <table:table-row table:style-name="ro1">
          <table:table-cell office:value-type="float" office:value="0.514740116923832">
            <text:p>0.5147401169</text:p>
          </table:table-cell>
          <table:table-cell office:value-type="float" office:value="-34.5510543365983">
            <text:p>-34.5510543366</text:p>
          </table:table-cell>
          <table:table-cell office:value-type="float" office:value="0.403">
            <text:p>0.403</text:p>
          </table:table-cell>
          <table:table-cell office:value-type="float" office:value="-0.756108497982881">
            <text:p>-0.756108498</text:p>
          </table:table-cell>
          <table:table-cell/>
          <table:table-cell office:value-type="float" office:value="40.3">
            <text:p>40.3</text:p>
          </table:table-cell>
          <table:table-cell table:number-columns-repeated="1018"/>
        </table:table-row>
        <table:table-row table:style-name="ro1">
          <table:table-cell office:value-type="float" office:value="0.426576753844567">
            <text:p>0.4265767538</text:p>
          </table:table-cell>
          <table:table-cell office:value-type="float" office:value="-36.5398351779168">
            <text:p>-36.5398351779</text:p>
          </table:table-cell>
          <table:table-cell office:value-type="float" office:value="0.404">
            <text:p>0.404</text:p>
          </table:table-cell>
          <table:table-cell office:value-type="float" office:value="-0.786086153172727">
            <text:p>-0.7860861532</text:p>
          </table:table-cell>
          <table:table-cell/>
          <table:table-cell office:value-type="float" office:value="40.4">
            <text:p>40.4</text:p>
          </table:table-cell>
          <table:table-cell table:number-columns-repeated="1018"/>
        </table:table-row>
        <table:table-row table:style-name="ro1">
          <table:table-cell office:value-type="float" office:value="0.334151176848414">
            <text:p>0.3341511768</text:p>
          </table:table-cell>
          <table:table-cell office:value-type="float" office:value="-38.1720393875609">
            <text:p>-38.1720393876</text:p>
          </table:table-cell>
          <table:table-cell office:value-type="float" office:value="0.405">
            <text:p>0.405</text:p>
          </table:table-cell>
          <table:table-cell office:value-type="float" office:value="-0.809041501362495">
            <text:p>-0.8090415014</text:p>
          </table:table-cell>
          <table:table-cell/>
          <table:table-cell office:value-type="float" office:value="40.5">
            <text:p>40.5</text:p>
          </table:table-cell>
          <table:table-cell table:number-columns-repeated="1018"/>
        </table:table-row>
        <table:table-row table:style-name="ro1">
          <table:table-cell office:value-type="float" office:value="0.238386871748892">
            <text:p>0.2383868717</text:p>
          </table:table-cell>
          <table:table-cell office:value-type="float" office:value="-39.4295130883752">
            <text:p>-39.4295130884</text:p>
          </table:table-cell>
          <table:table-cell office:value-type="float" office:value="0.406">
            <text:p>0.406</text:p>
          </table:table-cell>
          <table:table-cell office:value-type="float" office:value="-0.825546703172801">
            <text:p>-0.8255467032</text:p>
          </table:table-cell>
          <table:table-cell/>
          <table:table-cell office:value-type="float" office:value="40.6">
            <text:p>40.6</text:p>
          </table:table-cell>
          <table:table-cell table:number-columns-repeated="1018"/>
        </table:table-row>
        <table:table-row table:style-name="ro1">
          <table:table-cell office:value-type="float" office:value="0.140240683827072">
            <text:p>0.1402406838</text:p>
          </table:table-cell>
          <table:table-cell office:value-type="float" office:value="-40.2977799232529">
            <text:p>-40.2977799233</text:p>
          </table:table-cell>
          <table:table-cell office:value-type="float" office:value="0.407">
            <text:p>0.407</text:p>
          </table:table-cell>
          <table:table-cell office:value-type="float" office:value="-0.836090412525783">
            <text:p>-0.8360904125</text:p>
          </table:table-cell>
          <table:table-cell/>
          <table:table-cell office:value-type="float" office:value="40.7">
            <text:p>40.7</text:p>
          </table:table-cell>
          <table:table-cell table:number-columns-repeated="1018"/>
        </table:table-row>
        <table:table-row table:style-name="ro1">
          <table:table-cell office:value-type="float" office:value="0.0406932573498578">
            <text:p>0.0406932573</text:p>
          </table:table-cell>
          <table:table-cell office:value-type="float" office:value="-40.7662048031363">
            <text:p>-40.7662048031</text:p>
          </table:table-cell>
          <table:table-cell office:value-type="float" office:value="0.408">
            <text:p>0.408</text:p>
          </table:table-cell>
          <table:table-cell office:value-type="float" office:value="-0.841023156416663">
            <text:p>-0.8410231564</text:p>
          </table:table-cell>
          <table:table-cell/>
          <table:table-cell office:value-type="float" office:value="40.8">
            <text:p>40.8</text:p>
          </table:table-cell>
          <table:table-cell table:number-columns-repeated="1018"/>
        </table:table-row>
        <table:table-row table:style-name="ro1">
          <table:table-cell office:value-type="float" office:value="-0.0592607627033934">
            <text:p>-0.0592607627</text:p>
          </table:table-cell>
          <table:table-cell office:value-type="float" office:value="-40.8281197495255">
            <text:p>-40.8281197495</text:p>
          </table:table-cell>
          <table:table-cell office:value-type="float" office:value="0.409">
            <text:p>0.409</text:p>
          </table:table-cell>
          <table:table-cell office:value-type="float" office:value="-0.840520124287504">
            <text:p>-0.8405201243</text:p>
          </table:table-cell>
          <table:table-cell/>
          <table:table-cell office:value-type="float" office:value="40.9">
            <text:p>40.9</text:p>
          </table:table-cell>
          <table:table-cell table:number-columns-repeated="1018"/>
        </table:table-row>
        <table:table-row table:style-name="ro1">
          <table:table-cell office:value-type="float" office:value="-0.158622668804716">
            <text:p>-0.1586226688</text:p>
          </table:table-cell>
          <table:table-cell office:value-type="float" office:value="-40.4809103784768">
            <text:p>-40.4809103785</text:p>
          </table:table-cell>
          <table:table-cell office:value-type="float" office:value="0.41">
            <text:p>0.41</text:p>
          </table:table-cell>
          <table:table-cell office:value-type="float" office:value="-0.834563109580739">
            <text:p>-0.8345631096</text:p>
          </table:table-cell>
          <table:table-cell/>
          <table:table-cell office:value-type="float" office:value="41">
            <text:p>41</text:p>
          </table:table-cell>
          <table:table-cell table:number-columns-repeated="1018"/>
        </table:table-row>
        <table:table-row table:style-name="ro1">
          <table:table-cell office:value-type="float" office:value="-0.256399669633018">
            <text:p>-0.2563996696</text:p>
          </table:table-cell>
          <table:table-cell office:value-type="float" office:value="-39.7260619635395">
            <text:p>-39.7260619635</text:p>
          </table:table-cell>
          <table:table-cell office:value-type="float" office:value="0.411">
            <text:p>0.411</text:p>
          </table:table-cell>
          <table:table-cell office:value-type="float" office:value="-0.822942370705268">
            <text:p>-0.8229423707</text:p>
          </table:table-cell>
          <table:table-cell/>
          <table:table-cell office:value-type="float" office:value="41.1">
            <text:p>41.1</text:p>
          </table:table-cell>
          <table:table-cell table:number-columns-repeated="1018"/>
        </table:table-row>
        <table:table-row table:style-name="ro1">
          <table:table-cell office:value-type="float" office:value="-0.351614809716816">
            <text:p>-0.3516148097</text:p>
          </table:table-cell>
          <table:table-cell office:value-type="float" office:value="-38.5691644181433">
            <text:p>-38.5691644181</text:p>
          </table:table-cell>
          <table:table-cell office:value-type="float" office:value="0.412">
            <text:p>0.412</text:p>
          </table:table-cell>
          <table:table-cell office:value-type="float" office:value="-0.805278334747274">
            <text:p>-0.8052783347</text:p>
          </table:table-cell>
          <table:table-cell/>
          <table:table-cell office:value-type="float" office:value="41.2">
            <text:p>41.2</text:p>
          </table:table-cell>
          <table:table-cell table:number-columns-repeated="1018"/>
        </table:table-row>
        <table:table-row table:style-name="ro1">
          <table:table-cell office:value-type="float" office:value="-0.443316730850327">
            <text:p>-0.4433167309</text:p>
          </table:table-cell>
          <table:table-cell office:value-type="float" office:value="-37.0198759495921">
            <text:p>-37.0198759496</text:p>
          </table:table-cell>
          <table:table-cell office:value-type="float" office:value="0.413">
            <text:p>0.413</text:p>
          </table:table-cell>
          <table:table-cell office:value-type="float" office:value="-0.781062209154893">
            <text:p>-0.7810622092</text:p>
          </table:table-cell>
          <table:table-cell/>
          <table:table-cell office:value-type="float" office:value="41.3">
            <text:p>41.3</text:p>
          </table:table-cell>
          <table:table-cell table:number-columns-repeated="1018"/>
        </table:table-row>
        <table:table-row table:style-name="ro1">
          <table:table-cell office:value-type="float" office:value="-0.53058917775021">
            <text:p>-0.5305891778</text:p>
          </table:table-cell>
          <table:table-cell office:value-type="float" office:value="-35.0918455529171">
            <text:p>-35.0918455529</text:p>
          </table:table-cell>
          <table:table-cell office:value-type="float" office:value="0.414">
            <text:p>0.414</text:p>
          </table:table-cell>
          <table:table-cell office:value-type="float" office:value="-0.749713554024577">
            <text:p>-0.749713554</text:p>
          </table:table-cell>
          <table:table-cell/>
          <table:table-cell office:value-type="float" office:value="41.4">
            <text:p>41.4</text:p>
          </table:table-cell>
          <table:table-cell table:number-columns-repeated="1018"/>
        </table:table-row>
        <table:table-row table:style-name="ro1">
          <table:table-cell office:value-type="float" office:value="-0.612560152975475">
            <text:p>-0.612560153</text:p>
          </table:table-cell>
          <table:table-cell office:value-type="float" office:value="-32.8025949292092">
            <text:p>-32.8025949292</text:p>
          </table:table-cell>
          <table:table-cell office:value-type="float" office:value="0.415">
            <text:p>0.415</text:p>
          </table:table-cell>
          <table:table-cell office:value-type="float" office:value="-0.710651620817292">
            <text:p>-0.7106516208</text:p>
          </table:table-cell>
          <table:table-cell/>
          <table:table-cell office:value-type="float" office:value="41.5">
            <text:p>41.5</text:p>
          </table:table-cell>
          <table:table-cell table:number-columns-repeated="1018"/>
        </table:table-row>
        <table:table-row table:style-name="ro1">
          <table:table-cell office:value-type="float" office:value="-0.68841062963767">
            <text:p>-0.6884106296</text:p>
          </table:table-cell>
          <table:table-cell office:value-type="float" office:value="-30.1733608254704">
            <text:p>-30.1733608255</text:p>
          </table:table-cell>
          <table:table-cell office:value-type="float" office:value="0.416">
            <text:p>0.416</text:p>
          </table:table-cell>
          <table:table-cell office:value-type="float" office:value="-0.663375806777875">
            <text:p>-0.6633758068</text:p>
          </table:table-cell>
          <table:table-cell/>
          <table:table-cell office:value-type="float" office:value="41.6">
            <text:p>41.6</text:p>
          </table:table-cell>
          <table:table-cell table:number-columns-repeated="1018"/>
        </table:table-row>
        <table:table-row table:style-name="ro1">
          <table:table-cell office:value-type="float" office:value="-0.757382734846831">
            <text:p>-0.7573827348</text:p>
          </table:table-cell>
          <table:table-cell office:value-type="float" office:value="-27.2288991973077">
            <text:p>-27.2288991973</text:p>
          </table:table-cell>
          <table:table-cell office:value-type="float" office:value="0.417">
            <text:p>0.417</text:p>
          </table:table-cell>
          <table:table-cell office:value-type="float" office:value="-0.607549058134685">
            <text:p>-0.6075490581</text:p>
          </table:table-cell>
          <table:table-cell/>
          <table:table-cell office:value-type="float" office:value="41.7">
            <text:p>41.7</text:p>
          </table:table-cell>
          <table:table-cell table:number-columns-repeated="1018"/>
        </table:table-row>
        <table:table-row table:style-name="ro1">
          <table:table-cell office:value-type="float" office:value="-0.818787322126848">
            <text:p>-0.8187873221</text:p>
          </table:table-cell>
          <table:table-cell office:value-type="float" office:value="-23.9972529878172">
            <text:p>-23.9972529878</text:p>
          </table:table-cell>
          <table:table-cell office:value-type="float" office:value="0.418">
            <text:p>0.418</text:p>
          </table:table-cell>
          <table:table-cell office:value-type="float" office:value="-0.543076746027958">
            <text:p>-0.543076746</text:p>
          </table:table-cell>
          <table:table-cell/>
          <table:table-cell office:value-type="float" office:value="41.8">
            <text:p>41.8</text:p>
          </table:table-cell>
          <table:table-cell table:number-columns-repeated="1018"/>
        </table:table-row>
        <table:table-row table:style-name="ro1">
          <table:table-cell office:value-type="float" office:value="-0.872010857139277">
            <text:p>-0.8720108571</text:p>
          </table:table-cell>
          <table:table-cell office:value-type="float" office:value="-20.5094856917346">
            <text:p>-20.5094856917</text:p>
          </table:table-cell>
          <table:table-cell office:value-type="float" office:value="0.419">
            <text:p>0.419</text:p>
          </table:table-cell>
          <table:table-cell office:value-type="float" office:value="-0.470172776482395">
            <text:p>-0.4701727765</text:p>
          </table:table-cell>
          <table:table-cell/>
          <table:table-cell office:value-type="float" office:value="41.9">
            <text:p>41.9</text:p>
          </table:table-cell>
          <table:table-cell table:number-columns-repeated="1018"/>
        </table:table-row>
        <table:table-row table:style-name="ro1">
          <table:table-cell office:value-type="float" office:value="-0.916521547915637">
            <text:p>-0.9165215479</text:p>
          </table:table-cell>
          <table:table-cell office:value-type="float" office:value="-16.7993832295105">
            <text:p>-16.7993832295</text:p>
          </table:table-cell>
          <table:table-cell office:value-type="float" office:value="0.42">
            <text:p>0.42</text:p>
          </table:table-cell>
          <table:table-cell office:value-type="float" office:value="-0.38940481647523">
            <text:p>-0.3894048165</text:p>
          </table:table-cell>
          <table:table-cell/>
          <table:table-cell office:value-type="float" office:value="42">
            <text:p>42</text:p>
          </table:table-cell>
          <table:table-cell table:number-columns-repeated="1018"/>
        </table:table-row>
        <table:table-row table:style-name="ro1">
          <table:table-cell office:value-type="float" office:value="-0.951874658346965">
            <text:p>-0.9518746583</text:p>
          </table:table-cell>
          <table:table-cell office:value-type="float" office:value="-12.9031269876834">
            <text:p>-12.9031269877</text:p>
          </table:table-cell>
          <table:table-cell office:value-type="float" office:value="0.421">
            <text:p>0.421</text:p>
          </table:table-cell>
          <table:table-cell office:value-type="float" office:value="-0.301711763126023">
            <text:p>-0.3017117631</text:p>
          </table:table-cell>
          <table:table-cell/>
          <table:table-cell office:value-type="float" office:value="42.1">
            <text:p>42.1</text:p>
          </table:table-cell>
          <table:table-cell table:number-columns-repeated="1018"/>
        </table:table-row>
        <table:table-row table:style-name="ro1">
          <table:table-cell office:value-type="float" office:value="-0.977716951840021">
            <text:p>-0.9777169518</text:p>
          </table:table-cell>
          <table:table-cell office:value-type="float" office:value="-8.85894118632937">
            <text:p>-8.8589411863</text:p>
          </table:table-cell>
          <table:table-cell office:value-type="float" office:value="0.422">
            <text:p>0.422</text:p>
          </table:table-cell>
          <table:table-cell office:value-type="float" office:value="-0.208389007963661">
            <text:p>-0.208389008</text:p>
          </table:table-cell>
          <table:table-cell/>
          <table:table-cell office:value-type="float" office:value="42.2">
            <text:p>42.2</text:p>
          </table:table-cell>
          <table:table-cell table:number-columns-repeated="1018"/>
        </table:table-row>
        <table:table-row table:style-name="ro1">
          <table:table-cell office:value-type="float" office:value="-0.993790220740546">
            <text:p>-0.9937902207</text:p>
          </table:table-cell>
          <table:table-cell office:value-type="float" office:value="-4.70671800825501">
            <text:p>-4.7067180083</text:p>
          </table:table-cell>
          <table:table-cell office:value-type="float" office:value="0.423">
            <text:p>0.423</text:p>
          </table:table-cell>
          <table:table-cell office:value-type="float" office:value="-0.111040465922098">
            <text:p>-0.1110404659</text:p>
          </table:table-cell>
          <table:table-cell/>
          <table:table-cell office:value-type="float" office:value="42.3">
            <text:p>42.3</text:p>
          </table:table-cell>
          <table:table-cell table:number-columns-repeated="1018"/>
        </table:table-row>
        <table:table-row table:style-name="ro1">
          <table:table-cell office:value-type="float" office:value="-0.999933866258804">
            <text:p>-0.9999338663</text:p>
          </table:table-cell>
          <table:table-cell office:value-type="float" office:value="-0.487624165042929">
            <text:p>-0.487624165</text:p>
          </table:table-cell>
          <table:table-cell office:value-type="float" office:value="0.424">
            <text:p>0.424</text:p>
          </table:table-cell>
          <table:table-cell office:value-type="float" office:value="-0.0115003164150791">
            <text:p>-0.0115003164</text:p>
          </table:table-cell>
          <table:table-cell/>
          <table:table-cell office:value-type="float" office:value="42.4">
            <text:p>42.4</text:p>
          </table:table-cell>
          <table:table-cell table:number-columns-repeated="1018"/>
        </table:table-row>
        <table:table-row table:style-name="ro1">
          <table:table-cell office:value-type="float" office:value="-0.996086503119593">
            <text:p>-0.9960865031</text:p>
          </table:table-cell>
          <table:table-cell office:value-type="float" office:value="3.75630722049704">
            <text:p>3.7563072205</text:p>
          </table:table-cell>
          <table:table-cell office:value-type="float" office:value="0.425">
            <text:p>0.425</text:p>
          </table:table-cell>
          <table:table-cell office:value-type="float" office:value="0.0882686734045717">
            <text:p>0.0882686734</text:p>
          </table:table-cell>
          <table:table-cell/>
          <table:table-cell office:value-type="float" office:value="42.5">
            <text:p>42.5</text:p>
          </table:table-cell>
          <table:table-cell table:number-columns-repeated="1018"/>
        </table:table-row>
        <table:table-row table:style-name="ro1">
          <table:table-cell office:value-type="float" office:value="-0.982286572903634">
            <text:p>-0.9822865729</text:p>
          </table:table-cell>
          <table:table-cell office:value-type="float" office:value="7.98259536973603">
            <text:p>7.9825953697</text:p>
          </table:table-cell>
          <table:table-cell office:value-type="float" office:value="0.426">
            <text:p>0.426</text:p>
          </table:table-cell>
          <table:table-cell office:value-type="float" office:value="0.186290181246694">
            <text:p>0.1862901812</text:p>
          </table:table-cell>
          <table:table-cell/>
          <table:table-cell office:value-type="float" office:value="42.6">
            <text:p>42.6</text:p>
          </table:table-cell>
          <table:table-cell table:number-columns-repeated="1018"/>
        </table:table-row>
        <table:table-row table:style-name="ro1">
          <table:table-cell office:value-type="float" office:value="-0.958671959951993">
            <text:p>-0.95867196</text:p>
          </table:table-cell>
          <table:table-cell office:value-type="float" office:value="12.148737069676">
            <text:p>12.1487370697</text:p>
          </table:table-cell>
          <table:table-cell office:value-type="float" office:value="0.427">
            <text:p>0.427</text:p>
          </table:table-cell>
          <table:table-cell office:value-type="float" office:value="0.280690781353219">
            <text:p>0.2806907814</text:p>
          </table:table-cell>
          <table:table-cell/>
          <table:table-cell office:value-type="float" office:value="42.7">
            <text:p>42.7</text:p>
          </table:table-cell>
          <table:table-cell table:number-columns-repeated="1018"/>
        </table:table-row>
        <table:table-row table:style-name="ro1">
          <table:table-cell office:value-type="float" office:value="-0.925478613671328">
            <text:p>-0.9254786137</text:p>
          </table:table-cell>
          <table:table-cell office:value-type="float" office:value="16.2126341040954">
            <text:p>16.2126341041</text:p>
          </table:table-cell>
          <table:table-cell office:value-type="float" office:value="0.428">
            <text:p>0.428</text:p>
          </table:table-cell>
          <table:table-cell office:value-type="float" office:value="0.36980567706582">
            <text:p>0.3698056771</text:p>
          </table:table-cell>
          <table:table-cell/>
          <table:table-cell office:value-type="float" office:value="42.8">
            <text:p>42.8</text:p>
          </table:table-cell>
          <table:table-cell table:number-columns-repeated="1018"/>
        </table:table-row>
        <table:table-row table:style-name="ro1">
          <table:table-cell office:value-type="float" office:value="-0.883038191005415">
            <text:p>-0.883038191</text:p>
          </table:table-cell>
          <table:table-cell office:value-type="float" office:value="20.1330185961382">
            <text:p>20.1330185961</text:p>
          </table:table-cell>
          <table:table-cell office:value-type="float" office:value="0.429">
            <text:p>0.429</text:p>
          </table:table-cell>
          <table:table-cell office:value-type="float" office:value="0.452263086977893">
            <text:p>0.452263087</text:p>
          </table:table-cell>
          <table:table-cell/>
          <table:table-cell office:value-type="float" office:value="42.9">
            <text:p>42.9</text:p>
          </table:table-cell>
          <table:table-cell table:number-columns-repeated="1018"/>
        </table:table-row>
        <table:table-row table:style-name="ro1">
          <table:table-cell office:value-type="float" office:value="-0.831774742628594">
            <text:p>-0.8317747426</text:p>
          </table:table-cell>
          <table:table-cell office:value-type="float" office:value="23.8698719653872">
            <text:p>23.8698719654</text:p>
          </table:table-cell>
          <table:table-cell office:value-type="float" office:value="0.43">
            <text:p>0.43</text:p>
          </table:table-cell>
          <table:table-cell office:value-type="float" office:value="0.527039591833116">
            <text:p>0.5270395918</text:p>
          </table:table-cell>
          <table:table-cell/>
          <table:table-cell office:value-type="float" office:value="43">
            <text:p>43</text:p>
          </table:table-cell>
          <table:table-cell table:number-columns-repeated="1018"/>
        </table:table-row>
        <table:table-row table:style-name="ro1">
          <table:table-cell office:value-type="float" office:value="-0.772200475971607">
            <text:p>-0.772200476</text:p>
          </table:table-cell>
          <table:table-cell office:value-type="float" office:value="27.3848332471757">
            <text:p>27.3848332472</text:p>
          </table:table-cell>
          <table:table-cell office:value-type="float" office:value="0.431">
            <text:p>0.431</text:p>
          </table:table-cell>
          <table:table-cell office:value-type="float" office:value="0.593482563054425">
            <text:p>0.5934825631</text:p>
          </table:table-cell>
          <table:table-cell/>
          <table:table-cell office:value-type="float" office:value="43.1">
            <text:p>43.1</text:p>
          </table:table-cell>
          <table:table-cell table:number-columns-repeated="1018"/>
        </table:table-row>
        <table:table-row table:style-name="ro1">
          <table:table-cell office:value-type="float" office:value="-0.704910637414248">
            <text:p>-0.7049106374</text:p>
          </table:table-cell>
          <table:table-cell office:value-type="float" office:value="30.6415926097517">
            <text:p>30.6415926098</text:p>
          </table:table-cell>
          <table:table-cell office:value-type="float" office:value="0.432">
            <text:p>0.432</text:p>
          </table:table-cell>
          <table:table-cell office:value-type="float" office:value="0.651299817799181">
            <text:p>0.6512998178</text:p>
          </table:table-cell>
          <table:table-cell/>
          <table:table-cell office:value-type="float" office:value="43.2">
            <text:p>43.2</text:p>
          </table:table-cell>
          <table:table-cell table:number-columns-repeated="1018"/>
        </table:table-row>
        <table:table-row table:style-name="ro1">
          <table:table-cell office:value-type="float" office:value="-0.630577564780323">
            <text:p>-0.6305775648</text:p>
          </table:table-cell>
          <table:table-cell office:value-type="float" office:value="33.6062660352075">
            <text:p>33.6062660352</text:p>
          </table:table-cell>
          <table:table-cell office:value-type="float" office:value="0.433">
            <text:p>0.433</text:p>
          </table:table-cell>
          <table:table-cell office:value-type="float" office:value="0.700520238372113">
            <text:p>0.7005202384</text:p>
          </table:table-cell>
          <table:table-cell/>
          <table:table-cell office:value-type="float" office:value="43.3">
            <text:p>43.3</text:p>
          </table:table-cell>
          <table:table-cell table:number-columns-repeated="1018"/>
        </table:table-row>
        <table:table-row table:style-name="ro1">
          <table:table-cell office:value-type="float" office:value="-0.549943969560342">
            <text:p>-0.5499439696</text:p>
          </table:table-cell>
          <table:table-cell office:value-type="float" office:value="36.2477473017448">
            <text:p>36.2477473017</text:p>
          </table:table-cell>
          <table:table-cell office:value-type="float" office:value="0.434">
            <text:p>0.434</text:p>
          </table:table-cell>
          <table:table-cell office:value-type="float" office:value="0.741431773022726">
            <text:p>0.741431773</text:p>
          </table:table-cell>
          <table:table-cell/>
          <table:table-cell office:value-type="float" office:value="43.4">
            <text:p>43.4</text:p>
          </table:table-cell>
          <table:table-cell table:number-columns-repeated="1018"/>
        </table:table-row>
        <table:table-row table:style-name="ro1">
          <table:table-cell office:value-type="float" office:value="-0.463815515983821">
            <text:p>-0.463815516</text:p>
          </table:table-cell>
          <table:table-cell office:value-type="float" office:value="38.5380336162444">
            <text:p>38.5380336162</text:p>
          </table:table-cell>
          <table:table-cell office:value-type="float" office:value="0.435">
            <text:p>0.435</text:p>
          </table:table-cell>
          <table:table-cell office:value-type="float" office:value="0.774504754824637">
            <text:p>0.7745047548</text:p>
          </table:table-cell>
          <table:table-cell/>
          <table:table-cell office:value-type="float" office:value="43.5">
            <text:p>43.5</text:p>
          </table:table-cell>
          <table:table-cell table:number-columns-repeated="1018"/>
        </table:table-row>
        <table:table-row table:style-name="ro1">
          <table:table-cell office:value-type="float" office:value="-0.373052771088622">
            <text:p>-0.3730527711</text:p>
          </table:table-cell>
          <table:table-cell office:value-type="float" office:value="40.4525214953614">
            <text:p>40.4525214954</text:p>
          </table:table-cell>
          <table:table-cell office:value-type="float" office:value="0.436">
            <text:p>0.436</text:p>
          </table:table-cell>
          <table:table-cell office:value-type="float" office:value="0.800308838757507">
            <text:p>0.8003088388</text:p>
          </table:table-cell>
          <table:table-cell/>
          <table:table-cell office:value-type="float" office:value="43.6">
            <text:p>43.6</text:p>
          </table:table-cell>
          <table:table-cell table:number-columns-repeated="1018"/>
        </table:table-row>
        <table:table-row table:style-name="ro1">
          <table:table-cell office:value-type="float" office:value="-0.27856260621955">
            <text:p>-0.2785626062</text:p>
          </table:table-cell>
          <table:table-cell office:value-type="float" office:value="41.9702697780681">
            <text:p>41.9702697781</text:p>
          </table:table-cell>
          <table:table-cell office:value-type="float" office:value="0.437">
            <text:p>0.437</text:p>
          </table:table-cell>
          <table:table-cell office:value-type="float" office:value="0.819431269766127">
            <text:p>0.8194312698</text:p>
          </table:table-cell>
          <table:table-cell/>
          <table:table-cell office:value-type="float" office:value="43.7">
            <text:p>43.7</text:p>
          </table:table-cell>
          <table:table-cell table:number-columns-repeated="1018"/>
        </table:table-row>
        <table:table-row table:style-name="ro1">
          <table:table-cell office:value-type="float" office:value="-0.181289135869688">
            <text:p>-0.1812891359</text:p>
          </table:table-cell>
          <table:table-cell office:value-type="float" office:value="43.0742269700249">
            <text:p>43.07422697</text:p>
          </table:table-cell>
          <table:table-cell office:value-type="float" office:value="0.438">
            <text:p>0.438</text:p>
          </table:table-cell>
          <table:table-cell office:value-type="float" office:value="0.832402979781248">
            <text:p>0.8324029798</text:p>
          </table:table-cell>
          <table:table-cell/>
          <table:table-cell office:value-type="float" office:value="43.8">
            <text:p>43.8</text:p>
          </table:table-cell>
          <table:table-cell table:number-columns-repeated="1018"/>
        </table:table-row>
        <table:table-row table:style-name="ro1">
          <table:table-cell office:value-type="float" office:value="-0.0822042844004363">
            <text:p>-0.0822042844</text:p>
          </table:table-cell>
          <table:table-cell office:value-type="float" office:value="43.7514204673105">
            <text:p>43.7514204673</text:p>
          </table:table-cell>
          <table:table-cell office:value-type="float" office:value="0.439">
            <text:p>0.439</text:p>
          </table:table-cell>
          <table:table-cell office:value-type="float" office:value="0.839637515905758">
            <text:p>0.8396375159</text:p>
          </table:table-cell>
          <table:table-cell/>
          <table:table-cell office:value-type="float" office:value="43.9">
            <text:p>43.9</text:p>
          </table:table-cell>
          <table:table-cell table:number-columns-repeated="1018"/>
        </table:table-row>
        <table:table-row table:style-name="ro1">
          <table:table-cell office:value-type="float" office:value="0.0177019251054207">
            <text:p>0.0177019251</text:p>
          </table:table-cell>
          <table:table-cell office:value-type="float" office:value="43.9931055804984">
            <text:p>43.9931055805</text:p>
          </table:table-cell>
          <table:table-cell office:value-type="float" office:value="0.44">
            <text:p>0.44</text:p>
          </table:table-cell>
          <table:table-cell office:value-type="float" office:value="0.841386313779307">
            <text:p>0.8413863138</text:p>
          </table:table-cell>
          <table:table-cell/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office:value-type="float" office:value="0.117431262827096">
            <text:p>0.1174312628</text:p>
          </table:table-cell>
          <table:table-cell office:value-type="float" office:value="43.7948726761804">
            <text:p>43.7948726762</text:p>
          </table:table-cell>
          <table:table-cell office:value-type="float" office:value="0.441">
            <text:p>0.441</text:p>
          </table:table-cell>
          <table:table-cell office:value-type="float" office:value="0.837712528510881">
            <text:p>0.8377125285</text:p>
          </table:table-cell>
          <table:table-cell/>
          <table:table-cell office:value-type="float" office:value="44.1">
            <text:p>44.1</text:p>
          </table:table-cell>
          <table:table-cell table:number-columns-repeated="1018"/>
        </table:table-row>
        <table:table-row table:style-name="ro1">
          <table:table-cell office:value-type="float" office:value="0.215987266188224">
            <text:p>0.2159872662</text:p>
          </table:table-cell>
          <table:table-cell office:value-type="float" office:value="43.1567111679044">
            <text:p>43.1567111679</text:p>
          </table:table-cell>
          <table:table-cell office:value-type="float" office:value="0.442">
            <text:p>0.442</text:p>
          </table:table-cell>
          <table:table-cell office:value-type="float" office:value="0.828484572949335">
            <text:p>0.8284845729</text:p>
          </table:table-cell>
          <table:table-cell/>
          <table:table-cell office:value-type="float" office:value="44.2">
            <text:p>44.2</text:p>
          </table:table-cell>
          <table:table-cell table:number-columns-repeated="1018"/>
        </table:table-row>
        <table:table-row table:style-name="ro1">
          <table:table-cell office:value-type="float" office:value="0.312385196181497">
            <text:p>0.3123851962</text:p>
          </table:table-cell>
          <table:table-cell office:value-type="float" office:value="42.0830295180035">
            <text:p>42.083029518</text:p>
          </table:table-cell>
          <table:table-cell office:value-type="float" office:value="0.443">
            <text:p>0.443</text:p>
          </table:table-cell>
          <table:table-cell office:value-type="float" office:value="0.813389630484585">
            <text:p>0.8133896305</text:p>
          </table:table-cell>
          <table:table-cell/>
          <table:table-cell office:value-type="float" office:value="44.3">
            <text:p>44.3</text:p>
          </table:table-cell>
          <table:table-cell table:number-columns-repeated="1018"/>
        </table:table-row>
        <table:table-row table:style-name="ro1">
          <table:table-cell office:value-type="float" office:value="0.405661876555342">
            <text:p>0.4056618766</text:p>
          </table:table-cell>
          <table:table-cell office:value-type="float" office:value="40.5826308516699">
            <text:p>40.5826308517</text:p>
          </table:table-cell>
          <table:table-cell office:value-type="float" office:value="0.444">
            <text:p>0.444</text:p>
          </table:table-cell>
          <table:table-cell office:value-type="float" office:value="0.791966576039968">
            <text:p>0.791966576</text:p>
          </table:table-cell>
          <table:table-cell/>
          <table:table-cell office:value-type="float" office:value="44.4">
            <text:p>44.4</text:p>
          </table:table-cell>
          <table:table-cell table:number-columns-repeated="1018"/>
        </table:table-row>
        <table:table-row table:style-name="ro1">
          <table:table-cell office:value-type="float" office:value="0.494885317552634">
            <text:p>0.4948853176</text:p>
          </table:table-cell>
          <table:table-cell office:value-type="float" office:value="38.6686442304726">
            <text:p>38.6686442305</text:p>
          </table:table-cell>
          <table:table-cell office:value-type="float" office:value="0.445">
            <text:p>0.445</text:p>
          </table:table-cell>
          <table:table-cell office:value-type="float" office:value="0.763656804897091">
            <text:p>0.7636568049</text:p>
          </table:table-cell>
          <table:table-cell/>
          <table:table-cell office:value-type="float" office:value="44.5">
            <text:p>44.5</text:p>
          </table:table-cell>
          <table:table-cell table:number-columns-repeated="1018"/>
        </table:table-row>
        <table:table-row table:style-name="ro1">
          <table:table-cell office:value-type="float" office:value="0.579164028044271">
            <text:p>0.579164028</text:p>
          </table:table-cell>
          <table:table-cell office:value-type="float" office:value="36.358412079859">
            <text:p>36.3584120799</text:p>
          </table:table-cell>
          <table:table-cell office:value-type="float" office:value="0.446">
            <text:p>0.446</text:p>
          </table:table-cell>
          <table:table-cell office:value-type="float" office:value="0.727870323382454">
            <text:p>0.7278703234</text:p>
          </table:table-cell>
          <table:table-cell/>
          <table:table-cell office:value-type="float" office:value="44.6">
            <text:p>44.6</text:p>
          </table:table-cell>
          <table:table-cell table:number-columns-repeated="1018"/>
        </table:table-row>
        <table:table-row table:style-name="ro1">
          <table:table-cell office:value-type="float" office:value="0.657655923013869">
            <text:p>0.657655923</text:p>
          </table:table-cell>
          <table:table-cell office:value-type="float" office:value="33.6733347094927">
            <text:p>33.6733347095</text:p>
          </table:table-cell>
          <table:table-cell office:value-type="float" office:value="0.447">
            <text:p>0.447</text:p>
          </table:table-cell>
          <table:table-cell office:value-type="float" office:value="0.684063075266818">
            <text:p>0.6840630753</text:p>
          </table:table-cell>
          <table:table-cell/>
          <table:table-cell office:value-type="float" office:value="44.7">
            <text:p>44.7</text:p>
          </table:table-cell>
          <table:table-cell table:number-columns-repeated="1018"/>
        </table:table-row>
        <table:table-row table:style-name="ro1">
          <table:table-cell office:value-type="float" office:value="0.729576737392858">
            <text:p>0.7295767374</text:p>
          </table:table-cell>
          <table:table-cell office:value-type="float" office:value="30.6386733020792">
            <text:p>30.6386733021</text:p>
          </table:table-cell>
          <table:table-cell office:value-type="float" office:value="0.448">
            <text:p>0.448</text:p>
          </table:table-cell>
          <table:table-cell office:value-type="float" office:value="0.631819960017195">
            <text:p>0.63181996</text:p>
          </table:table-cell>
          <table:table-cell/>
          <table:table-cell office:value-type="float" office:value="44.8">
            <text:p>44.8</text:p>
          </table:table-cell>
          <table:table-cell table:number-columns-repeated="1018"/>
        </table:table-row>
        <table:table-row table:style-name="ro1">
          <table:table-cell office:value-type="float" office:value="0.794207862177823">
            <text:p>0.7942078622</text:p>
          </table:table-cell>
          <table:table-cell office:value-type="float" office:value="27.2833131711502">
            <text:p>27.2833131712</text:p>
          </table:table-cell>
          <table:table-cell office:value-type="float" office:value="0.449">
            <text:p>0.449</text:p>
          </table:table-cell>
          <table:table-cell office:value-type="float" office:value="0.570936565324432">
            <text:p>0.5709365653</text:p>
          </table:table-cell>
          <table:table-cell/>
          <table:table-cell office:value-type="float" office:value="44.9">
            <text:p>44.9</text:p>
          </table:table-cell>
          <table:table-cell table:number-columns-repeated="1018"/>
        </table:table-row>
        <table:table-row table:style-name="ro1">
          <table:table-cell office:value-type="float" office:value="0.850903524534122">
            <text:p>0.8509035245</text:p>
          </table:table-cell>
          <table:table-cell office:value-type="float" office:value="23.6394894967976">
            <text:p>23.6394894968</text:p>
          </table:table-cell>
          <table:table-cell office:value-type="float" office:value="0.45">
            <text:p>0.45</text:p>
          </table:table-cell>
          <table:table-cell office:value-type="float" office:value="0.501491603319815">
            <text:p>0.5014916033</text:p>
          </table:table-cell>
          <table:table-cell/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float" office:value="0.899097240144582">
            <text:p>0.8990972401</text:p>
          </table:table-cell>
          <table:table-cell office:value-type="float" office:value="19.7424781363513">
            <text:p>19.7424781364</text:p>
          </table:table-cell>
          <table:table-cell office:value-type="float" office:value="0.451">
            <text:p>0.451</text:p>
          </table:table-cell>
          <table:table-cell office:value-type="float" office:value="0.423901756256621">
            <text:p>0.4239017563</text:p>
          </table:table-cell>
          <table:table-cell/>
          <table:table-cell office:value-type="float" office:value="45.1">
            <text:p>45.1</text:p>
          </table:table-cell>
          <table:table-cell table:number-columns-repeated="1018"/>
        </table:table-row>
        <table:table-row table:style-name="ro1">
          <table:table-cell office:value-type="float" office:value="0.938307473333554">
            <text:p>0.9383074733</text:p>
          </table:table-cell>
          <table:table-cell office:value-type="float" office:value="15.6302544704857">
            <text:p>15.6302544705</text:p>
          </table:table-cell>
          <table:table-cell office:value-type="float" office:value="0.452">
            <text:p>0.452</text:p>
          </table:table-cell>
          <table:table-cell office:value-type="float" office:value="0.338951395639239">
            <text:p>0.3389513956</text:p>
          </table:table-cell>
          <table:table-cell/>
          <table:table-cell office:value-type="float" office:value="45.2">
            <text:p>45.2</text:p>
          </table:table-cell>
          <table:table-cell table:number-columns-repeated="1018"/>
        </table:table-row>
        <table:table-row table:style-name="ro1">
          <table:table-cell office:value-type="float" office:value="0.968142448412191">
            <text:p>0.9681424484</text:p>
          </table:table-cell>
          <table:table-cell office:value-type="float" office:value="11.3431235804405">
            <text:p>11.3431235804</text:p>
          </table:table-cell>
          <table:table-cell office:value-type="float" office:value="0.453">
            <text:p>0.453</text:p>
          </table:table-cell>
          <table:table-cell office:value-type="float" office:value="0.247791580994036">
            <text:p>0.247791581</text:p>
          </table:table-cell>
          <table:table-cell/>
          <table:table-cell office:value-type="float" office:value="45.3">
            <text:p>45.3</text:p>
          </table:table-cell>
          <table:table-cell table:number-columns-repeated="1018"/>
        </table:table-row>
        <table:table-row table:style-name="ro1">
          <table:table-cell office:value-type="float" office:value="0.988304064171638">
            <text:p>0.9883040642</text:p>
          </table:table-cell>
          <table:table-cell office:value-type="float" office:value="6.92332535543257">
            <text:p>6.9233253554</text:p>
          </table:table-cell>
          <table:table-cell office:value-type="float" office:value="0.454">
            <text:p>0.454</text:p>
          </table:table-cell>
          <table:table-cell office:value-type="float" office:value="0.151905788446241">
            <text:p>0.1519057884</text:p>
          </table:table-cell>
          <table:table-cell/>
          <table:table-cell office:value-type="float" office:value="45.4">
            <text:p>45.4</text:p>
          </table:table-cell>
          <table:table-cell table:number-columns-repeated="1018"/>
        </table:table-row>
        <table:table-row table:style-name="ro1">
          <table:table-cell office:value-type="float" office:value="0.998590872411771">
            <text:p>0.9985908724</text:p>
          </table:table-cell>
          <table:table-cell office:value-type="float" office:value="2.41461839773779">
            <text:p>2.4146183977</text:p>
          </table:table-cell>
          <table:table-cell office:value-type="float" office:value="0.455">
            <text:p>0.455</text:p>
          </table:table-cell>
          <table:table-cell office:value-type="float" office:value="0.05304363050436">
            <text:p>0.0530436305</text:p>
          </table:table-cell>
          <table:table-cell/>
          <table:table-cell office:value-type="float" office:value="45.5">
            <text:p>45.5</text:p>
          </table:table-cell>
          <table:table-cell table:number-columns-repeated="1018"/>
        </table:table-row>
        <table:table-row table:style-name="ro1">
          <table:table-cell office:value-type="float" office:value="0.998900090745021">
            <text:p>0.9989000907</text:p>
          </table:table-cell>
          <table:table-cell office:value-type="float" office:value="-2.13815317654517">
            <text:p>-2.1381531765</text:p>
          </table:table-cell>
          <table:table-cell office:value-type="float" office:value="0.456">
            <text:p>0.456</text:p>
          </table:table-cell>
          <table:table-cell office:value-type="float" office:value="-0.046872144056383">
            <text:p>-0.0468721441</text:p>
          </table:table-cell>
          <table:table-cell/>
          <table:table-cell office:value-type="float" office:value="45.6">
            <text:p>45.6</text:p>
          </table:table-cell>
          <table:table-cell table:number-columns-repeated="1018"/>
        </table:table-row>
        <table:table-row table:style-name="ro1">
          <table:table-cell office:value-type="float" office:value="0.989228629564017">
            <text:p>0.9892286296</text:p>
          </table:table-cell>
          <table:table-cell office:value-type="float" office:value="-6.68950575285746">
            <text:p>-6.6895057529</text:p>
          </table:table-cell>
          <table:table-cell office:value-type="float" office:value="0.457">
            <text:p>0.457</text:p>
          </table:table-cell>
          <table:table-cell office:value-type="float" office:value="-0.145856505621871">
            <text:p>-0.1458565056</text:p>
          </table:table-cell>
          <table:table-cell/>
          <table:table-cell office:value-type="float" office:value="45.7">
            <text:p>45.7</text:p>
          </table:table-cell>
          <table:table-cell table:number-columns-repeated="1018"/>
        </table:table-row>
        <table:table-row table:style-name="ro1">
          <table:table-cell office:value-type="float" office:value="0.969673122911919">
            <text:p>0.9696731229</text:p>
          </table:table-cell>
          <table:table-cell office:value-type="float" office:value="-11.1937706137307">
            <text:p>-11.1937706137</text:p>
          </table:table-cell>
          <table:table-cell office:value-type="float" office:value="0.458">
            <text:p>0.458</text:p>
          </table:table-cell>
          <table:table-cell office:value-type="float" office:value="-0.241979508069628">
            <text:p>-0.2419795081</text:p>
          </table:table-cell>
          <table:table-cell/>
          <table:table-cell office:value-type="float" office:value="45.8">
            <text:p>45.8</text:p>
          </table:table-cell>
          <table:table-cell table:number-columns-repeated="1018"/>
        </table:table-row>
        <table:table-row table:style-name="ro1">
          <table:table-cell office:value-type="float" office:value="0.940428962947003">
            <text:p>0.9404289629</text:p>
          </table:table-cell>
          <table:table-cell office:value-type="float" office:value="-15.6055521749783">
            <text:p>-15.605552175</text:p>
          </table:table-cell>
          <table:table-cell office:value-type="float" office:value="0.459">
            <text:p>0.459</text:p>
          </table:table-cell>
          <table:table-cell office:value-type="float" office:value="-0.333477894104711">
            <text:p>-0.3334778941</text:p>
          </table:table-cell>
          <table:table-cell/>
          <table:table-cell office:value-type="float" office:value="45.9">
            <text:p>45.9</text:p>
          </table:table-cell>
          <table:table-cell table:number-columns-repeated="1018"/>
        </table:table-row>
        <table:table-row table:style-name="ro1">
          <table:table-cell office:value-type="float" office:value="0.901788347648806">
            <text:p>0.9017883476</text:p>
          </table:table-cell>
          <table:table-cell office:value-type="float" office:value="-19.8801854647001">
            <text:p>-19.8801854647</text:p>
          </table:table-cell>
          <table:table-cell office:value-type="float" office:value="0.46">
            <text:p>0.46</text:p>
          </table:table-cell>
          <table:table-cell office:value-type="float" office:value="-0.418849489467833">
            <text:p>-0.4188494895</text:p>
          </table:table-cell>
          <table:table-cell/>
          <table:table-cell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float" office:value="0.854137361272501">
            <text:p>0.8541373613</text:p>
          </table:table-cell>
          <table:table-cell office:value-type="float" office:value="-23.9741882351416">
            <text:p>-23.9741882351</text:p>
          </table:table-cell>
          <table:table-cell office:value-type="float" office:value="0.461">
            <text:p>0.461</text:p>
          </table:table-cell>
          <table:table-cell office:value-type="float" office:value="-0.496921330178217">
            <text:p>-0.4969213302</text:p>
          </table:table-cell>
          <table:table-cell/>
          <table:table-cell office:value-type="float" office:value="46.1">
            <text:p>46.1</text:p>
          </table:table-cell>
          <table:table-cell table:number-columns-repeated="1018"/>
        </table:table-row>
        <table:table-row table:style-name="ro1">
          <table:table-cell office:value-type="float" office:value="0.797952116722631">
            <text:p>0.7979521167</text:p>
          </table:table-cell>
          <table:table-cell office:value-type="float" office:value="-27.8457031317632">
            <text:p>-27.8457031318</text:p>
          </table:table-cell>
          <table:table-cell office:value-type="float" office:value="0.462">
            <text:p>0.462</text:p>
          </table:table-cell>
          <table:table-cell office:value-type="float" office:value="-0.566885992537421">
            <text:p>-0.5668859925</text:p>
          </table:table-cell>
          <table:table-cell/>
          <table:table-cell office:value-type="float" office:value="46.2">
            <text:p>46.2</text:p>
          </table:table-cell>
          <table:table-cell table:number-columns-repeated="1018"/>
        </table:table-row>
        <table:table-row table:style-name="ro1">
          <table:table-cell office:value-type="float" office:value="0.733793998390369">
            <text:p>0.7337939984</text:p>
          </table:table-cell>
          <table:table-cell office:value-type="float" office:value="-31.4549254244844">
            <text:p>-31.4549254245</text:p>
          </table:table-cell>
          <table:table-cell office:value-type="float" office:value="0.463">
            <text:p>0.463</text:p>
          </table:table-cell>
          <table:table-cell office:value-type="float" office:value="-0.6283046150466">
            <text:p>-0.628304615</text:p>
          </table:table-cell>
          <table:table-cell/>
          <table:table-cell office:value-type="float" office:value="46.3">
            <text:p>46.3</text:p>
          </table:table-cell>
          <table:table-cell table:number-columns-repeated="1018"/>
        </table:table-row>
        <table:table-row table:style-name="ro1">
          <table:table-cell office:value-type="float" office:value="0.662304052986238">
            <text:p>0.662304053</text:p>
          </table:table-cell>
          <table:table-cell office:value-type="float" office:value="-34.764511932375">
            <text:p>-34.7645119324</text:p>
          </table:table-cell>
          <table:table-cell office:value-type="float" office:value="0.464">
            <text:p>0.464</text:p>
          </table:table-cell>
          <table:table-cell office:value-type="float" office:value="-0.681078943813193">
            <text:p>-0.6810789438</text:p>
          </table:table-cell>
          <table:table-cell/>
          <table:table-cell office:value-type="float" office:value="46.4">
            <text:p>46.4</text:p>
          </table:table-cell>
          <table:table-cell table:number-columns-repeated="1018"/>
        </table:table-row>
        <table:table-row table:style-name="ro1">
          <table:table-cell office:value-type="float" office:value="0.58419658441328">
            <text:p>0.5841965844</text:p>
          </table:table-cell>
          <table:table-cell office:value-type="float" office:value="-37.7399669439508">
            <text:p>-37.739966944</text:p>
          </table:table-cell>
          <table:table-cell office:value-type="float" office:value="0.465">
            <text:p>0.465</text:p>
          </table:table-cell>
          <table:table-cell office:value-type="float" office:value="-0.725397836712312">
            <text:p>-0.7253978367</text:p>
          </table:table-cell>
          <table:table-cell/>
          <table:table-cell office:value-type="float" office:value="46.5">
            <text:p>46.5</text:p>
          </table:table-cell>
          <table:table-cell table:number-columns-repeated="1018"/>
        </table:table-row>
        <table:table-row table:style-name="ro1">
          <table:table-cell office:value-type="float" office:value="0.500252016678587">
            <text:p>0.5002520167</text:p>
          </table:table-cell>
          <table:table-cell office:value-type="float" office:value="-40.3500011492001">
            <text:p>-40.3500011492</text:p>
          </table:table-cell>
          <table:table-cell office:value-type="float" office:value="0.466">
            <text:p>0.466</text:p>
          </table:table-cell>
          <table:table-cell office:value-type="float" office:value="-0.761665676903477">
            <text:p>-0.7616656769</text:p>
          </table:table-cell>
          <table:table-cell/>
          <table:table-cell office:value-type="float" office:value="46.6">
            <text:p>46.6</text:p>
          </table:table-cell>
          <table:table-cell table:number-columns-repeated="1018"/>
        </table:table-row>
        <table:table-row table:style-name="ro1">
          <table:table-cell office:value-type="float" office:value="0.411309096154567">
            <text:p>0.4113090962</text:p>
          </table:table-cell>
          <table:table-cell office:value-type="float" office:value="-42.5668598545056">
            <text:p>-42.5668598545</text:p>
          </table:table-cell>
          <table:table-cell office:value-type="float" office:value="0.467">
            <text:p>0.467</text:p>
          </table:table-cell>
          <table:table-cell office:value-type="float" office:value="-0.790420975645016">
            <text:p>-0.7904209756</text:p>
          </table:table-cell>
          <table:table-cell/>
          <table:table-cell office:value-type="float" office:value="46.7">
            <text:p>46.7</text:p>
          </table:table-cell>
          <table:table-cell table:number-columns-repeated="1018"/>
        </table:table-row>
        <table:table-row table:style-name="ro1">
          <table:table-cell office:value-type="float" office:value="0.318256511102481">
            <text:p>0.3182565111</text:p>
          </table:table-cell>
          <table:table-cell office:value-type="float" office:value="-44.3666170453515">
            <text:p>-44.3666170454</text:p>
          </table:table-cell>
          <table:table-cell office:value-type="float" office:value="0.468">
            <text:p>0.468</text:p>
          </table:table-cell>
          <table:table-cell office:value-type="float" office:value="-0.812253217770196">
            <text:p>-0.8122532178</text:p>
          </table:table-cell>
          <table:table-cell/>
          <table:table-cell office:value-type="float" office:value="46.8">
            <text:p>46.8</text:p>
          </table:table-cell>
          <table:table-cell table:number-columns-repeated="1018"/>
        </table:table-row>
        <table:table-row table:style-name="ro1">
          <table:table-cell office:value-type="float" office:value="0.222024012193075">
            <text:p>0.2220240122</text:p>
          </table:table-cell>
          <table:table-cell office:value-type="float" office:value="-45.7294321913086">
            <text:p>-45.7294321913</text:p>
          </table:table-cell>
          <table:table-cell office:value-type="float" office:value="0.469">
            <text:p>0.469</text:p>
          </table:table-cell>
          <table:table-cell office:value-type="float" office:value="-0.827725006527424">
            <text:p>-0.8277250065</text:p>
          </table:table-cell>
          <table:table-cell/>
          <table:table-cell office:value-type="float" office:value="46.9">
            <text:p>46.9</text:p>
          </table:table-cell>
          <table:table-cell table:number-columns-repeated="1018"/>
        </table:table-row>
        <table:table-row table:style-name="ro1">
          <table:table-cell office:value-type="float" office:value="0.123573122745217">
            <text:p>0.1235731227</text:p>
          </table:table-cell>
          <table:table-cell office:value-type="float" office:value="-46.6397670500937">
            <text:p>-46.6397670501</text:p>
          </table:table-cell>
          <table:table-cell office:value-type="float" office:value="0.47">
            <text:p>0.47</text:p>
          </table:table-cell>
          <table:table-cell office:value-type="float" office:value="-0.837305145662646">
            <text:p>-0.8373051457</text:p>
          </table:table-cell>
          <table:table-cell/>
          <table:table-cell office:value-type="float" office:value="47">
            <text:p>47</text:p>
          </table:table-cell>
          <table:table-cell table:number-columns-repeated="1018"/>
        </table:table-row>
        <table:table-row table:style-name="ro1">
          <table:table-cell office:value-type="float" office:value="0.0238875315027389">
            <text:p>0.0238875315</text:p>
          </table:table-cell>
          <table:table-cell office:value-type="float" office:value="-47.0865601189813">
            <text:p>-47.086560119</text:p>
          </table:table-cell>
          <table:table-cell office:value-type="float" office:value="0.471">
            <text:p>0.471</text:p>
          </table:table-cell>
          <table:table-cell office:value-type="float" office:value="-0.841316776482121">
            <text:p>-0.8413167765</text:p>
          </table:table-cell>
          <table:table-cell/>
          <table:table-cell office:value-type="float" office:value="47.1">
            <text:p>47.1</text:p>
          </table:table-cell>
          <table:table-cell table:number-columns-repeated="1018"/>
        </table:table-row>
        <table:table-row table:style-name="ro1">
          <table:table-cell office:value-type="float" office:value="-0.0760367360583536">
            <text:p>-0.0760367361</text:p>
          </table:table-cell>
          <table:table-cell office:value-type="float" office:value="-47.0633567986846">
            <text:p>-47.0633567987</text:p>
          </table:table-cell>
          <table:table-cell office:value-type="float" office:value="0.472">
            <text:p>0.472</text:p>
          </table:table-cell>
          <table:table-cell office:value-type="float" office:value="-0.839903294808879">
            <text:p>-0.8399032948</text:p>
          </table:table-cell>
          <table:table-cell/>
          <table:table-cell office:value-type="float" office:value="47.2">
            <text:p>47.2</text:p>
          </table:table-cell>
          <table:table-cell table:number-columns-repeated="1018"/>
        </table:table-row>
        <table:table-row table:style-name="ro1">
          <table:table-cell office:value-type="float" office:value="-0.175201269687154">
            <text:p>-0.1752012697</text:p>
          </table:table-cell>
          <table:table-cell office:value-type="float" office:value="-46.5683937729025">
            <text:p>-46.5683937729</text:p>
          </table:table-cell>
          <table:table-cell office:value-type="float" office:value="0.473">
            <text:p>0.473</text:p>
          </table:table-cell>
          <table:table-cell office:value-type="float" office:value="-0.833013612166922">
            <text:p>-0.8330136122</text:p>
          </table:table-cell>
          <table:table-cell/>
          <table:table-cell office:value-type="float" office:value="47.3">
            <text:p>47.3</text:p>
          </table:table-cell>
          <table:table-cell table:number-columns-repeated="1018"/>
        </table:table-row>
        <table:table-row table:style-name="ro1">
          <table:table-cell office:value-type="float" office:value="-0.272615250143081">
            <text:p>-0.2726152501</text:p>
          </table:table-cell>
          <table:table-cell office:value-type="float" office:value="-45.6046365617351">
            <text:p>-45.6046365617</text:p>
          </table:table-cell>
          <table:table-cell office:value-type="float" office:value="0.474">
            <text:p>0.474</text:p>
          </table:table-cell>
          <table:table-cell office:value-type="float" office:value="-0.820407380957164">
            <text:p>-0.820407381</text:p>
          </table:table-cell>
          <table:table-cell/>
          <table:table-cell office:value-type="float" office:value="47.4">
            <text:p>47.4</text:p>
          </table:table-cell>
          <table:table-cell table:number-columns-repeated="1018"/>
        </table:table-row>
        <table:table-row table:style-name="ro1">
          <table:table-cell office:value-type="float" office:value="-0.367305349134198">
            <text:p>-0.3673053491</text:p>
          </table:table-cell>
          <table:table-cell office:value-type="float" office:value="-44.1797696745611">
            <text:p>-44.1797696746</text:p>
          </table:table-cell>
          <table:table-cell office:value-type="float" office:value="0.475">
            <text:p>0.475</text:p>
          </table:table-cell>
          <table:table-cell office:value-type="float" office:value="-0.801679967864138">
            <text:p>-0.8016799679</text:p>
          </table:table-cell>
          <table:table-cell/>
          <table:table-cell office:value-type="float" office:value="47.5">
            <text:p>47.5</text:p>
          </table:table-cell>
          <table:table-cell table:number-columns-repeated="1018"/>
        </table:table-row>
        <table:table-row table:style-name="ro1">
          <table:table-cell office:value-type="float" office:value="-0.458325454491766">
            <text:p>-0.4583254545</text:p>
          </table:table-cell>
          <table:table-cell office:value-type="float" office:value="-42.3061392630979">
            <text:p>-42.3061392631</text:p>
          </table:table-cell>
          <table:table-cell office:value-type="float" office:value="0.476">
            <text:p>0.476</text:p>
          </table:table-cell>
          <table:table-cell office:value-type="float" office:value="-0.776306084465707">
            <text:p>-0.7763060845</text:p>
          </table:table-cell>
          <table:table-cell/>
          <table:table-cell office:value-type="float" office:value="47.6">
            <text:p>47.6</text:p>
          </table:table-cell>
          <table:table-cell table:number-columns-repeated="1018"/>
        </table:table-row>
        <table:table-row table:style-name="ro1">
          <table:table-cell office:value-type="float" office:value="-0.544766123410311">
            <text:p>-0.5447661234</text:p>
          </table:table-cell>
          <table:table-cell office:value-type="float" office:value="-40.0006486534565">
            <text:p>-40.0006486535</text:p>
          </table:table-cell>
          <table:table-cell office:value-type="float" office:value="0.477">
            <text:p>0.477</text:p>
          </table:table-cell>
          <table:table-cell office:value-type="float" office:value="-0.743699935224338">
            <text:p>-0.7436999352</text:p>
          </table:table-cell>
          <table:table-cell/>
          <table:table-cell office:value-type="float" office:value="47.7">
            <text:p>47.7</text:p>
          </table:table-cell>
          <table:table-cell table:number-columns-repeated="1018"/>
        </table:table-row>
        <table:table-row table:style-name="ro1">
          <table:table-cell office:value-type="float" office:value="-0.625763669299479">
            <text:p>-0.6257636693</text:p>
          </table:table-cell>
          <table:table-cell office:value-type="float" office:value="-37.2846076122514">
            <text:p>-37.2846076123</text:p>
          </table:table-cell>
          <table:table-cell office:value-type="float" office:value="0.478">
            <text:p>0.478</text:p>
          </table:table-cell>
          <table:table-cell office:value-type="float" office:value="-0.703288455958976">
            <text:p>-0.703288456</text:p>
          </table:table-cell>
          <table:table-cell/>
          <table:table-cell office:value-type="float" office:value="47.8">
            <text:p>47.8</text:p>
          </table:table-cell>
          <table:table-cell table:number-columns-repeated="1018"/>
        </table:table-row>
        <table:table-row table:style-name="ro1">
          <table:table-cell office:value-type="float" office:value="-0.700508791454974">
            <text:p>-0.7005087915</text:p>
          </table:table-cell>
          <table:table-cell office:value-type="float" office:value="-34.1835366714135">
            <text:p>-34.1835366714</text:p>
          </table:table-cell>
          <table:table-cell office:value-type="float" office:value="0.479">
            <text:p>0.479</text:p>
          </table:table-cell>
          <table:table-cell office:value-type="float" office:value="-0.654592735341868">
            <text:p>-0.6545927353</text:p>
          </table:table-cell>
          <table:table-cell/>
          <table:table-cell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office:value-type="float" office:value="-0.768254661323671">
            <text:p>-0.7682546613</text:p>
          </table:table-cell>
          <table:table-cell office:value-type="float" office:value="-30.7269282945213">
            <text:p>-30.7269282945</text:p>
          </table:table-cell>
          <table:table-cell office:value-type="float" office:value="0.48">
            <text:p>0.48</text:p>
          </table:table-cell>
          <table:table-cell office:value-type="float" office:value="-0.597311209216976">
            <text:p>-0.5973112092</text:p>
          </table:table-cell>
          <table:table-cell/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office:value-type="float" office:value="-0.828324384567645">
            <text:p>-0.8283243846</text:p>
          </table:table-cell>
          <table:table-cell office:value-type="float" office:value="-26.9479671095437">
            <text:p>-26.9479671095</text:p>
          </table:table-cell>
          <table:table-cell office:value-type="float" office:value="0.481">
            <text:p>0.481</text:p>
          </table:table-cell>
          <table:table-cell office:value-type="float" office:value="-0.531396975547708">
            <text:p>-0.5313969755</text:p>
          </table:table-cell>
          <table:table-cell/>
          <table:table-cell office:value-type="float" office:value="48.1">
            <text:p>48.1</text:p>
          </table:table-cell>
          <table:table-cell table:number-columns-repeated="1018"/>
        </table:table-row>
        <table:table-row table:style-name="ro1">
          <table:table-cell office:value-type="float" office:value="-0.880117764368662">
            <text:p>-0.8801177644</text:p>
          </table:table-cell>
          <table:table-cell office:value-type="float" office:value="-22.8832118543402">
            <text:p>-22.8832118543</text:p>
          </table:table-cell>
          <table:table-cell office:value-type="float" office:value="0.482">
            <text:p>0.482</text:p>
          </table:table-cell>
          <table:table-cell office:value-type="float" office:value="-0.457120941550645">
            <text:p>-0.4571209416</text:p>
          </table:table-cell>
          <table:table-cell/>
          <table:table-cell office:value-type="float" office:value="48.2">
            <text:p>48.2</text:p>
          </table:table-cell>
          <table:table-cell table:number-columns-repeated="1018"/>
        </table:table-row>
        <table:table-row table:style-name="ro1">
          <table:table-cell office:value-type="float" office:value="-0.92311729839636">
            <text:p>-0.9231172984</text:p>
          </table:table-cell>
          <table:table-cell office:value-type="float" office:value="-18.5722420777785">
            <text:p>-18.5722420778</text:p>
          </table:table-cell>
          <table:table-cell office:value-type="float" office:value="0.483">
            <text:p>0.483</text:p>
          </table:table-cell>
          <table:table-cell office:value-type="float" office:value="-0.375112811529131">
            <text:p>-0.3751128115</text:p>
          </table:table-cell>
          <table:table-cell/>
          <table:table-cell office:value-type="float" office:value="48.3">
            <text:p>48.3</text:p>
          </table:table-cell>
          <table:table-cell table:number-columns-repeated="1018"/>
        </table:table-row>
        <table:table-row table:style-name="ro1">
          <table:table-cell office:value-type="float" office:value="-0.95689334952049">
            <text:p>-0.9568933495</text:p>
          </table:table-cell>
          <table:table-cell office:value-type="float" office:value="-14.0572730067698">
            <text:p>-14.0572730068</text:p>
          </table:table-cell>
          <table:table-cell office:value-type="float" office:value="0.484">
            <text:p>0.484</text:p>
          </table:table-cell>
          <table:table-cell office:value-type="float" office:value="-0.286373369546272">
            <text:p>-0.2863733695</text:p>
          </table:table-cell>
          <table:table-cell/>
          <table:table-cell office:value-type="float" office:value="48.4">
            <text:p>48.4</text:p>
          </table:table-cell>
          <table:table-cell table:number-columns-repeated="1018"/>
        </table:table-row>
        <table:table-row table:style-name="ro1">
          <table:table-cell office:value-type="float" office:value="-0.981108438603098">
            <text:p>-0.9811084386</text:p>
          </table:table-cell>
          <table:table-cell office:value-type="float" office:value="-9.38274232410421">
            <text:p>-9.3827423241</text:p>
          </table:table-cell>
          <table:table-cell office:value-type="float" office:value="0.485">
            <text:p>0.485</text:p>
          </table:table-cell>
          <table:table-cell office:value-type="float" office:value="-0.192254123031627">
            <text:p>-0.192254123</text:p>
          </table:table-cell>
          <table:table-cell/>
          <table:table-cell office:value-type="float" office:value="48.5">
            <text:p>48.5</text:p>
          </table:table-cell>
          <table:table-cell table:number-columns-repeated="1018"/>
        </table:table-row>
        <table:table-row table:style-name="ro1">
          <table:table-cell office:value-type="float" office:value="-0.995520616478515">
            <text:p>-0.9955206165</text:p>
          </table:table-cell>
          <table:table-cell office:value-type="float" office:value="-4.59487290015342">
            <text:p>-4.5948729002</text:p>
          </table:table-cell>
          <table:table-cell office:value-type="float" office:value="0.486">
            <text:p>0.486</text:p>
          </table:table-cell>
          <table:table-cell office:value-type="float" office:value="-0.0944039216504676">
            <text:p>-0.0944039217</text:p>
          </table:table-cell>
          <table:table-cell/>
          <table:table-cell office:value-type="float" office:value="48.6">
            <text:p>48.6</text:p>
          </table:table-cell>
          <table:table-cell table:number-columns-repeated="1018"/>
        </table:table-row>
        <table:table-row table:style-name="ro1">
          <table:table-cell office:value-type="float" office:value="-0.999985881429444">
            <text:p>-0.9999858814</text:p>
          </table:table-cell>
          <table:table-cell office:value-type="float" office:value="0.258784219850079">
            <text:p>0.2587842199</text:p>
          </table:table-cell>
          <table:table-cell office:value-type="float" office:value="0.487">
            <text:p>0.487</text:p>
          </table:table-cell>
          <table:table-cell office:value-type="float" office:value="0.00531381934235401">
            <text:p>0.0053138193</text:p>
          </table:table-cell>
          <table:table-cell/>
          <table:table-cell office:value-type="float" office:value="48.7">
            <text:p>48.7</text:p>
          </table:table-cell>
          <table:table-cell table:number-columns-repeated="1018"/>
        </table:table-row>
        <table:table-row table:style-name="ro1">
          <table:table-cell office:value-type="float" office:value="-0.994459618004515">
            <text:p>-0.994459618</text:p>
          </table:table-cell>
          <table:table-cell office:value-type="float" office:value="5.12982205489986">
            <text:p>5.1298220549</text:p>
          </table:table-cell>
          <table:table-cell office:value-type="float" office:value="0.488">
            <text:p>0.488</text:p>
          </table:table-cell>
          <table:table-cell office:value-type="float" office:value="0.104925815424881">
            <text:p>0.1049258154</text:p>
          </table:table-cell>
          <table:table-cell/>
          <table:table-cell office:value-type="float" office:value="48.8">
            <text:p>48.8</text:p>
          </table:table-cell>
          <table:table-cell table:number-columns-repeated="1018"/>
        </table:table-row>
        <table:table-row table:style-name="ro1">
          <table:table-cell office:value-type="float" office:value="-0.978997042801128">
            <text:p>-0.9789970428</text:p>
          </table:table-cell>
          <table:table-cell office:value-type="float" office:value="9.96946046394735">
            <text:p>9.9694604639</text:p>
          </table:table-cell>
          <table:table-cell office:value-type="float" office:value="0.489">
            <text:p>0.489</text:p>
          </table:table-cell>
          <table:table-cell office:value-type="float" office:value="0.202465046275738">
            <text:p>0.2024650463</text:p>
          </table:table-cell>
          <table:table-cell/>
          <table:table-cell office:value-type="float" office:value="48.9">
            <text:p>48.9</text:p>
          </table:table-cell>
          <table:table-cell table:number-columns-repeated="1018"/>
        </table:table-row>
        <table:table-row table:style-name="ro1">
          <table:table-cell office:value-type="float" office:value="-0.95375265275947">
            <text:p>-0.9537526528</text:p>
          </table:table-cell>
          <table:table-cell office:value-type="float" office:value="14.7290346434386">
            <text:p>14.7290346434</text:p>
          </table:table-cell>
          <table:table-cell office:value-type="float" office:value="0.49">
            <text:p>0.49</text:p>
          </table:table-cell>
          <table:table-cell office:value-type="float" office:value="0.296086233408154">
            <text:p>0.2960862334</text:p>
          </table:table-cell>
          <table:table-cell/>
          <table:table-cell office:value-type="float" office:value="49">
            <text:p>49</text:p>
          </table:table-cell>
          <table:table-cell table:number-columns-repeated="1018"/>
        </table:table-row>
        <table:table-row table:style-name="ro1">
          <table:table-cell office:value-type="float" office:value="-0.918978681480152">
            <text:p>-0.9189786815</text:p>
          </table:table-cell>
          <table:table-cell office:value-type="float" office:value="19.3604844547359">
            <text:p>19.3604844547</text:p>
          </table:table-cell>
          <table:table-cell office:value-type="float" office:value="0.491">
            <text:p>0.491</text:p>
          </table:table-cell>
          <table:table-cell office:value-type="float" office:value="0.384168662067582">
            <text:p>0.3841686621</text:p>
          </table:table-cell>
          <table:table-cell/>
          <table:table-cell office:value-type="float" office:value="49.1">
            <text:p>49.1</text:p>
          </table:table-cell>
          <table:table-cell table:number-columns-repeated="1018"/>
        </table:table-row>
        <table:table-row table:style-name="ro1">
          <table:table-cell office:value-type="float" office:value="-0.875022578989447">
            <text:p>-0.875022579</text:p>
          </table:table-cell>
          <table:table-cell office:value-type="float" office:value="23.8168396614067">
            <text:p>23.8168396614</text:p>
          </table:table-cell>
          <table:table-cell office:value-type="float" office:value="0.492">
            <text:p>0.492</text:p>
          </table:table-cell>
          <table:table-cell office:value-type="float" office:value="0.465396126169108">
            <text:p>0.4653961262</text:p>
          </table:table-cell>
          <table:table-cell/>
          <table:table-cell office:value-type="float" office:value="49.2">
            <text:p>49.2</text:p>
          </table:table-cell>
          <table:table-cell table:number-columns-repeated="1018"/>
        </table:table-row>
        <table:table-row table:style-name="ro1">
          <table:table-cell office:value-type="float" office:value="-0.822323540133487">
            <text:p>-0.8223235401</text:p>
          </table:table-cell>
          <table:table-cell office:value-type="float" office:value="28.052696177722">
            <text:p>28.0526961777</text:p>
          </table:table-cell>
          <table:table-cell office:value-type="float" office:value="0.493">
            <text:p>0.493</text:p>
          </table:table-cell>
          <table:table-cell office:value-type="float" office:value="0.538806900694132">
            <text:p>0.5388069007</text:p>
          </table:table-cell>
          <table:table-cell/>
          <table:table-cell office:value-type="float" office:value="49.3">
            <text:p>49.3</text:p>
          </table:table-cell>
          <table:table-cell table:number-columns-repeated="1018"/>
        </table:table-row>
        <table:table-row table:style-name="ro1">
          <table:table-cell office:value-type="float" office:value="-0.761408116288536">
            <text:p>-0.7614081163</text:p>
          </table:table-cell>
          <table:table-cell office:value-type="float" office:value="32.024678500538">
            <text:p>32.0246785005</text:p>
          </table:table-cell>
          <table:table-cell office:value-type="float" office:value="0.494">
            <text:p>0.494</text:p>
          </table:table-cell>
          <table:table-cell office:value-type="float" office:value="0.603810542966596">
            <text:p>0.603810543</text:p>
          </table:table-cell>
          <table:table-cell/>
          <table:table-cell office:value-type="float" office:value="49.4">
            <text:p>49.4</text:p>
          </table:table-cell>
          <table:table-cell table:number-columns-repeated="1018"/>
        </table:table-row>
        <table:table-row table:style-name="ro1">
          <table:table-cell office:value-type="float" office:value="-0.692884954233691">
            <text:p>-0.6928849542</text:p>
          </table:table-cell>
          <table:table-cell office:value-type="float" office:value="35.6918836164703">
            <text:p>35.6918836165</text:p>
          </table:table-cell>
          <table:table-cell office:value-type="float" office:value="0.495">
            <text:p>0.495</text:p>
          </table:table-cell>
          <table:table-cell office:value-type="float" office:value="0.66017231770152">
            <text:p>0.6601723177</text:p>
          </table:table-cell>
          <table:table-cell/>
          <table:table-cell office:value-type="float" office:value="49.5">
            <text:p>49.5</text:p>
          </table:table-cell>
          <table:table-cell table:number-columns-repeated="1018"/>
        </table:table-row>
        <table:table-row table:style-name="ro1">
          <table:table-cell office:value-type="float" office:value="-0.617438714753462">
            <text:p>-0.6174387148</text:p>
          </table:table-cell>
          <table:table-cell office:value-type="float" office:value="39.0163018439396">
            <text:p>39.0163018439</text:p>
          </table:table-cell>
          <table:table-cell office:value-type="float" office:value="0.496">
            <text:p>0.496</text:p>
          </table:table-cell>
          <table:table-cell office:value-type="float" office:value="0.707969507944115">
            <text:p>0.7079695079</text:p>
          </table:table-cell>
          <table:table-cell/>
          <table:table-cell office:value-type="float" office:value="49.6">
            <text:p>49.6</text:p>
          </table:table-cell>
          <table:table-cell table:number-columns-repeated="1018"/>
        </table:table-row>
        <table:table-row table:style-name="ro1">
          <table:table-cell office:value-type="float" office:value="-0.535823231733515">
            <text:p>-0.5358232317</text:p>
          </table:table-cell>
          <table:table-cell office:value-type="float" office:value="41.9632102837519">
            <text:p>41.9632102838</text:p>
          </table:table-cell>
          <table:table-cell office:value-type="float" office:value="0.497">
            <text:p>0.497</text:p>
          </table:table-cell>
          <table:table-cell office:value-type="float" office:value="0.747526368442689">
            <text:p>0.7475263684</text:p>
          </table:table-cell>
          <table:table-cell/>
          <table:table-cell office:value-type="float" office:value="49.7">
            <text:p>49.7</text:p>
          </table:table-cell>
          <table:table-cell table:number-columns-repeated="1018"/>
        </table:table-row>
        <table:table-row table:style-name="ro1">
          <table:table-cell office:value-type="float" office:value="-0.448853980101698">
            <text:p>-0.4488539801</text:p>
          </table:table-cell>
          <table:table-cell office:value-type="float" office:value="44.5015348103906">
            <text:p>44.5015348104</text:p>
          </table:table-cell>
          <table:table-cell office:value-type="float" office:value="0.498">
            <text:p>0.498</text:p>
          </table:table-cell>
          <table:table-cell office:value-type="float" office:value="0.779335796660448">
            <text:p>0.7793357967</text:p>
          </table:table-cell>
          <table:table-cell/>
          <table:table-cell office:value-type="float" office:value="49.8">
            <text:p>49.8</text:p>
          </table:table-cell>
          <table:table-cell table:number-columns-repeated="1018"/>
        </table:table-row>
        <table:table-row table:style-name="ro1">
          <table:table-cell office:value-type="float" office:value="-0.357399927872105">
            <text:p>-0.3573999279</text:p>
          </table:table-cell>
          <table:table-cell office:value-type="float" office:value="46.6041768367373">
            <text:p>46.6041768367</text:p>
          </table:table-cell>
          <table:table-cell office:value-type="float" office:value="0.499">
            <text:p>0.499</text:p>
          </table:table-cell>
          <table:table-cell office:value-type="float" office:value="0.803975981427873">
            <text:p>0.8039759814</text:p>
          </table:table-cell>
          <table:table-cell/>
          <table:table-cell office:value-type="float" office:value="49.9">
            <text:p>49.9</text:p>
          </table:table-cell>
          <table:table-cell table:number-columns-repeated="1018"/>
        </table:table-row>
        <table:table-row table:style-name="ro1">
          <table:table-cell office:value-type="float" office:value="-0.262374853703922">
            <text:p>-0.2623748537</text:p>
          </table:table-cell>
          <table:table-cell office:value-type="float" office:value="48.2483014246058">
            <text:p>48.2483014246</text:p>
          </table:table-cell>
          <table:table-cell office:value-type="float" office:value="0.5">
            <text:p>0.5</text:p>
          </table:table-cell>
          <table:table-cell office:value-type="float" office:value="0.822029571985524">
            <text:p>0.822029572</text:p>
          </table:table-cell>
          <table:table-cell/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float" office:value="-0.164728216727132">
            <text:p>-0.1647282167</text:p>
          </table:table-cell>
          <table:table-cell office:value-type="float" office:value="49.415583689025">
            <text:p>49.415583689</text:p>
          </table:table-cell>
          <table:table-cell office:value-type="float" office:value="0.501">
            <text:p>0.501</text:p>
          </table:table-cell>
          <table:table-cell office:value-type="float" office:value="0.834011624595858">
            <text:p>0.8340116246</text:p>
          </table:table-cell>
          <table:table-cell/>
          <table:table-cell office:value-type="float" office:value="50.1">
            <text:p>50.1</text:p>
          </table:table-cell>
          <table:table-cell table:number-columns-repeated="1018"/>
        </table:table-row>
        <table:table-row table:style-name="ro1">
          <table:table-cell office:value-type="float" office:value="-0.0654356698607069">
            <text:p>-0.0654356699</text:p>
          </table:table-cell>
          <table:table-cell office:value-type="float" office:value="50.0924108519826">
            <text:p>50.092410852</text:p>
          </table:table-cell>
          <table:table-cell office:value-type="float" office:value="0.502">
            <text:p>0.502</text:p>
          </table:table-cell>
          <table:table-cell office:value-type="float" office:value="0.8403110717402">
            <text:p>0.8403110717</text:p>
          </table:table-cell>
          <table:table-cell/>
          <table:table-cell office:value-type="float" office:value="50.2">
            <text:p>50.2</text:p>
          </table:table-cell>
          <table:table-cell table:number-columns-repeated="1018"/>
        </table:table-row>
        <table:table-row table:style-name="ro1">
          <table:table-cell office:value-type="float" office:value="0.0345106885888098">
            <text:p>0.0345106886</text:p>
          </table:table-cell>
          <table:table-cell office:value-type="float" office:value="50.2700377373553">
            <text:p>50.2700377374</text:p>
          </table:table-cell>
          <table:table-cell office:value-type="float" office:value="0.503">
            <text:p>0.503</text:p>
          </table:table-cell>
          <table:table-cell office:value-type="float" office:value="0.841148993003096">
            <text:p>0.841148993</text:p>
          </table:table-cell>
          <table:table-cell/>
          <table:table-cell office:value-type="float" office:value="50.3">
            <text:p>50.3</text:p>
          </table:table-cell>
          <table:table-cell table:number-columns-repeated="1018"/>
        </table:table-row>
        <table:table-row table:style-name="ro1">
          <table:table-cell office:value-type="float" office:value="0.134112227645664">
            <text:p>0.1341122276</text:p>
          </table:table-cell>
          <table:table-cell office:value-type="float" office:value="49.9446939587309">
            <text:p>49.9446939587</text:p>
          </table:table-cell>
          <table:table-cell office:value-type="float" office:value="0.504">
            <text:p>0.504</text:p>
          </table:table-cell>
          <table:table-cell office:value-type="float" office:value="0.836555705020605">
            <text:p>0.836555705</text:p>
          </table:table-cell>
          <table:table-cell/>
          <table:table-cell office:value-type="float" office:value="50.4">
            <text:p>50.4</text:p>
          </table:table-cell>
          <table:table-cell table:number-columns-repeated="1018"/>
        </table:table-row>
        <table:table-row table:style-name="ro1">
          <table:table-cell office:value-type="float" office:value="0.232373761655491">
            <text:p>0.2323737617</text:p>
          </table:table-cell>
          <table:table-cell office:value-type="float" office:value="49.1176415312118">
            <text:p>49.1176415312</text:p>
          </table:table-cell>
          <table:table-cell office:value-type="float" office:value="0.505">
            <text:p>0.505</text:p>
          </table:table-cell>
          <table:table-cell office:value-type="float" office:value="0.826367662202751">
            <text:p>0.8263676622</text:p>
          </table:table-cell>
          <table:table-cell/>
          <table:table-cell office:value-type="float" office:value="50.5">
            <text:p>50.5</text:p>
          </table:table-cell>
          <table:table-cell table:number-columns-repeated="1018"/>
        </table:table-row>
        <table:table-row table:style-name="ro1">
          <table:table-cell office:value-type="float" office:value="0.328313493851403">
            <text:p>0.3283134939</text:p>
          </table:table-cell>
          <table:table-cell office:value-type="float" office:value="47.7951821323335">
            <text:p>47.7951821323</text:p>
          </table:table-cell>
          <table:table-cell office:value-type="float" office:value="0.506">
            <text:p>0.506</text:p>
          </table:table-cell>
          <table:table-cell office:value-type="float" office:value="0.810244295989416">
            <text:p>0.810244296</text:p>
          </table:table-cell>
          <table:table-cell/>
          <table:table-cell office:value-type="float" office:value="50.6">
            <text:p>50.6</text:p>
          </table:table-cell>
          <table:table-cell table:number-columns-repeated="1018"/>
        </table:table-row>
        <table:table-row table:style-name="ro1">
          <table:table-cell office:value-type="float" office:value="0.420972826142771">
            <text:p>0.4209728261</text:p>
          </table:table-cell>
          <table:table-cell office:value-type="float" office:value="45.988613741011">
            <text:p>45.988613741</text:p>
          </table:table-cell>
          <table:table-cell office:value-type="float" office:value="0.507">
            <text:p>0.507</text:p>
          </table:table-cell>
          <table:table-cell office:value-type="float" office:value="0.787704080080049">
            <text:p>0.7877040801</text:p>
          </table:table-cell>
          <table:table-cell/>
          <table:table-cell office:value-type="float" office:value="50.7">
            <text:p>50.7</text:p>
          </table:table-cell>
          <table:table-cell table:number-columns-repeated="1018"/>
        </table:table-row>
        <table:table-row table:style-name="ro1">
          <table:table-cell office:value-type="float" office:value="0.509425937110435">
            <text:p>0.5094259371</text:p>
          </table:table-cell>
          <table:table-cell office:value-type="float" office:value="43.714136891893">
            <text:p>43.7141368919</text:p>
          </table:table-cell>
          <table:table-cell office:value-type="float" office:value="0.508">
            <text:p>0.508</text:p>
          </table:table-cell>
          <table:table-cell office:value-type="float" office:value="0.758178145400109">
            <text:p>0.7581781454</text:p>
          </table:table-cell>
          <table:table-cell/>
          <table:table-cell office:value-type="float" office:value="50.8">
            <text:p>50.8</text:p>
          </table:table-cell>
          <table:table-cell table:number-columns-repeated="1018"/>
        </table:table-row>
        <table:table-row table:style-name="ro1">
          <table:table-cell office:value-type="float" office:value="0.592789032508318">
            <text:p>0.5927890325</text:p>
          </table:table-cell>
          <table:table-cell office:value-type="float" office:value="40.9927112905577">
            <text:p>40.9927112906</text:p>
          </table:table-cell>
          <table:table-cell office:value-type="float" office:value="0.509">
            <text:p>0.509</text:p>
          </table:table-cell>
          <table:table-cell office:value-type="float" office:value="0.721078582123822">
            <text:p>0.7210785821</text:p>
          </table:table-cell>
          <table:table-cell/>
          <table:table-cell office:value-type="float" office:value="50.9">
            <text:p>50.9</text:p>
          </table:table-cell>
          <table:table-cell table:number-columns-repeated="1018"/>
        </table:table-row>
        <table:table-row table:style-name="ro1">
          <table:table-cell office:value-type="float" office:value="0.67022917584338">
            <text:p>0.6702291758</text:p>
          </table:table-cell>
          <table:table-cell office:value-type="float" office:value="37.8498640375027">
            <text:p>37.8498640375</text:p>
          </table:table-cell>
          <table:table-cell office:value-type="float" office:value="0.51">
            <text:p>0.51</text:p>
          </table:table-cell>
          <table:table-cell office:value-type="float" office:value="0.675877152476593">
            <text:p>0.6758771525</text:p>
          </table:table-cell>
          <table:table-cell/>
          <table:table-cell office:value-type="float" office:value="51">
            <text:p>51</text:p>
          </table:table-cell>
          <table:table-cell table:number-columns-repeated="1018"/>
        </table:table-row>
        <table:table-row table:style-name="ro1">
          <table:table-cell office:value-type="float" office:value="0.74097261080172">
            <text:p>0.7409726108</text:p>
          </table:table-cell>
          <table:table-cell office:value-type="float" office:value="34.3154512007746">
            <text:p>34.3154512008</text:p>
          </table:table-cell>
          <table:table-cell office:value-type="float" office:value="0.511">
            <text:p>0.511</text:p>
          </table:table-cell>
          <table:table-cell office:value-type="float" office:value="0.622188615809696">
            <text:p>0.6221886158</text:p>
          </table:table-cell>
          <table:table-cell/>
          <table:table-cell office:value-type="float" office:value="51.1">
            <text:p>51.1</text:p>
          </table:table-cell>
          <table:table-cell table:number-columns-repeated="1018"/>
        </table:table-row>
        <table:table-row table:style-name="ro1">
          <table:table-cell office:value-type="float" office:value="0.804312492365914">
            <text:p>0.8043124924</text:p>
          </table:table-cell>
          <table:table-cell office:value-type="float" office:value="30.4233749533526">
            <text:p>30.4233749534</text:p>
          </table:table-cell>
          <table:table-cell office:value-type="float" office:value="0.512">
            <text:p>0.512</text:p>
          </table:table-cell>
          <table:table-cell office:value-type="float" office:value="0.559851477122577">
            <text:p>0.5598514771</text:p>
          </table:table-cell>
          <table:table-cell/>
          <table:table-cell office:value-type="float" office:value="51.2">
            <text:p>51.2</text:p>
          </table:table-cell>
          <table:table-cell table:number-columns-repeated="1018"/>
        </table:table-row>
        <table:table-row table:style-name="ro1">
          <table:table-cell office:value-type="float" office:value="0.85961594937675">
            <text:p>0.8596159494</text:p>
          </table:table-cell>
          <table:table-cell office:value-type="float" office:value="26.2112589471945">
            <text:p>26.2112589472</text:p>
          </table:table-cell>
          <table:table-cell office:value-type="float" office:value="0.513">
            <text:p>0.513</text:p>
          </table:table-cell>
          <table:table-cell office:value-type="float" office:value="0.488998039158177">
            <text:p>0.4889980392</text:p>
          </table:table-cell>
          <table:table-cell/>
          <table:table-cell office:value-type="float" office:value="51.3">
            <text:p>51.3</text:p>
          </table:table-cell>
          <table:table-cell table:number-columns-repeated="1018"/>
        </table:table-row>
        <table:table-row table:style-name="ro1">
          <table:table-cell office:value-type="float" office:value="0.906330407972667">
            <text:p>0.906330408</text:p>
          </table:table-cell>
          <table:table-cell office:value-type="float" office:value="21.7200850264802">
            <text:p>21.7200850265</text:p>
          </table:table-cell>
          <table:table-cell office:value-type="float" office:value="0.514">
            <text:p>0.514</text:p>
          </table:table-cell>
          <table:table-cell office:value-type="float" office:value="0.410105512243952">
            <text:p>0.4101055122</text:p>
          </table:table-cell>
          <table:table-cell/>
          <table:table-cell office:value-type="float" office:value="51.4">
            <text:p>51.4</text:p>
          </table:table-cell>
          <table:table-cell table:number-columns-repeated="1018"/>
        </table:table-row>
        <table:table-row table:style-name="ro1">
          <table:table-cell office:value-type="float" office:value="0.943989112725122">
            <text:p>0.9439891127</text:p>
          </table:table-cell>
          <table:table-cell office:value-type="float" office:value="16.993794783639">
            <text:p>16.9937947836</text:p>
          </table:table-cell>
          <table:table-cell office:value-type="float" office:value="0.515">
            <text:p>0.515</text:p>
          </table:table-cell>
          <table:table-cell office:value-type="float" office:value="0.324020888777775">
            <text:p>0.3240208888</text:p>
          </table:table-cell>
          <table:table-cell/>
          <table:table-cell office:value-type="float" office:value="51.5">
            <text:p>51.5</text:p>
          </table:table-cell>
          <table:table-cell table:number-columns-repeated="1018"/>
        </table:table-row>
        <table:table-row table:style-name="ro1">
          <table:table-cell office:value-type="float" office:value="0.972215790304539">
            <text:p>0.9722157903</text:p>
          </table:table-cell>
          <table:table-cell office:value-type="float" office:value="12.0788598290417">
            <text:p>12.078859829</text:p>
          </table:table-cell>
          <table:table-cell office:value-type="float" office:value="0.516">
            <text:p>0.516</text:p>
          </table:table-cell>
          <table:table-cell office:value-type="float" office:value="0.231954429316328">
            <text:p>0.2319544293</text:p>
          </table:table-cell>
          <table:table-cell/>
          <table:table-cell office:value-type="float" office:value="51.6">
            <text:p>51.6</text:p>
          </table:table-cell>
          <table:table-cell table:number-columns-repeated="1018"/>
        </table:table-row>
        <table:table-row table:style-name="ro1">
          <table:table-cell office:value-type="float" office:value="0.990728409079048">
            <text:p>0.9907284091</text:p>
          </table:table-cell>
          <table:table-cell office:value-type="float" office:value="7.02382497495957">
            <text:p>7.023824975</text:p>
          </table:table-cell>
          <table:table-cell office:value-type="float" office:value="0.517">
            <text:p>0.517</text:p>
          </table:table-cell>
          <table:table-cell office:value-type="float" office:value="0.135439810310287">
            <text:p>0.1354398103</text:p>
          </table:table-cell>
          <table:table-cell/>
          <table:table-cell office:value-type="float" office:value="51.7">
            <text:p>51.7</text:p>
          </table:table-cell>
          <table:table-cell table:number-columns-repeated="1018"/>
        </table:table-row>
        <table:table-row table:style-name="ro1">
          <table:table-cell office:value-type="float" office:value="0.999341997081311">
            <text:p>0.9993419971</text:p>
          </table:table-cell>
          <table:table-cell office:value-type="float" office:value="1.87882882308603">
            <text:p>1.8788288231</text:p>
          </table:table-cell>
          <table:table-cell office:value-type="float" office:value="0.518">
            <text:p>0.518</text:p>
          </table:table-cell>
          <table:table-cell office:value-type="float" office:value="0.0362628744043514">
            <text:p>0.0362628744</text:p>
          </table:table-cell>
          <table:table-cell/>
          <table:table-cell office:value-type="float" office:value="51.8">
            <text:p>51.8</text:p>
          </table:table-cell>
          <table:table-cell table:number-columns-repeated="1018"/>
        </table:table-row>
        <table:table-row table:style-name="ro1">
          <table:table-cell office:value-type="float" office:value="0.997970490187281">
            <text:p>0.9979704902</text:p>
          </table:table-cell>
          <table:table-cell office:value-type="float" office:value="-3.304893510523">
            <text:p>-3.3048935105</text:p>
          </table:table-cell>
          <table:table-cell office:value-type="float" office:value="0.519">
            <text:p>0.519</text:p>
          </table:table-cell>
          <table:table-cell office:value-type="float" office:value="-0.0636350763160082">
            <text:p>-0.0636350763</text:p>
          </table:table-cell>
          <table:table-cell/>
          <table:table-cell office:value-type="float" office:value="51.9">
            <text:p>51.9</text:p>
          </table:table-cell>
          <table:table-cell table:number-columns-repeated="1018"/>
        </table:table-row>
        <table:table-row table:style-name="ro1">
          <table:table-cell office:value-type="float" office:value="0.986627592040484">
            <text:p>0.986627592</text:p>
          </table:table-cell>
          <table:table-cell office:value-type="float" office:value="-8.47552060137705">
            <text:p>-8.4755206014</text:p>
          </table:table-cell>
          <table:table-cell office:value-type="float" office:value="0.52">
            <text:p>0.52</text:p>
          </table:table-cell>
          <table:table-cell office:value-type="float" office:value="-0.162270070080871">
            <text:p>-0.1622700701</text:p>
          </table:table-cell>
          <table:table-cell/>
          <table:table-cell office:value-type="float" office:value="52">
            <text:p>52</text:p>
          </table:table-cell>
          <table:table-cell table:number-columns-repeated="1018"/>
        </table:table-row>
        <table:table-row table:style-name="ro1">
          <table:table-cell office:value-type="float" office:value="0.965426637129742">
            <text:p>0.9654266371</text:p>
          </table:table-cell>
          <table:table-cell office:value-type="float" office:value="-13.5811627727107">
            <text:p>-13.5811627727</text:p>
          </table:table-cell>
          <table:table-cell office:value-type="float" office:value="0.521">
            <text:p>0.521</text:p>
          </table:table-cell>
          <table:table-cell office:value-type="float" office:value="-0.257732718842147">
            <text:p>-0.2577327188</text:p>
          </table:table-cell>
          <table:table-cell/>
          <table:table-cell office:value-type="float" office:value="52.1">
            <text:p>52.1</text:p>
          </table:table-cell>
          <table:table-cell table:number-columns-repeated="1018"/>
        </table:table-row>
        <table:table-row table:style-name="ro1">
          <table:table-cell office:value-type="float" office:value="0.934579458388415">
            <text:p>0.9345794584</text:p>
          </table:table-cell>
          <table:table-cell office:value-type="float" office:value="-18.5703828228966">
            <text:p>-18.5703828229</text:p>
          </table:table-cell>
          <table:table-cell office:value-type="float" office:value="0.522">
            <text:p>0.522</text:p>
          </table:table-cell>
          <table:table-cell office:value-type="float" office:value="-0.348297683208372">
            <text:p>-0.3482976832</text:p>
          </table:table-cell>
          <table:table-cell/>
          <table:table-cell office:value-type="float" office:value="52.2">
            <text:p>52.2</text:p>
          </table:table-cell>
          <table:table-cell table:number-columns-repeated="1018"/>
        </table:table-row>
        <table:table-row table:style-name="ro1">
          <table:table-cell office:value-type="float" office:value="0.894394270629766">
            <text:p>0.8943942706</text:p>
          </table:table-cell>
          <table:table-cell office:value-type="float" office:value="-23.3927141985604">
            <text:p>-23.3927141986</text:p>
          </table:table-cell>
          <table:table-cell office:value-type="float" office:value="0.523">
            <text:p>0.523</text:p>
          </table:table-cell>
          <table:table-cell office:value-type="float" office:value="-0.432514198226791">
            <text:p>-0.4325141982</text:p>
          </table:table-cell>
          <table:table-cell/>
          <table:table-cell office:value-type="float" office:value="52.3">
            <text:p>52.3</text:p>
          </table:table-cell>
          <table:table-cell table:number-columns-repeated="1018"/>
        </table:table-row>
        <table:table-row table:style-name="ro1">
          <table:table-cell office:value-type="float" office:value="0.845272590966423">
            <text:p>0.845272591</text:p>
          </table:table-cell>
          <table:table-cell office:value-type="float" office:value="-27.9991713937286">
            <text:p>-27.9991713937</text:p>
          </table:table-cell>
          <table:table-cell office:value-type="float" office:value="0.524">
            <text:p>0.524</text:p>
          </table:table-cell>
          <table:table-cell office:value-type="float" office:value="-0.509269133771382">
            <text:p>-0.5092691338</text:p>
          </table:table-cell>
          <table:table-cell/>
          <table:table-cell office:value-type="float" office:value="52.4">
            <text:p>52.4</text:p>
          </table:table-cell>
          <table:table-cell table:number-columns-repeated="1018"/>
        </table:table-row>
        <table:table-row table:style-name="ro1">
          <table:table-cell office:value-type="float" office:value="0.787705226984113">
            <text:p>0.787705227</text:p>
          </table:table-cell>
          <table:table-cell office:value-type="float" office:value="-32.342747413777">
            <text:p>-32.3427474138</text:p>
          </table:table-cell>
          <table:table-cell office:value-type="float" office:value="0.525">
            <text:p>0.525</text:p>
          </table:table-cell>
          <table:table-cell office:value-type="float" office:value="-0.577817719246814">
            <text:p>-0.5778177192</text:p>
          </table:table-cell>
          <table:table-cell/>
          <table:table-cell office:value-type="float" office:value="52.5">
            <text:p>52.5</text:p>
          </table:table-cell>
          <table:table-cell table:number-columns-repeated="1018"/>
        </table:table-row>
        <table:table-row table:style-name="ro1">
          <table:table-cell office:value-type="float" office:value="0.722267372754513">
            <text:p>0.7222673728</text:p>
          </table:table-cell>
          <table:table-cell office:value-type="float" office:value="-36.3788932535817">
            <text:p>-36.3788932536</text:p>
          </table:table-cell>
          <table:table-cell office:value-type="float" office:value="0.526">
            <text:p>0.526</text:p>
          </table:table-cell>
          <table:table-cell office:value-type="float" office:value="-0.637781097588744">
            <text:p>-0.6377810976</text:p>
          </table:table-cell>
          <table:table-cell/>
          <table:table-cell office:value-type="float" office:value="52.6">
            <text:p>52.6</text:p>
          </table:table-cell>
          <table:table-cell table:number-columns-repeated="1018"/>
        </table:table-row>
        <table:table-row table:style-name="ro1">
          <table:table-cell office:value-type="float" office:value="0.649612861686196">
            <text:p>0.6496128617</text:p>
          </table:table-cell>
          <table:table-cell office:value-type="float" office:value="-40.065974501171">
            <text:p>-40.0659745012</text:p>
          </table:table-cell>
          <table:table-cell office:value-type="float" office:value="0.527">
            <text:p>0.527</text:p>
          </table:table-cell>
          <table:table-cell office:value-type="float" office:value="-0.689113626232341">
            <text:p>-0.6891136262</text:p>
          </table:table-cell>
          <table:table-cell/>
          <table:table-cell office:value-type="float" office:value="52.7">
            <text:p>52.7</text:p>
          </table:table-cell>
          <table:table-cell table:number-columns-repeated="1018"/>
        </table:table-row>
        <table:table-row table:style-name="ro1">
          <table:table-cell office:value-type="float" office:value="0.570467633637372">
            <text:p>0.5704676336</text:p>
          </table:table-cell>
          <table:table-cell office:value-type="float" office:value="-43.365700389891">
            <text:p>-43.3657003899</text:p>
          </table:table-cell>
          <table:table-cell office:value-type="float" office:value="0.528">
            <text:p>0.528</text:p>
          </table:table-cell>
          <table:table-cell office:value-type="float" office:value="-0.732045781125704">
            <text:p>-0.7320457811</text:p>
          </table:table-cell>
          <table:table-cell/>
          <table:table-cell office:value-type="float" office:value="52.8">
            <text:p>52.8</text:p>
          </table:table-cell>
          <table:table-cell table:number-columns-repeated="1018"/>
        </table:table-row>
        <table:table-row table:style-name="ro1">
          <table:table-cell office:value-type="float" office:value="0.485622481564773">
            <text:p>0.4856224816</text:p>
          </table:table-cell>
          <table:table-cell office:value-type="float" office:value="-46.2435208817004">
            <text:p>-46.2435208817</text:p>
          </table:table-cell>
          <table:table-cell office:value-type="float" office:value="0.529">
            <text:p>0.529</text:p>
          </table:table-cell>
          <table:table-cell office:value-type="float" office:value="-0.767010335787838">
            <text:p>-0.7670103358</text:p>
          </table:table-cell>
          <table:table-cell/>
          <table:table-cell office:value-type="float" office:value="52.9">
            <text:p>52.9</text:p>
          </table:table-cell>
          <table:table-cell table:number-columns-repeated="1018"/>
        </table:table-row>
        <table:table-row table:style-name="ro1">
          <table:table-cell office:value-type="float" office:value="0.395925150181828">
            <text:p>0.3959251502</text:p>
          </table:table-cell>
          <table:table-cell office:value-type="float" office:value="-48.6689876692425">
            <text:p>-48.6689876692</text:p>
          </table:table-cell>
          <table:table-cell office:value-type="float" office:value="0.53">
            <text:p>0.53</text:p>
          </table:table-cell>
          <table:table-cell office:value-type="float" office:value="-0.794560124777725">
            <text:p>-0.7945601248</text:p>
          </table:table-cell>
          <table:table-cell/>
          <table:table-cell office:value-type="float" office:value="53">
            <text:p>53</text:p>
          </table:table-cell>
          <table:table-cell table:number-columns-repeated="1018"/>
        </table:table-row>
        <table:table-row table:style-name="ro1">
          <table:table-cell office:value-type="float" office:value="0.302271865573727">
            <text:p>0.3022718656</text:p>
          </table:table-cell>
          <table:table-cell office:value-type="float" office:value="-50.6160753319175">
            <text:p>-50.6160753319</text:p>
          </table:table-cell>
          <table:table-cell office:value-type="float" office:value="0.531">
            <text:p>0.531</text:p>
          </table:table-cell>
          <table:table-cell office:value-type="float" office:value="-0.815285321988489">
            <text:p>-0.815285322</text:p>
          </table:table-cell>
          <table:table-cell/>
          <table:table-cell office:value-type="float" office:value="53.1">
            <text:p>53.1</text:p>
          </table:table-cell>
          <table:table-cell table:number-columns-repeated="1018"/>
        </table:table-row>
        <table:table-row table:style-name="ro1">
          <table:table-cell office:value-type="float" office:value="0.205598380402601">
            <text:p>0.2055983804</text:p>
          </table:table-cell>
          <table:table-cell office:value-type="float" office:value="-52.0634592679456">
            <text:p>-52.0634592679</text:p>
          </table:table-cell>
          <table:table-cell office:value-type="float" office:value="0.532">
            <text:p>0.532</text:p>
          </table:table-cell>
          <table:table-cell office:value-type="float" office:value="-0.829737071917322">
            <text:p>-0.8297370719</text:p>
          </table:table-cell>
          <table:table-cell/>
          <table:table-cell office:value-type="float" office:value="53.2">
            <text:p>53.2</text:p>
          </table:table-cell>
          <table:table-cell table:number-columns-repeated="1018"/>
        </table:table-row>
        <table:table-row table:style-name="ro1">
          <table:table-cell office:value-type="float" office:value="0.106870624176281">
            <text:p>0.1068706242</text:p>
          </table:table-cell>
          <table:table-cell office:value-type="float" office:value="-52.9947474466143">
            <text:p>-52.9947474466</text:p>
          </table:table-cell>
          <table:table-cell office:value-type="float" office:value="0.533">
            <text:p>0.533</text:p>
          </table:table-cell>
          <table:table-cell office:value-type="float" office:value="-0.838362855630792">
            <text:p>-0.8383628556</text:p>
          </table:table-cell>
          <table:table-cell/>
          <table:table-cell office:value-type="float" office:value="53.3">
            <text:p>53.3</text:p>
          </table:table-cell>
          <table:table-cell table:number-columns-repeated="1018"/>
        </table:table-row>
        <table:table-row table:style-name="ro1">
          <table:table-cell office:value-type="float" office:value="0.00707505199992383">
            <text:p>0.007075052</text:p>
          </table:table-cell>
          <table:table-cell office:value-type="float" office:value="-53.398663478441">
            <text:p>-53.3986634784</text:p>
          </table:table-cell>
          <table:table-cell office:value-type="float" office:value="0.534">
            <text:p>0.534</text:p>
          </table:table-cell>
          <table:table-cell office:value-type="float" office:value="-0.841457461591527">
            <text:p>-0.8414574616</text:p>
          </table:table-cell>
          <table:table-cell/>
          <table:table-cell office:value-type="float" office:value="53.4">
            <text:p>53.4</text:p>
          </table:table-cell>
          <table:table-cell table:number-columns-repeated="1018"/>
        </table:table-row>
        <table:table-row table:style-name="ro1">
          <table:table-cell office:value-type="float" office:value="-0.0927912117573158">
            <text:p>-0.0927912118</text:p>
          </table:table-cell>
          <table:table-cell office:value-type="float" office:value="-53.2691789813654">
            <text:p>-53.2691789814</text:p>
          </table:table-cell>
          <table:table-cell office:value-type="float" office:value="0.535">
            <text:p>0.535</text:p>
          </table:table-cell>
          <table:table-cell office:value-type="float" office:value="-0.839132073903445">
            <text:p>-0.8391320739</text:p>
          </table:table-cell>
          <table:table-cell/>
          <table:table-cell office:value-type="float" office:value="53.5">
            <text:p>53.5</text:p>
          </table:table-cell>
          <table:table-cell table:number-columns-repeated="1018"/>
        </table:table-row>
        <table:table-row table:style-name="ro1">
          <table:table-cell office:value-type="float" office:value="-0.191730336399366">
            <text:p>-0.1917303364</text:p>
          </table:table-cell>
          <table:table-cell office:value-type="float" office:value="-52.6055937236165">
            <text:p>-52.6055937236</text:p>
          </table:table-cell>
          <table:table-cell office:value-type="float" office:value="0.536">
            <text:p>0.536</text:p>
          </table:table-cell>
          <table:table-cell office:value-type="float" office:value="-0.831302870386739">
            <text:p>-0.8313028704</text:p>
          </table:table-cell>
          <table:table-cell/>
          <table:table-cell office:value-type="float" office:value="53.6">
            <text:p>53.6</text:p>
          </table:table-cell>
          <table:table-cell table:number-columns-repeated="1018"/>
        </table:table-row>
        <table:table-row table:style-name="ro1">
          <table:table-cell office:value-type="float" office:value="-0.288753754897743">
            <text:p>-0.2887537549</text:p>
          </table:table-cell>
          <table:table-cell office:value-type="float" office:value="-51.4125625435671">
            <text:p>-51.4125625436</text:p>
          </table:table-cell>
          <table:table-cell office:value-type="float" office:value="0.537">
            <text:p>0.537</text:p>
          </table:table-cell>
          <table:table-cell office:value-type="float" office:value="-0.817699605959032">
            <text:p>-0.817699606</text:p>
          </table:table-cell>
          <table:table-cell/>
          <table:table-cell office:value-type="float" office:value="53.7">
            <text:p>53.7</text:p>
          </table:table-cell>
          <table:table-cell table:number-columns-repeated="1018"/>
        </table:table-row>
        <table:table-row table:style-name="ro1">
          <table:table-cell office:value-type="float" office:value="-0.382892041326484">
            <text:p>-0.3828920413</text:p>
          </table:table-cell>
          <table:table-cell office:value-type="float" office:value="-49.7000685785318">
            <text:p>-49.7000685785</text:p>
          </table:table-cell>
          <table:table-cell office:value-type="float" office:value="0.538">
            <text:p>0.538</text:p>
          </table:table-cell>
          <table:table-cell office:value-type="float" office:value="-0.797893825309798">
            <text:p>-0.7978938253</text:p>
          </table:table-cell>
          <table:table-cell/>
          <table:table-cell office:value-type="float" office:value="53.8">
            <text:p>53.8</text:p>
          </table:table-cell>
          <table:table-cell table:number-columns-repeated="1018"/>
        </table:table-row>
        <table:table-row table:style-name="ro1">
          <table:table-cell office:value-type="float" office:value="-0.473204597045571">
            <text:p>-0.473204597</text:p>
          </table:table-cell>
          <table:table-cell office:value-type="float" office:value="-47.4833428727797">
            <text:p>-47.4833428728</text:p>
          </table:table-cell>
          <table:table-cell office:value-type="float" office:value="0.539">
            <text:p>0.539</text:p>
          </table:table-cell>
          <table:table-cell office:value-type="float" office:value="-0.771345452515029">
            <text:p>-0.7713454525</text:p>
          </table:table-cell>
          <table:table-cell/>
          <table:table-cell office:value-type="float" office:value="53.9">
            <text:p>53.9</text:p>
          </table:table-cell>
          <table:table-cell table:number-columns-repeated="1018"/>
        </table:table-row>
        <table:table-row table:style-name="ro1">
          <table:table-cell office:value-type="float" office:value="-0.558789048851622">
            <text:p>-0.5587890489</text:p>
          </table:table-cell>
          <table:table-cell office:value-type="float" office:value="-44.7827309746099">
            <text:p>-44.7827309746</text:p>
          </table:table-cell>
          <table:table-cell office:value-type="float" office:value="0.54">
            <text:p>0.54</text:p>
          </table:table-cell>
          <table:table-cell office:value-type="float" office:value="-0.737465418326212">
            <text:p>-0.7374654183</text:p>
          </table:table-cell>
          <table:table-cell/>
          <table:table-cell office:value-type="float" office:value="54">
            <text:p>54</text:p>
          </table:table-cell>
          <table:table-cell table:number-columns-repeated="1018"/>
        </table:table-row>
        <table:table-row table:style-name="ro1">
          <table:table-cell office:value-type="float" office:value="-0.638790265192644">
            <text:p>-0.6387902652</text:p>
          </table:table-cell>
          <table:table-cell office:value-type="float" office:value="-41.6235076677584">
            <text:p>-41.6235076678</text:p>
          </table:table-cell>
          <table:table-cell office:value-type="float" office:value="0.541">
            <text:p>0.541</text:p>
          </table:table-cell>
          <table:table-cell office:value-type="float" office:value="-0.695690659733873">
            <text:p>-0.6956906597</text:p>
          </table:table-cell>
          <table:table-cell/>
          <table:table-cell office:value-type="float" office:value="54.1">
            <text:p>54.1</text:p>
          </table:table-cell>
          <table:table-cell table:number-columns-repeated="1018"/>
        </table:table-row>
        <table:table-row table:style-name="ro1">
          <table:table-cell office:value-type="float" office:value="-0.712408900359854">
            <text:p>-0.7124089004</text:p>
          </table:table-cell>
          <table:table-cell office:value-type="float" office:value="-38.0356415082539">
            <text:p>-38.0356415083</text:p>
          </table:table-cell>
          <table:table-cell office:value-type="float" office:value="0.542">
            <text:p>0.542</text:p>
          </table:table-cell>
          <table:table-cell office:value-type="float" office:value="-0.645566326727044">
            <text:p>-0.6455663267</text:p>
          </table:table-cell>
          <table:table-cell/>
          <table:table-cell office:value-type="float" office:value="54.2">
            <text:p>54.2</text:p>
          </table:table-cell>
          <table:table-cell table:number-columns-repeated="1018"/>
        </table:table-row>
        <table:table-row table:style-name="ro1">
          <table:table-cell office:value-type="float" office:value="-0.778909381285742">
            <text:p>-0.7789093813</text:p>
          </table:table-cell>
          <table:table-cell office:value-type="float" office:value="-34.0535113487958">
            <text:p>-34.0535113488</text:p>
          </table:table-cell>
          <table:table-cell office:value-type="float" office:value="0.543">
            <text:p>0.543</text:p>
          </table:table-cell>
          <table:table-cell office:value-type="float" office:value="-0.586828549985679">
            <text:p>-0.58682855</text:p>
          </table:table-cell>
          <table:table-cell/>
          <table:table-cell office:value-type="float" office:value="54.3">
            <text:p>54.3</text:p>
          </table:table-cell>
          <table:table-cell table:number-columns-repeated="1018"/>
        </table:table-row>
        <table:table-row table:style-name="ro1">
          <table:table-cell office:value-type="float" office:value="-0.837627257147032">
            <text:p>-0.8376272571</text:p>
          </table:table-cell>
          <table:table-cell office:value-type="float" office:value="-29.7155775235763">
            <text:p>-29.7155775236</text:p>
          </table:table-cell>
          <table:table-cell office:value-type="float" office:value="0.544">
            <text:p>0.544</text:p>
          </table:table-cell>
          <table:table-cell office:value-type="float" office:value="-0.519479958334459">
            <text:p>-0.5194799583</text:p>
          </table:table-cell>
          <table:table-cell/>
          <table:table-cell office:value-type="float" office:value="54.4">
            <text:p>54.4</text:p>
          </table:table-cell>
          <table:table-cell table:number-columns-repeated="1018"/>
        </table:table-row>
        <table:table-row table:style-name="ro1">
          <table:table-cell office:value-type="float" office:value="-0.887975838337666">
            <text:p>-0.8879758383</text:p>
          </table:table-cell>
          <table:table-cell office:value-type="float" office:value="-25.0640108322138">
            <text:p>-25.0640108322</text:p>
          </table:table-cell>
          <table:table-cell office:value-type="float" office:value="0.545">
            <text:p>0.545</text:p>
          </table:table-cell>
          <table:table-cell office:value-type="float" office:value="-0.443849634399681">
            <text:p>-0.4438496344</text:p>
          </table:table-cell>
          <table:table-cell/>
          <table:table-cell office:value-type="float" office:value="54.5">
            <text:p>54.5</text:p>
          </table:table-cell>
          <table:table-cell table:number-columns-repeated="1018"/>
        </table:table-row>
        <table:table-row table:style-name="ro1">
          <table:table-cell office:value-type="float" office:value="-0.929452058477416">
            <text:p>-0.9294520585</text:p>
          </table:table-cell>
          <table:table-cell office:value-type="float" office:value="-20.1442828973084">
            <text:p>-20.1442828973</text:p>
          </table:table-cell>
          <table:table-cell office:value-type="float" office:value="0.546">
            <text:p>0.546</text:p>
          </table:table-cell>
          <table:table-cell office:value-type="float" office:value="-0.360629676386298">
            <text:p>-0.3606296764</text:p>
          </table:table-cell>
          <table:table-cell/>
          <table:table-cell office:value-type="float" office:value="54.6">
            <text:p>54.6</text:p>
          </table:table-cell>
          <table:table-cell table:number-columns-repeated="1018"/>
        </table:table-row>
        <table:table-row table:style-name="ro1">
          <table:table-cell office:value-type="float" office:value="-0.961641500884864">
            <text:p>-0.9616415009</text:p>
          </table:table-cell>
          <table:table-cell office:value-type="float" office:value="-15.0047218715859">
            <text:p>-15.0047218716</text:p>
          </table:table-cell>
          <table:table-cell office:value-type="float" office:value="0.547">
            <text:p>0.547</text:p>
          </table:table-cell>
          <table:table-cell office:value-type="float" office:value="-0.270882180789696">
            <text:p>-0.2708821808</text:p>
          </table:table-cell>
          <table:table-cell/>
          <table:table-cell office:value-type="float" office:value="54.7">
            <text:p>54.7</text:p>
          </table:table-cell>
          <table:table-cell table:number-columns-repeated="1018"/>
        </table:table-row>
        <table:table-row table:style-name="ro1">
          <table:table-cell office:value-type="float" office:value="-0.984222539291889">
            <text:p>-0.9842225393</text:p>
          </table:table-cell>
          <table:table-cell office:value-type="float" office:value="-9.69603783349957">
            <text:p>-9.6960378335</text:p>
          </table:table-cell>
          <table:table-cell office:value-type="float" office:value="0.548">
            <text:p>0.548</text:p>
          </table:table-cell>
          <table:table-cell office:value-type="float" office:value="-0.176013253316495">
            <text:p>-0.1760132533</text:p>
          </table:table-cell>
          <table:table-cell/>
          <table:table-cell office:value-type="float" office:value="54.8">
            <text:p>54.8</text:p>
          </table:table-cell>
          <table:table-cell table:number-columns-repeated="1018"/>
        </table:table-row>
        <table:table-row table:style-name="ro1">
          <table:table-cell office:value-type="float" office:value="-0.996969551427025">
            <text:p>-0.9969695514</text:p>
          </table:table-cell>
          <table:table-cell office:value-type="float" office:value="-4.27082253069724">
            <text:p>-4.2708225307</text:p>
          </table:table-cell>
          <table:table-cell office:value-type="float" office:value="0.549">
            <text:p>0.549</text:p>
          </table:table-cell>
          <table:table-cell office:value-type="float" office:value="-0.0777143206106306">
            <text:p>-0.0777143206</text:p>
          </table:table-cell>
          <table:table-cell/>
          <table:table-cell office:value-type="float" office:value="54.9">
            <text:p>54.9</text:p>
          </table:table-cell>
          <table:table-cell table:number-columns-repeated="1018"/>
        </table:table-row>
        <table:table-row table:style-name="ro1">
          <table:table-cell office:value-type="float" office:value="-0.99975517335862">
            <text:p>-0.9997551734</text:p>
          </table:table-cell>
          <table:table-cell office:value-type="float" office:value="1.21697159440796">
            <text:p>1.2169715944</text:p>
          </table:table-cell>
          <table:table-cell office:value-type="float" office:value="0.55">
            <text:p>0.55</text:p>
          </table:table-cell>
          <table:table-cell office:value-type="float" office:value="0.0221249507874007">
            <text:p>0.0221249508</text:p>
          </table:table-cell>
          <table:table-cell/>
          <table:table-cell office:value-type="float" office:value="55">
            <text:p>55</text:p>
          </table:table-cell>
          <table:table-cell table:number-columns-repeated="1018"/>
        </table:table-row>
        <table:table-row table:style-name="ro1">
          <table:table-cell office:value-type="float" office:value="-0.992551572073139">
            <text:p>-0.9925515721</text:p>
          </table:table-cell>
          <table:table-cell office:value-type="float" office:value="6.71256793657211">
            <text:p>6.7125679366</text:p>
          </table:table-cell>
          <table:table-cell office:value-type="float" office:value="0.551">
            <text:p>0.551</text:p>
          </table:table-cell>
          <table:table-cell office:value-type="float" office:value="0.121524070693041">
            <text:p>0.1215240707</text:p>
          </table:table-cell>
          <table:table-cell/>
          <table:table-cell office:value-type="float" office:value="55.1">
            <text:p>55.1</text:p>
          </table:table-cell>
          <table:table-cell table:number-columns-repeated="1018"/>
        </table:table-row>
        <table:table-row table:style-name="ro1">
          <table:table-cell office:value-type="float" office:value="-0.975430723573431">
            <text:p>-0.9754307236</text:p>
          </table:table-cell>
          <table:table-cell office:value-type="float" office:value="12.160912481722">
            <text:p>12.1609124817</text:p>
          </table:table-cell>
          <table:table-cell office:value-type="float" office:value="0.552">
            <text:p>0.552</text:p>
          </table:table-cell>
          <table:table-cell office:value-type="float" office:value="0.218528613698833">
            <text:p>0.2185286137</text:p>
          </table:table-cell>
          <table:table-cell/>
          <table:table-cell office:value-type="float" office:value="55.2">
            <text:p>55.2</text:p>
          </table:table-cell>
          <table:table-cell table:number-columns-repeated="1018"/>
        </table:table-row>
        <table:table-row table:style-name="ro1">
          <table:table-cell office:value-type="float" office:value="-0.948563693718306">
            <text:p>-0.9485636937</text:p>
          </table:table-cell>
          <table:table-cell office:value-type="float" office:value="17.5072253255851">
            <text:p>17.5072253256</text:p>
          </table:table-cell>
          <table:table-cell office:value-type="float" office:value="0.553">
            <text:p>0.553</text:p>
          </table:table-cell>
          <table:table-cell office:value-type="float" office:value="0.311324379534637">
            <text:p>0.3113243795</text:p>
          </table:table-cell>
          <table:table-cell/>
          <table:table-cell office:value-type="float" office:value="55.3">
            <text:p>55.3</text:p>
          </table:table-cell>
          <table:table-cell table:number-columns-repeated="1018"/>
        </table:table-row>
        <table:table-row table:style-name="ro1">
          <table:table-cell office:value-type="float" office:value="-0.912218928989016">
            <text:p>-0.912218929</text:p>
          </table:table-cell>
          <table:table-cell office:value-type="float" office:value="22.6975514320044">
            <text:p>22.697551432</text:p>
          </table:table-cell>
          <table:table-cell office:value-type="float" office:value="0.554">
            <text:p>0.554</text:p>
          </table:table-cell>
          <table:table-cell office:value-type="float" office:value="0.398337012148122">
            <text:p>0.3983370121</text:p>
          </table:table-cell>
          <table:table-cell/>
          <table:table-cell office:value-type="float" office:value="55.4">
            <text:p>55.4</text:p>
          </table:table-cell>
          <table:table-cell table:number-columns-repeated="1018"/>
        </table:table-row>
        <table:table-row table:style-name="ro1">
          <table:table-cell office:value-type="float" office:value="-0.866759574260756">
            <text:p>-0.8667595743</text:p>
          </table:table-cell>
          <table:table-cell office:value-type="float" office:value="27.6793050938103">
            <text:p>27.6793050938</text:p>
          </table:table-cell>
          <table:table-cell office:value-type="float" office:value="0.555">
            <text:p>0.555</text:p>
          </table:table-cell>
          <table:table-cell office:value-type="float" office:value="0.478307301014674">
            <text:p>0.478307301</text:p>
          </table:table-cell>
          <table:table-cell/>
          <table:table-cell office:value-type="float" office:value="55.5">
            <text:p>55.5</text:p>
          </table:table-cell>
          <table:table-cell table:number-columns-repeated="1018"/>
        </table:table-row>
        <table:table-row table:style-name="ro1">
          <table:table-cell office:value-type="float" office:value="-0.812639844379108">
            <text:p>-0.8126398444</text:p>
          </table:table-cell>
          <table:table-cell office:value-type="float" office:value="32.4018026026222">
            <text:p>32.4018026026</text:p>
          </table:table-cell>
          <table:table-cell office:value-type="float" office:value="0.556">
            <text:p>0.556</text:p>
          </table:table-cell>
          <table:table-cell office:value-type="float" office:value="0.550335688393956">
            <text:p>0.5503356884</text:p>
          </table:table-cell>
          <table:table-cell/>
          <table:table-cell office:value-type="float" office:value="55.6">
            <text:p>55.6</text:p>
          </table:table-cell>
          <table:table-cell table:number-columns-repeated="1018"/>
        </table:table-row>
        <table:table-row table:style-name="ro1">
          <table:table-cell office:value-type="float" office:value="-0.750400485795439">
            <text:p>-0.7504004858</text:p>
          </table:table-cell>
          <table:table-cell office:value-type="float" office:value="36.8167777328746">
            <text:p>36.8167777329</text:p>
          </table:table-cell>
          <table:table-cell office:value-type="float" office:value="0.557">
            <text:p>0.557</text:p>
          </table:table-cell>
          <table:table-cell office:value-type="float" office:value="0.613893467088832">
            <text:p>0.6138934671</text:p>
          </table:table-cell>
          <table:table-cell/>
          <table:table-cell office:value-type="float" office:value="55.7">
            <text:p>55.7</text:p>
          </table:table-cell>
          <table:table-cell table:number-columns-repeated="1018"/>
        </table:table-row>
        <table:table-row table:style-name="ro1">
          <table:table-cell office:value-type="float" office:value="-0.680663373607123">
            <text:p>-0.6806633736</text:p>
          </table:table-cell>
          <table:table-cell office:value-type="float" office:value="40.8788747988988">
            <text:p>40.8788747989</text:p>
          </table:table-cell>
          <table:table-cell office:value-type="float" office:value="0.558">
            <text:p>0.558</text:p>
          </table:table-cell>
          <table:table-cell office:value-type="float" office:value="0.668802098296261">
            <text:p>0.6688020983</text:p>
          </table:table-cell>
          <table:table-cell/>
          <table:table-cell office:value-type="float" office:value="55.8">
            <text:p>55.8</text:p>
          </table:table-cell>
          <table:table-cell table:number-columns-repeated="1018"/>
        </table:table-row>
        <table:table-row table:style-name="ro1">
          <table:table-cell office:value-type="float" office:value="-0.604125297987121">
            <text:p>-0.604125298</text:p>
          </table:table-cell>
          <table:table-cell office:value-type="float" office:value="44.5461142507266">
            <text:p>44.5461142507</text:p>
          </table:table-cell>
          <table:table-cell office:value-type="float" office:value="0.559">
            <text:p>0.559</text:p>
          </table:table-cell>
          <table:table-cell office:value-type="float" office:value="0.715185407871932">
            <text:p>0.7151854079</text:p>
          </table:table-cell>
          <table:table-cell/>
          <table:table-cell office:value-type="float" office:value="55.9">
            <text:p>55.9</text:p>
          </table:table-cell>
          <table:table-cell table:number-columns-repeated="1018"/>
        </table:table-row>
        <table:table-row table:style-name="ro1">
          <table:table-cell office:value-type="float" office:value="-0.521551002086906">
            <text:p>-0.5215510021</text:p>
          </table:table-cell>
          <table:table-cell office:value-type="float" office:value="47.7803260324649">
            <text:p>47.7803260325</text:p>
          </table:table-cell>
          <table:table-cell office:value-type="float" office:value="0.56">
            <text:p>0.56</text:p>
          </table:table-cell>
          <table:table-cell office:value-type="float" office:value="0.753401723247265">
            <text:p>0.7534017232</text:p>
          </table:table-cell>
          <table:table-cell/>
          <table:table-cell office:value-type="float" office:value="56">
            <text:p>56</text:p>
          </table:table-cell>
          <table:table-cell table:number-columns-repeated="1018"/>
        </table:table-row>
        <table:table-row table:style-name="ro1">
          <table:table-cell office:value-type="float" office:value="-0.433765540975684">
            <text:p>-0.433765541</text:p>
          </table:table-cell>
          <table:table-cell office:value-type="float" office:value="50.5475462342614">
            <text:p>50.5475462343</text:p>
          </table:table-cell>
          <table:table-cell office:value-type="float" office:value="0.561">
            <text:p>0.561</text:p>
          </table:table-cell>
          <table:table-cell office:value-type="float" office:value="0.783964132208331">
            <text:p>0.7839641322</text:p>
          </table:table-cell>
          <table:table-cell/>
          <table:table-cell office:value-type="float" office:value="56.1">
            <text:p>56.1</text:p>
          </table:table-cell>
          <table:table-cell table:number-columns-repeated="1018"/>
        </table:table-row>
        <table:table-row table:style-name="ro1">
          <table:table-cell office:value-type="float" office:value="-0.341646037962851">
            <text:p>-0.341646038</text:p>
          </table:table-cell>
          <table:table-cell office:value-type="float" office:value="52.8183729220784">
            <text:p>52.8183729221</text:p>
          </table:table-cell>
          <table:table-cell office:value-type="float" office:value="0.562">
            <text:p>0.562</text:p>
          </table:table-cell>
          <table:table-cell office:value-type="float" office:value="0.807457057680432">
            <text:p>0.8074570577</text:p>
          </table:table-cell>
          <table:table-cell/>
          <table:table-cell office:value-type="float" office:value="56.2">
            <text:p>56.2</text:p>
          </table:table-cell>
          <table:table-cell table:number-columns-repeated="1018"/>
        </table:table-row>
        <table:table-row table:style-name="ro1">
          <table:table-cell office:value-type="float" office:value="-0.246112920671859">
            <text:p>-0.2461129207</text:p>
          </table:table-cell>
          <table:table-cell office:value-type="float" office:value="54.5682774253415">
            <text:p>54.5682774253</text:p>
          </table:table-cell>
          <table:table-cell office:value-type="float" office:value="0.563">
            <text:p>0.563</text:p>
          </table:table-cell>
          <table:table-cell office:value-type="float" office:value="0.824456505162588">
            <text:p>0.8244565052</text:p>
          </table:table-cell>
          <table:table-cell/>
          <table:table-cell office:value-type="float" office:value="56.3">
            <text:p>56.3</text:p>
          </table:table-cell>
          <table:table-cell table:number-columns-repeated="1018"/>
        </table:table-row>
        <table:table-row table:style-name="ro1">
          <table:table-cell office:value-type="float" office:value="-0.148120724431629">
            <text:p>-0.1481207244</text:p>
          </table:table-cell>
          <table:table-cell office:value-type="float" office:value="55.7778677971953">
            <text:p>55.7778677972</text:p>
          </table:table-cell>
          <table:table-cell office:value-type="float" office:value="0.564">
            <text:p>0.564</text:p>
          </table:table-cell>
          <table:table-cell office:value-type="float" office:value="0.835459992945554">
            <text:p>0.8354599929</text:p>
          </table:table-cell>
          <table:table-cell/>
          <table:table-cell office:value-type="float" office:value="56.4">
            <text:p>56.4</text:p>
          </table:table-cell>
          <table:table-cell table:number-columns-repeated="1018"/>
        </table:table-row>
        <table:table-row table:style-name="ro1">
          <table:table-cell office:value-type="float" office:value="-0.0486485548750802">
            <text:p>-0.0486485549</text:p>
          </table:table-cell>
          <table:table-cell office:value-type="float" office:value="56.4331016313305">
            <text:p>56.4331016313</text:p>
          </table:table-cell>
          <table:table-cell office:value-type="float" office:value="0.565">
            <text:p>0.565</text:p>
          </table:table-cell>
          <table:table-cell office:value-type="float" office:value="0.84083065452367">
            <text:p>0.8408306545</text:p>
          </table:table-cell>
          <table:table-cell/>
          <table:table-cell office:value-type="float" office:value="56.5">
            <text:p>56.5</text:p>
          </table:table-cell>
          <table:table-cell table:number-columns-repeated="1018"/>
        </table:table-row>
        <table:table-row table:style-name="ro1">
          <table:table-cell office:value-type="float" office:value="0.0513096949606995">
            <text:p>0.051309695</text:p>
          </table:table-cell>
          <table:table-cell office:value-type="float" office:value="56.5254459185582">
            <text:p>56.5254459186</text:p>
          </table:table-cell>
          <table:table-cell office:value-type="float" office:value="0.566">
            <text:p>0.566</text:p>
          </table:table-cell>
          <table:table-cell office:value-type="float" office:value="0.840758563463266">
            <text:p>0.8407585635</text:p>
          </table:table-cell>
          <table:table-cell/>
          <table:table-cell office:value-type="float" office:value="56.6">
            <text:p>56.6</text:p>
          </table:table-cell>
          <table:table-cell table:number-columns-repeated="1018"/>
        </table:table-row>
        <table:table-row table:style-name="ro1">
          <table:table-cell office:value-type="float" office:value="0.150755275285169">
            <text:p>0.1507552753</text:p>
          </table:table-cell>
          <table:table-cell office:value-type="float" office:value="56.051982150565">
            <text:p>56.0519821506</text:p>
          </table:table-cell>
          <table:table-cell office:value-type="float" office:value="0.567">
            <text:p>0.567</text:p>
          </table:table-cell>
          <table:table-cell office:value-type="float" office:value="0.835241110015499">
            <text:p>0.83524111</text:p>
          </table:table-cell>
          <table:table-cell/>
          <table:table-cell office:value-type="float" office:value="56.7">
            <text:p>56.7</text:p>
          </table:table-cell>
          <table:table-cell table:number-columns-repeated="1018"/>
        </table:table-row>
        <table:table-row table:style-name="ro1">
          <table:table-cell office:value-type="float" office:value="0.248694558732058">
            <text:p>0.2486945587</text:p>
          </table:table-cell>
          <table:table-cell office:value-type="float" office:value="55.0154554224033">
            <text:p>55.0154554224</text:p>
          </table:table-cell>
          <table:table-cell office:value-type="float" office:value="0.568">
            <text:p>0.568</text:p>
          </table:table-cell>
          <table:table-cell office:value-type="float" office:value="0.824083267846026">
            <text:p>0.8240832678</text:p>
          </table:table-cell>
          <table:table-cell/>
          <table:table-cell office:value-type="float" office:value="56.8">
            <text:p>56.8</text:p>
          </table:table-cell>
          <table:table-cell table:number-columns-repeated="1018"/>
        </table:table-row>
        <table:table-row table:style-name="ro1">
          <table:table-cell office:value-type="float" office:value="0.344148968355587">
            <text:p>0.3441489684</text:p>
          </table:table-cell>
          <table:table-cell office:value-type="float" office:value="53.4242668438528">
            <text:p>53.4242668439</text:p>
          </table:table-cell>
          <table:table-cell office:value-type="float" office:value="0.569">
            <text:p>0.569</text:p>
          </table:table-cell>
          <table:table-cell office:value-type="float" office:value="0.806917739896416">
            <text:p>0.8069177399</text:p>
          </table:table-cell>
          <table:table-cell/>
          <table:table-cell office:value-type="float" office:value="56.9">
            <text:p>56.9</text:p>
          </table:table-cell>
          <table:table-cell table:number-columns-repeated="1018"/>
        </table:table-row>
        <table:table-row table:style-name="ro1">
          <table:table-cell office:value-type="float" office:value="0.436164755247831">
            <text:p>0.4361647552</text:p>
          </table:table-cell>
          <table:table-cell office:value-type="float" office:value="51.2924091372439">
            <text:p>51.2924091372</text:p>
          </table:table-cell>
          <table:table-cell office:value-type="float" office:value="0.57">
            <text:p>0.57</text:p>
          </table:table-cell>
          <table:table-cell office:value-type="float" office:value="0.783244120998099">
            <text:p>0.783244121</text:p>
          </table:table-cell>
          <table:table-cell/>
          <table:table-cell office:value-type="float" office:value="57">
            <text:p>57</text:p>
          </table:table-cell>
          <table:table-cell table:number-columns-repeated="1018"/>
        </table:table-row>
        <table:table-row table:style-name="ro1">
          <table:table-cell office:value-type="float" office:value="0.523822528082532">
            <text:p>0.5238225281</text:p>
          </table:table-cell>
          <table:table-cell office:value-type="float" office:value="48.6393458700046">
            <text:p>48.63934587</text:p>
          </table:table-cell>
          <table:table-cell office:value-type="float" office:value="0.571">
            <text:p>0.571</text:p>
          </table:table-cell>
          <table:table-cell office:value-type="float" office:value="0.75248521860145">
            <text:p>0.7524852186</text:p>
          </table:table-cell>
          <table:table-cell/>
          <table:table-cell office:value-type="float" office:value="57.1">
            <text:p>57.1</text:p>
          </table:table-cell>
          <table:table-cell table:number-columns-repeated="1018"/>
        </table:table-row>
        <table:table-row table:style-name="ro1">
          <table:table-cell office:value-type="float" office:value="0.606246439369346">
            <text:p>0.6062464394</text:p>
          </table:table-cell>
          <table:table-cell office:value-type="float" office:value="45.4898353383231">
            <text:p>45.4898353383</text:p>
          </table:table-cell>
          <table:table-cell office:value-type="float" office:value="0.572">
            <text:p>0.572</text:p>
          </table:table-cell>
          <table:table-cell office:value-type="float" office:value="0.714057445517291">
            <text:p>0.7140574455</text:p>
          </table:table-cell>
          <table:table-cell/>
          <table:table-cell office:value-type="float" office:value="57.2">
            <text:p>57.2</text:p>
          </table:table-cell>
          <table:table-cell table:number-columns-repeated="1018"/>
        </table:table-row>
        <table:table-row table:style-name="ro1">
          <table:table-cell office:value-type="float" office:value="0.682612936632409">
            <text:p>0.6826129366</text:p>
          </table:table-cell>
          <table:table-cell office:value-type="float" office:value="41.8737006782071">
            <text:p>41.8737006782</text:p>
          </table:table-cell>
          <table:table-cell office:value-type="float" office:value="0.573">
            <text:p>0.573</text:p>
          </table:table-cell>
          <table:table-cell office:value-type="float" office:value="0.667450754904875">
            <text:p>0.6674507549</text:p>
          </table:table-cell>
          <table:table-cell/>
          <table:table-cell office:value-type="float" office:value="57.3">
            <text:p>57.3</text:p>
          </table:table-cell>
          <table:table-cell table:number-columns-repeated="1018"/>
        </table:table-row>
        <table:table-row table:style-name="ro1">
          <table:table-cell office:value-type="float" office:value="0.752158991074479">
            <text:p>0.7521589911</text:p>
          </table:table-cell>
          <table:table-cell office:value-type="float" office:value="37.8255483261772">
            <text:p>37.8255483262</text:p>
          </table:table-cell>
          <table:table-cell office:value-type="float" office:value="0.574">
            <text:p>0.574</text:p>
          </table:table-cell>
          <table:table-cell office:value-type="float" office:value="0.612312067872121">
            <text:p>0.6123120679</text:p>
          </table:table-cell>
          <table:table-cell/>
          <table:table-cell office:value-type="float" office:value="57.4">
            <text:p>57.4</text:p>
          </table:table-cell>
          <table:table-cell table:number-columns-repeated="1018"/>
        </table:table-row>
        <table:table-row table:style-name="ro1">
          <table:table-cell office:value-type="float" office:value="0.814189721508439">
            <text:p>0.8141897215</text:p>
          </table:table-cell>
          <table:table-cell office:value-type="float" office:value="33.384437478348">
            <text:p>33.3844374783</text:p>
          </table:table-cell>
          <table:table-cell office:value-type="float" office:value="0.575">
            <text:p>0.575</text:p>
          </table:table-cell>
          <table:table-cell office:value-type="float" office:value="0.548524806551266">
            <text:p>0.5485248066</text:p>
          </table:table-cell>
          <table:table-cell/>
          <table:table-cell office:value-type="float" office:value="57.5">
            <text:p>57.5</text:p>
          </table:table-cell>
          <table:table-cell table:number-columns-repeated="1018"/>
        </table:table-row>
        <table:table-row table:style-name="ro1">
          <table:table-cell office:value-type="float" office:value="0.868085337380422">
            <text:p>0.8680853374</text:p>
          </table:table-cell>
          <table:table-cell office:value-type="float" office:value="28.5935036983239">
            <text:p>28.5935036983</text:p>
          </table:table-cell>
          <table:table-cell office:value-type="float" office:value="0.576">
            <text:p>0.576</text:p>
          </table:table-cell>
          <table:table-cell office:value-type="float" office:value="0.476276326414559">
            <text:p>0.4762763264</text:p>
          </table:table-cell>
          <table:table-cell/>
          <table:table-cell office:value-type="float" office:value="57.6">
            <text:p>57.6</text:p>
          </table:table-cell>
          <table:table-cell table:number-columns-repeated="1018"/>
        </table:table-row>
        <table:table-row table:style-name="ro1">
          <table:table-cell office:value-type="float" office:value="0.913307331512165">
            <text:p>0.9133073315</text:p>
          </table:table-cell>
          <table:table-cell office:value-type="float" office:value="23.4995402960671">
            <text:p>23.4995402961</text:p>
          </table:table-cell>
          <table:table-cell office:value-type="float" office:value="0.577">
            <text:p>0.577</text:p>
          </table:table-cell>
          <table:table-cell office:value-type="float" office:value="0.396105081282535">
            <text:p>0.3961050813</text:p>
          </table:table-cell>
          <table:table-cell/>
          <table:table-cell office:value-type="float" office:value="57.7">
            <text:p>57.7</text:p>
          </table:table-cell>
          <table:table-cell table:number-columns-repeated="1018"/>
        </table:table-row>
        <table:table-row table:style-name="ro1">
          <table:table-cell office:value-type="float" office:value="0.949403860686703">
            <text:p>0.9494038607</text:p>
          </table:table-cell>
          <table:table-cell office:value-type="float" office:value="18.1525415368166">
            <text:p>18.1525415368</text:p>
          </table:table-cell>
          <table:table-cell office:value-type="float" office:value="0.578">
            <text:p>0.578</text:p>
          </table:table-cell>
          <table:table-cell office:value-type="float" office:value="0.308920504959562">
            <text:p>0.308920505</text:p>
          </table:table-cell>
          <table:table-cell/>
          <table:table-cell office:value-type="float" office:value="57.8">
            <text:p>57.8</text:p>
          </table:table-cell>
          <table:table-cell table:number-columns-repeated="1018"/>
        </table:table-row>
        <table:table-row table:style-name="ro1">
          <table:table-cell office:value-type="float" office:value="0.976014260316452">
            <text:p>0.9760142603</text:p>
          </table:table-cell>
          <table:table-cell office:value-type="float" office:value="12.6052121367247">
            <text:p>12.6052121367</text:p>
          </table:table-cell>
          <table:table-cell office:value-type="float" office:value="0.579">
            <text:p>0.579</text:p>
          </table:table-cell>
          <table:table-cell office:value-type="float" office:value="0.215990927868182">
            <text:p>0.2159909279</text:p>
          </table:table-cell>
          <table:table-cell/>
          <table:table-cell office:value-type="float" office:value="57.9">
            <text:p>57.9</text:p>
          </table:table-cell>
          <table:table-cell table:number-columns-repeated="1018"/>
        </table:table-row>
        <table:table-row table:style-name="ro1">
          <table:table-cell office:value-type="float" office:value="0.992872648084538">
            <text:p>0.9928726481</text:p>
          </table:table-cell>
          <table:table-cell office:value-type="float" office:value="6.91244785603111">
            <text:p>6.912447856</text:p>
          </table:table-cell>
          <table:table-cell office:value-type="float" office:value="0.58">
            <text:p>0.58</text:p>
          </table:table-cell>
          <table:table-cell office:value-type="float" office:value="0.118898198539512">
            <text:p>0.1188981985</text:p>
          </table:table-cell>
          <table:table-cell/>
          <table:table-cell office:value-type="float" office:value="58">
            <text:p>58</text:p>
          </table:table-cell>
          <table:table-cell table:number-columns-repeated="1018"/>
        </table:table-row>
        <table:table-row table:style-name="ro1">
          <table:table-cell office:value-type="float" office:value="0.999810580553025">
            <text:p>0.9998105806</text:p>
          </table:table-cell>
          <table:table-cell office:value-type="float" office:value="1.13079230756122">
            <text:p>1.1307923076</text:p>
          </table:table-cell>
          <table:table-cell office:value-type="float" office:value="0.581">
            <text:p>0.581</text:p>
          </table:table-cell>
          <table:table-cell office:value-type="float" office:value="0.0194616336946233">
            <text:p>0.0194616337</text:p>
          </table:table-cell>
          <table:table-cell/>
          <table:table-cell office:value-type="float" office:value="58.1">
            <text:p>58.1</text:p>
          </table:table-cell>
          <table:table-cell table:number-columns-repeated="1018"/>
        </table:table-row>
        <table:table-row table:style-name="ro1">
          <table:table-cell office:value-type="float" office:value="0.996758736194065">
            <text:p>0.9967587362</text:p>
          </table:table-cell>
          <table:table-cell office:value-type="float" office:value="-4.68212464510723">
            <text:p>-4.6821246451</text:p>
          </table:table-cell>
          <table:table-cell office:value-type="float" office:value="0.582">
            <text:p>0.582</text:p>
          </table:table-cell>
          <table:table-cell office:value-type="float" office:value="-0.0803621273261309">
            <text:p>-0.0803621273</text:p>
          </table:table-cell>
          <table:table-cell/>
          <table:table-cell office:value-type="float" office:value="58.2">
            <text:p>58.2</text:p>
          </table:table-cell>
          <table:table-cell table:number-columns-repeated="1018"/>
        </table:table-row>
        <table:table-row table:style-name="ro1">
          <table:table-cell office:value-type="float" office:value="0.983747608027686">
            <text:p>0.983747608</text:p>
          </table:table-cell>
          <table:table-cell office:value-type="float" office:value="-10.4681613220678">
            <text:p>-10.4681613221</text:p>
          </table:table-cell>
          <table:table-cell office:value-type="float" office:value="0.583">
            <text:p>0.583</text:p>
          </table:table-cell>
          <table:table-cell office:value-type="float" office:value="-0.178593514342073">
            <text:p>-0.1785935143</text:p>
          </table:table-cell>
          <table:table-cell/>
          <table:table-cell office:value-type="float" office:value="58.3">
            <text:p>58.3</text:p>
          </table:table-cell>
          <table:table-cell table:number-columns-repeated="1018"/>
        </table:table-row>
        <table:table-row table:style-name="ro1">
          <table:table-cell office:value-type="float" office:value="0.960907198945619">
            <text:p>0.9609071989</text:p>
          </table:table-cell>
          <table:table-cell office:value-type="float" office:value="-16.1692457683778">
            <text:p>-16.1692457684</text:p>
          </table:table-cell>
          <table:table-cell office:value-type="float" office:value="0.584">
            <text:p>0.584</text:p>
          </table:table-cell>
          <table:table-cell office:value-type="float" office:value="-0.273346818329581">
            <text:p>-0.2733468183</text:p>
          </table:table-cell>
          <table:table-cell/>
          <table:table-cell office:value-type="float" office:value="58.4">
            <text:p>58.4</text:p>
          </table:table-cell>
          <table:table-cell table:number-columns-repeated="1018"/>
        </table:table-row>
        <table:table-row table:style-name="ro1">
          <table:table-cell office:value-type="float" office:value="0.928465722765376">
            <text:p>0.9284657228</text:p>
          </table:table-cell>
          <table:table-cell office:value-type="float" office:value="-21.7279585855625">
            <text:p>-21.7279585856</text:p>
          </table:table-cell>
          <table:table-cell office:value-type="float" office:value="0.585">
            <text:p>0.585</text:p>
          </table:table-cell>
          <table:table-cell office:value-type="float" office:value="-0.362937197112921">
            <text:p>-0.3629371971</text:p>
          </table:table-cell>
          <table:table-cell/>
          <table:table-cell office:value-type="float" office:value="58.5">
            <text:p>58.5</text:p>
          </table:table-cell>
          <table:table-cell table:number-columns-repeated="1018"/>
        </table:table-row>
        <table:table-row table:style-name="ro1">
          <table:table-cell office:value-type="float" office:value="0.886747323993228">
            <text:p>0.886747324</text:p>
          </table:table-cell>
          <table:table-cell office:value-type="float" office:value="-27.0881112039367">
            <text:p>-27.0881112039</text:p>
          </table:table-cell>
          <table:table-cell office:value-type="float" office:value="0.586">
            <text:p>0.586</text:p>
          </table:table-cell>
          <table:table-cell office:value-type="float" office:value="-0.445967089242657">
            <text:p>-0.4459670892</text:p>
          </table:table-cell>
          <table:table-cell/>
          <table:table-cell office:value-type="float" office:value="58.6">
            <text:p>58.6</text:p>
          </table:table-cell>
          <table:table-cell table:number-columns-repeated="1018"/>
        </table:table-row>
        <table:table-row table:style-name="ro1">
          <table:table-cell office:value-type="float" office:value="0.836168839079431">
            <text:p>0.8361688391</text:p>
          </table:table-cell>
          <table:table-cell office:value-type="float" office:value="-32.1953137723119">
            <text:p>-32.1953137723</text:p>
          </table:table-cell>
          <table:table-cell office:value-type="float" office:value="0.587">
            <text:p>0.587</text:p>
          </table:table-cell>
          <table:table-cell office:value-type="float" office:value="-0.521384068958416">
            <text:p>-0.521384069</text:p>
          </table:table-cell>
          <table:table-cell/>
          <table:table-cell office:value-type="float" office:value="58.7">
            <text:p>58.7</text:p>
          </table:table-cell>
          <table:table-cell table:number-columns-repeated="1018"/>
        </table:table-row>
        <table:table-row table:style-name="ro1">
          <table:table-cell office:value-type="float" office:value="0.777235631526222">
            <text:p>0.7772356315</text:p>
          </table:table-cell>
          <table:table-cell office:value-type="float" office:value="-36.9975269262498">
            <text:p>-36.9975269262</text:p>
          </table:table-cell>
          <table:table-cell office:value-type="float" office:value="0.588">
            <text:p>0.588</text:p>
          </table:table-cell>
          <table:table-cell office:value-type="float" office:value="-0.58850594267301">
            <text:p>-0.5885059427</text:p>
          </table:table-cell>
          <table:table-cell/>
          <table:table-cell office:value-type="float" office:value="58.8">
            <text:p>58.8</text:p>
          </table:table-cell>
          <table:table-cell table:number-columns-repeated="1018"/>
        </table:table-row>
        <table:table-row table:style-name="ro1">
          <table:table-cell office:value-type="float" office:value="0.710536542462744">
            <text:p>0.7105365425</text:p>
          </table:table-cell>
          <table:table-cell office:value-type="float" office:value="-41.445591838624">
            <text:p>-41.4455918386</text:p>
          </table:table-cell>
          <table:table-cell office:value-type="float" office:value="0.589">
            <text:p>0.589</text:p>
          </table:table-cell>
          <table:table-cell office:value-type="float" office:value="-0.647012919483612">
            <text:p>-0.6470129195</text:p>
          </table:table-cell>
          <table:table-cell/>
          <table:table-cell office:value-type="float" office:value="58.9">
            <text:p>58.9</text:p>
          </table:table-cell>
          <table:table-cell table:number-columns-repeated="1018"/>
        </table:table-row>
        <table:table-row table:style-name="ro1">
          <table:table-cell office:value-type="float" office:value="0.636738007139132">
            <text:p>0.6367380071</text:p>
          </table:table-cell>
          <table:table-cell office:value-type="float" office:value="-45.4937331555751">
            <text:p>-45.4937331556</text:p>
          </table:table-cell>
          <table:table-cell office:value-type="float" office:value="0.59">
            <text:p>0.59</text:p>
          </table:table-cell>
          <table:table-cell office:value-type="float" office:value="-0.69691033592277">
            <text:p>-0.6969103359</text:p>
          </table:table-cell>
          <table:table-cell/>
          <table:table-cell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float" office:value="0.556577396125794">
            <text:p>0.5565773961</text:p>
          </table:table-cell>
          <table:table-cell office:value-type="float" office:value="-49.1000296752166">
            <text:p>-49.1000296752</text:p>
          </table:table-cell>
          <table:table-cell office:value-type="float" office:value="0.591">
            <text:p>0.591</text:p>
          </table:table-cell>
          <table:table-cell office:value-type="float" office:value="-0.738468179503997">
            <text:p>-0.7384681795</text:p>
          </table:table-cell>
          <table:table-cell/>
          <table:table-cell office:value-type="float" office:value="59.1">
            <text:p>59.1</text:p>
          </table:table-cell>
          <table:table-cell table:number-columns-repeated="1018"/>
        </table:table-row>
        <table:table-row table:style-name="ro1">
          <table:table-cell office:value-type="float" office:value="0.470855647750387">
            <text:p>0.4708556478</text:p>
          </table:table-cell>
          <table:table-cell office:value-type="float" office:value="-52.2268479332723">
            <text:p>-52.2268479333</text:p>
          </table:table-cell>
          <table:table-cell office:value-type="float" office:value="0.592">
            <text:p>0.592</text:p>
          </table:table-cell>
          <table:table-cell office:value-type="float" office:value="-0.772145270625271">
            <text:p>-0.7721452706</text:p>
          </table:table-cell>
          <table:table-cell/>
          <table:table-cell office:value-type="float" office:value="59.2">
            <text:p>59.2</text:p>
          </table:table-cell>
          <table:table-cell table:number-columns-repeated="1018"/>
        </table:table-row>
        <table:table-row table:style-name="ro1">
          <table:table-cell office:value-type="float" office:value="0.380429265386842">
            <text:p>0.3804292654</text:p>
          </table:table-cell>
          <table:table-cell office:value-type="float" office:value="-54.8412342162918">
            <text:p>-54.8412342163</text:p>
          </table:table-cell>
          <table:table-cell office:value-type="float" office:value="0.593">
            <text:p>0.593</text:p>
          </table:table-cell>
          <table:table-cell office:value-type="float" office:value="-0.798506412559079">
            <text:p>-0.7985064126</text:p>
          </table:table-cell>
          <table:table-cell/>
          <table:table-cell office:value-type="float" office:value="59.3">
            <text:p>59.3</text:p>
          </table:table-cell>
          <table:table-cell table:number-columns-repeated="1018"/>
        </table:table-row>
        <table:table-row table:style-name="ro1">
          <table:table-cell office:value-type="float" office:value="0.286201759556747">
            <text:p>0.2862017596</text:p>
          </table:table-cell>
          <table:table-cell office:value-type="float" office:value="-56.9152609257951">
            <text:p>-56.9152609258</text:p>
          </table:table-cell>
          <table:table-cell office:value-type="float" office:value="0.594">
            <text:p>0.594</text:p>
          </table:table-cell>
          <table:table-cell office:value-type="float" office:value="-0.818140296722567">
            <text:p>-0.8181402967</text:p>
          </table:table-cell>
          <table:table-cell/>
          <table:table-cell office:value-type="float" office:value="59.4">
            <text:p>59.4</text:p>
          </table:table-cell>
          <table:table-cell table:number-columns-repeated="1018"/>
        </table:table-row>
        <table:table-row table:style-name="ro1">
          <table:table-cell office:value-type="float" office:value="0.189114620350885">
            <text:p>0.1891146204</text:p>
          </table:table-cell>
          <table:table-cell office:value-type="float" office:value="-58.4263236617132">
            <text:p>-58.4263236617</text:p>
          </table:table-cell>
          <table:table-cell office:value-type="float" office:value="0.595">
            <text:p>0.595</text:p>
          </table:table-cell>
          <table:table-cell office:value-type="float" office:value="-0.83158477263078">
            <text:p>-0.8315847726</text:p>
          </table:table-cell>
          <table:table-cell/>
          <table:table-cell office:value-type="float" office:value="59.5">
            <text:p>59.5</text:p>
          </table:table-cell>
          <table:table-cell table:number-columns-repeated="1018"/>
        </table:table-row>
        <table:table-row table:style-name="ro1">
          <table:table-cell office:value-type="float" office:value="0.0901379103714655">
            <text:p>0.0901379104</text:p>
          </table:table-cell>
          <table:table-cell office:value-type="float" office:value="-59.3573858765157">
            <text:p>-59.3573858765</text:p>
          </table:table-cell>
          <table:table-cell office:value-type="float" office:value="0.596">
            <text:p>0.596</text:p>
          </table:table-cell>
          <table:table-cell office:value-type="float" office:value="-0.839264606775423">
            <text:p>-0.8392646068</text:p>
          </table:table-cell>
          <table:table-cell/>
          <table:table-cell office:value-type="float" office:value="59.6">
            <text:p>59.6</text:p>
          </table:table-cell>
          <table:table-cell table:number-columns-repeated="1018"/>
        </table:table-row>
        <table:table-row table:style-name="ro1">
          <table:table-cell office:value-type="float" office:value="-0.00973942781276056">
            <text:p>-0.0097394278</text:p>
          </table:table-cell>
          <table:table-cell office:value-type="float" office:value="-59.6971684676957">
            <text:p>-59.6971684677</text:p>
          </table:table-cell>
          <table:table-cell office:value-type="float" office:value="0.597">
            <text:p>0.597</text:p>
          </table:table-cell>
          <table:table-cell office:value-type="float" office:value="-0.841445357673283">
            <text:p>-0.8414453577</text:p>
          </table:table-cell>
          <table:table-cell/>
          <table:table-cell office:value-type="float" office:value="59.7">
            <text:p>59.7</text:p>
          </table:table-cell>
          <table:table-cell table:number-columns-repeated="1018"/>
        </table:table-row>
        <table:table-row table:style-name="ro1">
          <table:table-cell office:value-type="float" office:value="-0.109519452853708">
            <text:p>-0.1095194529</text:p>
          </table:table-cell>
          <table:table-cell office:value-type="float" office:value="-59.4402822207357">
            <text:p>-59.4402822207</text:p>
          </table:table-cell>
          <table:table-cell office:value-type="float" office:value="0.598">
            <text:p>0.598</text:p>
          </table:table-cell>
          <table:table-cell office:value-type="float" office:value="-0.83820567427703">
            <text:p>-0.8382056743</text:p>
          </table:table-cell>
          <table:table-cell/>
          <table:table-cell office:value-type="float" office:value="59.8">
            <text:p>59.8</text:p>
          </table:table-cell>
          <table:table-cell table:number-columns-repeated="1018"/>
        </table:table-row>
        <table:table-row table:style-name="ro1">
          <table:table-cell office:value-type="float" office:value="-0.20820519572406">
            <text:p>-0.2082051957</text:p>
          </table:table-cell>
          <table:table-cell office:value-type="float" office:value="-58.5873015819376">
            <text:p>-58.5873015819</text:p>
          </table:table-cell>
          <table:table-cell office:value-type="float" office:value="0.599">
            <text:p>0.599</text:p>
          </table:table-cell>
          <table:table-cell office:value-type="float" office:value="-0.829429244178523">
            <text:p>-0.8294292442</text:p>
          </table:table-cell>
          <table:table-cell/>
          <table:table-cell office:value-type="float" office:value="59.9">
            <text:p>59.9</text:p>
          </table:table-cell>
          <table:table-cell table:number-columns-repeated="1018"/>
        </table:table-row>
      </table:table>
      <table:table table:name="function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table:number-columns-spanned="4" table:number-rows-spanned="1">
            <text:p>basis</text:p>
          </table:table-cell>
          <table:covered-table-cell table:number-columns-repeated="3" table:style-name="ce2"/>
          <table:table-cell table:style-name="ce2" table:number-columns-repeated="1020"/>
        </table:table-row>
        <table:table-row table:style-name="ro1">
          <table:table-cell table:style-name="ce2" office:value-type="string">
            <text:p>one</text:p>
          </table:table-cell>
          <table:table-cell table:style-name="ce2" office:value-type="string">
            <text:p>two</text:p>
          </table:table-cell>
          <table:table-cell table:style-name="ce2" office:value-type="string">
            <text:p>three</text:p>
          </table:table-cell>
          <table:table-cell table:style-name="ce2" office:value-type="string">
            <text:p>four</text:p>
          </table:table-cell>
          <table:table-cell table:style-name="ce2"/>
          <table:table-cell table:style-name="ce2" office:value-type="string">
            <text:p>merge</text:p>
          </table:table-cell>
          <table:table-cell table:style-name="ce2" table:number-columns-repeated="1018"/>
        </table:table-row>
        <table:table-row table:style-name="ro1">
          <table:table-cell table:formula="of:=SIN([.F3])" office:value-type="float" office:value="0.0998334166468282">
            <text:p>0.0998334166</text:p>
          </table:table-cell>
          <table:table-cell table:formula="of:=COS([.F3])*[.F3]" office:value-type="float" office:value="0.0995004165278026">
            <text:p>0.0995004165</text:p>
          </table:table-cell>
          <table:table-cell table:formula="of:=[.F3]/100" office:value-type="float" office:value="0.001">
            <text:p>0.001</text:p>
          </table:table-cell>
          <table:table-cell table:formula="of:=SIN(COS([.F3]))" office:value-type="float" office:value="0.838761234168087">
            <text:p>0.8387612342</text:p>
          </table:table-cell>
          <table:table-cell/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formula="of:=SIN([.F4])" office:value-type="float" office:value="0.198669330795061">
            <text:p>0.1986693308</text:p>
          </table:table-cell>
          <table:table-cell table:formula="of:=COS([.F4])*[.F4]" office:value-type="float" office:value="0.196013315568248">
            <text:p>0.1960133156</text:p>
          </table:table-cell>
          <table:table-cell table:formula="of:=[.F4]/100" office:value-type="float" office:value="0.002">
            <text:p>0.002</text:p>
          </table:table-cell>
          <table:table-cell table:formula="of:=SIN(COS([.F4]))" office:value-type="float" office:value="0.830534454009995">
            <text:p>0.830534454</text:p>
          </table:table-cell>
          <table:table-cell/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formula="of:=SIN([.F5])" office:value-type="float" office:value="0.29552020666134">
            <text:p>0.2955202067</text:p>
          </table:table-cell>
          <table:table-cell table:formula="of:=COS([.F5])*[.F5]" office:value-type="float" office:value="0.286600946737682">
            <text:p>0.2866009467</text:p>
          </table:table-cell>
          <table:table-cell table:formula="of:=[.F5]/100" office:value-type="float" office:value="0.003">
            <text:p>0.003</text:p>
          </table:table-cell>
          <table:table-cell table:formula="of:=SIN(COS([.F5]))" office:value-type="float" office:value="0.816508053294358">
            <text:p>0.8165080533</text:p>
          </table:table-cell>
          <table:table-cell/>
          <table:table-cell office:value-type="float" office:value="0.3">
            <text:p>0.3</text:p>
          </table:table-cell>
          <table:table-cell table:number-columns-repeated="1018"/>
        </table:table-row>
        <table:table-row table:style-name="ro1">
          <table:table-cell table:formula="of:=SIN([.F6])" office:value-type="float" office:value="0.38941834230865">
            <text:p>0.3894183423</text:p>
          </table:table-cell>
          <table:table-cell table:formula="of:=COS([.F6])*[.F6]" office:value-type="float" office:value="0.368424397601154">
            <text:p>0.3684243976</text:p>
          </table:table-cell>
          <table:table-cell table:formula="of:=[.F6]/100" office:value-type="float" office:value="0.004">
            <text:p>0.004</text:p>
          </table:table-cell>
          <table:table-cell table:formula="of:=SIN(COS([.F6]))" office:value-type="float" office:value="0.796243943661175">
            <text:p>0.7962439437</text:p>
          </table:table-cell>
          <table:table-cell/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formula="of:=SIN([.F7])" office:value-type="float" office:value="0.479425538604203">
            <text:p>0.4794255386</text:p>
          </table:table-cell>
          <table:table-cell table:formula="of:=COS([.F7])*[.F7]" office:value-type="float" office:value="0.438791280945186">
            <text:p>0.4387912809</text:p>
          </table:table-cell>
          <table:table-cell table:formula="of:=[.F7]/100" office:value-type="float" office:value="0.005">
            <text:p>0.005</text:p>
          </table:table-cell>
          <table:table-cell table:formula="of:=SIN(COS([.F7]))" office:value-type="float" office:value="0.769196354841008">
            <text:p>0.7691963548</text:p>
          </table:table-cell>
          <table:table-cell/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formula="of:=SIN([.F8])" office:value-type="float" office:value="0.564642473395035">
            <text:p>0.5646424734</text:p>
          </table:table-cell>
          <table:table-cell table:formula="of:=COS([.F8])*[.F8]" office:value-type="float" office:value="0.495201368945807">
            <text:p>0.4952013689</text:p>
          </table:table-cell>
          <table:table-cell table:formula="of:=[.F8]/100" office:value-type="float" office:value="0.006">
            <text:p>0.006</text:p>
          </table:table-cell>
          <table:table-cell table:formula="of:=SIN(COS([.F8]))" office:value-type="float" office:value="0.734775474708269">
            <text:p>0.7347754747</text:p>
          </table:table-cell>
          <table:table-cell/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formula="of:=SIN([.F9])" office:value-type="float" office:value="0.644217687237691">
            <text:p>0.6442176872</text:p>
          </table:table-cell>
          <table:table-cell table:formula="of:=COS([.F9])*[.F9]" office:value-type="float" office:value="0.535389531099142">
            <text:p>0.5353895311</text:p>
          </table:table-cell>
          <table:table-cell table:formula="of:=[.F9]/100" office:value-type="float" office:value="0.007">
            <text:p>0.007</text:p>
          </table:table-cell>
          <table:table-cell table:formula="of:=SIN(COS([.F9]))" office:value-type="float" office:value="0.692423146631359">
            <text:p>0.6924231466</text:p>
          </table:table-cell>
          <table:table-cell/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formula="of:=SIN([.F10])" office:value-type="float" office:value="0.717356090899523">
            <text:p>0.7173560909</text:p>
          </table:table-cell>
          <table:table-cell table:formula="of:=COS([.F10])*[.F10]" office:value-type="float" office:value="0.557365367477732">
            <text:p>0.5573653675</text:p>
          </table:table-cell>
          <table:table-cell table:formula="of:=[.F10]/100" office:value-type="float" office:value="0.008">
            <text:p>0.008</text:p>
          </table:table-cell>
          <table:table-cell table:formula="of:=SIN(COS([.F10]))" office:value-type="float" office:value="0.641695350651424">
            <text:p>0.6416953507</text:p>
          </table:table-cell>
          <table:table-cell/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formula="of:=SIN([.F11])" office:value-type="float" office:value="0.783326909627483">
            <text:p>0.7833269096</text:p>
          </table:table-cell>
          <table:table-cell table:formula="of:=COS([.F11])*[.F11]" office:value-type="float" office:value="0.559448971443598">
            <text:p>0.5594489714</text:p>
          </table:table-cell>
          <table:table-cell table:formula="of:=[.F11]/100" office:value-type="float" office:value="0.009">
            <text:p>0.009</text:p>
          </table:table-cell>
          <table:table-cell table:formula="of:=SIN(COS([.F11]))" office:value-type="float" office:value="0.582344725441876">
            <text:p>0.5823447254</text:p>
          </table:table-cell>
          <table:table-cell/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formula="of:=SIN([.F12])" office:value-type="float" office:value="0.841470984807896">
            <text:p>0.8414709848</text:p>
          </table:table-cell>
          <table:table-cell table:formula="of:=COS([.F12])*[.F12]" office:value-type="float" office:value="0.54030230586814">
            <text:p>0.5403023059</text:p>
          </table:table-cell>
          <table:table-cell table:formula="of:=[.F12]/100" office:value-type="float" office:value="0.01">
            <text:p>0.01</text:p>
          </table:table-cell>
          <table:table-cell table:formula="of:=SIN(COS([.F12]))" office:value-type="float" office:value="0.514395258523549">
            <text:p>0.5143952585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formula="of:=SIN([.F13])" office:value-type="float" office:value="0.891207360061435">
            <text:p>0.8912073601</text:p>
          </table:table-cell>
          <table:table-cell table:formula="of:=COS([.F13])*[.F13]" office:value-type="float" office:value="0.498955733568135">
            <text:p>0.4989557336</text:p>
          </table:table-cell>
          <table:table-cell table:formula="of:=[.F13]/100" office:value-type="float" office:value="0.011">
            <text:p>0.011</text:p>
          </table:table-cell>
          <table:table-cell table:formula="of:=SIN(COS([.F13]))" office:value-type="float" office:value="0.438200831745799">
            <text:p>0.4382008317</text:p>
          </table:table-cell>
          <table:table-cell/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table:formula="of:=SIN([.F14])" office:value-type="float" office:value="0.932039085967226">
            <text:p>0.932039086</text:p>
          </table:table-cell>
          <table:table-cell table:formula="of:=COS([.F14])*[.F14]" office:value-type="float" office:value="0.434829305372008">
            <text:p>0.4348293054</text:p>
          </table:table-cell>
          <table:table-cell table:formula="of:=[.F14]/100" office:value-type="float" office:value="0.012">
            <text:p>0.012</text:p>
          </table:table-cell>
          <table:table-cell table:formula="of:=SIN(COS([.F14]))" office:value-type="float" office:value="0.354479867009526">
            <text:p>0.354479867</text:p>
          </table:table-cell>
          <table:table-cell/>
          <table:table-cell office:value-type="float" office:value="1.2">
            <text:p>1.2</text:p>
          </table:table-cell>
          <table:table-cell table:number-columns-repeated="1018"/>
        </table:table-row>
        <table:table-row table:style-name="ro1">
          <table:table-cell table:formula="of:=SIN([.F15])" office:value-type="float" office:value="0.963558185417193">
            <text:p>0.9635581854</text:p>
          </table:table-cell>
          <table:table-cell table:formula="of:=COS([.F15])*[.F15]" office:value-type="float" office:value="0.347748477211963">
            <text:p>0.3477484772</text:p>
          </table:table-cell>
          <table:table-cell table:formula="of:=[.F15]/100" office:value-type="float" office:value="0.013">
            <text:p>0.013</text:p>
          </table:table-cell>
          <table:table-cell table:formula="of:=SIN(COS([.F15]))" office:value-type="float" office:value="0.264320048707139">
            <text:p>0.2643200487</text:p>
          </table:table-cell>
          <table:table-cell/>
          <table:table-cell office:value-type="float" office:value="1.3">
            <text:p>1.3</text:p>
          </table:table-cell>
          <table:table-cell table:number-columns-repeated="1018"/>
        </table:table-row>
        <table:table-row table:style-name="ro1">
          <table:table-cell table:formula="of:=SIN([.F16])" office:value-type="float" office:value="0.98544972998846">
            <text:p>0.98544973</text:p>
          </table:table-cell>
          <table:table-cell table:formula="of:=COS([.F16])*[.F16]" office:value-type="float" office:value="0.237954000060337">
            <text:p>0.2379540001</text:p>
          </table:table-cell>
          <table:table-cell table:formula="of:=[.F16]/100" office:value-type="float" office:value="0.014">
            <text:p>0.014</text:p>
          </table:table-cell>
          <table:table-cell table:formula="of:=SIN(COS([.F16]))" office:value-type="float" office:value="0.169149965518671">
            <text:p>0.1691499655</text:p>
          </table:table-cell>
          <table:table-cell/>
          <table:table-cell office:value-type="float" office:value="1.4">
            <text:p>1.4</text:p>
          </table:table-cell>
          <table:table-cell table:number-columns-repeated="1018"/>
        </table:table-row>
        <table:table-row table:style-name="ro1">
          <table:table-cell table:formula="of:=SIN([.F17])" office:value-type="float" office:value="0.997494986604055">
            <text:p>0.9974949866</text:p>
          </table:table-cell>
          <table:table-cell table:formula="of:=COS([.F17])*[.F17]" office:value-type="float" office:value="0.106105802501554">
            <text:p>0.1061058025</text:p>
          </table:table-cell>
          <table:table-cell table:formula="of:=[.F17]/100" office:value-type="float" office:value="0.015">
            <text:p>0.015</text:p>
          </table:table-cell>
          <table:table-cell table:formula="of:=SIN(COS([.F17]))" office:value-type="float" office:value="0.0706782245261381">
            <text:p>0.0706782245</text:p>
          </table:table-cell>
          <table:table-cell/>
          <table:table-cell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table:formula="of:=SIN([.F18])" office:value-type="float" office:value="0.999573603041505">
            <text:p>0.999573603</text:p>
          </table:table-cell>
          <table:table-cell table:formula="of:=COS([.F18])*[.F18]" office:value-type="float" office:value="-0.0467192356820621">
            <text:p>-0.0467192357</text:p>
          </table:table-cell>
          <table:table-cell table:formula="of:=[.F18]/100" office:value-type="float" office:value="0.016">
            <text:p>0.016</text:p>
          </table:table-cell>
          <table:table-cell table:formula="of:=SIN(COS([.F18]))" office:value-type="float" office:value="-0.0291953731671554">
            <text:p>-0.0291953732</text:p>
          </table:table-cell>
          <table:table-cell/>
          <table:table-cell office:value-type="float" office:value="1.6">
            <text:p>1.6</text:p>
          </table:table-cell>
          <table:table-cell table:number-columns-repeated="1018"/>
        </table:table-row>
        <table:table-row table:style-name="ro1">
          <table:table-cell table:formula="of:=SIN([.F19])" office:value-type="float" office:value="0.991664810452468">
            <text:p>0.9916648105</text:p>
          </table:table-cell>
          <table:table-cell table:formula="of:=COS([.F19])*[.F19]" office:value-type="float" office:value="-0.219035640302392">
            <text:p>-0.2190356403</text:p>
          </table:table-cell>
          <table:table-cell table:formula="of:=[.F19]/100" office:value-type="float" office:value="0.017">
            <text:p>0.017</text:p>
          </table:table-cell>
          <table:table-cell table:formula="of:=SIN(COS([.F19]))" office:value-type="float" office:value="-0.128488300906816">
            <text:p>-0.1284883009</text:p>
          </table:table-cell>
          <table:table-cell/>
          <table:table-cell office:value-type="float" office:value="1.7">
            <text:p>1.7</text:p>
          </table:table-cell>
          <table:table-cell table:number-columns-repeated="1018"/>
        </table:table-row>
        <table:table-row table:style-name="ro1">
          <table:table-cell table:formula="of:=SIN([.F20])" office:value-type="float" office:value="0.973847630878195">
            <text:p>0.9738476309</text:p>
          </table:table-cell>
          <table:table-cell table:formula="of:=COS([.F20])*[.F20]" office:value-type="float" office:value="-0.408963770447557">
            <text:p>-0.4089637704</text:p>
          </table:table-cell>
          <table:table-cell table:formula="of:=[.F20]/100" office:value-type="float" office:value="0.018">
            <text:p>0.018</text:p>
          </table:table-cell>
          <table:table-cell table:formula="of:=SIN(COS([.F20]))" office:value-type="float" office:value="-0.225252408381081">
            <text:p>-0.2252524084</text:p>
          </table:table-cell>
          <table:table-cell/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>
          <table:table-cell table:formula="of:=SIN([.F21])" office:value-type="float" office:value="0.946300087687414">
            <text:p>0.9463000877</text:p>
          </table:table-cell>
          <table:table-cell table:formula="of:=COS([.F21])*[.F21]" office:value-type="float" office:value="-0.614250177040657">
            <text:p>-0.614250177</text:p>
          </table:table-cell>
          <table:table-cell table:formula="of:=[.F21]/100" office:value-type="float" office:value="0.019">
            <text:p>0.019</text:p>
          </table:table-cell>
          <table:table-cell table:formula="of:=SIN(COS([.F21]))" office:value-type="float" office:value="-0.317687426361232">
            <text:p>-0.3176874264</text:p>
          </table:table-cell>
          <table:table-cell/>
          <table:table-cell office:value-type="float" office:value="1.9">
            <text:p>1.9</text:p>
          </table:table-cell>
          <table:table-cell table:number-columns-repeated="1018"/>
        </table:table-row>
        <table:table-row table:style-name="ro1">
          <table:table-cell table:formula="of:=SIN([.F22])" office:value-type="float" office:value="0.909297426825682">
            <text:p>0.9092974268</text:p>
          </table:table-cell>
          <table:table-cell table:formula="of:=COS([.F22])*[.F22]" office:value-type="float" office:value="-0.832293673094285">
            <text:p>-0.8322936731</text:p>
          </table:table-cell>
          <table:table-cell table:formula="of:=[.F22]/100" office:value-type="float" office:value="0.02">
            <text:p>0.02</text:p>
          </table:table-cell>
          <table:table-cell table:formula="of:=SIN(COS([.F22]))" office:value-type="float" office:value="-0.404239153852266">
            <text:p>-0.4042391539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formula="of:=SIN([.F23])" office:value-type="float" office:value="0.863209366648874">
            <text:p>0.8632093666</text:p>
          </table:table-cell>
          <table:table-cell table:formula="of:=COS([.F23])*[.F23]" office:value-type="float" office:value="-1.0601768196597">
            <text:p>-1.0601768197</text:p>
          </table:table-cell>
          <table:table-cell table:formula="of:=[.F23]/100" office:value-type="float" office:value="0.021">
            <text:p>0.021</text:p>
          </table:table-cell>
          <table:table-cell table:formula="of:=SIN(COS([.F23]))" office:value-type="float" office:value="-0.483672749269358">
            <text:p>-0.4836727493</text:p>
          </table:table-cell>
          <table:table-cell/>
          <table:table-cell office:value-type="float" office:value="2.1">
            <text:p>2.1</text:p>
          </table:table-cell>
          <table:table-cell table:number-columns-repeated="1018"/>
        </table:table-row>
        <table:table-row table:style-name="ro1">
          <table:table-cell table:formula="of:=SIN([.F24])" office:value-type="float" office:value="0.80849640381959">
            <text:p>0.8084964038</text:p>
          </table:table-cell>
          <table:table-cell table:formula="of:=COS([.F24])*[.F24]" office:value-type="float" office:value="-1.29470245796176">
            <text:p>-1.294702458</text:p>
          </table:table-cell>
          <table:table-cell table:formula="of:=[.F24]/100" office:value-type="float" office:value="0.022">
            <text:p>0.022</text:p>
          </table:table-cell>
          <table:table-cell table:formula="of:=SIN(COS([.F24]))" office:value-type="float" office:value="-0.555114915759425">
            <text:p>-0.5551149158</text:p>
          </table:table-cell>
          <table:table-cell/>
          <table:table-cell office:value-type="float" office:value="2.2">
            <text:p>2.2</text:p>
          </table:table-cell>
          <table:table-cell table:number-columns-repeated="1018"/>
        </table:table-row>
        <table:table-row table:style-name="ro1">
          <table:table-cell table:formula="of:=SIN([.F25])" office:value-type="float" office:value="0.74570521217672">
            <text:p>0.7457052122</text:p>
          </table:table-cell>
          <table:table-cell table:formula="of:=COS([.F25])*[.F25]" office:value-type="float" office:value="-1.5324348489436">
            <text:p>-1.5324348489</text:p>
          </table:table-cell>
          <table:table-cell table:formula="of:=[.F25]/100" office:value-type="float" office:value="0.023">
            <text:p>0.023</text:p>
          </table:table-cell>
          <table:table-cell table:formula="of:=SIN(COS([.F25]))" office:value-type="float" office:value="-0.618062752661749">
            <text:p>-0.6180627527</text:p>
          </table:table-cell>
          <table:table-cell/>
          <table:table-cell office:value-type="float" office:value="2.3">
            <text:p>2.3</text:p>
          </table:table-cell>
          <table:table-cell table:number-columns-repeated="1018"/>
        </table:table-row>
        <table:table-row table:style-name="ro1">
          <table:table-cell table:formula="of:=SIN([.F26])" office:value-type="float" office:value="0.675463180551151">
            <text:p>0.6754631806</text:p>
          </table:table-cell>
          <table:table-cell table:formula="of:=COS([.F26])*[.F26]" office:value-type="float" office:value="-1.76974491729899">
            <text:p>-1.7697449173</text:p>
          </table:table-cell>
          <table:table-cell table:formula="of:=[.F26]/100" office:value-type="float" office:value="0.024">
            <text:p>0.024</text:p>
          </table:table-cell>
          <table:table-cell table:formula="of:=SIN(COS([.F26]))" office:value-type="float" office:value="-0.672360964556443">
            <text:p>-0.6723609646</text:p>
          </table:table-cell>
          <table:table-cell/>
          <table:table-cell office:value-type="float" office:value="2.4">
            <text:p>2.4</text:p>
          </table:table-cell>
          <table:table-cell table:number-columns-repeated="1018"/>
        </table:table-row>
        <table:table-row table:style-name="ro1">
          <table:table-cell table:formula="of:=SIN([.F27])" office:value-type="float" office:value="0.598472144103956">
            <text:p>0.5984721441</text:p>
          </table:table-cell>
          <table:table-cell table:formula="of:=COS([.F27])*[.F27]" office:value-type="float" office:value="-2.00285903886734">
            <text:p>-2.0028590389</text:p>
          </table:table-cell>
          <table:table-cell table:formula="of:=[.F27]/100" office:value-type="float" office:value="0.025">
            <text:p>0.025</text:p>
          </table:table-cell>
          <table:table-cell table:formula="of:=SIN(COS([.F27]))" office:value-type="float" office:value="-0.718152386250941">
            <text:p>-0.7181523863</text:p>
          </table:table-cell>
          <table:table-cell/>
          <table:table-cell office:value-type="float" office:value="2.5">
            <text:p>2.5</text:p>
          </table:table-cell>
          <table:table-cell table:number-columns-repeated="1018"/>
        </table:table-row>
        <table:table-row table:style-name="ro1">
          <table:table-cell table:formula="of:=SIN([.F28])" office:value-type="float" office:value="0.515501371821464">
            <text:p>0.5155013718</text:p>
          </table:table-cell>
          <table:table-cell table:formula="of:=COS([.F28])*[.F28]" office:value-type="float" office:value="-2.22791075875926">
            <text:p>-2.2279107588</text:p>
          </table:table-cell>
          <table:table-cell table:formula="of:=[.F28]/100" office:value-type="float" office:value="0.026">
            <text:p>0.026</text:p>
          </table:table-cell>
          <table:table-cell table:formula="of:=SIN(COS([.F28]))" office:value-type="float" office:value="-0.755809004394995">
            <text:p>-0.7558090044</text:p>
          </table:table-cell>
          <table:table-cell/>
          <table:table-cell office:value-type="float" office:value="2.6">
            <text:p>2.6</text:p>
          </table:table-cell>
          <table:table-cell table:number-columns-repeated="1018"/>
        </table:table-row>
        <table:table-row table:style-name="ro1">
          <table:table-cell table:formula="of:=SIN([.F29])" office:value-type="float" office:value="0.42737988023383">
            <text:p>0.4273798802</text:p>
          </table:table-cell>
          <table:table-cell table:formula="of:=COS([.F29])*[.F29]" office:value-type="float" office:value="-2.44099478344607">
            <text:p>-2.4409947834</text:p>
          </table:table-cell>
          <table:table-cell table:formula="of:=[.F29]/100" office:value-type="float" office:value="0.027">
            <text:p>0.027</text:p>
          </table:table-cell>
          <table:table-cell table:formula="of:=SIN(COS([.F29]))" office:value-type="float" office:value="-0.785851692013903">
            <text:p>-0.785851692</text:p>
          </table:table-cell>
          <table:table-cell/>
          <table:table-cell office:value-type="float" office:value="2.7">
            <text:p>2.7</text:p>
          </table:table-cell>
          <table:table-cell table:number-columns-repeated="1018"/>
        </table:table-row>
        <table:table-row table:style-name="ro1">
          <table:table-cell table:formula="of:=SIN([.F30])" office:value-type="float" office:value="0.334988150155905">
            <text:p>0.3349881502</text:p>
          </table:table-cell>
          <table:table-cell table:formula="of:=COS([.F30])*[.F30]" office:value-type="float" office:value="-2.63822255387224">
            <text:p>-2.6382225539</text:p>
          </table:table-cell>
          <table:table-cell table:formula="of:=[.F30]/100" office:value-type="float" office:value="0.028">
            <text:p>0.028</text:p>
          </table:table-cell>
          <table:table-cell table:formula="of:=SIN(COS([.F30]))" office:value-type="float" office:value="-0.808866815057776">
            <text:p>-0.8088668151</text:p>
          </table:table-cell>
          <table:table-cell/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formula="of:=SIN([.F31])" office:value-type="float" office:value="0.239249329213982">
            <text:p>0.2392493292</text:p>
          </table:table-cell>
          <table:table-cell table:formula="of:=COS([.F31])*[.F31]" office:value-type="float" office:value="-2.81577867893381">
            <text:p>-2.8157786789</text:p>
          </table:table-cell>
          <table:table-cell table:formula="of:=[.F31]/100" office:value-type="float" office:value="0.029">
            <text:p>0.029</text:p>
          </table:table-cell>
          <table:table-cell table:formula="of:=SIN(COS([.F31]))" office:value-type="float" office:value="-0.825426984909712">
            <text:p>-0.8254269849</text:p>
          </table:table-cell>
          <table:table-cell/>
          <table:table-cell office:value-type="float" office:value="2.9">
            <text:p>2.9</text:p>
          </table:table-cell>
          <table:table-cell table:number-columns-repeated="1018"/>
        </table:table-row>
        <table:table-row table:style-name="ro1">
          <table:table-cell table:formula="of:=SIN([.F32])" office:value-type="float" office:value="0.141120008059867">
            <text:p>0.1411200081</text:p>
          </table:table-cell>
          <table:table-cell table:formula="of:=COS([.F32])*[.F32]" office:value-type="float" office:value="-2.96997748980134">
            <text:p>-2.9699774898</text:p>
          </table:table-cell>
          <table:table-cell table:formula="of:=[.F32]/100" office:value-type="float" office:value="0.03">
            <text:p>0.03</text:p>
          </table:table-cell>
          <table:table-cell table:formula="of:=SIN(COS([.F32]))" office:value-type="float" office:value="-0.836021861537731">
            <text:p>-0.8360218615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formula="of:=SIN([.F33])" office:value-type="float" office:value="0.0415806624332905">
            <text:p>0.0415806624</text:p>
          </table:table-cell>
          <table:table-cell table:formula="of:=COS([.F33])*[.F33]" office:value-type="float" office:value="-3.09731896584717">
            <text:p>-3.0973189658</text:p>
          </table:table-cell>
          <table:table-cell table:formula="of:=[.F33]/100" office:value-type="float" office:value="0.031">
            <text:p>0.031</text:p>
          </table:table-cell>
          <table:table-cell table:formula="of:=SIN(COS([.F33]))" office:value-type="float" office:value="-0.841003389869148">
            <text:p>-0.8410033899</text:p>
          </table:table-cell>
          <table:table-cell/>
          <table:table-cell office:value-type="float" office:value="3.1">
            <text:p>3.1</text:p>
          </table:table-cell>
          <table:table-cell table:number-columns-repeated="1018"/>
        </table:table-row>
        <table:table-row table:style-name="ro1">
          <table:table-cell table:formula="of:=SIN([.F34])" office:value-type="float" office:value="-0.0583741434275801">
            <text:p>-0.0583741434</text:p>
          </table:table-cell>
          <table:table-cell table:formula="of:=COS([.F34])*[.F34]" office:value-type="float" office:value="-3.19454328254321">
            <text:p>-3.1945432825</text:p>
          </table:table-cell>
          <table:table-cell table:formula="of:=[.F34]/100" office:value-type="float" office:value="0.032">
            <text:p>0.032</text:p>
          </table:table-cell>
          <table:table-cell table:formula="of:=SIN(COS([.F34]))" office:value-type="float" office:value="-0.8405484252743">
            <text:p>-0.8405484253</text:p>
          </table:table-cell>
          <table:table-cell/>
          <table:table-cell office:value-type="float" office:value="3.2">
            <text:p>3.2</text:p>
          </table:table-cell>
          <table:table-cell table:number-columns-repeated="1018"/>
        </table:table-row>
        <table:table-row table:style-name="ro1">
          <table:table-cell table:formula="of:=SIN([.F35])" office:value-type="float" office:value="-0.157745694143249">
            <text:p>-0.1577456941</text:p>
          </table:table-cell>
          <table:table-cell table:formula="of:=COS([.F35])*[.F35]" office:value-type="float" office:value="-3.25868324069925">
            <text:p>-3.2586832407</text:p>
          </table:table-cell>
          <table:table-cell table:formula="of:=[.F35]/100" office:value-type="float" office:value="0.033">
            <text:p>0.033</text:p>
          </table:table-cell>
          <table:table-cell table:formula="of:=SIN(COS([.F35]))" office:value-type="float" office:value="-0.834640500333974">
            <text:p>-0.8346405003</text:p>
          </table:table-cell>
          <table:table-cell/>
          <table:table-cell office:value-type="float" office:value="3.3">
            <text:p>3.3</text:p>
          </table:table-cell>
          <table:table-cell table:number-columns-repeated="1018"/>
        </table:table-row>
        <table:table-row table:style-name="ro1">
          <table:table-cell table:formula="of:=SIN([.F36])" office:value-type="float" office:value="-0.255541102026832">
            <text:p>-0.255541102</text:p>
          </table:table-cell>
          <table:table-cell table:formula="of:=COS([.F36])*[.F36]" office:value-type="float" office:value="-3.28711385477017">
            <text:p>-3.2871138548</text:p>
          </table:table-cell>
          <table:table-cell table:formula="of:=[.F36]/100" office:value-type="float" office:value="0.034">
            <text:p>0.034</text:p>
          </table:table-cell>
          <table:table-cell table:formula="of:=SIN(COS([.F36]))" office:value-type="float" office:value="-0.823071508013759">
            <text:p>-0.823071508</text:p>
          </table:table-cell>
          <table:table-cell/>
          <table:table-cell office:value-type="float" office:value="3.4">
            <text:p>3.4</text:p>
          </table:table-cell>
          <table:table-cell table:number-columns-repeated="1018"/>
        </table:table-row>
        <table:table-row table:style-name="ro1">
          <table:table-cell table:formula="of:=SIN([.F37])" office:value-type="float" office:value="-0.35078322768962">
            <text:p>-0.3507832277</text:p>
          </table:table-cell>
          <table:table-cell table:formula="of:=COS([.F37])*[.F37]" office:value-type="float" office:value="-3.27759840551779">
            <text:p>-3.2775984055</text:p>
          </table:table-cell>
          <table:table-cell table:formula="of:=[.F37]/100" office:value-type="float" office:value="0.035">
            <text:p>0.035</text:p>
          </table:table-cell>
          <table:table-cell table:formula="of:=SIN(COS([.F37]))" office:value-type="float" office:value="-0.80546323190632">
            <text:p>-0.8054632319</text:p>
          </table:table-cell>
          <table:table-cell/>
          <table:table-cell office:value-type="float" office:value="3.5">
            <text:p>3.5</text:p>
          </table:table-cell>
          <table:table-cell table:number-columns-repeated="1018"/>
        </table:table-row>
        <table:table-row table:style-name="ro1">
          <table:table-cell table:formula="of:=SIN([.F38])" office:value-type="float" office:value="-0.442520443294852">
            <text:p>-0.4425204433</text:p>
          </table:table-cell>
          <table:table-cell table:formula="of:=COS([.F38])*[.F38]" office:value-type="float" office:value="-3.22833029880293">
            <text:p>-3.2283302988</text:p>
          </table:table-cell>
          <table:table-cell table:formula="of:=[.F38]/100" office:value-type="float" office:value="0.036">
            <text:p>0.036</text:p>
          </table:table-cell>
          <table:table-cell table:formula="of:=SIN(COS([.F38]))" office:value-type="float" office:value="-0.781307796893724">
            <text:p>-0.7813077969</text:p>
          </table:table-cell>
          <table:table-cell/>
          <table:table-cell office:value-type="float" office:value="3.6">
            <text:p>3.6</text:p>
          </table:table-cell>
          <table:table-cell table:number-columns-repeated="1018"/>
        </table:table-row>
        <table:table-row table:style-name="ro1">
          <table:table-cell table:formula="of:=SIN([.F39])" office:value-type="float" office:value="-0.529836140908493">
            <text:p>-0.5298361409</text:p>
          </table:table-cell>
          <table:table-cell table:formula="of:=COS([.F39])*[.F39]" office:value-type="float" office:value="-3.13797011732851">
            <text:p>-3.1379701173</text:p>
          </table:table-cell>
          <table:table-cell table:formula="of:=[.F39]/100" office:value-type="float" office:value="0.037">
            <text:p>0.037</text:p>
          </table:table-cell>
          <table:table-cell table:formula="of:=SIN(COS([.F39]))" office:value-type="float" office:value="-0.75002510283042">
            <text:p>-0.7500251028</text:p>
          </table:table-cell>
          <table:table-cell/>
          <table:table-cell office:value-type="float" office:value="3.7">
            <text:p>3.7</text:p>
          </table:table-cell>
          <table:table-cell table:number-columns-repeated="1018"/>
        </table:table-row>
        <table:table-row table:style-name="ro1">
          <table:table-cell table:formula="of:=SIN([.F40])" office:value-type="float" office:value="-0.611857890942719">
            <text:p>-0.6118578909</text:p>
          </table:table-cell>
          <table:table-cell table:formula="of:=COS([.F40])*[.F40]" office:value-type="float" office:value="-3.00567730527478">
            <text:p>-3.0056773053</text:p>
          </table:table-cell>
          <table:table-cell table:formula="of:=[.F40]/100" office:value-type="float" office:value="0.038">
            <text:p>0.038</text:p>
          </table:table-cell>
          <table:table-cell table:formula="of:=SIN(COS([.F40]))" office:value-type="float" office:value="-0.711034059198221">
            <text:p>-0.7110340592</text:p>
          </table:table-cell>
          <table:table-cell/>
          <table:table-cell office:value-type="float" office:value="3.8">
            <text:p>3.8</text:p>
          </table:table-cell>
          <table:table-cell table:number-columns-repeated="1018"/>
        </table:table-row>
        <table:table-row table:style-name="ro1">
          <table:table-cell table:formula="of:=SIN([.F41])" office:value-type="float" office:value="-0.687766159183974">
            <text:p>-0.6877661592</text:p>
          </table:table-cell>
          <table:table-cell table:formula="of:=COS([.F41])*[.F41]" office:value-type="float" office:value="-2.83113598638055">
            <text:p>-2.8311359864</text:p>
          </table:table-cell>
          <table:table-cell table:formula="of:=[.F41]/100" office:value-type="float" office:value="0.039">
            <text:p>0.039</text:p>
          </table:table-cell>
          <table:table-cell table:formula="of:=SIN(COS([.F41]))" office:value-type="float" office:value="-0.663832983521461">
            <text:p>-0.6638329835</text:p>
          </table:table-cell>
          <table:table-cell/>
          <table:table-cell office:value-type="float" office:value="3.9">
            <text:p>3.9</text:p>
          </table:table-cell>
          <table:table-cell table:number-columns-repeated="1018"/>
        </table:table-row>
        <table:table-row table:style-name="ro1">
          <table:table-cell table:formula="of:=SIN([.F42])" office:value-type="float" office:value="-0.756802495307928">
            <text:p>-0.7568024953</text:p>
          </table:table-cell>
          <table:table-cell table:formula="of:=COS([.F42])*[.F42]" office:value-type="float" office:value="-2.61457448345445">
            <text:p>-2.6145744835</text:p>
          </table:table-cell>
          <table:table-cell table:formula="of:=[.F42]/100" office:value-type="float" office:value="0.04">
            <text:p>0.04</text:p>
          </table:table-cell>
          <table:table-cell table:formula="of:=SIN(COS([.F42]))" office:value-type="float" office:value="-0.608083009640766">
            <text:p>-0.6080830096</text:p>
          </table:table-cell>
          <table:table-cell/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formula="of:=SIN([.F43])" office:value-type="float" office:value="-0.81827711106441">
            <text:p>-0.8182771111</text:p>
          </table:table-cell>
          <table:table-cell table:formula="of:=COS([.F43])*[.F43]" office:value-type="float" office:value="-2.3567781807864">
            <text:p>-2.3567781808</text:p>
          </table:table-cell>
          <table:table-cell table:formula="of:=[.F43]/100" office:value-type="float" office:value="0.041">
            <text:p>0.041</text:p>
          </table:table-cell>
          <table:table-cell table:formula="of:=SIN(COS([.F43]))" office:value-type="float" office:value="-0.543687039542279">
            <text:p>-0.5436870395</text:p>
          </table:table-cell>
          <table:table-cell/>
          <table:table-cell office:value-type="float" office:value="4.1">
            <text:p>4.1</text:p>
          </table:table-cell>
          <table:table-cell table:number-columns-repeated="1018"/>
        </table:table-row>
        <table:table-row table:style-name="ro1">
          <table:table-cell table:formula="of:=SIN([.F44])" office:value-type="float" office:value="-0.871575772413588">
            <text:p>-0.8715757724</text:p>
          </table:table-cell>
          <table:table-cell table:formula="of:=COS([.F44])*[.F44]" office:value-type="float" office:value="-2.05909544963094">
            <text:p>-2.0590954496</text:p>
          </table:table-cell>
          <table:table-cell table:formula="of:=[.F44]/100" office:value-type="float" office:value="0.042">
            <text:p>0.042</text:p>
          </table:table-cell>
          <table:table-cell table:formula="of:=SIN(COS([.F44]))" office:value-type="float" office:value="-0.470856003399859">
            <text:p>-0.4708560034</text:p>
          </table:table-cell>
          <table:table-cell/>
          <table:table-cell office:value-type="float" office:value="4.2">
            <text:p>4.2</text:p>
          </table:table-cell>
          <table:table-cell table:number-columns-repeated="1018"/>
        </table:table-row>
        <table:table-row table:style-name="ro1">
          <table:table-cell table:formula="of:=SIN([.F45])" office:value-type="float" office:value="-0.916165936749455">
            <text:p>-0.9161659367</text:p>
          </table:table-cell>
          <table:table-cell table:formula="of:=COS([.F45])*[.F45]" office:value-type="float" office:value="-1.72343643994389">
            <text:p>-1.7234364399</text:p>
          </table:table-cell>
          <table:table-cell table:formula="of:=[.F45]/100" office:value-type="float" office:value="0.043">
            <text:p>0.043</text:p>
          </table:table-cell>
          <table:table-cell table:formula="of:=SIN(COS([.F45]))" office:value-type="float" office:value="-0.390154304104588">
            <text:p>-0.3901543041</text:p>
          </table:table-cell>
          <table:table-cell/>
          <table:table-cell office:value-type="float" office:value="4.3">
            <text:p>4.3</text:p>
          </table:table-cell>
          <table:table-cell table:number-columns-repeated="1018"/>
        </table:table-row>
        <table:table-row table:style-name="ro1">
          <table:table-cell table:formula="of:=SIN([.F46])" office:value-type="float" office:value="-0.951602073889516">
            <text:p>-0.9516020739</text:p>
          </table:table-cell>
          <table:table-cell table:formula="of:=COS([.F46])*[.F46]" office:value-type="float" office:value="-1.35226462790505">
            <text:p>-1.3522646279</text:p>
          </table:table-cell>
          <table:table-cell table:formula="of:=[.F46]/100" office:value-type="float" office:value="0.044">
            <text:p>0.044</text:p>
          </table:table-cell>
          <table:table-cell table:formula="of:=SIN(COS([.F46]))" office:value-type="float" office:value="-0.302517556970802">
            <text:p>-0.302517557</text:p>
          </table:table-cell>
          <table:table-cell/>
          <table:table-cell office:value-type="float" office:value="4.4">
            <text:p>4.4</text:p>
          </table:table-cell>
          <table:table-cell table:number-columns-repeated="1018"/>
        </table:table-row>
        <table:table-row table:style-name="ro1">
          <table:table-cell table:formula="of:=SIN([.F47])" office:value-type="float" office:value="-0.977530117665097">
            <text:p>-0.9775301177</text:p>
          </table:table-cell>
          <table:table-cell table:formula="of:=COS([.F47])*[.F47]" office:value-type="float" office:value="-0.948581097438509">
            <text:p>-0.9485810974</text:p>
          </table:table-cell>
          <table:table-cell table:formula="of:=[.F47]/100" office:value-type="float" office:value="0.045">
            <text:p>0.045</text:p>
          </table:table-cell>
          <table:table-cell table:formula="of:=SIN(COS([.F47]))" office:value-type="float" office:value="-0.209238150200688">
            <text:p>-0.2092381502</text:p>
          </table:table-cell>
          <table:table-cell/>
          <table:table-cell office:value-type="float" office:value="4.5">
            <text:p>4.5</text:p>
          </table:table-cell>
          <table:table-cell table:number-columns-repeated="1018"/>
        </table:table-row>
        <table:table-row table:style-name="ro1">
          <table:table-cell table:formula="of:=SIN([.F48])" office:value-type="float" office:value="-0.993691003633464">
            <text:p>-0.9936910036</text:p>
          </table:table-cell>
          <table:table-cell table:formula="of:=COS([.F48])*[.F48]" office:value-type="float" office:value="-0.515901623901252">
            <text:p>-0.5159016239</text:p>
          </table:table-cell>
          <table:table-cell table:formula="of:=[.F48]/100" office:value-type="float" office:value="0.046">
            <text:p>0.046</text:p>
          </table:table-cell>
          <table:table-cell table:formula="of:=SIN(COS([.F48]))" office:value-type="float" office:value="-0.111917562136327">
            <text:p>-0.1119175621</text:p>
          </table:table-cell>
          <table:table-cell/>
          <table:table-cell office:value-type="float" office:value="4.6">
            <text:p>4.6</text:p>
          </table:table-cell>
          <table:table-cell table:number-columns-repeated="1018"/>
        </table:table-row>
        <table:table-row table:style-name="ro1">
          <table:table-cell table:formula="of:=SIN([.F49])" office:value-type="float" office:value="-0.999923257564101">
            <text:p>-0.9999232576</text:p>
          </table:table-cell>
          <table:table-cell table:formula="of:=COS([.F49])*[.F49]" office:value-type="float" office:value="-0.0582267182755856">
            <text:p>-0.0582267183</text:p>
          </table:table-cell>
          <table:table-cell table:formula="of:=[.F49]/100" office:value-type="float" office:value="0.047">
            <text:p>0.047</text:p>
          </table:table-cell>
          <table:table-cell table:formula="of:=SIN(COS([.F49]))" office:value-type="float" office:value="-0.0123883465654122">
            <text:p>-0.0123883466</text:p>
          </table:table-cell>
          <table:table-cell/>
          <table:table-cell office:value-type="float" office:value="4.7">
            <text:p>4.7</text:p>
          </table:table-cell>
          <table:table-cell table:number-columns-repeated="1018"/>
        </table:table-row>
        <table:table-row table:style-name="ro1">
          <table:table-cell table:formula="of:=SIN([.F50])" office:value-type="float" office:value="-0.996164608835841">
            <text:p>-0.9961646088</text:p>
          </table:table-cell>
          <table:table-cell table:formula="of:=COS([.F50])*[.F50]" office:value-type="float" office:value="0.419995120509343">
            <text:p>0.4199951205</text:p>
          </table:table-cell>
          <table:table-cell table:formula="of:=[.F50]/100" office:value-type="float" office:value="0.048">
            <text:p>0.048</text:p>
          </table:table-cell>
          <table:table-cell table:formula="of:=SIN(COS([.F50]))" office:value-type="float" office:value="0.0873873764172271">
            <text:p>0.0873873764</text:p>
          </table:table-cell>
          <table:table-cell/>
          <table:table-cell office:value-type="float" office:value="4.8">
            <text:p>4.8</text:p>
          </table:table-cell>
          <table:table-cell table:number-columns-repeated="1018"/>
        </table:table-row>
        <table:table-row table:style-name="ro1">
          <table:table-cell table:formula="of:=SIN([.F51])" office:value-type="float" office:value="-0.982452612624332">
            <text:p>-0.9824526126</text:p>
          </table:table-cell>
          <table:table-cell table:formula="of:=COS([.F51])*[.F51]" office:value-type="float" office:value="0.913910610170621">
            <text:p>0.9139106102</text:p>
          </table:table-cell>
          <table:table-cell table:formula="of:=[.F51]/100" office:value-type="float" office:value="0.049">
            <text:p>0.049</text:p>
          </table:table-cell>
          <table:table-cell table:formula="of:=SIN(COS([.F51]))" office:value-type="float" office:value="0.185432885324292">
            <text:p>0.1854328853</text:p>
          </table:table-cell>
          <table:table-cell/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table:formula="of:=SIN([.F52])" office:value-type="float" office:value="-0.958924274663139">
            <text:p>-0.9589242747</text:p>
          </table:table-cell>
          <table:table-cell table:formula="of:=COS([.F52])*[.F52]" office:value-type="float" office:value="1.41831092731613">
            <text:p>1.4183109273</text:p>
          </table:table-cell>
          <table:table-cell table:formula="of:=[.F52]/100" office:value-type="float" office:value="0.05">
            <text:p>0.05</text:p>
          </table:table-cell>
          <table:table-cell table:formula="of:=SIN(COS([.F52]))" office:value-type="float" office:value="0.279873350768527">
            <text:p>0.2798733508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formula="of:=SIN([.F53])" office:value-type="float" office:value="-0.925814682327732">
            <text:p>-0.9258146823</text:p>
          </table:table-cell>
          <table:table-cell table:formula="of:=COS([.F53])*[.F53]" office:value-type="float" office:value="1.9276864878362">
            <text:p>1.9276864878</text:p>
          </table:table-cell>
          <table:table-cell table:formula="of:=[.F53]/100" office:value-type="float" office:value="0.051">
            <text:p>0.051</text:p>
          </table:table-cell>
          <table:table-cell table:formula="of:=SIN(COS([.F53]))" office:value-type="float" office:value="0.369041713422589">
            <text:p>0.3690417134</text:p>
          </table:table-cell>
          <table:table-cell/>
          <table:table-cell office:value-type="float" office:value="5.1">
            <text:p>5.1</text:p>
          </table:table-cell>
          <table:table-cell table:number-columns-repeated="1018"/>
        </table:table-row>
        <table:table-row table:style-name="ro1">
          <table:table-cell table:formula="of:=SIN([.F54])" office:value-type="float" office:value="-0.883454655720153">
            <text:p>-0.8834546557</text:p>
          </table:table-cell>
          <table:table-cell table:formula="of:=COS([.F54])*[.F54]" office:value-type="float" office:value="2.43628669076196">
            <text:p>2.4362866908</text:p>
          </table:table-cell>
          <table:table-cell table:formula="of:=[.F54]/100" office:value-type="float" office:value="0.052">
            <text:p>0.052</text:p>
          </table:table-cell>
          <table:table-cell table:formula="of:=SIN(COS([.F54]))" office:value-type="float" office:value="0.451563298799875">
            <text:p>0.4515632988</text:p>
          </table:table-cell>
          <table:table-cell/>
          <table:table-cell office:value-type="float" office:value="5.2">
            <text:p>5.2</text:p>
          </table:table-cell>
          <table:table-cell table:number-columns-repeated="1018"/>
        </table:table-row>
        <table:table-row table:style-name="ro1">
          <table:table-cell table:formula="of:=SIN([.F55])" office:value-type="float" office:value="-0.832267442223901">
            <text:p>-0.8322674422</text:p>
          </table:table-cell>
          <table:table-cell table:formula="of:=COS([.F55])*[.F55]" office:value-type="float" office:value="2.93818398174955">
            <text:p>2.9381839817</text:p>
          </table:table-cell>
          <table:table-cell table:formula="of:=[.F55]/100" office:value-type="float" office:value="0.053">
            <text:p>0.053</text:p>
          </table:table-cell>
          <table:table-cell table:formula="of:=SIN(COS([.F55]))" office:value-type="float" office:value="0.526411445143854">
            <text:p>0.5264114451</text:p>
          </table:table-cell>
          <table:table-cell/>
          <table:table-cell office:value-type="float" office:value="5.3">
            <text:p>5.3</text:p>
          </table:table-cell>
          <table:table-cell table:number-columns-repeated="1018"/>
        </table:table-row>
        <table:table-row table:style-name="ro1">
          <table:table-cell table:formula="of:=SIN([.F56])" office:value-type="float" office:value="-0.772764487555987">
            <text:p>-0.7727644876</text:p>
          </table:table-cell>
          <table:table-cell table:formula="of:=COS([.F56])*[.F56]" office:value-type="float" office:value="3.42734153009023">
            <text:p>3.4273415301</text:p>
          </table:table-cell>
          <table:table-cell table:formula="of:=[.F56]/100" office:value-type="float" office:value="0.054">
            <text:p>0.054</text:p>
          </table:table-cell>
          <table:table-cell table:formula="of:=SIN(COS([.F56]))" office:value-type="float" office:value="0.592930229498019">
            <text:p>0.5929302295</text:p>
          </table:table-cell>
          <table:table-cell/>
          <table:table-cell office:value-type="float" office:value="5.4">
            <text:p>5.4</text:p>
          </table:table-cell>
          <table:table-cell table:number-columns-repeated="1018"/>
        </table:table-row>
        <table:table-row table:style-name="ro1">
          <table:table-cell table:formula="of:=SIN([.F57])" office:value-type="float" office:value="-0.705540325570392">
            <text:p>-0.7055403256</text:p>
          </table:table-cell>
          <table:table-cell table:formula="of:=COS([.F57])*[.F57]" office:value-type="float" office:value="3.89768375860193">
            <text:p>3.8976837586</text:p>
          </table:table-cell>
          <table:table-cell table:formula="of:=[.F57]/100" office:value-type="float" office:value="0.055">
            <text:p>0.055</text:p>
          </table:table-cell>
          <table:table-cell table:formula="of:=SIN(COS([.F57]))" office:value-type="float" office:value="0.65082440214509">
            <text:p>0.6508244021</text:p>
          </table:table-cell>
          <table:table-cell/>
          <table:table-cell office:value-type="float" office:value="5.5">
            <text:p>5.5</text:p>
          </table:table-cell>
          <table:table-cell table:number-columns-repeated="1018"/>
        </table:table-row>
        <table:table-row table:style-name="ro1">
          <table:table-cell table:formula="of:=SIN([.F58])" office:value-type="float" office:value="-0.631266637872322">
            <text:p>-0.6312666379</text:p>
          </table:table-cell>
          <table:table-cell table:formula="of:=COS([.F58])*[.F58]" office:value-type="float" office:value="4.3431689196574">
            <text:p>4.3431689197</text:p>
          </table:table-cell>
          <table:table-cell table:formula="of:=[.F58]/100" office:value-type="float" office:value="0.056">
            <text:p>0.056</text:p>
          </table:table-cell>
          <table:table-cell table:formula="of:=SIN(COS([.F58]))" office:value-type="float" office:value="0.700120238804461">
            <text:p>0.7001202388</text:p>
          </table:table-cell>
          <table:table-cell/>
          <table:table-cell office:value-type="float" office:value="5.6">
            <text:p>5.6</text:p>
          </table:table-cell>
          <table:table-cell table:number-columns-repeated="1018"/>
        </table:table-row>
        <table:table-row table:style-name="ro1">
          <table:table-cell table:formula="of:=SIN([.F59])" office:value-type="float" office:value="-0.550685542597638">
            <text:p>-0.5506855426</text:p>
          </table:table-cell>
          <table:table-cell table:formula="of:=COS([.F59])*[.F59]" office:value-type="float" office:value="4.75786287358321">
            <text:p>4.7578628736</text:p>
          </table:table-cell>
          <table:table-cell table:formula="of:=[.F59]/100" office:value-type="float" office:value="0.057">
            <text:p>0.057</text:p>
          </table:table-cell>
          <table:table-cell table:formula="of:=SIN(COS([.F59]))" office:value-type="float" office:value="0.741103708748357">
            <text:p>0.7411037087</text:p>
          </table:table-cell>
          <table:table-cell/>
          <table:table-cell office:value-type="float" office:value="5.7">
            <text:p>5.7</text:p>
          </table:table-cell>
          <table:table-cell table:number-columns-repeated="1018"/>
        </table:table-row>
        <table:table-row table:style-name="ro1">
          <table:table-cell table:formula="of:=SIN([.F60])" office:value-type="float" office:value="-0.464602179413757">
            <text:p>-0.4646021794</text:p>
          </table:table-cell>
          <table:table-cell table:formula="of:=COS([.F60])*[.F60]" office:value-type="float" office:value="5.13601319825965">
            <text:p>5.1360131983</text:p>
          </table:table-cell>
          <table:table-cell table:formula="of:=[.F60]/100" office:value-type="float" office:value="0.058">
            <text:p>0.058</text:p>
          </table:table-cell>
          <table:table-cell table:formula="of:=SIN(COS([.F60]))" office:value-type="float" office:value="0.774243887301071">
            <text:p>0.7742438873</text:p>
          </table:table-cell>
          <table:table-cell/>
          <table:table-cell office:value-type="float" office:value="5.8">
            <text:p>5.8</text:p>
          </table:table-cell>
          <table:table-cell table:number-columns-repeated="1018"/>
        </table:table-row>
        <table:table-row table:style-name="ro1">
          <table:table-cell table:formula="of:=SIN([.F61])" office:value-type="float" office:value="-0.373876664830236">
            <text:p>-0.3738766648</text:p>
          </table:table-cell>
          <table:table-cell table:formula="of:=COS([.F61])*[.F61]" office:value-type="float" office:value="5.47212274138981">
            <text:p>5.4721227414</text:p>
          </table:table-cell>
          <table:table-cell table:formula="of:=[.F61]/100" office:value-type="float" office:value="0.059">
            <text:p>0.059</text:p>
          </table:table-cell>
          <table:table-cell table:formula="of:=SIN(COS([.F61]))" office:value-type="float" office:value="0.800109914218076">
            <text:p>0.8001099142</text:p>
          </table:table-cell>
          <table:table-cell/>
          <table:table-cell office:value-type="float" office:value="5.9">
            <text:p>5.9</text:p>
          </table:table-cell>
          <table:table-cell table:number-columns-repeated="1018"/>
        </table:table-row>
        <table:table-row table:style-name="ro1">
          <table:table-cell table:formula="of:=SIN([.F62])" office:value-type="float" office:value="-0.279415498198926">
            <text:p>-0.2794154982</text:p>
          </table:table-cell>
          <table:table-cell table:formula="of:=COS([.F62])*[.F62]" office:value-type="float" office:value="5.7610217199022">
            <text:p>5.7610217199</text:p>
          </table:table-cell>
          <table:table-cell table:formula="of:=[.F62]/100" office:value-type="float" office:value="0.06">
            <text:p>0.06</text:p>
          </table:table-cell>
          <table:table-cell table:formula="of:=SIN(COS([.F62]))" office:value-type="float" office:value="0.819289219220601">
            <text:p>0.8192892192</text:p>
          </table:table-cell>
          <table:table-cell/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formula="of:=SIN([.F63])" office:value-type="float" office:value="-0.182162504272096">
            <text:p>-0.1821625043</text:p>
          </table:table-cell>
          <table:table-cell table:formula="of:=COS([.F63])*[.F63]" office:value-type="float" office:value="5.99793747449977">
            <text:p>5.9979374745</text:p>
          </table:table-cell>
          <table:table-cell table:formula="of:=[.F63]/100" office:value-type="float" office:value="0.061">
            <text:p>0.061</text:p>
          </table:table-cell>
          <table:table-cell table:formula="of:=SIN(COS([.F63]))" office:value-type="float" office:value="0.832313525186768">
            <text:p>0.8323135252</text:p>
          </table:table-cell>
          <table:table-cell/>
          <table:table-cell office:value-type="float" office:value="6.1">
            <text:p>6.1</text:p>
          </table:table-cell>
          <table:table-cell table:number-columns-repeated="1018"/>
        </table:table-row>
        <table:table-row table:style-name="ro1">
          <table:table-cell table:formula="of:=SIN([.F64])" office:value-type="float" office:value="-0.0830894028174964">
            <text:p>-0.0830894028</text:p>
          </table:table-cell>
          <table:table-cell table:formula="of:=COS([.F64])*[.F64]" office:value-type="float" office:value="6.17856100154395">
            <text:p>6.1785610015</text:p>
          </table:table-cell>
          <table:table-cell table:formula="of:=[.F64]/100" office:value-type="float" office:value="0.062">
            <text:p>0.062</text:p>
          </table:table-cell>
          <table:table-cell table:formula="of:=SIN(COS([.F64]))" office:value-type="float" office:value="0.839597644810939">
            <text:p>0.8395976448</text:p>
          </table:table-cell>
          <table:table-cell/>
          <table:table-cell office:value-type="float" office:value="6.2">
            <text:p>6.2</text:p>
          </table:table-cell>
          <table:table-cell table:number-columns-repeated="1018"/>
        </table:table-row>
        <table:table-row table:style-name="ro1">
          <table:table-cell table:formula="of:=SIN([.F65])" office:value-type="float" office:value="0.0168139004843497">
            <text:p>0.0168139005</text:p>
          </table:table-cell>
          <table:table-cell table:formula="of:=COS([.F65])*[.F65]" office:value-type="float" office:value="6.29910940921552">
            <text:p>6.2991094092</text:p>
          </table:table-cell>
          <table:table-cell table:formula="of:=[.F65]/100" office:value-type="float" office:value="0.063">
            <text:p>0.063</text:p>
          </table:table-cell>
          <table:table-cell table:formula="of:=SIN(COS([.F65]))" office:value-type="float" office:value="0.841394597312304">
            <text:p>0.8413945973</text:p>
          </table:table-cell>
          <table:table-cell/>
          <table:table-cell office:value-type="float" office:value="6.3">
            <text:p>6.3</text:p>
          </table:table-cell>
          <table:table-cell table:number-columns-repeated="1018"/>
        </table:table-row>
        <table:table-row table:style-name="ro1">
          <table:table-cell table:formula="of:=SIN([.F66])" office:value-type="float" office:value="0.116549204850494">
            <text:p>0.1165492049</text:p>
          </table:table-cell>
          <table:table-cell table:formula="of:=COS([.F66])*[.F66]" office:value-type="float" office:value="6.35638348005243">
            <text:p>6.3563834801</text:p>
          </table:table-cell>
          <table:table-cell table:formula="of:=[.F66]/100" office:value-type="float" office:value="0.064">
            <text:p>0.064</text:p>
          </table:table-cell>
          <table:table-cell table:formula="of:=SIN(COS([.F66]))" office:value-type="float" office:value="0.8377692680776">
            <text:p>0.8377692681</text:p>
          </table:table-cell>
          <table:table-cell/>
          <table:table-cell office:value-type="float" office:value="6.4">
            <text:p>6.4</text:p>
          </table:table-cell>
          <table:table-cell table:number-columns-repeated="1018"/>
        </table:table-row>
        <table:table-row table:style-name="ro1">
          <table:table-cell table:formula="of:=SIN([.F67])" office:value-type="float" office:value="0.215119988087815">
            <text:p>0.2151199881</text:p>
          </table:table-cell>
          <table:table-cell table:formula="of:=COS([.F67])*[.F67]" office:value-type="float" office:value="6.34781956723215">
            <text:p>6.3478195672</text:p>
          </table:table-cell>
          <table:table-cell table:formula="of:=[.F67]/100" office:value-type="float" office:value="0.065">
            <text:p>0.065</text:p>
          </table:table-cell>
          <table:table-cell table:formula="of:=SIN(COS([.F67]))" office:value-type="float" office:value="0.828591769498512">
            <text:p>0.8285917695</text:p>
          </table:table-cell>
          <table:table-cell/>
          <table:table-cell office:value-type="float" office:value="6.5">
            <text:p>6.5</text:p>
          </table:table-cell>
          <table:table-cell table:number-columns-repeated="1018"/>
        </table:table-row>
        <table:table-row table:style-name="ro1">
          <table:table-cell table:formula="of:=SIN([.F68])" office:value-type="float" office:value="0.311541363513378">
            <text:p>0.3115413635</text:p>
          </table:table-cell>
          <table:table-cell table:formula="of:=COS([.F68])*[.F68]" office:value-type="float" office:value="6.2715351069263">
            <text:p>6.2715351069</text:p>
          </table:table-cell>
          <table:table-cell table:formula="of:=[.F68]/100" office:value-type="float" office:value="0.066">
            <text:p>0.066</text:p>
          </table:table-cell>
          <table:table-cell table:formula="of:=SIN(COS([.F68]))" office:value-type="float" office:value="0.813550777594685">
            <text:p>0.8135507776</text:p>
          </table:table-cell>
          <table:table-cell/>
          <table:table-cell office:value-type="float" office:value="6.6">
            <text:p>6.6</text:p>
          </table:table-cell>
          <table:table-cell table:number-columns-repeated="1018"/>
        </table:table-row>
        <table:table-row table:style-name="ro1">
          <table:table-cell table:formula="of:=SIN([.F69])" office:value-type="float" office:value="0.404849920616598">
            <text:p>0.4048499206</text:p>
          </table:table-cell>
          <table:table-cell table:formula="of:=COS([.F69])*[.F69]" office:value-type="float" office:value="6.12636709317664">
            <text:p>6.1263670932</text:p>
          </table:table-cell>
          <table:table-cell table:formula="of:=[.F69]/100" office:value-type="float" office:value="0.067">
            <text:p>0.067</text:p>
          </table:table-cell>
          <table:table-cell table:formula="of:=SIN(COS([.F69]))" office:value-type="float" office:value="0.792186285718724">
            <text:p>0.7921862857</text:p>
          </table:table-cell>
          <table:table-cell/>
          <table:table-cell office:value-type="float" office:value="6.7">
            <text:p>6.7</text:p>
          </table:table-cell>
          <table:table-cell table:number-columns-repeated="1018"/>
        </table:table-row>
        <table:table-row table:style-name="ro1">
          <table:table-cell table:formula="of:=SIN([.F70])" office:value-type="float" office:value="0.494113351138608">
            <text:p>0.4941133511</text:p>
          </table:table-cell>
          <table:table-cell table:formula="of:=COS([.F70])*[.F70]" office:value-type="float" office:value="5.91190293437881">
            <text:p>5.9119029344</text:p>
          </table:table-cell>
          <table:table-cell table:formula="of:=[.F70]/100" office:value-type="float" office:value="0.068">
            <text:p>0.068</text:p>
          </table:table-cell>
          <table:table-cell table:formula="of:=SIN(COS([.F70]))" office:value-type="float" office:value="0.76394028409908">
            <text:p>0.7639402841</text:p>
          </table:table-cell>
          <table:table-cell/>
          <table:table-cell office:value-type="float" office:value="6.8">
            <text:p>6.8</text:p>
          </table:table-cell>
          <table:table-cell table:number-columns-repeated="1018"/>
        </table:table-row>
        <table:table-row table:style-name="ro1">
          <table:table-cell table:formula="of:=SIN([.F71])" office:value-type="float" office:value="0.5784397643882">
            <text:p>0.5784397644</text:p>
          </table:table-cell>
          <table:table-cell table:formula="of:=COS([.F71])*[.F71]" office:value-type="float" office:value="5.62850319086496">
            <text:p>5.6285031909</text:p>
          </table:table-cell>
          <table:table-cell table:formula="of:=[.F71]/100" office:value-type="float" office:value="0.069">
            <text:p>0.069</text:p>
          </table:table-cell>
          <table:table-cell table:formula="of:=SIN(COS([.F71]))" office:value-type="float" office:value="0.728222730505839">
            <text:p>0.7282227305</text:p>
          </table:table-cell>
          <table:table-cell/>
          <table:table-cell office:value-type="float" office:value="6.9">
            <text:p>6.9</text:p>
          </table:table-cell>
          <table:table-cell table:number-columns-repeated="1018"/>
        </table:table-row>
        <table:table-row table:style-name="ro1">
          <table:table-cell table:formula="of:=SIN([.F72])" office:value-type="float" office:value="0.656986598718789">
            <text:p>0.6569865987</text:p>
          </table:table-cell>
          <table:table-cell table:formula="of:=COS([.F72])*[.F72]" office:value-type="float" office:value="5.27731578040313">
            <text:p>5.2773157804</text:p>
          </table:table-cell>
          <table:table-cell table:formula="of:=[.F72]/100" office:value-type="float" office:value="0.07">
            <text:p>0.07</text:p>
          </table:table-cell>
          <table:table-cell table:formula="of:=SIN(COS([.F72]))" office:value-type="float" office:value="0.684488798992614">
            <text:p>0.684488799</text:p>
          </table:table-cell>
          <table:table-cell/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formula="of:=SIN([.F73])" office:value-type="float" office:value="0.728969040125876">
            <text:p>0.7289690401</text:p>
          </table:table-cell>
          <table:table-cell table:formula="of:=COS([.F73])*[.F73]" office:value-type="float" office:value="4.86028133174393">
            <text:p>4.8602813317</text:p>
          </table:table-cell>
          <table:table-cell table:formula="of:=[.F73]/100" office:value-type="float" office:value="0.071">
            <text:p>0.071</text:p>
          </table:table-cell>
          <table:table-cell table:formula="of:=SIN(COS([.F73]))" office:value-type="float" office:value="0.632321876376305">
            <text:p>0.6323218764</text:p>
          </table:table-cell>
          <table:table-cell/>
          <table:table-cell office:value-type="float" office:value="7.1">
            <text:p>7.1</text:p>
          </table:table-cell>
          <table:table-cell table:number-columns-repeated="1018"/>
        </table:table-row>
        <table:table-row table:style-name="ro1">
          <table:table-cell table:formula="of:=SIN([.F74])" office:value-type="float" office:value="0.793667863849153">
            <text:p>0.7936678638</text:p>
          </table:table-cell>
          <table:table-cell table:formula="of:=COS([.F74])*[.F74]" office:value-type="float" office:value="4.38012946463223">
            <text:p>4.3801294646</text:p>
          </table:table-cell>
          <table:table-cell table:formula="of:=[.F74]/100" office:value-type="float" office:value="0.072">
            <text:p>0.072</text:p>
          </table:table-cell>
          <table:table-cell table:formula="of:=SIN(COS([.F74]))" office:value-type="float" office:value="0.571515340363376">
            <text:p>0.5715153404</text:p>
          </table:table-cell>
          <table:table-cell/>
          <table:table-cell office:value-type="float" office:value="7.2">
            <text:p>7.2</text:p>
          </table:table-cell>
          <table:table-cell table:number-columns-repeated="1018"/>
        </table:table-row>
        <table:table-row table:style-name="ro1">
          <table:table-cell table:formula="of:=SIN([.F75])" office:value-type="float" office:value="0.850436620628564">
            <text:p>0.8504366206</text:p>
          </table:table-cell>
          <table:table-cell table:formula="of:=COS([.F75])*[.F75]" office:value-type="float" office:value="3.84036587688207">
            <text:p>3.8403658769</text:p>
          </table:table-cell>
          <table:table-cell table:formula="of:=[.F75]/100" office:value-type="float" office:value="0.073">
            <text:p>0.073</text:p>
          </table:table-cell>
          <table:table-cell table:formula="of:=SIN(COS([.F75]))" office:value-type="float" office:value="0.502145115115682">
            <text:p>0.5021451151</text:p>
          </table:table-cell>
          <table:table-cell/>
          <table:table-cell office:value-type="float" office:value="7.3">
            <text:p>7.3</text:p>
          </table:table-cell>
          <table:table-cell table:number-columns-repeated="1018"/>
        </table:table-row>
        <table:table-row table:style-name="ro1">
          <table:table-cell table:formula="of:=SIN([.F76])" office:value-type="float" office:value="0.898708095811627">
            <text:p>0.8987080958</text:p>
          </table:table-cell>
          <table:table-cell table:formula="of:=COS([.F76])*[.F76]" office:value-type="float" office:value="3.24525022405049">
            <text:p>3.2452502241</text:p>
          </table:table-cell>
          <table:table-cell table:formula="of:=[.F76]/100" office:value-type="float" office:value="0.074">
            <text:p>0.074</text:p>
          </table:table-cell>
          <table:table-cell table:formula="of:=SIN(COS([.F76]))" office:value-type="float" office:value="0.424624708314243">
            <text:p>0.4246247083</text:p>
          </table:table-cell>
          <table:table-cell/>
          <table:table-cell office:value-type="float" office:value="7.4">
            <text:p>7.4</text:p>
          </table:table-cell>
          <table:table-cell table:number-columns-repeated="1018"/>
        </table:table-row>
        <table:table-row table:style-name="ro1">
          <table:table-cell table:formula="of:=SIN([.F77])" office:value-type="float" office:value="0.937999976774739">
            <text:p>0.9379999768</text:p>
          </table:table-cell>
          <table:table-cell table:formula="of:=COS([.F77])*[.F77]" office:value-type="float" office:value="2.59976488376269">
            <text:p>2.5997648838</text:p>
          </table:table-cell>
          <table:table-cell table:formula="of:=[.F77]/100" office:value-type="float" office:value="0.075">
            <text:p>0.075</text:p>
          </table:table-cell>
          <table:table-cell table:formula="of:=SIN(COS([.F77]))" office:value-type="float" office:value="0.339735181820044">
            <text:p>0.3397351818</text:p>
          </table:table-cell>
          <table:table-cell/>
          <table:table-cell office:value-type="float" office:value="7.5">
            <text:p>7.5</text:p>
          </table:table-cell>
          <table:table-cell table:number-columns-repeated="1018"/>
        </table:table-row>
        <table:table-row table:style-name="ro1">
          <table:table-cell table:formula="of:=SIN([.F78])" office:value-type="float" office:value="0.967919672031486">
            <text:p>0.967919672</text:p>
          </table:table-cell>
          <table:table-cell table:formula="of:=COS([.F78])*[.F78]" office:value-type="float" office:value="1.90957480362514">
            <text:p>1.9095748036</text:p>
          </table:table-cell>
          <table:table-cell table:formula="of:=[.F78]/100" office:value-type="float" office:value="0.076">
            <text:p>0.076</text:p>
          </table:table-cell>
          <table:table-cell table:formula="of:=SIN(COS([.F78]))" office:value-type="float" office:value="0.248624439718792">
            <text:p>0.2486244397</text:p>
          </table:table-cell>
          <table:table-cell/>
          <table:table-cell office:value-type="float" office:value="7.6">
            <text:p>7.6</text:p>
          </table:table-cell>
          <table:table-cell table:number-columns-repeated="1018"/>
        </table:table-row>
        <table:table-row table:style-name="ro1">
          <table:table-cell table:formula="of:=SIN([.F79])" office:value-type="float" office:value="0.988168233877">
            <text:p>0.9881682339</text:p>
          </table:table-cell>
          <table:table-cell table:formula="of:=COS([.F79])*[.F79]" office:value-type="float" office:value="1.18097873769156">
            <text:p>1.1809787377</text:p>
          </table:table-cell>
          <table:table-cell table:formula="of:=[.F79]/100" office:value-type="float" office:value="0.077">
            <text:p>0.077</text:p>
          </table:table-cell>
          <table:table-cell table:formula="of:=SIN(COS([.F79]))" office:value-type="float" office:value="0.152773252826497">
            <text:p>0.1527732528</text:p>
          </table:table-cell>
          <table:table-cell/>
          <table:table-cell office:value-type="float" office:value="7.7">
            <text:p>7.7</text:p>
          </table:table-cell>
          <table:table-cell table:number-columns-repeated="1018"/>
        </table:table-row>
        <table:table-row table:style-name="ro1">
          <table:table-cell table:formula="of:=SIN([.F80])" office:value-type="float" office:value="0.998543345374605">
            <text:p>0.9985433454</text:p>
          </table:table-cell>
          <table:table-cell table:formula="of:=COS([.F80])*[.F80]" office:value-type="float" office:value="0.420852280388668">
            <text:p>0.4208522804</text:p>
          </table:table-cell>
          <table:table-cell table:formula="of:=[.F80]/100" office:value-type="float" office:value="0.078">
            <text:p>0.078</text:p>
          </table:table-cell>
          <table:table-cell table:formula="of:=SIN(COS([.F80]))" office:value-type="float" office:value="0.0539292453161693">
            <text:p>0.0539292453</text:p>
          </table:table-cell>
          <table:table-cell/>
          <table:table-cell office:value-type="float" office:value="7.8">
            <text:p>7.8</text:p>
          </table:table-cell>
          <table:table-cell table:number-columns-repeated="1018"/>
        </table:table-row>
        <table:table-row table:style-name="ro1">
          <table:table-cell table:formula="of:=SIN([.F81])" office:value-type="float" office:value="0.998941341839772">
            <text:p>0.9989413418</text:p>
          </table:table-cell>
          <table:table-cell table:formula="of:=COS([.F81])*[.F81]" office:value-type="float" office:value="-0.363416792552342">
            <text:p>-0.3634167926</text:p>
          </table:table-cell>
          <table:table-cell table:formula="of:=[.F81]/100" office:value-type="float" office:value="0.079">
            <text:p>0.079</text:p>
          </table:table-cell>
          <table:table-cell table:formula="of:=SIN(COS([.F81]))" office:value-type="float" office:value="-0.045985902440508">
            <text:p>-0.0459859024</text:p>
          </table:table-cell>
          <table:table-cell/>
          <table:table-cell office:value-type="float" office:value="7.9">
            <text:p>7.9</text:p>
          </table:table-cell>
          <table:table-cell table:number-columns-repeated="1018"/>
        </table:table-row>
        <table:table-row table:style-name="ro1">
          <table:table-cell table:formula="of:=SIN([.F82])" office:value-type="float" office:value="0.989358246623382">
            <text:p>0.9893582466</text:p>
          </table:table-cell>
          <table:table-cell table:formula="of:=COS([.F82])*[.F82]" office:value-type="float" office:value="-1.16400027046891">
            <text:p>-1.1640002705</text:p>
          </table:table-cell>
          <table:table-cell table:formula="of:=[.F82]/100" office:value-type="float" office:value="0.08">
            <text:p>0.08</text:p>
          </table:table-cell>
          <table:table-cell table:formula="of:=SIN(COS([.F82]))" office:value-type="float" office:value="-0.144987198032671">
            <text:p>-0.144987198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formula="of:=SIN([.F83])" office:value-type="float" office:value="0.969889810845086">
            <text:p>0.9698898108</text:p>
          </table:table-cell>
          <table:table-cell table:formula="of:=COS([.F83])*[.F83]" office:value-type="float" office:value="-1.97270764525991">
            <text:p>-1.9727076453</text:p>
          </table:table-cell>
          <table:table-cell table:formula="of:=[.F83]/100" office:value-type="float" office:value="0.081">
            <text:p>0.081</text:p>
          </table:table-cell>
          <table:table-cell table:formula="of:=SIN(COS([.F83]))" office:value-type="float" office:value="-0.241143697439552">
            <text:p>-0.2411436974</text:p>
          </table:table-cell>
          <table:table-cell/>
          <table:table-cell office:value-type="float" office:value="8.1">
            <text:p>8.1</text:p>
          </table:table-cell>
          <table:table-cell table:number-columns-repeated="1018"/>
        </table:table-row>
        <table:table-row table:style-name="ro1">
          <table:table-cell table:formula="of:=SIN([.F84])" office:value-type="float" office:value="0.940730556679773">
            <text:p>0.9407305567</text:p>
          </table:table-cell>
          <table:table-cell table:formula="of:=COS([.F84])*[.F84]" office:value-type="float" office:value="-2.78106986006744">
            <text:p>-2.7810698601</text:p>
          </table:table-cell>
          <table:table-cell table:formula="of:=[.F84]/100" office:value-type="float" office:value="0.082">
            <text:p>0.082</text:p>
          </table:table-cell>
          <table:table-cell table:formula="of:=SIN(COS([.F84]))" office:value-type="float" office:value="-0.332690214386922">
            <text:p>-0.3326902144</text:p>
          </table:table-cell>
          <table:table-cell/>
          <table:table-cell office:value-type="float" office:value="8.2">
            <text:p>8.2</text:p>
          </table:table-cell>
          <table:table-cell table:number-columns-repeated="1018"/>
        </table:table-row>
        <table:table-row table:style-name="ro1">
          <table:table-cell table:formula="of:=SIN([.F85])" office:value-type="float" office:value="0.902171833756293">
            <text:p>0.9021718338</text:p>
          </table:table-cell>
          <table:table-cell table:formula="of:=COS([.F85])*[.F85]" office:value-type="float" office:value="-3.58042781325615">
            <text:p>-3.5804278133</text:p>
          </table:table-cell>
          <table:table-cell table:formula="of:=[.F85]/100" office:value-type="float" office:value="0.083">
            <text:p>0.083</text:p>
          </table:table-cell>
          <table:table-cell table:formula="of:=SIN(COS([.F85]))" office:value-type="float" office:value="-0.418121911823344">
            <text:p>-0.4181219118</text:p>
          </table:table-cell>
          <table:table-cell/>
          <table:table-cell office:value-type="float" office:value="8.3">
            <text:p>8.3</text:p>
          </table:table-cell>
          <table:table-cell table:number-columns-repeated="1018"/>
        </table:table-row>
        <table:table-row table:style-name="ro1">
          <table:table-cell table:formula="of:=SIN([.F86])" office:value-type="float" office:value="0.85459890808828">
            <text:p>0.8545989081</text:p>
          </table:table-cell>
          <table:table-cell table:formula="of:=COS([.F86])*[.F86]" office:value-type="float" office:value="-4.36202469458016">
            <text:p>-4.3620246946</text:p>
          </table:table-cell>
          <table:table-cell table:formula="of:=[.F86]/100" office:value-type="float" office:value="0.084">
            <text:p>0.084</text:p>
          </table:table-cell>
          <table:table-cell table:formula="of:=SIN(COS([.F86]))" office:value-type="float" office:value="-0.496262692580983">
            <text:p>-0.4962626926</text:p>
          </table:table-cell>
          <table:table-cell/>
          <table:table-cell office:value-type="float" office:value="8.4">
            <text:p>8.4</text:p>
          </table:table-cell>
          <table:table-cell table:number-columns-repeated="1018"/>
        </table:table-row>
        <table:table-row table:style-name="ro1">
          <table:table-cell table:formula="of:=SIN([.F87])" office:value-type="float" office:value="0.79848711262349">
            <text:p>0.7984871126</text:p>
          </table:table-cell>
          <table:table-cell table:formula="of:=COS([.F87])*[.F87]" office:value-type="float" office:value="-5.117101172821">
            <text:p>-5.1171011728</text:p>
          </table:table-cell>
          <table:table-cell table:formula="of:=[.F87]/100" office:value-type="float" office:value="0.085">
            <text:p>0.085</text:p>
          </table:table-cell>
          <table:table-cell table:formula="of:=SIN(COS([.F87]))" office:value-type="float" office:value="-0.566301824448259">
            <text:p>-0.5663018244</text:p>
          </table:table-cell>
          <table:table-cell/>
          <table:table-cell office:value-type="float" office:value="8.5">
            <text:p>8.5</text:p>
          </table:table-cell>
          <table:table-cell table:number-columns-repeated="1018"/>
        </table:table-row>
        <table:table-row table:style-name="ro1">
          <table:table-cell table:formula="of:=SIN([.F88])" office:value-type="float" office:value="0.734397097874113">
            <text:p>0.7343970979</text:p>
          </table:table-cell>
          <table:table-cell table:formula="of:=COS([.F88])*[.F88]" office:value-type="float" office:value="-5.83699240695211">
            <text:p>-5.836992407</text:p>
          </table:table-cell>
          <table:table-cell table:formula="of:=[.F88]/100" office:value-type="float" office:value="0.086">
            <text:p>0.086</text:p>
          </table:table-cell>
          <table:table-cell table:formula="of:=SIN(COS([.F88]))" office:value-type="float" office:value="-0.627797252935879">
            <text:p>-0.6277972529</text:p>
          </table:table-cell>
          <table:table-cell/>
          <table:table-cell office:value-type="float" office:value="8.6">
            <text:p>8.6</text:p>
          </table:table-cell>
          <table:table-cell table:number-columns-repeated="1018"/>
        </table:table-row>
        <table:table-row table:style-name="ro1">
          <table:table-cell table:formula="of:=SIN([.F89])" office:value-type="float" office:value="0.662969230082183">
            <text:p>0.6629692301</text:p>
          </table:table-cell>
          <table:table-cell table:formula="of:=COS([.F89])*[.F89]" office:value-type="float" office:value="-6.51322581669737">
            <text:p>-6.5132258167</text:p>
          </table:table-cell>
          <table:table-cell table:formula="of:=[.F89]/100" office:value-type="float" office:value="0.087">
            <text:p>0.087</text:p>
          </table:table-cell>
          <table:table-cell table:formula="of:=SIN(COS([.F89]))" office:value-type="float" office:value="-0.680647901739767">
            <text:p>-0.6806479017</text:p>
          </table:table-cell>
          <table:table-cell/>
          <table:table-cell office:value-type="float" office:value="8.7">
            <text:p>8.7</text:p>
          </table:table-cell>
          <table:table-cell table:number-columns-repeated="1018"/>
        </table:table-row>
        <table:table-row table:style-name="ro1">
          <table:table-cell table:formula="of:=SIN([.F90])" office:value-type="float" office:value="0.584917192891762">
            <text:p>0.5849171929</text:p>
          </table:table-cell>
          <table:table-cell table:formula="of:=COS([.F90])*[.F90]" office:value-type="float" office:value="-7.13761852374257">
            <text:p>-7.1376185237</text:p>
          </table:table-cell>
          <table:table-cell table:formula="of:=[.F90]/100" office:value-type="float" office:value="0.088">
            <text:p>0.088</text:p>
          </table:table-cell>
          <table:table-cell table:formula="of:=SIN(COS([.F90]))" office:value-type="float" office:value="-0.725040373057227">
            <text:p>-0.7250403731</text:p>
          </table:table-cell>
          <table:table-cell/>
          <table:table-cell office:value-type="float" office:value="8.8">
            <text:p>8.8</text:p>
          </table:table-cell>
          <table:table-cell table:number-columns-repeated="1018"/>
        </table:table-row>
        <table:table-row table:style-name="ro1">
          <table:table-cell table:formula="of:=SIN([.F91])" office:value-type="float" office:value="0.501020856457885">
            <text:p>0.5010208565</text:p>
          </table:table-cell>
          <table:table-cell table:formula="of:=COS([.F91])*[.F91]" office:value-type="float" office:value="-7.7023733622459">
            <text:p>-7.7023733622</text:p>
          </table:table-cell>
          <table:table-cell table:formula="of:=[.F91]/100" office:value-type="float" office:value="0.089">
            <text:p>0.089</text:p>
          </table:table-cell>
          <table:table-cell table:formula="of:=SIN(COS([.F91]))" office:value-type="float" office:value="-0.761377485716542">
            <text:p>-0.7613774857</text:p>
          </table:table-cell>
          <table:table-cell/>
          <table:table-cell office:value-type="float" office:value="8.9">
            <text:p>8.9</text:p>
          </table:table-cell>
          <table:table-cell table:number-columns-repeated="1018"/>
        </table:table-row>
        <table:table-row table:style-name="ro1">
          <table:table-cell table:formula="of:=SIN([.F92])" office:value-type="float" office:value="0.412118485241757">
            <text:p>0.4121184852</text:p>
          </table:table-cell>
          <table:table-cell table:formula="of:=COS([.F92])*[.F92]" office:value-type="float" office:value="-8.20017235696209">
            <text:p>-8.200172357</text:p>
          </table:table-cell>
          <table:table-cell table:formula="of:=[.F92]/100" office:value-type="float" office:value="0.09">
            <text:p>0.09</text:p>
          </table:table-cell>
          <table:table-cell table:formula="of:=SIN(COS([.F92]))" office:value-type="float" office:value="-0.790196928677509">
            <text:p>-0.7901969287</text:p>
          </table:table-cell>
          <table:table-cell/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formula="of:=SIN([.F93])" office:value-type="float" office:value="0.319098362349352">
            <text:p>0.3190983623</text:p>
          </table:table-cell>
          <table:table-cell table:formula="of:=COS([.F93])*[.F93]" office:value-type="float" office:value="-8.62426657939312">
            <text:p>-8.6242665794</text:p>
          </table:table-cell>
          <table:table-cell table:formula="of:=[.F93]/100" office:value-type="float" office:value="0.091">
            <text:p>0.091</text:p>
          </table:table-cell>
          <table:table-cell table:formula="of:=SIN(COS([.F93]))" office:value-type="float" office:value="-0.812088089166184">
            <text:p>-0.8120880892</text:p>
          </table:table-cell>
          <table:table-cell/>
          <table:table-cell office:value-type="float" office:value="9.1">
            <text:p>9.1</text:p>
          </table:table-cell>
          <table:table-cell table:number-columns-repeated="1018"/>
        </table:table-row>
        <table:table-row table:style-name="ro1">
          <table:table-cell table:formula="of:=SIN([.F94])" office:value-type="float" office:value="0.222889914100248">
            <text:p>0.2228899141</text:p>
          </table:table-cell>
          <table:table-cell table:formula="of:=COS([.F94])*[.F94]" office:value-type="float" office:value="-8.9685613169183">
            <text:p>-8.9685613169</text:p>
          </table:table-cell>
          <table:table-cell table:formula="of:=[.F94]/100" office:value-type="float" office:value="0.092">
            <text:p>0.092</text:p>
          </table:table-cell>
          <table:table-cell table:formula="of:=SIN(COS([.F94]))" office:value-type="float" office:value="-0.827614123374952">
            <text:p>-0.8276141234</text:p>
          </table:table-cell>
          <table:table-cell/>
          <table:table-cell office:value-type="float" office:value="9.2">
            <text:p>9.2</text:p>
          </table:table-cell>
          <table:table-cell table:number-columns-repeated="1018"/>
        </table:table-row>
        <table:table-row table:style-name="ro1">
          <table:table-cell table:formula="of:=SIN([.F95])" office:value-type="float" office:value="0.124454423507062">
            <text:p>0.1244544235</text:p>
          </table:table-cell>
          <table:table-cell table:formula="of:=COS([.F95])*[.F95]" office:value-type="float" office:value="-9.22769552670921">
            <text:p>-9.2276955267</text:p>
          </table:table-cell>
          <table:table-cell table:formula="of:=[.F95]/100" office:value-type="float" office:value="0.093">
            <text:p>0.093</text:p>
          </table:table-cell>
          <table:table-cell table:formula="of:=SIN(COS([.F95]))" office:value-type="float" office:value="-0.837244921074962">
            <text:p>-0.8372449211</text:p>
          </table:table-cell>
          <table:table-cell/>
          <table:table-cell office:value-type="float" office:value="9.3">
            <text:p>9.3</text:p>
          </table:table-cell>
          <table:table-cell table:number-columns-repeated="1018"/>
        </table:table-row>
        <table:table-row table:style-name="ro1">
          <table:table-cell table:formula="of:=SIN([.F96])" office:value-type="float" office:value="0.0247754254533578">
            <text:p>0.0247754255</text:p>
          </table:table-cell>
          <table:table-cell table:formula="of:=COS([.F96])*[.F96]" office:value-type="float" office:value="-9.39711459513094">
            <text:p>-9.3971145951</text:p>
          </table:table-cell>
          <table:table-cell table:formula="of:=[.F96]/100" office:value-type="float" office:value="0.094">
            <text:p>0.094</text:p>
          </table:table-cell>
          <table:table-cell table:formula="of:=SIN(COS([.F96]))" office:value-type="float" office:value="-0.841305095071278">
            <text:p>-0.8413050951</text:p>
          </table:table-cell>
          <table:table-cell/>
          <table:table-cell office:value-type="float" office:value="9.4">
            <text:p>9.4</text:p>
          </table:table-cell>
          <table:table-cell table:number-columns-repeated="1018"/>
        </table:table-row>
        <table:table-row table:style-name="ro1">
          <table:table-cell table:formula="of:=SIN([.F97])" office:value-type="float" office:value="-0.0751511204618093">
            <text:p>-0.0751511205</text:p>
          </table:table-cell>
          <table:table-cell table:formula="of:=COS([.F97])*[.F97]" office:value-type="float" office:value="-9.4731354838656">
            <text:p>-9.4731354839</text:p>
          </table:table-cell>
          <table:table-cell table:formula="of:=[.F97]/100" office:value-type="float" office:value="0.095">
            <text:p>0.095</text:p>
          </table:table-cell>
          <table:table-cell table:formula="of:=SIN(COS([.F97]))" office:value-type="float" office:value="-0.839939731822998">
            <text:p>-0.8399397318</text:p>
          </table:table-cell>
          <table:table-cell/>
          <table:table-cell office:value-type="float" office:value="9.5">
            <text:p>9.5</text:p>
          </table:table-cell>
          <table:table-cell table:number-columns-repeated="1018"/>
        </table:table-row>
        <table:table-row table:style-name="ro1">
          <table:table-cell table:formula="of:=SIN([.F98])" office:value-type="float" office:value="-0.17432678122298">
            <text:p>-0.1743267812</text:p>
          </table:table-cell>
          <table:table-cell table:formula="of:=COS([.F98])*[.F98]" office:value-type="float" office:value="-9.45300341562362">
            <text:p>-9.4530034156</text:p>
          </table:table-cell>
          <table:table-cell table:formula="of:=[.F98]/100" office:value-type="float" office:value="0.096">
            <text:p>0.096</text:p>
          </table:table-cell>
          <table:table-cell table:formula="of:=SIN(COS([.F98]))" office:value-type="float" office:value="-0.833099476816144">
            <text:p>-0.8330994768</text:p>
          </table:table-cell>
          <table:table-cell/>
          <table:table-cell office:value-type="float" office:value="9.6">
            <text:p>9.6</text:p>
          </table:table-cell>
          <table:table-cell table:number-columns-repeated="1018"/>
        </table:table-row>
        <table:table-row table:style-name="ro1">
          <table:table-cell table:formula="of:=SIN([.F99])" office:value-type="float" office:value="-0.271760626410944">
            <text:p>-0.2717606264</text:p>
          </table:table-cell>
          <table:table-cell table:formula="of:=COS([.F99])*[.F99]" office:value-type="float" office:value="-9.33493933436371">
            <text:p>-9.3349393344</text:p>
          </table:table-cell>
          <table:table-cell table:formula="of:=[.F99]/100" office:value-type="float" office:value="0.097">
            <text:p>0.097</text:p>
          </table:table-cell>
          <table:table-cell table:formula="of:=SIN(COS([.F99]))" office:value-type="float" office:value="-0.820545582157184">
            <text:p>-0.8205455822</text:p>
          </table:table-cell>
          <table:table-cell/>
          <table:table-cell office:value-type="float" office:value="9.7">
            <text:p>9.7</text:p>
          </table:table-cell>
          <table:table-cell table:number-columns-repeated="1018"/>
        </table:table-row>
        <table:table-row table:style-name="ro1">
          <table:table-cell table:formula="of:=SIN([.F100])" office:value-type="float" office:value="-0.366479129251928">
            <text:p>-0.3664791293</text:p>
          </table:table-cell>
          <table:table-cell table:formula="of:=COS([.F100])*[.F100]" office:value-type="float" office:value="-9.11817746662658">
            <text:p>-9.1181774666</text:p>
          </table:table-cell>
          <table:table-cell table:formula="of:=[.F100]/100" office:value-type="float" office:value="0.098">
            <text:p>0.098</text:p>
          </table:table-cell>
          <table:table-cell table:formula="of:=SIN(COS([.F100]))" office:value-type="float" office:value="-0.801874707995642">
            <text:p>-0.801874708</text:p>
          </table:table-cell>
          <table:table-cell/>
          <table:table-cell office:value-type="float" office:value="9.8">
            <text:p>9.8</text:p>
          </table:table-cell>
          <table:table-cell table:number-columns-repeated="1018"/>
        </table:table-row>
        <table:table-row table:style-name="ro1">
          <table:table-cell table:formula="of:=SIN([.F101])" office:value-type="float" office:value="-0.457535893775321">
            <text:p>-0.4575358938</text:p>
          </table:table-cell>
          <table:table-cell table:formula="of:=COS([.F101])*[.F101]" office:value-type="float" office:value="-8.80299241099107">
            <text:p>-8.802992411</text:p>
          </table:table-cell>
          <table:table-cell table:formula="of:=[.F101]/100" office:value-type="float" office:value="0.099">
            <text:p>0.099</text:p>
          </table:table-cell>
          <table:table-cell table:formula="of:=SIN(COS([.F101]))" office:value-type="float" office:value="-0.776562395123681">
            <text:p>-0.7765623951</text:p>
          </table:table-cell>
          <table:table-cell/>
          <table:table-cell office:value-type="float" office:value="9.9">
            <text:p>9.9</text:p>
          </table:table-cell>
          <table:table-cell table:number-columns-repeated="1018"/>
        </table:table-row>
        <table:table-row table:style-name="ro1">
          <table:table-cell table:formula="of:=SIN([.F102])" office:value-type="float" office:value="-0.54402111088937">
            <text:p>-0.5440211109</text:p>
          </table:table-cell>
          <table:table-cell table:formula="of:=COS([.F102])*[.F102]" office:value-type="float" office:value="-8.39071529076452">
            <text:p>-8.3907152908</text:p>
          </table:table-cell>
          <table:table-cell table:formula="of:=[.F102]/100" office:value-type="float" office:value="0.1">
            <text:p>0.1</text:p>
          </table:table-cell>
          <table:table-cell table:formula="of:=SIN(COS([.F102]))" office:value-type="float" office:value="-0.744023079270704">
            <text:p>-0.7440230793</text:p>
          </table:table-cell>
          <table:table-cell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formula="of:=SIN([.F103])" office:value-type="float" office:value="-0.625070648892882">
            <text:p>-0.6250706489</text:p>
          </table:table-cell>
          <table:table-cell table:formula="of:=COS([.F103])*[.F103]" office:value-type="float" office:value="-7.88373861970876">
            <text:p>-7.8837386197</text:p>
          </table:table-cell>
          <table:table-cell table:formula="of:=[.F103]/100" office:value-type="float" office:value="0.101">
            <text:p>0.101</text:p>
          </table:table-cell>
          <table:table-cell table:formula="of:=SIN(COS([.F103]))" office:value-type="float" office:value="-0.703683232633591">
            <text:p>-0.7036832326</text:p>
          </table:table-cell>
          <table:table-cell/>
          <table:table-cell office:value-type="float" office:value="10.1">
            <text:p>10.1</text:p>
          </table:table-cell>
          <table:table-cell table:number-columns-repeated="1018"/>
        </table:table-row>
        <table:table-row table:style-name="ro1">
          <table:table-cell table:formula="of:=SIN([.F104])" office:value-type="float" office:value="-0.699874687593544">
            <text:p>-0.6998746876</text:p>
          </table:table-cell>
          <table:table-cell table:formula="of:=COS([.F104])*[.F104]" office:value-type="float" office:value="-7.28550965067743">
            <text:p>-7.2855096507</text:p>
          </table:table-cell>
          <table:table-cell table:formula="of:=[.F104]/100" office:value-type="float" office:value="0.102">
            <text:p>0.102</text:p>
          </table:table-cell>
          <table:table-cell table:formula="of:=SIN(COS([.F104]))" office:value-type="float" office:value="-0.655062738779625">
            <text:p>-0.6550627388</text:p>
          </table:table-cell>
          <table:table-cell/>
          <table:table-cell office:value-type="float" office:value="10.2">
            <text:p>10.2</text:p>
          </table:table-cell>
          <table:table-cell table:number-columns-repeated="1018"/>
        </table:table-row>
        <table:table-row table:style-name="ro1">
          <table:table-cell table:formula="of:=SIN([.F105])" office:value-type="float" office:value="-0.767685809763582">
            <text:p>-0.7676858098</text:p>
          </table:table-cell>
          <table:table-cell table:formula="of:=COS([.F105])*[.F105]" office:value-type="float" office:value="-6.60051210122843">
            <text:p>-6.6005121012</text:p>
          </table:table-cell>
          <table:table-cell table:formula="of:=[.F105]/100" office:value-type="float" office:value="0.103">
            <text:p>0.103</text:p>
          </table:table-cell>
          <table:table-cell table:formula="of:=SIN(COS([.F105]))" office:value-type="float" office:value="-0.597858103402033">
            <text:p>-0.5978581034</text:p>
          </table:table-cell>
          <table:table-cell/>
          <table:table-cell office:value-type="float" office:value="10.3">
            <text:p>10.3</text:p>
          </table:table-cell>
          <table:table-cell table:number-columns-repeated="1018"/>
        </table:table-row>
        <table:table-row table:style-name="ro1">
          <table:table-cell table:formula="of:=SIN([.F106])" office:value-type="float" office:value="-0.827826469085654">
            <text:p>-0.8278264691</text:p>
          </table:table-cell>
          <table:table-cell table:formula="of:=COS([.F106])*[.F106]" office:value-type="float" office:value="-5.83423627724318">
            <text:p>-5.8342362772</text:p>
          </table:table-cell>
          <table:table-cell table:formula="of:=[.F106]/100" office:value-type="float" office:value="0.104">
            <text:p>0.104</text:p>
          </table:table-cell>
          <table:table-cell table:formula="of:=SIN(COS([.F106]))" office:value-type="float" office:value="-0.532019857625349">
            <text:p>-0.5320198576</text:p>
          </table:table-cell>
          <table:table-cell/>
          <table:table-cell office:value-type="float" office:value="10.4">
            <text:p>10.4</text:p>
          </table:table-cell>
          <table:table-cell table:number-columns-repeated="1018"/>
        </table:table-row>
        <table:table-row table:style-name="ro1">
          <table:table-cell table:formula="of:=SIN([.F107])" office:value-type="float" office:value="-0.87969575997167">
            <text:p>-0.87969576</text:p>
          </table:table-cell>
          <table:table-cell table:formula="of:=COS([.F107])*[.F107]" office:value-type="float" office:value="-4.99313774395792">
            <text:p>-4.993137744</text:p>
          </table:table-cell>
          <table:table-cell table:formula="of:=[.F107]/100" office:value-type="float" office:value="0.105">
            <text:p>0.105</text:p>
          </table:table-cell>
          <table:table-cell table:formula="of:=SIN(COS([.F107]))" office:value-type="float" office:value="-0.457815867391453">
            <text:p>-0.4578158674</text:p>
          </table:table-cell>
          <table:table-cell/>
          <table:table-cell office:value-type="float" office:value="10.5">
            <text:p>10.5</text:p>
          </table:table-cell>
          <table:table-cell table:number-columns-repeated="1018"/>
        </table:table-row>
        <table:table-row table:style-name="ro1">
          <table:table-cell table:formula="of:=SIN([.F108])" office:value-type="float" office:value="-0.922775421612807">
            <text:p>-0.9227754216</text:p>
          </table:table-cell>
          <table:table-cell table:formula="of:=COS([.F108])*[.F108]" office:value-type="float" office:value="-4.08458482218139">
            <text:p>-4.0845848222</text:p>
          </table:table-cell>
          <table:table-cell table:formula="of:=[.F108]/100" office:value-type="float" office:value="0.106">
            <text:p>0.106</text:p>
          </table:table-cell>
          <table:table-cell table:formula="of:=SIN(COS([.F108]))" office:value-type="float" office:value="-0.375872549941891">
            <text:p>-0.3758725499</text:p>
          </table:table-cell>
          <table:table-cell/>
          <table:table-cell office:value-type="float" office:value="10.6">
            <text:p>10.6</text:p>
          </table:table-cell>
          <table:table-cell table:number-columns-repeated="1018"/>
        </table:table-row>
        <table:table-row table:style-name="ro1">
          <table:table-cell table:formula="of:=SIN([.F109])" office:value-type="float" office:value="-0.956635016270188">
            <text:p>-0.9566350163</text:p>
          </table:table-cell>
          <table:table-cell table:formula="of:=COS([.F109])*[.F109]" office:value-type="float" office:value="-3.11679531441838">
            <text:p>-3.1167953144</text:p>
          </table:table-cell>
          <table:table-cell table:formula="of:=[.F109]/100" office:value-type="float" office:value="0.107">
            <text:p>0.107</text:p>
          </table:table-cell>
          <table:table-cell table:formula="of:=SIN(COS([.F109]))" office:value-type="float" office:value="-0.287187433414222">
            <text:p>-0.2871874334</text:p>
          </table:table-cell>
          <table:table-cell/>
          <table:table-cell office:value-type="float" office:value="10.7">
            <text:p>10.7</text:p>
          </table:table-cell>
          <table:table-cell table:number-columns-repeated="1018"/>
        </table:table-row>
        <table:table-row table:style-name="ro1">
          <table:table-cell table:formula="of:=SIN([.F110])" office:value-type="float" office:value="-0.980936230066492">
            <text:p>-0.9809362301</text:p>
          </table:table-cell>
          <table:table-cell table:formula="of:=COS([.F110])*[.F110]" office:value-type="float" office:value="-2.09876298971762">
            <text:p>-2.0987629897</text:p>
          </table:table-cell>
          <table:table-cell table:formula="of:=[.F110]/100" office:value-type="float" office:value="0.108">
            <text:p>0.108</text:p>
          </table:table-cell>
          <table:table-cell table:formula="of:=SIN(COS([.F110]))" office:value-type="float" office:value="-0.193109097798203">
            <text:p>-0.1931090978</text:p>
          </table:table-cell>
          <table:table-cell/>
          <table:table-cell office:value-type="float" office:value="10.8">
            <text:p>10.8</text:p>
          </table:table-cell>
          <table:table-cell table:number-columns-repeated="1018"/>
        </table:table-row>
        <table:table-row table:style-name="ro1">
          <table:table-cell table:formula="of:=SIN([.F111])" office:value-type="float" office:value="-0.995436253306377">
            <text:p>-0.9954362533</text:p>
          </table:table-cell>
          <table:table-cell table:formula="of:=COS([.F111])*[.F111]" office:value-type="float" office:value="-1.04017447591036">
            <text:p>-1.0401744759</text:p>
          </table:table-cell>
          <table:table-cell table:formula="of:=[.F111]/100" office:value-type="float" office:value="0.109">
            <text:p>0.109</text:p>
          </table:table-cell>
          <table:table-cell table:formula="of:=SIN(COS([.F111]))" office:value-type="float" office:value="-0.095284077164525">
            <text:p>-0.0952840772</text:p>
          </table:table-cell>
          <table:table-cell/>
          <table:table-cell office:value-type="float" office:value="10.9">
            <text:p>10.9</text:p>
          </table:table-cell>
          <table:table-cell table:number-columns-repeated="1018"/>
        </table:table-row>
        <table:table-row table:style-name="ro1">
          <table:table-cell table:formula="of:=SIN([.F112])" office:value-type="float" office:value="-0.999990206550704">
            <text:p>-0.9999902066</text:p>
          </table:table-cell>
          <table:table-cell table:formula="of:=COS([.F112])*[.F112]" office:value-type="float" office:value="0.0486826778685586">
            <text:p>0.0486826779</text:p>
          </table:table-cell>
          <table:table-cell table:formula="of:=[.F112]/100" office:value-type="float" office:value="0.11">
            <text:p>0.11</text:p>
          </table:table-cell>
          <table:table-cell table:formula="of:=SIN(COS([.F112]))" office:value-type="float" office:value="0.0044256835405194">
            <text:p>0.0044256835</text:p>
          </table:table-cell>
          <table:table-cell/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formula="of:=SIN([.F113])" office:value-type="float" office:value="-0.994552588203989">
            <text:p>-0.9945525882</text:p>
          </table:table-cell>
          <table:table-cell table:formula="of:=COS([.F113])*[.F113]" office:value-type="float" office:value="1.15701989820924">
            <text:p>1.1570198982</text:p>
          </table:table-cell>
          <table:table-cell table:formula="of:=[.F113]/100" office:value-type="float" office:value="0.111">
            <text:p>0.111</text:p>
          </table:table-cell>
          <table:table-cell table:formula="of:=SIN(COS([.F113]))" office:value-type="float" office:value="0.104047372716975">
            <text:p>0.1040473727</text:p>
          </table:table-cell>
          <table:table-cell/>
          <table:table-cell office:value-type="float" office:value="11.1">
            <text:p>11.1</text:p>
          </table:table-cell>
          <table:table-cell table:number-columns-repeated="1018"/>
        </table:table-row>
        <table:table-row table:style-name="ro1">
          <table:table-cell table:formula="of:=SIN([.F114])" office:value-type="float" office:value="-0.979177729151317">
            <text:p>-0.9791777292</text:p>
          </table:table-cell>
          <table:table-cell table:formula="of:=COS([.F114])*[.F114]" office:value-type="float" office:value="2.27365447477002">
            <text:p>2.2736544748</text:p>
          </table:table-cell>
          <table:table-cell table:formula="of:=[.F114]/100" office:value-type="float" office:value="0.112">
            <text:p>0.112</text:p>
          </table:table-cell>
          <table:table-cell table:formula="of:=SIN(COS([.F114]))" office:value-type="float" office:value="0.201613396050463">
            <text:p>0.2016133961</text:p>
          </table:table-cell>
          <table:table-cell/>
          <table:table-cell office:value-type="float" office:value="11.2">
            <text:p>11.2</text:p>
          </table:table-cell>
          <table:table-cell table:number-columns-repeated="1018"/>
        </table:table-row>
        <table:table-row table:style-name="ro1">
          <table:table-cell table:formula="of:=SIN([.F115])" office:value-type="float" office:value="-0.954019249902089">
            <text:p>-0.9540192499</text:p>
          </table:table-cell>
          <table:table-cell table:formula="of:=COS([.F115])*[.F115]" office:value-type="float" office:value="3.38712237903027">
            <text:p>3.387122379</text:p>
          </table:table-cell>
          <table:table-cell table:formula="of:=[.F115]/100" office:value-type="float" office:value="0.113">
            <text:p>0.113</text:p>
          </table:table-cell>
          <table:table-cell table:formula="of:=SIN(COS([.F115]))" office:value-type="float" office:value="0.295276914222051">
            <text:p>0.2952769142</text:p>
          </table:table-cell>
          <table:table-cell/>
          <table:table-cell office:value-type="float" office:value="11.3">
            <text:p>11.3</text:p>
          </table:table-cell>
          <table:table-cell table:number-columns-repeated="1018"/>
        </table:table-row>
        <table:table-row table:style-name="ro1">
          <table:table-cell table:formula="of:=SIN([.F116])" office:value-type="float" office:value="-0.919328525664676">
            <text:p>-0.9193285257</text:p>
          </table:table-cell>
          <table:table-cell table:formula="of:=COS([.F116])*[.F116]" office:value-type="float" office:value="4.48579587636596">
            <text:p>4.4857958764</text:p>
          </table:table-cell>
          <table:table-cell table:formula="of:=[.F116]/100" office:value-type="float" office:value="0.114">
            <text:p>0.114</text:p>
          </table:table-cell>
          <table:table-cell table:formula="of:=SIN(COS([.F116]))" office:value-type="float" office:value="0.383414825963675">
            <text:p>0.383414826</text:p>
          </table:table-cell>
          <table:table-cell/>
          <table:table-cell office:value-type="float" office:value="11.4">
            <text:p>11.4</text:p>
          </table:table-cell>
          <table:table-cell table:number-columns-repeated="1018"/>
        </table:table-row>
        <table:table-row table:style-name="ro1">
          <table:table-cell table:formula="of:=SIN([.F117])" office:value-type="float" office:value="-0.875452174688428">
            <text:p>-0.8754521747</text:p>
          </table:table-cell>
          <table:table-cell table:formula="of:=COS([.F117])*[.F117]" office:value-type="float" office:value="5.55800472565957">
            <text:p>5.5580047257</text:p>
          </table:table-cell>
          <table:table-cell table:formula="of:=[.F117]/100" office:value-type="float" office:value="0.115">
            <text:p>0.115</text:p>
          </table:table-cell>
          <table:table-cell table:formula="of:=SIN(COS([.F117]))" office:value-type="float" office:value="0.464707952798468">
            <text:p>0.4647079528</text:p>
          </table:table-cell>
          <table:table-cell/>
          <table:table-cell office:value-type="float" office:value="11.5">
            <text:p>11.5</text:p>
          </table:table-cell>
          <table:table-cell table:number-columns-repeated="1018"/>
        </table:table-row>
        <table:table-row table:style-name="ro1">
          <table:table-cell table:formula="of:=SIN([.F118])" office:value-type="float" office:value="-0.822828594968709">
            <text:p>-0.822828595</text:p>
          </table:table-cell>
          <table:table-cell table:formula="of:=COS([.F118])*[.F118]" office:value-type="float" office:value="6.59215970530849">
            <text:p>6.5921597053</text:p>
          </table:table-cell>
          <table:table-cell table:formula="of:=[.F118]/100" office:value-type="float" office:value="0.116">
            <text:p>0.116</text:p>
          </table:table-cell>
          <table:table-cell table:formula="of:=SIN(COS([.F118]))" office:value-type="float" office:value="0.538191297759286">
            <text:p>0.5381912978</text:p>
          </table:table-cell>
          <table:table-cell/>
          <table:table-cell office:value-type="float" office:value="11.6">
            <text:p>11.6</text:p>
          </table:table-cell>
          <table:table-cell table:number-columns-repeated="1018"/>
        </table:table-row>
        <table:table-row table:style-name="ro1">
          <table:table-cell table:formula="of:=SIN([.F119])" office:value-type="float" office:value="-0.761983583919032">
            <text:p>-0.7619835839</text:p>
          </table:table-cell>
          <table:table-cell table:formula="of:=COS([.F119])*[.F119]" office:value-type="float" office:value="7.57687716225037">
            <text:p>7.5768771623</text:p>
          </table:table-cell>
          <table:table-cell table:formula="of:=[.F119]/100" office:value-type="float" office:value="0.117">
            <text:p>0.117</text:p>
          </table:table-cell>
          <table:table-cell table:formula="of:=SIN(COS([.F119]))" office:value-type="float" office:value="0.603271143465801">
            <text:p>0.6032711435</text:p>
          </table:table-cell>
          <table:table-cell/>
          <table:table-cell office:value-type="float" office:value="11.7">
            <text:p>11.7</text:p>
          </table:table-cell>
          <table:table-cell table:number-columns-repeated="1018"/>
        </table:table-row>
        <table:table-row table:style-name="ro1">
          <table:table-cell table:formula="of:=SIN([.F120])" office:value-type="float" office:value="-0.693525084777122">
            <text:p>-0.6935250848</text:p>
          </table:table-cell>
          <table:table-cell table:formula="of:=COS([.F120])*[.F120]" office:value-type="float" office:value="8.5011032520919">
            <text:p>8.5011032521</text:p>
          </table:table-cell>
          <table:table-cell table:formula="of:=[.F120]/100" office:value-type="float" office:value="0.118">
            <text:p>0.118</text:p>
          </table:table-cell>
          <table:table-cell table:formula="of:=SIN(COS([.F120]))" office:value-type="float" office:value="0.659709750479363">
            <text:p>0.6597097505</text:p>
          </table:table-cell>
          <table:table-cell/>
          <table:table-cell office:value-type="float" office:value="11.8">
            <text:p>11.8</text:p>
          </table:table-cell>
          <table:table-cell table:number-columns-repeated="1018"/>
        </table:table-row>
        <table:table-row table:style-name="ro1">
          <table:table-cell table:formula="of:=SIN([.F121])" office:value-type="float" office:value="-0.618137112237033">
            <text:p>-0.6181371122</text:p>
          </table:table-cell>
          <table:table-cell table:formula="of:=COS([.F121])*[.F121]" office:value-type="float" office:value="9.35423652407837">
            <text:p>9.3542365241</text:p>
          </table:table-cell>
          <table:table-cell table:formula="of:=[.F121]/100" office:value-type="float" office:value="0.119">
            <text:p>0.119</text:p>
          </table:table-cell>
          <table:table-cell table:formula="of:=SIN(COS([.F121]))" office:value-type="float" office:value="0.707581891049482">
            <text:p>0.707581891</text:p>
          </table:table-cell>
          <table:table-cell/>
          <table:table-cell office:value-type="float" office:value="11.9">
            <text:p>11.9</text:p>
          </table:table-cell>
          <table:table-cell table:number-columns-repeated="1018"/>
        </table:table-row>
        <table:table-row table:style-name="ro1">
          <table:table-cell table:formula="of:=SIN([.F122])" office:value-type="float" office:value="-0.536572918000435">
            <text:p>-0.536572918</text:p>
          </table:table-cell>
          <table:table-cell table:formula="of:=COS([.F122])*[.F122]" office:value-type="float" office:value="10.1262475047899">
            <text:p>10.1262475048</text:p>
          </table:table-cell>
          <table:table-cell table:formula="of:=[.F122]/100" office:value-type="float" office:value="0.12">
            <text:p>0.12</text:p>
          </table:table-cell>
          <table:table-cell table:formula="of:=SIN(COS([.F122]))" office:value-type="float" office:value="0.74720995770471">
            <text:p>0.7472099577</text:p>
          </table:table-cell>
          <table:table-cell/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formula="of:=SIN([.F123])" office:value-type="float" office:value="-0.449647464534601">
            <text:p>-0.4496474645</text:p>
          </table:table-cell>
          <table:table-cell table:formula="of:=COS([.F123])*[.F123]" office:value-type="float" office:value="10.8077939492628">
            <text:p>10.8077939493</text:p>
          </table:table-cell>
          <table:table-cell table:formula="of:=[.F123]/100" office:value-type="float" office:value="0.121">
            <text:p>0.121</text:p>
          </table:table-cell>
          <table:table-cell table:formula="of:=SIN(COS([.F123]))" office:value-type="float" office:value="0.77908571539667">
            <text:p>0.7790857154</text:p>
          </table:table-cell>
          <table:table-cell/>
          <table:table-cell office:value-type="float" office:value="12.1">
            <text:p>12.1</text:p>
          </table:table-cell>
          <table:table-cell table:number-columns-repeated="1018"/>
        </table:table-row>
        <table:table-row table:style-name="ro1">
          <table:table-cell table:formula="of:=SIN([.F124])" office:value-type="float" office:value="-0.358229282236827">
            <text:p>-0.3582292822</text:p>
          </table:table-cell>
          <table:table-cell table:formula="of:=COS([.F124])*[.F124]" office:value-type="float" office:value="11.3903304577106">
            <text:p>11.3903304577</text:p>
          </table:table-cell>
          <table:table-cell table:formula="of:=[.F124]/100" office:value-type="float" office:value="0.122">
            <text:p>0.122</text:p>
          </table:table-cell>
          <table:table-cell table:formula="of:=SIN(COS([.F124]))" office:value-type="float" office:value="0.8037869599746">
            <text:p>0.80378696</text:p>
          </table:table-cell>
          <table:table-cell/>
          <table:table-cell office:value-type="float" office:value="12.2">
            <text:p>12.2</text:p>
          </table:table-cell>
          <table:table-cell table:number-columns-repeated="1018"/>
        </table:table-row>
        <table:table-row table:style-name="ro1">
          <table:table-cell table:formula="of:=SIN([.F125])" office:value-type="float" office:value="-0.263231791365801">
            <text:p>-0.2632317914</text:p>
          </table:table-cell>
          <table:table-cell table:formula="of:=COS([.F125])*[.F125]" office:value-type="float" office:value="11.8662112000053">
            <text:p>11.8662112</text:p>
          </table:table-cell>
          <table:table-cell table:formula="of:=[.F125]/100" office:value-type="float" office:value="0.123">
            <text:p>0.123</text:p>
          </table:table-cell>
          <table:table-cell table:formula="of:=SIN(COS([.F125]))" office:value-type="float" office:value="0.821896635138346">
            <text:p>0.8218966351</text:p>
          </table:table-cell>
          <table:table-cell/>
          <table:table-cell office:value-type="float" office:value="12.3">
            <text:p>12.3</text:p>
          </table:table-cell>
          <table:table-cell table:number-columns-repeated="1018"/>
        </table:table-row>
        <table:table-row table:style-name="ro1">
          <table:table-cell table:formula="of:=SIN([.F126])" office:value-type="float" office:value="-0.165604175448309">
            <text:p>-0.1656041754</text:p>
          </table:table-cell>
          <table:table-cell table:formula="of:=COS([.F126])*[.F126]" office:value-type="float" office:value="12.2287845482579">
            <text:p>12.2287845483</text:p>
          </table:table-cell>
          <table:table-cell table:formula="of:=[.F126]/100" office:value-type="float" office:value="0.124">
            <text:p>0.124</text:p>
          </table:table-cell>
          <table:table-cell table:formula="of:=SIN(COS([.F126]))" office:value-type="float" office:value="0.833930677937385">
            <text:p>0.8339306779</text:p>
          </table:table-cell>
          <table:table-cell/>
          <table:table-cell office:value-type="float" office:value="12.4">
            <text:p>12.4</text:p>
          </table:table-cell>
          <table:table-cell table:number-columns-repeated="1018"/>
        </table:table-row>
        <table:table-row table:style-name="ro1">
          <table:table-cell table:formula="of:=SIN([.F127])" office:value-type="float" office:value="-0.0663218973512007">
            <text:p>-0.0663218974</text:p>
          </table:table-cell>
          <table:table-cell table:formula="of:=COS([.F127])*[.F127]" office:value-type="float" office:value="12.4724784897323">
            <text:p>12.4724784897</text:p>
          </table:table-cell>
          <table:table-cell table:formula="of:=[.F127]/100" office:value-type="float" office:value="0.125">
            <text:p>0.125</text:p>
          </table:table-cell>
          <table:table-cell table:formula="of:=SIN(COS([.F127]))" office:value-type="float" office:value="0.840279351386462">
            <text:p>0.8402793514</text:p>
          </table:table-cell>
          <table:table-cell/>
          <table:table-cell office:value-type="float" office:value="12.5">
            <text:p>12.5</text:p>
          </table:table-cell>
          <table:table-cell table:number-columns-repeated="1018"/>
        </table:table-row>
        <table:table-row table:style-name="ro1">
          <table:table-cell table:formula="of:=SIN([.F128])" office:value-type="float" office:value="0.0336230472211367">
            <text:p>0.0336230472</text:p>
          </table:table-cell>
          <table:table-cell table:formula="of:=COS([.F128])*[.F128]" office:value-type="float" office:value="12.5928757773127">
            <text:p>12.5928757773</text:p>
          </table:table-cell>
          <table:table-cell table:formula="of:=[.F128]/100" office:value-type="float" office:value="0.126">
            <text:p>0.126</text:p>
          </table:table-cell>
          <table:table-cell table:formula="of:=SIN(COS([.F128]))" office:value-type="float" office:value="0.841165355560173">
            <text:p>0.8411653556</text:p>
          </table:table-cell>
          <table:table-cell/>
          <table:table-cell office:value-type="float" office:value="12.6">
            <text:p>12.6</text:p>
          </table:table-cell>
          <table:table-cell table:number-columns-repeated="1018"/>
        </table:table-row>
        <table:table-row table:style-name="ro1">
          <table:table-cell table:formula="of:=SIN([.F129])" office:value-type="float" office:value="0.133232041419944">
            <text:p>0.1332320414</text:p>
          </table:table-cell>
          <table:table-cell table:formula="of:=COS([.F129])*[.F129]" office:value-type="float" office:value="12.586777872041">
            <text:p>12.586777872</text:p>
          </table:table-cell>
          <table:table-cell table:formula="of:=[.F129]/100" office:value-type="float" office:value="0.127">
            <text:p>0.127</text:p>
          </table:table-cell>
          <table:table-cell table:formula="of:=SIN(COS([.F129]))" office:value-type="float" office:value="0.836620744669243">
            <text:p>0.8366207447</text:p>
          </table:table-cell>
          <table:table-cell/>
          <table:table-cell office:value-type="float" office:value="12.7">
            <text:p>12.7</text:p>
          </table:table-cell>
          <table:table-cell table:number-columns-repeated="1018"/>
        </table:table-row>
        <table:table-row table:style-name="ro1">
          <table:table-cell table:formula="of:=SIN([.F130])" office:value-type="float" office:value="0.231509825101539">
            <text:p>0.2315098251</text:p>
          </table:table-cell>
          <table:table-cell table:formula="of:=COS([.F130])*[.F130]" office:value-type="float" office:value="12.4522568409272">
            <text:p>12.4522568409</text:p>
          </table:table-cell>
          <table:table-cell table:formula="of:=[.F130]/100" office:value-type="float" office:value="0.128">
            <text:p>0.128</text:p>
          </table:table-cell>
          <table:table-cell table:formula="of:=SIN(COS([.F130]))" office:value-type="float" office:value="0.826483650054413">
            <text:p>0.8264836501</text:p>
          </table:table-cell>
          <table:table-cell/>
          <table:table-cell office:value-type="float" office:value="12.8">
            <text:p>12.8</text:p>
          </table:table-cell>
          <table:table-cell table:number-columns-repeated="1018"/>
        </table:table-row>
        <table:table-row table:style-name="ro1">
          <table:table-cell table:formula="of:=SIN([.F131])" office:value-type="float" office:value="0.327474439137693">
            <text:p>0.3274744391</text:p>
          </table:table-cell>
          <table:table-cell table:formula="of:=COS([.F131])*[.F131]" office:value-type="float" office:value="12.1886944922622">
            <text:p>12.1886944923</text:p>
          </table:table-cell>
          <table:table-cell table:formula="of:=[.F131]/100" office:value-type="float" office:value="0.129">
            <text:p>0.129</text:p>
          </table:table-cell>
          <table:table-cell table:formula="of:=SIN(COS([.F131]))" office:value-type="float" office:value="0.810414944198341">
            <text:p>0.8104149442</text:p>
          </table:table-cell>
          <table:table-cell/>
          <table:table-cell office:value-type="float" office:value="12.9">
            <text:p>12.9</text:p>
          </table:table-cell>
          <table:table-cell table:number-columns-repeated="1018"/>
        </table:table-row>
        <table:table-row table:style-name="ro1">
          <table:table-cell table:formula="of:=SIN([.F132])" office:value-type="float" office:value="0.420167036826641">
            <text:p>0.4201670368</text:p>
          </table:table-cell>
          <table:table-cell table:formula="of:=COS([.F132])*[.F132]" office:value-type="float" office:value="11.7968081588526">
            <text:p>11.7968081589</text:p>
          </table:table-cell>
          <table:table-cell table:formula="of:=[.F132]/100" office:value-type="float" office:value="0.13">
            <text:p>0.13</text:p>
          </table:table-cell>
          <table:table-cell table:formula="of:=SIN(COS([.F132]))" office:value-type="float" office:value="0.787934141003626">
            <text:p>0.787934141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formula="of:=SIN([.F133])" office:value-type="float" office:value="0.508661464372374">
            <text:p>0.5086614644</text:p>
          </table:table-cell>
          <table:table-cell table:formula="of:=COS([.F133])*[.F133]" office:value-type="float" office:value="11.2786626756562">
            <text:p>11.2786626757</text:p>
          </table:table-cell>
          <table:table-cell table:formula="of:=[.F133]/100" office:value-type="float" office:value="0.131">
            <text:p>0.131</text:p>
          </table:table-cell>
          <table:table-cell table:formula="of:=SIN(COS([.F133]))" office:value-type="float" office:value="0.75847286555034">
            <text:p>0.7584728656</text:p>
          </table:table-cell>
          <table:table-cell/>
          <table:table-cell office:value-type="float" office:value="13.1">
            <text:p>13.1</text:p>
          </table:table-cell>
          <table:table-cell table:number-columns-repeated="1018"/>
        </table:table-row>
        <table:table-row table:style-name="ro1">
          <table:table-cell table:formula="of:=SIN([.F134])" office:value-type="float" office:value="0.592073514707225">
            <text:p>0.5920735147</text:p>
          </table:table-cell>
          <table:table-cell table:formula="of:=COS([.F134])*[.F134]" office:value-type="float" office:value="10.6376682408539">
            <text:p>10.6376682409</text:p>
          </table:table-cell>
          <table:table-cell table:formula="of:=[.F134]/100" office:value-type="float" office:value="0.132">
            <text:p>0.132</text:p>
          </table:table-cell>
          <table:table-cell table:formula="of:=SIN(COS([.F134]))" office:value-type="float" office:value="0.721443042269482">
            <text:p>0.7214430423</text:p>
          </table:table-cell>
          <table:table-cell/>
          <table:table-cell office:value-type="float" office:value="13.2">
            <text:p>13.2</text:p>
          </table:table-cell>
          <table:table-cell table:number-columns-repeated="1018"/>
        </table:table-row>
        <table:table-row table:style-name="ro1">
          <table:table-cell table:formula="of:=SIN([.F135])" office:value-type="float" office:value="0.669569762196602">
            <text:p>0.6695697622</text:p>
          </table:table-cell>
          <table:table-cell table:formula="of:=COS([.F135])*[.F135]" office:value-type="float" office:value="9.87856399695881">
            <text:p>9.878563997</text:p>
          </table:table-cell>
          <table:table-cell table:formula="of:=[.F135]/100" office:value-type="float" office:value="0.133">
            <text:p>0.133</text:p>
          </table:table-cell>
          <table:table-cell table:formula="of:=SIN(COS([.F135]))" office:value-type="float" office:value="0.67631553855925">
            <text:p>0.6763155386</text:p>
          </table:table-cell>
          <table:table-cell/>
          <table:table-cell office:value-type="float" office:value="13.3">
            <text:p>13.3</text:p>
          </table:table-cell>
          <table:table-cell table:number-columns-repeated="1018"/>
        </table:table-row>
        <table:table-row table:style-name="ro1">
          <table:table-cell table:formula="of:=SIN([.F136])" office:value-type="float" office:value="0.740375889952449">
            <text:p>0.74037589</text:p>
          </table:table-cell>
          <table:table-cell table:formula="of:=COS([.F136])*[.F136]" office:value-type="float" office:value="9.00738731961647">
            <text:p>9.0073873196</text:p>
          </table:table-cell>
          <table:table-cell table:formula="of:=[.F136]/100" office:value-type="float" office:value="0.134">
            <text:p>0.134</text:p>
          </table:table-cell>
          <table:table-cell table:formula="of:=SIN(COS([.F136]))" office:value-type="float" office:value="0.622703478711604">
            <text:p>0.6227034787</text:p>
          </table:table-cell>
          <table:table-cell/>
          <table:table-cell office:value-type="float" office:value="13.4">
            <text:p>13.4</text:p>
          </table:table-cell>
          <table:table-cell table:number-columns-repeated="1018"/>
        </table:table-row>
        <table:table-row table:style-name="ro1">
          <table:table-cell table:formula="of:=SIN([.F137])" office:value-type="float" office:value="0.803784426551621">
            <text:p>0.8037844266</text:p>
          </table:table-cell>
          <table:table-cell table:formula="of:=COS([.F137])*[.F137]" office:value-type="float" office:value="8.03142895468354">
            <text:p>8.0314289547</text:p>
          </table:table-cell>
          <table:table-cell table:formula="of:=[.F137]/100" office:value-type="float" office:value="0.135">
            <text:p>0.135</text:p>
          </table:table-cell>
          <table:table-cell table:formula="of:=SIN(COS([.F137]))" office:value-type="float" office:value="0.560443050173989">
            <text:p>0.5604430502</text:p>
          </table:table-cell>
          <table:table-cell/>
          <table:table-cell office:value-type="float" office:value="13.5">
            <text:p>13.5</text:p>
          </table:table-cell>
          <table:table-cell table:number-columns-repeated="1018"/>
        </table:table-row>
        <table:table-row table:style-name="ro1">
          <table:table-cell table:formula="of:=SIN([.F138])" office:value-type="float" office:value="0.859161814856496">
            <text:p>0.8591618149</text:p>
          </table:table-cell>
          <table:table-cell table:formula="of:=COS([.F138])*[.F138]" office:value-type="float" office:value="6.95917429736283">
            <text:p>6.9591742974</text:p>
          </table:table-cell>
          <table:table-cell table:formula="of:=[.F138]/100" office:value-type="float" office:value="0.136">
            <text:p>0.136</text:p>
          </table:table-cell>
          <table:table-cell table:formula="of:=SIN(COS([.F138]))" office:value-type="float" office:value="0.489663687484601">
            <text:p>0.4896636875</text:p>
          </table:table-cell>
          <table:table-cell/>
          <table:table-cell office:value-type="float" office:value="13.6">
            <text:p>13.6</text:p>
          </table:table-cell>
          <table:table-cell table:number-columns-repeated="1018"/>
        </table:table-row>
        <table:table-row table:style-name="ro1">
          <table:table-cell table:formula="of:=SIN([.F139])" office:value-type="float" office:value="0.905954742308463">
            <text:p>0.9059547423</text:p>
          </table:table-cell>
          <table:table-cell table:formula="of:=COS([.F139])*[.F139]" office:value-type="float" office:value="5.8002312589741">
            <text:p>5.800231259</text:p>
          </table:table-cell>
          <table:table-cell table:formula="of:=[.F139]/100" office:value-type="float" office:value="0.137">
            <text:p>0.137</text:p>
          </table:table-cell>
          <table:table-cell table:formula="of:=SIN(COS([.F139]))" office:value-type="float" office:value="0.410839384733947">
            <text:p>0.4108393847</text:p>
          </table:table-cell>
          <table:table-cell/>
          <table:table-cell office:value-type="float" office:value="13.7">
            <text:p>13.7</text:p>
          </table:table-cell>
          <table:table-cell table:number-columns-repeated="1018"/>
        </table:table-row>
        <table:table-row table:style-name="ro1">
          <table:table-cell table:formula="of:=SIN([.F140])" office:value-type="float" office:value="0.943695669444105">
            <text:p>0.9436956694</text:p>
          </table:table-cell>
          <table:table-cell table:formula="of:=COS([.F140])*[.F140]" office:value-type="float" office:value="4.56524531569685">
            <text:p>4.5652453157</text:p>
          </table:table-cell>
          <table:table-cell table:formula="of:=[.F140]/100" office:value-type="float" office:value="0.138">
            <text:p>0.138</text:p>
          </table:table-cell>
          <table:table-cell table:formula="of:=SIN(COS([.F140]))" office:value-type="float" office:value="0.324813829767653">
            <text:p>0.3248138298</text:p>
          </table:table-cell>
          <table:table-cell/>
          <table:table-cell office:value-type="float" office:value="13.8">
            <text:p>13.8</text:p>
          </table:table-cell>
          <table:table-cell table:number-columns-repeated="1018"/>
        </table:table-row>
        <table:table-row table:style-name="ro1">
          <table:table-cell table:formula="of:=SIN([.F141])" office:value-type="float" office:value="0.972007501394976">
            <text:p>0.9720075014</text:p>
          </table:table-cell>
          <table:table-cell table:formula="of:=COS([.F141])*[.F141]" office:value-type="float" office:value="3.26580247770354">
            <text:p>3.2658024777</text:p>
          </table:table-cell>
          <table:table-cell table:formula="of:=[.F141]/100" office:value-type="float" office:value="0.139">
            <text:p>0.139</text:p>
          </table:table-cell>
          <table:table-cell table:formula="of:=SIN(COS([.F141]))" office:value-type="float" office:value="0.232794183029576">
            <text:p>0.232794183</text:p>
          </table:table-cell>
          <table:table-cell/>
          <table:table-cell office:value-type="float" office:value="13.9">
            <text:p>13.9</text:p>
          </table:table-cell>
          <table:table-cell table:number-columns-repeated="1018"/>
        </table:table-row>
        <table:table-row table:style-name="ro1">
          <table:table-cell table:formula="of:=SIN([.F142])" office:value-type="float" office:value="0.99060735569487">
            <text:p>0.9906073557</text:p>
          </table:table-cell>
          <table:table-cell table:formula="of:=COS([.F142])*[.F142]" office:value-type="float" office:value="1.91432105490967">
            <text:p>1.9143210549</text:p>
          </table:table-cell>
          <table:table-cell table:formula="of:=[.F142]/100" office:value-type="float" office:value="0.14">
            <text:p>0.14</text:p>
          </table:table-cell>
          <table:table-cell table:formula="of:=SIN(COS([.F142]))" office:value-type="float" office:value="0.136311518884412">
            <text:p>0.1363115189</text:p>
          </table:table-cell>
          <table:table-cell/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formula="of:=SIN([.F143])" office:value-type="float" office:value="0.999309388747918">
            <text:p>0.9993093887</text:p>
          </table:table-cell>
          <table:table-cell table:formula="of:=COS([.F143])*[.F143]" office:value-type="float" office:value="0.523933225550652">
            <text:p>0.5239332256</text:p>
          </table:table-cell>
          <table:table-cell table:formula="of:=[.F143]/100" office:value-type="float" office:value="0.141">
            <text:p>0.141</text:p>
          </table:table-cell>
          <table:table-cell table:formula="of:=SIN(COS([.F143]))" office:value-type="float" office:value="0.0371498343353435">
            <text:p>0.0371498343</text:p>
          </table:table-cell>
          <table:table-cell/>
          <table:table-cell office:value-type="float" office:value="14.1">
            <text:p>14.1</text:p>
          </table:table-cell>
          <table:table-cell table:number-columns-repeated="1018"/>
        </table:table-row>
        <table:table-row table:style-name="ro1">
          <table:table-cell table:formula="of:=SIN([.F144])" office:value-type="float" office:value="0.998026652716362">
            <text:p>0.9980266527</text:p>
          </table:table-cell>
          <table:table-cell table:formula="of:=COS([.F144])*[.F144]" office:value-type="float" office:value="-0.891642465521986">
            <text:p>-0.8916424655</text:p>
          </table:table-cell>
          <table:table-cell table:formula="of:=[.F144]/100" office:value-type="float" office:value="0.142">
            <text:p>0.142</text:p>
          </table:table-cell>
          <table:table-cell table:formula="of:=SIN(COS([.F144]))" office:value-type="float" office:value="-0.0627504685187316">
            <text:p>-0.0627504685</text:p>
          </table:table-cell>
          <table:table-cell/>
          <table:table-cell office:value-type="float" office:value="14.2">
            <text:p>14.2</text:p>
          </table:table-cell>
          <table:table-cell table:number-columns-repeated="1018"/>
        </table:table-row>
        <table:table-row table:style-name="ro1">
          <table:table-cell table:formula="of:=SIN([.F145])" office:value-type="float" office:value="0.986771964274613">
            <text:p>0.9867719643</text:p>
          </table:table-cell>
          <table:table-cell table:formula="of:=COS([.F145])*[.F145]" office:value-type="float" office:value="-2.31823644194597">
            <text:p>-2.3182364419</text:p>
          </table:table-cell>
          <table:table-cell table:formula="of:=[.F145]/100" office:value-type="float" office:value="0.143">
            <text:p>0.143</text:p>
          </table:table-cell>
          <table:table-cell table:formula="of:=SIN(COS([.F145]))" office:value-type="float" office:value="-0.161405278317197">
            <text:p>-0.1614052783</text:p>
          </table:table-cell>
          <table:table-cell/>
          <table:table-cell office:value-type="float" office:value="14.3">
            <text:p>14.3</text:p>
          </table:table-cell>
          <table:table-cell table:number-columns-repeated="1018"/>
        </table:table-row>
        <table:table-row table:style-name="ro1">
          <table:table-cell table:formula="of:=SIN([.F146])" office:value-type="float" office:value="0.965657776549277">
            <text:p>0.9656577765</text:p>
          </table:table-cell>
          <table:table-cell table:formula="of:=COS([.F146])*[.F146]" office:value-type="float" office:value="-3.74136992947808">
            <text:p>-3.7413699295</text:p>
          </table:table-cell>
          <table:table-cell table:formula="of:=[.F146]/100" office:value-type="float" office:value="0.144">
            <text:p>0.144</text:p>
          </table:table-cell>
          <table:table-cell table:formula="of:=SIN(COS([.F146]))" office:value-type="float" office:value="-0.256904042480598">
            <text:p>-0.2569040425</text:p>
          </table:table-cell>
          <table:table-cell/>
          <table:table-cell office:value-type="float" office:value="14.4">
            <text:p>14.4</text:p>
          </table:table-cell>
          <table:table-cell table:number-columns-repeated="1018"/>
        </table:table-row>
        <table:table-row table:style-name="ro1">
          <table:table-cell table:formula="of:=SIN([.F147])" office:value-type="float" office:value="0.934895055524683">
            <text:p>0.9348950555</text:p>
          </table:table-cell>
          <table:table-cell table:formula="of:=COS([.F147])*[.F147]" office:value-type="float" office:value="-5.14640186843622">
            <text:p>-5.1464018684</text:p>
          </table:table-cell>
          <table:table-cell table:formula="of:=[.F147]/100" office:value-type="float" office:value="0.145">
            <text:p>0.145</text:p>
          </table:table-cell>
          <table:table-cell table:formula="of:=SIN(COS([.F147]))" office:value-type="float" office:value="-0.347519353259389">
            <text:p>-0.3475193533</text:p>
          </table:table-cell>
          <table:table-cell/>
          <table:table-cell office:value-type="float" office:value="14.5">
            <text:p>14.5</text:p>
          </table:table-cell>
          <table:table-cell table:number-columns-repeated="1018"/>
        </table:table-row>
        <table:table-row table:style-name="ro1">
          <table:table-cell table:formula="of:=SIN([.F148])" office:value-type="float" office:value="0.894791172140504">
            <text:p>0.8947911721</text:p>
          </table:table-cell>
          <table:table-cell table:formula="of:=COS([.F148])*[.F148]" office:value-type="float" office:value="-6.51867941461908">
            <text:p>-6.5186794146</text:p>
          </table:table-cell>
          <table:table-cell table:formula="of:=[.F148]/100" office:value-type="float" office:value="0.146">
            <text:p>0.146</text:p>
          </table:table-cell>
          <table:table-cell table:formula="of:=SIN(COS([.F148]))" office:value-type="float" office:value="-0.431797684075302">
            <text:p>-0.4317976841</text:p>
          </table:table-cell>
          <table:table-cell/>
          <table:table-cell office:value-type="float" office:value="14.6">
            <text:p>14.6</text:p>
          </table:table-cell>
          <table:table-cell table:number-columns-repeated="1018"/>
        </table:table-row>
        <table:table-row table:style-name="ro1">
          <table:table-cell table:formula="of:=SIN([.F149])" office:value-type="float" office:value="0.845746831142933">
            <text:p>0.8457468311</text:p>
          </table:table-cell>
          <table:table-cell table:formula="of:=COS([.F149])*[.F149]" office:value-type="float" office:value="-7.84369048286005">
            <text:p>-7.8436904829</text:p>
          </table:table-cell>
          <table:table-cell table:formula="of:=[.F149]/100" office:value-type="float" office:value="0.147">
            <text:p>0.147</text:p>
          </table:table-cell>
          <table:table-cell table:formula="of:=SIN(COS([.F149]))" office:value-type="float" office:value="-0.508622721176096">
            <text:p>-0.5086227212</text:p>
          </table:table-cell>
          <table:table-cell/>
          <table:table-cell office:value-type="float" office:value="14.7">
            <text:p>14.7</text:p>
          </table:table-cell>
          <table:table-cell table:number-columns-repeated="1018"/>
        </table:table-row>
        <table:table-row table:style-name="ro1">
          <table:table-cell table:formula="of:=SIN([.F150])" office:value-type="float" office:value="0.788252067375316">
            <text:p>0.7882520674</text:p>
          </table:table-cell>
          <table:table-cell table:formula="of:=COS([.F150])*[.F150]" office:value-type="float" office:value="-9.10721674772987">
            <text:p>-9.1072167477</text:p>
          </table:table-cell>
          <table:table-cell table:formula="of:=[.F150]/100" office:value-type="float" office:value="0.148">
            <text:p>0.148</text:p>
          </table:table-cell>
          <table:table-cell table:formula="of:=SIN(COS([.F150]))" office:value-type="float" office:value="-0.577246385155452">
            <text:p>-0.5772463852</text:p>
          </table:table-cell>
          <table:table-cell/>
          <table:table-cell office:value-type="float" office:value="14.8">
            <text:p>14.8</text:p>
          </table:table-cell>
          <table:table-cell table:number-columns-repeated="1018"/>
        </table:table-row>
        <table:table-row table:style-name="ro1">
          <table:table-cell table:formula="of:=SIN([.F151])" office:value-type="float" office:value="0.722881349511976">
            <text:p>0.7228813495</text:p>
          </table:table-cell>
          <table:table-cell table:formula="of:=COS([.F151])*[.F151]" office:value-type="float" office:value="-10.295485492715">
            <text:p>-10.2954854927</text:p>
          </table:table-cell>
          <table:table-cell table:formula="of:=[.F151]/100" office:value-type="float" office:value="0.149">
            <text:p>0.149</text:p>
          </table:table-cell>
          <table:table-cell table:formula="of:=SIN(COS([.F151]))" office:value-type="float" office:value="-0.637286671802469">
            <text:p>-0.6372866718</text:p>
          </table:table-cell>
          <table:table-cell/>
          <table:table-cell office:value-type="float" office:value="14.9">
            <text:p>14.9</text:p>
          </table:table-cell>
          <table:table-cell table:number-columns-repeated="1018"/>
        </table:table-row>
        <table:table-row table:style-name="ro1">
          <table:table-cell table:formula="of:=SIN([.F152])" office:value-type="float" office:value="0.650287840157117">
            <text:p>0.6502878402</text:p>
          </table:table-cell>
          <table:table-cell table:formula="of:=COS([.F152])*[.F152]" office:value-type="float" office:value="-11.3953186928823">
            <text:p>-11.3953186929</text:p>
          </table:table-cell>
          <table:table-cell table:formula="of:=[.F152]/100" office:value-type="float" office:value="0.15">
            <text:p>0.15</text:p>
          </table:table-cell>
          <table:table-cell table:formula="of:=SIN(COS([.F152]))" office:value-type="float" office:value="-0.688695199565891">
            <text:p>-0.6886951996</text:p>
          </table:table-cell>
          <table:table-cell/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table:formula="of:=SIN([.F153])" office:value-type="float" office:value="0.571196869659989">
            <text:p>0.5711968697</text:p>
          </table:table-cell>
          <table:table-cell table:formula="of:=COS([.F153])*[.F153]" office:value-type="float" office:value="-12.3942777268393">
            <text:p>-12.3942777268</text:p>
          </table:table-cell>
          <table:table-cell table:formula="of:=[.F153]/100" office:value-type="float" office:value="0.151">
            <text:p>0.151</text:p>
          </table:table-cell>
          <table:table-cell table:formula="of:=SIN(COS([.F153]))" office:value-type="float" office:value="-0.731700298283679">
            <text:p>-0.7317002983</text:p>
          </table:table-cell>
          <table:table-cell/>
          <table:table-cell office:value-type="float" office:value="15.1">
            <text:p>15.1</text:p>
          </table:table-cell>
          <table:table-cell table:number-columns-repeated="1018"/>
        </table:table-row>
        <table:table-row table:style-name="ro1">
          <table:table-cell table:formula="of:=SIN([.F154])" office:value-type="float" office:value="0.486398688853798">
            <text:p>0.4863986889</text:p>
          </table:table-cell>
          <table:table-cell table:formula="of:=COS([.F154])*[.F154]" office:value-type="float" office:value="-13.2808021417684">
            <text:p>-13.2808021418</text:p>
          </table:table-cell>
          <table:table-cell table:formula="of:=[.F154]/100" office:value-type="float" office:value="0.152">
            <text:p>0.152</text:p>
          </table:table-cell>
          <table:table-cell table:formula="of:=SIN(COS([.F154]))" office:value-type="float" office:value="-0.766733300332379">
            <text:p>-0.7667333003</text:p>
          </table:table-cell>
          <table:table-cell/>
          <table:table-cell office:value-type="float" office:value="15.2">
            <text:p>15.2</text:p>
          </table:table-cell>
          <table:table-cell table:number-columns-repeated="1018"/>
        </table:table-row>
        <table:table-row table:style-name="ro1">
          <table:table-cell table:formula="of:=SIN([.F155])" office:value-type="float" office:value="0.396740573130612">
            <text:p>0.3967405731</text:p>
          </table:table-cell>
          <table:table-cell table:formula="of:=COS([.F155])*[.F155]" office:value-type="float" office:value="-14.0443409403387">
            <text:p>-14.0443409403</text:p>
          </table:table-cell>
          <table:table-cell table:formula="of:=[.F155]/100" office:value-type="float" office:value="0.153">
            <text:p>0.153</text:p>
          </table:table-cell>
          <table:table-cell table:formula="of:=SIN(COS([.F155]))" office:value-type="float" office:value="-0.794346342746324">
            <text:p>-0.7943463427</text:p>
          </table:table-cell>
          <table:table-cell/>
          <table:table-cell office:value-type="float" office:value="15.3">
            <text:p>15.3</text:p>
          </table:table-cell>
          <table:table-cell table:number-columns-repeated="1018"/>
        </table:table-row>
        <table:table-row table:style-name="ro1">
          <table:table-cell table:formula="of:=SIN([.F156])" office:value-type="float" office:value="0.303118356745702">
            <text:p>0.3031183567</text:p>
          </table:table-cell>
          <table:table-cell table:formula="of:=COS([.F156])*[.F156]" office:value-type="float" office:value="-14.6754749200626">
            <text:p>-14.6754749201</text:p>
          </table:table-cell>
          <table:table-cell table:formula="of:=[.F156]/100" office:value-type="float" office:value="0.154">
            <text:p>0.154</text:p>
          </table:table-cell>
          <table:table-cell table:formula="of:=SIN(COS([.F156]))" office:value-type="float" office:value="-0.815129617736595">
            <text:p>-0.8151296177</text:p>
          </table:table-cell>
          <table:table-cell/>
          <table:table-cell office:value-type="float" office:value="15.4">
            <text:p>15.4</text:p>
          </table:table-cell>
          <table:table-cell table:number-columns-repeated="1018"/>
        </table:table-row>
        <table:table-row table:style-name="ro1">
          <table:table-cell table:formula="of:=SIN([.F157])" office:value-type="float" office:value="0.206467481937797">
            <text:p>0.2064674819</text:p>
          </table:table-cell>
          <table:table-cell table:formula="of:=COS([.F157])*[.F157]" office:value-type="float" office:value="-15.1660286736927">
            <text:p>-15.1660286737</text:p>
          </table:table-cell>
          <table:table-cell table:formula="of:=[.F157]/100" office:value-type="float" office:value="0.155">
            <text:p>0.155</text:p>
          </table:table-cell>
          <table:table-cell table:formula="of:=SIN(COS([.F157]))" office:value-type="float" office:value="-0.829634921573917">
            <text:p>-0.8296349216</text:p>
          </table:table-cell>
          <table:table-cell/>
          <table:table-cell office:value-type="float" office:value="15.5">
            <text:p>15.5</text:p>
          </table:table-cell>
          <table:table-cell table:number-columns-repeated="1018"/>
        </table:table-row>
        <table:table-row table:style-name="ro1">
          <table:table-cell table:formula="of:=SIN([.F158])" office:value-type="float" office:value="0.107753652299444">
            <text:p>0.1077536523</text:p>
          </table:table-cell>
          <table:table-cell table:formula="of:=COS([.F158])*[.F158]" office:value-type="float" office:value="-15.5091709528675">
            <text:p>-15.5091709529</text:p>
          </table:table-cell>
          <table:table-cell table:formula="of:=[.F158]/100" office:value-type="float" office:value="0.156">
            <text:p>0.156</text:p>
          </table:table-cell>
          <table:table-cell table:formula="of:=SIN(COS([.F158]))" office:value-type="float" office:value="-0.838310897129784">
            <text:p>-0.8383108971</text:p>
          </table:table-cell>
          <table:table-cell/>
          <table:table-cell office:value-type="float" office:value="15.6">
            <text:p>15.6</text:p>
          </table:table-cell>
          <table:table-cell table:number-columns-repeated="1018"/>
        </table:table-row>
        <table:table-row table:style-name="ro1">
          <table:table-cell table:formula="of:=SIN([.F159])" office:value-type="float" office:value="0.00796318378593557">
            <text:p>0.0079631838</text:p>
          </table:table-cell>
          <table:table-cell table:formula="of:=COS([.F159])*[.F159]" office:value-type="float" office:value="-15.6995022055846">
            <text:p>-15.6995022056</text:p>
          </table:table-cell>
          <table:table-cell table:formula="of:=[.F159]/100" office:value-type="float" office:value="0.157">
            <text:p>0.157</text:p>
          </table:table-cell>
          <table:table-cell table:formula="of:=SIN(COS([.F159]))" office:value-type="float" office:value="-0.841453853208466">
            <text:p>-0.8414538532</text:p>
          </table:table-cell>
          <table:table-cell/>
          <table:table-cell office:value-type="float" office:value="15.7">
            <text:p>15.7</text:p>
          </table:table-cell>
          <table:table-cell table:number-columns-repeated="1018"/>
        </table:table-row>
        <table:table-row table:style-name="ro1">
          <table:table-cell table:formula="of:=SIN([.F160])" office:value-type="float" office:value="-0.0919068502276816">
            <text:p>-0.0919068502</text:p>
          </table:table-cell>
          <table:table-cell table:formula="of:=COS([.F160])*[.F160]" office:value-type="float" office:value="-15.733128220198">
            <text:p>-15.7331282202</text:p>
          </table:table-cell>
          <table:table-cell table:formula="of:=[.F160]/100" office:value-type="float" office:value="0.158">
            <text:p>0.158</text:p>
          </table:table-cell>
          <table:table-cell table:formula="of:=SIN(COS([.F160]))" office:value-type="float" office:value="-0.839176684269721">
            <text:p>-0.8391766843</text:p>
          </table:table-cell>
          <table:table-cell/>
          <table:table-cell office:value-type="float" office:value="15.8">
            <text:p>15.8</text:p>
          </table:table-cell>
          <table:table-cell table:number-columns-repeated="1018"/>
        </table:table-row>
        <table:table-row table:style-name="ro1">
          <table:table-cell table:formula="of:=SIN([.F161])" office:value-type="float" office:value="-0.190858581374189">
            <text:p>-0.1908585814</text:p>
          </table:table-cell>
          <table:table-cell table:formula="of:=COS([.F161])*[.F161]" office:value-type="float" office:value="-15.6077189433415">
            <text:p>-15.6077189433</text:p>
          </table:table-cell>
          <table:table-cell table:formula="of:=[.F161]/100" office:value-type="float" office:value="0.159">
            <text:p>0.159</text:p>
          </table:table-cell>
          <table:table-cell table:formula="of:=SIN(COS([.F161]))" office:value-type="float" office:value="-0.831397291882125">
            <text:p>-0.8313972919</text:p>
          </table:table-cell>
          <table:table-cell/>
          <table:table-cell office:value-type="float" office:value="15.9">
            <text:p>15.9</text:p>
          </table:table-cell>
          <table:table-cell table:number-columns-repeated="1018"/>
        </table:table-row>
        <table:table-row table:style-name="ro1">
          <table:table-cell table:formula="of:=SIN([.F162])" office:value-type="float" office:value="-0.287903316665065">
            <text:p>-0.2879033167</text:p>
          </table:table-cell>
          <table:table-cell table:formula="of:=COS([.F162])*[.F162]" office:value-type="float" office:value="-15.3225516851742">
            <text:p>-15.3225516852</text:p>
          </table:table-cell>
          <table:table-cell table:formula="of:=[.F162]/100" office:value-type="float" office:value="0.16">
            <text:p>0.16</text:p>
          </table:table-cell>
          <table:table-cell table:formula="of:=SIN(COS([.F162]))" office:value-type="float" office:value="-0.817846990936288">
            <text:p>-0.8178469909</text:p>
          </table:table-cell>
          <table:table-cell/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formula="of:=SIN([.F163])" office:value-type="float" office:value="-0.382071417184009">
            <text:p>-0.3820714172</text:p>
          </table:table-cell>
          <table:table-cell table:formula="of:=COS([.F163])*[.F163]" office:value-type="float" office:value="-14.8785380811774">
            <text:p>-14.8785380812</text:p>
          </table:table-cell>
          <table:table-cell table:formula="of:=[.F163]/100" office:value-type="float" office:value="0.161">
            <text:p>0.161</text:p>
          </table:table-cell>
          <table:table-cell table:formula="of:=SIN(COS([.F163]))" office:value-type="float" office:value="-0.79809855205408">
            <text:p>-0.7980985521</text:p>
          </table:table-cell>
          <table:table-cell/>
          <table:table-cell office:value-type="float" office:value="16.1">
            <text:p>16.1</text:p>
          </table:table-cell>
          <table:table-cell table:number-columns-repeated="1018"/>
        </table:table-row>
        <table:table-row table:style-name="ro1">
          <table:table-cell table:formula="of:=SIN([.F164])" office:value-type="float" office:value="-0.472421986398469">
            <text:p>-0.4724219864</text:p>
          </table:table-cell>
          <table:table-cell table:formula="of:=COS([.F164])*[.F164]" office:value-type="float" office:value="-14.2782343438682">
            <text:p>-14.2782343439</text:p>
          </table:table-cell>
          <table:table-cell table:formula="of:=[.F164]/100" office:value-type="float" office:value="0.162">
            <text:p>0.162</text:p>
          </table:table-cell>
          <table:table-cell table:formula="of:=SIN(COS([.F164]))" office:value-type="float" office:value="-0.771612636497338">
            <text:p>-0.7716126365</text:p>
          </table:table-cell>
          <table:table-cell/>
          <table:table-cell office:value-type="float" office:value="16.2">
            <text:p>16.2</text:p>
          </table:table-cell>
          <table:table-cell table:number-columns-repeated="1018"/>
        </table:table-row>
        <table:table-row table:style-name="ro1">
          <table:table-cell table:formula="of:=SIN([.F165])" office:value-type="float" office:value="-0.558052271286779">
            <text:p>-0.5580522713</text:p>
          </table:table-cell>
          <table:table-cell table:formula="of:=COS([.F165])*[.F165]" office:value-type="float" office:value="-13.5258345085516">
            <text:p>-13.5258345086</text:p>
          </table:table-cell>
          <table:table-cell table:formula="of:=[.F165]/100" office:value-type="float" office:value="0.163">
            <text:p>0.163</text:p>
          </table:table-cell>
          <table:table-cell table:formula="of:=SIN(COS([.F165]))" office:value-type="float" office:value="-0.737800295020793">
            <text:p>-0.737800295</text:p>
          </table:table-cell>
          <table:table-cell/>
          <table:table-cell office:value-type="float" office:value="16.3">
            <text:p>16.3</text:p>
          </table:table-cell>
          <table:table-cell table:number-columns-repeated="1018"/>
        </table:table-row>
        <table:table-row table:style-name="ro1">
          <table:table-cell table:formula="of:=SIN([.F166])" office:value-type="float" office:value="-0.63810668234795">
            <text:p>-0.6381066823</text:p>
          </table:table-cell>
          <table:table-cell table:formula="of:=COS([.F166])*[.F166]" office:value-type="float" office:value="-12.6271465528899">
            <text:p>-12.6271465529</text:p>
          </table:table-cell>
          <table:table-cell table:formula="of:=[.F166]/100" office:value-type="float" office:value="0.164">
            <text:p>0.164</text:p>
          </table:table-cell>
          <table:table-cell table:formula="of:=SIN(COS([.F166]))" office:value-type="float" office:value="-0.696097878002681">
            <text:p>-0.696097878</text:p>
          </table:table-cell>
          <table:table-cell/>
          <table:table-cell office:value-type="float" office:value="16.4">
            <text:p>16.4</text:p>
          </table:table-cell>
          <table:table-cell table:number-columns-repeated="1018"/>
        </table:table-row>
        <table:table-row table:style-name="ro1">
          <table:table-cell table:formula="of:=SIN([.F167])" office:value-type="float" office:value="-0.711785342369126">
            <text:p>-0.7117853424</text:p>
          </table:table-cell>
          <table:table-cell table:formula="of:=COS([.F167])*[.F167]" office:value-type="float" office:value="-11.5895514487947">
            <text:p>-11.5895514488</text:p>
          </table:table-cell>
          <table:table-cell table:formula="of:=[.F167]/100" office:value-type="float" office:value="0.165">
            <text:p>0.165</text:p>
          </table:table-cell>
          <table:table-cell table:formula="of:=SIN(COS([.F167]))" office:value-type="float" office:value="-0.646049205386008">
            <text:p>-0.6460492054</text:p>
          </table:table-cell>
          <table:table-cell/>
          <table:table-cell office:value-type="float" office:value="16.5">
            <text:p>16.5</text:p>
          </table:table-cell>
          <table:table-cell table:number-columns-repeated="1018"/>
        </table:table-row>
        <table:table-row table:style-name="ro1">
          <table:table-cell table:formula="of:=SIN([.F168])" office:value-type="float" office:value="-0.778352078534298">
            <text:p>-0.7783520785</text:p>
          </table:table-cell>
          <table:table-cell table:formula="of:=COS([.F168])*[.F168]" office:value-type="float" office:value="-10.42194538509">
            <text:p>-10.4219453851</text:p>
          </table:table-cell>
          <table:table-cell table:formula="of:=[.F168]/100" office:value-type="float" office:value="0.166">
            <text:p>0.166</text:p>
          </table:table-cell>
          <table:table-cell table:formula="of:=SIN(COS([.F168]))" office:value-type="float" office:value="-0.587388362429825">
            <text:p>-0.5873883624</text:p>
          </table:table-cell>
          <table:table-cell/>
          <table:table-cell office:value-type="float" office:value="16.6">
            <text:p>16.6</text:p>
          </table:table-cell>
          <table:table-cell table:number-columns-repeated="1018"/>
        </table:table-row>
        <table:table-row table:style-name="ro1">
          <table:table-cell table:formula="of:=SIN([.F169])" office:value-type="float" office:value="-0.837141778019749">
            <text:p>-0.837141778</text:p>
          </table:table-cell>
          <table:table-cell table:formula="of:=COS([.F169])*[.F169]" office:value-type="float" office:value="-9.13466557866369">
            <text:p>-9.1346655787</text:p>
          </table:table-cell>
          <table:table-cell table:formula="of:=[.F169]/100" office:value-type="float" office:value="0.167">
            <text:p>0.167</text:p>
          </table:table-cell>
          <table:table-cell table:formula="of:=SIN(COS([.F169]))" office:value-type="float" office:value="-0.520115318039372">
            <text:p>-0.520115318</text:p>
          </table:table-cell>
          <table:table-cell/>
          <table:table-cell office:value-type="float" office:value="16.7">
            <text:p>16.7</text:p>
          </table:table-cell>
          <table:table-cell table:number-columns-repeated="1018"/>
        </table:table-row>
        <table:table-row table:style-name="ro1">
          <table:table-cell table:formula="of:=SIN([.F170])" office:value-type="float" office:value="-0.887567033581504">
            <text:p>-0.8875670336</text:p>
          </table:table-cell>
          <table:table-cell table:formula="of:=COS([.F170])*[.F170]" office:value-type="float" office:value="-7.73940026851089">
            <text:p>-7.7394002685</text:p>
          </table:table-cell>
          <table:table-cell table:formula="of:=[.F170]/100" office:value-type="float" office:value="0.168">
            <text:p>0.168</text:p>
          </table:table-cell>
          <table:table-cell table:formula="of:=SIN(COS([.F170]))" office:value-type="float" office:value="-0.444556054648792">
            <text:p>-0.4445560546</text:p>
          </table:table-cell>
          <table:table-cell/>
          <table:table-cell office:value-type="float" office:value="16.8">
            <text:p>16.8</text:p>
          </table:table-cell>
          <table:table-cell table:number-columns-repeated="1018"/>
        </table:table-row>
        <table:table-row table:style-name="ro1">
          <table:table-cell table:formula="of:=SIN([.F171])" office:value-type="float" office:value="-0.92912401273437">
            <text:p>-0.9291240127</text:p>
          </table:table-cell>
          <table:table-cell table:formula="of:=COS([.F171])*[.F171]" office:value-type="float" office:value="-6.24908365928757">
            <text:p>-6.2490836593</text:p>
          </table:table-cell>
          <table:table-cell table:formula="of:=[.F171]/100" office:value-type="float" office:value="0.169">
            <text:p>0.169</text:p>
          </table:table-cell>
          <table:table-cell table:formula="of:=SIN(COS([.F171]))" office:value-type="float" office:value="-0.361399368319893">
            <text:p>-0.3613993683</text:p>
          </table:table-cell>
          <table:table-cell/>
          <table:table-cell office:value-type="float" office:value="16.9">
            <text:p>16.9</text:p>
          </table:table-cell>
          <table:table-cell table:number-columns-repeated="1018"/>
        </table:table-row>
        <table:table-row table:style-name="ro1">
          <table:table-cell table:formula="of:=SIN([.F172])" office:value-type="float" office:value="-0.961397491879558">
            <text:p>-0.9613974919</text:p>
          </table:table-cell>
          <table:table-cell table:formula="of:=COS([.F172])*[.F172]" office:value-type="float" office:value="-4.67777674687709">
            <text:p>-4.6777767469</text:p>
          </table:table-cell>
          <table:table-cell table:formula="of:=[.F172]/100" office:value-type="float" office:value="0.17">
            <text:p>0.17</text:p>
          </table:table-cell>
          <table:table-cell table:formula="of:=SIN(COS([.F172]))" office:value-type="float" office:value="-0.271704133989655">
            <text:p>-0.271704134</text:p>
          </table:table-cell>
          <table:table-cell/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table:formula="of:=SIN([.F173])" office:value-type="float" office:value="-0.984065005081643">
            <text:p>-0.9840650051</text:p>
          </table:table-cell>
          <table:table-cell table:formula="of:=COS([.F173])*[.F173]" office:value-type="float" office:value="-3.04053511620528">
            <text:p>-3.0405351162</text:p>
          </table:table-cell>
          <table:table-cell table:formula="of:=[.F173]/100" office:value-type="float" office:value="0.171">
            <text:p>0.171</text:p>
          </table:table-cell>
          <table:table-cell table:formula="of:=SIN(COS([.F173]))" office:value-type="float" office:value="-0.176873613907477">
            <text:p>-0.1768736139</text:p>
          </table:table-cell>
          <table:table-cell/>
          <table:table-cell office:value-type="float" office:value="17.1">
            <text:p>17.1</text:p>
          </table:table-cell>
          <table:table-cell table:number-columns-repeated="1018"/>
        </table:table-row>
        <table:table-row table:style-name="ro1">
          <table:table-cell table:formula="of:=SIN([.F174])" office:value-type="float" office:value="-0.996900066041596">
            <text:p>-0.996900066</text:p>
          </table:table-cell>
          <table:table-cell table:formula="of:=COS([.F174])*[.F174]" office:value-type="float" office:value="-1.35326494938759">
            <text:p>-1.3532649494</text:p>
          </table:table-cell>
          <table:table-cell table:formula="of:=[.F174]/100" office:value-type="float" office:value="0.172">
            <text:p>0.172</text:p>
          </table:table-cell>
          <table:table-cell table:formula="of:=SIN(COS([.F174]))" office:value-type="float" office:value="-0.078597046793905">
            <text:p>-0.0785970468</text:p>
          </table:table-cell>
          <table:table-cell/>
          <table:table-cell office:value-type="float" office:value="17.2">
            <text:p>17.2</text:p>
          </table:table-cell>
          <table:table-cell table:number-columns-repeated="1018"/>
        </table:table-row>
        <table:table-row table:style-name="ro1">
          <table:table-cell table:formula="of:=SIN([.F175])" office:value-type="float" office:value="-0.999774431073011">
            <text:p>-0.9997744311</text:p>
          </table:table-cell>
          <table:table-cell table:formula="of:=COS([.F175])*[.F175]" office:value-type="float" office:value="0.367431381404076">
            <text:p>0.3674313814</text:p>
          </table:table-cell>
          <table:table-cell table:formula="of:=[.F175]/100" office:value-type="float" office:value="0.173">
            <text:p>0.173</text:p>
          </table:table-cell>
          <table:table-cell table:formula="of:=SIN(COS([.F175]))" office:value-type="float" office:value="0.0212372114513792">
            <text:p>0.0212372115</text:p>
          </table:table-cell>
          <table:table-cell/>
          <table:table-cell office:value-type="float" office:value="17.3">
            <text:p>17.3</text:p>
          </table:table-cell>
          <table:table-cell table:number-columns-repeated="1018"/>
        </table:table-row>
        <table:table-row table:style-name="ro1">
          <table:table-cell table:formula="of:=SIN([.F176])" office:value-type="float" office:value="-0.992659380470633">
            <text:p>-0.9926593805</text:p>
          </table:table-cell>
          <table:table-cell table:formula="of:=COS([.F176])*[.F176]" office:value-type="float" office:value="2.10441863875551">
            <text:p>2.1044186388</text:p>
          </table:table-cell>
          <table:table-cell table:formula="of:=[.F176]/100" office:value-type="float" office:value="0.174">
            <text:p>0.174</text:p>
          </table:table-cell>
          <table:table-cell table:formula="of:=SIN(COS([.F176]))" office:value-type="float" office:value="0.12064896801296">
            <text:p>0.120648968</text:p>
          </table:table-cell>
          <table:table-cell/>
          <table:table-cell office:value-type="float" office:value="17.4">
            <text:p>17.4</text:p>
          </table:table-cell>
          <table:table-cell table:number-columns-repeated="1018"/>
        </table:table-row>
        <table:table-row table:style-name="ro1">
          <table:table-cell table:formula="of:=SIN([.F177])" office:value-type="float" office:value="-0.975626005468157">
            <text:p>-0.9756260055</text:p>
          </table:table-cell>
          <table:table-cell table:formula="of:=COS([.F177])*[.F177]" office:value-type="float" office:value="3.8401993562006">
            <text:p>3.8401993562</text:p>
          </table:table-cell>
          <table:table-cell table:formula="of:=[.F177]/100" office:value-type="float" office:value="0.175">
            <text:p>0.175</text:p>
          </table:table-cell>
          <table:table-cell table:formula="of:=SIN(COS([.F177]))" office:value-type="float" office:value="0.217683050413074">
            <text:p>0.2176830504</text:p>
          </table:table-cell>
          <table:table-cell/>
          <table:table-cell office:value-type="float" office:value="17.5">
            <text:p>17.5</text:p>
          </table:table-cell>
          <table:table-cell table:number-columns-repeated="1018"/>
        </table:table-row>
        <table:table-row table:style-name="ro1">
          <table:table-cell table:formula="of:=SIN([.F178])" office:value-type="float" office:value="-0.948844497918124">
            <text:p>-0.9488444979</text:p>
          </table:table-cell>
          <table:table-cell table:formula="of:=COS([.F178])*[.F178]" office:value-type="float" office:value="5.55709008657868">
            <text:p>5.5570900866</text:p>
          </table:table-cell>
          <table:table-cell table:formula="of:=[.F178]/100" office:value-type="float" office:value="0.176">
            <text:p>0.176</text:p>
          </table:table-cell>
          <table:table-cell table:formula="of:=SIN(COS([.F178]))" office:value-type="float" office:value="0.310523544955624">
            <text:p>0.310523545</text:p>
          </table:table-cell>
          <table:table-cell/>
          <table:table-cell office:value-type="float" office:value="17.6">
            <text:p>17.6</text:p>
          </table:table-cell>
          <table:table-cell table:number-columns-repeated="1018"/>
        </table:table-row>
        <table:table-row table:style-name="ro1">
          <table:table-cell table:formula="of:=SIN([.F179])" office:value-type="float" office:value="-0.912582449791183">
            <text:p>-0.9125824498</text:p>
          </table:table-cell>
          <table:table-cell table:formula="of:=COS([.F179])*[.F179]" office:value-type="float" office:value="7.23740148736023">
            <text:p>7.2374014874</text:p>
          </table:table-cell>
          <table:table-cell table:formula="of:=[.F179]/100" office:value-type="float" office:value="0.177">
            <text:p>0.177</text:p>
          </table:table-cell>
          <table:table-cell table:formula="of:=SIN(COS([.F179]))" office:value-type="float" office:value="0.397593592085675">
            <text:p>0.3975935921</text:p>
          </table:table-cell>
          <table:table-cell/>
          <table:table-cell office:value-type="float" office:value="17.7">
            <text:p>17.7</text:p>
          </table:table-cell>
          <table:table-cell table:number-columns-repeated="1018"/>
        </table:table-row>
        <table:table-row table:style-name="ro1">
          <table:table-cell table:formula="of:=SIN([.F180])" office:value-type="float" office:value="-0.867202179485581">
            <text:p>-0.8672021795</text:p>
          </table:table-cell>
          <table:table-cell table:formula="of:=COS([.F180])*[.F180]" office:value-type="float" office:value="8.8636204096338">
            <text:p>8.8636204096</text:p>
          </table:table-cell>
          <table:table-cell table:formula="of:=[.F180]/100" office:value-type="float" office:value="0.178">
            <text:p>0.178</text:p>
          </table:table-cell>
          <table:table-cell table:formula="of:=SIN(COS([.F180]))" office:value-type="float" office:value="0.477630937754405">
            <text:p>0.4776309378</text:p>
          </table:table-cell>
          <table:table-cell/>
          <table:table-cell office:value-type="float" office:value="17.8">
            <text:p>17.8</text:p>
          </table:table-cell>
          <table:table-cell table:number-columns-repeated="1018"/>
        </table:table-row>
        <table:table-row table:style-name="ro1">
          <table:table-cell table:formula="of:=SIN([.F181])" office:value-type="float" office:value="-0.813157111661486">
            <text:p>-0.8131571117</text:p>
          </table:table-cell>
          <table:table-cell table:formula="of:=COS([.F181])*[.F181]" office:value-type="float" office:value="10.418592117998">
            <text:p>10.418592118</text:p>
          </table:table-cell>
          <table:table-cell table:formula="of:=[.F181]/100" office:value-type="float" office:value="0.179">
            <text:p>0.179</text:p>
          </table:table-cell>
          <table:table-cell table:formula="of:=SIN(COS([.F181]))" office:value-type="float" office:value="0.549732731295469">
            <text:p>0.5497327313</text:p>
          </table:table-cell>
          <table:table-cell/>
          <table:table-cell office:value-type="float" office:value="17.9">
            <text:p>17.9</text:p>
          </table:table-cell>
          <table:table-cell table:number-columns-repeated="1018"/>
        </table:table-row>
        <table:table-row table:style-name="ro1">
          <table:table-cell table:formula="of:=SIN([.F182])" office:value-type="float" office:value="-0.750987246771674">
            <text:p>-0.7509872468</text:p>
          </table:table-cell>
          <table:table-cell table:formula="of:=COS([.F182])*[.F182]" office:value-type="float" office:value="11.8857007483935">
            <text:p>11.8857007484</text:p>
          </table:table-cell>
          <table:table-cell table:formula="of:=[.F182]/100" office:value-type="float" office:value="0.18">
            <text:p>0.18</text:p>
          </table:table-cell>
          <table:table-cell table:formula="of:=SIN(COS([.F182]))" office:value-type="float" office:value="0.613367018272657">
            <text:p>0.6133670183</text:p>
          </table:table-cell>
          <table:table-cell/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formula="of:=SIN([.F183])" office:value-type="float" office:value="-0.6813137655555">
            <text:p>-0.6813137656</text:p>
          </table:table-cell>
          <table:table-cell table:formula="of:=COS([.F183])*[.F183]" office:value-type="float" office:value="13.2490461103419">
            <text:p>13.2490461103</text:p>
          </table:table-cell>
          <table:table-cell table:formula="of:=[.F183]/100" office:value-type="float" office:value="0.181">
            <text:p>0.181</text:p>
          </table:table-cell>
          <table:table-cell table:formula="of:=SIN(COS([.F183]))" office:value-type="float" office:value="0.668352324789073">
            <text:p>0.6683523248</text:p>
          </table:table-cell>
          <table:table-cell/>
          <table:table-cell office:value-type="float" office:value="18.1">
            <text:p>18.1</text:p>
          </table:table-cell>
          <table:table-cell table:number-columns-repeated="1018"/>
        </table:table-row>
        <table:table-row table:style-name="ro1">
          <table:table-cell table:formula="of:=SIN([.F184])" office:value-type="float" office:value="-0.604832822406281">
            <text:p>-0.6048328224</text:p>
          </table:table-cell>
          <table:table-cell table:formula="of:=COS([.F184])*[.F184]" office:value-type="float" office:value="14.493614959313">
            <text:p>14.4936149593</text:p>
          </table:table-cell>
          <table:table-cell table:formula="of:=[.F184]/100" office:value-type="float" office:value="0.182">
            <text:p>0.182</text:p>
          </table:table-cell>
          <table:table-cell table:formula="of:=SIN(COS([.F184]))" office:value-type="float" office:value="0.714810066097307">
            <text:p>0.7148100661</text:p>
          </table:table-cell>
          <table:table-cell/>
          <table:table-cell office:value-type="float" office:value="18.2">
            <text:p>18.2</text:p>
          </table:table-cell>
          <table:table-cell table:number-columns-repeated="1018"/>
        </table:table-row>
        <table:table-row table:style-name="ro1">
          <table:table-cell table:formula="of:=SIN([.F185])" office:value-type="float" office:value="-0.522308589626732">
            <text:p>-0.5223085896</text:p>
          </table:table-cell>
          <table:table-cell table:formula="of:=COS([.F185])*[.F185]" office:value-type="float" office:value="15.605444903995">
            <text:p>15.605444904</text:p>
          </table:table-cell>
          <table:table-cell table:formula="of:=[.F185]/100" office:value-type="float" office:value="0.183">
            <text:p>0.183</text:p>
          </table:table-cell>
          <table:table-cell table:formula="of:=SIN(COS([.F185]))" office:value-type="float" office:value="0.753096826453244">
            <text:p>0.7530968265</text:p>
          </table:table-cell>
          <table:table-cell/>
          <table:table-cell office:value-type="float" office:value="18.3">
            <text:p>18.3</text:p>
          </table:table-cell>
          <table:table-cell table:number-columns-repeated="1018"/>
        </table:table-row>
        <table:table-row table:style-name="ro1">
          <table:table-cell table:formula="of:=SIN([.F186])" office:value-type="float" office:value="-0.434565622071893">
            <text:p>-0.4345656221</text:p>
          </table:table-cell>
          <table:table-cell table:formula="of:=COS([.F186])*[.F186]" office:value-type="float" office:value="16.5717791718798">
            <text:p>16.5717791719</text:p>
          </table:table-cell>
          <table:table-cell table:formula="of:=[.F186]/100" office:value-type="float" office:value="0.184">
            <text:p>0.184</text:p>
          </table:table-cell>
          <table:table-cell table:formula="of:=SIN(COS([.F186]))" office:value-type="float" office:value="0.783724686624309">
            <text:p>0.7837246866</text:p>
          </table:table-cell>
          <table:table-cell/>
          <table:table-cell office:value-type="float" office:value="18.4">
            <text:p>18.4</text:p>
          </table:table-cell>
          <table:table-cell table:number-columns-repeated="1018"/>
        </table:table-row>
        <table:table-row table:style-name="ro1">
          <table:table-cell table:formula="of:=SIN([.F187])" office:value-type="float" office:value="-0.342480618469609">
            <text:p>-0.3424806185</text:p>
          </table:table-cell>
          <table:table-cell table:formula="of:=COS([.F187])*[.F187]" office:value-type="float" office:value="17.3812105343428">
            <text:p>17.3812105343</text:p>
          </table:table-cell>
          <table:table-cell table:formula="of:=[.F187]/100" office:value-type="float" office:value="0.185">
            <text:p>0.185</text:p>
          </table:table-cell>
          <table:table-cell table:formula="of:=SIN(COS([.F187]))" office:value-type="float" office:value="0.807277797294353">
            <text:p>0.8072777973</text:p>
          </table:table-cell>
          <table:table-cell/>
          <table:table-cell office:value-type="float" office:value="18.5">
            <text:p>18.5</text:p>
          </table:table-cell>
          <table:table-cell table:number-columns-repeated="1018"/>
        </table:table-row>
        <table:table-row table:style-name="ro1">
          <table:table-cell table:formula="of:=SIN([.F188])" office:value-type="float" office:value="-0.246973661736621">
            <text:p>-0.2469736617</text:p>
          </table:table-cell>
          <table:table-cell table:formula="of:=COS([.F188])*[.F188]" office:value-type="float" office:value="18.0238127886663">
            <text:p>18.0238127887</text:p>
          </table:table-cell>
          <table:table-cell table:formula="of:=[.F188]/100" office:value-type="float" office:value="0.186">
            <text:p>0.186</text:p>
          </table:table-cell>
          <table:table-cell table:formula="of:=SIN(COS([.F188]))" office:value-type="float" office:value="0.824332565214086">
            <text:p>0.8243325652</text:p>
          </table:table-cell>
          <table:table-cell/>
          <table:table-cell office:value-type="float" office:value="18.6">
            <text:p>18.6</text:p>
          </table:table-cell>
          <table:table-cell table:number-columns-repeated="1018"/>
        </table:table-row>
        <table:table-row table:style-name="ro1">
          <table:table-cell table:formula="of:=SIN([.F189])" office:value-type="float" office:value="-0.148999025814195">
            <text:p>-0.1489990258</text:p>
          </table:table-cell>
          <table:table-cell table:formula="of:=COS([.F189])*[.F189]" office:value-type="float" office:value="18.4912583083805">
            <text:p>18.4912583084</text:p>
          </table:table-cell>
          <table:table-cell table:formula="of:=[.F189]/100" office:value-type="float" office:value="0.187">
            <text:p>0.187</text:p>
          </table:table-cell>
          <table:table-cell table:formula="of:=SIN(COS([.F189]))" office:value-type="float" office:value="0.835387475410997">
            <text:p>0.8353874754</text:p>
          </table:table-cell>
          <table:table-cell/>
          <table:table-cell office:value-type="float" office:value="18.7">
            <text:p>18.7</text:p>
          </table:table-cell>
          <table:table-cell table:number-columns-repeated="1018"/>
        </table:table-row>
        <table:table-row table:style-name="ro1">
          <table:table-cell table:formula="of:=SIN([.F190])" office:value-type="float" office:value="-0.0495356408783674">
            <text:p>-0.0495356409</text:p>
          </table:table-cell>
          <table:table-cell table:formula="of:=COS([.F190])*[.F190]" office:value-type="float" office:value="18.7769203038396">
            <text:p>18.7769203038</text:p>
          </table:table-cell>
          <table:table-cell table:formula="of:=[.F190]/100" office:value-type="float" office:value="0.188">
            <text:p>0.188</text:p>
          </table:table-cell>
          <table:table-cell table:formula="of:=SIN(COS([.F190]))" office:value-type="float" office:value="0.840807052313899">
            <text:p>0.8408070523</text:p>
          </table:table-cell>
          <table:table-cell/>
          <table:table-cell office:value-type="float" office:value="18.8">
            <text:p>18.8</text:p>
          </table:table-cell>
          <table:table-cell table:number-columns-repeated="1018"/>
        </table:table-row>
        <table:table-row table:style-name="ro1">
          <table:table-cell table:formula="of:=SIN([.F191])" office:value-type="float" office:value="0.0504226878068148">
            <text:p>0.0504226878</text:p>
          </table:table-cell>
          <table:table-cell table:formula="of:=COS([.F191])*[.F191]" office:value-type="float" office:value="18.8759585809022">
            <text:p>18.8759585809</text:p>
          </table:table-cell>
          <table:table-cell table:formula="of:=[.F191]/100" office:value-type="float" office:value="0.189">
            <text:p>0.189</text:p>
          </table:table-cell>
          <table:table-cell table:formula="of:=SIN(COS([.F191]))" office:value-type="float" office:value="0.840783021983501">
            <text:p>0.840783022</text:p>
          </table:table-cell>
          <table:table-cell/>
          <table:table-cell office:value-type="float" office:value="18.9">
            <text:p>18.9</text:p>
          </table:table-cell>
          <table:table-cell table:number-columns-repeated="1018"/>
        </table:table-row>
        <table:table-row table:style-name="ro1">
          <table:table-cell table:formula="of:=SIN([.F192])" office:value-type="float" office:value="0.149877209662956">
            <text:p>0.1498772097</text:p>
          </table:table-cell>
          <table:table-cell table:formula="of:=COS([.F192])*[.F192]" office:value-type="float" office:value="18.7853877455467">
            <text:p>18.7853877455</text:p>
          </table:table-cell>
          <table:table-cell table:formula="of:=[.F192]/100" office:value-type="float" office:value="0.19">
            <text:p>0.19</text:p>
          </table:table-cell>
          <table:table-cell table:formula="of:=SIN(COS([.F192]))" office:value-type="float" office:value="0.835314514501174">
            <text:p>0.8353145145</text:p>
          </table:table-cell>
          <table:table-cell/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table:formula="of:=SIN([.F193])" office:value-type="float" office:value="0.24783420798296">
            <text:p>0.247834208</text:p>
          </table:table-cell>
          <table:table-cell table:formula="of:=COS([.F193])*[.F193]" office:value-type="float" office:value="18.5041269746777">
            <text:p>18.5041269747</text:p>
          </table:table-cell>
          <table:table-cell table:formula="of:=[.F193]/100" office:value-type="float" office:value="0.191">
            <text:p>0.191</text:p>
          </table:table-cell>
          <table:table-cell table:formula="of:=SIN(COS([.F193]))" office:value-type="float" office:value="0.824208152878946">
            <text:p>0.8242081529</text:p>
          </table:table-cell>
          <table:table-cell/>
          <table:table-cell office:value-type="float" office:value="19.1">
            <text:p>19.1</text:p>
          </table:table-cell>
          <table:table-cell table:number-columns-repeated="1018"/>
        </table:table-row>
        <table:table-row table:style-name="ro1">
          <table:table-cell table:formula="of:=SIN([.F194])" office:value-type="float" office:value="0.343314928819899">
            <text:p>0.3433149288</text:p>
          </table:table-cell>
          <table:table-cell table:formula="of:=COS([.F194])*[.F194]" office:value-type="float" office:value="18.0330306565799">
            <text:p>18.0330306566</text:p>
          </table:table-cell>
          <table:table-cell table:formula="of:=[.F194]/100" office:value-type="float" office:value="0.192">
            <text:p>0.192</text:p>
          </table:table-cell>
          <table:table-cell table:formula="of:=SIN(COS([.F194]))" office:value-type="float" office:value="0.80709802482901">
            <text:p>0.8070980248</text:p>
          </table:table-cell>
          <table:table-cell/>
          <table:table-cell office:value-type="float" office:value="19.2">
            <text:p>19.2</text:p>
          </table:table-cell>
          <table:table-cell table:number-columns-repeated="1018"/>
        </table:table-row>
        <table:table-row table:style-name="ro1">
          <table:table-cell table:formula="of:=SIN([.F195])" office:value-type="float" office:value="0.435365360372896">
            <text:p>0.4353653604</text:p>
          </table:table-cell>
          <table:table-cell table:formula="of:=COS([.F195])*[.F195]" office:value-type="float" office:value="17.374899396623">
            <text:p>17.3748993966</text:p>
          </table:table-cell>
          <table:table-cell table:formula="of:=[.F195]/100" office:value-type="float" office:value="0.193">
            <text:p>0.193</text:p>
          </table:table-cell>
          <table:table-cell table:formula="of:=SIN(COS([.F195]))" office:value-type="float" office:value="0.783484683027537">
            <text:p>0.783484683</text:p>
          </table:table-cell>
          <table:table-cell/>
          <table:table-cell office:value-type="float" office:value="19.3">
            <text:p>19.3</text:p>
          </table:table-cell>
          <table:table-cell table:number-columns-repeated="1018"/>
        </table:table-row>
        <table:table-row table:style-name="ro1">
          <table:table-cell table:formula="of:=SIN([.F196])" office:value-type="float" office:value="0.523065765157699">
            <text:p>0.5230657652</text:p>
          </table:table-cell>
          <table:table-cell table:formula="of:=COS([.F196])*[.F196]" office:value-type="float" office:value="16.53447108299">
            <text:p>16.534471083</text:p>
          </table:table-cell>
          <table:table-cell table:formula="of:=[.F196]/100" office:value-type="float" office:value="0.194">
            <text:p>0.194</text:p>
          </table:table-cell>
          <table:table-cell table:formula="of:=SIN(COS([.F196]))" office:value-type="float" office:value="0.752791325037424">
            <text:p>0.752791325</text:p>
          </table:table-cell>
          <table:table-cell/>
          <table:table-cell office:value-type="float" office:value="19.4">
            <text:p>19.4</text:p>
          </table:table-cell>
          <table:table-cell table:number-columns-repeated="1018"/>
        </table:table-row>
        <table:table-row table:style-name="ro1">
          <table:table-cell table:formula="of:=SIN([.F197])" office:value-type="float" office:value="0.605539869719604">
            <text:p>0.6055398697</text:p>
          </table:table-cell>
          <table:table-cell table:formula="of:=COS([.F197])*[.F197]" office:value-type="float" office:value="15.5183919113719">
            <text:p>15.5183919114</text:p>
          </table:table-cell>
          <table:table-cell table:formula="of:=[.F197]/100" office:value-type="float" office:value="0.195">
            <text:p>0.195</text:p>
          </table:table-cell>
          <table:table-cell table:formula="of:=SIN(COS([.F197]))" office:value-type="float" office:value="0.714434078751897">
            <text:p>0.7144340788</text:p>
          </table:table-cell>
          <table:table-cell/>
          <table:table-cell office:value-type="float" office:value="19.5">
            <text:p>19.5</text:p>
          </table:table-cell>
          <table:table-cell table:number-columns-repeated="1018"/>
        </table:table-row>
        <table:table-row table:style-name="ro1">
          <table:table-cell table:formula="of:=SIN([.F198])" office:value-type="float" office:value="0.681963620068136">
            <text:p>0.6819636201</text:p>
          </table:table-cell>
          <table:table-cell table:formula="of:=COS([.F198])*[.F198]" office:value-type="float" office:value="14.3351674746517">
            <text:p>14.3351674747</text:p>
          </table:table-cell>
          <table:table-cell table:formula="of:=[.F198]/100" office:value-type="float" office:value="0.196">
            <text:p>0.196</text:p>
          </table:table-cell>
          <table:table-cell table:formula="of:=SIN(COS([.F198]))" office:value-type="float" office:value="0.66790187705193">
            <text:p>0.6679018771</text:p>
          </table:table-cell>
          <table:table-cell/>
          <table:table-cell office:value-type="float" office:value="19.6">
            <text:p>19.6</text:p>
          </table:table-cell>
          <table:table-cell table:number-columns-repeated="1018"/>
        </table:table-row>
        <table:table-row table:style-name="ro1">
          <table:table-cell table:formula="of:=SIN([.F199])" office:value-type="float" office:value="0.751573415352151">
            <text:p>0.7515734154</text:p>
          </table:table-cell>
          <table:table-cell table:formula="of:=COS([.F199])*[.F199]" office:value-type="float" office:value="12.9950942314572">
            <text:p>12.9950942315</text:p>
          </table:table-cell>
          <table:table-cell table:formula="of:=[.F199]/100" office:value-type="float" office:value="0.197">
            <text:p>0.197</text:p>
          </table:table-cell>
          <table:table-cell table:formula="of:=SIN(COS([.F199]))" office:value-type="float" office:value="0.612839885196561">
            <text:p>0.6128398852</text:p>
          </table:table-cell>
          <table:table-cell/>
          <table:table-cell office:value-type="float" office:value="19.7">
            <text:p>19.7</text:p>
          </table:table-cell>
          <table:table-cell table:number-columns-repeated="1018"/>
        </table:table-row>
        <table:table-row table:style-name="ro1">
          <table:table-cell table:formula="of:=SIN([.F200])" office:value-type="float" office:value="0.813673737507108">
            <text:p>0.8136737375</text:p>
          </table:table-cell>
          <table:table-cell table:formula="of:=COS([.F200])*[.F200]" office:value-type="float" office:value="11.5101718739258">
            <text:p>11.5101718739</text:p>
          </table:table-cell>
          <table:table-cell table:formula="of:=[.F200]/100" office:value-type="float" office:value="0.198">
            <text:p>0.198</text:p>
          </table:table-cell>
          <table:table-cell table:formula="of:=SIN(COS([.F200]))" office:value-type="float" office:value="0.549129103932967">
            <text:p>0.5491291039</text:p>
          </table:table-cell>
          <table:table-cell/>
          <table:table-cell office:value-type="float" office:value="19.8">
            <text:p>19.8</text:p>
          </table:table-cell>
          <table:table-cell table:number-columns-repeated="1018"/>
        </table:table-row>
        <table:table-row table:style-name="ro1">
          <table:table-cell table:formula="of:=SIN([.F201])" office:value-type="float" office:value="0.867644100641669">
            <text:p>0.8676441006</text:p>
          </table:table-cell>
          <table:table-cell table:formula="of:=COS([.F201])*[.F201]" office:value-type="float" office:value="9.89399731793692">
            <text:p>9.8939973179</text:p>
          </table:table-cell>
          <table:table-cell table:formula="of:=[.F201]/100" office:value-type="float" office:value="0.199">
            <text:p>0.199</text:p>
          </table:table-cell>
          <table:table-cell table:formula="of:=SIN(COS([.F201]))" office:value-type="float" office:value="0.476953946053411">
            <text:p>0.4769539461</text:p>
          </table:table-cell>
          <table:table-cell/>
          <table:table-cell office:value-type="float" office:value="19.9">
            <text:p>19.9</text:p>
          </table:table-cell>
          <table:table-cell table:number-columns-repeated="1018"/>
        </table:table-row>
        <table:table-row table:style-name="ro1">
          <table:table-cell table:formula="of:=SIN([.F202])" office:value-type="float" office:value="0.912945250727629">
            <text:p>0.9129452507</text:p>
          </table:table-cell>
          <table:table-cell table:formula="of:=COS([.F202])*[.F202]" office:value-type="float" office:value="8.16164123626778">
            <text:p>8.1616412363</text:p>
          </table:table-cell>
          <table:table-cell table:formula="of:=[.F202]/100" office:value-type="float" office:value="0.2">
            <text:p>0.2</text:p>
          </table:table-cell>
          <table:table-cell table:formula="of:=SIN(COS([.F202]))" office:value-type="float" office:value="0.396849614875636">
            <text:p>0.3968496149</text:p>
          </table:table-cell>
          <table:table-cell/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formula="of:=SIN([.F203])" office:value-type="float" office:value="0.949124553647895">
            <text:p>0.9491245536</text:p>
          </table:table-cell>
          <table:table-cell table:formula="of:=COS([.F203])*[.F203]" office:value-type="float" office:value="6.32950824452748">
            <text:p>6.3295082445</text:p>
          </table:table-cell>
          <table:table-cell table:formula="of:=[.F203]/100" office:value-type="float" office:value="0.201">
            <text:p>0.201</text:p>
          </table:table-cell>
          <table:table-cell table:formula="of:=SIN(COS([.F203]))" office:value-type="float" office:value="0.309722253095178">
            <text:p>0.3097222531</text:p>
          </table:table-cell>
          <table:table-cell/>
          <table:table-cell office:value-type="float" office:value="20.1">
            <text:p>20.1</text:p>
          </table:table-cell>
          <table:table-cell table:number-columns-repeated="1018"/>
        </table:table-row>
        <table:table-row table:style-name="ro1">
          <table:table-cell table:formula="of:=SIN([.F204])" office:value-type="float" office:value="0.975820517766976">
            <text:p>0.9758205178</text:p>
          </table:table-cell>
          <table:table-cell table:formula="of:=COS([.F204])*[.F204]" office:value-type="float" office:value="4.41518202926224">
            <text:p>4.4151820293</text:p>
          </table:table-cell>
          <table:table-cell table:formula="of:=[.F204]/100" office:value-type="float" office:value="0.202">
            <text:p>0.202</text:p>
          </table:table-cell>
          <table:table-cell table:formula="of:=SIN(COS([.F204]))" office:value-type="float" office:value="0.216837154734541">
            <text:p>0.2168371547</text:p>
          </table:table-cell>
          <table:table-cell/>
          <table:table-cell office:value-type="float" office:value="20.2">
            <text:p>20.2</text:p>
          </table:table-cell>
          <table:table-cell table:number-columns-repeated="1018"/>
        </table:table-row>
        <table:table-row table:style-name="ro1">
          <table:table-cell table:formula="of:=SIN([.F205])" office:value-type="float" office:value="0.992766405835908">
            <text:p>0.9927664058</text:p>
          </table:table-cell>
          <table:table-cell table:formula="of:=COS([.F205])*[.F205]" office:value-type="float" office:value="2.43725687536119">
            <text:p>2.4372568754</text:p>
          </table:table-cell>
          <table:table-cell table:formula="of:=[.F205]/100" office:value-type="float" office:value="0.203">
            <text:p>0.203</text:p>
          </table:table-cell>
          <table:table-cell table:formula="of:=SIN(COS([.F205]))" office:value-type="float" office:value="0.11977367684823">
            <text:p>0.1197736768</text:p>
          </table:table-cell>
          <table:table-cell/>
          <table:table-cell office:value-type="float" office:value="20.3">
            <text:p>20.3</text:p>
          </table:table-cell>
          <table:table-cell table:number-columns-repeated="1018"/>
        </table:table-row>
        <table:table-row table:style-name="ro1">
          <table:table-cell table:formula="of:=SIN([.F206])" office:value-type="float" office:value="0.999792900142669">
            <text:p>0.9997929001</text:p>
          </table:table-cell>
          <table:table-cell table:formula="of:=COS([.F206])*[.F206]" office:value-type="float" office:value="0.41515720396626">
            <text:p>0.415157204</text:p>
          </table:table-cell>
          <table:table-cell table:formula="of:=[.F206]/100" office:value-type="float" office:value="0.204">
            <text:p>0.204</text:p>
          </table:table-cell>
          <table:table-cell table:formula="of:=SIN(COS([.F206]))" office:value-type="float" office:value="0.0203494386206606">
            <text:p>0.0203494386</text:p>
          </table:table-cell>
          <table:table-cell/>
          <table:table-cell office:value-type="float" office:value="20.4">
            <text:p>20.4</text:p>
          </table:table-cell>
          <table:table-cell table:number-columns-repeated="1018"/>
        </table:table-row>
        <table:table-row table:style-name="ro1">
          <table:table-cell table:formula="of:=SIN([.F207])" office:value-type="float" office:value="0.996829794278799">
            <text:p>0.9968297943</text:p>
          </table:table-cell>
          <table:table-cell table:formula="of:=COS([.F207])*[.F207]" office:value-type="float" office:value="-1.63105312921014">
            <text:p>-1.6310531292</text:p>
          </table:table-cell>
          <table:table-cell table:formula="of:=[.F207]/100" office:value-type="float" office:value="0.205">
            <text:p>0.205</text:p>
          </table:table-cell>
          <table:table-cell table:formula="of:=SIN(COS([.F207]))" office:value-type="float" office:value="-0.0794796494907327">
            <text:p>-0.0794796495</text:p>
          </table:table-cell>
          <table:table-cell/>
          <table:table-cell office:value-type="float" office:value="20.5">
            <text:p>20.5</text:p>
          </table:table-cell>
          <table:table-cell table:number-columns-repeated="1018"/>
        </table:table-row>
        <table:table-row table:style-name="ro1">
          <table:table-cell table:formula="of:=SIN([.F208])" office:value-type="float" office:value="0.983906694618616">
            <text:p>0.9839066946</text:p>
          </table:table-cell>
          <table:table-cell table:formula="of:=COS([.F208])*[.F208]" office:value-type="float" office:value="-3.68086990350953">
            <text:p>-3.6808699035</text:p>
          </table:table-cell>
          <table:table-cell table:formula="of:=[.F208]/100" office:value-type="float" office:value="0.206">
            <text:p>0.206</text:p>
          </table:table-cell>
          <table:table-cell table:formula="of:=SIN(COS([.F208]))" office:value-type="float" office:value="-0.177733701339335">
            <text:p>-0.1777337013</text:p>
          </table:table-cell>
          <table:table-cell/>
          <table:table-cell office:value-type="float" office:value="20.6">
            <text:p>20.6</text:p>
          </table:table-cell>
          <table:table-cell table:number-columns-repeated="1018"/>
        </table:table-row>
        <table:table-row table:style-name="ro1">
          <table:table-cell table:formula="of:=SIN([.F209])" office:value-type="float" office:value="0.961152724502115">
            <text:p>0.9611527245</text:p>
          </table:table-cell>
          <table:table-cell table:formula="of:=COS([.F209])*[.F209]" office:value-type="float" office:value="-5.71355399586404">
            <text:p>-5.7135539959</text:p>
          </table:table-cell>
          <table:table-cell table:formula="of:=[.F209]/100" office:value-type="float" office:value="0.207">
            <text:p>0.207</text:p>
          </table:table-cell>
          <table:table-cell table:formula="of:=SIN(COS([.F209]))" office:value-type="float" office:value="-0.272525680201412">
            <text:p>-0.2725256802</text:p>
          </table:table-cell>
          <table:table-cell/>
          <table:table-cell office:value-type="float" office:value="20.7">
            <text:p>20.7</text:p>
          </table:table-cell>
          <table:table-cell table:number-columns-repeated="1018"/>
        </table:table-row>
        <table:table-row table:style-name="ro1">
          <table:table-cell table:formula="of:=SIN([.F210])" office:value-type="float" office:value="0.928795234077239">
            <text:p>0.9287952341</text:p>
          </table:table-cell>
          <table:table-cell table:formula="of:=COS([.F210])*[.F210]" office:value-type="float" office:value="-7.70834117742301">
            <text:p>-7.7083411774</text:p>
          </table:table-cell>
          <table:table-cell table:formula="of:=[.F210]/100" office:value-type="float" office:value="0.208">
            <text:p>0.208</text:p>
          </table:table-cell>
          <table:table-cell table:formula="of:=SIN(COS([.F210]))" office:value-type="float" office:value="-0.362168542185055">
            <text:p>-0.3621685422</text:p>
          </table:table-cell>
          <table:table-cell/>
          <table:table-cell office:value-type="float" office:value="20.8">
            <text:p>20.8</text:p>
          </table:table-cell>
          <table:table-cell table:number-columns-repeated="1018"/>
        </table:table-row>
        <table:table-row table:style-name="ro1">
          <table:table-cell table:formula="of:=SIN([.F211])" office:value-type="float" office:value="0.887157528692349">
            <text:p>0.8871575287</text:p>
          </table:table-cell>
          <table:table-cell table:formula="of:=COS([.F211])*[.F211]" office:value-type="float" office:value="-9.64465412229257">
            <text:p>-9.6446541223</text:p>
          </table:table-cell>
          <table:table-cell table:formula="of:=[.F211]/100" office:value-type="float" office:value="0.209">
            <text:p>0.209</text:p>
          </table:table-cell>
          <table:table-cell table:formula="of:=SIN(COS([.F211]))" office:value-type="float" office:value="-0.445261873133978">
            <text:p>-0.4452618731</text:p>
          </table:table-cell>
          <table:table-cell/>
          <table:table-cell office:value-type="float" office:value="20.9">
            <text:p>20.9</text:p>
          </table:table-cell>
          <table:table-cell table:number-columns-repeated="1018"/>
        </table:table-row>
        <table:table-row table:style-name="ro1">
          <table:table-cell table:formula="of:=SIN([.F212])" office:value-type="float" office:value="0.836655638536054">
            <text:p>0.8366556385</text:p>
          </table:table-cell>
          <table:table-cell table:formula="of:=COS([.F212])*[.F212]" office:value-type="float" office:value="-11.5023144647097">
            <text:p>-11.5023144647</text:p>
          </table:table-cell>
          <table:table-cell table:formula="of:=[.F212]/100" office:value-type="float" office:value="0.21">
            <text:p>0.21</text:p>
          </table:table-cell>
          <table:table-cell table:formula="of:=SIN(COS([.F212]))" office:value-type="float" office:value="-0.520750021697449">
            <text:p>-0.5207500217</text:p>
          </table:table-cell>
          <table:table-cell/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formula="of:=SIN([.F213])" office:value-type="float" office:value="0.777794161801093">
            <text:p>0.7777941618</text:p>
          </table:table-cell>
          <table:table-cell table:formula="of:=COS([.F213])*[.F213]" office:value-type="float" office:value="-13.2617527213454">
            <text:p>-13.2617527213</text:p>
          </table:table-cell>
          <table:table-cell table:formula="of:=[.F213]/100" office:value-type="float" office:value="0.211">
            <text:p>0.211</text:p>
          </table:table-cell>
          <table:table-cell table:formula="of:=SIN(COS([.F213]))" office:value-type="float" office:value="-0.587947493360391">
            <text:p>-0.5879474934</text:p>
          </table:table-cell>
          <table:table-cell/>
          <table:table-cell office:value-type="float" office:value="21.1">
            <text:p>21.1</text:p>
          </table:table-cell>
          <table:table-cell table:number-columns-repeated="1018"/>
        </table:table-row>
        <table:table-row table:style-name="ro1">
          <table:table-cell table:formula="of:=SIN([.F214])" office:value-type="float" office:value="0.71116122290598">
            <text:p>0.7111612229</text:p>
          </table:table-cell>
          <table:table-cell table:formula="of:=COS([.F214])*[.F214]" office:value-type="float" office:value="-14.9042138982662">
            <text:p>-14.9042138983</text:p>
          </table:table-cell>
          <table:table-cell table:formula="of:=[.F214]/100" office:value-type="float" office:value="0.212">
            <text:p>0.212</text:p>
          </table:table-cell>
          <table:table-cell table:formula="of:=SIN(COS([.F214]))" office:value-type="float" office:value="-0.646531402936125">
            <text:p>-0.6465314029</text:p>
          </table:table-cell>
          <table:table-cell/>
          <table:table-cell office:value-type="float" office:value="21.2">
            <text:p>21.2</text:p>
          </table:table-cell>
          <table:table-cell table:number-columns-repeated="1018"/>
        </table:table-row>
        <table:table-row table:style-name="ro1">
          <table:table-cell table:formula="of:=SIN([.F215])" office:value-type="float" office:value="0.637422596150236">
            <text:p>0.6374225962</text:p>
          </table:table-cell>
          <table:table-cell table:formula="of:=COS([.F215])*[.F215]" office:value-type="float" office:value="-16.4119566275276">
            <text:p>-16.4119566275</text:p>
          </table:table-cell>
          <table:table-cell table:formula="of:=[.F215]/100" office:value-type="float" office:value="0.213">
            <text:p>0.213</text:p>
          </table:table-cell>
          <table:table-cell table:formula="of:=SIN(COS([.F215]))" office:value-type="float" office:value="-0.696504436643063">
            <text:p>-0.6965044366</text:p>
          </table:table-cell>
          <table:table-cell/>
          <table:table-cell office:value-type="float" office:value="21.3">
            <text:p>21.3</text:p>
          </table:table-cell>
          <table:table-cell table:number-columns-repeated="1018"/>
        </table:table-row>
        <table:table-row table:style-name="ro1">
          <table:table-cell table:formula="of:=SIN([.F216])" office:value-type="float" office:value="0.557315053517658">
            <text:p>0.5573150535</text:p>
          </table:table-cell>
          <table:table-cell table:formula="of:=COS([.F216])*[.F216]" office:value-type="float" office:value="-17.7684437263625">
            <text:p>-17.7684437264</text:p>
          </table:table-cell>
          <table:table-cell table:formula="of:=[.F216]/100" office:value-type="float" office:value="0.214">
            <text:p>0.214</text:p>
          </table:table-cell>
          <table:table-cell table:formula="of:=SIN(COS([.F216]))" office:value-type="float" office:value="-0.738134548622613">
            <text:p>-0.7381345486</text:p>
          </table:table-cell>
          <table:table-cell/>
          <table:table-cell office:value-type="float" office:value="21.4">
            <text:p>21.4</text:p>
          </table:table-cell>
          <table:table-cell table:number-columns-repeated="1018"/>
        </table:table-row>
        <table:table-row table:style-name="ro1">
          <table:table-cell table:formula="of:=SIN([.F217])" office:value-type="float" office:value="0.471639003094193">
            <text:p>0.4716390031</text:p>
          </table:table-cell>
          <table:table-cell table:formula="of:=COS([.F217])*[.F217]" office:value-type="float" office:value="-18.9585221421385">
            <text:p>-18.9585221421</text:p>
          </table:table-cell>
          <table:table-cell table:formula="of:=[.F217]/100" office:value-type="float" office:value="0.215">
            <text:p>0.215</text:p>
          </table:table-cell>
          <table:table-cell table:formula="of:=SIN(COS([.F217]))" office:value-type="float" office:value="-0.771879242394811">
            <text:p>-0.7718792424</text:p>
          </table:table-cell>
          <table:table-cell/>
          <table:table-cell office:value-type="float" office:value="21.5">
            <text:p>21.5</text:p>
          </table:table-cell>
          <table:table-cell table:number-columns-repeated="1018"/>
        </table:table-row>
        <table:table-row table:style-name="ro1">
          <table:table-cell table:formula="of:=SIN([.F218])" office:value-type="float" office:value="0.38125049165494">
            <text:p>0.3812504917</text:p>
          </table:table-cell>
          <table:table-cell table:formula="of:=COS([.F218])*[.F218]" office:value-type="float" office:value="-19.968590338145">
            <text:p>-19.9685903381</text:p>
          </table:table-cell>
          <table:table-cell table:formula="of:=[.F218]/100" office:value-type="float" office:value="0.216">
            <text:p>0.216</text:p>
          </table:table-cell>
          <table:table-cell table:formula="of:=SIN(COS([.F218]))" office:value-type="float" office:value="-0.798302747668077">
            <text:p>-0.7983027477</text:p>
          </table:table-cell>
          <table:table-cell/>
          <table:table-cell office:value-type="float" office:value="21.6">
            <text:p>21.6</text:p>
          </table:table-cell>
          <table:table-cell table:number-columns-repeated="1018"/>
        </table:table-row>
        <table:table-row table:style-name="ro1">
          <table:table-cell table:formula="of:=SIN([.F219])" office:value-type="float" office:value="0.287052651327725">
            <text:p>0.2870526513</text:p>
          </table:table-cell>
          <table:table-cell table:formula="of:=COS([.F219])*[.F219]" office:value-type="float" office:value="-20.7867512880673">
            <text:p>-20.7867512881</text:p>
          </table:table-cell>
          <table:table-cell table:formula="of:=[.F219]/100" office:value-type="float" office:value="0.217">
            <text:p>0.217</text:p>
          </table:table-cell>
          <table:table-cell table:formula="of:=SIN(COS([.F219]))" office:value-type="float" office:value="-0.817993887741503">
            <text:p>-0.8179938877</text:p>
          </table:table-cell>
          <table:table-cell/>
          <table:table-cell office:value-type="float" office:value="21.7">
            <text:p>21.7</text:p>
          </table:table-cell>
          <table:table-cell table:number-columns-repeated="1018"/>
        </table:table-row>
        <table:table-row table:style-name="ro1">
          <table:table-cell table:formula="of:=SIN([.F220])" office:value-type="float" office:value="0.189986675795434">
            <text:p>0.1899866758</text:p>
          </table:table-cell>
          <table:table-cell table:formula="of:=COS([.F220])*[.F220]" office:value-type="float" office:value="-21.4029493796934">
            <text:p>-21.4029493797</text:p>
          </table:table-cell>
          <table:table-cell table:formula="of:=[.F220]/100" office:value-type="float" office:value="0.218">
            <text:p>0.218</text:p>
          </table:table-cell>
          <table:table-cell table:formula="of:=SIN(COS([.F220]))" office:value-type="float" office:value="-0.831491259213516">
            <text:p>-0.8314912592</text:p>
          </table:table-cell>
          <table:table-cell/>
          <table:table-cell office:value-type="float" office:value="21.8">
            <text:p>21.8</text:p>
          </table:table-cell>
          <table:table-cell table:number-columns-repeated="1018"/>
        </table:table-row>
        <table:table-row table:style-name="ro1">
          <table:table-cell table:formula="of:=SIN([.F221])" office:value-type="float" office:value="0.0910224161998443">
            <text:p>0.0910224162</text:p>
          </table:table-cell>
          <table:table-cell table:formula="of:=COS([.F221])*[.F221]" office:value-type="float" office:value="-21.8090896797846">
            <text:p>-21.8090896798</text:p>
          </table:table-cell>
          <table:table-cell table:formula="of:=[.F221]/100" office:value-type="float" office:value="0.219">
            <text:p>0.219</text:p>
          </table:table-cell>
          <table:table-cell table:formula="of:=SIN(COS([.F221]))" office:value-type="float" office:value="-0.839220861851876">
            <text:p>-0.8392208619</text:p>
          </table:table-cell>
          <table:table-cell/>
          <table:table-cell office:value-type="float" office:value="21.9">
            <text:p>21.9</text:p>
          </table:table-cell>
          <table:table-cell table:number-columns-repeated="1018"/>
        </table:table-row>
        <table:table-row table:style-name="ro1">
          <table:table-cell table:formula="of:=SIN([.F222])" office:value-type="float" office:value="-0.00885130929040743">
            <text:p>-0.0088513093</text:p>
          </table:table-cell>
          <table:table-cell table:formula="of:=COS([.F222])*[.F222]" office:value-type="float" office:value="-21.999138180682">
            <text:p>-21.9991381807</text:p>
          </table:table-cell>
          <table:table-cell table:formula="of:=[.F222]/100" office:value-type="float" office:value="0.22">
            <text:p>0.22</text:p>
          </table:table-cell>
          <table:table-cell table:formula="of:=SIN(COS([.F222]))" office:value-type="float" office:value="-0.841449818572947">
            <text:p>-0.8414498186</text:p>
          </table:table-cell>
          <table:table-cell/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table:formula="of:=SIN([.F223])" office:value-type="float" office:value="-0.10863659542408">
            <text:p>-0.1086365954</text:p>
          </table:table-cell>
          <table:table-cell table:formula="of:=COS([.F223])*[.F223]" office:value-type="float" office:value="-21.9692018335367">
            <text:p>-21.9692018335</text:p>
          </table:table-cell>
          <table:table-cell table:formula="of:=[.F223]/100" office:value-type="float" office:value="0.221">
            <text:p>0.221</text:p>
          </table:table-cell>
          <table:table-cell table:formula="of:=SIN(COS([.F223]))" office:value-type="float" office:value="-0.838258503394428">
            <text:p>-0.8382585034</text:p>
          </table:table-cell>
          <table:table-cell/>
          <table:table-cell office:value-type="float" office:value="22.1">
            <text:p>22.1</text:p>
          </table:table-cell>
          <table:table-cell table:number-columns-repeated="1018"/>
        </table:table-row>
        <table:table-row table:style-name="ro1">
          <table:table-cell table:formula="of:=SIN([.F224])" office:value-type="float" office:value="-0.207336420606762">
            <text:p>-0.2073364206</text:p>
          </table:table-cell>
          <table:table-cell table:formula="of:=COS([.F224])*[.F224]" office:value-type="float" office:value="-21.7175873712244">
            <text:p>-21.7175873712</text:p>
          </table:table-cell>
          <table:table-cell table:formula="of:=[.F224]/100" office:value-type="float" office:value="0.222">
            <text:p>0.222</text:p>
          </table:table-cell>
          <table:table-cell table:formula="of:=SIN(COS([.F224]))" office:value-type="float" office:value="-0.829532312417166">
            <text:p>-0.8295323124</text:p>
          </table:table-cell>
          <table:table-cell/>
          <table:table-cell office:value-type="float" office:value="22.2">
            <text:p>22.2</text:p>
          </table:table-cell>
          <table:table-cell table:number-columns-repeated="1018"/>
        </table:table-row>
        <table:table-row table:style-name="ro1">
          <table:table-cell table:formula="of:=SIN([.F225])" office:value-type="float" office:value="-0.30396460881105">
            <text:p>-0.3039646088</text:p>
          </table:table-cell>
          <table:table-cell table:formula="of:=COS([.F225])*[.F225]" office:value-type="float" office:value="-21.244838134126">
            <text:p>-21.2448381341</text:p>
          </table:table-cell>
          <table:table-cell table:formula="of:=[.F225]/100" office:value-type="float" office:value="0.223">
            <text:p>0.223</text:p>
          </table:table-cell>
          <table:table-cell table:formula="of:=SIN(COS([.F225]))" office:value-type="float" office:value="-0.814973418955946">
            <text:p>-0.814973419</text:p>
          </table:table-cell>
          <table:table-cell/>
          <table:table-cell office:value-type="float" office:value="22.3">
            <text:p>22.3</text:p>
          </table:table-cell>
          <table:table-cell table:number-columns-repeated="1018"/>
        </table:table-row>
        <table:table-row table:style-name="ro1">
          <table:table-cell table:formula="of:=SIN([.F226])" office:value-type="float" office:value="-0.397555683121436">
            <text:p>-0.3975556831</text:p>
          </table:table-cell>
          <table:table-cell table:formula="of:=COS([.F226])*[.F226]" office:value-type="float" office:value="-20.5537483319137">
            <text:p>-20.5537483319</text:p>
          </table:table-cell>
          <table:table-cell table:formula="of:=[.F226]/100" office:value-type="float" office:value="0.224">
            <text:p>0.224</text:p>
          </table:table-cell>
          <table:table-cell table:formula="of:=SIN(COS([.F226]))" office:value-type="float" office:value="-0.794132022230197">
            <text:p>-0.7941320222</text:p>
          </table:table-cell>
          <table:table-cell/>
          <table:table-cell office:value-type="float" office:value="22.4">
            <text:p>22.4</text:p>
          </table:table-cell>
          <table:table-cell table:number-columns-repeated="1018"/>
        </table:table-row>
        <table:table-row table:style-name="ro1">
          <table:table-cell table:formula="of:=SIN([.F227])" office:value-type="float" office:value="-0.487174512460513">
            <text:p>-0.4871745125</text:p>
          </table:table-cell>
          <table:table-cell table:formula="of:=COS([.F227])*[.F227]" office:value-type="float" office:value="-19.6493544021041">
            <text:p>-19.6493544021</text:p>
          </table:table-cell>
          <table:table-cell table:formula="of:=[.F227]/100" office:value-type="float" office:value="0.225">
            <text:p>0.225</text:p>
          </table:table-cell>
          <table:table-cell table:formula="of:=SIN(COS([.F227]))" office:value-type="float" office:value="-0.766455679329243">
            <text:p>-0.7664556793</text:p>
          </table:table-cell>
          <table:table-cell/>
          <table:table-cell office:value-type="float" office:value="22.5">
            <text:p>22.5</text:p>
          </table:table-cell>
          <table:table-cell table:number-columns-repeated="1018"/>
        </table:table-row>
        <table:table-row table:style-name="ro1">
          <table:table-cell table:formula="of:=SIN([.F228])" office:value-type="float" office:value="-0.571925655109564">
            <text:p>-0.5719256551</text:p>
          </table:table-cell>
          <table:table-cell table:formula="of:=COS([.F228])*[.F228]" office:value-type="float" office:value="-18.5389033591053">
            <text:p>-18.5389033591</text:p>
          </table:table-cell>
          <table:table-cell table:formula="of:=[.F228]/100" office:value-type="float" office:value="0.226">
            <text:p>0.226</text:p>
          </table:table-cell>
          <table:table-cell table:formula="of:=SIN(COS([.F228]))" office:value-type="float" office:value="-0.731354185790187">
            <text:p>-0.7313541858</text:p>
          </table:table-cell>
          <table:table-cell/>
          <table:table-cell office:value-type="float" office:value="22.6">
            <text:p>22.6</text:p>
          </table:table-cell>
          <table:table-cell table:number-columns-repeated="1018"/>
        </table:table-row>
        <table:table-row table:style-name="ro1">
          <table:table-cell table:formula="of:=SIN([.F229])" office:value-type="float" office:value="-0.65096230566625">
            <text:p>-0.6509623057</text:p>
          </table:table-cell>
          <table:table-cell table:formula="of:=COS([.F229])*[.F229]" office:value-type="float" office:value="-17.2317982634454">
            <text:p>-17.2317982634</text:p>
          </table:table-cell>
          <table:table-cell table:formula="of:=[.F229]/100" office:value-type="float" office:value="0.227">
            <text:p>0.227</text:p>
          </table:table-cell>
          <table:table-cell table:formula="of:=SIN(COS([.F229]))" office:value-type="float" office:value="-0.688276108676149">
            <text:p>-0.6882761087</text:p>
          </table:table-cell>
          <table:table-cell/>
          <table:table-cell office:value-type="float" office:value="22.7">
            <text:p>22.7</text:p>
          </table:table-cell>
          <table:table-cell table:number-columns-repeated="1018"/>
        </table:table-row>
        <table:table-row table:style-name="ro1">
          <table:table-cell table:formula="of:=SIN([.F230])" office:value-type="float" office:value="-0.723494756044247">
            <text:p>-0.723494756</text:p>
          </table:table-cell>
          <table:table-cell table:formula="of:=COS([.F230])*[.F230]" office:value-type="float" office:value="-15.7395211773958">
            <text:p>-15.7395211774</text:p>
          </table:table-cell>
          <table:table-cell table:formula="of:=[.F230]/100" office:value-type="float" office:value="0.228">
            <text:p>0.228</text:p>
          </table:table-cell>
          <table:table-cell table:formula="of:=SIN(COS([.F230]))" office:value-type="float" office:value="-0.636791563289808">
            <text:p>-0.6367915633</text:p>
          </table:table-cell>
          <table:table-cell/>
          <table:table-cell office:value-type="float" office:value="22.8">
            <text:p>22.8</text:p>
          </table:table-cell>
          <table:table-cell table:number-columns-repeated="1018"/>
        </table:table-row>
        <table:table-row table:style-name="ro1">
          <table:table-cell table:formula="of:=SIN([.F231])" office:value-type="float" office:value="-0.788798285975419">
            <text:p>-0.788798286</text:p>
          </table:table-cell>
          <table:table-cell table:formula="of:=COS([.F231])*[.F231]" office:value-type="float" office:value="-14.0755342078513">
            <text:p>-14.0755342079</text:p>
          </table:table-cell>
          <table:table-cell table:formula="of:=[.F231]/100" office:value-type="float" office:value="0.229">
            <text:p>0.229</text:p>
          </table:table-cell>
          <table:table-cell table:formula="of:=SIN(COS([.F231]))" office:value-type="float" office:value="-0.576674371773191">
            <text:p>-0.5766743718</text:p>
          </table:table-cell>
          <table:table-cell/>
          <table:table-cell office:value-type="float" office:value="22.9">
            <text:p>22.9</text:p>
          </table:table-cell>
          <table:table-cell table:number-columns-repeated="1018"/>
        </table:table-row>
        <table:table-row table:style-name="ro1">
          <table:table-cell table:formula="of:=SIN([.F232])" office:value-type="float" office:value="-0.846220404175173">
            <text:p>-0.8462204042</text:p>
          </table:table-cell>
          <table:table-cell table:formula="of:=COS([.F232])*[.F232]" office:value-type="float" office:value="-12.2551594676681">
            <text:p>-12.2551594677</text:p>
          </table:table-cell>
          <table:table-cell table:formula="of:=[.F232]/100" office:value-type="float" office:value="0.23">
            <text:p>0.23</text:p>
          </table:table-cell>
          <table:table-cell table:formula="of:=SIN(COS([.F232]))" office:value-type="float" office:value="-0.507975659204681">
            <text:p>-0.5079756592</text:p>
          </table:table-cell>
          <table:table-cell/>
          <table:table-cell office:value-type="float" office:value="23">
            <text:p>23</text:p>
          </table:table-cell>
          <table:table-cell table:number-columns-repeated="1018"/>
        </table:table-row>
        <table:table-row table:style-name="ro1">
          <table:table-cell table:formula="of:=SIN([.F233])" office:value-type="float" office:value="-0.895187367819682">
            <text:p>-0.8951873678</text:p>
          </table:table-cell>
          <table:table-cell table:formula="of:=COS([.F233])*[.F233]" office:value-type="float" office:value="-10.2954390102641">
            <text:p>-10.2954390103</text:p>
          </table:table-cell>
          <table:table-cell table:formula="of:=[.F233]/100" office:value-type="float" office:value="0.231">
            <text:p>0.231</text:p>
          </table:table-cell>
          <table:table-cell table:formula="of:=SIN(COS([.F233]))" office:value-type="float" office:value="-0.431080579541046">
            <text:p>-0.4310805795</text:p>
          </table:table-cell>
          <table:table-cell/>
          <table:table-cell office:value-type="float" office:value="23.1">
            <text:p>23.1</text:p>
          </table:table-cell>
          <table:table-cell table:number-columns-repeated="1018"/>
        </table:table-row>
        <table:table-row table:style-name="ro1">
          <table:table-cell table:formula="of:=SIN([.F234])" office:value-type="float" office:value="-0.93520991519454">
            <text:p>-0.9352099152</text:p>
          </table:table-cell>
          <table:table-cell table:formula="of:=COS([.F234])*[.F234]" office:value-type="float" office:value="-8.21497600679545">
            <text:p>-8.2149760068</text:p>
          </table:table-cell>
          <table:table-cell table:formula="of:=[.F234]/100" office:value-type="float" office:value="0.232">
            <text:p>0.232</text:p>
          </table:table-cell>
          <table:table-cell table:formula="of:=SIN(COS([.F234]))" office:value-type="float" office:value="-0.346740521189626">
            <text:p>-0.3467405212</text:p>
          </table:table-cell>
          <table:table-cell/>
          <table:table-cell office:value-type="float" office:value="23.2">
            <text:p>23.2</text:p>
          </table:table-cell>
          <table:table-cell table:number-columns-repeated="1018"/>
        </table:table-row>
        <table:table-row table:style-name="ro1">
          <table:table-cell table:formula="of:=SIN([.F235])" office:value-type="float" office:value="-0.965888154236071">
            <text:p>-0.9658881542</text:p>
          </table:table-cell>
          <table:table-cell table:formula="of:=COS([.F235])*[.F235]" office:value-type="float" office:value="-6.03375863835376">
            <text:p>-6.0337586384</text:p>
          </table:table-cell>
          <table:table-cell table:formula="of:=[.F235]/100" office:value-type="float" office:value="0.233">
            <text:p>0.233</text:p>
          </table:table-cell>
          <table:table-cell table:formula="of:=SIN(COS([.F235]))" office:value-type="float" office:value="-0.256074979076378">
            <text:p>-0.2560749791</text:p>
          </table:table-cell>
          <table:table-cell/>
          <table:table-cell office:value-type="float" office:value="23.3">
            <text:p>23.3</text:p>
          </table:table-cell>
          <table:table-cell table:number-columns-repeated="1018"/>
        </table:table-row>
        <table:table-row table:style-name="ro1">
          <table:table-cell table:formula="of:=SIN([.F236])" office:value-type="float" office:value="-0.986915558120649">
            <text:p>-0.9869155581</text:p>
          </table:table-cell>
          <table:table-cell table:formula="of:=COS([.F236])*[.F236]" office:value-type="float" office:value="-3.77296836518594">
            <text:p>-3.7729683652</text:p>
          </table:table-cell>
          <table:table-cell table:formula="of:=[.F236]/100" office:value-type="float" office:value="0.234">
            <text:p>0.234</text:p>
          </table:table-cell>
          <table:table-cell table:formula="of:=SIN(COS([.F236]))" office:value-type="float" office:value="-0.160540236376763">
            <text:p>-0.1605402364</text:p>
          </table:table-cell>
          <table:table-cell/>
          <table:table-cell office:value-type="float" office:value="23.4">
            <text:p>23.4</text:p>
          </table:table-cell>
          <table:table-cell table:number-columns-repeated="1018"/>
        </table:table-row>
        <table:table-row table:style-name="ro1">
          <table:table-cell table:formula="of:=SIN([.F237])" office:value-type="float" office:value="-0.998082027979396">
            <text:p>-0.998082028</text:p>
          </table:table-cell>
          <table:table-cell table:formula="of:=COS([.F237])*[.F237]" office:value-type="float" office:value="-1.4547744088688">
            <text:p>-1.4547744089</text:p>
          </table:table-cell>
          <table:table-cell table:formula="of:=[.F237]/100" office:value-type="float" office:value="0.235">
            <text:p>0.235</text:p>
          </table:table-cell>
          <table:table-cell table:formula="of:=SIN(COS([.F237]))" office:value-type="float" office:value="-0.0618657619837401">
            <text:p>-0.061865762</text:p>
          </table:table-cell>
          <table:table-cell/>
          <table:table-cell office:value-type="float" office:value="23.5">
            <text:p>23.5</text:p>
          </table:table-cell>
          <table:table-cell table:number-columns-repeated="1018"/>
        </table:table-row>
        <table:table-row table:style-name="ro1">
          <table:table-cell table:formula="of:=SIN([.F238])" office:value-type="float" office:value="-0.999275992136628">
            <text:p>-0.9992759921</text:p>
          </table:table-cell>
          <table:table-cell table:formula="of:=COS([.F238])*[.F238]" office:value-type="float" office:value="0.897883560246583">
            <text:p>0.8978835602</text:p>
          </table:table-cell>
          <table:table-cell table:formula="of:=[.F238]/100" office:value-type="float" office:value="0.236">
            <text:p>0.236</text:p>
          </table:table-cell>
          <table:table-cell table:formula="of:=SIN(COS([.F238]))" office:value-type="float" office:value="0.0380367357110394">
            <text:p>0.0380367357</text:p>
          </table:table-cell>
          <table:table-cell/>
          <table:table-cell office:value-type="float" office:value="23.6">
            <text:p>23.6</text:p>
          </table:table-cell>
          <table:table-cell table:number-columns-repeated="1018"/>
        </table:table-row>
        <table:table-row table:style-name="ro1">
          <table:table-cell table:formula="of:=SIN([.F239])" office:value-type="float" office:value="-0.990485520897156">
            <text:p>-0.9904855209</text:p>
          </table:table-cell>
          <table:table-cell table:formula="of:=COS([.F239])*[.F239]" office:value-type="float" office:value="3.26152240092254">
            <text:p>3.2615224009</text:p>
          </table:table-cell>
          <table:table-cell table:formula="of:=[.F239]/100" office:value-type="float" office:value="0.237">
            <text:p>0.237</text:p>
          </table:table-cell>
          <table:table-cell table:formula="of:=SIN(COS([.F239]))" office:value-type="float" office:value="0.137183015088762">
            <text:p>0.1371830151</text:p>
          </table:table-cell>
          <table:table-cell/>
          <table:table-cell office:value-type="float" office:value="23.7">
            <text:p>23.7</text:p>
          </table:table-cell>
          <table:table-cell table:number-columns-repeated="1018"/>
        </table:table-row>
        <table:table-row table:style-name="ro1">
          <table:table-cell table:formula="of:=SIN([.F240])" office:value-type="float" office:value="-0.971798445743862">
            <text:p>-0.9717984457</text:p>
          </table:table-cell>
          <table:table-cell table:formula="of:=COS([.F240])*[.F240]" office:value-type="float" office:value="5.61234989862252">
            <text:p>5.6123498986</text:p>
          </table:table-cell>
          <table:table-cell table:formula="of:=[.F240]/100" office:value-type="float" office:value="0.238">
            <text:p>0.238</text:p>
          </table:table-cell>
          <table:table-cell table:formula="of:=SIN(COS([.F240]))" office:value-type="float" office:value="0.233633583004541">
            <text:p>0.233633583</text:p>
          </table:table-cell>
          <table:table-cell/>
          <table:table-cell office:value-type="float" office:value="23.8">
            <text:p>23.8</text:p>
          </table:table-cell>
          <table:table-cell table:number-columns-repeated="1018"/>
        </table:table-row>
        <table:table-row table:style-name="ro1">
          <table:table-cell table:formula="of:=SIN([.F241])" office:value-type="float" office:value="-0.943401481754554">
            <text:p>-0.9434014818</text:p>
          </table:table-cell>
          <table:table-cell table:formula="of:=COS([.F241])*[.F241]" office:value-type="float" office:value="7.92650424315774">
            <text:p>7.9265042432</text:p>
          </table:table-cell>
          <table:table-cell table:formula="of:=[.F241]/100" office:value-type="float" office:value="0.239">
            <text:p>0.239</text:p>
          </table:table-cell>
          <table:table-cell table:formula="of:=SIN(COS([.F241]))" office:value-type="float" office:value="0.325606295772735">
            <text:p>0.3256062958</text:p>
          </table:table-cell>
          <table:table-cell/>
          <table:table-cell office:value-type="float" office:value="23.9">
            <text:p>23.9</text:p>
          </table:table-cell>
          <table:table-cell table:number-columns-repeated="1018"/>
        </table:table-row>
        <table:table-row table:style-name="ro1">
          <table:table-cell table:formula="of:=SIN([.F242])" office:value-type="float" office:value="-0.905578362006622">
            <text:p>-0.905578362</text:p>
          </table:table-cell>
          <table:table-cell table:formula="of:=COS([.F242])*[.F242]" office:value-type="float" office:value="10.180296176088">
            <text:p>10.1802961761</text:p>
          </table:table-cell>
          <table:table-cell table:formula="of:=[.F242]/100" office:value-type="float" office:value="0.24">
            <text:p>0.24</text:p>
          </table:table-cell>
          <table:table-cell table:formula="of:=SIN(COS([.F242]))" office:value-type="float" office:value="0.41157268675392">
            <text:p>0.4115726868</text:p>
          </table:table-cell>
          <table:table-cell/>
          <table:table-cell office:value-type="float" office:value="24">
            <text:p>24</text:p>
          </table:table-cell>
          <table:table-cell table:number-columns-repeated="1018"/>
        </table:table-row>
        <table:table-row table:style-name="ro1">
          <table:table-cell table:formula="of:=SIN([.F243])" office:value-type="float" office:value="-0.858707002609929">
            <text:p>-0.8587070026</text:p>
          </table:table-cell>
          <table:table-cell table:formula="of:=COS([.F243])*[.F243]" office:value-type="float" office:value="12.3504513511693">
            <text:p>12.3504513512</text:p>
          </table:table-cell>
          <table:table-cell table:formula="of:=[.F243]/100" office:value-type="float" office:value="0.241">
            <text:p>0.241</text:p>
          </table:table-cell>
          <table:table-cell table:formula="of:=SIN(COS([.F243]))" office:value-type="float" office:value="0.490328698749935">
            <text:p>0.4903286987</text:p>
          </table:table-cell>
          <table:table-cell/>
          <table:table-cell office:value-type="float" office:value="24.1">
            <text:p>24.1</text:p>
          </table:table-cell>
          <table:table-cell table:number-columns-repeated="1018"/>
        </table:table-row>
        <table:table-row table:style-name="ro1">
          <table:table-cell table:formula="of:=SIN([.F244])" office:value-type="float" office:value="-0.803255726693953">
            <text:p>-0.8032557267</text:p>
          </table:table-cell>
          <table:table-cell table:formula="of:=COS([.F244])*[.F244]" office:value-type="float" office:value="14.4143504296601">
            <text:p>14.4143504297</text:p>
          </table:table-cell>
          <table:table-cell table:formula="of:=[.F244]/100" office:value-type="float" office:value="0.242">
            <text:p>0.242</text:p>
          </table:table-cell>
          <table:table-cell table:formula="of:=SIN(COS([.F244]))" office:value-type="float" office:value="0.561033948944485">
            <text:p>0.5610339489</text:p>
          </table:table-cell>
          <table:table-cell/>
          <table:table-cell office:value-type="float" office:value="24.2">
            <text:p>24.2</text:p>
          </table:table-cell>
          <table:table-cell table:number-columns-repeated="1018"/>
        </table:table-row>
        <table:table-row table:style-name="ro1">
          <table:table-cell table:formula="of:=SIN([.F245])" office:value-type="float" office:value="-0.739778585077891">
            <text:p>-0.7397785851</text:p>
          </table:table-cell>
          <table:table-cell table:formula="of:=COS([.F245])*[.F245]" office:value-type="float" office:value="16.3502644361359">
            <text:p>16.3502644361</text:p>
          </table:table-cell>
          <table:table-cell table:formula="of:=[.F245]/100" office:value-type="float" office:value="0.243">
            <text:p>0.243</text:p>
          </table:table-cell>
          <table:table-cell table:formula="of:=SIN(COS([.F245]))" office:value-type="float" office:value="0.623217657466361">
            <text:p>0.6232176575</text:p>
          </table:table-cell>
          <table:table-cell/>
          <table:table-cell office:value-type="float" office:value="24.3">
            <text:p>24.3</text:p>
          </table:table-cell>
          <table:table-cell table:number-columns-repeated="1018"/>
        </table:table-row>
        <table:table-row table:style-name="ro1">
          <table:table-cell table:formula="of:=SIN([.F246])" office:value-type="float" office:value="-0.668909820378022">
            <text:p>-0.6689098204</text:p>
          </table:table-cell>
          <table:table-cell table:formula="of:=COS([.F246])*[.F246]" office:value-type="float" office:value="18.1375829297867">
            <text:p>18.1375829298</text:p>
          </table:table-cell>
          <table:table-cell table:formula="of:=[.F246]/100" office:value-type="float" office:value="0.244">
            <text:p>0.244</text:p>
          </table:table-cell>
          <table:table-cell table:formula="of:=SIN(COS([.F246]))" office:value-type="float" office:value="0.676753253885364">
            <text:p>0.6767532539</text:p>
          </table:table-cell>
          <table:table-cell/>
          <table:table-cell office:value-type="float" office:value="24.4">
            <text:p>24.4</text:p>
          </table:table-cell>
          <table:table-cell table:number-columns-repeated="1018"/>
        </table:table-row>
        <table:table-row table:style-name="ro1">
          <table:table-cell table:formula="of:=SIN([.F247])" office:value-type="float" office:value="-0.591357529865122">
            <text:p>-0.5913575299</text:p>
          </table:table-cell>
          <table:table-cell table:formula="of:=COS([.F247])*[.F247]" office:value-type="float" office:value="19.7570326008503">
            <text:p>19.7570326009</text:p>
          </table:table-cell>
          <table:table-cell table:formula="of:=[.F247]/100" office:value-type="float" office:value="0.245">
            <text:p>0.245</text:p>
          </table:table-cell>
          <table:table-cell table:formula="of:=SIN(COS([.F247]))" office:value-type="float" office:value="0.721806862714602">
            <text:p>0.7218068627</text:p>
          </table:table-cell>
          <table:table-cell/>
          <table:table-cell office:value-type="float" office:value="24.5">
            <text:p>24.5</text:p>
          </table:table-cell>
          <table:table-cell table:number-columns-repeated="1018"/>
        </table:table-row>
        <table:table-row table:style-name="ro1">
          <table:table-cell table:formula="of:=SIN([.F248])" office:value-type="float" office:value="-0.507896590390622">
            <text:p>-0.5078965904</text:p>
          </table:table-cell>
          <table:table-cell table:formula="of:=COS([.F248])*[.F248]" office:value-type="float" office:value="21.1908839815061">
            <text:p>21.1908839815</text:p>
          </table:table-cell>
          <table:table-cell table:formula="of:=[.F248]/100" office:value-type="float" office:value="0.246">
            <text:p>0.246</text:p>
          </table:table-cell>
          <table:table-cell table:formula="of:=SIN(COS([.F248]))" office:value-type="float" office:value="0.758766988293188">
            <text:p>0.7587669883</text:p>
          </table:table-cell>
          <table:table-cell/>
          <table:table-cell office:value-type="float" office:value="24.6">
            <text:p>24.6</text:p>
          </table:table-cell>
          <table:table-cell table:number-columns-repeated="1018"/>
        </table:table-row>
        <table:table-row table:style-name="ro1">
          <table:table-cell table:formula="of:=SIN([.F249])" office:value-type="float" office:value="-0.419360916073228">
            <text:p>-0.4193609161</text:p>
          </table:table-cell>
          <table:table-cell table:formula="of:=COS([.F249])*[.F249]" office:value-type="float" office:value="22.4231440645781">
            <text:p>22.4231440646</text:p>
          </table:table-cell>
          <table:table-cell table:formula="of:=[.F249]/100" office:value-type="float" office:value="0.247">
            <text:p>0.247</text:p>
          </table:table-cell>
          <table:table-cell table:formula="of:=SIN(COS([.F249]))" office:value-type="float" office:value="0.788163651430569">
            <text:p>0.7881636514</text:p>
          </table:table-cell>
          <table:table-cell/>
          <table:table-cell office:value-type="float" office:value="24.7">
            <text:p>24.7</text:p>
          </table:table-cell>
          <table:table-cell table:number-columns-repeated="1018"/>
        </table:table-row>
        <table:table-row table:style-name="ro1">
          <table:table-cell table:formula="of:=SIN([.F250])" office:value-type="float" office:value="-0.326635126104719">
            <text:p>-0.3266351261</text:p>
          </table:table-cell>
          <table:table-cell table:formula="of:=COS([.F250])*[.F250]" office:value-type="float" office:value="23.4397327508747">
            <text:p>23.4397327509</text:p>
          </table:table-cell>
          <table:table-cell table:formula="of:=[.F250]/100" office:value-type="float" office:value="0.248">
            <text:p>0.248</text:p>
          </table:table-cell>
          <table:table-cell table:formula="of:=SIN(COS([.F250]))" office:value-type="float" office:value="0.810585087197255">
            <text:p>0.8105850872</text:p>
          </table:table-cell>
          <table:table-cell/>
          <table:table-cell office:value-type="float" office:value="24.8">
            <text:p>24.8</text:p>
          </table:table-cell>
          <table:table-cell table:number-columns-repeated="1018"/>
        </table:table-row>
        <table:table-row table:style-name="ro1">
          <table:table-cell table:formula="of:=SIN([.F251])" office:value-type="float" office:value="-0.230645705927392">
            <text:p>-0.2306457059</text:p>
          </table:table-cell>
          <table:table-cell table:formula="of:=COS([.F251])*[.F251]" office:value-type="float" office:value="24.2286411957972">
            <text:p>24.2286411958</text:p>
          </table:table-cell>
          <table:table-cell table:formula="of:=[.F251]/100" office:value-type="float" office:value="0.249">
            <text:p>0.249</text:p>
          </table:table-cell>
          <table:table-cell table:formula="of:=SIN(COS([.F251]))" office:value-type="float" office:value="0.826599170951818">
            <text:p>0.826599171</text:p>
          </table:table-cell>
          <table:table-cell/>
          <table:table-cell office:value-type="float" office:value="24.9">
            <text:p>24.9</text:p>
          </table:table-cell>
          <table:table-cell table:number-columns-repeated="1018"/>
        </table:table-row>
        <table:table-row table:style-name="ro1">
          <table:table-cell table:formula="of:=SIN([.F252])" office:value-type="float" office:value="-0.13235175009777">
            <text:p>-0.1323517501</text:p>
          </table:table-cell>
          <table:table-cell table:formula="of:=COS([.F252])*[.F252]" office:value-type="float" office:value="24.7800702965869">
            <text:p>24.7800702966</text:p>
          </table:table-cell>
          <table:table-cell table:formula="of:=[.F252]/100" office:value-type="float" office:value="0.25">
            <text:p>0.25</text:p>
          </table:table-cell>
          <table:table-cell table:formula="of:=SIN(COS([.F252]))" office:value-type="float" office:value="0.836685344352174">
            <text:p>0.8366853444</text:p>
          </table:table-cell>
          <table:table-cell/>
          <table:table-cell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formula="of:=SIN([.F253])" office:value-type="float" office:value="-0.0327353793308453">
            <text:p>-0.0327353793</text:p>
          </table:table-cell>
          <table:table-cell table:formula="of:=COS([.F253])*[.F253]" office:value-type="float" office:value="25.0865477516575">
            <text:p>25.0865477517</text:p>
          </table:table-cell>
          <table:table-cell table:formula="of:=[.F253]/100" office:value-type="float" office:value="0.251">
            <text:p>0.251</text:p>
          </table:table-cell>
          <table:table-cell table:formula="of:=SIN(COS([.F253]))" office:value-type="float" office:value="0.841181291030243">
            <text:p>0.841181291</text:p>
          </table:table-cell>
          <table:table-cell/>
          <table:table-cell office:value-type="float" office:value="25.1">
            <text:p>25.1</text:p>
          </table:table-cell>
          <table:table-cell table:number-columns-repeated="1018"/>
        </table:table-row>
        <table:table-row table:style-name="ro1">
          <table:table-cell table:formula="of:=SIN([.F254])" office:value-type="float" office:value="0.0672080725254785">
            <text:p>0.0672080725</text:p>
          </table:table-cell>
          <table:table-cell table:formula="of:=COS([.F254])*[.F254]" office:value-type="float" office:value="25.1430223310565">
            <text:p>25.1430223311</text:p>
          </table:table-cell>
          <table:table-cell table:formula="of:=[.F254]/100" office:value-type="float" office:value="0.252">
            <text:p>0.252</text:p>
          </table:table-cell>
          <table:table-cell table:formula="of:=SIN(COS([.F254]))" office:value-type="float" office:value="0.840247201395552">
            <text:p>0.8402472014</text:p>
          </table:table-cell>
          <table:table-cell/>
          <table:table-cell office:value-type="float" office:value="25.2">
            <text:p>25.2</text:p>
          </table:table-cell>
          <table:table-cell table:number-columns-repeated="1018"/>
        </table:table-row>
        <table:table-row table:style-name="ro1">
          <table:table-cell table:formula="of:=SIN([.F255])" office:value-type="float" office:value="0.166480003537163">
            <text:p>0.1664800035</text:p>
          </table:table-cell>
          <table:table-cell table:formula="of:=COS([.F255])*[.F255]" office:value-type="float" office:value="24.9469342202005">
            <text:p>24.9469342202</text:p>
          </table:table-cell>
          <table:table-cell table:formula="of:=[.F255]/100" office:value-type="float" office:value="0.253">
            <text:p>0.253</text:p>
          </table:table-cell>
          <table:table-cell table:formula="of:=SIN(COS([.F255]))" office:value-type="float" office:value="0.833849283922077">
            <text:p>0.8338492839</text:p>
          </table:table-cell>
          <table:table-cell/>
          <table:table-cell office:value-type="float" office:value="25.3">
            <text:p>25.3</text:p>
          </table:table-cell>
          <table:table-cell table:number-columns-repeated="1018"/>
        </table:table-row>
        <table:table-row table:style-name="ro1">
          <table:table-cell table:formula="of:=SIN([.F256])" office:value-type="float" office:value="0.264088521384473">
            <text:p>0.2640885214</text:p>
          </table:table-cell>
          <table:table-cell table:formula="of:=COS([.F256])*[.F256]" office:value-type="float" office:value="24.498260535465">
            <text:p>24.4982605355</text:p>
          </table:table-cell>
          <table:table-cell table:formula="of:=[.F256]/100" office:value-type="float" office:value="0.254">
            <text:p>0.254</text:p>
          </table:table-cell>
          <table:table-cell table:formula="of:=SIN(COS([.F256]))" office:value-type="float" office:value="0.821763219872424">
            <text:p>0.8217632199</text:p>
          </table:table-cell>
          <table:table-cell/>
          <table:table-cell office:value-type="float" office:value="25.4">
            <text:p>25.4</text:p>
          </table:table-cell>
          <table:table-cell table:number-columns-repeated="1018"/>
        </table:table-row>
        <table:table-row table:style-name="ro1">
          <table:table-cell table:formula="of:=SIN([.F257])" office:value-type="float" office:value="0.359058354022172">
            <text:p>0.359058354</text:p>
          </table:table-cell>
          <table:table-cell table:formula="of:=COS([.F257])*[.F257]" office:value-type="float" office:value="23.79953535763">
            <text:p>23.7995353576</text:p>
          </table:table-cell>
          <table:table-cell table:formula="of:=[.F257]/100" office:value-type="float" office:value="0.255">
            <text:p>0.255</text:p>
          </table:table-cell>
          <table:table-cell table:formula="of:=SIN(COS([.F257]))" office:value-type="float" office:value="0.803597419015823">
            <text:p>0.803597419</text:p>
          </table:table-cell>
          <table:table-cell/>
          <table:table-cell office:value-type="float" office:value="25.5">
            <text:p>25.5</text:p>
          </table:table-cell>
          <table:table-cell table:number-columns-repeated="1018"/>
        </table:table-row>
        <table:table-row table:style-name="ro1">
          <table:table-cell table:formula="of:=SIN([.F258])" office:value-type="float" office:value="0.450440594275389">
            <text:p>0.4504405943</text:p>
          </table:table-cell>
          <table:table-cell table:formula="of:=COS([.F258])*[.F258]" office:value-type="float" office:value="22.8558438851305">
            <text:p>22.8558438851</text:p>
          </table:table-cell>
          <table:table-cell table:formula="of:=[.F258]/100" office:value-type="float" office:value="0.256">
            <text:p>0.256</text:p>
          </table:table-cell>
          <table:table-cell table:formula="of:=SIN(COS([.F258]))" office:value-type="float" office:value="0.778835068165031">
            <text:p>0.7788350682</text:p>
          </table:table-cell>
          <table:table-cell/>
          <table:table-cell office:value-type="float" office:value="25.6">
            <text:p>25.6</text:p>
          </table:table-cell>
          <table:table-cell table:number-columns-repeated="1018"/>
        </table:table-row>
        <table:table-row table:style-name="ro1">
          <table:table-cell table:formula="of:=SIN([.F259])" office:value-type="float" office:value="0.537322181006475">
            <text:p>0.537322181</text:p>
          </table:table-cell>
          <table:table-cell table:formula="of:=COS([.F259])*[.F259]" office:value-type="float" office:value="21.6747905709637">
            <text:p>21.674790571</text:p>
          </table:table-cell>
          <table:table-cell table:formula="of:=[.F259]/100" office:value-type="float" office:value="0.257">
            <text:p>0.257</text:p>
          </table:table-cell>
          <table:table-cell table:formula="of:=SIN(COS([.F259]))" office:value-type="float" office:value="0.746892934883849">
            <text:p>0.7468929349</text:p>
          </table:table-cell>
          <table:table-cell/>
          <table:table-cell office:value-type="float" office:value="25.7">
            <text:p>25.7</text:p>
          </table:table-cell>
          <table:table-cell table:number-columns-repeated="1018"/>
        </table:table-row>
        <table:table-row table:style-name="ro1">
          <table:table-cell table:formula="of:=SIN([.F260])" office:value-type="float" office:value="0.618835022120042">
            <text:p>0.6188350221</text:p>
          </table:table-cell>
          <table:table-cell table:formula="of:=COS([.F260])*[.F260]" office:value-type="float" office:value="20.2664413723109">
            <text:p>20.2664413723</text:p>
          </table:table-cell>
          <table:table-cell table:formula="of:=[.F260]/100" office:value-type="float" office:value="0.258">
            <text:p>0.258</text:p>
          </table:table-cell>
          <table:table-cell table:formula="of:=SIN(COS([.F260]))" office:value-type="float" office:value="0.707193622725927">
            <text:p>0.7071936227</text:p>
          </table:table-cell>
          <table:table-cell/>
          <table:table-cell office:value-type="float" office:value="25.8">
            <text:p>25.8</text:p>
          </table:table-cell>
          <table:table-cell table:number-columns-repeated="1018"/>
        </table:table-row>
        <table:table-row table:style-name="ro1">
          <table:table-cell table:formula="of:=SIN([.F261])" office:value-type="float" office:value="0.694164668252245">
            <text:p>0.6941646683</text:p>
          </table:table-cell>
          <table:table-cell table:formula="of:=COS([.F261])*[.F261]" office:value-type="float" office:value="18.6432405077412">
            <text:p>18.6432405077</text:p>
          </table:table-cell>
          <table:table-cell table:formula="of:=[.F261]/100" office:value-type="float" office:value="0.259">
            <text:p>0.259</text:p>
          </table:table-cell>
          <table:table-cell table:formula="of:=SIN(COS([.F261]))" office:value-type="float" office:value="0.659246505875538">
            <text:p>0.6592465059</text:p>
          </table:table-cell>
          <table:table-cell/>
          <table:table-cell office:value-type="float" office:value="25.9">
            <text:p>25.9</text:p>
          </table:table-cell>
          <table:table-cell table:number-columns-repeated="1018"/>
        </table:table-row>
        <table:table-row table:style-name="ro1">
          <table:table-cell table:formula="of:=SIN([.F262])" office:value-type="float" office:value="0.762558450479605">
            <text:p>0.7625584505</text:p>
          </table:table-cell>
          <table:table-cell table:formula="of:=COS([.F262])*[.F262]" office:value-type="float" office:value="16.8199023805446">
            <text:p>16.8199023805</text:p>
          </table:table-cell>
          <table:table-cell table:formula="of:=[.F262]/100" office:value-type="float" office:value="0.26">
            <text:p>0.26</text:p>
          </table:table-cell>
          <table:table-cell table:formula="of:=SIN(COS([.F262]))" office:value-type="float" office:value="0.602731060251362">
            <text:p>0.6027310603</text:p>
          </table:table-cell>
          <table:table-cell/>
          <table:table-cell office:value-type="float" office:value="26">
            <text:p>26</text:p>
          </table:table-cell>
          <table:table-cell table:number-columns-repeated="1018"/>
        </table:table-row>
        <table:table-row table:style-name="ro1">
          <table:table-cell table:formula="of:=SIN([.F263])" office:value-type="float" office:value="0.823333000738081">
            <text:p>0.8233330007</text:p>
          </table:table-cell>
          <table:table-cell table:formula="of:=COS([.F263])*[.F263]" office:value-type="float" office:value="14.8132795855813">
            <text:p>14.8132795856</text:p>
          </table:table-cell>
          <table:table-cell table:formula="of:=[.F263]/100" office:value-type="float" office:value="0.261">
            <text:p>0.261</text:p>
          </table:table-cell>
          <table:table-cell table:formula="of:=SIN(COS([.F263]))" office:value-type="float" office:value="0.537575029572445">
            <text:p>0.5375750296</text:p>
          </table:table-cell>
          <table:table-cell/>
          <table:table-cell office:value-type="float" office:value="26.1">
            <text:p>26.1</text:p>
          </table:table-cell>
          <table:table-cell table:number-columns-repeated="1018"/>
        </table:table-row>
        <table:table-row table:style-name="ro1">
          <table:table-cell table:formula="of:=SIN([.F264])" office:value-type="float" office:value="0.875881079810891">
            <text:p>0.8758810798</text:p>
          </table:table-cell>
          <table:table-cell table:formula="of:=COS([.F264])*[.F264]" office:value-type="float" office:value="12.6422081683177">
            <text:p>12.6422081683</text:p>
          </table:table-cell>
          <table:table-cell table:formula="of:=[.F264]/100" office:value-type="float" office:value="0.262">
            <text:p>0.262</text:p>
          </table:table-cell>
          <table:table-cell table:formula="of:=SIN(COS([.F264]))" office:value-type="float" office:value="0.464019160905174">
            <text:p>0.4640191609</text:p>
          </table:table-cell>
          <table:table-cell/>
          <table:table-cell office:value-type="float" office:value="26.2">
            <text:p>26.2</text:p>
          </table:table-cell>
          <table:table-cell table:number-columns-repeated="1018"/>
        </table:table-row>
        <table:table-row table:style-name="ro1">
          <table:table-cell table:formula="of:=SIN([.F265])" office:value-type="float" office:value="0.919677644662021">
            <text:p>0.9196776447</text:p>
          </table:table-cell>
          <table:table-cell table:formula="of:=COS([.F265])*[.F265]" office:value-type="float" office:value="10.3273315458398">
            <text:p>10.3273315458</text:p>
          </table:table-cell>
          <table:table-cell table:formula="of:=[.F265]/100" office:value-type="float" office:value="0.263">
            <text:p>0.263</text:p>
          </table:table-cell>
          <table:table-cell table:formula="of:=SIN(COS([.F265]))" office:value-type="float" office:value="0.382660447569903">
            <text:p>0.3826604476</text:p>
          </table:table-cell>
          <table:table-cell/>
          <table:table-cell office:value-type="float" office:value="26.3">
            <text:p>26.3</text:p>
          </table:table-cell>
          <table:table-cell table:number-columns-repeated="1018"/>
        </table:table-row>
        <table:table-row table:style-name="ro1">
          <table:table-cell table:formula="of:=SIN([.F266])" office:value-type="float" office:value="0.954285094492698">
            <text:p>0.9542850945</text:p>
          </table:table-cell>
          <table:table-cell table:formula="of:=COS([.F266])*[.F266]" office:value-type="float" office:value="7.89090472802196">
            <text:p>7.890904728</text:p>
          </table:table-cell>
          <table:table-cell table:formula="of:=[.F266]/100" office:value-type="float" office:value="0.264">
            <text:p>0.264</text:p>
          </table:table-cell>
          <table:table-cell table:formula="of:=SIN(COS([.F266]))" office:value-type="float" office:value="0.294467157139083">
            <text:p>0.2944671571</text:p>
          </table:table-cell>
          <table:table-cell/>
          <table:table-cell office:value-type="float" office:value="26.4">
            <text:p>26.4</text:p>
          </table:table-cell>
          <table:table-cell table:number-columns-repeated="1018"/>
        </table:table-row>
        <table:table-row table:style-name="ro1">
          <table:table-cell table:formula="of:=SIN([.F267])" office:value-type="float" office:value="0.979357643103918">
            <text:p>0.9793576431</text:p>
          </table:table-cell>
          <table:table-cell table:formula="of:=COS([.F267])*[.F267]" office:value-type="float" office:value="5.35658069026023">
            <text:p>5.3565806903</text:p>
          </table:table-cell>
          <table:table-cell table:formula="of:=[.F267]/100" office:value-type="float" office:value="0.265">
            <text:p>0.265</text:p>
          </table:table-cell>
          <table:table-cell table:formula="of:=SIN(COS([.F267]))" office:value-type="float" office:value="0.200761436495649">
            <text:p>0.2007614365</text:p>
          </table:table-cell>
          <table:table-cell/>
          <table:table-cell office:value-type="float" office:value="26.5">
            <text:p>26.5</text:p>
          </table:table-cell>
          <table:table-cell table:number-columns-repeated="1018"/>
        </table:table-row>
        <table:table-row table:style-name="ro1">
          <table:table-cell table:formula="of:=SIN([.F268])" office:value-type="float" office:value="0.994644773877838">
            <text:p>0.9946447739</text:p>
          </table:table-cell>
          <table:table-cell table:formula="of:=COS([.F268])*[.F268]" office:value-type="float" office:value="2.74918094496563">
            <text:p>2.749180945</text:p>
          </table:table-cell>
          <table:table-cell table:formula="of:=[.F268]/100" office:value-type="float" office:value="0.266">
            <text:p>0.266</text:p>
          </table:table-cell>
          <table:table-cell table:formula="of:=SIN(COS([.F268]))" office:value-type="float" office:value="0.103168767048498">
            <text:p>0.103168767</text:p>
          </table:table-cell>
          <table:table-cell/>
          <table:table-cell office:value-type="float" office:value="26.6">
            <text:p>26.6</text:p>
          </table:table-cell>
          <table:table-cell table:number-columns-repeated="1018"/>
        </table:table-row>
        <table:table-row table:style-name="ro1">
          <table:table-cell table:formula="of:=SIN([.F269])" office:value-type="float" office:value="0.999993742857021">
            <text:p>0.9999937429</text:p>
          </table:table-cell>
          <table:table-cell table:formula="of:=COS([.F269])*[.F269]" office:value-type="float" office:value="0.0944525352020007">
            <text:p>0.0944525352</text:p>
          </table:table-cell>
          <table:table-cell table:formula="of:=[.F269]/100" office:value-type="float" office:value="0.267">
            <text:p>0.267</text:p>
          </table:table-cell>
          <table:table-cell table:formula="of:=SIN(COS([.F269]))" office:value-type="float" office:value="0.00353754075661927">
            <text:p>0.0035375408</text:p>
          </table:table-cell>
          <table:table-cell/>
          <table:table-cell office:value-type="float" office:value="26.7">
            <text:p>26.7</text:p>
          </table:table-cell>
          <table:table-cell table:number-columns-repeated="1018"/>
        </table:table-row>
        <table:table-row table:style-name="ro1">
          <table:table-cell table:formula="of:=SIN([.F270])" office:value-type="float" office:value="0.995351104911559">
            <text:p>0.9953511049</text:p>
          </table:table-cell>
          <table:table-cell table:formula="of:=COS([.F270])*[.F270]" office:value-type="float" office:value="-2.58118617146648">
            <text:p>-2.5811861715</text:p>
          </table:table-cell>
          <table:table-cell table:formula="of:=[.F270]/100" office:value-type="float" office:value="0.268">
            <text:p>0.268</text:p>
          </table:table-cell>
          <table:table-cell table:formula="of:=SIN(COS([.F270]))" office:value-type="float" office:value="-0.09616408326693">
            <text:p>-0.0961640833</text:p>
          </table:table-cell>
          <table:table-cell/>
          <table:table-cell office:value-type="float" office:value="26.8">
            <text:p>26.8</text:p>
          </table:table-cell>
          <table:table-cell table:number-columns-repeated="1018"/>
        </table:table-row>
        <table:table-row table:style-name="ro1">
          <table:table-cell table:formula="of:=SIN([.F271])" office:value-type="float" office:value="0.980763247745152">
            <text:p>0.9807632477</text:p>
          </table:table-cell>
          <table:table-cell table:formula="of:=COS([.F271])*[.F271]" office:value-type="float" office:value="-5.25090837944958">
            <text:p>-5.2509083794</text:p>
          </table:table-cell>
          <table:table-cell table:formula="of:=[.F271]/100" office:value-type="float" office:value="0.269">
            <text:p>0.269</text:p>
          </table:table-cell>
          <table:table-cell table:formula="of:=SIN(COS([.F271]))" office:value-type="float" office:value="-0.193963775582132">
            <text:p>-0.1939637756</text:p>
          </table:table-cell>
          <table:table-cell/>
          <table:table-cell office:value-type="float" office:value="26.9">
            <text:p>26.9</text:p>
          </table:table-cell>
          <table:table-cell table:number-columns-repeated="1018"/>
        </table:table-row>
        <table:table-row table:style-name="ro1">
          <table:table-cell table:formula="of:=SIN([.F272])" office:value-type="float" office:value="0.956375928404502">
            <text:p>0.9563759284</text:p>
          </table:table-cell>
          <table:table-cell table:formula="of:=COS([.F272])*[.F272]" office:value-type="float" office:value="-7.88774783581367">
            <text:p>-7.8877478358</text:p>
          </table:table-cell>
          <table:table-cell table:formula="of:=[.F272]/100" office:value-type="float" office:value="0.27">
            <text:p>0.27</text:p>
          </table:table-cell>
          <table:table-cell table:formula="of:=SIN(COS([.F272]))" office:value-type="float" office:value="-0.288001069867979">
            <text:p>-0.2880010699</text:p>
          </table:table-cell>
          <table:table-cell/>
          <table:table-cell office:value-type="float" office:value="27">
            <text:p>27</text:p>
          </table:table-cell>
          <table:table-cell table:number-columns-repeated="1018"/>
        </table:table-row>
        <table:table-row table:style-name="ro1">
          <table:table-cell table:formula="of:=SIN([.F273])" office:value-type="float" office:value="0.922432816923086">
            <text:p>0.9224328169</text:p>
          </table:table-cell>
          <table:table-cell table:formula="of:=COS([.F273])*[.F273]" office:value-type="float" office:value="-10.4648711784513">
            <text:p>-10.4648711785</text:p>
          </table:table-cell>
          <table:table-cell table:formula="of:=[.F273]/100" office:value-type="float" office:value="0.271">
            <text:p>0.271</text:p>
          </table:table-cell>
          <table:table-cell table:formula="of:=SIN(COS([.F273]))" office:value-type="float" office:value="-0.376631754209217">
            <text:p>-0.3766317542</text:p>
          </table:table-cell>
          <table:table-cell/>
          <table:table-cell office:value-type="float" office:value="27.1">
            <text:p>27.1</text:p>
          </table:table-cell>
          <table:table-cell table:number-columns-repeated="1018"/>
        </table:table-row>
        <table:table-row table:style-name="ro1">
          <table:table-cell table:formula="of:=SIN([.F274])" office:value-type="float" office:value="0.879273061650723">
            <text:p>0.8792730617</text:p>
          </table:table-cell>
          <table:table-cell table:formula="of:=COS([.F274])*[.F274]" office:value-type="float" office:value="-12.9558509114485">
            <text:p>-12.9558509114</text:p>
          </table:table-cell>
          <table:table-cell table:formula="of:=[.F274]/100" office:value-type="float" office:value="0.272">
            <text:p>0.272</text:p>
          </table:table-cell>
          <table:table-cell table:formula="of:=SIN(COS([.F274]))" office:value-type="float" office:value="-0.458510180268137">
            <text:p>-0.4585101803</text:p>
          </table:table-cell>
          <table:table-cell/>
          <table:table-cell office:value-type="float" office:value="27.2">
            <text:p>27.2</text:p>
          </table:table-cell>
          <table:table-cell table:number-columns-repeated="1018"/>
        </table:table-row>
        <table:table-row table:style-name="ro1">
          <table:table-cell table:formula="of:=SIN([.F275])" office:value-type="float" office:value="0.827327900595377">
            <text:p>0.8273279006</text:p>
          </table:table-cell>
          <table:table-cell table:formula="of:=COS([.F275])*[.F275]" office:value-type="float" office:value="-15.3349362315555">
            <text:p>-15.3349362316</text:p>
          </table:table-cell>
          <table:table-cell table:formula="of:=[.F275]/100" office:value-type="float" office:value="0.273">
            <text:p>0.273</text:p>
          </table:table-cell>
          <table:table-cell table:formula="of:=SIN(COS([.F275]))" office:value-type="float" office:value="-0.532642077411818">
            <text:p>-0.5326420774</text:p>
          </table:table-cell>
          <table:table-cell/>
          <table:table-cell office:value-type="float" office:value="27.3">
            <text:p>27.3</text:p>
          </table:table-cell>
          <table:table-cell table:number-columns-repeated="1018"/>
        </table:table-row>
        <table:table-row table:style-name="ro1">
          <table:table-cell table:formula="of:=SIN([.F276])" office:value-type="float" office:value="0.767116352635528">
            <text:p>0.7671163526</text:p>
          </table:table-cell>
          <table:table-cell table:formula="of:=COS([.F276])*[.F276]" office:value-type="float" office:value="-17.5773189320934">
            <text:p>-17.5773189321</text:p>
          </table:table-cell>
          <table:table-cell table:formula="of:=[.F276]/100" office:value-type="float" office:value="0.274">
            <text:p>0.274</text:p>
          </table:table-cell>
          <table:table-cell table:formula="of:=SIN(COS([.F276]))" office:value-type="float" office:value="-0.598404314442878">
            <text:p>-0.5984043144</text:p>
          </table:table-cell>
          <table:table-cell/>
          <table:table-cell office:value-type="float" office:value="27.4">
            <text:p>27.4</text:p>
          </table:table-cell>
          <table:table-cell table:number-columns-repeated="1018"/>
        </table:table-row>
        <table:table-row table:style-name="ro1">
          <table:table-cell table:formula="of:=SIN([.F277])" office:value-type="float" office:value="0.699240031655095">
            <text:p>0.6992400317</text:p>
          </table:table-cell>
          <table:table-cell table:formula="of:=COS([.F277])*[.F277]" office:value-type="float" office:value="-19.6593916414409">
            <text:p>-19.6593916414</text:p>
          </table:table-cell>
          <table:table-cell table:formula="of:=[.F277]/100" office:value-type="float" office:value="0.275">
            <text:p>0.275</text:p>
          </table:table-cell>
          <table:table-cell table:formula="of:=SIN(COS([.F277]))" office:value-type="float" office:value="-0.655532063398701">
            <text:p>-0.6555320634</text:p>
          </table:table-cell>
          <table:table-cell/>
          <table:table-cell office:value-type="float" office:value="27.5">
            <text:p>27.5</text:p>
          </table:table-cell>
          <table:table-cell table:number-columns-repeated="1018"/>
        </table:table-row>
        <table:table-row table:style-name="ro1">
          <table:table-cell table:formula="of:=SIN([.F278])" office:value-type="float" office:value="0.624377135416391">
            <text:p>0.6243771354</text:p>
          </table:table-cell>
          <table:table-cell table:formula="of:=COS([.F278])*[.F278]" office:value-type="float" office:value="-21.5589957123212">
            <text:p>-21.5589957123</text:p>
          </table:table-cell>
          <table:table-cell table:formula="of:=[.F278]/100" office:value-type="float" office:value="0.276">
            <text:p>0.276</text:p>
          </table:table-cell>
          <table:table-cell table:formula="of:=SIN(COS([.F278]))" office:value-type="float" office:value="-0.704077354946011">
            <text:p>-0.7040773549</text:p>
          </table:table-cell>
          <table:table-cell/>
          <table:table-cell office:value-type="float" office:value="27.6">
            <text:p>27.6</text:p>
          </table:table-cell>
          <table:table-cell table:number-columns-repeated="1018"/>
        </table:table-row>
        <table:table-row table:style-name="ro1">
          <table:table-cell table:formula="of:=SIN([.F279])" office:value-type="float" office:value="0.543275669232245">
            <text:p>0.5432756692</text:p>
          </table:table-cell>
          <table:table-cell table:formula="of:=COS([.F279])*[.F279]" office:value-type="float" office:value="-23.2556561650415">
            <text:p>-23.255656165</text:p>
          </table:table-cell>
          <table:table-cell table:formula="of:=[.F279]/100" office:value-type="float" office:value="0.277">
            <text:p>0.277</text:p>
          </table:table-cell>
          <table:table-cell table:formula="of:=SIN(COS([.F279]))" office:value-type="float" office:value="-0.74434560738128">
            <text:p>-0.7443456074</text:p>
          </table:table-cell>
          <table:table-cell/>
          <table:table-cell office:value-type="float" office:value="27.7">
            <text:p>27.7</text:p>
          </table:table-cell>
          <table:table-cell table:number-columns-repeated="1018"/>
        </table:table-row>
        <table:table-row table:style-name="ro1">
          <table:table-cell table:formula="of:=SIN([.F280])" office:value-type="float" office:value="0.45674597214419">
            <text:p>0.4567459721</text:p>
          </table:table-cell>
          <table:table-cell table:formula="of:=COS([.F280])*[.F280]" office:value-type="float" office:value="-24.7308012019066">
            <text:p>-24.7308012019</text:p>
          </table:table-cell>
          <table:table-cell table:formula="of:=[.F280]/100" office:value-type="float" office:value="0.278">
            <text:p>0.278</text:p>
          </table:table-cell>
          <table:table-cell table:formula="of:=SIN(COS([.F280]))" office:value-type="float" office:value="-0.77681813562756">
            <text:p>-0.7768181356</text:p>
          </table:table-cell>
          <table:table-cell/>
          <table:table-cell office:value-type="float" office:value="27.8">
            <text:p>27.8</text:p>
          </table:table-cell>
          <table:table-cell table:number-columns-repeated="1018"/>
        </table:table-row>
        <table:table-row table:style-name="ro1">
          <table:table-cell table:formula="of:=SIN([.F281])" office:value-type="float" office:value="0.365652620282618">
            <text:p>0.3656526203</text:p>
          </table:table-cell>
          <table:table-cell table:formula="of:=COS([.F281])*[.F281]" office:value-type="float" office:value="-25.9679639502661">
            <text:p>-25.9679639503</text:p>
          </table:table-cell>
          <table:table-cell table:formula="of:=[.F281]/100" office:value-type="float" office:value="0.279">
            <text:p>0.279</text:p>
          </table:table-cell>
          <table:table-cell table:formula="of:=SIN(COS([.F281]))" office:value-type="float" office:value="-0.802068924648732">
            <text:p>-0.8020689246</text:p>
          </table:table-cell>
          <table:table-cell/>
          <table:table-cell office:value-type="float" office:value="27.9">
            <text:p>27.9</text:p>
          </table:table-cell>
          <table:table-cell table:number-columns-repeated="1018"/>
        </table:table-row>
        <table:table-row table:style-name="ro1">
          <table:table-cell table:formula="of:=SIN([.F282])" office:value-type="float" office:value="0.270905788307866">
            <text:p>0.2709057883</text:p>
          </table:table-cell>
          <table:table-cell table:formula="of:=COS([.F282])*[.F282]" office:value-type="float" office:value="-26.9529642567799">
            <text:p>-26.9529642568</text:p>
          </table:table-cell>
          <table:table-cell table:formula="of:=[.F282]/100" office:value-type="float" office:value="0.28">
            <text:p>0.28</text:p>
          </table:table-cell>
          <table:table-cell table:formula="of:=SIN(COS([.F282]))" office:value-type="float" office:value="-0.820683301646761">
            <text:p>-0.8206833016</text:p>
          </table:table-cell>
          <table:table-cell/>
          <table:table-cell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formula="of:=SIN([.F283])" office:value-type="float" office:value="0.173452155245892">
            <text:p>0.1734521552</text:p>
          </table:table-cell>
          <table:table-cell table:formula="of:=COS([.F283])*[.F283]" office:value-type="float" office:value="-27.6740685439926">
            <text:p>-27.674068544</text:p>
          </table:table-cell>
          <table:table-cell table:formula="of:=[.F283]/100" office:value-type="float" office:value="0.281">
            <text:p>0.281</text:p>
          </table:table-cell>
          <table:table-cell table:formula="of:=SIN(COS([.F283]))" office:value-type="float" office:value="-0.833184891858862">
            <text:p>-0.8331848919</text:p>
          </table:table-cell>
          <table:table-cell/>
          <table:table-cell office:value-type="float" office:value="28.1">
            <text:p>28.1</text:p>
          </table:table-cell>
          <table:table-cell table:number-columns-repeated="1018"/>
        </table:table-row>
        <table:table-row table:style-name="ro1">
          <table:table-cell table:formula="of:=SIN([.F284])" office:value-type="float" office:value="0.0742654455843578">
            <text:p>0.0742654456</text:p>
          </table:table-cell>
          <table:table-cell table:formula="of:=COS([.F284])*[.F284]" office:value-type="float" office:value="-28.1221259504012">
            <text:p>-28.1221259504</text:p>
          </table:table-cell>
          <table:table-cell table:formula="of:=[.F284]/100" office:value-type="float" office:value="0.282">
            <text:p>0.282</text:p>
          </table:table-cell>
          <table:table-cell table:formula="of:=SIN(COS([.F284]))" office:value-type="float" office:value="-0.839975738227531">
            <text:p>-0.8399757382</text:p>
          </table:table-cell>
          <table:table-cell/>
          <table:table-cell office:value-type="float" office:value="28.2">
            <text:p>28.2</text:p>
          </table:table-cell>
          <table:table-cell table:number-columns-repeated="1018"/>
        </table:table-row>
        <table:table-row table:style-name="ro1">
          <table:table-cell table:formula="of:=SIN([.F285])" office:value-type="float" office:value="-0.025663299860563">
            <text:p>-0.0256632999</text:p>
          </table:table-cell>
          <table:table-cell table:formula="of:=COS([.F285])*[.F285]" office:value-type="float" office:value="-28.2906792048865">
            <text:p>-28.2906792049</text:p>
          </table:table-cell>
          <table:table-cell table:formula="of:=[.F285]/100" office:value-type="float" office:value="0.283">
            <text:p>0.283</text:p>
          </table:table-cell>
          <table:table-cell table:formula="of:=SIN(COS([.F285]))" office:value-type="float" office:value="-0.8412929869774">
            <text:p>-0.841292987</text:p>
          </table:table-cell>
          <table:table-cell/>
          <table:table-cell office:value-type="float" office:value="28.3">
            <text:p>28.3</text:p>
          </table:table-cell>
          <table:table-cell table:number-columns-repeated="1018"/>
        </table:table-row>
        <table:table-row table:style-name="ro1">
          <table:table-cell table:formula="of:=SIN([.F286])" office:value-type="float" office:value="-0.125335626096433">
            <text:p>-0.1253356261</text:p>
          </table:table-cell>
          <table:table-cell table:formula="of:=COS([.F286])*[.F286]" office:value-type="float" office:value="-28.1760489334304">
            <text:p>-28.1760489334</text:p>
          </table:table-cell>
          <table:table-cell table:formula="of:=[.F286]/100" office:value-type="float" office:value="0.284">
            <text:p>0.284</text:p>
          </table:table-cell>
          <table:table-cell table:formula="of:=SIN(COS([.F286]))" office:value-type="float" office:value="-0.837184258260927">
            <text:p>-0.8371842583</text:p>
          </table:table-cell>
          <table:table-cell/>
          <table:table-cell office:value-type="float" office:value="28.4">
            <text:p>28.4</text:p>
          </table:table-cell>
          <table:table-cell table:number-columns-repeated="1018"/>
        </table:table-row>
        <table:table-row table:style-name="ro1">
          <table:table-cell table:formula="of:=SIN([.F287])" office:value-type="float" office:value="-0.2237556401868">
            <text:p>-0.2237556402</text:p>
          </table:table-cell>
          <table:table-cell table:formula="of:=COS([.F287])*[.F287]" office:value-type="float" office:value="-27.7773903580387">
            <text:p>-27.777390358</text:p>
          </table:table-cell>
          <table:table-cell table:formula="of:=[.F287]/100" office:value-type="float" office:value="0.285">
            <text:p>0.285</text:p>
          </table:table-cell>
          <table:table-cell table:formula="of:=SIN(COS([.F287]))" office:value-type="float" office:value="-0.827502776163466">
            <text:p>-0.8275027762</text:p>
          </table:table-cell>
          <table:table-cell/>
          <table:table-cell office:value-type="float" office:value="28.5">
            <text:p>28.5</text:p>
          </table:table-cell>
          <table:table-cell table:number-columns-repeated="1018"/>
        </table:table-row>
        <table:table-row table:style-name="ro1">
          <table:table-cell table:formula="of:=SIN([.F288])" office:value-type="float" office:value="-0.319939961884198">
            <text:p>-0.3199399619</text:p>
          </table:table-cell>
          <table:table-cell table:formula="of:=COS([.F288])*[.F288]" office:value-type="float" office:value="-27.0967216221633">
            <text:p>-27.0967216222</text:p>
          </table:table-cell>
          <table:table-cell table:formula="of:=[.F288]/100" office:value-type="float" office:value="0.286">
            <text:p>0.286</text:p>
          </table:table-cell>
          <table:table-cell table:formula="of:=SIN(COS([.F288]))" office:value-type="float" office:value="-0.811922459092957">
            <text:p>-0.8119224591</text:p>
          </table:table-cell>
          <table:table-cell/>
          <table:table-cell office:value-type="float" office:value="28.6">
            <text:p>28.6</text:p>
          </table:table-cell>
          <table:table-cell table:number-columns-repeated="1018"/>
        </table:table-row>
        <table:table-row table:style-name="ro1">
          <table:table-cell table:formula="of:=SIN([.F289])" office:value-type="float" office:value="-0.412927549240543">
            <text:p>-0.4129275492</text:p>
          </table:table-cell>
          <table:table-cell table:formula="of:=COS([.F289])*[.F289]" office:value-type="float" office:value="-26.1389232609211">
            <text:p>-26.1389232609</text:p>
          </table:table-cell>
          <table:table-cell table:formula="of:=[.F289]/100" office:value-type="float" office:value="0.287">
            <text:p>0.287</text:p>
          </table:table-cell>
          <table:table-cell table:formula="of:=SIN(COS([.F289]))" office:value-type="float" office:value="-0.789972335373524">
            <text:p>-0.7899723354</text:p>
          </table:table-cell>
          <table:table-cell/>
          <table:table-cell office:value-type="float" office:value="28.7">
            <text:p>28.7</text:p>
          </table:table-cell>
          <table:table-cell table:number-columns-repeated="1018"/>
        </table:table-row>
        <table:table-row table:style-name="ro1">
          <table:table-cell table:formula="of:=SIN([.F290])" office:value-type="float" office:value="-0.501789301020577">
            <text:p>-0.501789301</text:p>
          </table:table-cell>
          <table:table-cell table:formula="of:=COS([.F290])*[.F290]" office:value-type="float" office:value="-24.9117086252214">
            <text:p>-24.9117086252</text:p>
          </table:table-cell>
          <table:table-cell table:formula="of:=[.F290]/100" office:value-type="float" office:value="0.288">
            <text:p>0.288</text:p>
          </table:table-cell>
          <table:table-cell table:formula="of:=SIN(COS([.F290]))" office:value-type="float" office:value="-0.76108870118373">
            <text:p>-0.7610887012</text:p>
          </table:table-cell>
          <table:table-cell/>
          <table:table-cell office:value-type="float" office:value="28.8">
            <text:p>28.8</text:p>
          </table:table-cell>
          <table:table-cell table:number-columns-repeated="1018"/>
        </table:table-row>
        <table:table-row table:style-name="ro1">
          <table:table-cell table:formula="of:=SIN([.F291])" office:value-type="float" office:value="-0.5856373399743">
            <text:p>-0.58563734</text:p>
          </table:table-cell>
          <table:table-cell table:formula="of:=COS([.F291])*[.F291]" office:value-type="float" office:value="-23.425565363583">
            <text:p>-23.4255653636</text:p>
          </table:table-cell>
          <table:table-cell table:formula="of:=[.F291]/100" office:value-type="float" office:value="0.289">
            <text:p>0.289</text:p>
          </table:table-cell>
          <table:table-cell table:formula="of:=SIN(COS([.F291]))" office:value-type="float" office:value="-0.724682273089199">
            <text:p>-0.7246822731</text:p>
          </table:table-cell>
          <table:table-cell/>
          <table:table-cell office:value-type="float" office:value="28.9">
            <text:p>28.9</text:p>
          </table:table-cell>
          <table:table-cell table:number-columns-repeated="1018"/>
        </table:table-row>
        <table:table-row table:style-name="ro1">
          <table:table-cell table:formula="of:=SIN([.F292])" office:value-type="float" office:value="-0.66363388421297">
            <text:p>-0.6636338842</text:p>
          </table:table-cell>
          <table:table-cell table:formula="of:=COS([.F292])*[.F292]" office:value-type="float" office:value="-21.6936683609809">
            <text:p>-21.693668361</text:p>
          </table:table-cell>
          <table:table-cell table:formula="of:=[.F292]/100" office:value-type="float" office:value="0.29">
            <text:p>0.29</text:p>
          </table:table-cell>
          <table:table-cell table:formula="of:=SIN(COS([.F292]))" office:value-type="float" office:value="-0.68021619103627">
            <text:p>-0.680216191</text:p>
          </table:table-cell>
          <table:table-cell/>
          <table:table-cell office:value-type="float" office:value="29">
            <text:p>29</text:p>
          </table:table-cell>
          <table:table-cell table:number-columns-repeated="1018"/>
        </table:table-row>
        <table:table-row table:style-name="ro1">
          <table:table-cell table:formula="of:=SIN([.F293])" office:value-type="float" office:value="-0.734999618048778">
            <text:p>-0.734999618</text:p>
          </table:table-cell>
          <table:table-cell table:formula="of:=COS([.F293])*[.F293]" office:value-type="float" office:value="-19.7317648274767">
            <text:p>-19.7317648275</text:p>
          </table:table-cell>
          <table:table-cell table:formula="of:=[.F293]/100" office:value-type="float" office:value="0.291">
            <text:p>0.291</text:p>
          </table:table-cell>
          <table:table-cell table:formula="of:=SIN(COS([.F293]))" office:value-type="float" office:value="-0.627289206998355">
            <text:p>-0.627289207</text:p>
          </table:table-cell>
          <table:table-cell/>
          <table:table-cell office:value-type="float" office:value="29.1">
            <text:p>29.1</text:p>
          </table:table-cell>
          <table:table-cell table:number-columns-repeated="1018"/>
        </table:table-row>
        <table:table-row table:style-name="ro1">
          <table:table-cell table:formula="of:=SIN([.F294])" office:value-type="float" office:value="-0.799021478659616">
            <text:p>-0.7990214787</text:p>
          </table:table-cell>
          <table:table-cell table:formula="of:=COS([.F294])*[.F294]" office:value-type="float" office:value="-17.5580325176496">
            <text:p>-17.5580325176</text:p>
          </table:table-cell>
          <table:table-cell table:formula="of:=[.F294]/100" office:value-type="float" office:value="0.292">
            <text:p>0.292</text:p>
          </table:table-cell>
          <table:table-cell table:formula="of:=SIN(COS([.F294]))" office:value-type="float" office:value="-0.56571698014839">
            <text:p>-0.5657169801</text:p>
          </table:table-cell>
          <table:table-cell/>
          <table:table-cell office:value-type="float" office:value="29.2">
            <text:p>29.2</text:p>
          </table:table-cell>
          <table:table-cell table:number-columns-repeated="1018"/>
        </table:table-row>
        <table:table-row table:style-name="ro1">
          <table:table-cell table:formula="of:=SIN([.F295])" office:value-type="float" office:value="-0.855059780777072">
            <text:p>-0.8550597808</text:p>
          </table:table-cell>
          <table:table-cell table:formula="of:=COS([.F295])*[.F295]" office:value-type="float" office:value="-15.1929123419824">
            <text:p>-15.192912342</text:p>
          </table:table-cell>
          <table:table-cell table:formula="of:=[.F295]/100" office:value-type="float" office:value="0.293">
            <text:p>0.293</text:p>
          </table:table-cell>
          <table:table-cell table:formula="of:=SIN(COS([.F295]))" office:value-type="float" office:value="-0.49560341345633">
            <text:p>-0.4956034135</text:p>
          </table:table-cell>
          <table:table-cell/>
          <table:table-cell office:value-type="float" office:value="29.3">
            <text:p>29.3</text:p>
          </table:table-cell>
          <table:table-cell table:number-columns-repeated="1018"/>
        </table:table-row>
        <table:table-row table:style-name="ro1">
          <table:table-cell table:formula="of:=SIN([.F296])" office:value-type="float" office:value="-0.902554608210187">
            <text:p>-0.9025546082</text:p>
          </table:table-cell>
          <table:table-cell table:formula="of:=COS([.F296])*[.F296]" office:value-type="float" office:value="-12.6589169004328">
            <text:p>-12.6589169004</text:p>
          </table:table-cell>
          <table:table-cell table:formula="of:=[.F296]/100" office:value-type="float" office:value="0.294">
            <text:p>0.294</text:p>
          </table:table-cell>
          <table:table-cell table:formula="of:=SIN(COS([.F296]))" office:value-type="float" office:value="-0.41739375662349">
            <text:p>-0.4173937566</text:p>
          </table:table-cell>
          <table:table-cell/>
          <table:table-cell office:value-type="float" office:value="29.4">
            <text:p>29.4</text:p>
          </table:table-cell>
          <table:table-cell table:number-columns-repeated="1018"/>
        </table:table-row>
        <table:table-row table:style-name="ro1">
          <table:table-cell table:formula="of:=SIN([.F297])" office:value-type="float" office:value="-0.941031408342955">
            <text:p>-0.9410314083</text:p>
          </table:table-cell>
          <table:table-cell table:formula="of:=COS([.F297])*[.F297]" office:value-type="float" office:value="-9.98041672364603">
            <text:p>-9.9804167236</text:p>
          </table:table-cell>
          <table:table-cell table:formula="of:=[.F297]/100" office:value-type="float" office:value="0.295">
            <text:p>0.295</text:p>
          </table:table-cell>
          <table:table-cell table:formula="of:=SIN(COS([.F297]))" office:value-type="float" office:value="-0.33190205012905">
            <text:p>-0.3319020501</text:p>
          </table:table-cell>
          <table:table-cell/>
          <table:table-cell office:value-type="float" office:value="29.5">
            <text:p>29.5</text:p>
          </table:table-cell>
          <table:table-cell table:number-columns-repeated="1018"/>
        </table:table-row>
        <table:table-row table:style-name="ro1">
          <table:table-cell table:formula="of:=SIN([.F298])" office:value-type="float" office:value="-0.970105733707185">
            <text:p>-0.9701057337</text:p>
          </table:table-cell>
          <table:table-cell table:formula="of:=COS([.F298])*[.F298]" office:value-type="float" office:value="-7.18340624591044">
            <text:p>-7.1834062459</text:p>
          </table:table-cell>
          <table:table-cell table:formula="of:=[.F298]/100" office:value-type="float" office:value="0.296">
            <text:p>0.296</text:p>
          </table:table-cell>
          <table:table-cell table:formula="of:=SIN(COS([.F298]))" office:value-type="float" office:value="-0.240307521428838">
            <text:p>-0.2403075214</text:p>
          </table:table-cell>
          <table:table-cell/>
          <table:table-cell office:value-type="float" office:value="29.6">
            <text:p>29.6</text:p>
          </table:table-cell>
          <table:table-cell table:number-columns-repeated="1018"/>
        </table:table-row>
        <table:table-row table:style-name="ro1">
          <table:table-cell table:formula="of:=SIN([.F299])" office:value-type="float" office:value="-0.989487083254536">
            <text:p>-0.9894870833</text:p>
          </table:table-cell>
          <table:table-cell table:formula="of:=COS([.F299])*[.F299]" office:value-type="float" office:value="-4.29525175350308">
            <text:p>-4.2952517535</text:p>
          </table:table-cell>
          <table:table-cell table:formula="of:=[.F299]/100" office:value-type="float" office:value="0.297">
            <text:p>0.297</text:p>
          </table:table-cell>
          <table:table-cell table:formula="of:=SIN(COS([.F299]))" office:value-type="float" office:value="-0.144117664934609">
            <text:p>-0.1441176649</text:p>
          </table:table-cell>
          <table:table-cell/>
          <table:table-cell office:value-type="float" office:value="29.7">
            <text:p>29.7</text:p>
          </table:table-cell>
          <table:table-cell table:number-columns-repeated="1018"/>
        </table:table-row>
        <table:table-row table:style-name="ro1">
          <table:table-cell table:formula="of:=SIN([.F300])" office:value-type="float" office:value="-0.99898180494695">
            <text:p>-0.9989818049</text:p>
          </table:table-cell>
          <table:table-cell table:formula="of:=COS([.F300])*[.F300]" office:value-type="float" office:value="-1.34442375014633">
            <text:p>-1.3444237501</text:p>
          </table:table-cell>
          <table:table-cell table:formula="of:=[.F300]/100" office:value-type="float" office:value="0.298">
            <text:p>0.298</text:p>
          </table:table-cell>
          <table:table-cell table:formula="of:=SIN(COS([.F300]))" office:value-type="float" office:value="-0.0450995883775649">
            <text:p>-0.0450995884</text:p>
          </table:table-cell>
          <table:table-cell/>
          <table:table-cell office:value-type="float" office:value="29.8">
            <text:p>29.8</text:p>
          </table:table-cell>
          <table:table-cell table:number-columns-repeated="1018"/>
        </table:table-row>
        <table:table-row table:style-name="ro1">
          <table:table-cell table:formula="of:=SIN([.F301])" office:value-type="float" office:value="-0.998495030663814">
            <text:p>-0.9984950307</text:p>
          </table:table-cell>
          <table:table-cell table:formula="of:=COS([.F301])*[.F301]" office:value-type="float" office:value="1.63978364426554">
            <text:p>1.6397836443</text:p>
          </table:table-cell>
          <table:table-cell table:formula="of:=[.F301]/100" office:value-type="float" office:value="0.299">
            <text:p>0.299</text:p>
          </table:table-cell>
          <table:table-cell table:formula="of:=SIN(COS([.F301]))" office:value-type="float" office:value="0.0548147752119117">
            <text:p>0.0548147752</text:p>
          </table:table-cell>
          <table:table-cell/>
          <table:table-cell office:value-type="float" office:value="29.9">
            <text:p>29.9</text:p>
          </table:table-cell>
          <table:table-cell table:number-columns-repeated="1018"/>
        </table:table-row>
        <table:table-row table:style-name="ro1">
          <table:table-cell table:formula="of:=SIN([.F302])" office:value-type="float" office:value="-0.988031624092861">
            <text:p>-0.9880316241</text:p>
          </table:table-cell>
          <table:table-cell table:formula="of:=COS([.F302])*[.F302]" office:value-type="float" office:value="4.62754349662763">
            <text:p>4.6275434966</text:p>
          </table:table-cell>
          <table:table-cell table:formula="of:=[.F302]/100" office:value-type="float" office:value="0.3">
            <text:p>0.3</text:p>
          </table:table-cell>
          <table:table-cell table:formula="of:=SIN(COS([.F302]))" office:value-type="float" office:value="0.153640479966097">
            <text:p>0.15364048</text:p>
          </table:table-cell>
          <table:table-cell/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formula="of:=SIN([.F303])" office:value-type="float" office:value="-0.967696132133805">
            <text:p>-0.9676961321</text:p>
          </table:table-cell>
          <table:table-cell table:formula="of:=COS([.F303])*[.F303]" office:value-type="float" office:value="7.58879417859148">
            <text:p>7.5887941786</text:p>
          </table:table-cell>
          <table:table-cell table:formula="of:=[.F303]/100" office:value-type="float" office:value="0.301">
            <text:p>0.301</text:p>
          </table:table-cell>
          <table:table-cell table:formula="of:=SIN(COS([.F303]))" office:value-type="float" office:value="0.249456922728467">
            <text:p>0.2494569227</text:p>
          </table:table-cell>
          <table:table-cell/>
          <table:table-cell office:value-type="float" office:value="30.1">
            <text:p>30.1</text:p>
          </table:table-cell>
          <table:table-cell table:number-columns-repeated="1018"/>
        </table:table-row>
        <table:table-row table:style-name="ro1">
          <table:table-cell table:formula="of:=SIN([.F304])" office:value-type="float" office:value="-0.93769174030028">
            <text:p>-0.9376917403</text:p>
          </table:table-cell>
          <table:table-cell table:formula="of:=COS([.F304])*[.F304]" office:value-type="float" office:value="10.4935418198742">
            <text:p>10.4935418199</text:p>
          </table:table-cell>
          <table:table-cell table:formula="of:=[.F304]/100" office:value-type="float" office:value="0.302">
            <text:p>0.302</text:p>
          </table:table-cell>
          <table:table-cell table:formula="of:=SIN(COS([.F304]))" office:value-type="float" office:value="0.340518475040631">
            <text:p>0.340518475</text:p>
          </table:table-cell>
          <table:table-cell/>
          <table:table-cell office:value-type="float" office:value="30.2">
            <text:p>30.2</text:p>
          </table:table-cell>
          <table:table-cell table:number-columns-repeated="1018"/>
        </table:table-row>
        <table:table-row table:style-name="ro1">
          <table:table-cell table:formula="of:=SIN([.F305])" office:value-type="float" office:value="-0.898318242557353">
            <text:p>-0.8983182426</text:p>
          </table:table-cell>
          <table:table-cell table:formula="of:=COS([.F305])*[.F305]" office:value-type="float" office:value="13.3121640540355">
            <text:p>13.312164054</text:p>
          </table:table-cell>
          <table:table-cell table:formula="of:=[.F305]/100" office:value-type="float" office:value="0.303">
            <text:p>0.303</text:p>
          </table:table-cell>
          <table:table-cell table:formula="of:=SIN(COS([.F305]))" office:value-type="float" office:value="0.425347076638006">
            <text:p>0.4253470766</text:p>
          </table:table-cell>
          <table:table-cell/>
          <table:table-cell office:value-type="float" office:value="30.3">
            <text:p>30.3</text:p>
          </table:table-cell>
          <table:table-cell table:number-columns-repeated="1018"/>
        </table:table-row>
        <table:table-row table:style-name="ro1">
          <table:table-cell table:formula="of:=SIN([.F306])" office:value-type="float" office:value="-0.849969045879326">
            <text:p>-0.8499690459</text:p>
          </table:table-cell>
          <table:table-cell table:formula="of:=COS([.F306])*[.F306]" office:value-type="float" office:value="16.0157119812634">
            <text:p>16.0157119813</text:p>
          </table:table-cell>
          <table:table-cell table:formula="of:=[.F306]/100" office:value-type="float" office:value="0.304">
            <text:p>0.304</text:p>
          </table:table-cell>
          <table:table-cell table:formula="of:=SIN(COS([.F306]))" office:value-type="float" office:value="0.502797981563448">
            <text:p>0.5027979816</text:p>
          </table:table-cell>
          <table:table-cell/>
          <table:table-cell office:value-type="float" office:value="30.4">
            <text:p>30.4</text:p>
          </table:table-cell>
          <table:table-cell table:number-columns-repeated="1018"/>
        </table:table-row>
        <table:table-row table:style-name="ro1">
          <table:table-cell table:formula="of:=SIN([.F307])" office:value-type="float" office:value="-0.793127239457283">
            <text:p>-0.7931272395</text:p>
          </table:table-cell>
          <table:table-cell table:formula="of:=COS([.F307])*[.F307]" office:value-type="float" office:value="18.576207271244">
            <text:p>18.5762072712</text:p>
          </table:table-cell>
          <table:table-cell table:formula="of:=[.F307]/100" office:value-type="float" office:value="0.305">
            <text:p>0.305</text:p>
          </table:table-cell>
          <table:table-cell table:formula="of:=SIN(COS([.F307]))" office:value-type="float" office:value="0.572093437637876">
            <text:p>0.5720934376</text:p>
          </table:table-cell>
          <table:table-cell/>
          <table:table-cell office:value-type="float" office:value="30.5">
            <text:p>30.5</text:p>
          </table:table-cell>
          <table:table-cell table:number-columns-repeated="1018"/>
        </table:table-row>
        <table:table-row table:style-name="ro1">
          <table:table-cell table:formula="of:=SIN([.F308])" office:value-type="float" office:value="-0.728360767831593">
            <text:p>-0.7283607678</text:p>
          </table:table-cell>
          <table:table-cell table:formula="of:=COS([.F308])*[.F308]" office:value-type="float" office:value="20.966931359078">
            <text:p>20.9669313591</text:p>
          </table:table-cell>
          <table:table-cell table:formula="of:=[.F308]/100" office:value-type="float" office:value="0.306">
            <text:p>0.306</text:p>
          </table:table-cell>
          <table:table-cell table:formula="of:=SIN(COS([.F308]))" office:value-type="float" office:value="0.632823109350446">
            <text:p>0.6328231094</text:p>
          </table:table-cell>
          <table:table-cell/>
          <table:table-cell office:value-type="float" office:value="30.6">
            <text:p>30.6</text:p>
          </table:table-cell>
          <table:table-cell table:number-columns-repeated="1018"/>
        </table:table-row>
        <table:table-row table:style-name="ro1">
          <table:table-cell table:formula="of:=SIN([.F309])" office:value-type="float" office:value="-0.656316756177788">
            <text:p>-0.6563167562</text:p>
          </table:table-cell>
          <table:table-cell table:formula="of:=COS([.F309])*[.F309]" office:value-type="float" office:value="23.1627037483191">
            <text:p>23.1627037483</text:p>
          </table:table-cell>
          <table:table-cell table:formula="of:=[.F309]/100" office:value-type="float" office:value="0.307">
            <text:p>0.307</text:p>
          </table:table-cell>
          <table:table-cell table:formula="of:=SIN(COS([.F309]))" office:value-type="float" office:value="0.684913856116609">
            <text:p>0.6849138561</text:p>
          </table:table-cell>
          <table:table-cell/>
          <table:table-cell office:value-type="float" office:value="30.7">
            <text:p>30.7</text:p>
          </table:table-cell>
          <table:table-cell table:number-columns-repeated="1018"/>
        </table:table-row>
        <table:table-row table:style-name="ro1">
          <table:table-cell table:formula="of:=SIN([.F310])" office:value-type="float" office:value="-0.577715044445729">
            <text:p>-0.5777150444</text:p>
          </table:table-cell>
          <table:table-cell table:formula="of:=COS([.F310])*[.F310]" office:value-type="float" office:value="25.1401465271132">
            <text:p>25.1401465271</text:p>
          </table:table-cell>
          <table:table-cell table:formula="of:=[.F310]/100" office:value-type="float" office:value="0.308">
            <text:p>0.308</text:p>
          </table:table-cell>
          <table:table-cell table:formula="of:=SIN(COS([.F310]))" office:value-type="float" office:value="0.728574504435468">
            <text:p>0.7285745044</text:p>
          </table:table-cell>
          <table:table-cell/>
          <table:table-cell office:value-type="float" office:value="30.8">
            <text:p>30.8</text:p>
          </table:table-cell>
          <table:table-cell table:number-columns-repeated="1018"/>
        </table:table-row>
        <table:table-row table:style-name="ro1">
          <table:table-cell table:formula="of:=SIN([.F311])" office:value-type="float" office:value="-0.493340994956775">
            <text:p>-0.493340995</text:p>
          </table:table-cell>
          <table:table-cell table:formula="of:=COS([.F311])*[.F311]" office:value-type="float" office:value="26.877932325383">
            <text:p>26.8779323254</text:p>
          </table:table-cell>
          <table:table-cell table:formula="of:=[.F311]/100" office:value-type="float" office:value="0.309">
            <text:p>0.309</text:p>
          </table:table-cell>
          <table:table-cell table:formula="of:=SIN(COS([.F311]))" office:value-type="float" office:value="0.764223173636113">
            <text:p>0.7642231736</text:p>
          </table:table-cell>
          <table:table-cell/>
          <table:table-cell office:value-type="float" office:value="30.9">
            <text:p>30.9</text:p>
          </table:table-cell>
          <table:table-cell table:number-columns-repeated="1018"/>
        </table:table-row>
        <table:table-row table:style-name="ro1">
          <table:table-cell table:formula="of:=SIN([.F312])" office:value-type="float" office:value="-0.404037645323062">
            <text:p>-0.4040376453</text:p>
          </table:table-cell>
          <table:table-cell table:formula="of:=COS([.F312])*[.F312]" office:value-type="float" office:value="28.3570130919405">
            <text:p>28.3570130919</text:p>
          </table:table-cell>
          <table:table-cell table:formula="of:=[.F312]/100" office:value-type="float" office:value="0.31">
            <text:p>0.31</text:p>
          </table:table-cell>
          <table:table-cell table:formula="of:=SIN(COS([.F312]))" office:value-type="float" office:value="0.792405452789009">
            <text:p>0.7924054528</text:p>
          </table:table-cell>
          <table:table-cell/>
          <table:table-cell office:value-type="float" office:value="31">
            <text:p>31</text:p>
          </table:table-cell>
          <table:table-cell table:number-columns-repeated="1018"/>
        </table:table-row>
        <table:table-row table:style-name="ro1">
          <table:table-cell table:formula="of:=SIN([.F313])" office:value-type="float" office:value="-0.310697285094372">
            <text:p>-0.3106972851</text:p>
          </table:table-cell>
          <table:table-cell table:formula="of:=COS([.F313])*[.F313]" office:value-type="float" office:value="29.5608272489829">
            <text:p>29.560827249</text:p>
          </table:table-cell>
          <table:table-cell table:formula="of:=[.F313]/100" office:value-type="float" office:value="0.311">
            <text:p>0.311</text:p>
          </table:table-cell>
          <table:table-cell table:formula="of:=SIN(COS([.F313]))" office:value-type="float" office:value="0.813711426550513">
            <text:p>0.8137114266</text:p>
          </table:table-cell>
          <table:table-cell/>
          <table:table-cell office:value-type="float" office:value="31.1">
            <text:p>31.1</text:p>
          </table:table-cell>
          <table:table-cell table:number-columns-repeated="1018"/>
        </table:table-row>
        <table:table-row table:style-name="ro1">
          <table:table-cell table:formula="of:=SIN([.F314])" office:value-type="float" office:value="-0.214252540295884">
            <text:p>-0.2142525403</text:p>
          </table:table-cell>
          <table:table-cell table:formula="of:=COS([.F314])*[.F314]" office:value-type="float" office:value="30.4754829859666">
            <text:p>30.475482986</text:p>
          </table:table-cell>
          <table:table-cell table:formula="of:=[.F314]/100" office:value-type="float" office:value="0.312">
            <text:p>0.312</text:p>
          </table:table-cell>
          <table:table-cell table:formula="of:=SIN(COS([.F314]))" office:value-type="float" office:value="0.828698504515176">
            <text:p>0.8286985045</text:p>
          </table:table-cell>
          <table:table-cell/>
          <table:table-cell office:value-type="float" office:value="31.2">
            <text:p>31.2</text:p>
          </table:table-cell>
          <table:table-cell table:number-columns-repeated="1018"/>
        </table:table-row>
        <table:table-row table:style-name="ro1">
          <table:table-cell table:formula="of:=SIN([.F315])" office:value-type="float" office:value="-0.115667054937233">
            <text:p>-0.1156670549</text:p>
          </table:table-cell>
          <table:table-cell table:formula="of:=COS([.F315])*[.F315]" office:value-type="float" office:value="31.0899156834344">
            <text:p>31.0899156834</text:p>
          </table:table-cell>
          <table:table-cell table:formula="of:=[.F315]/100" office:value-type="float" office:value="0.313">
            <text:p>0.313</text:p>
          </table:table-cell>
          <table:table-cell table:formula="of:=SIN(COS([.F315]))" office:value-type="float" office:value="0.837825570886314">
            <text:p>0.8378255709</text:p>
          </table:table-cell>
          <table:table-cell/>
          <table:table-cell office:value-type="float" office:value="31.3">
            <text:p>31.3</text:p>
          </table:table-cell>
          <table:table-cell table:number-columns-repeated="1018"/>
        </table:table-row>
        <table:table-row table:style-name="ro1">
          <table:table-cell table:formula="of:=SIN([.F316])" office:value-type="float" office:value="-0.0159258626000982">
            <text:p>-0.0159258626</text:p>
          </table:table-cell>
          <table:table-cell table:formula="of:=COS([.F316])*[.F316]" office:value-type="float" office:value="31.3960177078107">
            <text:p>31.3960177078</text:p>
          </table:table-cell>
          <table:table-cell table:formula="of:=[.F316]/100" office:value-type="float" office:value="0.314">
            <text:p>0.314</text:p>
          </table:table-cell>
          <table:table-cell table:formula="of:=SIN(COS([.F316]))" office:value-type="float" office:value="0.841402454421262">
            <text:p>0.8414024544</text:p>
          </table:table-cell>
          <table:table-cell/>
          <table:table-cell office:value-type="float" office:value="31.4">
            <text:p>31.4</text:p>
          </table:table-cell>
          <table:table-cell table:number-columns-repeated="1018"/>
        </table:table-row>
        <table:table-row table:style-name="ro1">
          <table:table-cell table:formula="of:=SIN([.F317])" office:value-type="float" office:value="0.0839744556917504">
            <text:p>0.0839744557</text:p>
          </table:table-cell>
          <table:table-cell table:formula="of:=COS([.F317])*[.F317]" office:value-type="float" office:value="31.3887390880494">
            <text:p>31.388739088</text:p>
          </table:table-cell>
          <table:table-cell table:formula="of:=[.F317]/100" office:value-type="float" office:value="0.315">
            <text:p>0.315</text:p>
          </table:table-cell>
          <table:table-cell table:formula="of:=SIN(COS([.F317]))" office:value-type="float" office:value="0.839557342129902">
            <text:p>0.8395573421</text:p>
          </table:table-cell>
          <table:table-cell/>
          <table:table-cell office:value-type="float" office:value="31.5">
            <text:p>31.5</text:p>
          </table:table-cell>
          <table:table-cell table:number-columns-repeated="1018"/>
        </table:table-row>
        <table:table-row table:style-name="ro1">
          <table:table-cell table:formula="of:=SIN([.F318])" office:value-type="float" office:value="0.183035728980588">
            <text:p>0.183035729</text:p>
          </table:table-cell>
          <table:table-cell table:formula="of:=COS([.F318])*[.F318]" office:value-type="float" office:value="31.0661578716935">
            <text:p>31.0661578717</text:p>
          </table:table-cell>
          <table:table-cell table:formula="of:=[.F318]/100" office:value-type="float" office:value="0.316">
            <text:p>0.316</text:p>
          </table:table-cell>
          <table:table-cell table:formula="of:=SIN(COS([.F318]))" office:value-type="float" office:value="0.832223618873218">
            <text:p>0.8322236189</text:p>
          </table:table-cell>
          <table:table-cell/>
          <table:table-cell office:value-type="float" office:value="31.6">
            <text:p>31.6</text:p>
          </table:table-cell>
          <table:table-cell table:number-columns-repeated="1018"/>
        </table:table-row>
        <table:table-row table:style-name="ro1">
          <table:table-cell table:formula="of:=SIN([.F319])" office:value-type="float" office:value="0.280268169769023">
            <text:p>0.2802681698</text:p>
          </table:table-cell>
          <table:table-cell table:formula="of:=COS([.F319])*[.F319]" office:value-type="float" office:value="30.4295192585516">
            <text:p>30.4295192586</text:p>
          </table:table-cell>
          <table:table-cell table:formula="of:=[.F319]/100" office:value-type="float" office:value="0.317">
            <text:p>0.317</text:p>
          </table:table-cell>
          <table:table-cell table:formula="of:=SIN(COS([.F319]))" office:value-type="float" office:value="0.819146683937706">
            <text:p>0.8191466839</text:p>
          </table:table-cell>
          <table:table-cell/>
          <table:table-cell office:value-type="float" office:value="31.7">
            <text:p>31.7</text:p>
          </table:table-cell>
          <table:table-cell table:number-columns-repeated="1018"/>
        </table:table-row>
        <table:table-row table:style-name="ro1">
          <table:table-cell table:formula="of:=SIN([.F320])" office:value-type="float" office:value="0.374700263649465">
            <text:p>0.3747002636</text:p>
          </table:table-cell>
          <table:table-cell table:formula="of:=COS([.F320])*[.F320]" office:value-type="float" office:value="29.4832429218469">
            <text:p>29.4832429218</text:p>
          </table:table-cell>
          <table:table-cell table:formula="of:=[.F320]/100" office:value-type="float" office:value="0.318">
            <text:p>0.318</text:p>
          </table:table-cell>
          <table:table-cell table:formula="of:=SIN(COS([.F320]))" office:value-type="float" office:value="0.799910462592415">
            <text:p>0.7999104626</text:p>
          </table:table-cell>
          <table:table-cell/>
          <table:table-cell office:value-type="float" office:value="31.8">
            <text:p>31.8</text:p>
          </table:table-cell>
          <table:table-cell table:number-columns-repeated="1018"/>
        </table:table-row>
        <table:table-row table:style-name="ro1">
          <table:table-cell table:formula="of:=SIN([.F321])" office:value-type="float" office:value="0.465388476354959">
            <text:p>0.4653884764</text:p>
          </table:table-cell>
          <table:table-cell table:formula="of:=COS([.F321])*[.F321]" office:value-type="float" office:value="28.2348982462237">
            <text:p>28.2348982462</text:p>
          </table:table-cell>
          <table:table-cell table:formula="of:=[.F321]/100" office:value-type="float" office:value="0.319">
            <text:p>0.319</text:p>
          </table:table-cell>
          <table:table-cell table:formula="of:=SIN(COS([.F321]))" office:value-type="float" office:value="0.773982445862712">
            <text:p>0.7739824459</text:p>
          </table:table-cell>
          <table:table-cell/>
          <table:table-cell office:value-type="float" office:value="31.9">
            <text:p>31.9</text:p>
          </table:table-cell>
          <table:table-cell table:number-columns-repeated="1018"/>
        </table:table-row>
        <table:table-row table:style-name="ro1">
          <table:table-cell table:formula="of:=SIN([.F322])" office:value-type="float" office:value="0.551426681241691">
            <text:p>0.5514266812</text:p>
          </table:table-cell>
          <table:table-cell table:formula="of:=COS([.F322])*[.F322]" office:value-type="float" office:value="26.6951475362083">
            <text:p>26.6951475362</text:p>
          </table:table-cell>
          <table:table-cell table:formula="of:=[.F322]/100" office:value-type="float" office:value="0.32">
            <text:p>0.32</text:p>
          </table:table-cell>
          <table:table-cell table:formula="of:=SIN(COS([.F322]))" office:value-type="float" office:value="0.740775025120912">
            <text:p>0.7407750251</text:p>
          </table:table-cell>
          <table:table-cell/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formula="of:=SIN([.F323])" office:value-type="float" office:value="0.631955213006885">
            <text:p>0.631955213</text:p>
          </table:table-cell>
          <table:table-cell table:formula="of:=COS([.F323])*[.F323]" office:value-type="float" office:value="24.8776575743299">
            <text:p>24.8776575743</text:p>
          </table:table-cell>
          <table:table-cell table:formula="of:=[.F323]/100" office:value-type="float" office:value="0.321">
            <text:p>0.321</text:p>
          </table:table-cell>
          <table:table-cell table:formula="of:=SIN(COS([.F323]))" office:value-type="float" office:value="0.699719582329317">
            <text:p>0.6997195823</text:p>
          </table:table-cell>
          <table:table-cell/>
          <table:table-cell office:value-type="float" office:value="32.1">
            <text:p>32.1</text:p>
          </table:table-cell>
          <table:table-cell table:number-columns-repeated="1018"/>
        </table:table-row>
        <table:table-row table:style-name="ro1">
          <table:table-cell table:formula="of:=SIN([.F324])" office:value-type="float" office:value="0.706169457180334">
            <text:p>0.7061694572</text:p>
          </table:table-cell>
          <table:table-cell table:formula="of:=COS([.F324])*[.F324]" office:value-type="float" office:value="22.7989802318126">
            <text:p>22.7989802318</text:p>
          </table:table-cell>
          <table:table-cell table:formula="of:=[.F324]/100" office:value-type="float" office:value="0.322">
            <text:p>0.322</text:p>
          </table:table-cell>
          <table:table-cell table:formula="of:=SIN(COS([.F324]))" office:value-type="float" office:value="0.650348306514775">
            <text:p>0.6503483065</text:p>
          </table:table-cell>
          <table:table-cell/>
          <table:table-cell office:value-type="float" office:value="32.2">
            <text:p>32.2</text:p>
          </table:table-cell>
          <table:table-cell table:number-columns-repeated="1018"/>
        </table:table-row>
        <table:table-row table:style-name="ro1">
          <table:table-cell table:formula="of:=SIN([.F325])" office:value-type="float" office:value="0.773327889566225">
            <text:p>0.7733278896</text:p>
          </table:table-cell>
          <table:table-cell table:formula="of:=COS([.F325])*[.F325]" office:value-type="float" office:value="20.4784031532315">
            <text:p>20.4784031532</text:p>
          </table:table-cell>
          <table:table-cell table:formula="of:=[.F325]/100" office:value-type="float" office:value="0.323">
            <text:p>0.323</text:p>
          </table:table-cell>
          <table:table-cell table:formula="of:=SIN(COS([.F325]))" office:value-type="float" office:value="0.592377213479163">
            <text:p>0.5923772135</text:p>
          </table:table-cell>
          <table:table-cell/>
          <table:table-cell office:value-type="float" office:value="32.3">
            <text:p>32.3</text:p>
          </table:table-cell>
          <table:table-cell table:number-columns-repeated="1018"/>
        </table:table-row>
        <table:table-row table:style-name="ro1">
          <table:table-cell table:formula="of:=SIN([.F326])" office:value-type="float" office:value="0.832759485307784">
            <text:p>0.8327594853</text:p>
          </table:table-cell>
          <table:table-cell table:formula="of:=COS([.F326])*[.F326]" office:value-type="float" office:value="17.9377718465226">
            <text:p>17.9377718465</text:p>
          </table:table-cell>
          <table:table-cell table:formula="of:=[.F326]/100" office:value-type="float" office:value="0.324">
            <text:p>0.324</text:p>
          </table:table-cell>
          <table:table-cell table:formula="of:=SIN(COS([.F326]))" office:value-type="float" office:value="0.525782639019016">
            <text:p>0.525782639</text:p>
          </table:table-cell>
          <table:table-cell/>
          <table:table-cell office:value-type="float" office:value="32.4">
            <text:p>32.4</text:p>
          </table:table-cell>
          <table:table-cell table:number-columns-repeated="1018"/>
        </table:table-row>
        <table:table-row table:style-name="ro1">
          <table:table-cell table:formula="of:=SIN([.F327])" office:value-type="float" office:value="0.883870423545831">
            <text:p>0.8838704235</text:p>
          </table:table-cell>
          <table:table-cell table:formula="of:=COS([.F327])*[.F327]" office:value-type="float" office:value="15.2012848080299">
            <text:p>15.201284808</text:p>
          </table:table-cell>
          <table:table-cell table:formula="of:=[.F327]/100" office:value-type="float" office:value="0.325">
            <text:p>0.325</text:p>
          </table:table-cell>
          <table:table-cell table:formula="of:=SIN(COS([.F327]))" office:value-type="float" office:value="0.450862902857431">
            <text:p>0.4508629029</text:p>
          </table:table-cell>
          <table:table-cell/>
          <table:table-cell office:value-type="float" office:value="32.5">
            <text:p>32.5</text:p>
          </table:table-cell>
          <table:table-cell table:number-columns-repeated="1018"/>
        </table:table-row>
        <table:table-row table:style-name="ro1">
          <table:table-cell table:formula="of:=SIN([.F328])" office:value-type="float" office:value="0.926150020680529">
            <text:p>0.9261500207</text:p>
          </table:table-cell>
          <table:table-cell table:formula="of:=COS([.F328])*[.F328]" office:value-type="float" office:value="12.2952635957607">
            <text:p>12.2952635958</text:p>
          </table:table-cell>
          <table:table-cell table:formula="of:=[.F328]/100" office:value-type="float" office:value="0.326">
            <text:p>0.326</text:p>
          </table:table-cell>
          <table:table-cell table:formula="of:=SIN(COS([.F328]))" office:value-type="float" office:value="0.368277223149561">
            <text:p>0.3682772231</text:p>
          </table:table-cell>
          <table:table-cell/>
          <table:table-cell office:value-type="float" office:value="32.6">
            <text:p>32.6</text:p>
          </table:table-cell>
          <table:table-cell table:number-columns-repeated="1018"/>
        </table:table-row>
        <table:table-row table:style-name="ro1">
          <table:table-cell table:formula="of:=SIN([.F329])" office:value-type="float" office:value="0.95917583295308">
            <text:p>0.959175833</text:p>
          </table:table-cell>
          <table:table-cell table:formula="of:=COS([.F329])*[.F329]" office:value-type="float" office:value="9.24790002973799">
            <text:p>9.2479000297</text:p>
          </table:table-cell>
          <table:table-cell table:formula="of:=[.F329]/100" office:value-type="float" office:value="0.327">
            <text:p>0.327</text:p>
          </table:table-cell>
          <table:table-cell table:formula="of:=SIN(COS([.F329]))" office:value-type="float" office:value="0.279055502360586">
            <text:p>0.2790555024</text:p>
          </table:table-cell>
          <table:table-cell/>
          <table:table-cell office:value-type="float" office:value="32.7">
            <text:p>32.7</text:p>
          </table:table-cell>
          <table:table-cell table:number-columns-repeated="1018"/>
        </table:table-row>
        <table:table-row table:style-name="ro1">
          <table:table-cell table:formula="of:=SIN([.F330])" office:value-type="float" office:value="0.982617877364141">
            <text:p>0.9826178774</text:p>
          </table:table-cell>
          <table:table-cell table:formula="of:=COS([.F330])*[.F330]" office:value-type="float" office:value="6.08898294345373">
            <text:p>6.0889829435</text:p>
          </table:table-cell>
          <table:table-cell table:formula="of:=[.F330]/100" office:value-type="float" office:value="0.328">
            <text:p>0.328</text:p>
          </table:table-cell>
          <table:table-cell table:formula="of:=SIN(COS([.F330]))" office:value-type="float" office:value="0.184575303643133">
            <text:p>0.1845753036</text:p>
          </table:table-cell>
          <table:table-cell/>
          <table:table-cell office:value-type="float" office:value="32.8">
            <text:p>32.8</text:p>
          </table:table-cell>
          <table:table-cell table:number-columns-repeated="1018"/>
        </table:table-row>
        <table:table-row table:style-name="ro1">
          <table:table-cell table:formula="of:=SIN([.F331])" office:value-type="float" office:value="0.996241928754864">
            <text:p>0.9962419288</text:p>
          </table:table-cell>
          <table:table-cell table:formula="of:=COS([.F331])*[.F331]" office:value-type="float" office:value="2.84960713235753">
            <text:p>2.8496071324</text:p>
          </table:table-cell>
          <table:table-cell table:formula="of:=[.F331]/100" office:value-type="float" office:value="0.329">
            <text:p>0.329</text:p>
          </table:table-cell>
          <table:table-cell table:formula="of:=SIN(COS([.F331]))" office:value-type="float" office:value="0.0865059422674083">
            <text:p>0.0865059423</text:p>
          </table:table-cell>
          <table:table-cell/>
          <table:table-cell office:value-type="float" office:value="32.9">
            <text:p>32.9</text:p>
          </table:table-cell>
          <table:table-cell table:number-columns-repeated="1018"/>
        </table:table-row>
        <table:table-row table:style-name="ro1">
          <table:table-cell table:formula="of:=SIN([.F332])" office:value-type="float" office:value="0.999911860107267">
            <text:p>0.9999118601</text:p>
          </table:table-cell>
          <table:table-cell table:formula="of:=COS([.F332])*[.F332]" office:value-type="float" office:value="-0.438132658360963">
            <text:p>-0.4381326584</text:p>
          </table:table-cell>
          <table:table-cell table:formula="of:=[.F332]/100" office:value-type="float" office:value="0.33">
            <text:p>0.33</text:p>
          </table:table-cell>
          <table:table-cell table:formula="of:=SIN(COS([.F332]))" office:value-type="float" office:value="-0.0132763571733289">
            <text:p>-0.0132763572</text:p>
          </table:table-cell>
          <table:table-cell/>
          <table:table-cell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formula="of:=SIN([.F333])" office:value-type="float" office:value="0.993591002680395">
            <text:p>0.9935910027</text:p>
          </table:table-cell>
          <table:table-cell table:formula="of:=COS([.F333])*[.F333]" office:value-type="float" office:value="-3.74145969585278">
            <text:p>-3.7414596959</text:p>
          </table:table-cell>
          <table:table-cell table:formula="of:=[.F333]/100" office:value-type="float" office:value="0.331">
            <text:p>0.331</text:p>
          </table:table-cell>
          <table:table-cell table:formula="of:=SIN(COS([.F333]))" office:value-type="float" office:value="-0.112794483265288">
            <text:p>-0.1127944833</text:p>
          </table:table-cell>
          <table:table-cell/>
          <table:table-cell office:value-type="float" office:value="33.1">
            <text:p>33.1</text:p>
          </table:table-cell>
          <table:table-cell table:number-columns-repeated="1018"/>
        </table:table-row>
        <table:table-row table:style-name="ro1">
          <table:table-cell table:formula="of:=SIN([.F334])" office:value-type="float" office:value="0.977342512392259">
            <text:p>0.9773425124</text:p>
          </table:table-cell>
          <table:table-cell table:formula="of:=COS([.F334])*[.F334]" office:value-type="float" office:value="-7.02724202173521">
            <text:p>-7.0272420217</text:p>
          </table:table-cell>
          <table:table-cell table:formula="of:=[.F334]/100" office:value-type="float" office:value="0.332">
            <text:p>0.332</text:p>
          </table:table-cell>
          <table:table-cell table:formula="of:=SIN(COS([.F334]))" office:value-type="float" office:value="-0.210086972120236">
            <text:p>-0.2100869721</text:p>
          </table:table-cell>
          <table:table-cell/>
          <table:table-cell office:value-type="float" office:value="33.2">
            <text:p>33.2</text:p>
          </table:table-cell>
          <table:table-cell table:number-columns-repeated="1018"/>
        </table:table-row>
        <table:table-row table:style-name="ro1">
          <table:table-cell table:formula="of:=SIN([.F335])" office:value-type="float" office:value="0.95132873878678">
            <text:p>0.9513287388</text:p>
          </table:table-cell>
          <table:table-cell table:formula="of:=COS([.F335])*[.F335]" office:value-type="float" office:value="-10.2623247566831">
            <text:p>-10.2623247567</text:p>
          </table:table-cell>
          <table:table-cell table:formula="of:=[.F335]/100" office:value-type="float" office:value="0.333">
            <text:p>0.333</text:p>
          </table:table-cell>
          <table:table-cell table:formula="of:=SIN(COS([.F335]))" office:value-type="float" office:value="-0.303322903650967">
            <text:p>-0.3033229037</text:p>
          </table:table-cell>
          <table:table-cell/>
          <table:table-cell office:value-type="float" office:value="33.3">
            <text:p>33.3</text:p>
          </table:table-cell>
          <table:table-cell table:number-columns-repeated="1018"/>
        </table:table-row>
        <table:table-row table:style-name="ro1">
          <table:table-cell table:formula="of:=SIN([.F336])" office:value-type="float" office:value="0.915809602890816">
            <text:p>0.9158096029</text:p>
          </table:table-cell>
          <table:table-cell table:formula="of:=COS([.F336])*[.F336]" office:value-type="float" office:value="-13.4138646146052">
            <text:p>-13.4138646146</text:p>
          </table:table-cell>
          <table:table-cell table:formula="of:=[.F336]/100" office:value-type="float" office:value="0.334">
            <text:p>0.334</text:p>
          </table:table-cell>
          <table:table-cell table:formula="of:=SIN(COS([.F336]))" office:value-type="float" office:value="-0.390903242306836">
            <text:p>-0.3909032423</text:p>
          </table:table-cell>
          <table:table-cell/>
          <table:table-cell office:value-type="float" office:value="33.4">
            <text:p>33.4</text:p>
          </table:table-cell>
          <table:table-cell table:number-columns-repeated="1018"/>
        </table:table-row>
        <table:table-row table:style-name="ro1">
          <table:table-cell table:formula="of:=SIN([.F337])" office:value-type="float" office:value="0.871140000169176">
            <text:p>0.8711400002</text:p>
          </table:table-cell>
          <table:table-cell table:formula="of:=COS([.F337])*[.F337]" office:value-type="float" office:value="-16.4496632516631">
            <text:p>-16.4496632517</text:p>
          </table:table-cell>
          <table:table-cell table:formula="of:=[.F337]/100" office:value-type="float" office:value="0.335">
            <text:p>0.335</text:p>
          </table:table-cell>
          <table:table-cell table:formula="of:=SIN(COS([.F337]))" office:value-type="float" office:value="-0.471538606992856">
            <text:p>-0.471538607</text:p>
          </table:table-cell>
          <table:table-cell/>
          <table:table-cell office:value-type="float" office:value="33.5">
            <text:p>33.5</text:p>
          </table:table-cell>
          <table:table-cell table:number-columns-repeated="1018"/>
        </table:table-row>
        <table:table-row table:style-name="ro1">
          <table:table-cell table:formula="of:=SIN([.F338])" office:value-type="float" office:value="0.817766254526442">
            <text:p>0.8177662545</text:p>
          </table:table-cell>
          <table:table-cell table:formula="of:=COS([.F338])*[.F338]" office:value-type="float" office:value="-19.3384960675651">
            <text:p>-19.3384960676</text:p>
          </table:table-cell>
          <table:table-cell table:formula="of:=[.F338]/100" office:value-type="float" office:value="0.336">
            <text:p>0.336</text:p>
          </table:table-cell>
          <table:table-cell table:formula="of:=SIN(COS([.F338]))" office:value-type="float" office:value="-0.544296665331423">
            <text:p>-0.5442966653</text:p>
          </table:table-cell>
          <table:table-cell/>
          <table:table-cell office:value-type="float" office:value="33.6">
            <text:p>33.6</text:p>
          </table:table-cell>
          <table:table-cell table:number-columns-repeated="1018"/>
        </table:table-row>
        <table:table-row table:style-name="ro1">
          <table:table-cell table:formula="of:=SIN([.F339])" office:value-type="float" office:value="0.756221658786063">
            <text:p>0.7562216588</text:p>
          </table:table-cell>
          <table:table-cell table:formula="of:=COS([.F339])*[.F339]" office:value-type="float" office:value="-22.0504331030586">
            <text:p>-22.0504331031</text:p>
          </table:table-cell>
          <table:table-cell table:formula="of:=[.F339]/100" office:value-type="float" office:value="0.337">
            <text:p>0.337</text:p>
          </table:table-cell>
          <table:table-cell table:formula="of:=SIN(COS([.F339]))" office:value-type="float" office:value="-0.608616277087937">
            <text:p>-0.6086162771</text:p>
          </table:table-cell>
          <table:table-cell/>
          <table:table-cell office:value-type="float" office:value="33.7">
            <text:p>33.7</text:p>
          </table:table-cell>
          <table:table-cell table:number-columns-repeated="1018"/>
        </table:table-row>
        <table:table-row table:style-name="ro1">
          <table:table-cell table:formula="of:=SIN([.F340])" office:value-type="float" office:value="0.687121146204739">
            <text:p>0.6871211462</text:p>
          </table:table-cell>
          <table:table-cell table:formula="of:=COS([.F340])*[.F340]" office:value-type="float" office:value="-24.5571487382781">
            <text:p>-24.5571487383</text:p>
          </table:table-cell>
          <table:table-cell table:formula="of:=[.F340]/100" office:value-type="float" office:value="0.338">
            <text:p>0.338</text:p>
          </table:table-cell>
          <table:table-cell table:formula="of:=SIN(COS([.F340]))" office:value-type="float" office:value="-0.664289484308261">
            <text:p>-0.6642894843</text:p>
          </table:table-cell>
          <table:table-cell/>
          <table:table-cell office:value-type="float" office:value="33.8">
            <text:p>33.8</text:p>
          </table:table-cell>
          <table:table-cell table:number-columns-repeated="1018"/>
        </table:table-row>
        <table:table-row table:style-name="ro1">
          <table:table-cell table:formula="of:=SIN([.F341])" office:value-type="float" office:value="0.61115514626259">
            <text:p>0.6111551463</text:p>
          </table:table-cell>
          <table:table-cell table:formula="of:=COS([.F341])*[.F341]" office:value-type="float" office:value="-26.8322169911541">
            <text:p>-26.8322169912</text:p>
          </table:table-cell>
          <table:table-cell table:formula="of:=[.F341]/100" office:value-type="float" office:value="0.339">
            <text:p>0.339</text:p>
          </table:table-cell>
          <table:table-cell table:formula="of:=SIN(COS([.F341]))" office:value-type="float" office:value="-0.71141584887919">
            <text:p>-0.7114158489</text:p>
          </table:table-cell>
          <table:table-cell/>
          <table:table-cell office:value-type="float" office:value="33.9">
            <text:p>33.9</text:p>
          </table:table-cell>
          <table:table-cell table:number-columns-repeated="1018"/>
        </table:table-row>
        <table:table-row table:style-name="ro1">
          <table:table-cell table:formula="of:=SIN([.F342])" office:value-type="float" office:value="0.529082686120024">
            <text:p>0.5290826861</text:p>
          </table:table-cell>
          <table:table-cell table:formula="of:=COS([.F342])*[.F342]" office:value-type="float" office:value="-28.8513893426766">
            <text:p>-28.8513893427</text:p>
          </table:table-cell>
          <table:table-cell table:formula="of:=[.F342]/100" office:value-type="float" office:value="0.34">
            <text:p>0.34</text:p>
          </table:table-cell>
          <table:table-cell table:formula="of:=SIN(COS([.F342]))" office:value-type="float" office:value="-0.750336043065016">
            <text:p>-0.7503360431</text:p>
          </table:table-cell>
          <table:table-cell/>
          <table:table-cell office:value-type="float" office:value="34">
            <text:p>34</text:p>
          </table:table-cell>
          <table:table-cell table:number-columns-repeated="1018"/>
        </table:table-row>
        <table:table-row table:style-name="ro1">
          <table:table-cell table:formula="of:=SIN([.F343])" office:value-type="float" office:value="0.441723806669224">
            <text:p>0.4417238067</text:p>
          </table:table-cell>
          <table:table-cell table:formula="of:=COS([.F343])*[.F343]" office:value-type="float" office:value="-30.5928521753373">
            <text:p>-30.5928521753</text:p>
          </table:table-cell>
          <table:table-cell table:formula="of:=[.F343]/100" office:value-type="float" office:value="0.341">
            <text:p>0.341</text:p>
          </table:table-cell>
          <table:table-cell table:formula="of:=SIN(COS([.F343]))" office:value-type="float" office:value="-0.781552822432929">
            <text:p>-0.7815528224</text:p>
          </table:table-cell>
          <table:table-cell/>
          <table:table-cell office:value-type="float" office:value="34.1">
            <text:p>34.1</text:p>
          </table:table-cell>
          <table:table-cell table:number-columns-repeated="1018"/>
        </table:table-row>
        <table:table-row table:style-name="ro1">
          <table:table-cell table:formula="of:=SIN([.F344])" office:value-type="float" office:value="0.349951368956662">
            <text:p>0.349951369</text:p>
          </table:table-cell>
          <table:table-cell table:formula="of:=COS([.F344])*[.F344]" office:value-type="float" office:value="-32.0374611010813">
            <text:p>-32.0374611011</text:p>
          </table:table-cell>
          <table:table-cell table:formula="of:=[.F344]/100" office:value-type="float" office:value="0.342">
            <text:p>0.342</text:p>
          </table:table-cell>
          <table:table-cell table:formula="of:=SIN(COS([.F344]))" office:value-type="float" office:value="-0.805647613097636">
            <text:p>-0.8056476131</text:p>
          </table:table-cell>
          <table:table-cell/>
          <table:table-cell office:value-type="float" office:value="34.2">
            <text:p>34.2</text:p>
          </table:table-cell>
          <table:table-cell table:number-columns-repeated="1018"/>
        </table:table-row>
        <table:table-row table:style-name="ro1">
          <table:table-cell table:formula="of:=SIN([.F345])" office:value-type="float" office:value="0.254682332844028">
            <text:p>0.2546823328</text:p>
          </table:table-cell>
          <table:table-cell table:formula="of:=COS([.F345])*[.F345]" office:value-type="float" office:value="-33.1689496738446">
            <text:p>-33.1689496738</text:p>
          </table:table-cell>
          <table:table-cell table:formula="of:=[.F345]/100" office:value-type="float" office:value="0.343">
            <text:p>0.343</text:p>
          </table:table-cell>
          <table:table-cell table:formula="of:=SIN(COS([.F345]))" office:value-type="float" office:value="-0.823200169797131">
            <text:p>-0.8232001698</text:p>
          </table:table-cell>
          <table:table-cell/>
          <table:table-cell office:value-type="float" office:value="34.3">
            <text:p>34.3</text:p>
          </table:table-cell>
          <table:table-cell table:number-columns-repeated="1018"/>
        </table:table-row>
        <table:table-row table:style-name="ro1">
          <table:table-cell table:formula="of:=SIN([.F346])" office:value-type="float" office:value="0.156868595048403">
            <text:p>0.156868595</text:p>
          </table:table-cell>
          <table:table-cell table:formula="of:=COS([.F346])*[.F346]" office:value-type="float" office:value="-33.9741102271533">
            <text:p>-33.9741102272</text:p>
          </table:table-cell>
          <table:table-cell table:formula="of:=[.F346]/100" office:value-type="float" office:value="0.344">
            <text:p>0.344</text:p>
          </table:table-cell>
          <table:table-cell table:formula="of:=SIN(COS([.F346]))" office:value-type="float" office:value="-0.834717445664204">
            <text:p>-0.8347174457</text:p>
          </table:table-cell>
          <table:table-cell/>
          <table:table-cell office:value-type="float" office:value="34.4">
            <text:p>34.4</text:p>
          </table:table-cell>
          <table:table-cell table:number-columns-repeated="1018"/>
        </table:table-row>
        <table:table-row table:style-name="ro1">
          <table:table-cell table:formula="of:=SIN([.F347])" office:value-type="float" office:value="0.0574874781049246">
            <text:p>0.0574874781</text:p>
          </table:table-cell>
          <table:table-cell table:formula="of:=COS([.F347])*[.F347]" office:value-type="float" office:value="-34.4429448469816">
            <text:p>-34.442944847</text:p>
          </table:table-cell>
          <table:table-cell table:formula="of:=[.F347]/100" office:value-type="float" office:value="0.345">
            <text:p>0.345</text:p>
          </table:table-cell>
          <table:table-cell table:formula="of:=SIN(COS([.F347]))" office:value-type="float" office:value="-0.840576297396353">
            <text:p>-0.8405762974</text:p>
          </table:table-cell>
          <table:table-cell/>
          <table:table-cell office:value-type="float" office:value="34.5">
            <text:p>34.5</text:p>
          </table:table-cell>
          <table:table-cell table:number-columns-repeated="1018"/>
        </table:table-row>
        <table:table-row table:style-name="ro1">
          <table:table-cell table:formula="of:=SIN([.F348])" office:value-type="float" office:value="-0.0424680347169515">
            <text:p>-0.0424680347</text:p>
          </table:table-cell>
          <table:table-cell table:formula="of:=COS([.F348])*[.F348]" office:value-type="float" office:value="-34.5687847814935">
            <text:p>-34.5687847815</text:p>
          </table:table-cell>
          <table:table-cell table:formula="of:=[.F348]/100" office:value-type="float" office:value="0.346">
            <text:p>0.346</text:p>
          </table:table-cell>
          <table:table-cell table:formula="of:=SIN(COS([.F348]))" office:value-type="float" office:value="-0.840983195767">
            <text:p>-0.8409831958</text:p>
          </table:table-cell>
          <table:table-cell/>
          <table:table-cell office:value-type="float" office:value="34.6">
            <text:p>34.6</text:p>
          </table:table-cell>
          <table:table-cell table:number-columns-repeated="1018"/>
        </table:table-row>
        <table:table-row table:style-name="ro1">
          <table:table-cell table:formula="of:=SIN([.F349])" office:value-type="float" office:value="-0.141999220974002">
            <text:p>-0.141999221</text:p>
          </table:table-cell>
          <table:table-cell table:formula="of:=COS([.F349])*[.F349]" office:value-type="float" office:value="-34.3483768995889">
            <text:p>-34.3483768996</text:p>
          </table:table-cell>
          <table:table-cell table:formula="of:=[.F349]/100" office:value-type="float" office:value="0.347">
            <text:p>0.347</text:p>
          </table:table-cell>
          <table:table-cell table:formula="of:=SIN(COS([.F349]))" office:value-type="float" office:value="-0.835952868923786">
            <text:p>-0.8359528689</text:p>
          </table:table-cell>
          <table:table-cell/>
          <table:table-cell office:value-type="float" office:value="34.7">
            <text:p>34.7</text:p>
          </table:table-cell>
          <table:table-cell table:number-columns-repeated="1018"/>
        </table:table-row>
        <table:table-row table:style-name="ro1">
          <table:table-cell table:formula="of:=SIN([.F350])" office:value-type="float" office:value="-0.240111597953781">
            <text:p>-0.240111598</text:p>
          </table:table-cell>
          <table:table-cell table:formula="of:=COS([.F350])*[.F350]" office:value-type="float" office:value="-33.7819361362893">
            <text:p>-33.7819361363</text:p>
          </table:table-cell>
          <table:table-cell table:formula="of:=[.F350]/100" office:value-type="float" office:value="0.348">
            <text:p>0.348</text:p>
          </table:table-cell>
          <table:table-cell table:formula="of:=SIN(COS([.F350]))" office:value-type="float" office:value="-0.825306797011351">
            <text:p>-0.825306797</text:p>
          </table:table-cell>
          <table:table-cell/>
          <table:table-cell office:value-type="float" office:value="34.8">
            <text:p>34.8</text:p>
          </table:table-cell>
          <table:table-cell table:number-columns-repeated="1018"/>
        </table:table-row>
        <table:table-row table:style-name="ro1">
          <table:table-cell table:formula="of:=SIN([.F351])" office:value-type="float" office:value="-0.335824859217149">
            <text:p>-0.3358248592</text:p>
          </table:table-cell>
          <table:table-cell table:formula="of:=COS([.F351])*[.F351]" office:value-type="float" office:value="-32.8731632016992">
            <text:p>-32.8731632017</text:p>
          </table:table-cell>
          <table:table-cell table:formula="of:=[.F351]/100" office:value-type="float" office:value="0.349">
            <text:p>0.349</text:p>
          </table:table-cell>
          <table:table-cell table:formula="of:=SIN(COS([.F351]))" office:value-type="float" office:value="-0.808691620129778">
            <text:p>-0.8086916201</text:p>
          </table:table-cell>
          <table:table-cell/>
          <table:table-cell office:value-type="float" office:value="34.9">
            <text:p>34.9</text:p>
          </table:table-cell>
          <table:table-cell table:number-columns-repeated="1018"/>
        </table:table-row>
        <table:table-row table:style-name="ro1">
          <table:table-cell table:formula="of:=SIN([.F352])" office:value-type="float" office:value="-0.428182669496151">
            <text:p>-0.4281826695</text:p>
          </table:table-cell>
          <table:table-cell table:formula="of:=COS([.F352])*[.F352]" office:value-type="float" office:value="-31.6292271782027">
            <text:p>-31.6292271782</text:p>
          </table:table-cell>
          <table:table-cell table:formula="of:=[.F352]/100" office:value-type="float" office:value="0.35">
            <text:p>0.35</text:p>
          </table:table-cell>
          <table:table-cell table:formula="of:=SIN(COS([.F352]))" office:value-type="float" office:value="-0.785616676604259">
            <text:p>-0.7856166766</text:p>
          </table:table-cell>
          <table:table-cell/>
          <table:table-cell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formula="of:=SIN([.F353])" office:value-type="float" office:value="-0.516262220079927">
            <text:p>-0.5162622201</text:p>
          </table:table-cell>
          <table:table-cell table:formula="of:=COS([.F353])*[.F353]" office:value-type="float" office:value="-30.0607129842051">
            <text:p>-30.0607129842</text:p>
          </table:table-cell>
          <table:table-cell table:formula="of:=[.F353]/100" office:value-type="float" office:value="0.351">
            <text:p>0.351</text:p>
          </table:table-cell>
          <table:table-cell table:formula="of:=SIN(COS([.F353]))" office:value-type="float" office:value="-0.755508909776321">
            <text:p>-0.7555089098</text:p>
          </table:table-cell>
          <table:table-cell/>
          <table:table-cell office:value-type="float" office:value="35.1">
            <text:p>35.1</text:p>
          </table:table-cell>
          <table:table-cell table:number-columns-repeated="1018"/>
        </table:table-row>
        <table:table-row table:style-name="ro1">
          <table:table-cell table:formula="of:=SIN([.F354])" office:value-type="float" office:value="-0.599183449214265">
            <text:p>-0.5991834492</text:p>
          </table:table-cell>
          <table:table-cell table:formula="of:=COS([.F354])*[.F354]" office:value-type="float" office:value="-28.1815340385566">
            <text:p>-28.1815340386</text:p>
          </table:table-cell>
          <table:table-cell table:formula="of:=[.F354]/100" office:value-type="float" office:value="0.352">
            <text:p>0.352</text:p>
          </table:table-cell>
          <table:table-cell table:formula="of:=SIN(COS([.F354]))" office:value-type="float" office:value="-0.717782175646205">
            <text:p>-0.7177821756</text:p>
          </table:table-cell>
          <table:table-cell/>
          <table:table-cell office:value-type="float" office:value="35.2">
            <text:p>35.2</text:p>
          </table:table-cell>
          <table:table-cell table:number-columns-repeated="1018"/>
        </table:table-row>
        <table:table-row table:style-name="ro1">
          <table:table-cell table:formula="of:=SIN([.F355])" office:value-type="float" office:value="-0.676117835387769">
            <text:p>-0.6761178354</text:p>
          </table:table-cell>
          <table:table-cell table:formula="of:=COS([.F355])*[.F355]" office:value-type="float" office:value="-26.0088108141848">
            <text:p>-26.0088108142</text:p>
          </table:table-cell>
          <table:table-cell table:formula="of:=[.F355]/100" office:value-type="float" office:value="0.353">
            <text:p>0.353</text:p>
          </table:table-cell>
          <table:table-cell table:formula="of:=SIN(COS([.F355]))" office:value-type="float" office:value="-0.671916555404498">
            <text:p>-0.6719165554</text:p>
          </table:table-cell>
          <table:table-cell/>
          <table:table-cell office:value-type="float" office:value="35.3">
            <text:p>35.3</text:p>
          </table:table-cell>
          <table:table-cell table:number-columns-repeated="1018"/>
        </table:table-row>
        <table:table-row table:style-name="ro1">
          <table:table-cell table:formula="of:=SIN([.F356])" office:value-type="float" office:value="-0.746296675644921">
            <text:p>-0.7462966756</text:p>
          </table:table-cell>
          <table:table-cell table:formula="of:=COS([.F356])*[.F356]" office:value-type="float" office:value="-23.5627163188149">
            <text:p>-23.5627163188</text:p>
          </table:table-cell>
          <table:table-cell table:formula="of:=[.F356]/100" office:value-type="float" office:value="0.354">
            <text:p>0.354</text:p>
          </table:table-cell>
          <table:table-cell table:formula="of:=SIN(COS([.F356]))" office:value-type="float" office:value="-0.617541754888726">
            <text:p>-0.6175417549</text:p>
          </table:table-cell>
          <table:table-cell/>
          <table:table-cell office:value-type="float" office:value="35.4">
            <text:p>35.4</text:p>
          </table:table-cell>
          <table:table-cell table:number-columns-repeated="1018"/>
        </table:table-row>
        <table:table-row table:style-name="ro1">
          <table:table-cell table:formula="of:=SIN([.F357])" office:value-type="float" office:value="-0.809018766211906">
            <text:p>-0.8090187662</text:p>
          </table:table-cell>
          <table:table-cell table:formula="of:=COS([.F357])*[.F357]" office:value-type="float" office:value="-20.8662898813937">
            <text:p>-20.8662898814</text:p>
          </table:table-cell>
          <table:table-cell table:formula="of:=[.F357]/100" office:value-type="float" office:value="0.355">
            <text:p>0.355</text:p>
          </table:table-cell>
          <table:table-cell table:formula="of:=SIN(COS([.F357]))" office:value-type="float" office:value="-0.554517306505047">
            <text:p>-0.5545173065</text:p>
          </table:table-cell>
          <table:table-cell/>
          <table:table-cell office:value-type="float" office:value="35.5">
            <text:p>35.5</text:p>
          </table:table-cell>
          <table:table-cell table:number-columns-repeated="1018"/>
        </table:table-row>
        <table:table-row table:style-name="ro1">
          <table:table-cell table:formula="of:=SIN([.F358])" office:value-type="float" office:value="-0.863657408692956">
            <text:p>-0.8636574087</text:p>
          </table:table-cell>
          <table:table-cell table:formula="of:=COS([.F358])*[.F358]" office:value-type="float" office:value="-17.9452209514434">
            <text:p>-17.9452209514</text:p>
          </table:table-cell>
          <table:table-cell table:formula="of:=[.F358]/100" office:value-type="float" office:value="0.356">
            <text:p>0.356</text:p>
          </table:table-cell>
          <table:table-cell table:formula="of:=SIN(COS([.F358]))" office:value-type="float" office:value="-0.483001409886117">
            <text:p>-0.4830014099</text:p>
          </table:table-cell>
          <table:table-cell/>
          <table:table-cell office:value-type="float" office:value="35.6">
            <text:p>35.6</text:p>
          </table:table-cell>
          <table:table-cell table:number-columns-repeated="1018"/>
        </table:table-row>
        <table:table-row table:style-name="ro1">
          <table:table-cell table:formula="of:=SIN([.F359])" office:value-type="float" office:value="-0.909666671833528">
            <text:p>-0.9096666718</text:p>
          </table:table-cell>
          <table:table-cell table:formula="of:=COS([.F359])*[.F359]" office:value-type="float" office:value="-14.8276049316632">
            <text:p>-14.8276049317</text:p>
          </table:table-cell>
          <table:table-cell table:formula="of:=[.F359]/100" office:value-type="float" office:value="0.357">
            <text:p>0.357</text:p>
          </table:table-cell>
          <table:table-cell table:formula="of:=SIN(COS([.F359]))" office:value-type="float" office:value="-0.403500199093524">
            <text:p>-0.4035001991</text:p>
          </table:table-cell>
          <table:table-cell/>
          <table:table-cell office:value-type="float" office:value="35.7">
            <text:p>35.7</text:p>
          </table:table-cell>
          <table:table-cell table:number-columns-repeated="1018"/>
        </table:table-row>
        <table:table-row table:style-name="ro1">
          <table:table-cell table:formula="of:=SIN([.F360])" office:value-type="float" office:value="-0.946586846284963">
            <text:p>-0.9465868463</text:p>
          </table:table-cell>
          <table:table-cell table:formula="of:=COS([.F360])*[.F360]" office:value-type="float" office:value="-11.5436733583886">
            <text:p>-11.5436733584</text:p>
          </table:table-cell>
          <table:table-cell table:formula="of:=[.F360]/100" office:value-type="float" office:value="0.358">
            <text:p>0.358</text:p>
          </table:table-cell>
          <table:table-cell table:formula="of:=SIN(COS([.F360]))" office:value-type="float" office:value="-0.316890270212255">
            <text:p>-0.3168902702</text:p>
          </table:table-cell>
          <table:table-cell/>
          <table:table-cell office:value-type="float" office:value="35.8">
            <text:p>35.8</text:p>
          </table:table-cell>
          <table:table-cell table:number-columns-repeated="1018"/>
        </table:table-row>
        <table:table-row table:style-name="ro1">
          <table:table-cell table:formula="of:=SIN([.F361])" office:value-type="float" office:value="-0.974049037868328">
            <text:p>-0.9740490379</text:p>
          </table:table-cell>
          <table:table-cell table:formula="of:=COS([.F361])*[.F361]" office:value-type="float" office:value="-8.12550101694455">
            <text:p>-8.1255010169</text:p>
          </table:table-cell>
          <table:table-cell table:formula="of:=[.F361]/100" office:value-type="float" office:value="0.359">
            <text:p>0.359</text:p>
          </table:table-cell>
          <table:table-cell table:formula="of:=SIN(COS([.F361]))" office:value-type="float" office:value="-0.224409535806289">
            <text:p>-0.2244095358</text:p>
          </table:table-cell>
          <table:table-cell/>
          <table:table-cell office:value-type="float" office:value="35.9">
            <text:p>35.9</text:p>
          </table:table-cell>
          <table:table-cell table:number-columns-repeated="1018"/>
        </table:table-row>
        <table:table-row table:style-name="ro1">
          <table:table-cell table:formula="of:=SIN([.F362])" office:value-type="float" office:value="-0.991778853443116">
            <text:p>-0.9917788534</text:p>
          </table:table-cell>
          <table:table-cell table:formula="of:=COS([.F362])*[.F362]" office:value-type="float" office:value="-4.60669282658657">
            <text:p>-4.6066928266</text:p>
          </table:table-cell>
          <table:table-cell table:formula="of:=[.F362]/100" office:value-type="float" office:value="0.36">
            <text:p>0.36</text:p>
          </table:table-cell>
          <table:table-cell table:formula="of:=SIN(COS([.F362]))" office:value-type="float" office:value="-0.127614747478081">
            <text:p>-0.1276147475</text:p>
          </table:table-cell>
          <table:table-cell/>
          <table:table-cell office:value-type="float" office:value="36">
            <text:p>36</text:p>
          </table:table-cell>
          <table:table-cell table:number-columns-repeated="1018"/>
        </table:table-row>
        <table:table-row table:style-name="ro1">
          <table:table-cell table:formula="of:=SIN([.F363])" office:value-type="float" office:value="-0.999599142552803">
            <text:p>-0.9995991426</text:p>
          </table:table-cell>
          <table:table-cell table:formula="of:=COS([.F363])*[.F363]" office:value-type="float" office:value="-1.02205354997581">
            <text:p>-1.02205355</text:p>
          </table:table-cell>
          <table:table-cell table:formula="of:=[.F363]/100" office:value-type="float" office:value="0.361">
            <text:p>0.361</text:p>
          </table:table-cell>
          <table:table-cell table:formula="of:=SIN(COS([.F363]))" office:value-type="float" office:value="-0.0283079506064806">
            <text:p>-0.0283079506</text:p>
          </table:table-cell>
          <table:table-cell/>
          <table:table-cell office:value-type="float" office:value="36.1">
            <text:p>36.1</text:p>
          </table:table-cell>
          <table:table-cell table:number-columns-repeated="1018"/>
        </table:table-row>
        <table:table-row table:style-name="ro1">
          <table:table-cell table:formula="of:=SIN([.F364])" office:value-type="float" office:value="-0.997431767453648">
            <text:p>-0.9974317675</text:p>
          </table:table-cell>
          <table:table-cell table:formula="of:=COS([.F364])*[.F364]" office:value-type="float" office:value="2.59275642739597">
            <text:p>2.5927564274</text:p>
          </table:table-cell>
          <table:table-cell table:formula="of:=[.F364]/100" office:value-type="float" office:value="0.362">
            <text:p>0.362</text:p>
          </table:table-cell>
          <table:table-cell table:formula="of:=SIN(COS([.F364]))" office:value-type="float" office:value="0.0715618852390343">
            <text:p>0.0715618852</text:p>
          </table:table-cell>
          <table:table-cell/>
          <table:table-cell office:value-type="float" office:value="36.2">
            <text:p>36.2</text:p>
          </table:table-cell>
          <table:table-cell table:number-columns-repeated="1018"/>
        </table:table-row>
        <table:table-row table:style-name="ro1">
          <table:table-cell table:formula="of:=SIN([.F365])" office:value-type="float" office:value="-0.985298383841203">
            <text:p>-0.9852983838</text:p>
          </table:table-cell>
          <table:table-cell table:formula="of:=COS([.F365])*[.F365]" office:value-type="float" office:value="6.20157584383994">
            <text:p>6.2015758438</text:p>
          </table:table-cell>
          <table:table-cell table:formula="of:=[.F365]/100" office:value-type="float" office:value="0.363">
            <text:p>0.363</text:p>
          </table:table-cell>
          <table:table-cell table:formula="of:=SIN(COS([.F365]))" office:value-type="float" office:value="0.170012456608914">
            <text:p>0.1700124566</text:p>
          </table:table-cell>
          <table:table-cell/>
          <table:table-cell office:value-type="float" office:value="36.3">
            <text:p>36.3</text:p>
          </table:table-cell>
          <table:table-cell table:number-columns-repeated="1018"/>
        </table:table-row>
        <table:table-row table:style-name="ro1">
          <table:table-cell table:formula="of:=SIN([.F366])" office:value-type="float" office:value="-0.963320224473759">
            <text:p>-0.9633202245</text:p>
          </table:table-cell>
          <table:table-cell table:formula="of:=COS([.F366])*[.F366]" office:value-type="float" office:value="9.76810430523577">
            <text:p>9.7681043052</text:p>
          </table:table-cell>
          <table:table-cell table:formula="of:=[.F366]/100" office:value-type="float" office:value="0.364">
            <text:p>0.364</text:p>
          </table:table-cell>
          <table:table-cell table:formula="of:=SIN(COS([.F366]))" office:value-type="float" office:value="0.265145204667544">
            <text:p>0.2651452047</text:p>
          </table:table-cell>
          <table:table-cell/>
          <table:table-cell office:value-type="float" office:value="36.4">
            <text:p>36.4</text:p>
          </table:table-cell>
          <table:table-cell table:number-columns-repeated="1018"/>
        </table:table-row>
        <table:table-row table:style-name="ro1">
          <table:table-cell table:formula="of:=SIN([.F367])" office:value-type="float" office:value="-0.931716887854705">
            <text:p>-0.9317168879</text:p>
          </table:table-cell>
          <table:table-cell table:formula="of:=COS([.F367])*[.F367]" office:value-type="float" office:value="13.2562674071863">
            <text:p>13.2562674072</text:p>
          </table:table-cell>
          <table:table-cell table:formula="of:=[.F367]/100" office:value-type="float" office:value="0.365">
            <text:p>0.365</text:p>
          </table:table-cell>
          <table:table-cell table:formula="of:=SIN(COS([.F367]))" office:value-type="float" office:value="0.355253654620859">
            <text:p>0.3552536546</text:p>
          </table:table-cell>
          <table:table-cell/>
          <table:table-cell office:value-type="float" office:value="36.5">
            <text:p>36.5</text:p>
          </table:table-cell>
          <table:table-cell table:number-columns-repeated="1018"/>
        </table:table-row>
        <table:table-row table:style-name="ro1">
          <table:table-cell table:formula="of:=SIN([.F368])" office:value-type="float" office:value="-0.890804144076861">
            <text:p>-0.8908041441</text:p>
          </table:table-cell>
          <table:table-cell table:formula="of:=COS([.F368])*[.F368]" office:value-type="float" office:value="16.6305815631963">
            <text:p>16.6305815632</text:p>
          </table:table-cell>
          <table:table-cell table:formula="of:=[.F368]/100" office:value-type="float" office:value="0.366">
            <text:p>0.366</text:p>
          </table:table-cell>
          <table:table-cell table:formula="of:=SIN(COS([.F368]))" office:value-type="float" office:value="0.438912023528448">
            <text:p>0.4389120235</text:p>
          </table:table-cell>
          <table:table-cell/>
          <table:table-cell office:value-type="float" office:value="36.6">
            <text:p>36.6</text:p>
          </table:table-cell>
          <table:table-cell table:number-columns-repeated="1018"/>
        </table:table-row>
        <table:table-row table:style-name="ro1">
          <table:table-cell table:formula="of:=SIN([.F369])" office:value-type="float" office:value="-0.840990779752102">
            <text:p>-0.8409907798</text:p>
          </table:table-cell>
          <table:table-cell table:formula="of:=COS([.F369])*[.F369]" office:value-type="float" office:value="19.8565148498194">
            <text:p>19.8565148498</text:p>
          </table:table-cell>
          <table:table-cell table:formula="of:=[.F369]/100" office:value-type="float" office:value="0.367">
            <text:p>0.367</text:p>
          </table:table-cell>
          <table:table-cell table:formula="of:=SIN(COS([.F369]))" office:value-type="float" office:value="0.515035831556188">
            <text:p>0.5150358316</text:p>
          </table:table-cell>
          <table:table-cell/>
          <table:table-cell office:value-type="float" office:value="36.7">
            <text:p>36.7</text:p>
          </table:table-cell>
          <table:table-cell table:number-columns-repeated="1018"/>
        </table:table-row>
        <table:table-row table:style-name="ro1">
          <table:table-cell table:formula="of:=SIN([.F370])" office:value-type="float" office:value="-0.78277451355065">
            <text:p>-0.7827745136</text:p>
          </table:table-cell>
          <table:table-cell table:formula="of:=COS([.F370])*[.F370]" office:value-type="float" office:value="22.9008402003365">
            <text:p>22.9008402003</text:p>
          </table:table-cell>
          <table:table-cell table:formula="of:=[.F370]/100" office:value-type="float" office:value="0.368">
            <text:p>0.368</text:p>
          </table:table-cell>
          <table:table-cell table:formula="of:=SIN(COS([.F370]))" office:value-type="float" office:value="0.582909962892529">
            <text:p>0.5829099629</text:p>
          </table:table-cell>
          <table:table-cell/>
          <table:table-cell office:value-type="float" office:value="36.8">
            <text:p>36.8</text:p>
          </table:table-cell>
          <table:table-cell table:number-columns-repeated="1018"/>
        </table:table-row>
        <table:table-row table:style-name="ro1">
          <table:table-cell table:formula="of:=SIN([.F371])" office:value-type="float" office:value="-0.716737023160653">
            <text:p>-0.7167370232</text:p>
          </table:table-cell>
          <table:table-cell table:formula="of:=COS([.F371])*[.F371]" office:value-type="float" office:value="25.7319773364136">
            <text:p>25.7319773364</text:p>
          </table:table-cell>
          <table:table-cell table:formula="of:=[.F371]/100" office:value-type="float" office:value="0.369">
            <text:p>0.369</text:p>
          </table:table-cell>
          <table:table-cell table:formula="of:=SIN(COS([.F371]))" office:value-type="float" office:value="0.642183658658606">
            <text:p>0.6421836587</text:p>
          </table:table-cell>
          <table:table-cell/>
          <table:table-cell office:value-type="float" office:value="36.9">
            <text:p>36.9</text:p>
          </table:table-cell>
          <table:table-cell table:number-columns-repeated="1018"/>
        </table:table-row>
        <table:table-row table:style-name="ro1">
          <table:table-cell table:formula="of:=SIN([.F372])" office:value-type="float" office:value="-0.643538133356999">
            <text:p>-0.6435381334</text:p>
          </table:table-cell>
          <table:table-cell table:formula="of:=COS([.F372])*[.F372]" office:value-type="float" office:value="28.3203199219777">
            <text:p>28.320319922</text:p>
          </table:table-cell>
          <table:table-cell table:formula="of:=[.F372]/100" office:value-type="float" office:value="0.37">
            <text:p>0.37</text:p>
          </table:table-cell>
          <table:table-cell table:formula="of:=SIN(COS([.F372]))" office:value-type="float" office:value="0.692835628959371">
            <text:p>0.692835629</text:p>
          </table:table-cell>
          <table:table-cell/>
          <table:table-cell office:value-type="float" office:value="37">
            <text:p>37</text:p>
          </table:table-cell>
          <table:table-cell table:number-columns-repeated="1018"/>
        </table:table-row>
        <table:table-row table:style-name="ro1">
          <table:table-cell table:formula="of:=SIN([.F373])" office:value-type="float" office:value="-0.563909223250263">
            <text:p>-0.5639092233</text:p>
          </table:table-cell>
          <table:table-cell table:formula="of:=COS([.F373])*[.F373]" office:value-type="float" office:value="30.6385445544539">
            <text:p>30.6385445545</text:p>
          </table:table-cell>
          <table:table-cell table:formula="of:=[.F373]/100" office:value-type="float" office:value="0.371">
            <text:p>0.371</text:p>
          </table:table-cell>
          <table:table-cell table:formula="of:=SIN(COS([.F373]))" office:value-type="float" office:value="0.735115328213232">
            <text:p>0.7351153282</text:p>
          </table:table-cell>
          <table:table-cell/>
          <table:table-cell office:value-type="float" office:value="37.1">
            <text:p>37.1</text:p>
          </table:table-cell>
          <table:table-cell table:number-columns-repeated="1018"/>
        </table:table-row>
        <table:table-row table:style-name="ro1">
          <table:table-cell table:formula="of:=SIN([.F374])" office:value-type="float" office:value="-0.478645918588415">
            <text:p>-0.4786459186</text:p>
          </table:table-cell>
          <table:table-cell table:formula="of:=COS([.F374])*[.F374]" office:value-type="float" office:value="32.6618983743853">
            <text:p>32.6618983744</text:p>
          </table:table-cell>
          <table:table-cell table:formula="of:=[.F374]/100" office:value-type="float" office:value="0.372">
            <text:p>0.372</text:p>
          </table:table-cell>
          <table:table-cell table:formula="of:=SIN(COS([.F374]))" office:value-type="float" office:value="0.769468158784401">
            <text:p>0.7694681588</text:p>
          </table:table-cell>
          <table:table-cell/>
          <table:table-cell office:value-type="float" office:value="37.2">
            <text:p>37.2</text:p>
          </table:table-cell>
          <table:table-cell table:number-columns-repeated="1018"/>
        </table:table-row>
        <table:table-row table:style-name="ro1">
          <table:table-cell table:formula="of:=SIN([.F375])" office:value-type="float" office:value="-0.388600142127337">
            <text:p>-0.3886001421</text:p>
          </table:table-cell>
          <table:table-cell table:formula="of:=COS([.F375])*[.F375]" office:value-type="float" office:value="34.3684622738315">
            <text:p>34.3684622738</text:p>
          </table:table-cell>
          <table:table-cell table:formula="of:=[.F375]/100" office:value-type="float" office:value="0.373">
            <text:p>0.373</text:p>
          </table:table-cell>
          <table:table-cell table:formula="of:=SIN(COS([.F375]))" office:value-type="float" office:value="0.796452916003496">
            <text:p>0.796452916</text:p>
          </table:table-cell>
          <table:table-cell/>
          <table:table-cell office:value-type="float" office:value="37.3">
            <text:p>37.3</text:p>
          </table:table-cell>
          <table:table-cell table:number-columns-repeated="1018"/>
        </table:table-row>
        <table:table-row table:style-name="ro1">
          <table:table-cell table:formula="of:=SIN([.F376])" office:value-type="float" office:value="-0.294671601500251">
            <text:p>-0.2946716015</text:p>
          </table:table-cell>
          <table:table-cell table:formula="of:=COS([.F376])*[.F376]" office:value-type="float" office:value="35.7393869149203">
            <text:p>35.7393869149</text:p>
          </table:table-cell>
          <table:table-cell table:formula="of:=[.F376]/100" office:value-type="float" office:value="0.374">
            <text:p>0.374</text:p>
          </table:table-cell>
          <table:table-cell table:formula="of:=SIN(COS([.F376]))" office:value-type="float" office:value="0.816659339587209">
            <text:p>0.8166593396</text:p>
          </table:table-cell>
          <table:table-cell/>
          <table:table-cell office:value-type="float" office:value="37.4">
            <text:p>37.4</text:p>
          </table:table-cell>
          <table:table-cell table:number-columns-repeated="1018"/>
        </table:table-row>
        <table:table-row table:style-name="ro1">
          <table:table-cell table:formula="of:=SIN([.F377])" office:value-type="float" office:value="-0.197798799636462">
            <text:p>-0.1977987996</text:p>
          </table:table-cell>
          <table:table-cell table:formula="of:=COS([.F377])*[.F377]" office:value-type="float" office:value="36.7590990303791">
            <text:p>36.7590990304</text:p>
          </table:table-cell>
          <table:table-cell table:formula="of:=[.F377]/100" office:value-type="float" office:value="0.375">
            <text:p>0.375</text:p>
          </table:table-cell>
          <table:table-cell table:formula="of:=SIN(COS([.F377]))" office:value-type="float" office:value="0.830632502445055">
            <text:p>0.8306325024</text:p>
          </table:table-cell>
          <table:table-cell/>
          <table:table-cell office:value-type="float" office:value="37.5">
            <text:p>37.5</text:p>
          </table:table-cell>
          <table:table-cell table:number-columns-repeated="1018"/>
        </table:table-row>
        <table:table-row table:style-name="ro1">
          <table:table-cell table:formula="of:=SIN([.F378])" office:value-type="float" office:value="-0.0989496575502895">
            <text:p>-0.0989496576</text:p>
          </table:table-cell>
          <table:table-cell table:formula="of:=COS([.F378])*[.F378]" office:value-type="float" office:value="37.4154757652643">
            <text:p>37.4154757653</text:p>
          </table:table-cell>
          <table:table-cell table:formula="of:=[.F378]/100" office:value-type="float" office:value="0.376">
            <text:p>0.376</text:p>
          </table:table-cell>
          <table:table-cell table:formula="of:=SIN(COS([.F378]))" office:value-type="float" office:value="0.838809296740708">
            <text:p>0.8388092967</text:p>
          </table:table-cell>
          <table:table-cell/>
          <table:table-cell office:value-type="float" office:value="37.6">
            <text:p>37.6</text:p>
          </table:table-cell>
          <table:table-cell table:number-columns-repeated="1018"/>
        </table:table-row>
        <table:table-row table:style-name="ro1">
          <table:table-cell table:formula="of:=SIN([.F379])" office:value-type="float" office:value="0.000888156805717592">
            <text:p>0.0008881568</text:p>
          </table:table-cell>
          <table:table-cell table:formula="of:=COS([.F379])*[.F379]" office:value-type="float" office:value="37.6999851306927">
            <text:p>37.6999851307</text:p>
          </table:table-cell>
          <table:table-cell table:formula="of:=[.F379]/100" office:value-type="float" office:value="0.377">
            <text:p>0.377</text:p>
          </table:table-cell>
          <table:table-cell table:formula="of:=SIN(COS([.F379]))" office:value-type="float" office:value="0.841470771706478">
            <text:p>0.8414707717</text:p>
          </table:table-cell>
          <table:table-cell/>
          <table:table-cell office:value-type="float" office:value="37.7">
            <text:p>37.7</text:p>
          </table:table-cell>
          <table:table-cell table:number-columns-repeated="1018"/>
        </table:table-row>
        <table:table-row table:style-name="ro1">
          <table:table-cell table:formula="of:=SIN([.F380])" office:value-type="float" office:value="0.100717096992508">
            <text:p>0.100717097</text:p>
          </table:table-cell>
          <table:table-cell table:formula="of:=COS([.F380])*[.F380]" office:value-type="float" office:value="37.6077909731078">
            <text:p>37.6077909731</text:p>
          </table:table-cell>
          <table:table-cell table:formula="of:=[.F380]/100" office:value-type="float" office:value="0.378">
            <text:p>0.378</text:p>
          </table:table-cell>
          <table:table-cell table:formula="of:=SIN(COS([.F380]))" office:value-type="float" office:value="0.83871273763334">
            <text:p>0.8387127376</text:p>
          </table:table-cell>
          <table:table-cell/>
          <table:table-cell office:value-type="float" office:value="37.8">
            <text:p>37.8</text:p>
          </table:table-cell>
          <table:table-cell table:number-columns-repeated="1018"/>
        </table:table-row>
        <table:table-row table:style-name="ro1">
          <table:table-cell table:formula="of:=SIN([.F381])" office:value-type="float" office:value="0.199539705238794">
            <text:p>0.1995397052</text:p>
          </table:table-cell>
          <table:table-cell table:formula="of:=COS([.F381])*[.F381]" office:value-type="float" office:value="37.137821213221">
            <text:p>37.1378212132</text:p>
          </table:table-cell>
          <table:table-cell table:formula="of:=[.F381]/100" office:value-type="float" office:value="0.379">
            <text:p>0.379</text:p>
          </table:table-cell>
          <table:table-cell table:formula="of:=SIN(COS([.F381]))" office:value-type="float" office:value="0.83043594912592">
            <text:p>0.8304359491</text:p>
          </table:table-cell>
          <table:table-cell/>
          <table:table-cell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table:formula="of:=SIN([.F382])" office:value-type="float" office:value="0.296368578709385">
            <text:p>0.2963685787</text:p>
          </table:table-cell>
          <table:table-cell table:formula="of:=COS([.F382])*[.F382]" office:value-type="float" office:value="36.2927984737972">
            <text:p>36.2927984738</text:p>
          </table:table-cell>
          <table:table-cell table:formula="of:=[.F382]/100" office:value-type="float" office:value="0.38">
            <text:p>0.38</text:p>
          </table:table-cell>
          <table:table-cell table:formula="of:=SIN(COS([.F382]))" office:value-type="float" office:value="0.81635627567871">
            <text:p>0.8163562757</text:p>
          </table:table-cell>
          <table:table-cell/>
          <table:table-cell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formula="of:=SIN([.F383])" office:value-type="float" office:value="0.390236235307946">
            <text:p>0.3902362353</text:p>
          </table:table-cell>
          <table:table-cell table:formula="of:=COS([.F383])*[.F383]" office:value-type="float" office:value="35.0792325912674">
            <text:p>35.0792325913</text:p>
          </table:table-cell>
          <table:table-cell table:formula="of:=[.F383]/100" office:value-type="float" office:value="0.381">
            <text:p>0.381</text:p>
          </table:table-cell>
          <table:table-cell table:formula="of:=SIN(COS([.F383]))" office:value-type="float" office:value="0.796034436522876">
            <text:p>0.7960344365</text:p>
          </table:table-cell>
          <table:table-cell/>
          <table:table-cell office:value-type="float" office:value="38.1">
            <text:p>38.1</text:p>
          </table:table-cell>
          <table:table-cell table:number-columns-repeated="1018"/>
        </table:table-row>
        <table:table-row table:style-name="ro1">
          <table:table-cell table:formula="of:=SIN([.F384])" office:value-type="float" office:value="0.480204780438259">
            <text:p>0.4802047804</text:p>
          </table:table-cell>
          <table:table-cell table:formula="of:=COS([.F384])*[.F384]" office:value-type="float" office:value="33.5073748890043">
            <text:p>33.507374889</text:p>
          </table:table-cell>
          <table:table-cell table:formula="of:=[.F384]/100" office:value-type="float" office:value="0.382">
            <text:p>0.382</text:p>
          </table:table-cell>
          <table:table-cell table:formula="of:=SIN(COS([.F384]))" office:value-type="float" office:value="0.768923969073734">
            <text:p>0.7689239691</text:p>
          </table:table-cell>
          <table:table-cell/>
          <table:table-cell office:value-type="float" office:value="38.2">
            <text:p>38.2</text:p>
          </table:table-cell>
          <table:table-cell table:number-columns-repeated="1018"/>
        </table:table-row>
        <table:table-row table:style-name="ro1">
          <table:table-cell table:formula="of:=SIN([.F385])" office:value-type="float" office:value="0.565375278137029">
            <text:p>0.5653752781</text:p>
          </table:table-cell>
          <table:table-cell table:formula="of:=COS([.F385])*[.F385]" office:value-type="float" office:value="31.5911344761315">
            <text:p>31.5911344761</text:p>
          </table:table-cell>
          <table:table-cell table:formula="of:=[.F385]/100" office:value-type="float" office:value="0.383">
            <text:p>0.383</text:p>
          </table:table-cell>
          <table:table-cell table:formula="of:=SIN(COS([.F385]))" office:value-type="float" office:value="0.734434994802654">
            <text:p>0.7344349948</text:p>
          </table:table-cell>
          <table:table-cell/>
          <table:table-cell office:value-type="float" office:value="38.3">
            <text:p>38.3</text:p>
          </table:table-cell>
          <table:table-cell table:number-columns-repeated="1018"/>
        </table:table-row>
        <table:table-row table:style-name="ro1">
          <table:table-cell table:formula="of:=SIN([.F386])" office:value-type="float" office:value="0.644896732944873">
            <text:p>0.6448967329</text:p>
          </table:table-cell>
          <table:table-cell table:formula="of:=COS([.F386])*[.F386]" office:value-type="float" office:value="29.347957221073">
            <text:p>29.3479572211</text:p>
          </table:table-cell>
          <table:table-cell table:formula="of:=[.F386]/100" office:value-type="float" office:value="0.384">
            <text:p>0.384</text:p>
          </table:table-cell>
          <table:table-cell table:formula="of:=SIN(COS([.F386]))" office:value-type="float" office:value="0.692010002327976">
            <text:p>0.6920100023</text:p>
          </table:table-cell>
          <table:table-cell/>
          <table:table-cell office:value-type="float" office:value="38.4">
            <text:p>38.4</text:p>
          </table:table-cell>
          <table:table-cell table:number-columns-repeated="1018"/>
        </table:table-row>
        <table:table-row table:style-name="ro1">
          <table:table-cell table:formula="of:=SIN([.F387])" office:value-type="float" office:value="0.717974592771649">
            <text:p>0.7179745928</text:p>
          </table:table-cell>
          <table:table-cell table:formula="of:=COS([.F387])*[.F387]" office:value-type="float" office:value="26.7986684297596">
            <text:p>26.7986684298</text:p>
          </table:table-cell>
          <table:table-cell table:formula="of:=[.F387]/100" office:value-type="float" office:value="0.385">
            <text:p>0.385</text:p>
          </table:table-cell>
          <table:table-cell table:formula="of:=SIN(COS([.F387]))" office:value-type="float" office:value="0.64120636065808">
            <text:p>0.6412063607</text:p>
          </table:table-cell>
          <table:table-cell/>
          <table:table-cell office:value-type="float" office:value="38.5">
            <text:p>38.5</text:p>
          </table:table-cell>
          <table:table-cell table:number-columns-repeated="1018"/>
        </table:table-row>
        <table:table-row table:style-name="ro1">
          <table:table-cell table:formula="of:=SIN([.F388])" office:value-type="float" office:value="0.783878687798293">
            <text:p>0.7838786878</text:p>
          </table:table-cell>
          <table:table-cell table:formula="of:=COS([.F388])*[.F388]" office:value-type="float" office:value="23.9672806306258">
            <text:p>23.9672806306</text:p>
          </table:table-cell>
          <table:table-cell table:formula="of:=[.F388]/100" office:value-type="float" office:value="0.386">
            <text:p>0.386</text:p>
          </table:table-cell>
          <table:table-cell table:formula="of:=SIN(COS([.F388]))" office:value-type="float" office:value="0.581778807505469">
            <text:p>0.5817788075</text:p>
          </table:table-cell>
          <table:table-cell/>
          <table:table-cell office:value-type="float" office:value="38.6">
            <text:p>38.6</text:p>
          </table:table-cell>
          <table:table-cell table:number-columns-repeated="1018"/>
        </table:table-row>
        <table:table-row table:style-name="ro1">
          <table:table-cell table:formula="of:=SIN([.F389])" office:value-type="float" office:value="0.841950526092305">
            <text:p>0.8419505261</text:p>
          </table:table-cell>
          <table:table-cell table:formula="of:=COS([.F389])*[.F389]" office:value-type="float" office:value="20.8807682284324">
            <text:p>20.8807682284</text:p>
          </table:table-cell>
          <table:table-cell table:formula="of:=[.F389]/100" office:value-type="float" office:value="0.387">
            <text:p>0.387</text:p>
          </table:table-cell>
          <table:table-cell table:formula="of:=SIN(COS([.F389]))" office:value-type="float" office:value="0.513754032686987">
            <text:p>0.5137540327</text:p>
          </table:table-cell>
          <table:table-cell/>
          <table:table-cell office:value-type="float" office:value="38.7">
            <text:p>38.7</text:p>
          </table:table-cell>
          <table:table-cell table:number-columns-repeated="1018"/>
        </table:table-row>
        <table:table-row table:style-name="ro1">
          <table:table-cell table:formula="of:=SIN([.F390])" office:value-type="float" office:value="0.891609873041444">
            <text:p>0.891609873</text:p>
          </table:table-cell>
          <table:table-cell table:formula="of:=COS([.F390])*[.F390]" office:value-type="float" office:value="17.5688111328313">
            <text:p>17.5688111328</text:p>
          </table:table-cell>
          <table:table-cell table:formula="of:=[.F390]/100" office:value-type="float" office:value="0.388">
            <text:p>0.388</text:p>
          </table:table-cell>
          <table:table-cell table:formula="of:=SIN(COS([.F390]))" office:value-type="float" office:value="0.437489043796043">
            <text:p>0.4374890438</text:p>
          </table:table-cell>
          <table:table-cell/>
          <table:table-cell office:value-type="float" office:value="38.8">
            <text:p>38.8</text:p>
          </table:table-cell>
          <table:table-cell table:number-columns-repeated="1018"/>
        </table:table-row>
        <table:table-row table:style-name="ro1">
          <table:table-cell table:formula="of:=SIN([.F391])" office:value-type="float" office:value="0.932360548866192">
            <text:p>0.9323605489</text:p>
          </table:table-cell>
          <table:table-cell table:formula="of:=COS([.F391])*[.F391]" office:value-type="float" office:value="14.0635097918794">
            <text:p>14.0635097919</text:p>
          </table:table-cell>
          <table:table-cell table:formula="of:=[.F391]/100" office:value-type="float" office:value="0.389">
            <text:p>0.389</text:p>
          </table:table-cell>
          <table:table-cell table:formula="of:=SIN(COS([.F391]))" office:value-type="float" office:value="0.353705569216932">
            <text:p>0.3537055692</text:p>
          </table:table-cell>
          <table:table-cell/>
          <table:table-cell office:value-type="float" office:value="38.9">
            <text:p>38.9</text:p>
          </table:table-cell>
          <table:table-cell table:number-columns-repeated="1018"/>
        </table:table-row>
        <table:table-row table:style-name="ro1">
          <table:table-cell table:formula="of:=SIN([.F392])" office:value-type="float" office:value="0.96379538628409">
            <text:p>0.9637953863</text:p>
          </table:table-cell>
          <table:table-cell table:formula="of:=COS([.F392])*[.F392]" office:value-type="float" office:value="10.3990743620373">
            <text:p>10.399074362</text:p>
          </table:table-cell>
          <table:table-cell table:formula="of:=[.F392]/100" office:value-type="float" office:value="0.39">
            <text:p>0.39</text:p>
          </table:table-cell>
          <table:table-cell table:formula="of:=SIN(COS([.F392]))" office:value-type="float" office:value="0.263494495660071">
            <text:p>0.2634944957</text:p>
          </table:table-cell>
          <table:table-cell/>
          <table:table-cell office:value-type="float" office:value="39">
            <text:p>39</text:p>
          </table:table-cell>
          <table:table-cell table:number-columns-repeated="1018"/>
        </table:table-row>
        <table:table-row table:style-name="ro1">
          <table:table-cell table:formula="of:=SIN([.F393])" office:value-type="float" office:value="0.985600298790633">
            <text:p>0.9856002988</text:p>
          </table:table-cell>
          <table:table-cell table:formula="of:=COS([.F393])*[.F393]" office:value-type="float" office:value="6.61149102137472">
            <text:p>6.6114910214</text:p>
          </table:table-cell>
          <table:table-cell table:formula="of:=[.F393]/100" office:value-type="float" office:value="0.391">
            <text:p>0.391</text:p>
          </table:table-cell>
          <table:table-cell table:formula="of:=SIN(COS([.F393]))" office:value-type="float" office:value="0.168287212711831">
            <text:p>0.1682872127</text:p>
          </table:table-cell>
          <table:table-cell/>
          <table:table-cell office:value-type="float" office:value="39.1">
            <text:p>39.1</text:p>
          </table:table-cell>
          <table:table-cell table:number-columns-repeated="1018"/>
        </table:table-row>
        <table:table-row table:style-name="ro1">
          <table:table-cell table:formula="of:=SIN([.F394])" office:value-type="float" office:value="0.997557418907805">
            <text:p>0.9975574189</text:p>
          </table:table-cell>
          <table:table-cell table:formula="of:=COS([.F394])*[.F394]" office:value-type="float" office:value="2.73816867883939">
            <text:p>2.7381686788</text:p>
          </table:table-cell>
          <table:table-cell table:formula="of:=[.F394]/100" office:value-type="float" office:value="0.392">
            <text:p>0.392</text:p>
          </table:table-cell>
          <table:table-cell table:formula="of:=SIN(COS([.F394]))" office:value-type="float" office:value="0.0697944526801014">
            <text:p>0.0697944527</text:p>
          </table:table-cell>
          <table:table-cell/>
          <table:table-cell office:value-type="float" office:value="39.2">
            <text:p>39.2</text:p>
          </table:table-cell>
          <table:table-cell table:number-columns-repeated="1018"/>
        </table:table-row>
        <table:table-row table:style-name="ro1">
          <table:table-cell table:formula="of:=SIN([.F395])" office:value-type="float" office:value="0.999547275043892">
            <text:p>0.999547275</text:p>
          </table:table-cell>
          <table:table-cell table:formula="of:=COS([.F395])*[.F395]" office:value-type="float" office:value="-1.18243045310287">
            <text:p>-1.1824304531</text:p>
          </table:table-cell>
          <table:table-cell table:formula="of:=[.F395]/100" office:value-type="float" office:value="0.393">
            <text:p>0.393</text:p>
          </table:table-cell>
          <table:table-cell table:formula="of:=SIN(COS([.F395]))" office:value-type="float" office:value="-0.0300827496940849">
            <text:p>-0.0300827497</text:p>
          </table:table-cell>
          <table:table-cell/>
          <table:table-cell office:value-type="float" office:value="39.3">
            <text:p>39.3</text:p>
          </table:table-cell>
          <table:table-cell table:number-columns-repeated="1018"/>
        </table:table-row>
        <table:table-row table:style-name="ro1">
          <table:table-cell table:formula="of:=SIN([.F396])" office:value-type="float" office:value="0.99154998521414">
            <text:p>0.9915499852</text:p>
          </table:table-cell>
          <table:table-cell table:formula="of:=COS([.F396])*[.F396]" office:value-type="float" office:value="-5.11117277473079">
            <text:p>-5.1111727747</text:p>
          </table:table-cell>
          <table:table-cell table:formula="of:=[.F396]/100" office:value-type="float" office:value="0.394">
            <text:p>0.394</text:p>
          </table:table-cell>
          <table:table-cell table:formula="of:=SIN(COS([.F396]))" office:value-type="float" office:value="-0.12936165387071">
            <text:p>-0.1293616539</text:p>
          </table:table-cell>
          <table:table-cell/>
          <table:table-cell office:value-type="float" office:value="39.4">
            <text:p>39.4</text:p>
          </table:table-cell>
          <table:table-cell table:number-columns-repeated="1018"/>
        </table:table-row>
        <table:table-row table:style-name="ro1">
          <table:table-cell table:formula="of:=SIN([.F397])" office:value-type="float" office:value="0.973645455694977">
            <text:p>0.9736454557</text:p>
          </table:table-cell>
          <table:table-cell table:formula="of:=COS([.F397])*[.F397]" office:value-type="float" office:value="-9.00864391208271">
            <text:p>-9.0086439121</text:p>
          </table:table-cell>
          <table:table-cell table:formula="of:=[.F397]/100" office:value-type="float" office:value="0.395">
            <text:p>0.395</text:p>
          </table:table-cell>
          <table:table-cell table:formula="of:=SIN(COS([.F397]))" office:value-type="float" office:value="-0.226094937827743">
            <text:p>-0.2260949378</text:p>
          </table:table-cell>
          <table:table-cell/>
          <table:table-cell office:value-type="float" office:value="39.5">
            <text:p>39.5</text:p>
          </table:table-cell>
          <table:table-cell table:number-columns-repeated="1018"/>
        </table:table-row>
        <table:table-row table:style-name="ro1">
          <table:table-cell table:formula="of:=SIN([.F398])" office:value-type="float" office:value="0.946012582626908">
            <text:p>0.9460125826</text:p>
          </table:table-cell>
          <table:table-cell table:formula="of:=COS([.F398])*[.F398]" office:value-type="float" office:value="-12.8355441278155">
            <text:p>-12.8355441278</text:p>
          </table:table-cell>
          <table:table-cell table:formula="of:=[.F398]/100" office:value-type="float" office:value="0.396">
            <text:p>0.396</text:p>
          </table:table-cell>
          <table:table-cell table:formula="of:=SIN(COS([.F398]))" office:value-type="float" office:value="-0.318484116295896">
            <text:p>-0.3184841163</text:p>
          </table:table-cell>
          <table:table-cell/>
          <table:table-cell office:value-type="float" office:value="39.6">
            <text:p>39.6</text:p>
          </table:table-cell>
          <table:table-cell table:number-columns-repeated="1018"/>
        </table:table-row>
        <table:table-row table:style-name="ro1">
          <table:table-cell table:formula="of:=SIN([.F399])" office:value-type="float" office:value="0.908927464543414">
            <text:p>0.9089274645</text:p>
          </table:table-cell>
          <table:table-cell table:formula="of:=COS([.F399])*[.F399]" office:value-type="float" office:value="-16.5530845631532">
            <text:p>-16.5530845632</text:p>
          </table:table-cell>
          <table:table-cell table:formula="of:=[.F399]/100" office:value-type="float" office:value="0.397">
            <text:p>0.397</text:p>
          </table:table-cell>
          <table:table-cell table:formula="of:=SIN(COS([.F399]))" office:value-type="float" office:value="-0.404977544710363">
            <text:p>-0.4049775447</text:p>
          </table:table-cell>
          <table:table-cell/>
          <table:table-cell office:value-type="float" office:value="39.7">
            <text:p>39.7</text:p>
          </table:table-cell>
          <table:table-cell table:number-columns-repeated="1018"/>
        </table:table-row>
        <table:table-row table:style-name="ro1">
          <table:table-cell table:formula="of:=SIN([.F400])" office:value-type="float" office:value="0.862760643685675">
            <text:p>0.8627606437</text:p>
          </table:table-cell>
          <table:table-cell table:formula="of:=COS([.F400])*[.F400]" office:value-type="float" office:value="-20.123380316112">
            <text:p>-20.1233803161</text:p>
          </table:table-cell>
          <table:table-cell table:formula="of:=[.F400]/100" office:value-type="float" office:value="0.398">
            <text:p>0.398</text:p>
          </table:table-cell>
          <table:table-cell table:formula="of:=SIN(COS([.F400]))" office:value-type="float" office:value="-0.484343455807714">
            <text:p>-0.4843434558</text:p>
          </table:table-cell>
          <table:table-cell/>
          <table:table-cell office:value-type="float" office:value="39.8">
            <text:p>39.8</text:p>
          </table:table-cell>
          <table:table-cell table:number-columns-repeated="1018"/>
        </table:table-row>
        <table:table-row table:style-name="ro1">
          <table:table-cell table:formula="of:=SIN([.F401])" office:value-type="float" office:value="0.807973403666981">
            <text:p>0.8079734037</text:p>
          </table:table-cell>
          <table:table-cell table:formula="of:=COS([.F401])*[.F401]" office:value-type="float" office:value="-23.5098363734188">
            <text:p>-23.5098363734</text:p>
          </table:table-cell>
          <table:table-cell table:formula="of:=[.F401]/100" office:value-type="float" office:value="0.399">
            <text:p>0.399</text:p>
          </table:table-cell>
          <table:table-cell table:formula="of:=SIN(COS([.F401]))" office:value-type="float" office:value="-0.555711852653277">
            <text:p>-0.5557118527</text:p>
          </table:table-cell>
          <table:table-cell/>
          <table:table-cell office:value-type="float" office:value="39.9">
            <text:p>39.9</text:p>
          </table:table-cell>
          <table:table-cell table:number-columns-repeated="1018"/>
        </table:table-row>
        <table:table-row table:style-name="ro1">
          <table:table-cell table:formula="of:=SIN([.F402])" office:value-type="float" office:value="0.745113160479344">
            <text:p>0.7451131605</text:p>
          </table:table-cell>
          <table:table-cell table:formula="of:=COS([.F402])*[.F402]" office:value-type="float" office:value="-26.6775224660907">
            <text:p>-26.6775224661</text:p>
          </table:table-cell>
          <table:table-cell table:formula="of:=[.F402]/100" office:value-type="float" office:value="0.4">
            <text:p>0.4</text:p>
          </table:table-cell>
          <table:table-cell table:formula="of:=SIN(COS([.F402]))" office:value-type="float" office:value="-0.618583066155853">
            <text:p>-0.6185830662</text:p>
          </table:table-cell>
          <table:table-cell/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formula="of:=SIN([.F403])" office:value-type="float" office:value="0.674807992893867">
            <text:p>0.6748079929</text:p>
          </table:table-cell>
          <table:table-cell table:formula="of:=COS([.F403])*[.F403]" office:value-type="float" office:value="-29.5935330112175">
            <text:p>-29.5935330112</text:p>
          </table:table-cell>
          <table:table-cell table:formula="of:=[.F403]/100" office:value-type="float" office:value="0.401">
            <text:p>0.401</text:p>
          </table:table-cell>
          <table:table-cell table:formula="of:=SIN(COS([.F403]))" office:value-type="float" office:value="-0.672804701157357">
            <text:p>-0.6728047012</text:p>
          </table:table-cell>
          <table:table-cell/>
          <table:table-cell office:value-type="float" office:value="40.1">
            <text:p>40.1</text:p>
          </table:table-cell>
          <table:table-cell table:number-columns-repeated="1018"/>
        </table:table-row>
        <table:table-row table:style-name="ro1">
          <table:table-cell table:formula="of:=SIN([.F404])" office:value-type="float" office:value="0.597760366905255">
            <text:p>0.5977603669</text:p>
          </table:table-cell>
          <table:table-cell table:formula="of:=COS([.F404])*[.F404]" office:value-type="float" office:value="-32.2273284343201">
            <text:p>-32.2273284343</text:p>
          </table:table-cell>
          <table:table-cell table:formula="of:=[.F404]/100" office:value-type="float" office:value="0.402">
            <text:p>0.402</text:p>
          </table:table-cell>
          <table:table-cell table:formula="of:=SIN(COS([.F404]))" office:value-type="float" office:value="-0.718521954182653">
            <text:p>-0.7185219542</text:p>
          </table:table-cell>
          <table:table-cell/>
          <table:table-cell office:value-type="float" office:value="40.2">
            <text:p>40.2</text:p>
          </table:table-cell>
          <table:table-cell table:number-columns-repeated="1018"/>
        </table:table-row>
        <table:table-row table:style-name="ro1">
          <table:table-cell table:formula="of:=SIN([.F405])" office:value-type="float" office:value="0.514740116923832">
            <text:p>0.5147401169</text:p>
          </table:table-cell>
          <table:table-cell table:formula="of:=COS([.F405])*[.F405]" office:value-type="float" office:value="-34.5510543365983">
            <text:p>-34.5510543366</text:p>
          </table:table-cell>
          <table:table-cell table:formula="of:=[.F405]/100" office:value-type="float" office:value="0.403">
            <text:p>0.403</text:p>
          </table:table-cell>
          <table:table-cell table:formula="of:=SIN(COS([.F405]))" office:value-type="float" office:value="-0.756108497982881">
            <text:p>-0.756108498</text:p>
          </table:table-cell>
          <table:table-cell/>
          <table:table-cell office:value-type="float" office:value="40.3">
            <text:p>40.3</text:p>
          </table:table-cell>
          <table:table-cell table:number-columns-repeated="1018"/>
        </table:table-row>
        <table:table-row table:style-name="ro1">
          <table:table-cell table:formula="of:=SIN([.F406])" office:value-type="float" office:value="0.426576753844567">
            <text:p>0.4265767538</text:p>
          </table:table-cell>
          <table:table-cell table:formula="of:=COS([.F406])*[.F406]" office:value-type="float" office:value="-36.5398351779168">
            <text:p>-36.5398351779</text:p>
          </table:table-cell>
          <table:table-cell table:formula="of:=[.F406]/100" office:value-type="float" office:value="0.404">
            <text:p>0.404</text:p>
          </table:table-cell>
          <table:table-cell table:formula="of:=SIN(COS([.F406]))" office:value-type="float" office:value="-0.786086153172727">
            <text:p>-0.7860861532</text:p>
          </table:table-cell>
          <table:table-cell/>
          <table:table-cell office:value-type="float" office:value="40.4">
            <text:p>40.4</text:p>
          </table:table-cell>
          <table:table-cell table:number-columns-repeated="1018"/>
        </table:table-row>
        <table:table-row table:style-name="ro1">
          <table:table-cell table:formula="of:=SIN([.F407])" office:value-type="float" office:value="0.334151176848414">
            <text:p>0.3341511768</text:p>
          </table:table-cell>
          <table:table-cell table:formula="of:=COS([.F407])*[.F407]" office:value-type="float" office:value="-38.1720393875609">
            <text:p>-38.1720393876</text:p>
          </table:table-cell>
          <table:table-cell table:formula="of:=[.F407]/100" office:value-type="float" office:value="0.405">
            <text:p>0.405</text:p>
          </table:table-cell>
          <table:table-cell table:formula="of:=SIN(COS([.F407]))" office:value-type="float" office:value="-0.809041501362495">
            <text:p>-0.8090415014</text:p>
          </table:table-cell>
          <table:table-cell/>
          <table:table-cell office:value-type="float" office:value="40.5">
            <text:p>40.5</text:p>
          </table:table-cell>
          <table:table-cell table:number-columns-repeated="1018"/>
        </table:table-row>
        <table:table-row table:style-name="ro1">
          <table:table-cell table:formula="of:=SIN([.F408])" office:value-type="float" office:value="0.238386871748892">
            <text:p>0.2383868717</text:p>
          </table:table-cell>
          <table:table-cell table:formula="of:=COS([.F408])*[.F408]" office:value-type="float" office:value="-39.4295130883752">
            <text:p>-39.4295130884</text:p>
          </table:table-cell>
          <table:table-cell table:formula="of:=[.F408]/100" office:value-type="float" office:value="0.406">
            <text:p>0.406</text:p>
          </table:table-cell>
          <table:table-cell table:formula="of:=SIN(COS([.F408]))" office:value-type="float" office:value="-0.825546703172801">
            <text:p>-0.8255467032</text:p>
          </table:table-cell>
          <table:table-cell/>
          <table:table-cell office:value-type="float" office:value="40.6">
            <text:p>40.6</text:p>
          </table:table-cell>
          <table:table-cell table:number-columns-repeated="1018"/>
        </table:table-row>
        <table:table-row table:style-name="ro1">
          <table:table-cell table:formula="of:=SIN([.F409])" office:value-type="float" office:value="0.140240683827072">
            <text:p>0.1402406838</text:p>
          </table:table-cell>
          <table:table-cell table:formula="of:=COS([.F409])*[.F409]" office:value-type="float" office:value="-40.2977799232529">
            <text:p>-40.2977799233</text:p>
          </table:table-cell>
          <table:table-cell table:formula="of:=[.F409]/100" office:value-type="float" office:value="0.407">
            <text:p>0.407</text:p>
          </table:table-cell>
          <table:table-cell table:formula="of:=SIN(COS([.F409]))" office:value-type="float" office:value="-0.836090412525783">
            <text:p>-0.8360904125</text:p>
          </table:table-cell>
          <table:table-cell/>
          <table:table-cell office:value-type="float" office:value="40.7">
            <text:p>40.7</text:p>
          </table:table-cell>
          <table:table-cell table:number-columns-repeated="1018"/>
        </table:table-row>
        <table:table-row table:style-name="ro1">
          <table:table-cell table:formula="of:=SIN([.F410])" office:value-type="float" office:value="0.0406932573498578">
            <text:p>0.0406932573</text:p>
          </table:table-cell>
          <table:table-cell table:formula="of:=COS([.F410])*[.F410]" office:value-type="float" office:value="-40.7662048031363">
            <text:p>-40.7662048031</text:p>
          </table:table-cell>
          <table:table-cell table:formula="of:=[.F410]/100" office:value-type="float" office:value="0.408">
            <text:p>0.408</text:p>
          </table:table-cell>
          <table:table-cell table:formula="of:=SIN(COS([.F410]))" office:value-type="float" office:value="-0.841023156416663">
            <text:p>-0.8410231564</text:p>
          </table:table-cell>
          <table:table-cell/>
          <table:table-cell office:value-type="float" office:value="40.8">
            <text:p>40.8</text:p>
          </table:table-cell>
          <table:table-cell table:number-columns-repeated="1018"/>
        </table:table-row>
        <table:table-row table:style-name="ro1">
          <table:table-cell table:formula="of:=SIN([.F411])" office:value-type="float" office:value="-0.0592607627033934">
            <text:p>-0.0592607627</text:p>
          </table:table-cell>
          <table:table-cell table:formula="of:=COS([.F411])*[.F411]" office:value-type="float" office:value="-40.8281197495255">
            <text:p>-40.8281197495</text:p>
          </table:table-cell>
          <table:table-cell table:formula="of:=[.F411]/100" office:value-type="float" office:value="0.409">
            <text:p>0.409</text:p>
          </table:table-cell>
          <table:table-cell table:formula="of:=SIN(COS([.F411]))" office:value-type="float" office:value="-0.840520124287504">
            <text:p>-0.8405201243</text:p>
          </table:table-cell>
          <table:table-cell/>
          <table:table-cell office:value-type="float" office:value="40.9">
            <text:p>40.9</text:p>
          </table:table-cell>
          <table:table-cell table:number-columns-repeated="1018"/>
        </table:table-row>
        <table:table-row table:style-name="ro1">
          <table:table-cell table:formula="of:=SIN([.F412])" office:value-type="float" office:value="-0.158622668804716">
            <text:p>-0.1586226688</text:p>
          </table:table-cell>
          <table:table-cell table:formula="of:=COS([.F412])*[.F412]" office:value-type="float" office:value="-40.4809103784768">
            <text:p>-40.4809103785</text:p>
          </table:table-cell>
          <table:table-cell table:formula="of:=[.F412]/100" office:value-type="float" office:value="0.41">
            <text:p>0.41</text:p>
          </table:table-cell>
          <table:table-cell table:formula="of:=SIN(COS([.F412]))" office:value-type="float" office:value="-0.834563109580739">
            <text:p>-0.8345631096</text:p>
          </table:table-cell>
          <table:table-cell/>
          <table:table-cell office:value-type="float" office:value="41">
            <text:p>41</text:p>
          </table:table-cell>
          <table:table-cell table:number-columns-repeated="1018"/>
        </table:table-row>
        <table:table-row table:style-name="ro1">
          <table:table-cell table:formula="of:=SIN([.F413])" office:value-type="float" office:value="-0.256399669633018">
            <text:p>-0.2563996696</text:p>
          </table:table-cell>
          <table:table-cell table:formula="of:=COS([.F413])*[.F413]" office:value-type="float" office:value="-39.7260619635395">
            <text:p>-39.7260619635</text:p>
          </table:table-cell>
          <table:table-cell table:formula="of:=[.F413]/100" office:value-type="float" office:value="0.411">
            <text:p>0.411</text:p>
          </table:table-cell>
          <table:table-cell table:formula="of:=SIN(COS([.F413]))" office:value-type="float" office:value="-0.822942370705268">
            <text:p>-0.8229423707</text:p>
          </table:table-cell>
          <table:table-cell/>
          <table:table-cell office:value-type="float" office:value="41.1">
            <text:p>41.1</text:p>
          </table:table-cell>
          <table:table-cell table:number-columns-repeated="1018"/>
        </table:table-row>
        <table:table-row table:style-name="ro1">
          <table:table-cell table:formula="of:=SIN([.F414])" office:value-type="float" office:value="-0.351614809716816">
            <text:p>-0.3516148097</text:p>
          </table:table-cell>
          <table:table-cell table:formula="of:=COS([.F414])*[.F414]" office:value-type="float" office:value="-38.5691644181433">
            <text:p>-38.5691644181</text:p>
          </table:table-cell>
          <table:table-cell table:formula="of:=[.F414]/100" office:value-type="float" office:value="0.412">
            <text:p>0.412</text:p>
          </table:table-cell>
          <table:table-cell table:formula="of:=SIN(COS([.F414]))" office:value-type="float" office:value="-0.805278334747274">
            <text:p>-0.8052783347</text:p>
          </table:table-cell>
          <table:table-cell/>
          <table:table-cell office:value-type="float" office:value="41.2">
            <text:p>41.2</text:p>
          </table:table-cell>
          <table:table-cell table:number-columns-repeated="1018"/>
        </table:table-row>
        <table:table-row table:style-name="ro1">
          <table:table-cell table:formula="of:=SIN([.F415])" office:value-type="float" office:value="-0.443316730850327">
            <text:p>-0.4433167309</text:p>
          </table:table-cell>
          <table:table-cell table:formula="of:=COS([.F415])*[.F415]" office:value-type="float" office:value="-37.0198759495921">
            <text:p>-37.0198759496</text:p>
          </table:table-cell>
          <table:table-cell table:formula="of:=[.F415]/100" office:value-type="float" office:value="0.413">
            <text:p>0.413</text:p>
          </table:table-cell>
          <table:table-cell table:formula="of:=SIN(COS([.F415]))" office:value-type="float" office:value="-0.781062209154893">
            <text:p>-0.7810622092</text:p>
          </table:table-cell>
          <table:table-cell/>
          <table:table-cell office:value-type="float" office:value="41.3">
            <text:p>41.3</text:p>
          </table:table-cell>
          <table:table-cell table:number-columns-repeated="1018"/>
        </table:table-row>
        <table:table-row table:style-name="ro1">
          <table:table-cell table:formula="of:=SIN([.F416])" office:value-type="float" office:value="-0.53058917775021">
            <text:p>-0.5305891778</text:p>
          </table:table-cell>
          <table:table-cell table:formula="of:=COS([.F416])*[.F416]" office:value-type="float" office:value="-35.0918455529171">
            <text:p>-35.0918455529</text:p>
          </table:table-cell>
          <table:table-cell table:formula="of:=[.F416]/100" office:value-type="float" office:value="0.414">
            <text:p>0.414</text:p>
          </table:table-cell>
          <table:table-cell table:formula="of:=SIN(COS([.F416]))" office:value-type="float" office:value="-0.749713554024577">
            <text:p>-0.749713554</text:p>
          </table:table-cell>
          <table:table-cell/>
          <table:table-cell office:value-type="float" office:value="41.4">
            <text:p>41.4</text:p>
          </table:table-cell>
          <table:table-cell table:number-columns-repeated="1018"/>
        </table:table-row>
        <table:table-row table:style-name="ro1">
          <table:table-cell table:formula="of:=SIN([.F417])" office:value-type="float" office:value="-0.612560152975475">
            <text:p>-0.612560153</text:p>
          </table:table-cell>
          <table:table-cell table:formula="of:=COS([.F417])*[.F417]" office:value-type="float" office:value="-32.8025949292092">
            <text:p>-32.8025949292</text:p>
          </table:table-cell>
          <table:table-cell table:formula="of:=[.F417]/100" office:value-type="float" office:value="0.415">
            <text:p>0.415</text:p>
          </table:table-cell>
          <table:table-cell table:formula="of:=SIN(COS([.F417]))" office:value-type="float" office:value="-0.710651620817292">
            <text:p>-0.7106516208</text:p>
          </table:table-cell>
          <table:table-cell/>
          <table:table-cell office:value-type="float" office:value="41.5">
            <text:p>41.5</text:p>
          </table:table-cell>
          <table:table-cell table:number-columns-repeated="1018"/>
        </table:table-row>
        <table:table-row table:style-name="ro1">
          <table:table-cell table:formula="of:=SIN([.F418])" office:value-type="float" office:value="-0.68841062963767">
            <text:p>-0.6884106296</text:p>
          </table:table-cell>
          <table:table-cell table:formula="of:=COS([.F418])*[.F418]" office:value-type="float" office:value="-30.1733608254704">
            <text:p>-30.1733608255</text:p>
          </table:table-cell>
          <table:table-cell table:formula="of:=[.F418]/100" office:value-type="float" office:value="0.416">
            <text:p>0.416</text:p>
          </table:table-cell>
          <table:table-cell table:formula="of:=SIN(COS([.F418]))" office:value-type="float" office:value="-0.663375806777875">
            <text:p>-0.6633758068</text:p>
          </table:table-cell>
          <table:table-cell/>
          <table:table-cell office:value-type="float" office:value="41.6">
            <text:p>41.6</text:p>
          </table:table-cell>
          <table:table-cell table:number-columns-repeated="1018"/>
        </table:table-row>
        <table:table-row table:style-name="ro1">
          <table:table-cell table:formula="of:=SIN([.F419])" office:value-type="float" office:value="-0.757382734846831">
            <text:p>-0.7573827348</text:p>
          </table:table-cell>
          <table:table-cell table:formula="of:=COS([.F419])*[.F419]" office:value-type="float" office:value="-27.2288991973077">
            <text:p>-27.2288991973</text:p>
          </table:table-cell>
          <table:table-cell table:formula="of:=[.F419]/100" office:value-type="float" office:value="0.417">
            <text:p>0.417</text:p>
          </table:table-cell>
          <table:table-cell table:formula="of:=SIN(COS([.F419]))" office:value-type="float" office:value="-0.607549058134685">
            <text:p>-0.6075490581</text:p>
          </table:table-cell>
          <table:table-cell/>
          <table:table-cell office:value-type="float" office:value="41.7">
            <text:p>41.7</text:p>
          </table:table-cell>
          <table:table-cell table:number-columns-repeated="1018"/>
        </table:table-row>
        <table:table-row table:style-name="ro1">
          <table:table-cell table:formula="of:=SIN([.F420])" office:value-type="float" office:value="-0.818787322126848">
            <text:p>-0.8187873221</text:p>
          </table:table-cell>
          <table:table-cell table:formula="of:=COS([.F420])*[.F420]" office:value-type="float" office:value="-23.9972529878172">
            <text:p>-23.9972529878</text:p>
          </table:table-cell>
          <table:table-cell table:formula="of:=[.F420]/100" office:value-type="float" office:value="0.418">
            <text:p>0.418</text:p>
          </table:table-cell>
          <table:table-cell table:formula="of:=SIN(COS([.F420]))" office:value-type="float" office:value="-0.543076746027958">
            <text:p>-0.543076746</text:p>
          </table:table-cell>
          <table:table-cell/>
          <table:table-cell office:value-type="float" office:value="41.8">
            <text:p>41.8</text:p>
          </table:table-cell>
          <table:table-cell table:number-columns-repeated="1018"/>
        </table:table-row>
        <table:table-row table:style-name="ro1">
          <table:table-cell table:formula="of:=SIN([.F421])" office:value-type="float" office:value="-0.872010857139277">
            <text:p>-0.8720108571</text:p>
          </table:table-cell>
          <table:table-cell table:formula="of:=COS([.F421])*[.F421]" office:value-type="float" office:value="-20.5094856917346">
            <text:p>-20.5094856917</text:p>
          </table:table-cell>
          <table:table-cell table:formula="of:=[.F421]/100" office:value-type="float" office:value="0.419">
            <text:p>0.419</text:p>
          </table:table-cell>
          <table:table-cell table:formula="of:=SIN(COS([.F421]))" office:value-type="float" office:value="-0.470172776482395">
            <text:p>-0.4701727765</text:p>
          </table:table-cell>
          <table:table-cell/>
          <table:table-cell office:value-type="float" office:value="41.9">
            <text:p>41.9</text:p>
          </table:table-cell>
          <table:table-cell table:number-columns-repeated="1018"/>
        </table:table-row>
        <table:table-row table:style-name="ro1">
          <table:table-cell table:formula="of:=SIN([.F422])" office:value-type="float" office:value="-0.916521547915637">
            <text:p>-0.9165215479</text:p>
          </table:table-cell>
          <table:table-cell table:formula="of:=COS([.F422])*[.F422]" office:value-type="float" office:value="-16.7993832295105">
            <text:p>-16.7993832295</text:p>
          </table:table-cell>
          <table:table-cell table:formula="of:=[.F422]/100" office:value-type="float" office:value="0.42">
            <text:p>0.42</text:p>
          </table:table-cell>
          <table:table-cell table:formula="of:=SIN(COS([.F422]))" office:value-type="float" office:value="-0.38940481647523">
            <text:p>-0.3894048165</text:p>
          </table:table-cell>
          <table:table-cell/>
          <table:table-cell office:value-type="float" office:value="42">
            <text:p>42</text:p>
          </table:table-cell>
          <table:table-cell table:number-columns-repeated="1018"/>
        </table:table-row>
        <table:table-row table:style-name="ro1">
          <table:table-cell table:formula="of:=SIN([.F423])" office:value-type="float" office:value="-0.951874658346965">
            <text:p>-0.9518746583</text:p>
          </table:table-cell>
          <table:table-cell table:formula="of:=COS([.F423])*[.F423]" office:value-type="float" office:value="-12.9031269876834">
            <text:p>-12.9031269877</text:p>
          </table:table-cell>
          <table:table-cell table:formula="of:=[.F423]/100" office:value-type="float" office:value="0.421">
            <text:p>0.421</text:p>
          </table:table-cell>
          <table:table-cell table:formula="of:=SIN(COS([.F423]))" office:value-type="float" office:value="-0.301711763126023">
            <text:p>-0.3017117631</text:p>
          </table:table-cell>
          <table:table-cell/>
          <table:table-cell office:value-type="float" office:value="42.1">
            <text:p>42.1</text:p>
          </table:table-cell>
          <table:table-cell table:number-columns-repeated="1018"/>
        </table:table-row>
        <table:table-row table:style-name="ro1">
          <table:table-cell table:formula="of:=SIN([.F424])" office:value-type="float" office:value="-0.977716951840021">
            <text:p>-0.9777169518</text:p>
          </table:table-cell>
          <table:table-cell table:formula="of:=COS([.F424])*[.F424]" office:value-type="float" office:value="-8.85894118632937">
            <text:p>-8.8589411863</text:p>
          </table:table-cell>
          <table:table-cell table:formula="of:=[.F424]/100" office:value-type="float" office:value="0.422">
            <text:p>0.422</text:p>
          </table:table-cell>
          <table:table-cell table:formula="of:=SIN(COS([.F424]))" office:value-type="float" office:value="-0.208389007963661">
            <text:p>-0.208389008</text:p>
          </table:table-cell>
          <table:table-cell/>
          <table:table-cell office:value-type="float" office:value="42.2">
            <text:p>42.2</text:p>
          </table:table-cell>
          <table:table-cell table:number-columns-repeated="1018"/>
        </table:table-row>
        <table:table-row table:style-name="ro1">
          <table:table-cell table:formula="of:=SIN([.F425])" office:value-type="float" office:value="-0.993790220740546">
            <text:p>-0.9937902207</text:p>
          </table:table-cell>
          <table:table-cell table:formula="of:=COS([.F425])*[.F425]" office:value-type="float" office:value="-4.70671800825501">
            <text:p>-4.7067180083</text:p>
          </table:table-cell>
          <table:table-cell table:formula="of:=[.F425]/100" office:value-type="float" office:value="0.423">
            <text:p>0.423</text:p>
          </table:table-cell>
          <table:table-cell table:formula="of:=SIN(COS([.F425]))" office:value-type="float" office:value="-0.111040465922098">
            <text:p>-0.1110404659</text:p>
          </table:table-cell>
          <table:table-cell/>
          <table:table-cell office:value-type="float" office:value="42.3">
            <text:p>42.3</text:p>
          </table:table-cell>
          <table:table-cell table:number-columns-repeated="1018"/>
        </table:table-row>
        <table:table-row table:style-name="ro1">
          <table:table-cell table:formula="of:=SIN([.F426])" office:value-type="float" office:value="-0.999933866258804">
            <text:p>-0.9999338663</text:p>
          </table:table-cell>
          <table:table-cell table:formula="of:=COS([.F426])*[.F426]" office:value-type="float" office:value="-0.487624165042929">
            <text:p>-0.487624165</text:p>
          </table:table-cell>
          <table:table-cell table:formula="of:=[.F426]/100" office:value-type="float" office:value="0.424">
            <text:p>0.424</text:p>
          </table:table-cell>
          <table:table-cell table:formula="of:=SIN(COS([.F426]))" office:value-type="float" office:value="-0.0115003164150791">
            <text:p>-0.0115003164</text:p>
          </table:table-cell>
          <table:table-cell/>
          <table:table-cell office:value-type="float" office:value="42.4">
            <text:p>42.4</text:p>
          </table:table-cell>
          <table:table-cell table:number-columns-repeated="1018"/>
        </table:table-row>
        <table:table-row table:style-name="ro1">
          <table:table-cell table:formula="of:=SIN([.F427])" office:value-type="float" office:value="-0.996086503119593">
            <text:p>-0.9960865031</text:p>
          </table:table-cell>
          <table:table-cell table:formula="of:=COS([.F427])*[.F427]" office:value-type="float" office:value="3.75630722049704">
            <text:p>3.7563072205</text:p>
          </table:table-cell>
          <table:table-cell table:formula="of:=[.F427]/100" office:value-type="float" office:value="0.425">
            <text:p>0.425</text:p>
          </table:table-cell>
          <table:table-cell table:formula="of:=SIN(COS([.F427]))" office:value-type="float" office:value="0.0882686734045717">
            <text:p>0.0882686734</text:p>
          </table:table-cell>
          <table:table-cell/>
          <table:table-cell office:value-type="float" office:value="42.5">
            <text:p>42.5</text:p>
          </table:table-cell>
          <table:table-cell table:number-columns-repeated="1018"/>
        </table:table-row>
        <table:table-row table:style-name="ro1">
          <table:table-cell table:formula="of:=SIN([.F428])" office:value-type="float" office:value="-0.982286572903634">
            <text:p>-0.9822865729</text:p>
          </table:table-cell>
          <table:table-cell table:formula="of:=COS([.F428])*[.F428]" office:value-type="float" office:value="7.98259536973603">
            <text:p>7.9825953697</text:p>
          </table:table-cell>
          <table:table-cell table:formula="of:=[.F428]/100" office:value-type="float" office:value="0.426">
            <text:p>0.426</text:p>
          </table:table-cell>
          <table:table-cell table:formula="of:=SIN(COS([.F428]))" office:value-type="float" office:value="0.186290181246694">
            <text:p>0.1862901812</text:p>
          </table:table-cell>
          <table:table-cell/>
          <table:table-cell office:value-type="float" office:value="42.6">
            <text:p>42.6</text:p>
          </table:table-cell>
          <table:table-cell table:number-columns-repeated="1018"/>
        </table:table-row>
        <table:table-row table:style-name="ro1">
          <table:table-cell table:formula="of:=SIN([.F429])" office:value-type="float" office:value="-0.958671959951993">
            <text:p>-0.95867196</text:p>
          </table:table-cell>
          <table:table-cell table:formula="of:=COS([.F429])*[.F429]" office:value-type="float" office:value="12.148737069676">
            <text:p>12.1487370697</text:p>
          </table:table-cell>
          <table:table-cell table:formula="of:=[.F429]/100" office:value-type="float" office:value="0.427">
            <text:p>0.427</text:p>
          </table:table-cell>
          <table:table-cell table:formula="of:=SIN(COS([.F429]))" office:value-type="float" office:value="0.280690781353219">
            <text:p>0.2806907814</text:p>
          </table:table-cell>
          <table:table-cell/>
          <table:table-cell office:value-type="float" office:value="42.7">
            <text:p>42.7</text:p>
          </table:table-cell>
          <table:table-cell table:number-columns-repeated="1018"/>
        </table:table-row>
        <table:table-row table:style-name="ro1">
          <table:table-cell table:formula="of:=SIN([.F430])" office:value-type="float" office:value="-0.925478613671328">
            <text:p>-0.9254786137</text:p>
          </table:table-cell>
          <table:table-cell table:formula="of:=COS([.F430])*[.F430]" office:value-type="float" office:value="16.2126341040954">
            <text:p>16.2126341041</text:p>
          </table:table-cell>
          <table:table-cell table:formula="of:=[.F430]/100" office:value-type="float" office:value="0.428">
            <text:p>0.428</text:p>
          </table:table-cell>
          <table:table-cell table:formula="of:=SIN(COS([.F430]))" office:value-type="float" office:value="0.36980567706582">
            <text:p>0.3698056771</text:p>
          </table:table-cell>
          <table:table-cell/>
          <table:table-cell office:value-type="float" office:value="42.8">
            <text:p>42.8</text:p>
          </table:table-cell>
          <table:table-cell table:number-columns-repeated="1018"/>
        </table:table-row>
        <table:table-row table:style-name="ro1">
          <table:table-cell table:formula="of:=SIN([.F431])" office:value-type="float" office:value="-0.883038191005415">
            <text:p>-0.883038191</text:p>
          </table:table-cell>
          <table:table-cell table:formula="of:=COS([.F431])*[.F431]" office:value-type="float" office:value="20.1330185961382">
            <text:p>20.1330185961</text:p>
          </table:table-cell>
          <table:table-cell table:formula="of:=[.F431]/100" office:value-type="float" office:value="0.429">
            <text:p>0.429</text:p>
          </table:table-cell>
          <table:table-cell table:formula="of:=SIN(COS([.F431]))" office:value-type="float" office:value="0.452263086977893">
            <text:p>0.452263087</text:p>
          </table:table-cell>
          <table:table-cell/>
          <table:table-cell office:value-type="float" office:value="42.9">
            <text:p>42.9</text:p>
          </table:table-cell>
          <table:table-cell table:number-columns-repeated="1018"/>
        </table:table-row>
        <table:table-row table:style-name="ro1">
          <table:table-cell table:formula="of:=SIN([.F432])" office:value-type="float" office:value="-0.831774742628594">
            <text:p>-0.8317747426</text:p>
          </table:table-cell>
          <table:table-cell table:formula="of:=COS([.F432])*[.F432]" office:value-type="float" office:value="23.8698719653872">
            <text:p>23.8698719654</text:p>
          </table:table-cell>
          <table:table-cell table:formula="of:=[.F432]/100" office:value-type="float" office:value="0.43">
            <text:p>0.43</text:p>
          </table:table-cell>
          <table:table-cell table:formula="of:=SIN(COS([.F432]))" office:value-type="float" office:value="0.527039591833116">
            <text:p>0.5270395918</text:p>
          </table:table-cell>
          <table:table-cell/>
          <table:table-cell office:value-type="float" office:value="43">
            <text:p>43</text:p>
          </table:table-cell>
          <table:table-cell table:number-columns-repeated="1018"/>
        </table:table-row>
        <table:table-row table:style-name="ro1">
          <table:table-cell table:formula="of:=SIN([.F433])" office:value-type="float" office:value="-0.772200475971607">
            <text:p>-0.772200476</text:p>
          </table:table-cell>
          <table:table-cell table:formula="of:=COS([.F433])*[.F433]" office:value-type="float" office:value="27.3848332471757">
            <text:p>27.3848332472</text:p>
          </table:table-cell>
          <table:table-cell table:formula="of:=[.F433]/100" office:value-type="float" office:value="0.431">
            <text:p>0.431</text:p>
          </table:table-cell>
          <table:table-cell table:formula="of:=SIN(COS([.F433]))" office:value-type="float" office:value="0.593482563054425">
            <text:p>0.5934825631</text:p>
          </table:table-cell>
          <table:table-cell/>
          <table:table-cell office:value-type="float" office:value="43.1">
            <text:p>43.1</text:p>
          </table:table-cell>
          <table:table-cell table:number-columns-repeated="1018"/>
        </table:table-row>
        <table:table-row table:style-name="ro1">
          <table:table-cell table:formula="of:=SIN([.F434])" office:value-type="float" office:value="-0.704910637414248">
            <text:p>-0.7049106374</text:p>
          </table:table-cell>
          <table:table-cell table:formula="of:=COS([.F434])*[.F434]" office:value-type="float" office:value="30.6415926097517">
            <text:p>30.6415926098</text:p>
          </table:table-cell>
          <table:table-cell table:formula="of:=[.F434]/100" office:value-type="float" office:value="0.432">
            <text:p>0.432</text:p>
          </table:table-cell>
          <table:table-cell table:formula="of:=SIN(COS([.F434]))" office:value-type="float" office:value="0.651299817799181">
            <text:p>0.6512998178</text:p>
          </table:table-cell>
          <table:table-cell/>
          <table:table-cell office:value-type="float" office:value="43.2">
            <text:p>43.2</text:p>
          </table:table-cell>
          <table:table-cell table:number-columns-repeated="1018"/>
        </table:table-row>
        <table:table-row table:style-name="ro1">
          <table:table-cell table:formula="of:=SIN([.F435])" office:value-type="float" office:value="-0.630577564780323">
            <text:p>-0.6305775648</text:p>
          </table:table-cell>
          <table:table-cell table:formula="of:=COS([.F435])*[.F435]" office:value-type="float" office:value="33.6062660352075">
            <text:p>33.6062660352</text:p>
          </table:table-cell>
          <table:table-cell table:formula="of:=[.F435]/100" office:value-type="float" office:value="0.433">
            <text:p>0.433</text:p>
          </table:table-cell>
          <table:table-cell table:formula="of:=SIN(COS([.F435]))" office:value-type="float" office:value="0.700520238372113">
            <text:p>0.7005202384</text:p>
          </table:table-cell>
          <table:table-cell/>
          <table:table-cell office:value-type="float" office:value="43.3">
            <text:p>43.3</text:p>
          </table:table-cell>
          <table:table-cell table:number-columns-repeated="1018"/>
        </table:table-row>
        <table:table-row table:style-name="ro1">
          <table:table-cell table:formula="of:=SIN([.F436])" office:value-type="float" office:value="-0.549943969560342">
            <text:p>-0.5499439696</text:p>
          </table:table-cell>
          <table:table-cell table:formula="of:=COS([.F436])*[.F436]" office:value-type="float" office:value="36.2477473017448">
            <text:p>36.2477473017</text:p>
          </table:table-cell>
          <table:table-cell table:formula="of:=[.F436]/100" office:value-type="float" office:value="0.434">
            <text:p>0.434</text:p>
          </table:table-cell>
          <table:table-cell table:formula="of:=SIN(COS([.F436]))" office:value-type="float" office:value="0.741431773022726">
            <text:p>0.741431773</text:p>
          </table:table-cell>
          <table:table-cell/>
          <table:table-cell office:value-type="float" office:value="43.4">
            <text:p>43.4</text:p>
          </table:table-cell>
          <table:table-cell table:number-columns-repeated="1018"/>
        </table:table-row>
        <table:table-row table:style-name="ro1">
          <table:table-cell table:formula="of:=SIN([.F437])" office:value-type="float" office:value="-0.463815515983821">
            <text:p>-0.463815516</text:p>
          </table:table-cell>
          <table:table-cell table:formula="of:=COS([.F437])*[.F437]" office:value-type="float" office:value="38.5380336162444">
            <text:p>38.5380336162</text:p>
          </table:table-cell>
          <table:table-cell table:formula="of:=[.F437]/100" office:value-type="float" office:value="0.435">
            <text:p>0.435</text:p>
          </table:table-cell>
          <table:table-cell table:formula="of:=SIN(COS([.F437]))" office:value-type="float" office:value="0.774504754824637">
            <text:p>0.7745047548</text:p>
          </table:table-cell>
          <table:table-cell/>
          <table:table-cell office:value-type="float" office:value="43.5">
            <text:p>43.5</text:p>
          </table:table-cell>
          <table:table-cell table:number-columns-repeated="1018"/>
        </table:table-row>
        <table:table-row table:style-name="ro1">
          <table:table-cell table:formula="of:=SIN([.F438])" office:value-type="float" office:value="-0.373052771088622">
            <text:p>-0.3730527711</text:p>
          </table:table-cell>
          <table:table-cell table:formula="of:=COS([.F438])*[.F438]" office:value-type="float" office:value="40.4525214953614">
            <text:p>40.4525214954</text:p>
          </table:table-cell>
          <table:table-cell table:formula="of:=[.F438]/100" office:value-type="float" office:value="0.436">
            <text:p>0.436</text:p>
          </table:table-cell>
          <table:table-cell table:formula="of:=SIN(COS([.F438]))" office:value-type="float" office:value="0.800308838757507">
            <text:p>0.8003088388</text:p>
          </table:table-cell>
          <table:table-cell/>
          <table:table-cell office:value-type="float" office:value="43.6">
            <text:p>43.6</text:p>
          </table:table-cell>
          <table:table-cell table:number-columns-repeated="1018"/>
        </table:table-row>
        <table:table-row table:style-name="ro1">
          <table:table-cell table:formula="of:=SIN([.F439])" office:value-type="float" office:value="-0.27856260621955">
            <text:p>-0.2785626062</text:p>
          </table:table-cell>
          <table:table-cell table:formula="of:=COS([.F439])*[.F439]" office:value-type="float" office:value="41.9702697780681">
            <text:p>41.9702697781</text:p>
          </table:table-cell>
          <table:table-cell table:formula="of:=[.F439]/100" office:value-type="float" office:value="0.437">
            <text:p>0.437</text:p>
          </table:table-cell>
          <table:table-cell table:formula="of:=SIN(COS([.F439]))" office:value-type="float" office:value="0.819431269766127">
            <text:p>0.8194312698</text:p>
          </table:table-cell>
          <table:table-cell/>
          <table:table-cell office:value-type="float" office:value="43.7">
            <text:p>43.7</text:p>
          </table:table-cell>
          <table:table-cell table:number-columns-repeated="1018"/>
        </table:table-row>
        <table:table-row table:style-name="ro1">
          <table:table-cell table:formula="of:=SIN([.F440])" office:value-type="float" office:value="-0.181289135869688">
            <text:p>-0.1812891359</text:p>
          </table:table-cell>
          <table:table-cell table:formula="of:=COS([.F440])*[.F440]" office:value-type="float" office:value="43.0742269700249">
            <text:p>43.07422697</text:p>
          </table:table-cell>
          <table:table-cell table:formula="of:=[.F440]/100" office:value-type="float" office:value="0.438">
            <text:p>0.438</text:p>
          </table:table-cell>
          <table:table-cell table:formula="of:=SIN(COS([.F440]))" office:value-type="float" office:value="0.832402979781248">
            <text:p>0.8324029798</text:p>
          </table:table-cell>
          <table:table-cell/>
          <table:table-cell office:value-type="float" office:value="43.8">
            <text:p>43.8</text:p>
          </table:table-cell>
          <table:table-cell table:number-columns-repeated="1018"/>
        </table:table-row>
        <table:table-row table:style-name="ro1">
          <table:table-cell table:formula="of:=SIN([.F441])" office:value-type="float" office:value="-0.0822042844004363">
            <text:p>-0.0822042844</text:p>
          </table:table-cell>
          <table:table-cell table:formula="of:=COS([.F441])*[.F441]" office:value-type="float" office:value="43.7514204673105">
            <text:p>43.7514204673</text:p>
          </table:table-cell>
          <table:table-cell table:formula="of:=[.F441]/100" office:value-type="float" office:value="0.439">
            <text:p>0.439</text:p>
          </table:table-cell>
          <table:table-cell table:formula="of:=SIN(COS([.F441]))" office:value-type="float" office:value="0.839637515905758">
            <text:p>0.8396375159</text:p>
          </table:table-cell>
          <table:table-cell/>
          <table:table-cell office:value-type="float" office:value="43.9">
            <text:p>43.9</text:p>
          </table:table-cell>
          <table:table-cell table:number-columns-repeated="1018"/>
        </table:table-row>
        <table:table-row table:style-name="ro1">
          <table:table-cell table:formula="of:=SIN([.F442])" office:value-type="float" office:value="0.0177019251054207">
            <text:p>0.0177019251</text:p>
          </table:table-cell>
          <table:table-cell table:formula="of:=COS([.F442])*[.F442]" office:value-type="float" office:value="43.9931055804984">
            <text:p>43.9931055805</text:p>
          </table:table-cell>
          <table:table-cell table:formula="of:=[.F442]/100" office:value-type="float" office:value="0.44">
            <text:p>0.44</text:p>
          </table:table-cell>
          <table:table-cell table:formula="of:=SIN(COS([.F442]))" office:value-type="float" office:value="0.841386313779307">
            <text:p>0.8413863138</text:p>
          </table:table-cell>
          <table:table-cell/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formula="of:=SIN([.F443])" office:value-type="float" office:value="0.117431262827096">
            <text:p>0.1174312628</text:p>
          </table:table-cell>
          <table:table-cell table:formula="of:=COS([.F443])*[.F443]" office:value-type="float" office:value="43.7948726761804">
            <text:p>43.7948726762</text:p>
          </table:table-cell>
          <table:table-cell table:formula="of:=[.F443]/100" office:value-type="float" office:value="0.441">
            <text:p>0.441</text:p>
          </table:table-cell>
          <table:table-cell table:formula="of:=SIN(COS([.F443]))" office:value-type="float" office:value="0.837712528510881">
            <text:p>0.8377125285</text:p>
          </table:table-cell>
          <table:table-cell/>
          <table:table-cell office:value-type="float" office:value="44.1">
            <text:p>44.1</text:p>
          </table:table-cell>
          <table:table-cell table:number-columns-repeated="1018"/>
        </table:table-row>
        <table:table-row table:style-name="ro1">
          <table:table-cell table:formula="of:=SIN([.F444])" office:value-type="float" office:value="0.215987266188224">
            <text:p>0.2159872662</text:p>
          </table:table-cell>
          <table:table-cell table:formula="of:=COS([.F444])*[.F444]" office:value-type="float" office:value="43.1567111679044">
            <text:p>43.1567111679</text:p>
          </table:table-cell>
          <table:table-cell table:formula="of:=[.F444]/100" office:value-type="float" office:value="0.442">
            <text:p>0.442</text:p>
          </table:table-cell>
          <table:table-cell table:formula="of:=SIN(COS([.F444]))" office:value-type="float" office:value="0.828484572949335">
            <text:p>0.8284845729</text:p>
          </table:table-cell>
          <table:table-cell/>
          <table:table-cell office:value-type="float" office:value="44.2">
            <text:p>44.2</text:p>
          </table:table-cell>
          <table:table-cell table:number-columns-repeated="1018"/>
        </table:table-row>
        <table:table-row table:style-name="ro1">
          <table:table-cell table:formula="of:=SIN([.F445])" office:value-type="float" office:value="0.312385196181497">
            <text:p>0.3123851962</text:p>
          </table:table-cell>
          <table:table-cell table:formula="of:=COS([.F445])*[.F445]" office:value-type="float" office:value="42.0830295180035">
            <text:p>42.083029518</text:p>
          </table:table-cell>
          <table:table-cell table:formula="of:=[.F445]/100" office:value-type="float" office:value="0.443">
            <text:p>0.443</text:p>
          </table:table-cell>
          <table:table-cell table:formula="of:=SIN(COS([.F445]))" office:value-type="float" office:value="0.813389630484585">
            <text:p>0.8133896305</text:p>
          </table:table-cell>
          <table:table-cell/>
          <table:table-cell office:value-type="float" office:value="44.3">
            <text:p>44.3</text:p>
          </table:table-cell>
          <table:table-cell table:number-columns-repeated="1018"/>
        </table:table-row>
        <table:table-row table:style-name="ro1">
          <table:table-cell table:formula="of:=SIN([.F446])" office:value-type="float" office:value="0.405661876555342">
            <text:p>0.4056618766</text:p>
          </table:table-cell>
          <table:table-cell table:formula="of:=COS([.F446])*[.F446]" office:value-type="float" office:value="40.5826308516699">
            <text:p>40.5826308517</text:p>
          </table:table-cell>
          <table:table-cell table:formula="of:=[.F446]/100" office:value-type="float" office:value="0.444">
            <text:p>0.444</text:p>
          </table:table-cell>
          <table:table-cell table:formula="of:=SIN(COS([.F446]))" office:value-type="float" office:value="0.791966576039968">
            <text:p>0.791966576</text:p>
          </table:table-cell>
          <table:table-cell/>
          <table:table-cell office:value-type="float" office:value="44.4">
            <text:p>44.4</text:p>
          </table:table-cell>
          <table:table-cell table:number-columns-repeated="1018"/>
        </table:table-row>
        <table:table-row table:style-name="ro1">
          <table:table-cell table:formula="of:=SIN([.F447])" office:value-type="float" office:value="0.494885317552634">
            <text:p>0.4948853176</text:p>
          </table:table-cell>
          <table:table-cell table:formula="of:=COS([.F447])*[.F447]" office:value-type="float" office:value="38.6686442304726">
            <text:p>38.6686442305</text:p>
          </table:table-cell>
          <table:table-cell table:formula="of:=[.F447]/100" office:value-type="float" office:value="0.445">
            <text:p>0.445</text:p>
          </table:table-cell>
          <table:table-cell table:formula="of:=SIN(COS([.F447]))" office:value-type="float" office:value="0.763656804897091">
            <text:p>0.7636568049</text:p>
          </table:table-cell>
          <table:table-cell/>
          <table:table-cell office:value-type="float" office:value="44.5">
            <text:p>44.5</text:p>
          </table:table-cell>
          <table:table-cell table:number-columns-repeated="1018"/>
        </table:table-row>
        <table:table-row table:style-name="ro1">
          <table:table-cell table:formula="of:=SIN([.F448])" office:value-type="float" office:value="0.579164028044271">
            <text:p>0.579164028</text:p>
          </table:table-cell>
          <table:table-cell table:formula="of:=COS([.F448])*[.F448]" office:value-type="float" office:value="36.358412079859">
            <text:p>36.3584120799</text:p>
          </table:table-cell>
          <table:table-cell table:formula="of:=[.F448]/100" office:value-type="float" office:value="0.446">
            <text:p>0.446</text:p>
          </table:table-cell>
          <table:table-cell table:formula="of:=SIN(COS([.F448]))" office:value-type="float" office:value="0.727870323382454">
            <text:p>0.7278703234</text:p>
          </table:table-cell>
          <table:table-cell/>
          <table:table-cell office:value-type="float" office:value="44.6">
            <text:p>44.6</text:p>
          </table:table-cell>
          <table:table-cell table:number-columns-repeated="1018"/>
        </table:table-row>
        <table:table-row table:style-name="ro1">
          <table:table-cell table:formula="of:=SIN([.F449])" office:value-type="float" office:value="0.657655923013869">
            <text:p>0.657655923</text:p>
          </table:table-cell>
          <table:table-cell table:formula="of:=COS([.F449])*[.F449]" office:value-type="float" office:value="33.6733347094927">
            <text:p>33.6733347095</text:p>
          </table:table-cell>
          <table:table-cell table:formula="of:=[.F449]/100" office:value-type="float" office:value="0.447">
            <text:p>0.447</text:p>
          </table:table-cell>
          <table:table-cell table:formula="of:=SIN(COS([.F449]))" office:value-type="float" office:value="0.684063075266818">
            <text:p>0.6840630753</text:p>
          </table:table-cell>
          <table:table-cell/>
          <table:table-cell office:value-type="float" office:value="44.7">
            <text:p>44.7</text:p>
          </table:table-cell>
          <table:table-cell table:number-columns-repeated="1018"/>
        </table:table-row>
        <table:table-row table:style-name="ro1">
          <table:table-cell table:formula="of:=SIN([.F450])" office:value-type="float" office:value="0.729576737392858">
            <text:p>0.7295767374</text:p>
          </table:table-cell>
          <table:table-cell table:formula="of:=COS([.F450])*[.F450]" office:value-type="float" office:value="30.6386733020792">
            <text:p>30.6386733021</text:p>
          </table:table-cell>
          <table:table-cell table:formula="of:=[.F450]/100" office:value-type="float" office:value="0.448">
            <text:p>0.448</text:p>
          </table:table-cell>
          <table:table-cell table:formula="of:=SIN(COS([.F450]))" office:value-type="float" office:value="0.631819960017195">
            <text:p>0.63181996</text:p>
          </table:table-cell>
          <table:table-cell/>
          <table:table-cell office:value-type="float" office:value="44.8">
            <text:p>44.8</text:p>
          </table:table-cell>
          <table:table-cell table:number-columns-repeated="1018"/>
        </table:table-row>
        <table:table-row table:style-name="ro1">
          <table:table-cell table:formula="of:=SIN([.F451])" office:value-type="float" office:value="0.794207862177823">
            <text:p>0.7942078622</text:p>
          </table:table-cell>
          <table:table-cell table:formula="of:=COS([.F451])*[.F451]" office:value-type="float" office:value="27.2833131711502">
            <text:p>27.2833131712</text:p>
          </table:table-cell>
          <table:table-cell table:formula="of:=[.F451]/100" office:value-type="float" office:value="0.449">
            <text:p>0.449</text:p>
          </table:table-cell>
          <table:table-cell table:formula="of:=SIN(COS([.F451]))" office:value-type="float" office:value="0.570936565324432">
            <text:p>0.5709365653</text:p>
          </table:table-cell>
          <table:table-cell/>
          <table:table-cell office:value-type="float" office:value="44.9">
            <text:p>44.9</text:p>
          </table:table-cell>
          <table:table-cell table:number-columns-repeated="1018"/>
        </table:table-row>
        <table:table-row table:style-name="ro1">
          <table:table-cell table:formula="of:=SIN([.F452])" office:value-type="float" office:value="0.850903524534122">
            <text:p>0.8509035245</text:p>
          </table:table-cell>
          <table:table-cell table:formula="of:=COS([.F452])*[.F452]" office:value-type="float" office:value="23.6394894967976">
            <text:p>23.6394894968</text:p>
          </table:table-cell>
          <table:table-cell table:formula="of:=[.F452]/100" office:value-type="float" office:value="0.45">
            <text:p>0.45</text:p>
          </table:table-cell>
          <table:table-cell table:formula="of:=SIN(COS([.F452]))" office:value-type="float" office:value="0.501491603319815">
            <text:p>0.5014916033</text:p>
          </table:table-cell>
          <table:table-cell/>
          <table:table-cell office:value-type="float" office:value="45">
            <text:p>45</text:p>
          </table:table-cell>
          <table:table-cell table:number-columns-repeated="1018"/>
        </table:table-row>
        <table:table-row table:style-name="ro1">
          <table:table-cell table:formula="of:=SIN([.F453])" office:value-type="float" office:value="0.899097240144582">
            <text:p>0.8990972401</text:p>
          </table:table-cell>
          <table:table-cell table:formula="of:=COS([.F453])*[.F453]" office:value-type="float" office:value="19.7424781363513">
            <text:p>19.7424781364</text:p>
          </table:table-cell>
          <table:table-cell table:formula="of:=[.F453]/100" office:value-type="float" office:value="0.451">
            <text:p>0.451</text:p>
          </table:table-cell>
          <table:table-cell table:formula="of:=SIN(COS([.F453]))" office:value-type="float" office:value="0.423901756256621">
            <text:p>0.4239017563</text:p>
          </table:table-cell>
          <table:table-cell/>
          <table:table-cell office:value-type="float" office:value="45.1">
            <text:p>45.1</text:p>
          </table:table-cell>
          <table:table-cell table:number-columns-repeated="1018"/>
        </table:table-row>
        <table:table-row table:style-name="ro1">
          <table:table-cell table:formula="of:=SIN([.F454])" office:value-type="float" office:value="0.938307473333554">
            <text:p>0.9383074733</text:p>
          </table:table-cell>
          <table:table-cell table:formula="of:=COS([.F454])*[.F454]" office:value-type="float" office:value="15.6302544704857">
            <text:p>15.6302544705</text:p>
          </table:table-cell>
          <table:table-cell table:formula="of:=[.F454]/100" office:value-type="float" office:value="0.452">
            <text:p>0.452</text:p>
          </table:table-cell>
          <table:table-cell table:formula="of:=SIN(COS([.F454]))" office:value-type="float" office:value="0.338951395639239">
            <text:p>0.3389513956</text:p>
          </table:table-cell>
          <table:table-cell/>
          <table:table-cell office:value-type="float" office:value="45.2">
            <text:p>45.2</text:p>
          </table:table-cell>
          <table:table-cell table:number-columns-repeated="1018"/>
        </table:table-row>
        <table:table-row table:style-name="ro1">
          <table:table-cell table:formula="of:=SIN([.F455])" office:value-type="float" office:value="0.968142448412191">
            <text:p>0.9681424484</text:p>
          </table:table-cell>
          <table:table-cell table:formula="of:=COS([.F455])*[.F455]" office:value-type="float" office:value="11.3431235804405">
            <text:p>11.3431235804</text:p>
          </table:table-cell>
          <table:table-cell table:formula="of:=[.F455]/100" office:value-type="float" office:value="0.453">
            <text:p>0.453</text:p>
          </table:table-cell>
          <table:table-cell table:formula="of:=SIN(COS([.F455]))" office:value-type="float" office:value="0.247791580994036">
            <text:p>0.247791581</text:p>
          </table:table-cell>
          <table:table-cell/>
          <table:table-cell office:value-type="float" office:value="45.3">
            <text:p>45.3</text:p>
          </table:table-cell>
          <table:table-cell table:number-columns-repeated="1018"/>
        </table:table-row>
        <table:table-row table:style-name="ro1">
          <table:table-cell table:formula="of:=SIN([.F456])" office:value-type="float" office:value="0.988304064171638">
            <text:p>0.9883040642</text:p>
          </table:table-cell>
          <table:table-cell table:formula="of:=COS([.F456])*[.F456]" office:value-type="float" office:value="6.92332535543257">
            <text:p>6.9233253554</text:p>
          </table:table-cell>
          <table:table-cell table:formula="of:=[.F456]/100" office:value-type="float" office:value="0.454">
            <text:p>0.454</text:p>
          </table:table-cell>
          <table:table-cell table:formula="of:=SIN(COS([.F456]))" office:value-type="float" office:value="0.151905788446241">
            <text:p>0.1519057884</text:p>
          </table:table-cell>
          <table:table-cell/>
          <table:table-cell office:value-type="float" office:value="45.4">
            <text:p>45.4</text:p>
          </table:table-cell>
          <table:table-cell table:number-columns-repeated="1018"/>
        </table:table-row>
        <table:table-row table:style-name="ro1">
          <table:table-cell table:formula="of:=SIN([.F457])" office:value-type="float" office:value="0.998590872411771">
            <text:p>0.9985908724</text:p>
          </table:table-cell>
          <table:table-cell table:formula="of:=COS([.F457])*[.F457]" office:value-type="float" office:value="2.41461839773779">
            <text:p>2.4146183977</text:p>
          </table:table-cell>
          <table:table-cell table:formula="of:=[.F457]/100" office:value-type="float" office:value="0.455">
            <text:p>0.455</text:p>
          </table:table-cell>
          <table:table-cell table:formula="of:=SIN(COS([.F457]))" office:value-type="float" office:value="0.05304363050436">
            <text:p>0.0530436305</text:p>
          </table:table-cell>
          <table:table-cell/>
          <table:table-cell office:value-type="float" office:value="45.5">
            <text:p>45.5</text:p>
          </table:table-cell>
          <table:table-cell table:number-columns-repeated="1018"/>
        </table:table-row>
        <table:table-row table:style-name="ro1">
          <table:table-cell table:formula="of:=SIN([.F458])" office:value-type="float" office:value="0.998900090745021">
            <text:p>0.9989000907</text:p>
          </table:table-cell>
          <table:table-cell table:formula="of:=COS([.F458])*[.F458]" office:value-type="float" office:value="-2.13815317654517">
            <text:p>-2.1381531765</text:p>
          </table:table-cell>
          <table:table-cell table:formula="of:=[.F458]/100" office:value-type="float" office:value="0.456">
            <text:p>0.456</text:p>
          </table:table-cell>
          <table:table-cell table:formula="of:=SIN(COS([.F458]))" office:value-type="float" office:value="-0.046872144056383">
            <text:p>-0.0468721441</text:p>
          </table:table-cell>
          <table:table-cell/>
          <table:table-cell office:value-type="float" office:value="45.6">
            <text:p>45.6</text:p>
          </table:table-cell>
          <table:table-cell table:number-columns-repeated="1018"/>
        </table:table-row>
        <table:table-row table:style-name="ro1">
          <table:table-cell table:formula="of:=SIN([.F459])" office:value-type="float" office:value="0.989228629564017">
            <text:p>0.9892286296</text:p>
          </table:table-cell>
          <table:table-cell table:formula="of:=COS([.F459])*[.F459]" office:value-type="float" office:value="-6.68950575285746">
            <text:p>-6.6895057529</text:p>
          </table:table-cell>
          <table:table-cell table:formula="of:=[.F459]/100" office:value-type="float" office:value="0.457">
            <text:p>0.457</text:p>
          </table:table-cell>
          <table:table-cell table:formula="of:=SIN(COS([.F459]))" office:value-type="float" office:value="-0.145856505621871">
            <text:p>-0.1458565056</text:p>
          </table:table-cell>
          <table:table-cell/>
          <table:table-cell office:value-type="float" office:value="45.7">
            <text:p>45.7</text:p>
          </table:table-cell>
          <table:table-cell table:number-columns-repeated="1018"/>
        </table:table-row>
        <table:table-row table:style-name="ro1">
          <table:table-cell table:formula="of:=SIN([.F460])" office:value-type="float" office:value="0.969673122911919">
            <text:p>0.9696731229</text:p>
          </table:table-cell>
          <table:table-cell table:formula="of:=COS([.F460])*[.F460]" office:value-type="float" office:value="-11.1937706137307">
            <text:p>-11.1937706137</text:p>
          </table:table-cell>
          <table:table-cell table:formula="of:=[.F460]/100" office:value-type="float" office:value="0.458">
            <text:p>0.458</text:p>
          </table:table-cell>
          <table:table-cell table:formula="of:=SIN(COS([.F460]))" office:value-type="float" office:value="-0.241979508069628">
            <text:p>-0.2419795081</text:p>
          </table:table-cell>
          <table:table-cell/>
          <table:table-cell office:value-type="float" office:value="45.8">
            <text:p>45.8</text:p>
          </table:table-cell>
          <table:table-cell table:number-columns-repeated="1018"/>
        </table:table-row>
        <table:table-row table:style-name="ro1">
          <table:table-cell table:formula="of:=SIN([.F461])" office:value-type="float" office:value="0.940428962947003">
            <text:p>0.9404289629</text:p>
          </table:table-cell>
          <table:table-cell table:formula="of:=COS([.F461])*[.F461]" office:value-type="float" office:value="-15.6055521749783">
            <text:p>-15.605552175</text:p>
          </table:table-cell>
          <table:table-cell table:formula="of:=[.F461]/100" office:value-type="float" office:value="0.459">
            <text:p>0.459</text:p>
          </table:table-cell>
          <table:table-cell table:formula="of:=SIN(COS([.F461]))" office:value-type="float" office:value="-0.333477894104711">
            <text:p>-0.3334778941</text:p>
          </table:table-cell>
          <table:table-cell/>
          <table:table-cell office:value-type="float" office:value="45.9">
            <text:p>45.9</text:p>
          </table:table-cell>
          <table:table-cell table:number-columns-repeated="1018"/>
        </table:table-row>
        <table:table-row table:style-name="ro1">
          <table:table-cell table:formula="of:=SIN([.F462])" office:value-type="float" office:value="0.901788347648806">
            <text:p>0.9017883476</text:p>
          </table:table-cell>
          <table:table-cell table:formula="of:=COS([.F462])*[.F462]" office:value-type="float" office:value="-19.8801854647001">
            <text:p>-19.8801854647</text:p>
          </table:table-cell>
          <table:table-cell table:formula="of:=[.F462]/100" office:value-type="float" office:value="0.46">
            <text:p>0.46</text:p>
          </table:table-cell>
          <table:table-cell table:formula="of:=SIN(COS([.F462]))" office:value-type="float" office:value="-0.418849489467833">
            <text:p>-0.4188494895</text:p>
          </table:table-cell>
          <table:table-cell/>
          <table:table-cell office:value-type="float" office:value="46">
            <text:p>46</text:p>
          </table:table-cell>
          <table:table-cell table:number-columns-repeated="1018"/>
        </table:table-row>
        <table:table-row table:style-name="ro1">
          <table:table-cell table:formula="of:=SIN([.F463])" office:value-type="float" office:value="0.854137361272501">
            <text:p>0.8541373613</text:p>
          </table:table-cell>
          <table:table-cell table:formula="of:=COS([.F463])*[.F463]" office:value-type="float" office:value="-23.9741882351416">
            <text:p>-23.9741882351</text:p>
          </table:table-cell>
          <table:table-cell table:formula="of:=[.F463]/100" office:value-type="float" office:value="0.461">
            <text:p>0.461</text:p>
          </table:table-cell>
          <table:table-cell table:formula="of:=SIN(COS([.F463]))" office:value-type="float" office:value="-0.496921330178217">
            <text:p>-0.4969213302</text:p>
          </table:table-cell>
          <table:table-cell/>
          <table:table-cell office:value-type="float" office:value="46.1">
            <text:p>46.1</text:p>
          </table:table-cell>
          <table:table-cell table:number-columns-repeated="1018"/>
        </table:table-row>
        <table:table-row table:style-name="ro1">
          <table:table-cell table:formula="of:=SIN([.F464])" office:value-type="float" office:value="0.797952116722631">
            <text:p>0.7979521167</text:p>
          </table:table-cell>
          <table:table-cell table:formula="of:=COS([.F464])*[.F464]" office:value-type="float" office:value="-27.8457031317632">
            <text:p>-27.8457031318</text:p>
          </table:table-cell>
          <table:table-cell table:formula="of:=[.F464]/100" office:value-type="float" office:value="0.462">
            <text:p>0.462</text:p>
          </table:table-cell>
          <table:table-cell table:formula="of:=SIN(COS([.F464]))" office:value-type="float" office:value="-0.566885992537421">
            <text:p>-0.5668859925</text:p>
          </table:table-cell>
          <table:table-cell/>
          <table:table-cell office:value-type="float" office:value="46.2">
            <text:p>46.2</text:p>
          </table:table-cell>
          <table:table-cell table:number-columns-repeated="1018"/>
        </table:table-row>
        <table:table-row table:style-name="ro1">
          <table:table-cell table:formula="of:=SIN([.F465])" office:value-type="float" office:value="0.733793998390369">
            <text:p>0.7337939984</text:p>
          </table:table-cell>
          <table:table-cell table:formula="of:=COS([.F465])*[.F465]" office:value-type="float" office:value="-31.4549254244844">
            <text:p>-31.4549254245</text:p>
          </table:table-cell>
          <table:table-cell table:formula="of:=[.F465]/100" office:value-type="float" office:value="0.463">
            <text:p>0.463</text:p>
          </table:table-cell>
          <table:table-cell table:formula="of:=SIN(COS([.F465]))" office:value-type="float" office:value="-0.6283046150466">
            <text:p>-0.628304615</text:p>
          </table:table-cell>
          <table:table-cell/>
          <table:table-cell office:value-type="float" office:value="46.3">
            <text:p>46.3</text:p>
          </table:table-cell>
          <table:table-cell table:number-columns-repeated="1018"/>
        </table:table-row>
        <table:table-row table:style-name="ro1">
          <table:table-cell table:formula="of:=SIN([.F466])" office:value-type="float" office:value="0.662304052986238">
            <text:p>0.662304053</text:p>
          </table:table-cell>
          <table:table-cell table:formula="of:=COS([.F466])*[.F466]" office:value-type="float" office:value="-34.764511932375">
            <text:p>-34.7645119324</text:p>
          </table:table-cell>
          <table:table-cell table:formula="of:=[.F466]/100" office:value-type="float" office:value="0.464">
            <text:p>0.464</text:p>
          </table:table-cell>
          <table:table-cell table:formula="of:=SIN(COS([.F466]))" office:value-type="float" office:value="-0.681078943813193">
            <text:p>-0.6810789438</text:p>
          </table:table-cell>
          <table:table-cell/>
          <table:table-cell office:value-type="float" office:value="46.4">
            <text:p>46.4</text:p>
          </table:table-cell>
          <table:table-cell table:number-columns-repeated="1018"/>
        </table:table-row>
        <table:table-row table:style-name="ro1">
          <table:table-cell table:formula="of:=SIN([.F467])" office:value-type="float" office:value="0.58419658441328">
            <text:p>0.5841965844</text:p>
          </table:table-cell>
          <table:table-cell table:formula="of:=COS([.F467])*[.F467]" office:value-type="float" office:value="-37.7399669439508">
            <text:p>-37.739966944</text:p>
          </table:table-cell>
          <table:table-cell table:formula="of:=[.F467]/100" office:value-type="float" office:value="0.465">
            <text:p>0.465</text:p>
          </table:table-cell>
          <table:table-cell table:formula="of:=SIN(COS([.F467]))" office:value-type="float" office:value="-0.725397836712312">
            <text:p>-0.7253978367</text:p>
          </table:table-cell>
          <table:table-cell/>
          <table:table-cell office:value-type="float" office:value="46.5">
            <text:p>46.5</text:p>
          </table:table-cell>
          <table:table-cell table:number-columns-repeated="1018"/>
        </table:table-row>
        <table:table-row table:style-name="ro1">
          <table:table-cell table:formula="of:=SIN([.F468])" office:value-type="float" office:value="0.500252016678587">
            <text:p>0.5002520167</text:p>
          </table:table-cell>
          <table:table-cell table:formula="of:=COS([.F468])*[.F468]" office:value-type="float" office:value="-40.3500011492001">
            <text:p>-40.3500011492</text:p>
          </table:table-cell>
          <table:table-cell table:formula="of:=[.F468]/100" office:value-type="float" office:value="0.466">
            <text:p>0.466</text:p>
          </table:table-cell>
          <table:table-cell table:formula="of:=SIN(COS([.F468]))" office:value-type="float" office:value="-0.761665676903477">
            <text:p>-0.7616656769</text:p>
          </table:table-cell>
          <table:table-cell/>
          <table:table-cell office:value-type="float" office:value="46.6">
            <text:p>46.6</text:p>
          </table:table-cell>
          <table:table-cell table:number-columns-repeated="1018"/>
        </table:table-row>
        <table:table-row table:style-name="ro1">
          <table:table-cell table:formula="of:=SIN([.F469])" office:value-type="float" office:value="0.411309096154567">
            <text:p>0.4113090962</text:p>
          </table:table-cell>
          <table:table-cell table:formula="of:=COS([.F469])*[.F469]" office:value-type="float" office:value="-42.5668598545056">
            <text:p>-42.5668598545</text:p>
          </table:table-cell>
          <table:table-cell table:formula="of:=[.F469]/100" office:value-type="float" office:value="0.467">
            <text:p>0.467</text:p>
          </table:table-cell>
          <table:table-cell table:formula="of:=SIN(COS([.F469]))" office:value-type="float" office:value="-0.790420975645016">
            <text:p>-0.7904209756</text:p>
          </table:table-cell>
          <table:table-cell/>
          <table:table-cell office:value-type="float" office:value="46.7">
            <text:p>46.7</text:p>
          </table:table-cell>
          <table:table-cell table:number-columns-repeated="1018"/>
        </table:table-row>
        <table:table-row table:style-name="ro1">
          <table:table-cell table:formula="of:=SIN([.F470])" office:value-type="float" office:value="0.318256511102481">
            <text:p>0.3182565111</text:p>
          </table:table-cell>
          <table:table-cell table:formula="of:=COS([.F470])*[.F470]" office:value-type="float" office:value="-44.3666170453515">
            <text:p>-44.3666170454</text:p>
          </table:table-cell>
          <table:table-cell table:formula="of:=[.F470]/100" office:value-type="float" office:value="0.468">
            <text:p>0.468</text:p>
          </table:table-cell>
          <table:table-cell table:formula="of:=SIN(COS([.F470]))" office:value-type="float" office:value="-0.812253217770196">
            <text:p>-0.8122532178</text:p>
          </table:table-cell>
          <table:table-cell/>
          <table:table-cell office:value-type="float" office:value="46.8">
            <text:p>46.8</text:p>
          </table:table-cell>
          <table:table-cell table:number-columns-repeated="1018"/>
        </table:table-row>
        <table:table-row table:style-name="ro1">
          <table:table-cell table:formula="of:=SIN([.F471])" office:value-type="float" office:value="0.222024012193075">
            <text:p>0.2220240122</text:p>
          </table:table-cell>
          <table:table-cell table:formula="of:=COS([.F471])*[.F471]" office:value-type="float" office:value="-45.7294321913086">
            <text:p>-45.7294321913</text:p>
          </table:table-cell>
          <table:table-cell table:formula="of:=[.F471]/100" office:value-type="float" office:value="0.469">
            <text:p>0.469</text:p>
          </table:table-cell>
          <table:table-cell table:formula="of:=SIN(COS([.F471]))" office:value-type="float" office:value="-0.827725006527424">
            <text:p>-0.8277250065</text:p>
          </table:table-cell>
          <table:table-cell/>
          <table:table-cell office:value-type="float" office:value="46.9">
            <text:p>46.9</text:p>
          </table:table-cell>
          <table:table-cell table:number-columns-repeated="1018"/>
        </table:table-row>
        <table:table-row table:style-name="ro1">
          <table:table-cell table:formula="of:=SIN([.F472])" office:value-type="float" office:value="0.123573122745217">
            <text:p>0.1235731227</text:p>
          </table:table-cell>
          <table:table-cell table:formula="of:=COS([.F472])*[.F472]" office:value-type="float" office:value="-46.6397670500937">
            <text:p>-46.6397670501</text:p>
          </table:table-cell>
          <table:table-cell table:formula="of:=[.F472]/100" office:value-type="float" office:value="0.47">
            <text:p>0.47</text:p>
          </table:table-cell>
          <table:table-cell table:formula="of:=SIN(COS([.F472]))" office:value-type="float" office:value="-0.837305145662646">
            <text:p>-0.8373051457</text:p>
          </table:table-cell>
          <table:table-cell/>
          <table:table-cell office:value-type="float" office:value="47">
            <text:p>47</text:p>
          </table:table-cell>
          <table:table-cell table:number-columns-repeated="1018"/>
        </table:table-row>
        <table:table-row table:style-name="ro1">
          <table:table-cell table:formula="of:=SIN([.F473])" office:value-type="float" office:value="0.0238875315027389">
            <text:p>0.0238875315</text:p>
          </table:table-cell>
          <table:table-cell table:formula="of:=COS([.F473])*[.F473]" office:value-type="float" office:value="-47.0865601189813">
            <text:p>-47.086560119</text:p>
          </table:table-cell>
          <table:table-cell table:formula="of:=[.F473]/100" office:value-type="float" office:value="0.471">
            <text:p>0.471</text:p>
          </table:table-cell>
          <table:table-cell table:formula="of:=SIN(COS([.F473]))" office:value-type="float" office:value="-0.841316776482121">
            <text:p>-0.8413167765</text:p>
          </table:table-cell>
          <table:table-cell/>
          <table:table-cell office:value-type="float" office:value="47.1">
            <text:p>47.1</text:p>
          </table:table-cell>
          <table:table-cell table:number-columns-repeated="1018"/>
        </table:table-row>
        <table:table-row table:style-name="ro1">
          <table:table-cell table:formula="of:=SIN([.F474])" office:value-type="float" office:value="-0.0760367360583536">
            <text:p>-0.0760367361</text:p>
          </table:table-cell>
          <table:table-cell table:formula="of:=COS([.F474])*[.F474]" office:value-type="float" office:value="-47.0633567986846">
            <text:p>-47.0633567987</text:p>
          </table:table-cell>
          <table:table-cell table:formula="of:=[.F474]/100" office:value-type="float" office:value="0.472">
            <text:p>0.472</text:p>
          </table:table-cell>
          <table:table-cell table:formula="of:=SIN(COS([.F474]))" office:value-type="float" office:value="-0.839903294808879">
            <text:p>-0.8399032948</text:p>
          </table:table-cell>
          <table:table-cell/>
          <table:table-cell office:value-type="float" office:value="47.2">
            <text:p>47.2</text:p>
          </table:table-cell>
          <table:table-cell table:number-columns-repeated="1018"/>
        </table:table-row>
        <table:table-row table:style-name="ro1">
          <table:table-cell table:formula="of:=SIN([.F475])" office:value-type="float" office:value="-0.175201269687154">
            <text:p>-0.1752012697</text:p>
          </table:table-cell>
          <table:table-cell table:formula="of:=COS([.F475])*[.F475]" office:value-type="float" office:value="-46.5683937729025">
            <text:p>-46.5683937729</text:p>
          </table:table-cell>
          <table:table-cell table:formula="of:=[.F475]/100" office:value-type="float" office:value="0.473">
            <text:p>0.473</text:p>
          </table:table-cell>
          <table:table-cell table:formula="of:=SIN(COS([.F475]))" office:value-type="float" office:value="-0.833013612166922">
            <text:p>-0.8330136122</text:p>
          </table:table-cell>
          <table:table-cell/>
          <table:table-cell office:value-type="float" office:value="47.3">
            <text:p>47.3</text:p>
          </table:table-cell>
          <table:table-cell table:number-columns-repeated="1018"/>
        </table:table-row>
        <table:table-row table:style-name="ro1">
          <table:table-cell table:formula="of:=SIN([.F476])" office:value-type="float" office:value="-0.272615250143081">
            <text:p>-0.2726152501</text:p>
          </table:table-cell>
          <table:table-cell table:formula="of:=COS([.F476])*[.F476]" office:value-type="float" office:value="-45.6046365617351">
            <text:p>-45.6046365617</text:p>
          </table:table-cell>
          <table:table-cell table:formula="of:=[.F476]/100" office:value-type="float" office:value="0.474">
            <text:p>0.474</text:p>
          </table:table-cell>
          <table:table-cell table:formula="of:=SIN(COS([.F476]))" office:value-type="float" office:value="-0.820407380957164">
            <text:p>-0.820407381</text:p>
          </table:table-cell>
          <table:table-cell/>
          <table:table-cell office:value-type="float" office:value="47.4">
            <text:p>47.4</text:p>
          </table:table-cell>
          <table:table-cell table:number-columns-repeated="1018"/>
        </table:table-row>
        <table:table-row table:style-name="ro1">
          <table:table-cell table:formula="of:=SIN([.F477])" office:value-type="float" office:value="-0.367305349134198">
            <text:p>-0.3673053491</text:p>
          </table:table-cell>
          <table:table-cell table:formula="of:=COS([.F477])*[.F477]" office:value-type="float" office:value="-44.1797696745611">
            <text:p>-44.1797696746</text:p>
          </table:table-cell>
          <table:table-cell table:formula="of:=[.F477]/100" office:value-type="float" office:value="0.475">
            <text:p>0.475</text:p>
          </table:table-cell>
          <table:table-cell table:formula="of:=SIN(COS([.F477]))" office:value-type="float" office:value="-0.801679967864138">
            <text:p>-0.8016799679</text:p>
          </table:table-cell>
          <table:table-cell/>
          <table:table-cell office:value-type="float" office:value="47.5">
            <text:p>47.5</text:p>
          </table:table-cell>
          <table:table-cell table:number-columns-repeated="1018"/>
        </table:table-row>
        <table:table-row table:style-name="ro1">
          <table:table-cell table:formula="of:=SIN([.F478])" office:value-type="float" office:value="-0.458325454491766">
            <text:p>-0.4583254545</text:p>
          </table:table-cell>
          <table:table-cell table:formula="of:=COS([.F478])*[.F478]" office:value-type="float" office:value="-42.3061392630979">
            <text:p>-42.3061392631</text:p>
          </table:table-cell>
          <table:table-cell table:formula="of:=[.F478]/100" office:value-type="float" office:value="0.476">
            <text:p>0.476</text:p>
          </table:table-cell>
          <table:table-cell table:formula="of:=SIN(COS([.F478]))" office:value-type="float" office:value="-0.776306084465707">
            <text:p>-0.7763060845</text:p>
          </table:table-cell>
          <table:table-cell/>
          <table:table-cell office:value-type="float" office:value="47.6">
            <text:p>47.6</text:p>
          </table:table-cell>
          <table:table-cell table:number-columns-repeated="1018"/>
        </table:table-row>
        <table:table-row table:style-name="ro1">
          <table:table-cell table:formula="of:=SIN([.F479])" office:value-type="float" office:value="-0.544766123410311">
            <text:p>-0.5447661234</text:p>
          </table:table-cell>
          <table:table-cell table:formula="of:=COS([.F479])*[.F479]" office:value-type="float" office:value="-40.0006486534565">
            <text:p>-40.0006486535</text:p>
          </table:table-cell>
          <table:table-cell table:formula="of:=[.F479]/100" office:value-type="float" office:value="0.477">
            <text:p>0.477</text:p>
          </table:table-cell>
          <table:table-cell table:formula="of:=SIN(COS([.F479]))" office:value-type="float" office:value="-0.743699935224338">
            <text:p>-0.7436999352</text:p>
          </table:table-cell>
          <table:table-cell/>
          <table:table-cell office:value-type="float" office:value="47.7">
            <text:p>47.7</text:p>
          </table:table-cell>
          <table:table-cell table:number-columns-repeated="1018"/>
        </table:table-row>
        <table:table-row table:style-name="ro1">
          <table:table-cell table:formula="of:=SIN([.F480])" office:value-type="float" office:value="-0.625763669299479">
            <text:p>-0.6257636693</text:p>
          </table:table-cell>
          <table:table-cell table:formula="of:=COS([.F480])*[.F480]" office:value-type="float" office:value="-37.2846076122514">
            <text:p>-37.2846076123</text:p>
          </table:table-cell>
          <table:table-cell table:formula="of:=[.F480]/100" office:value-type="float" office:value="0.478">
            <text:p>0.478</text:p>
          </table:table-cell>
          <table:table-cell table:formula="of:=SIN(COS([.F480]))" office:value-type="float" office:value="-0.703288455958976">
            <text:p>-0.703288456</text:p>
          </table:table-cell>
          <table:table-cell/>
          <table:table-cell office:value-type="float" office:value="47.8">
            <text:p>47.8</text:p>
          </table:table-cell>
          <table:table-cell table:number-columns-repeated="1018"/>
        </table:table-row>
        <table:table-row table:style-name="ro1">
          <table:table-cell table:formula="of:=SIN([.F481])" office:value-type="float" office:value="-0.700508791454974">
            <text:p>-0.7005087915</text:p>
          </table:table-cell>
          <table:table-cell table:formula="of:=COS([.F481])*[.F481]" office:value-type="float" office:value="-34.1835366714135">
            <text:p>-34.1835366714</text:p>
          </table:table-cell>
          <table:table-cell table:formula="of:=[.F481]/100" office:value-type="float" office:value="0.479">
            <text:p>0.479</text:p>
          </table:table-cell>
          <table:table-cell table:formula="of:=SIN(COS([.F481]))" office:value-type="float" office:value="-0.654592735341868">
            <text:p>-0.6545927353</text:p>
          </table:table-cell>
          <table:table-cell/>
          <table:table-cell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formula="of:=SIN([.F482])" office:value-type="float" office:value="-0.768254661323671">
            <text:p>-0.7682546613</text:p>
          </table:table-cell>
          <table:table-cell table:formula="of:=COS([.F482])*[.F482]" office:value-type="float" office:value="-30.7269282945213">
            <text:p>-30.7269282945</text:p>
          </table:table-cell>
          <table:table-cell table:formula="of:=[.F482]/100" office:value-type="float" office:value="0.48">
            <text:p>0.48</text:p>
          </table:table-cell>
          <table:table-cell table:formula="of:=SIN(COS([.F482]))" office:value-type="float" office:value="-0.597311209216976">
            <text:p>-0.5973112092</text:p>
          </table:table-cell>
          <table:table-cell/>
          <table:table-cell office:value-type="float" office:value="48">
            <text:p>48</text:p>
          </table:table-cell>
          <table:table-cell table:number-columns-repeated="1018"/>
        </table:table-row>
        <table:table-row table:style-name="ro1">
          <table:table-cell table:formula="of:=SIN([.F483])" office:value-type="float" office:value="-0.828324384567645">
            <text:p>-0.8283243846</text:p>
          </table:table-cell>
          <table:table-cell table:formula="of:=COS([.F483])*[.F483]" office:value-type="float" office:value="-26.9479671095437">
            <text:p>-26.9479671095</text:p>
          </table:table-cell>
          <table:table-cell table:formula="of:=[.F483]/100" office:value-type="float" office:value="0.481">
            <text:p>0.481</text:p>
          </table:table-cell>
          <table:table-cell table:formula="of:=SIN(COS([.F483]))" office:value-type="float" office:value="-0.531396975547708">
            <text:p>-0.5313969755</text:p>
          </table:table-cell>
          <table:table-cell/>
          <table:table-cell office:value-type="float" office:value="48.1">
            <text:p>48.1</text:p>
          </table:table-cell>
          <table:table-cell table:number-columns-repeated="1018"/>
        </table:table-row>
        <table:table-row table:style-name="ro1">
          <table:table-cell table:formula="of:=SIN([.F484])" office:value-type="float" office:value="-0.880117764368662">
            <text:p>-0.8801177644</text:p>
          </table:table-cell>
          <table:table-cell table:formula="of:=COS([.F484])*[.F484]" office:value-type="float" office:value="-22.8832118543402">
            <text:p>-22.8832118543</text:p>
          </table:table-cell>
          <table:table-cell table:formula="of:=[.F484]/100" office:value-type="float" office:value="0.482">
            <text:p>0.482</text:p>
          </table:table-cell>
          <table:table-cell table:formula="of:=SIN(COS([.F484]))" office:value-type="float" office:value="-0.457120941550645">
            <text:p>-0.4571209416</text:p>
          </table:table-cell>
          <table:table-cell/>
          <table:table-cell office:value-type="float" office:value="48.2">
            <text:p>48.2</text:p>
          </table:table-cell>
          <table:table-cell table:number-columns-repeated="1018"/>
        </table:table-row>
        <table:table-row table:style-name="ro1">
          <table:table-cell table:formula="of:=SIN([.F485])" office:value-type="float" office:value="-0.92311729839636">
            <text:p>-0.9231172984</text:p>
          </table:table-cell>
          <table:table-cell table:formula="of:=COS([.F485])*[.F485]" office:value-type="float" office:value="-18.5722420777785">
            <text:p>-18.5722420778</text:p>
          </table:table-cell>
          <table:table-cell table:formula="of:=[.F485]/100" office:value-type="float" office:value="0.483">
            <text:p>0.483</text:p>
          </table:table-cell>
          <table:table-cell table:formula="of:=SIN(COS([.F485]))" office:value-type="float" office:value="-0.375112811529131">
            <text:p>-0.3751128115</text:p>
          </table:table-cell>
          <table:table-cell/>
          <table:table-cell office:value-type="float" office:value="48.3">
            <text:p>48.3</text:p>
          </table:table-cell>
          <table:table-cell table:number-columns-repeated="1018"/>
        </table:table-row>
        <table:table-row table:style-name="ro1">
          <table:table-cell table:formula="of:=SIN([.F486])" office:value-type="float" office:value="-0.95689334952049">
            <text:p>-0.9568933495</text:p>
          </table:table-cell>
          <table:table-cell table:formula="of:=COS([.F486])*[.F486]" office:value-type="float" office:value="-14.0572730067698">
            <text:p>-14.0572730068</text:p>
          </table:table-cell>
          <table:table-cell table:formula="of:=[.F486]/100" office:value-type="float" office:value="0.484">
            <text:p>0.484</text:p>
          </table:table-cell>
          <table:table-cell table:formula="of:=SIN(COS([.F486]))" office:value-type="float" office:value="-0.286373369546272">
            <text:p>-0.2863733695</text:p>
          </table:table-cell>
          <table:table-cell/>
          <table:table-cell office:value-type="float" office:value="48.4">
            <text:p>48.4</text:p>
          </table:table-cell>
          <table:table-cell table:number-columns-repeated="1018"/>
        </table:table-row>
        <table:table-row table:style-name="ro1">
          <table:table-cell table:formula="of:=SIN([.F487])" office:value-type="float" office:value="-0.981108438603098">
            <text:p>-0.9811084386</text:p>
          </table:table-cell>
          <table:table-cell table:formula="of:=COS([.F487])*[.F487]" office:value-type="float" office:value="-9.38274232410421">
            <text:p>-9.3827423241</text:p>
          </table:table-cell>
          <table:table-cell table:formula="of:=[.F487]/100" office:value-type="float" office:value="0.485">
            <text:p>0.485</text:p>
          </table:table-cell>
          <table:table-cell table:formula="of:=SIN(COS([.F487]))" office:value-type="float" office:value="-0.192254123031627">
            <text:p>-0.192254123</text:p>
          </table:table-cell>
          <table:table-cell/>
          <table:table-cell office:value-type="float" office:value="48.5">
            <text:p>48.5</text:p>
          </table:table-cell>
          <table:table-cell table:number-columns-repeated="1018"/>
        </table:table-row>
        <table:table-row table:style-name="ro1">
          <table:table-cell table:formula="of:=SIN([.F488])" office:value-type="float" office:value="-0.995520616478515">
            <text:p>-0.9955206165</text:p>
          </table:table-cell>
          <table:table-cell table:formula="of:=COS([.F488])*[.F488]" office:value-type="float" office:value="-4.59487290015342">
            <text:p>-4.5948729002</text:p>
          </table:table-cell>
          <table:table-cell table:formula="of:=[.F488]/100" office:value-type="float" office:value="0.486">
            <text:p>0.486</text:p>
          </table:table-cell>
          <table:table-cell table:formula="of:=SIN(COS([.F488]))" office:value-type="float" office:value="-0.0944039216504676">
            <text:p>-0.0944039217</text:p>
          </table:table-cell>
          <table:table-cell/>
          <table:table-cell office:value-type="float" office:value="48.6">
            <text:p>48.6</text:p>
          </table:table-cell>
          <table:table-cell table:number-columns-repeated="1018"/>
        </table:table-row>
        <table:table-row table:style-name="ro1">
          <table:table-cell table:formula="of:=SIN([.F489])" office:value-type="float" office:value="-0.999985881429444">
            <text:p>-0.9999858814</text:p>
          </table:table-cell>
          <table:table-cell table:formula="of:=COS([.F489])*[.F489]" office:value-type="float" office:value="0.258784219850079">
            <text:p>0.2587842199</text:p>
          </table:table-cell>
          <table:table-cell table:formula="of:=[.F489]/100" office:value-type="float" office:value="0.487">
            <text:p>0.487</text:p>
          </table:table-cell>
          <table:table-cell table:formula="of:=SIN(COS([.F489]))" office:value-type="float" office:value="0.00531381934235401">
            <text:p>0.0053138193</text:p>
          </table:table-cell>
          <table:table-cell/>
          <table:table-cell office:value-type="float" office:value="48.7">
            <text:p>48.7</text:p>
          </table:table-cell>
          <table:table-cell table:number-columns-repeated="1018"/>
        </table:table-row>
        <table:table-row table:style-name="ro1">
          <table:table-cell table:formula="of:=SIN([.F490])" office:value-type="float" office:value="-0.994459618004515">
            <text:p>-0.994459618</text:p>
          </table:table-cell>
          <table:table-cell table:formula="of:=COS([.F490])*[.F490]" office:value-type="float" office:value="5.12982205489986">
            <text:p>5.1298220549</text:p>
          </table:table-cell>
          <table:table-cell table:formula="of:=[.F490]/100" office:value-type="float" office:value="0.488">
            <text:p>0.488</text:p>
          </table:table-cell>
          <table:table-cell table:formula="of:=SIN(COS([.F490]))" office:value-type="float" office:value="0.104925815424881">
            <text:p>0.1049258154</text:p>
          </table:table-cell>
          <table:table-cell/>
          <table:table-cell office:value-type="float" office:value="48.8">
            <text:p>48.8</text:p>
          </table:table-cell>
          <table:table-cell table:number-columns-repeated="1018"/>
        </table:table-row>
        <table:table-row table:style-name="ro1">
          <table:table-cell table:formula="of:=SIN([.F491])" office:value-type="float" office:value="-0.978997042801128">
            <text:p>-0.9789970428</text:p>
          </table:table-cell>
          <table:table-cell table:formula="of:=COS([.F491])*[.F491]" office:value-type="float" office:value="9.96946046394735">
            <text:p>9.9694604639</text:p>
          </table:table-cell>
          <table:table-cell table:formula="of:=[.F491]/100" office:value-type="float" office:value="0.489">
            <text:p>0.489</text:p>
          </table:table-cell>
          <table:table-cell table:formula="of:=SIN(COS([.F491]))" office:value-type="float" office:value="0.202465046275738">
            <text:p>0.2024650463</text:p>
          </table:table-cell>
          <table:table-cell/>
          <table:table-cell office:value-type="float" office:value="48.9">
            <text:p>48.9</text:p>
          </table:table-cell>
          <table:table-cell table:number-columns-repeated="1018"/>
        </table:table-row>
        <table:table-row table:style-name="ro1">
          <table:table-cell table:formula="of:=SIN([.F492])" office:value-type="float" office:value="-0.95375265275947">
            <text:p>-0.9537526528</text:p>
          </table:table-cell>
          <table:table-cell table:formula="of:=COS([.F492])*[.F492]" office:value-type="float" office:value="14.7290346434386">
            <text:p>14.7290346434</text:p>
          </table:table-cell>
          <table:table-cell table:formula="of:=[.F492]/100" office:value-type="float" office:value="0.49">
            <text:p>0.49</text:p>
          </table:table-cell>
          <table:table-cell table:formula="of:=SIN(COS([.F492]))" office:value-type="float" office:value="0.296086233408154">
            <text:p>0.2960862334</text:p>
          </table:table-cell>
          <table:table-cell/>
          <table:table-cell office:value-type="float" office:value="49">
            <text:p>49</text:p>
          </table:table-cell>
          <table:table-cell table:number-columns-repeated="1018"/>
        </table:table-row>
        <table:table-row table:style-name="ro1">
          <table:table-cell table:formula="of:=SIN([.F493])" office:value-type="float" office:value="-0.918978681480152">
            <text:p>-0.9189786815</text:p>
          </table:table-cell>
          <table:table-cell table:formula="of:=COS([.F493])*[.F493]" office:value-type="float" office:value="19.3604844547359">
            <text:p>19.3604844547</text:p>
          </table:table-cell>
          <table:table-cell table:formula="of:=[.F493]/100" office:value-type="float" office:value="0.491">
            <text:p>0.491</text:p>
          </table:table-cell>
          <table:table-cell table:formula="of:=SIN(COS([.F493]))" office:value-type="float" office:value="0.384168662067582">
            <text:p>0.3841686621</text:p>
          </table:table-cell>
          <table:table-cell/>
          <table:table-cell office:value-type="float" office:value="49.1">
            <text:p>49.1</text:p>
          </table:table-cell>
          <table:table-cell table:number-columns-repeated="1018"/>
        </table:table-row>
        <table:table-row table:style-name="ro1">
          <table:table-cell table:formula="of:=SIN([.F494])" office:value-type="float" office:value="-0.875022578989447">
            <text:p>-0.875022579</text:p>
          </table:table-cell>
          <table:table-cell table:formula="of:=COS([.F494])*[.F494]" office:value-type="float" office:value="23.8168396614067">
            <text:p>23.8168396614</text:p>
          </table:table-cell>
          <table:table-cell table:formula="of:=[.F494]/100" office:value-type="float" office:value="0.492">
            <text:p>0.492</text:p>
          </table:table-cell>
          <table:table-cell table:formula="of:=SIN(COS([.F494]))" office:value-type="float" office:value="0.465396126169108">
            <text:p>0.4653961262</text:p>
          </table:table-cell>
          <table:table-cell/>
          <table:table-cell office:value-type="float" office:value="49.2">
            <text:p>49.2</text:p>
          </table:table-cell>
          <table:table-cell table:number-columns-repeated="1018"/>
        </table:table-row>
        <table:table-row table:style-name="ro1">
          <table:table-cell table:formula="of:=SIN([.F495])" office:value-type="float" office:value="-0.822323540133487">
            <text:p>-0.8223235401</text:p>
          </table:table-cell>
          <table:table-cell table:formula="of:=COS([.F495])*[.F495]" office:value-type="float" office:value="28.052696177722">
            <text:p>28.0526961777</text:p>
          </table:table-cell>
          <table:table-cell table:formula="of:=[.F495]/100" office:value-type="float" office:value="0.493">
            <text:p>0.493</text:p>
          </table:table-cell>
          <table:table-cell table:formula="of:=SIN(COS([.F495]))" office:value-type="float" office:value="0.538806900694132">
            <text:p>0.5388069007</text:p>
          </table:table-cell>
          <table:table-cell/>
          <table:table-cell office:value-type="float" office:value="49.3">
            <text:p>49.3</text:p>
          </table:table-cell>
          <table:table-cell table:number-columns-repeated="1018"/>
        </table:table-row>
        <table:table-row table:style-name="ro1">
          <table:table-cell table:formula="of:=SIN([.F496])" office:value-type="float" office:value="-0.761408116288536">
            <text:p>-0.7614081163</text:p>
          </table:table-cell>
          <table:table-cell table:formula="of:=COS([.F496])*[.F496]" office:value-type="float" office:value="32.024678500538">
            <text:p>32.0246785005</text:p>
          </table:table-cell>
          <table:table-cell table:formula="of:=[.F496]/100" office:value-type="float" office:value="0.494">
            <text:p>0.494</text:p>
          </table:table-cell>
          <table:table-cell table:formula="of:=SIN(COS([.F496]))" office:value-type="float" office:value="0.603810542966596">
            <text:p>0.603810543</text:p>
          </table:table-cell>
          <table:table-cell/>
          <table:table-cell office:value-type="float" office:value="49.4">
            <text:p>49.4</text:p>
          </table:table-cell>
          <table:table-cell table:number-columns-repeated="1018"/>
        </table:table-row>
        <table:table-row table:style-name="ro1">
          <table:table-cell table:formula="of:=SIN([.F497])" office:value-type="float" office:value="-0.692884954233691">
            <text:p>-0.6928849542</text:p>
          </table:table-cell>
          <table:table-cell table:formula="of:=COS([.F497])*[.F497]" office:value-type="float" office:value="35.6918836164703">
            <text:p>35.6918836165</text:p>
          </table:table-cell>
          <table:table-cell table:formula="of:=[.F497]/100" office:value-type="float" office:value="0.495">
            <text:p>0.495</text:p>
          </table:table-cell>
          <table:table-cell table:formula="of:=SIN(COS([.F497]))" office:value-type="float" office:value="0.66017231770152">
            <text:p>0.6601723177</text:p>
          </table:table-cell>
          <table:table-cell/>
          <table:table-cell office:value-type="float" office:value="49.5">
            <text:p>49.5</text:p>
          </table:table-cell>
          <table:table-cell table:number-columns-repeated="1018"/>
        </table:table-row>
        <table:table-row table:style-name="ro1">
          <table:table-cell table:formula="of:=SIN([.F498])" office:value-type="float" office:value="-0.617438714753462">
            <text:p>-0.6174387148</text:p>
          </table:table-cell>
          <table:table-cell table:formula="of:=COS([.F498])*[.F498]" office:value-type="float" office:value="39.0163018439396">
            <text:p>39.0163018439</text:p>
          </table:table-cell>
          <table:table-cell table:formula="of:=[.F498]/100" office:value-type="float" office:value="0.496">
            <text:p>0.496</text:p>
          </table:table-cell>
          <table:table-cell table:formula="of:=SIN(COS([.F498]))" office:value-type="float" office:value="0.707969507944115">
            <text:p>0.7079695079</text:p>
          </table:table-cell>
          <table:table-cell/>
          <table:table-cell office:value-type="float" office:value="49.6">
            <text:p>49.6</text:p>
          </table:table-cell>
          <table:table-cell table:number-columns-repeated="1018"/>
        </table:table-row>
        <table:table-row table:style-name="ro1">
          <table:table-cell table:formula="of:=SIN([.F499])" office:value-type="float" office:value="-0.535823231733515">
            <text:p>-0.5358232317</text:p>
          </table:table-cell>
          <table:table-cell table:formula="of:=COS([.F499])*[.F499]" office:value-type="float" office:value="41.9632102837519">
            <text:p>41.9632102838</text:p>
          </table:table-cell>
          <table:table-cell table:formula="of:=[.F499]/100" office:value-type="float" office:value="0.497">
            <text:p>0.497</text:p>
          </table:table-cell>
          <table:table-cell table:formula="of:=SIN(COS([.F499]))" office:value-type="float" office:value="0.747526368442689">
            <text:p>0.7475263684</text:p>
          </table:table-cell>
          <table:table-cell/>
          <table:table-cell office:value-type="float" office:value="49.7">
            <text:p>49.7</text:p>
          </table:table-cell>
          <table:table-cell table:number-columns-repeated="1018"/>
        </table:table-row>
        <table:table-row table:style-name="ro1">
          <table:table-cell table:formula="of:=SIN([.F500])" office:value-type="float" office:value="-0.448853980101698">
            <text:p>-0.4488539801</text:p>
          </table:table-cell>
          <table:table-cell table:formula="of:=COS([.F500])*[.F500]" office:value-type="float" office:value="44.5015348103906">
            <text:p>44.5015348104</text:p>
          </table:table-cell>
          <table:table-cell table:formula="of:=[.F500]/100" office:value-type="float" office:value="0.498">
            <text:p>0.498</text:p>
          </table:table-cell>
          <table:table-cell table:formula="of:=SIN(COS([.F500]))" office:value-type="float" office:value="0.779335796660448">
            <text:p>0.7793357967</text:p>
          </table:table-cell>
          <table:table-cell/>
          <table:table-cell office:value-type="float" office:value="49.8">
            <text:p>49.8</text:p>
          </table:table-cell>
          <table:table-cell table:number-columns-repeated="1018"/>
        </table:table-row>
        <table:table-row table:style-name="ro1">
          <table:table-cell table:formula="of:=SIN([.F501])" office:value-type="float" office:value="-0.357399927872105">
            <text:p>-0.3573999279</text:p>
          </table:table-cell>
          <table:table-cell table:formula="of:=COS([.F501])*[.F501]" office:value-type="float" office:value="46.6041768367373">
            <text:p>46.6041768367</text:p>
          </table:table-cell>
          <table:table-cell table:formula="of:=[.F501]/100" office:value-type="float" office:value="0.499">
            <text:p>0.499</text:p>
          </table:table-cell>
          <table:table-cell table:formula="of:=SIN(COS([.F501]))" office:value-type="float" office:value="0.803975981427873">
            <text:p>0.8039759814</text:p>
          </table:table-cell>
          <table:table-cell/>
          <table:table-cell office:value-type="float" office:value="49.9">
            <text:p>49.9</text:p>
          </table:table-cell>
          <table:table-cell table:number-columns-repeated="1018"/>
        </table:table-row>
        <table:table-row table:style-name="ro1">
          <table:table-cell table:formula="of:=SIN([.F502])" office:value-type="float" office:value="-0.262374853703922">
            <text:p>-0.2623748537</text:p>
          </table:table-cell>
          <table:table-cell table:formula="of:=COS([.F502])*[.F502]" office:value-type="float" office:value="48.2483014246058">
            <text:p>48.2483014246</text:p>
          </table:table-cell>
          <table:table-cell table:formula="of:=[.F502]/100" office:value-type="float" office:value="0.5">
            <text:p>0.5</text:p>
          </table:table-cell>
          <table:table-cell table:formula="of:=SIN(COS([.F502]))" office:value-type="float" office:value="0.822029571985524">
            <text:p>0.822029572</text:p>
          </table:table-cell>
          <table:table-cell/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table:formula="of:=SIN([.F503])" office:value-type="float" office:value="-0.164728216727132">
            <text:p>-0.1647282167</text:p>
          </table:table-cell>
          <table:table-cell table:formula="of:=COS([.F503])*[.F503]" office:value-type="float" office:value="49.415583689025">
            <text:p>49.415583689</text:p>
          </table:table-cell>
          <table:table-cell table:formula="of:=[.F503]/100" office:value-type="float" office:value="0.501">
            <text:p>0.501</text:p>
          </table:table-cell>
          <table:table-cell table:formula="of:=SIN(COS([.F503]))" office:value-type="float" office:value="0.834011624595858">
            <text:p>0.8340116246</text:p>
          </table:table-cell>
          <table:table-cell/>
          <table:table-cell office:value-type="float" office:value="50.1">
            <text:p>50.1</text:p>
          </table:table-cell>
          <table:table-cell table:number-columns-repeated="1018"/>
        </table:table-row>
        <table:table-row table:style-name="ro1">
          <table:table-cell table:formula="of:=SIN([.F504])" office:value-type="float" office:value="-0.0654356698607069">
            <text:p>-0.0654356699</text:p>
          </table:table-cell>
          <table:table-cell table:formula="of:=COS([.F504])*[.F504]" office:value-type="float" office:value="50.0924108519826">
            <text:p>50.092410852</text:p>
          </table:table-cell>
          <table:table-cell table:formula="of:=[.F504]/100" office:value-type="float" office:value="0.502">
            <text:p>0.502</text:p>
          </table:table-cell>
          <table:table-cell table:formula="of:=SIN(COS([.F504]))" office:value-type="float" office:value="0.8403110717402">
            <text:p>0.8403110717</text:p>
          </table:table-cell>
          <table:table-cell/>
          <table:table-cell office:value-type="float" office:value="50.2">
            <text:p>50.2</text:p>
          </table:table-cell>
          <table:table-cell table:number-columns-repeated="1018"/>
        </table:table-row>
        <table:table-row table:style-name="ro1">
          <table:table-cell table:formula="of:=SIN([.F505])" office:value-type="float" office:value="0.0345106885888098">
            <text:p>0.0345106886</text:p>
          </table:table-cell>
          <table:table-cell table:formula="of:=COS([.F505])*[.F505]" office:value-type="float" office:value="50.2700377373553">
            <text:p>50.2700377374</text:p>
          </table:table-cell>
          <table:table-cell table:formula="of:=[.F505]/100" office:value-type="float" office:value="0.503">
            <text:p>0.503</text:p>
          </table:table-cell>
          <table:table-cell table:formula="of:=SIN(COS([.F505]))" office:value-type="float" office:value="0.841148993003096">
            <text:p>0.841148993</text:p>
          </table:table-cell>
          <table:table-cell/>
          <table:table-cell office:value-type="float" office:value="50.3">
            <text:p>50.3</text:p>
          </table:table-cell>
          <table:table-cell table:number-columns-repeated="1018"/>
        </table:table-row>
        <table:table-row table:style-name="ro1">
          <table:table-cell table:formula="of:=SIN([.F506])" office:value-type="float" office:value="0.134112227645664">
            <text:p>0.1341122276</text:p>
          </table:table-cell>
          <table:table-cell table:formula="of:=COS([.F506])*[.F506]" office:value-type="float" office:value="49.9446939587309">
            <text:p>49.9446939587</text:p>
          </table:table-cell>
          <table:table-cell table:formula="of:=[.F506]/100" office:value-type="float" office:value="0.504">
            <text:p>0.504</text:p>
          </table:table-cell>
          <table:table-cell table:formula="of:=SIN(COS([.F506]))" office:value-type="float" office:value="0.836555705020605">
            <text:p>0.836555705</text:p>
          </table:table-cell>
          <table:table-cell/>
          <table:table-cell office:value-type="float" office:value="50.4">
            <text:p>50.4</text:p>
          </table:table-cell>
          <table:table-cell table:number-columns-repeated="1018"/>
        </table:table-row>
        <table:table-row table:style-name="ro1">
          <table:table-cell table:formula="of:=SIN([.F507])" office:value-type="float" office:value="0.232373761655491">
            <text:p>0.2323737617</text:p>
          </table:table-cell>
          <table:table-cell table:formula="of:=COS([.F507])*[.F507]" office:value-type="float" office:value="49.1176415312118">
            <text:p>49.1176415312</text:p>
          </table:table-cell>
          <table:table-cell table:formula="of:=[.F507]/100" office:value-type="float" office:value="0.505">
            <text:p>0.505</text:p>
          </table:table-cell>
          <table:table-cell table:formula="of:=SIN(COS([.F507]))" office:value-type="float" office:value="0.826367662202751">
            <text:p>0.8263676622</text:p>
          </table:table-cell>
          <table:table-cell/>
          <table:table-cell office:value-type="float" office:value="50.5">
            <text:p>50.5</text:p>
          </table:table-cell>
          <table:table-cell table:number-columns-repeated="1018"/>
        </table:table-row>
        <table:table-row table:style-name="ro1">
          <table:table-cell table:formula="of:=SIN([.F508])" office:value-type="float" office:value="0.328313493851403">
            <text:p>0.3283134939</text:p>
          </table:table-cell>
          <table:table-cell table:formula="of:=COS([.F508])*[.F508]" office:value-type="float" office:value="47.7951821323335">
            <text:p>47.7951821323</text:p>
          </table:table-cell>
          <table:table-cell table:formula="of:=[.F508]/100" office:value-type="float" office:value="0.506">
            <text:p>0.506</text:p>
          </table:table-cell>
          <table:table-cell table:formula="of:=SIN(COS([.F508]))" office:value-type="float" office:value="0.810244295989416">
            <text:p>0.810244296</text:p>
          </table:table-cell>
          <table:table-cell/>
          <table:table-cell office:value-type="float" office:value="50.6">
            <text:p>50.6</text:p>
          </table:table-cell>
          <table:table-cell table:number-columns-repeated="1018"/>
        </table:table-row>
        <table:table-row table:style-name="ro1">
          <table:table-cell table:formula="of:=SIN([.F509])" office:value-type="float" office:value="0.420972826142771">
            <text:p>0.4209728261</text:p>
          </table:table-cell>
          <table:table-cell table:formula="of:=COS([.F509])*[.F509]" office:value-type="float" office:value="45.988613741011">
            <text:p>45.988613741</text:p>
          </table:table-cell>
          <table:table-cell table:formula="of:=[.F509]/100" office:value-type="float" office:value="0.507">
            <text:p>0.507</text:p>
          </table:table-cell>
          <table:table-cell table:formula="of:=SIN(COS([.F509]))" office:value-type="float" office:value="0.787704080080049">
            <text:p>0.7877040801</text:p>
          </table:table-cell>
          <table:table-cell/>
          <table:table-cell office:value-type="float" office:value="50.7">
            <text:p>50.7</text:p>
          </table:table-cell>
          <table:table-cell table:number-columns-repeated="1018"/>
        </table:table-row>
        <table:table-row table:style-name="ro1">
          <table:table-cell table:formula="of:=SIN([.F510])" office:value-type="float" office:value="0.509425937110435">
            <text:p>0.5094259371</text:p>
          </table:table-cell>
          <table:table-cell table:formula="of:=COS([.F510])*[.F510]" office:value-type="float" office:value="43.714136891893">
            <text:p>43.7141368919</text:p>
          </table:table-cell>
          <table:table-cell table:formula="of:=[.F510]/100" office:value-type="float" office:value="0.508">
            <text:p>0.508</text:p>
          </table:table-cell>
          <table:table-cell table:formula="of:=SIN(COS([.F510]))" office:value-type="float" office:value="0.758178145400109">
            <text:p>0.7581781454</text:p>
          </table:table-cell>
          <table:table-cell/>
          <table:table-cell office:value-type="float" office:value="50.8">
            <text:p>50.8</text:p>
          </table:table-cell>
          <table:table-cell table:number-columns-repeated="1018"/>
        </table:table-row>
        <table:table-row table:style-name="ro1">
          <table:table-cell table:formula="of:=SIN([.F511])" office:value-type="float" office:value="0.592789032508318">
            <text:p>0.5927890325</text:p>
          </table:table-cell>
          <table:table-cell table:formula="of:=COS([.F511])*[.F511]" office:value-type="float" office:value="40.9927112905577">
            <text:p>40.9927112906</text:p>
          </table:table-cell>
          <table:table-cell table:formula="of:=[.F511]/100" office:value-type="float" office:value="0.509">
            <text:p>0.509</text:p>
          </table:table-cell>
          <table:table-cell table:formula="of:=SIN(COS([.F511]))" office:value-type="float" office:value="0.721078582123822">
            <text:p>0.7210785821</text:p>
          </table:table-cell>
          <table:table-cell/>
          <table:table-cell office:value-type="float" office:value="50.9">
            <text:p>50.9</text:p>
          </table:table-cell>
          <table:table-cell table:number-columns-repeated="1018"/>
        </table:table-row>
        <table:table-row table:style-name="ro1">
          <table:table-cell table:formula="of:=SIN([.F512])" office:value-type="float" office:value="0.67022917584338">
            <text:p>0.6702291758</text:p>
          </table:table-cell>
          <table:table-cell table:formula="of:=COS([.F512])*[.F512]" office:value-type="float" office:value="37.8498640375027">
            <text:p>37.8498640375</text:p>
          </table:table-cell>
          <table:table-cell table:formula="of:=[.F512]/100" office:value-type="float" office:value="0.51">
            <text:p>0.51</text:p>
          </table:table-cell>
          <table:table-cell table:formula="of:=SIN(COS([.F512]))" office:value-type="float" office:value="0.675877152476593">
            <text:p>0.6758771525</text:p>
          </table:table-cell>
          <table:table-cell/>
          <table:table-cell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formula="of:=SIN([.F513])" office:value-type="float" office:value="0.74097261080172">
            <text:p>0.7409726108</text:p>
          </table:table-cell>
          <table:table-cell table:formula="of:=COS([.F513])*[.F513]" office:value-type="float" office:value="34.3154512007746">
            <text:p>34.3154512008</text:p>
          </table:table-cell>
          <table:table-cell table:formula="of:=[.F513]/100" office:value-type="float" office:value="0.511">
            <text:p>0.511</text:p>
          </table:table-cell>
          <table:table-cell table:formula="of:=SIN(COS([.F513]))" office:value-type="float" office:value="0.622188615809696">
            <text:p>0.6221886158</text:p>
          </table:table-cell>
          <table:table-cell/>
          <table:table-cell office:value-type="float" office:value="51.1">
            <text:p>51.1</text:p>
          </table:table-cell>
          <table:table-cell table:number-columns-repeated="1018"/>
        </table:table-row>
        <table:table-row table:style-name="ro1">
          <table:table-cell table:formula="of:=SIN([.F514])" office:value-type="float" office:value="0.804312492365914">
            <text:p>0.8043124924</text:p>
          </table:table-cell>
          <table:table-cell table:formula="of:=COS([.F514])*[.F514]" office:value-type="float" office:value="30.4233749533526">
            <text:p>30.4233749534</text:p>
          </table:table-cell>
          <table:table-cell table:formula="of:=[.F514]/100" office:value-type="float" office:value="0.512">
            <text:p>0.512</text:p>
          </table:table-cell>
          <table:table-cell table:formula="of:=SIN(COS([.F514]))" office:value-type="float" office:value="0.559851477122577">
            <text:p>0.5598514771</text:p>
          </table:table-cell>
          <table:table-cell/>
          <table:table-cell office:value-type="float" office:value="51.2">
            <text:p>51.2</text:p>
          </table:table-cell>
          <table:table-cell table:number-columns-repeated="1018"/>
        </table:table-row>
        <table:table-row table:style-name="ro1">
          <table:table-cell table:formula="of:=SIN([.F515])" office:value-type="float" office:value="0.85961594937675">
            <text:p>0.8596159494</text:p>
          </table:table-cell>
          <table:table-cell table:formula="of:=COS([.F515])*[.F515]" office:value-type="float" office:value="26.2112589471945">
            <text:p>26.2112589472</text:p>
          </table:table-cell>
          <table:table-cell table:formula="of:=[.F515]/100" office:value-type="float" office:value="0.513">
            <text:p>0.513</text:p>
          </table:table-cell>
          <table:table-cell table:formula="of:=SIN(COS([.F515]))" office:value-type="float" office:value="0.488998039158177">
            <text:p>0.4889980392</text:p>
          </table:table-cell>
          <table:table-cell/>
          <table:table-cell office:value-type="float" office:value="51.3">
            <text:p>51.3</text:p>
          </table:table-cell>
          <table:table-cell table:number-columns-repeated="1018"/>
        </table:table-row>
        <table:table-row table:style-name="ro1">
          <table:table-cell table:formula="of:=SIN([.F516])" office:value-type="float" office:value="0.906330407972667">
            <text:p>0.906330408</text:p>
          </table:table-cell>
          <table:table-cell table:formula="of:=COS([.F516])*[.F516]" office:value-type="float" office:value="21.7200850264802">
            <text:p>21.7200850265</text:p>
          </table:table-cell>
          <table:table-cell table:formula="of:=[.F516]/100" office:value-type="float" office:value="0.514">
            <text:p>0.514</text:p>
          </table:table-cell>
          <table:table-cell table:formula="of:=SIN(COS([.F516]))" office:value-type="float" office:value="0.410105512243952">
            <text:p>0.4101055122</text:p>
          </table:table-cell>
          <table:table-cell/>
          <table:table-cell office:value-type="float" office:value="51.4">
            <text:p>51.4</text:p>
          </table:table-cell>
          <table:table-cell table:number-columns-repeated="1018"/>
        </table:table-row>
        <table:table-row table:style-name="ro1">
          <table:table-cell table:formula="of:=SIN([.F517])" office:value-type="float" office:value="0.943989112725122">
            <text:p>0.9439891127</text:p>
          </table:table-cell>
          <table:table-cell table:formula="of:=COS([.F517])*[.F517]" office:value-type="float" office:value="16.993794783639">
            <text:p>16.9937947836</text:p>
          </table:table-cell>
          <table:table-cell table:formula="of:=[.F517]/100" office:value-type="float" office:value="0.515">
            <text:p>0.515</text:p>
          </table:table-cell>
          <table:table-cell table:formula="of:=SIN(COS([.F517]))" office:value-type="float" office:value="0.324020888777775">
            <text:p>0.3240208888</text:p>
          </table:table-cell>
          <table:table-cell/>
          <table:table-cell office:value-type="float" office:value="51.5">
            <text:p>51.5</text:p>
          </table:table-cell>
          <table:table-cell table:number-columns-repeated="1018"/>
        </table:table-row>
        <table:table-row table:style-name="ro1">
          <table:table-cell table:formula="of:=SIN([.F518])" office:value-type="float" office:value="0.972215790304539">
            <text:p>0.9722157903</text:p>
          </table:table-cell>
          <table:table-cell table:formula="of:=COS([.F518])*[.F518]" office:value-type="float" office:value="12.0788598290417">
            <text:p>12.078859829</text:p>
          </table:table-cell>
          <table:table-cell table:formula="of:=[.F518]/100" office:value-type="float" office:value="0.516">
            <text:p>0.516</text:p>
          </table:table-cell>
          <table:table-cell table:formula="of:=SIN(COS([.F518]))" office:value-type="float" office:value="0.231954429316328">
            <text:p>0.2319544293</text:p>
          </table:table-cell>
          <table:table-cell/>
          <table:table-cell office:value-type="float" office:value="51.6">
            <text:p>51.6</text:p>
          </table:table-cell>
          <table:table-cell table:number-columns-repeated="1018"/>
        </table:table-row>
        <table:table-row table:style-name="ro1">
          <table:table-cell table:formula="of:=SIN([.F519])" office:value-type="float" office:value="0.990728409079048">
            <text:p>0.9907284091</text:p>
          </table:table-cell>
          <table:table-cell table:formula="of:=COS([.F519])*[.F519]" office:value-type="float" office:value="7.02382497495957">
            <text:p>7.023824975</text:p>
          </table:table-cell>
          <table:table-cell table:formula="of:=[.F519]/100" office:value-type="float" office:value="0.517">
            <text:p>0.517</text:p>
          </table:table-cell>
          <table:table-cell table:formula="of:=SIN(COS([.F519]))" office:value-type="float" office:value="0.135439810310287">
            <text:p>0.1354398103</text:p>
          </table:table-cell>
          <table:table-cell/>
          <table:table-cell office:value-type="float" office:value="51.7">
            <text:p>51.7</text:p>
          </table:table-cell>
          <table:table-cell table:number-columns-repeated="1018"/>
        </table:table-row>
        <table:table-row table:style-name="ro1">
          <table:table-cell table:formula="of:=SIN([.F520])" office:value-type="float" office:value="0.999341997081311">
            <text:p>0.9993419971</text:p>
          </table:table-cell>
          <table:table-cell table:formula="of:=COS([.F520])*[.F520]" office:value-type="float" office:value="1.87882882308603">
            <text:p>1.8788288231</text:p>
          </table:table-cell>
          <table:table-cell table:formula="of:=[.F520]/100" office:value-type="float" office:value="0.518">
            <text:p>0.518</text:p>
          </table:table-cell>
          <table:table-cell table:formula="of:=SIN(COS([.F520]))" office:value-type="float" office:value="0.0362628744043514">
            <text:p>0.0362628744</text:p>
          </table:table-cell>
          <table:table-cell/>
          <table:table-cell office:value-type="float" office:value="51.8">
            <text:p>51.8</text:p>
          </table:table-cell>
          <table:table-cell table:number-columns-repeated="1018"/>
        </table:table-row>
        <table:table-row table:style-name="ro1">
          <table:table-cell table:formula="of:=SIN([.F521])" office:value-type="float" office:value="0.997970490187281">
            <text:p>0.9979704902</text:p>
          </table:table-cell>
          <table:table-cell table:formula="of:=COS([.F521])*[.F521]" office:value-type="float" office:value="-3.304893510523">
            <text:p>-3.3048935105</text:p>
          </table:table-cell>
          <table:table-cell table:formula="of:=[.F521]/100" office:value-type="float" office:value="0.519">
            <text:p>0.519</text:p>
          </table:table-cell>
          <table:table-cell table:formula="of:=SIN(COS([.F521]))" office:value-type="float" office:value="-0.0636350763160082">
            <text:p>-0.0636350763</text:p>
          </table:table-cell>
          <table:table-cell/>
          <table:table-cell office:value-type="float" office:value="51.9">
            <text:p>51.9</text:p>
          </table:table-cell>
          <table:table-cell table:number-columns-repeated="1018"/>
        </table:table-row>
        <table:table-row table:style-name="ro1">
          <table:table-cell table:formula="of:=SIN([.F522])" office:value-type="float" office:value="0.986627592040484">
            <text:p>0.986627592</text:p>
          </table:table-cell>
          <table:table-cell table:formula="of:=COS([.F522])*[.F522]" office:value-type="float" office:value="-8.47552060137705">
            <text:p>-8.4755206014</text:p>
          </table:table-cell>
          <table:table-cell table:formula="of:=[.F522]/100" office:value-type="float" office:value="0.52">
            <text:p>0.52</text:p>
          </table:table-cell>
          <table:table-cell table:formula="of:=SIN(COS([.F522]))" office:value-type="float" office:value="-0.162270070080871">
            <text:p>-0.1622700701</text:p>
          </table:table-cell>
          <table:table-cell/>
          <table:table-cell office:value-type="float" office:value="52">
            <text:p>52</text:p>
          </table:table-cell>
          <table:table-cell table:number-columns-repeated="1018"/>
        </table:table-row>
        <table:table-row table:style-name="ro1">
          <table:table-cell table:formula="of:=SIN([.F523])" office:value-type="float" office:value="0.965426637129742">
            <text:p>0.9654266371</text:p>
          </table:table-cell>
          <table:table-cell table:formula="of:=COS([.F523])*[.F523]" office:value-type="float" office:value="-13.5811627727107">
            <text:p>-13.5811627727</text:p>
          </table:table-cell>
          <table:table-cell table:formula="of:=[.F523]/100" office:value-type="float" office:value="0.521">
            <text:p>0.521</text:p>
          </table:table-cell>
          <table:table-cell table:formula="of:=SIN(COS([.F523]))" office:value-type="float" office:value="-0.257732718842147">
            <text:p>-0.2577327188</text:p>
          </table:table-cell>
          <table:table-cell/>
          <table:table-cell office:value-type="float" office:value="52.1">
            <text:p>52.1</text:p>
          </table:table-cell>
          <table:table-cell table:number-columns-repeated="1018"/>
        </table:table-row>
        <table:table-row table:style-name="ro1">
          <table:table-cell table:formula="of:=SIN([.F524])" office:value-type="float" office:value="0.934579458388415">
            <text:p>0.9345794584</text:p>
          </table:table-cell>
          <table:table-cell table:formula="of:=COS([.F524])*[.F524]" office:value-type="float" office:value="-18.5703828228966">
            <text:p>-18.5703828229</text:p>
          </table:table-cell>
          <table:table-cell table:formula="of:=[.F524]/100" office:value-type="float" office:value="0.522">
            <text:p>0.522</text:p>
          </table:table-cell>
          <table:table-cell table:formula="of:=SIN(COS([.F524]))" office:value-type="float" office:value="-0.348297683208372">
            <text:p>-0.3482976832</text:p>
          </table:table-cell>
          <table:table-cell/>
          <table:table-cell office:value-type="float" office:value="52.2">
            <text:p>52.2</text:p>
          </table:table-cell>
          <table:table-cell table:number-columns-repeated="1018"/>
        </table:table-row>
        <table:table-row table:style-name="ro1">
          <table:table-cell table:formula="of:=SIN([.F525])" office:value-type="float" office:value="0.894394270629766">
            <text:p>0.8943942706</text:p>
          </table:table-cell>
          <table:table-cell table:formula="of:=COS([.F525])*[.F525]" office:value-type="float" office:value="-23.3927141985604">
            <text:p>-23.3927141986</text:p>
          </table:table-cell>
          <table:table-cell table:formula="of:=[.F525]/100" office:value-type="float" office:value="0.523">
            <text:p>0.523</text:p>
          </table:table-cell>
          <table:table-cell table:formula="of:=SIN(COS([.F525]))" office:value-type="float" office:value="-0.432514198226791">
            <text:p>-0.4325141982</text:p>
          </table:table-cell>
          <table:table-cell/>
          <table:table-cell office:value-type="float" office:value="52.3">
            <text:p>52.3</text:p>
          </table:table-cell>
          <table:table-cell table:number-columns-repeated="1018"/>
        </table:table-row>
        <table:table-row table:style-name="ro1">
          <table:table-cell table:formula="of:=SIN([.F526])" office:value-type="float" office:value="0.845272590966423">
            <text:p>0.845272591</text:p>
          </table:table-cell>
          <table:table-cell table:formula="of:=COS([.F526])*[.F526]" office:value-type="float" office:value="-27.9991713937286">
            <text:p>-27.9991713937</text:p>
          </table:table-cell>
          <table:table-cell table:formula="of:=[.F526]/100" office:value-type="float" office:value="0.524">
            <text:p>0.524</text:p>
          </table:table-cell>
          <table:table-cell table:formula="of:=SIN(COS([.F526]))" office:value-type="float" office:value="-0.509269133771382">
            <text:p>-0.5092691338</text:p>
          </table:table-cell>
          <table:table-cell/>
          <table:table-cell office:value-type="float" office:value="52.4">
            <text:p>52.4</text:p>
          </table:table-cell>
          <table:table-cell table:number-columns-repeated="1018"/>
        </table:table-row>
        <table:table-row table:style-name="ro1">
          <table:table-cell table:formula="of:=SIN([.F527])" office:value-type="float" office:value="0.787705226984113">
            <text:p>0.787705227</text:p>
          </table:table-cell>
          <table:table-cell table:formula="of:=COS([.F527])*[.F527]" office:value-type="float" office:value="-32.342747413777">
            <text:p>-32.3427474138</text:p>
          </table:table-cell>
          <table:table-cell table:formula="of:=[.F527]/100" office:value-type="float" office:value="0.525">
            <text:p>0.525</text:p>
          </table:table-cell>
          <table:table-cell table:formula="of:=SIN(COS([.F527]))" office:value-type="float" office:value="-0.577817719246814">
            <text:p>-0.5778177192</text:p>
          </table:table-cell>
          <table:table-cell/>
          <table:table-cell office:value-type="float" office:value="52.5">
            <text:p>52.5</text:p>
          </table:table-cell>
          <table:table-cell table:number-columns-repeated="1018"/>
        </table:table-row>
        <table:table-row table:style-name="ro1">
          <table:table-cell table:formula="of:=SIN([.F528])" office:value-type="float" office:value="0.722267372754513">
            <text:p>0.7222673728</text:p>
          </table:table-cell>
          <table:table-cell table:formula="of:=COS([.F528])*[.F528]" office:value-type="float" office:value="-36.3788932535817">
            <text:p>-36.3788932536</text:p>
          </table:table-cell>
          <table:table-cell table:formula="of:=[.F528]/100" office:value-type="float" office:value="0.526">
            <text:p>0.526</text:p>
          </table:table-cell>
          <table:table-cell table:formula="of:=SIN(COS([.F528]))" office:value-type="float" office:value="-0.637781097588744">
            <text:p>-0.6377810976</text:p>
          </table:table-cell>
          <table:table-cell/>
          <table:table-cell office:value-type="float" office:value="52.6">
            <text:p>52.6</text:p>
          </table:table-cell>
          <table:table-cell table:number-columns-repeated="1018"/>
        </table:table-row>
        <table:table-row table:style-name="ro1">
          <table:table-cell table:formula="of:=SIN([.F529])" office:value-type="float" office:value="0.649612861686196">
            <text:p>0.6496128617</text:p>
          </table:table-cell>
          <table:table-cell table:formula="of:=COS([.F529])*[.F529]" office:value-type="float" office:value="-40.065974501171">
            <text:p>-40.0659745012</text:p>
          </table:table-cell>
          <table:table-cell table:formula="of:=[.F529]/100" office:value-type="float" office:value="0.527">
            <text:p>0.527</text:p>
          </table:table-cell>
          <table:table-cell table:formula="of:=SIN(COS([.F529]))" office:value-type="float" office:value="-0.689113626232341">
            <text:p>-0.6891136262</text:p>
          </table:table-cell>
          <table:table-cell/>
          <table:table-cell office:value-type="float" office:value="52.7">
            <text:p>52.7</text:p>
          </table:table-cell>
          <table:table-cell table:number-columns-repeated="1018"/>
        </table:table-row>
        <table:table-row table:style-name="ro1">
          <table:table-cell table:formula="of:=SIN([.F530])" office:value-type="float" office:value="0.570467633637372">
            <text:p>0.5704676336</text:p>
          </table:table-cell>
          <table:table-cell table:formula="of:=COS([.F530])*[.F530]" office:value-type="float" office:value="-43.365700389891">
            <text:p>-43.3657003899</text:p>
          </table:table-cell>
          <table:table-cell table:formula="of:=[.F530]/100" office:value-type="float" office:value="0.528">
            <text:p>0.528</text:p>
          </table:table-cell>
          <table:table-cell table:formula="of:=SIN(COS([.F530]))" office:value-type="float" office:value="-0.732045781125704">
            <text:p>-0.7320457811</text:p>
          </table:table-cell>
          <table:table-cell/>
          <table:table-cell office:value-type="float" office:value="52.8">
            <text:p>52.8</text:p>
          </table:table-cell>
          <table:table-cell table:number-columns-repeated="1018"/>
        </table:table-row>
        <table:table-row table:style-name="ro1">
          <table:table-cell table:formula="of:=SIN([.F531])" office:value-type="float" office:value="0.485622481564773">
            <text:p>0.4856224816</text:p>
          </table:table-cell>
          <table:table-cell table:formula="of:=COS([.F531])*[.F531]" office:value-type="float" office:value="-46.2435208817004">
            <text:p>-46.2435208817</text:p>
          </table:table-cell>
          <table:table-cell table:formula="of:=[.F531]/100" office:value-type="float" office:value="0.529">
            <text:p>0.529</text:p>
          </table:table-cell>
          <table:table-cell table:formula="of:=SIN(COS([.F531]))" office:value-type="float" office:value="-0.767010335787838">
            <text:p>-0.7670103358</text:p>
          </table:table-cell>
          <table:table-cell/>
          <table:table-cell office:value-type="float" office:value="52.9">
            <text:p>52.9</text:p>
          </table:table-cell>
          <table:table-cell table:number-columns-repeated="1018"/>
        </table:table-row>
        <table:table-row table:style-name="ro1">
          <table:table-cell table:formula="of:=SIN([.F532])" office:value-type="float" office:value="0.395925150181828">
            <text:p>0.3959251502</text:p>
          </table:table-cell>
          <table:table-cell table:formula="of:=COS([.F532])*[.F532]" office:value-type="float" office:value="-48.6689876692425">
            <text:p>-48.6689876692</text:p>
          </table:table-cell>
          <table:table-cell table:formula="of:=[.F532]/100" office:value-type="float" office:value="0.53">
            <text:p>0.53</text:p>
          </table:table-cell>
          <table:table-cell table:formula="of:=SIN(COS([.F532]))" office:value-type="float" office:value="-0.794560124777725">
            <text:p>-0.7945601248</text:p>
          </table:table-cell>
          <table:table-cell/>
          <table:table-cell office:value-type="float" office:value="53">
            <text:p>53</text:p>
          </table:table-cell>
          <table:table-cell table:number-columns-repeated="1018"/>
        </table:table-row>
        <table:table-row table:style-name="ro1">
          <table:table-cell table:formula="of:=SIN([.F533])" office:value-type="float" office:value="0.302271865573727">
            <text:p>0.3022718656</text:p>
          </table:table-cell>
          <table:table-cell table:formula="of:=COS([.F533])*[.F533]" office:value-type="float" office:value="-50.6160753319175">
            <text:p>-50.6160753319</text:p>
          </table:table-cell>
          <table:table-cell table:formula="of:=[.F533]/100" office:value-type="float" office:value="0.531">
            <text:p>0.531</text:p>
          </table:table-cell>
          <table:table-cell table:formula="of:=SIN(COS([.F533]))" office:value-type="float" office:value="-0.815285321988489">
            <text:p>-0.815285322</text:p>
          </table:table-cell>
          <table:table-cell/>
          <table:table-cell office:value-type="float" office:value="53.1">
            <text:p>53.1</text:p>
          </table:table-cell>
          <table:table-cell table:number-columns-repeated="1018"/>
        </table:table-row>
        <table:table-row table:style-name="ro1">
          <table:table-cell table:formula="of:=SIN([.F534])" office:value-type="float" office:value="0.205598380402601">
            <text:p>0.2055983804</text:p>
          </table:table-cell>
          <table:table-cell table:formula="of:=COS([.F534])*[.F534]" office:value-type="float" office:value="-52.0634592679456">
            <text:p>-52.0634592679</text:p>
          </table:table-cell>
          <table:table-cell table:formula="of:=[.F534]/100" office:value-type="float" office:value="0.532">
            <text:p>0.532</text:p>
          </table:table-cell>
          <table:table-cell table:formula="of:=SIN(COS([.F534]))" office:value-type="float" office:value="-0.829737071917322">
            <text:p>-0.8297370719</text:p>
          </table:table-cell>
          <table:table-cell/>
          <table:table-cell office:value-type="float" office:value="53.2">
            <text:p>53.2</text:p>
          </table:table-cell>
          <table:table-cell table:number-columns-repeated="1018"/>
        </table:table-row>
        <table:table-row table:style-name="ro1">
          <table:table-cell table:formula="of:=SIN([.F535])" office:value-type="float" office:value="0.106870624176281">
            <text:p>0.1068706242</text:p>
          </table:table-cell>
          <table:table-cell table:formula="of:=COS([.F535])*[.F535]" office:value-type="float" office:value="-52.9947474466143">
            <text:p>-52.9947474466</text:p>
          </table:table-cell>
          <table:table-cell table:formula="of:=[.F535]/100" office:value-type="float" office:value="0.533">
            <text:p>0.533</text:p>
          </table:table-cell>
          <table:table-cell table:formula="of:=SIN(COS([.F535]))" office:value-type="float" office:value="-0.838362855630792">
            <text:p>-0.8383628556</text:p>
          </table:table-cell>
          <table:table-cell/>
          <table:table-cell office:value-type="float" office:value="53.3">
            <text:p>53.3</text:p>
          </table:table-cell>
          <table:table-cell table:number-columns-repeated="1018"/>
        </table:table-row>
        <table:table-row table:style-name="ro1">
          <table:table-cell table:formula="of:=SIN([.F536])" office:value-type="float" office:value="0.00707505199992383">
            <text:p>0.007075052</text:p>
          </table:table-cell>
          <table:table-cell table:formula="of:=COS([.F536])*[.F536]" office:value-type="float" office:value="-53.398663478441">
            <text:p>-53.3986634784</text:p>
          </table:table-cell>
          <table:table-cell table:formula="of:=[.F536]/100" office:value-type="float" office:value="0.534">
            <text:p>0.534</text:p>
          </table:table-cell>
          <table:table-cell table:formula="of:=SIN(COS([.F536]))" office:value-type="float" office:value="-0.841457461591527">
            <text:p>-0.8414574616</text:p>
          </table:table-cell>
          <table:table-cell/>
          <table:table-cell office:value-type="float" office:value="53.4">
            <text:p>53.4</text:p>
          </table:table-cell>
          <table:table-cell table:number-columns-repeated="1018"/>
        </table:table-row>
        <table:table-row table:style-name="ro1">
          <table:table-cell table:formula="of:=SIN([.F537])" office:value-type="float" office:value="-0.0927912117573158">
            <text:p>-0.0927912118</text:p>
          </table:table-cell>
          <table:table-cell table:formula="of:=COS([.F537])*[.F537]" office:value-type="float" office:value="-53.2691789813654">
            <text:p>-53.2691789814</text:p>
          </table:table-cell>
          <table:table-cell table:formula="of:=[.F537]/100" office:value-type="float" office:value="0.535">
            <text:p>0.535</text:p>
          </table:table-cell>
          <table:table-cell table:formula="of:=SIN(COS([.F537]))" office:value-type="float" office:value="-0.839132073903445">
            <text:p>-0.8391320739</text:p>
          </table:table-cell>
          <table:table-cell/>
          <table:table-cell office:value-type="float" office:value="53.5">
            <text:p>53.5</text:p>
          </table:table-cell>
          <table:table-cell table:number-columns-repeated="1018"/>
        </table:table-row>
        <table:table-row table:style-name="ro1">
          <table:table-cell table:formula="of:=SIN([.F538])" office:value-type="float" office:value="-0.191730336399366">
            <text:p>-0.1917303364</text:p>
          </table:table-cell>
          <table:table-cell table:formula="of:=COS([.F538])*[.F538]" office:value-type="float" office:value="-52.6055937236165">
            <text:p>-52.6055937236</text:p>
          </table:table-cell>
          <table:table-cell table:formula="of:=[.F538]/100" office:value-type="float" office:value="0.536">
            <text:p>0.536</text:p>
          </table:table-cell>
          <table:table-cell table:formula="of:=SIN(COS([.F538]))" office:value-type="float" office:value="-0.831302870386739">
            <text:p>-0.8313028704</text:p>
          </table:table-cell>
          <table:table-cell/>
          <table:table-cell office:value-type="float" office:value="53.6">
            <text:p>53.6</text:p>
          </table:table-cell>
          <table:table-cell table:number-columns-repeated="1018"/>
        </table:table-row>
        <table:table-row table:style-name="ro1">
          <table:table-cell table:formula="of:=SIN([.F539])" office:value-type="float" office:value="-0.288753754897743">
            <text:p>-0.2887537549</text:p>
          </table:table-cell>
          <table:table-cell table:formula="of:=COS([.F539])*[.F539]" office:value-type="float" office:value="-51.4125625435671">
            <text:p>-51.4125625436</text:p>
          </table:table-cell>
          <table:table-cell table:formula="of:=[.F539]/100" office:value-type="float" office:value="0.537">
            <text:p>0.537</text:p>
          </table:table-cell>
          <table:table-cell table:formula="of:=SIN(COS([.F539]))" office:value-type="float" office:value="-0.817699605959032">
            <text:p>-0.817699606</text:p>
          </table:table-cell>
          <table:table-cell/>
          <table:table-cell office:value-type="float" office:value="53.7">
            <text:p>53.7</text:p>
          </table:table-cell>
          <table:table-cell table:number-columns-repeated="1018"/>
        </table:table-row>
        <table:table-row table:style-name="ro1">
          <table:table-cell table:formula="of:=SIN([.F540])" office:value-type="float" office:value="-0.382892041326484">
            <text:p>-0.3828920413</text:p>
          </table:table-cell>
          <table:table-cell table:formula="of:=COS([.F540])*[.F540]" office:value-type="float" office:value="-49.7000685785318">
            <text:p>-49.7000685785</text:p>
          </table:table-cell>
          <table:table-cell table:formula="of:=[.F540]/100" office:value-type="float" office:value="0.538">
            <text:p>0.538</text:p>
          </table:table-cell>
          <table:table-cell table:formula="of:=SIN(COS([.F540]))" office:value-type="float" office:value="-0.797893825309798">
            <text:p>-0.7978938253</text:p>
          </table:table-cell>
          <table:table-cell/>
          <table:table-cell office:value-type="float" office:value="53.8">
            <text:p>53.8</text:p>
          </table:table-cell>
          <table:table-cell table:number-columns-repeated="1018"/>
        </table:table-row>
        <table:table-row table:style-name="ro1">
          <table:table-cell table:formula="of:=SIN([.F541])" office:value-type="float" office:value="-0.473204597045571">
            <text:p>-0.473204597</text:p>
          </table:table-cell>
          <table:table-cell table:formula="of:=COS([.F541])*[.F541]" office:value-type="float" office:value="-47.4833428727797">
            <text:p>-47.4833428728</text:p>
          </table:table-cell>
          <table:table-cell table:formula="of:=[.F541]/100" office:value-type="float" office:value="0.539">
            <text:p>0.539</text:p>
          </table:table-cell>
          <table:table-cell table:formula="of:=SIN(COS([.F541]))" office:value-type="float" office:value="-0.771345452515029">
            <text:p>-0.7713454525</text:p>
          </table:table-cell>
          <table:table-cell/>
          <table:table-cell office:value-type="float" office:value="53.9">
            <text:p>53.9</text:p>
          </table:table-cell>
          <table:table-cell table:number-columns-repeated="1018"/>
        </table:table-row>
        <table:table-row table:style-name="ro1">
          <table:table-cell table:formula="of:=SIN([.F542])" office:value-type="float" office:value="-0.558789048851622">
            <text:p>-0.5587890489</text:p>
          </table:table-cell>
          <table:table-cell table:formula="of:=COS([.F542])*[.F542]" office:value-type="float" office:value="-44.7827309746099">
            <text:p>-44.7827309746</text:p>
          </table:table-cell>
          <table:table-cell table:formula="of:=[.F542]/100" office:value-type="float" office:value="0.54">
            <text:p>0.54</text:p>
          </table:table-cell>
          <table:table-cell table:formula="of:=SIN(COS([.F542]))" office:value-type="float" office:value="-0.737465418326212">
            <text:p>-0.7374654183</text:p>
          </table:table-cell>
          <table:table-cell/>
          <table:table-cell office:value-type="float" office:value="54">
            <text:p>54</text:p>
          </table:table-cell>
          <table:table-cell table:number-columns-repeated="1018"/>
        </table:table-row>
        <table:table-row table:style-name="ro1">
          <table:table-cell table:formula="of:=SIN([.F543])" office:value-type="float" office:value="-0.638790265192644">
            <text:p>-0.6387902652</text:p>
          </table:table-cell>
          <table:table-cell table:formula="of:=COS([.F543])*[.F543]" office:value-type="float" office:value="-41.6235076677584">
            <text:p>-41.6235076678</text:p>
          </table:table-cell>
          <table:table-cell table:formula="of:=[.F543]/100" office:value-type="float" office:value="0.541">
            <text:p>0.541</text:p>
          </table:table-cell>
          <table:table-cell table:formula="of:=SIN(COS([.F543]))" office:value-type="float" office:value="-0.695690659733873">
            <text:p>-0.6956906597</text:p>
          </table:table-cell>
          <table:table-cell/>
          <table:table-cell office:value-type="float" office:value="54.1">
            <text:p>54.1</text:p>
          </table:table-cell>
          <table:table-cell table:number-columns-repeated="1018"/>
        </table:table-row>
        <table:table-row table:style-name="ro1">
          <table:table-cell table:formula="of:=SIN([.F544])" office:value-type="float" office:value="-0.712408900359854">
            <text:p>-0.7124089004</text:p>
          </table:table-cell>
          <table:table-cell table:formula="of:=COS([.F544])*[.F544]" office:value-type="float" office:value="-38.0356415082539">
            <text:p>-38.0356415083</text:p>
          </table:table-cell>
          <table:table-cell table:formula="of:=[.F544]/100" office:value-type="float" office:value="0.542">
            <text:p>0.542</text:p>
          </table:table-cell>
          <table:table-cell table:formula="of:=SIN(COS([.F544]))" office:value-type="float" office:value="-0.645566326727044">
            <text:p>-0.6455663267</text:p>
          </table:table-cell>
          <table:table-cell/>
          <table:table-cell office:value-type="float" office:value="54.2">
            <text:p>54.2</text:p>
          </table:table-cell>
          <table:table-cell table:number-columns-repeated="1018"/>
        </table:table-row>
        <table:table-row table:style-name="ro1">
          <table:table-cell table:formula="of:=SIN([.F545])" office:value-type="float" office:value="-0.778909381285742">
            <text:p>-0.7789093813</text:p>
          </table:table-cell>
          <table:table-cell table:formula="of:=COS([.F545])*[.F545]" office:value-type="float" office:value="-34.0535113487958">
            <text:p>-34.0535113488</text:p>
          </table:table-cell>
          <table:table-cell table:formula="of:=[.F545]/100" office:value-type="float" office:value="0.543">
            <text:p>0.543</text:p>
          </table:table-cell>
          <table:table-cell table:formula="of:=SIN(COS([.F545]))" office:value-type="float" office:value="-0.586828549985679">
            <text:p>-0.58682855</text:p>
          </table:table-cell>
          <table:table-cell/>
          <table:table-cell office:value-type="float" office:value="54.3">
            <text:p>54.3</text:p>
          </table:table-cell>
          <table:table-cell table:number-columns-repeated="1018"/>
        </table:table-row>
        <table:table-row table:style-name="ro1">
          <table:table-cell table:formula="of:=SIN([.F546])" office:value-type="float" office:value="-0.837627257147032">
            <text:p>-0.8376272571</text:p>
          </table:table-cell>
          <table:table-cell table:formula="of:=COS([.F546])*[.F546]" office:value-type="float" office:value="-29.7155775235763">
            <text:p>-29.7155775236</text:p>
          </table:table-cell>
          <table:table-cell table:formula="of:=[.F546]/100" office:value-type="float" office:value="0.544">
            <text:p>0.544</text:p>
          </table:table-cell>
          <table:table-cell table:formula="of:=SIN(COS([.F546]))" office:value-type="float" office:value="-0.519479958334459">
            <text:p>-0.5194799583</text:p>
          </table:table-cell>
          <table:table-cell/>
          <table:table-cell office:value-type="float" office:value="54.4">
            <text:p>54.4</text:p>
          </table:table-cell>
          <table:table-cell table:number-columns-repeated="1018"/>
        </table:table-row>
        <table:table-row table:style-name="ro1">
          <table:table-cell table:formula="of:=SIN([.F547])" office:value-type="float" office:value="-0.887975838337666">
            <text:p>-0.8879758383</text:p>
          </table:table-cell>
          <table:table-cell table:formula="of:=COS([.F547])*[.F547]" office:value-type="float" office:value="-25.0640108322138">
            <text:p>-25.0640108322</text:p>
          </table:table-cell>
          <table:table-cell table:formula="of:=[.F547]/100" office:value-type="float" office:value="0.545">
            <text:p>0.545</text:p>
          </table:table-cell>
          <table:table-cell table:formula="of:=SIN(COS([.F547]))" office:value-type="float" office:value="-0.443849634399681">
            <text:p>-0.4438496344</text:p>
          </table:table-cell>
          <table:table-cell/>
          <table:table-cell office:value-type="float" office:value="54.5">
            <text:p>54.5</text:p>
          </table:table-cell>
          <table:table-cell table:number-columns-repeated="1018"/>
        </table:table-row>
        <table:table-row table:style-name="ro1">
          <table:table-cell table:formula="of:=SIN([.F548])" office:value-type="float" office:value="-0.929452058477416">
            <text:p>-0.9294520585</text:p>
          </table:table-cell>
          <table:table-cell table:formula="of:=COS([.F548])*[.F548]" office:value-type="float" office:value="-20.1442828973084">
            <text:p>-20.1442828973</text:p>
          </table:table-cell>
          <table:table-cell table:formula="of:=[.F548]/100" office:value-type="float" office:value="0.546">
            <text:p>0.546</text:p>
          </table:table-cell>
          <table:table-cell table:formula="of:=SIN(COS([.F548]))" office:value-type="float" office:value="-0.360629676386298">
            <text:p>-0.3606296764</text:p>
          </table:table-cell>
          <table:table-cell/>
          <table:table-cell office:value-type="float" office:value="54.6">
            <text:p>54.6</text:p>
          </table:table-cell>
          <table:table-cell table:number-columns-repeated="1018"/>
        </table:table-row>
        <table:table-row table:style-name="ro1">
          <table:table-cell table:formula="of:=SIN([.F549])" office:value-type="float" office:value="-0.961641500884864">
            <text:p>-0.9616415009</text:p>
          </table:table-cell>
          <table:table-cell table:formula="of:=COS([.F549])*[.F549]" office:value-type="float" office:value="-15.0047218715859">
            <text:p>-15.0047218716</text:p>
          </table:table-cell>
          <table:table-cell table:formula="of:=[.F549]/100" office:value-type="float" office:value="0.547">
            <text:p>0.547</text:p>
          </table:table-cell>
          <table:table-cell table:formula="of:=SIN(COS([.F549]))" office:value-type="float" office:value="-0.270882180789696">
            <text:p>-0.2708821808</text:p>
          </table:table-cell>
          <table:table-cell/>
          <table:table-cell office:value-type="float" office:value="54.7">
            <text:p>54.7</text:p>
          </table:table-cell>
          <table:table-cell table:number-columns-repeated="1018"/>
        </table:table-row>
        <table:table-row table:style-name="ro1">
          <table:table-cell table:formula="of:=SIN([.F550])" office:value-type="float" office:value="-0.984222539291889">
            <text:p>-0.9842225393</text:p>
          </table:table-cell>
          <table:table-cell table:formula="of:=COS([.F550])*[.F550]" office:value-type="float" office:value="-9.69603783349957">
            <text:p>-9.6960378335</text:p>
          </table:table-cell>
          <table:table-cell table:formula="of:=[.F550]/100" office:value-type="float" office:value="0.548">
            <text:p>0.548</text:p>
          </table:table-cell>
          <table:table-cell table:formula="of:=SIN(COS([.F550]))" office:value-type="float" office:value="-0.176013253316495">
            <text:p>-0.1760132533</text:p>
          </table:table-cell>
          <table:table-cell/>
          <table:table-cell office:value-type="float" office:value="54.8">
            <text:p>54.8</text:p>
          </table:table-cell>
          <table:table-cell table:number-columns-repeated="1018"/>
        </table:table-row>
        <table:table-row table:style-name="ro1">
          <table:table-cell table:formula="of:=SIN([.F551])" office:value-type="float" office:value="-0.996969551427025">
            <text:p>-0.9969695514</text:p>
          </table:table-cell>
          <table:table-cell table:formula="of:=COS([.F551])*[.F551]" office:value-type="float" office:value="-4.27082253069724">
            <text:p>-4.2708225307</text:p>
          </table:table-cell>
          <table:table-cell table:formula="of:=[.F551]/100" office:value-type="float" office:value="0.549">
            <text:p>0.549</text:p>
          </table:table-cell>
          <table:table-cell table:formula="of:=SIN(COS([.F551]))" office:value-type="float" office:value="-0.0777143206106306">
            <text:p>-0.0777143206</text:p>
          </table:table-cell>
          <table:table-cell/>
          <table:table-cell office:value-type="float" office:value="54.9">
            <text:p>54.9</text:p>
          </table:table-cell>
          <table:table-cell table:number-columns-repeated="1018"/>
        </table:table-row>
        <table:table-row table:style-name="ro1">
          <table:table-cell table:formula="of:=SIN([.F552])" office:value-type="float" office:value="-0.99975517335862">
            <text:p>-0.9997551734</text:p>
          </table:table-cell>
          <table:table-cell table:formula="of:=COS([.F552])*[.F552]" office:value-type="float" office:value="1.21697159440796">
            <text:p>1.2169715944</text:p>
          </table:table-cell>
          <table:table-cell table:formula="of:=[.F552]/100" office:value-type="float" office:value="0.55">
            <text:p>0.55</text:p>
          </table:table-cell>
          <table:table-cell table:formula="of:=SIN(COS([.F552]))" office:value-type="float" office:value="0.0221249507874007">
            <text:p>0.0221249508</text:p>
          </table:table-cell>
          <table:table-cell/>
          <table:table-cell office:value-type="float" office:value="55">
            <text:p>55</text:p>
          </table:table-cell>
          <table:table-cell table:number-columns-repeated="1018"/>
        </table:table-row>
        <table:table-row table:style-name="ro1">
          <table:table-cell table:formula="of:=SIN([.F553])" office:value-type="float" office:value="-0.992551572073139">
            <text:p>-0.9925515721</text:p>
          </table:table-cell>
          <table:table-cell table:formula="of:=COS([.F553])*[.F553]" office:value-type="float" office:value="6.71256793657211">
            <text:p>6.7125679366</text:p>
          </table:table-cell>
          <table:table-cell table:formula="of:=[.F553]/100" office:value-type="float" office:value="0.551">
            <text:p>0.551</text:p>
          </table:table-cell>
          <table:table-cell table:formula="of:=SIN(COS([.F553]))" office:value-type="float" office:value="0.121524070693041">
            <text:p>0.1215240707</text:p>
          </table:table-cell>
          <table:table-cell/>
          <table:table-cell office:value-type="float" office:value="55.1">
            <text:p>55.1</text:p>
          </table:table-cell>
          <table:table-cell table:number-columns-repeated="1018"/>
        </table:table-row>
        <table:table-row table:style-name="ro1">
          <table:table-cell table:formula="of:=SIN([.F554])" office:value-type="float" office:value="-0.975430723573431">
            <text:p>-0.9754307236</text:p>
          </table:table-cell>
          <table:table-cell table:formula="of:=COS([.F554])*[.F554]" office:value-type="float" office:value="12.160912481722">
            <text:p>12.1609124817</text:p>
          </table:table-cell>
          <table:table-cell table:formula="of:=[.F554]/100" office:value-type="float" office:value="0.552">
            <text:p>0.552</text:p>
          </table:table-cell>
          <table:table-cell table:formula="of:=SIN(COS([.F554]))" office:value-type="float" office:value="0.218528613698833">
            <text:p>0.2185286137</text:p>
          </table:table-cell>
          <table:table-cell/>
          <table:table-cell office:value-type="float" office:value="55.2">
            <text:p>55.2</text:p>
          </table:table-cell>
          <table:table-cell table:number-columns-repeated="1018"/>
        </table:table-row>
        <table:table-row table:style-name="ro1">
          <table:table-cell table:formula="of:=SIN([.F555])" office:value-type="float" office:value="-0.948563693718306">
            <text:p>-0.9485636937</text:p>
          </table:table-cell>
          <table:table-cell table:formula="of:=COS([.F555])*[.F555]" office:value-type="float" office:value="17.5072253255851">
            <text:p>17.5072253256</text:p>
          </table:table-cell>
          <table:table-cell table:formula="of:=[.F555]/100" office:value-type="float" office:value="0.553">
            <text:p>0.553</text:p>
          </table:table-cell>
          <table:table-cell table:formula="of:=SIN(COS([.F555]))" office:value-type="float" office:value="0.311324379534637">
            <text:p>0.3113243795</text:p>
          </table:table-cell>
          <table:table-cell/>
          <table:table-cell office:value-type="float" office:value="55.3">
            <text:p>55.3</text:p>
          </table:table-cell>
          <table:table-cell table:number-columns-repeated="1018"/>
        </table:table-row>
        <table:table-row table:style-name="ro1">
          <table:table-cell table:formula="of:=SIN([.F556])" office:value-type="float" office:value="-0.912218928989016">
            <text:p>-0.912218929</text:p>
          </table:table-cell>
          <table:table-cell table:formula="of:=COS([.F556])*[.F556]" office:value-type="float" office:value="22.6975514320044">
            <text:p>22.697551432</text:p>
          </table:table-cell>
          <table:table-cell table:formula="of:=[.F556]/100" office:value-type="float" office:value="0.554">
            <text:p>0.554</text:p>
          </table:table-cell>
          <table:table-cell table:formula="of:=SIN(COS([.F556]))" office:value-type="float" office:value="0.398337012148122">
            <text:p>0.3983370121</text:p>
          </table:table-cell>
          <table:table-cell/>
          <table:table-cell office:value-type="float" office:value="55.4">
            <text:p>55.4</text:p>
          </table:table-cell>
          <table:table-cell table:number-columns-repeated="1018"/>
        </table:table-row>
        <table:table-row table:style-name="ro1">
          <table:table-cell table:formula="of:=SIN([.F557])" office:value-type="float" office:value="-0.866759574260756">
            <text:p>-0.8667595743</text:p>
          </table:table-cell>
          <table:table-cell table:formula="of:=COS([.F557])*[.F557]" office:value-type="float" office:value="27.6793050938103">
            <text:p>27.6793050938</text:p>
          </table:table-cell>
          <table:table-cell table:formula="of:=[.F557]/100" office:value-type="float" office:value="0.555">
            <text:p>0.555</text:p>
          </table:table-cell>
          <table:table-cell table:formula="of:=SIN(COS([.F557]))" office:value-type="float" office:value="0.478307301014674">
            <text:p>0.478307301</text:p>
          </table:table-cell>
          <table:table-cell/>
          <table:table-cell office:value-type="float" office:value="55.5">
            <text:p>55.5</text:p>
          </table:table-cell>
          <table:table-cell table:number-columns-repeated="1018"/>
        </table:table-row>
        <table:table-row table:style-name="ro1">
          <table:table-cell table:formula="of:=SIN([.F558])" office:value-type="float" office:value="-0.812639844379108">
            <text:p>-0.8126398444</text:p>
          </table:table-cell>
          <table:table-cell table:formula="of:=COS([.F558])*[.F558]" office:value-type="float" office:value="32.4018026026222">
            <text:p>32.4018026026</text:p>
          </table:table-cell>
          <table:table-cell table:formula="of:=[.F558]/100" office:value-type="float" office:value="0.556">
            <text:p>0.556</text:p>
          </table:table-cell>
          <table:table-cell table:formula="of:=SIN(COS([.F558]))" office:value-type="float" office:value="0.550335688393956">
            <text:p>0.5503356884</text:p>
          </table:table-cell>
          <table:table-cell/>
          <table:table-cell office:value-type="float" office:value="55.6">
            <text:p>55.6</text:p>
          </table:table-cell>
          <table:table-cell table:number-columns-repeated="1018"/>
        </table:table-row>
        <table:table-row table:style-name="ro1">
          <table:table-cell table:formula="of:=SIN([.F559])" office:value-type="float" office:value="-0.750400485795439">
            <text:p>-0.7504004858</text:p>
          </table:table-cell>
          <table:table-cell table:formula="of:=COS([.F559])*[.F559]" office:value-type="float" office:value="36.8167777328746">
            <text:p>36.8167777329</text:p>
          </table:table-cell>
          <table:table-cell table:formula="of:=[.F559]/100" office:value-type="float" office:value="0.557">
            <text:p>0.557</text:p>
          </table:table-cell>
          <table:table-cell table:formula="of:=SIN(COS([.F559]))" office:value-type="float" office:value="0.613893467088832">
            <text:p>0.6138934671</text:p>
          </table:table-cell>
          <table:table-cell/>
          <table:table-cell office:value-type="float" office:value="55.7">
            <text:p>55.7</text:p>
          </table:table-cell>
          <table:table-cell table:number-columns-repeated="1018"/>
        </table:table-row>
        <table:table-row table:style-name="ro1">
          <table:table-cell table:formula="of:=SIN([.F560])" office:value-type="float" office:value="-0.680663373607123">
            <text:p>-0.6806633736</text:p>
          </table:table-cell>
          <table:table-cell table:formula="of:=COS([.F560])*[.F560]" office:value-type="float" office:value="40.8788747988988">
            <text:p>40.8788747989</text:p>
          </table:table-cell>
          <table:table-cell table:formula="of:=[.F560]/100" office:value-type="float" office:value="0.558">
            <text:p>0.558</text:p>
          </table:table-cell>
          <table:table-cell table:formula="of:=SIN(COS([.F560]))" office:value-type="float" office:value="0.668802098296261">
            <text:p>0.6688020983</text:p>
          </table:table-cell>
          <table:table-cell/>
          <table:table-cell office:value-type="float" office:value="55.8">
            <text:p>55.8</text:p>
          </table:table-cell>
          <table:table-cell table:number-columns-repeated="1018"/>
        </table:table-row>
        <table:table-row table:style-name="ro1">
          <table:table-cell table:formula="of:=SIN([.F561])" office:value-type="float" office:value="-0.604125297987121">
            <text:p>-0.604125298</text:p>
          </table:table-cell>
          <table:table-cell table:formula="of:=COS([.F561])*[.F561]" office:value-type="float" office:value="44.5461142507266">
            <text:p>44.5461142507</text:p>
          </table:table-cell>
          <table:table-cell table:formula="of:=[.F561]/100" office:value-type="float" office:value="0.559">
            <text:p>0.559</text:p>
          </table:table-cell>
          <table:table-cell table:formula="of:=SIN(COS([.F561]))" office:value-type="float" office:value="0.715185407871932">
            <text:p>0.7151854079</text:p>
          </table:table-cell>
          <table:table-cell/>
          <table:table-cell office:value-type="float" office:value="55.9">
            <text:p>55.9</text:p>
          </table:table-cell>
          <table:table-cell table:number-columns-repeated="1018"/>
        </table:table-row>
        <table:table-row table:style-name="ro1">
          <table:table-cell table:formula="of:=SIN([.F562])" office:value-type="float" office:value="-0.521551002086906">
            <text:p>-0.5215510021</text:p>
          </table:table-cell>
          <table:table-cell table:formula="of:=COS([.F562])*[.F562]" office:value-type="float" office:value="47.7803260324649">
            <text:p>47.7803260325</text:p>
          </table:table-cell>
          <table:table-cell table:formula="of:=[.F562]/100" office:value-type="float" office:value="0.56">
            <text:p>0.56</text:p>
          </table:table-cell>
          <table:table-cell table:formula="of:=SIN(COS([.F562]))" office:value-type="float" office:value="0.753401723247265">
            <text:p>0.7534017232</text:p>
          </table:table-cell>
          <table:table-cell/>
          <table:table-cell office:value-type="float" office:value="56">
            <text:p>56</text:p>
          </table:table-cell>
          <table:table-cell table:number-columns-repeated="1018"/>
        </table:table-row>
        <table:table-row table:style-name="ro1">
          <table:table-cell table:formula="of:=SIN([.F563])" office:value-type="float" office:value="-0.433765540975684">
            <text:p>-0.433765541</text:p>
          </table:table-cell>
          <table:table-cell table:formula="of:=COS([.F563])*[.F563]" office:value-type="float" office:value="50.5475462342614">
            <text:p>50.5475462343</text:p>
          </table:table-cell>
          <table:table-cell table:formula="of:=[.F563]/100" office:value-type="float" office:value="0.561">
            <text:p>0.561</text:p>
          </table:table-cell>
          <table:table-cell table:formula="of:=SIN(COS([.F563]))" office:value-type="float" office:value="0.783964132208331">
            <text:p>0.7839641322</text:p>
          </table:table-cell>
          <table:table-cell/>
          <table:table-cell office:value-type="float" office:value="56.1">
            <text:p>56.1</text:p>
          </table:table-cell>
          <table:table-cell table:number-columns-repeated="1018"/>
        </table:table-row>
        <table:table-row table:style-name="ro1">
          <table:table-cell table:formula="of:=SIN([.F564])" office:value-type="float" office:value="-0.341646037962851">
            <text:p>-0.341646038</text:p>
          </table:table-cell>
          <table:table-cell table:formula="of:=COS([.F564])*[.F564]" office:value-type="float" office:value="52.8183729220784">
            <text:p>52.8183729221</text:p>
          </table:table-cell>
          <table:table-cell table:formula="of:=[.F564]/100" office:value-type="float" office:value="0.562">
            <text:p>0.562</text:p>
          </table:table-cell>
          <table:table-cell table:formula="of:=SIN(COS([.F564]))" office:value-type="float" office:value="0.807457057680432">
            <text:p>0.8074570577</text:p>
          </table:table-cell>
          <table:table-cell/>
          <table:table-cell office:value-type="float" office:value="56.2">
            <text:p>56.2</text:p>
          </table:table-cell>
          <table:table-cell table:number-columns-repeated="1018"/>
        </table:table-row>
        <table:table-row table:style-name="ro1">
          <table:table-cell table:formula="of:=SIN([.F565])" office:value-type="float" office:value="-0.246112920671859">
            <text:p>-0.2461129207</text:p>
          </table:table-cell>
          <table:table-cell table:formula="of:=COS([.F565])*[.F565]" office:value-type="float" office:value="54.5682774253415">
            <text:p>54.5682774253</text:p>
          </table:table-cell>
          <table:table-cell table:formula="of:=[.F565]/100" office:value-type="float" office:value="0.563">
            <text:p>0.563</text:p>
          </table:table-cell>
          <table:table-cell table:formula="of:=SIN(COS([.F565]))" office:value-type="float" office:value="0.824456505162588">
            <text:p>0.8244565052</text:p>
          </table:table-cell>
          <table:table-cell/>
          <table:table-cell office:value-type="float" office:value="56.3">
            <text:p>56.3</text:p>
          </table:table-cell>
          <table:table-cell table:number-columns-repeated="1018"/>
        </table:table-row>
        <table:table-row table:style-name="ro1">
          <table:table-cell table:formula="of:=SIN([.F566])" office:value-type="float" office:value="-0.148120724431629">
            <text:p>-0.1481207244</text:p>
          </table:table-cell>
          <table:table-cell table:formula="of:=COS([.F566])*[.F566]" office:value-type="float" office:value="55.7778677971953">
            <text:p>55.7778677972</text:p>
          </table:table-cell>
          <table:table-cell table:formula="of:=[.F566]/100" office:value-type="float" office:value="0.564">
            <text:p>0.564</text:p>
          </table:table-cell>
          <table:table-cell table:formula="of:=SIN(COS([.F566]))" office:value-type="float" office:value="0.835459992945554">
            <text:p>0.8354599929</text:p>
          </table:table-cell>
          <table:table-cell/>
          <table:table-cell office:value-type="float" office:value="56.4">
            <text:p>56.4</text:p>
          </table:table-cell>
          <table:table-cell table:number-columns-repeated="1018"/>
        </table:table-row>
        <table:table-row table:style-name="ro1">
          <table:table-cell table:formula="of:=SIN([.F567])" office:value-type="float" office:value="-0.0486485548750802">
            <text:p>-0.0486485549</text:p>
          </table:table-cell>
          <table:table-cell table:formula="of:=COS([.F567])*[.F567]" office:value-type="float" office:value="56.4331016313305">
            <text:p>56.4331016313</text:p>
          </table:table-cell>
          <table:table-cell table:formula="of:=[.F567]/100" office:value-type="float" office:value="0.565">
            <text:p>0.565</text:p>
          </table:table-cell>
          <table:table-cell table:formula="of:=SIN(COS([.F567]))" office:value-type="float" office:value="0.84083065452367">
            <text:p>0.8408306545</text:p>
          </table:table-cell>
          <table:table-cell/>
          <table:table-cell office:value-type="float" office:value="56.5">
            <text:p>56.5</text:p>
          </table:table-cell>
          <table:table-cell table:number-columns-repeated="1018"/>
        </table:table-row>
        <table:table-row table:style-name="ro1">
          <table:table-cell table:formula="of:=SIN([.F568])" office:value-type="float" office:value="0.0513096949606995">
            <text:p>0.051309695</text:p>
          </table:table-cell>
          <table:table-cell table:formula="of:=COS([.F568])*[.F568]" office:value-type="float" office:value="56.5254459185582">
            <text:p>56.5254459186</text:p>
          </table:table-cell>
          <table:table-cell table:formula="of:=[.F568]/100" office:value-type="float" office:value="0.566">
            <text:p>0.566</text:p>
          </table:table-cell>
          <table:table-cell table:formula="of:=SIN(COS([.F568]))" office:value-type="float" office:value="0.840758563463266">
            <text:p>0.8407585635</text:p>
          </table:table-cell>
          <table:table-cell/>
          <table:table-cell office:value-type="float" office:value="56.6">
            <text:p>56.6</text:p>
          </table:table-cell>
          <table:table-cell table:number-columns-repeated="1018"/>
        </table:table-row>
        <table:table-row table:style-name="ro1">
          <table:table-cell table:formula="of:=SIN([.F569])" office:value-type="float" office:value="0.150755275285169">
            <text:p>0.1507552753</text:p>
          </table:table-cell>
          <table:table-cell table:formula="of:=COS([.F569])*[.F569]" office:value-type="float" office:value="56.051982150565">
            <text:p>56.0519821506</text:p>
          </table:table-cell>
          <table:table-cell table:formula="of:=[.F569]/100" office:value-type="float" office:value="0.567">
            <text:p>0.567</text:p>
          </table:table-cell>
          <table:table-cell table:formula="of:=SIN(COS([.F569]))" office:value-type="float" office:value="0.835241110015499">
            <text:p>0.83524111</text:p>
          </table:table-cell>
          <table:table-cell/>
          <table:table-cell office:value-type="float" office:value="56.7">
            <text:p>56.7</text:p>
          </table:table-cell>
          <table:table-cell table:number-columns-repeated="1018"/>
        </table:table-row>
        <table:table-row table:style-name="ro1">
          <table:table-cell table:formula="of:=SIN([.F570])" office:value-type="float" office:value="0.248694558732058">
            <text:p>0.2486945587</text:p>
          </table:table-cell>
          <table:table-cell table:formula="of:=COS([.F570])*[.F570]" office:value-type="float" office:value="55.0154554224033">
            <text:p>55.0154554224</text:p>
          </table:table-cell>
          <table:table-cell table:formula="of:=[.F570]/100" office:value-type="float" office:value="0.568">
            <text:p>0.568</text:p>
          </table:table-cell>
          <table:table-cell table:formula="of:=SIN(COS([.F570]))" office:value-type="float" office:value="0.824083267846026">
            <text:p>0.8240832678</text:p>
          </table:table-cell>
          <table:table-cell/>
          <table:table-cell office:value-type="float" office:value="56.8">
            <text:p>56.8</text:p>
          </table:table-cell>
          <table:table-cell table:number-columns-repeated="1018"/>
        </table:table-row>
        <table:table-row table:style-name="ro1">
          <table:table-cell table:formula="of:=SIN([.F571])" office:value-type="float" office:value="0.344148968355587">
            <text:p>0.3441489684</text:p>
          </table:table-cell>
          <table:table-cell table:formula="of:=COS([.F571])*[.F571]" office:value-type="float" office:value="53.4242668438528">
            <text:p>53.4242668439</text:p>
          </table:table-cell>
          <table:table-cell table:formula="of:=[.F571]/100" office:value-type="float" office:value="0.569">
            <text:p>0.569</text:p>
          </table:table-cell>
          <table:table-cell table:formula="of:=SIN(COS([.F571]))" office:value-type="float" office:value="0.806917739896416">
            <text:p>0.8069177399</text:p>
          </table:table-cell>
          <table:table-cell/>
          <table:table-cell office:value-type="float" office:value="56.9">
            <text:p>56.9</text:p>
          </table:table-cell>
          <table:table-cell table:number-columns-repeated="1018"/>
        </table:table-row>
        <table:table-row table:style-name="ro1">
          <table:table-cell table:formula="of:=SIN([.F572])" office:value-type="float" office:value="0.436164755247831">
            <text:p>0.4361647552</text:p>
          </table:table-cell>
          <table:table-cell table:formula="of:=COS([.F572])*[.F572]" office:value-type="float" office:value="51.2924091372439">
            <text:p>51.2924091372</text:p>
          </table:table-cell>
          <table:table-cell table:formula="of:=[.F572]/100" office:value-type="float" office:value="0.57">
            <text:p>0.57</text:p>
          </table:table-cell>
          <table:table-cell table:formula="of:=SIN(COS([.F572]))" office:value-type="float" office:value="0.783244120998099">
            <text:p>0.783244121</text:p>
          </table:table-cell>
          <table:table-cell/>
          <table:table-cell office:value-type="float" office:value="57">
            <text:p>57</text:p>
          </table:table-cell>
          <table:table-cell table:number-columns-repeated="1018"/>
        </table:table-row>
        <table:table-row table:style-name="ro1">
          <table:table-cell table:formula="of:=SIN([.F573])" office:value-type="float" office:value="0.523822528082532">
            <text:p>0.5238225281</text:p>
          </table:table-cell>
          <table:table-cell table:formula="of:=COS([.F573])*[.F573]" office:value-type="float" office:value="48.6393458700046">
            <text:p>48.63934587</text:p>
          </table:table-cell>
          <table:table-cell table:formula="of:=[.F573]/100" office:value-type="float" office:value="0.571">
            <text:p>0.571</text:p>
          </table:table-cell>
          <table:table-cell table:formula="of:=SIN(COS([.F573]))" office:value-type="float" office:value="0.75248521860145">
            <text:p>0.7524852186</text:p>
          </table:table-cell>
          <table:table-cell/>
          <table:table-cell office:value-type="float" office:value="57.1">
            <text:p>57.1</text:p>
          </table:table-cell>
          <table:table-cell table:number-columns-repeated="1018"/>
        </table:table-row>
        <table:table-row table:style-name="ro1">
          <table:table-cell table:formula="of:=SIN([.F574])" office:value-type="float" office:value="0.606246439369346">
            <text:p>0.6062464394</text:p>
          </table:table-cell>
          <table:table-cell table:formula="of:=COS([.F574])*[.F574]" office:value-type="float" office:value="45.4898353383231">
            <text:p>45.4898353383</text:p>
          </table:table-cell>
          <table:table-cell table:formula="of:=[.F574]/100" office:value-type="float" office:value="0.572">
            <text:p>0.572</text:p>
          </table:table-cell>
          <table:table-cell table:formula="of:=SIN(COS([.F574]))" office:value-type="float" office:value="0.714057445517291">
            <text:p>0.7140574455</text:p>
          </table:table-cell>
          <table:table-cell/>
          <table:table-cell office:value-type="float" office:value="57.2">
            <text:p>57.2</text:p>
          </table:table-cell>
          <table:table-cell table:number-columns-repeated="1018"/>
        </table:table-row>
        <table:table-row table:style-name="ro1">
          <table:table-cell table:formula="of:=SIN([.F575])" office:value-type="float" office:value="0.682612936632409">
            <text:p>0.6826129366</text:p>
          </table:table-cell>
          <table:table-cell table:formula="of:=COS([.F575])*[.F575]" office:value-type="float" office:value="41.8737006782071">
            <text:p>41.8737006782</text:p>
          </table:table-cell>
          <table:table-cell table:formula="of:=[.F575]/100" office:value-type="float" office:value="0.573">
            <text:p>0.573</text:p>
          </table:table-cell>
          <table:table-cell table:formula="of:=SIN(COS([.F575]))" office:value-type="float" office:value="0.667450754904875">
            <text:p>0.6674507549</text:p>
          </table:table-cell>
          <table:table-cell/>
          <table:table-cell office:value-type="float" office:value="57.3">
            <text:p>57.3</text:p>
          </table:table-cell>
          <table:table-cell table:number-columns-repeated="1018"/>
        </table:table-row>
        <table:table-row table:style-name="ro1">
          <table:table-cell table:formula="of:=SIN([.F576])" office:value-type="float" office:value="0.752158991074479">
            <text:p>0.7521589911</text:p>
          </table:table-cell>
          <table:table-cell table:formula="of:=COS([.F576])*[.F576]" office:value-type="float" office:value="37.8255483261772">
            <text:p>37.8255483262</text:p>
          </table:table-cell>
          <table:table-cell table:formula="of:=[.F576]/100" office:value-type="float" office:value="0.574">
            <text:p>0.574</text:p>
          </table:table-cell>
          <table:table-cell table:formula="of:=SIN(COS([.F576]))" office:value-type="float" office:value="0.612312067872121">
            <text:p>0.6123120679</text:p>
          </table:table-cell>
          <table:table-cell/>
          <table:table-cell office:value-type="float" office:value="57.4">
            <text:p>57.4</text:p>
          </table:table-cell>
          <table:table-cell table:number-columns-repeated="1018"/>
        </table:table-row>
        <table:table-row table:style-name="ro1">
          <table:table-cell table:formula="of:=SIN([.F577])" office:value-type="float" office:value="0.814189721508439">
            <text:p>0.8141897215</text:p>
          </table:table-cell>
          <table:table-cell table:formula="of:=COS([.F577])*[.F577]" office:value-type="float" office:value="33.384437478348">
            <text:p>33.3844374783</text:p>
          </table:table-cell>
          <table:table-cell table:formula="of:=[.F577]/100" office:value-type="float" office:value="0.575">
            <text:p>0.575</text:p>
          </table:table-cell>
          <table:table-cell table:formula="of:=SIN(COS([.F577]))" office:value-type="float" office:value="0.548524806551266">
            <text:p>0.5485248066</text:p>
          </table:table-cell>
          <table:table-cell/>
          <table:table-cell office:value-type="float" office:value="57.5">
            <text:p>57.5</text:p>
          </table:table-cell>
          <table:table-cell table:number-columns-repeated="1018"/>
        </table:table-row>
        <table:table-row table:style-name="ro1">
          <table:table-cell table:formula="of:=SIN([.F578])" office:value-type="float" office:value="0.868085337380422">
            <text:p>0.8680853374</text:p>
          </table:table-cell>
          <table:table-cell table:formula="of:=COS([.F578])*[.F578]" office:value-type="float" office:value="28.5935036983239">
            <text:p>28.5935036983</text:p>
          </table:table-cell>
          <table:table-cell table:formula="of:=[.F578]/100" office:value-type="float" office:value="0.576">
            <text:p>0.576</text:p>
          </table:table-cell>
          <table:table-cell table:formula="of:=SIN(COS([.F578]))" office:value-type="float" office:value="0.476276326414559">
            <text:p>0.4762763264</text:p>
          </table:table-cell>
          <table:table-cell/>
          <table:table-cell office:value-type="float" office:value="57.6">
            <text:p>57.6</text:p>
          </table:table-cell>
          <table:table-cell table:number-columns-repeated="1018"/>
        </table:table-row>
        <table:table-row table:style-name="ro1">
          <table:table-cell table:formula="of:=SIN([.F579])" office:value-type="float" office:value="0.913307331512165">
            <text:p>0.9133073315</text:p>
          </table:table-cell>
          <table:table-cell table:formula="of:=COS([.F579])*[.F579]" office:value-type="float" office:value="23.4995402960671">
            <text:p>23.4995402961</text:p>
          </table:table-cell>
          <table:table-cell table:formula="of:=[.F579]/100" office:value-type="float" office:value="0.577">
            <text:p>0.577</text:p>
          </table:table-cell>
          <table:table-cell table:formula="of:=SIN(COS([.F579]))" office:value-type="float" office:value="0.396105081282535">
            <text:p>0.3961050813</text:p>
          </table:table-cell>
          <table:table-cell/>
          <table:table-cell office:value-type="float" office:value="57.7">
            <text:p>57.7</text:p>
          </table:table-cell>
          <table:table-cell table:number-columns-repeated="1018"/>
        </table:table-row>
        <table:table-row table:style-name="ro1">
          <table:table-cell table:formula="of:=SIN([.F580])" office:value-type="float" office:value="0.949403860686703">
            <text:p>0.9494038607</text:p>
          </table:table-cell>
          <table:table-cell table:formula="of:=COS([.F580])*[.F580]" office:value-type="float" office:value="18.1525415368166">
            <text:p>18.1525415368</text:p>
          </table:table-cell>
          <table:table-cell table:formula="of:=[.F580]/100" office:value-type="float" office:value="0.578">
            <text:p>0.578</text:p>
          </table:table-cell>
          <table:table-cell table:formula="of:=SIN(COS([.F580]))" office:value-type="float" office:value="0.308920504959562">
            <text:p>0.308920505</text:p>
          </table:table-cell>
          <table:table-cell/>
          <table:table-cell office:value-type="float" office:value="57.8">
            <text:p>57.8</text:p>
          </table:table-cell>
          <table:table-cell table:number-columns-repeated="1018"/>
        </table:table-row>
        <table:table-row table:style-name="ro1">
          <table:table-cell table:formula="of:=SIN([.F581])" office:value-type="float" office:value="0.976014260316452">
            <text:p>0.9760142603</text:p>
          </table:table-cell>
          <table:table-cell table:formula="of:=COS([.F581])*[.F581]" office:value-type="float" office:value="12.6052121367247">
            <text:p>12.6052121367</text:p>
          </table:table-cell>
          <table:table-cell table:formula="of:=[.F581]/100" office:value-type="float" office:value="0.579">
            <text:p>0.579</text:p>
          </table:table-cell>
          <table:table-cell table:formula="of:=SIN(COS([.F581]))" office:value-type="float" office:value="0.215990927868182">
            <text:p>0.2159909279</text:p>
          </table:table-cell>
          <table:table-cell/>
          <table:table-cell office:value-type="float" office:value="57.9">
            <text:p>57.9</text:p>
          </table:table-cell>
          <table:table-cell table:number-columns-repeated="1018"/>
        </table:table-row>
        <table:table-row table:style-name="ro1">
          <table:table-cell table:formula="of:=SIN([.F582])" office:value-type="float" office:value="0.992872648084538">
            <text:p>0.9928726481</text:p>
          </table:table-cell>
          <table:table-cell table:formula="of:=COS([.F582])*[.F582]" office:value-type="float" office:value="6.91244785603111">
            <text:p>6.912447856</text:p>
          </table:table-cell>
          <table:table-cell table:formula="of:=[.F582]/100" office:value-type="float" office:value="0.58">
            <text:p>0.58</text:p>
          </table:table-cell>
          <table:table-cell table:formula="of:=SIN(COS([.F582]))" office:value-type="float" office:value="0.118898198539512">
            <text:p>0.1188981985</text:p>
          </table:table-cell>
          <table:table-cell/>
          <table:table-cell office:value-type="float" office:value="58">
            <text:p>58</text:p>
          </table:table-cell>
          <table:table-cell table:number-columns-repeated="1018"/>
        </table:table-row>
        <table:table-row table:style-name="ro1">
          <table:table-cell table:formula="of:=SIN([.F583])" office:value-type="float" office:value="0.999810580553025">
            <text:p>0.9998105806</text:p>
          </table:table-cell>
          <table:table-cell table:formula="of:=COS([.F583])*[.F583]" office:value-type="float" office:value="1.13079230756122">
            <text:p>1.1307923076</text:p>
          </table:table-cell>
          <table:table-cell table:formula="of:=[.F583]/100" office:value-type="float" office:value="0.581">
            <text:p>0.581</text:p>
          </table:table-cell>
          <table:table-cell table:formula="of:=SIN(COS([.F583]))" office:value-type="float" office:value="0.0194616336946233">
            <text:p>0.0194616337</text:p>
          </table:table-cell>
          <table:table-cell/>
          <table:table-cell office:value-type="float" office:value="58.1">
            <text:p>58.1</text:p>
          </table:table-cell>
          <table:table-cell table:number-columns-repeated="1018"/>
        </table:table-row>
        <table:table-row table:style-name="ro1">
          <table:table-cell table:formula="of:=SIN([.F584])" office:value-type="float" office:value="0.996758736194065">
            <text:p>0.9967587362</text:p>
          </table:table-cell>
          <table:table-cell table:formula="of:=COS([.F584])*[.F584]" office:value-type="float" office:value="-4.68212464510723">
            <text:p>-4.6821246451</text:p>
          </table:table-cell>
          <table:table-cell table:formula="of:=[.F584]/100" office:value-type="float" office:value="0.582">
            <text:p>0.582</text:p>
          </table:table-cell>
          <table:table-cell table:formula="of:=SIN(COS([.F584]))" office:value-type="float" office:value="-0.0803621273261309">
            <text:p>-0.0803621273</text:p>
          </table:table-cell>
          <table:table-cell/>
          <table:table-cell office:value-type="float" office:value="58.2">
            <text:p>58.2</text:p>
          </table:table-cell>
          <table:table-cell table:number-columns-repeated="1018"/>
        </table:table-row>
        <table:table-row table:style-name="ro1">
          <table:table-cell table:formula="of:=SIN([.F585])" office:value-type="float" office:value="0.983747608027686">
            <text:p>0.983747608</text:p>
          </table:table-cell>
          <table:table-cell table:formula="of:=COS([.F585])*[.F585]" office:value-type="float" office:value="-10.4681613220678">
            <text:p>-10.4681613221</text:p>
          </table:table-cell>
          <table:table-cell table:formula="of:=[.F585]/100" office:value-type="float" office:value="0.583">
            <text:p>0.583</text:p>
          </table:table-cell>
          <table:table-cell table:formula="of:=SIN(COS([.F585]))" office:value-type="float" office:value="-0.178593514342073">
            <text:p>-0.1785935143</text:p>
          </table:table-cell>
          <table:table-cell/>
          <table:table-cell office:value-type="float" office:value="58.3">
            <text:p>58.3</text:p>
          </table:table-cell>
          <table:table-cell table:number-columns-repeated="1018"/>
        </table:table-row>
        <table:table-row table:style-name="ro1">
          <table:table-cell table:formula="of:=SIN([.F586])" office:value-type="float" office:value="0.960907198945619">
            <text:p>0.9609071989</text:p>
          </table:table-cell>
          <table:table-cell table:formula="of:=COS([.F586])*[.F586]" office:value-type="float" office:value="-16.1692457683778">
            <text:p>-16.1692457684</text:p>
          </table:table-cell>
          <table:table-cell table:formula="of:=[.F586]/100" office:value-type="float" office:value="0.584">
            <text:p>0.584</text:p>
          </table:table-cell>
          <table:table-cell table:formula="of:=SIN(COS([.F586]))" office:value-type="float" office:value="-0.273346818329581">
            <text:p>-0.2733468183</text:p>
          </table:table-cell>
          <table:table-cell/>
          <table:table-cell office:value-type="float" office:value="58.4">
            <text:p>58.4</text:p>
          </table:table-cell>
          <table:table-cell table:number-columns-repeated="1018"/>
        </table:table-row>
        <table:table-row table:style-name="ro1">
          <table:table-cell table:formula="of:=SIN([.F587])" office:value-type="float" office:value="0.928465722765376">
            <text:p>0.9284657228</text:p>
          </table:table-cell>
          <table:table-cell table:formula="of:=COS([.F587])*[.F587]" office:value-type="float" office:value="-21.7279585855625">
            <text:p>-21.7279585856</text:p>
          </table:table-cell>
          <table:table-cell table:formula="of:=[.F587]/100" office:value-type="float" office:value="0.585">
            <text:p>0.585</text:p>
          </table:table-cell>
          <table:table-cell table:formula="of:=SIN(COS([.F587]))" office:value-type="float" office:value="-0.362937197112921">
            <text:p>-0.3629371971</text:p>
          </table:table-cell>
          <table:table-cell/>
          <table:table-cell office:value-type="float" office:value="58.5">
            <text:p>58.5</text:p>
          </table:table-cell>
          <table:table-cell table:number-columns-repeated="1018"/>
        </table:table-row>
        <table:table-row table:style-name="ro1">
          <table:table-cell table:formula="of:=SIN([.F588])" office:value-type="float" office:value="0.886747323993228">
            <text:p>0.886747324</text:p>
          </table:table-cell>
          <table:table-cell table:formula="of:=COS([.F588])*[.F588]" office:value-type="float" office:value="-27.0881112039367">
            <text:p>-27.0881112039</text:p>
          </table:table-cell>
          <table:table-cell table:formula="of:=[.F588]/100" office:value-type="float" office:value="0.586">
            <text:p>0.586</text:p>
          </table:table-cell>
          <table:table-cell table:formula="of:=SIN(COS([.F588]))" office:value-type="float" office:value="-0.445967089242657">
            <text:p>-0.4459670892</text:p>
          </table:table-cell>
          <table:table-cell/>
          <table:table-cell office:value-type="float" office:value="58.6">
            <text:p>58.6</text:p>
          </table:table-cell>
          <table:table-cell table:number-columns-repeated="1018"/>
        </table:table-row>
        <table:table-row table:style-name="ro1">
          <table:table-cell table:formula="of:=SIN([.F589])" office:value-type="float" office:value="0.836168839079431">
            <text:p>0.8361688391</text:p>
          </table:table-cell>
          <table:table-cell table:formula="of:=COS([.F589])*[.F589]" office:value-type="float" office:value="-32.1953137723119">
            <text:p>-32.1953137723</text:p>
          </table:table-cell>
          <table:table-cell table:formula="of:=[.F589]/100" office:value-type="float" office:value="0.587">
            <text:p>0.587</text:p>
          </table:table-cell>
          <table:table-cell table:formula="of:=SIN(COS([.F589]))" office:value-type="float" office:value="-0.521384068958416">
            <text:p>-0.521384069</text:p>
          </table:table-cell>
          <table:table-cell/>
          <table:table-cell office:value-type="float" office:value="58.7">
            <text:p>58.7</text:p>
          </table:table-cell>
          <table:table-cell table:number-columns-repeated="1018"/>
        </table:table-row>
        <table:table-row table:style-name="ro1">
          <table:table-cell table:formula="of:=SIN([.F590])" office:value-type="float" office:value="0.777235631526222">
            <text:p>0.7772356315</text:p>
          </table:table-cell>
          <table:table-cell table:formula="of:=COS([.F590])*[.F590]" office:value-type="float" office:value="-36.9975269262498">
            <text:p>-36.9975269262</text:p>
          </table:table-cell>
          <table:table-cell table:formula="of:=[.F590]/100" office:value-type="float" office:value="0.588">
            <text:p>0.588</text:p>
          </table:table-cell>
          <table:table-cell table:formula="of:=SIN(COS([.F590]))" office:value-type="float" office:value="-0.58850594267301">
            <text:p>-0.5885059427</text:p>
          </table:table-cell>
          <table:table-cell/>
          <table:table-cell office:value-type="float" office:value="58.8">
            <text:p>58.8</text:p>
          </table:table-cell>
          <table:table-cell table:number-columns-repeated="1018"/>
        </table:table-row>
        <table:table-row table:style-name="ro1">
          <table:table-cell table:formula="of:=SIN([.F591])" office:value-type="float" office:value="0.710536542462744">
            <text:p>0.7105365425</text:p>
          </table:table-cell>
          <table:table-cell table:formula="of:=COS([.F591])*[.F591]" office:value-type="float" office:value="-41.445591838624">
            <text:p>-41.4455918386</text:p>
          </table:table-cell>
          <table:table-cell table:formula="of:=[.F591]/100" office:value-type="float" office:value="0.589">
            <text:p>0.589</text:p>
          </table:table-cell>
          <table:table-cell table:formula="of:=SIN(COS([.F591]))" office:value-type="float" office:value="-0.647012919483612">
            <text:p>-0.6470129195</text:p>
          </table:table-cell>
          <table:table-cell/>
          <table:table-cell office:value-type="float" office:value="58.9">
            <text:p>58.9</text:p>
          </table:table-cell>
          <table:table-cell table:number-columns-repeated="1018"/>
        </table:table-row>
        <table:table-row table:style-name="ro1">
          <table:table-cell table:formula="of:=SIN([.F592])" office:value-type="float" office:value="0.636738007139132">
            <text:p>0.6367380071</text:p>
          </table:table-cell>
          <table:table-cell table:formula="of:=COS([.F592])*[.F592]" office:value-type="float" office:value="-45.4937331555751">
            <text:p>-45.4937331556</text:p>
          </table:table-cell>
          <table:table-cell table:formula="of:=[.F592]/100" office:value-type="float" office:value="0.59">
            <text:p>0.59</text:p>
          </table:table-cell>
          <table:table-cell table:formula="of:=SIN(COS([.F592]))" office:value-type="float" office:value="-0.69691033592277">
            <text:p>-0.6969103359</text:p>
          </table:table-cell>
          <table:table-cell/>
          <table:table-cell office:value-type="float" office:value="59">
            <text:p>59</text:p>
          </table:table-cell>
          <table:table-cell table:number-columns-repeated="1018"/>
        </table:table-row>
        <table:table-row table:style-name="ro1">
          <table:table-cell table:formula="of:=SIN([.F593])" office:value-type="float" office:value="0.556577396125794">
            <text:p>0.5565773961</text:p>
          </table:table-cell>
          <table:table-cell table:formula="of:=COS([.F593])*[.F593]" office:value-type="float" office:value="-49.1000296752166">
            <text:p>-49.1000296752</text:p>
          </table:table-cell>
          <table:table-cell table:formula="of:=[.F593]/100" office:value-type="float" office:value="0.591">
            <text:p>0.591</text:p>
          </table:table-cell>
          <table:table-cell table:formula="of:=SIN(COS([.F593]))" office:value-type="float" office:value="-0.738468179503997">
            <text:p>-0.7384681795</text:p>
          </table:table-cell>
          <table:table-cell/>
          <table:table-cell office:value-type="float" office:value="59.1">
            <text:p>59.1</text:p>
          </table:table-cell>
          <table:table-cell table:number-columns-repeated="1018"/>
        </table:table-row>
        <table:table-row table:style-name="ro1">
          <table:table-cell table:formula="of:=SIN([.F594])" office:value-type="float" office:value="0.470855647750387">
            <text:p>0.4708556478</text:p>
          </table:table-cell>
          <table:table-cell table:formula="of:=COS([.F594])*[.F594]" office:value-type="float" office:value="-52.2268479332723">
            <text:p>-52.2268479333</text:p>
          </table:table-cell>
          <table:table-cell table:formula="of:=[.F594]/100" office:value-type="float" office:value="0.592">
            <text:p>0.592</text:p>
          </table:table-cell>
          <table:table-cell table:formula="of:=SIN(COS([.F594]))" office:value-type="float" office:value="-0.772145270625271">
            <text:p>-0.7721452706</text:p>
          </table:table-cell>
          <table:table-cell/>
          <table:table-cell office:value-type="float" office:value="59.2">
            <text:p>59.2</text:p>
          </table:table-cell>
          <table:table-cell table:number-columns-repeated="1018"/>
        </table:table-row>
        <table:table-row table:style-name="ro1">
          <table:table-cell table:formula="of:=SIN([.F595])" office:value-type="float" office:value="0.380429265386842">
            <text:p>0.3804292654</text:p>
          </table:table-cell>
          <table:table-cell table:formula="of:=COS([.F595])*[.F595]" office:value-type="float" office:value="-54.8412342162918">
            <text:p>-54.8412342163</text:p>
          </table:table-cell>
          <table:table-cell table:formula="of:=[.F595]/100" office:value-type="float" office:value="0.593">
            <text:p>0.593</text:p>
          </table:table-cell>
          <table:table-cell table:formula="of:=SIN(COS([.F595]))" office:value-type="float" office:value="-0.798506412559079">
            <text:p>-0.7985064126</text:p>
          </table:table-cell>
          <table:table-cell/>
          <table:table-cell office:value-type="float" office:value="59.3">
            <text:p>59.3</text:p>
          </table:table-cell>
          <table:table-cell table:number-columns-repeated="1018"/>
        </table:table-row>
        <table:table-row table:style-name="ro1">
          <table:table-cell table:formula="of:=SIN([.F596])" office:value-type="float" office:value="0.286201759556747">
            <text:p>0.2862017596</text:p>
          </table:table-cell>
          <table:table-cell table:formula="of:=COS([.F596])*[.F596]" office:value-type="float" office:value="-56.9152609257951">
            <text:p>-56.9152609258</text:p>
          </table:table-cell>
          <table:table-cell table:formula="of:=[.F596]/100" office:value-type="float" office:value="0.594">
            <text:p>0.594</text:p>
          </table:table-cell>
          <table:table-cell table:formula="of:=SIN(COS([.F596]))" office:value-type="float" office:value="-0.818140296722567">
            <text:p>-0.8181402967</text:p>
          </table:table-cell>
          <table:table-cell/>
          <table:table-cell office:value-type="float" office:value="59.4">
            <text:p>59.4</text:p>
          </table:table-cell>
          <table:table-cell table:number-columns-repeated="1018"/>
        </table:table-row>
        <table:table-row table:style-name="ro1">
          <table:table-cell table:formula="of:=SIN([.F597])" office:value-type="float" office:value="0.189114620350885">
            <text:p>0.1891146204</text:p>
          </table:table-cell>
          <table:table-cell table:formula="of:=COS([.F597])*[.F597]" office:value-type="float" office:value="-58.4263236617132">
            <text:p>-58.4263236617</text:p>
          </table:table-cell>
          <table:table-cell table:formula="of:=[.F597]/100" office:value-type="float" office:value="0.595">
            <text:p>0.595</text:p>
          </table:table-cell>
          <table:table-cell table:formula="of:=SIN(COS([.F597]))" office:value-type="float" office:value="-0.83158477263078">
            <text:p>-0.8315847726</text:p>
          </table:table-cell>
          <table:table-cell/>
          <table:table-cell office:value-type="float" office:value="59.5">
            <text:p>59.5</text:p>
          </table:table-cell>
          <table:table-cell table:number-columns-repeated="1018"/>
        </table:table-row>
        <table:table-row table:style-name="ro1">
          <table:table-cell table:formula="of:=SIN([.F598])" office:value-type="float" office:value="0.0901379103714655">
            <text:p>0.0901379104</text:p>
          </table:table-cell>
          <table:table-cell table:formula="of:=COS([.F598])*[.F598]" office:value-type="float" office:value="-59.3573858765157">
            <text:p>-59.3573858765</text:p>
          </table:table-cell>
          <table:table-cell table:formula="of:=[.F598]/100" office:value-type="float" office:value="0.596">
            <text:p>0.596</text:p>
          </table:table-cell>
          <table:table-cell table:formula="of:=SIN(COS([.F598]))" office:value-type="float" office:value="-0.839264606775423">
            <text:p>-0.8392646068</text:p>
          </table:table-cell>
          <table:table-cell/>
          <table:table-cell office:value-type="float" office:value="59.6">
            <text:p>59.6</text:p>
          </table:table-cell>
          <table:table-cell table:number-columns-repeated="1018"/>
        </table:table-row>
        <table:table-row table:style-name="ro1">
          <table:table-cell table:formula="of:=SIN([.F599])" office:value-type="float" office:value="-0.00973942781276056">
            <text:p>-0.0097394278</text:p>
          </table:table-cell>
          <table:table-cell table:formula="of:=COS([.F599])*[.F599]" office:value-type="float" office:value="-59.6971684676957">
            <text:p>-59.6971684677</text:p>
          </table:table-cell>
          <table:table-cell table:formula="of:=[.F599]/100" office:value-type="float" office:value="0.597">
            <text:p>0.597</text:p>
          </table:table-cell>
          <table:table-cell table:formula="of:=SIN(COS([.F599]))" office:value-type="float" office:value="-0.841445357673283">
            <text:p>-0.8414453577</text:p>
          </table:table-cell>
          <table:table-cell/>
          <table:table-cell office:value-type="float" office:value="59.7">
            <text:p>59.7</text:p>
          </table:table-cell>
          <table:table-cell table:number-columns-repeated="1018"/>
        </table:table-row>
        <table:table-row table:style-name="ro1">
          <table:table-cell table:formula="of:=SIN([.F600])" office:value-type="float" office:value="-0.109519452853708">
            <text:p>-0.1095194529</text:p>
          </table:table-cell>
          <table:table-cell table:formula="of:=COS([.F600])*[.F600]" office:value-type="float" office:value="-59.4402822207357">
            <text:p>-59.4402822207</text:p>
          </table:table-cell>
          <table:table-cell table:formula="of:=[.F600]/100" office:value-type="float" office:value="0.598">
            <text:p>0.598</text:p>
          </table:table-cell>
          <table:table-cell table:formula="of:=SIN(COS([.F600]))" office:value-type="float" office:value="-0.83820567427703">
            <text:p>-0.8382056743</text:p>
          </table:table-cell>
          <table:table-cell/>
          <table:table-cell office:value-type="float" office:value="59.8">
            <text:p>59.8</text:p>
          </table:table-cell>
          <table:table-cell table:number-columns-repeated="1018"/>
        </table:table-row>
        <table:table-row table:style-name="ro1">
          <table:table-cell table:formula="of:=SIN([.F601])" office:value-type="float" office:value="-0.20820519572406">
            <text:p>-0.2082051957</text:p>
          </table:table-cell>
          <table:table-cell table:formula="of:=COS([.F601])*[.F601]" office:value-type="float" office:value="-58.5873015819376">
            <text:p>-58.5873015819</text:p>
          </table:table-cell>
          <table:table-cell table:formula="of:=[.F601]/100" office:value-type="float" office:value="0.599">
            <text:p>0.599</text:p>
          </table:table-cell>
          <table:table-cell table:formula="of:=SIN(COS([.F601]))" office:value-type="float" office:value="-0.829429244178523">
            <text:p>-0.8294292442</text:p>
          </table:table-cell>
          <table:table-cell/>
          <table:table-cell office:value-type="float" office:value="59.9">
            <text:p>59.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Bedrich</meta:initial-creator>
    <meta:creation-date>2013-03-05T11:39:57</meta:creation-date>
    <dc:date>2013-04-23T14:47:34</dc:date>
    <dc:creator>Karl Bedrich</dc:creator>
    <meta:editing-duration>PT13M15S</meta:editing-duration>
    <meta:editing-cycles>13</meta:editing-cycles>
    <meta:generator>LibreOffice/3.5$Linux_x86 LibreOffice_project/350m1$Build-2</meta:generator>
    <meta:document-statistic meta:table-count="2" meta:cell-count="6002" meta:object-count="0"/>
  </office:meta>
</office:document-meta>
</file>